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0.834cm"/>
    </style:style>
    <style:style style:name="co3" style:family="table-column">
      <style:table-column-properties fo:break-before="auto" style:column-width="1.02cm"/>
    </style:style>
    <style:style style:name="co4" style:family="table-column">
      <style:table-column-properties fo:break-before="auto" style:column-width="1.266cm"/>
    </style:style>
    <style:style style:name="co5" style:family="table-column">
      <style:table-column-properties fo:break-before="auto" style:column-width="13.543cm"/>
    </style:style>
    <style:style style:name="co6" style:family="table-column">
      <style:table-column-properties fo:break-before="auto" style:column-width="2.185cm"/>
    </style:style>
    <style:style style:name="co7" style:family="table-column">
      <style:table-column-properties fo:break-before="auto" style:column-width="10.486cm"/>
    </style:style>
    <style:style style:name="co9" style:family="table-column">
      <style:table-column-properties fo:break-before="auto" style:column-width="1.935cm"/>
    </style:style>
    <style:style style:name="co10" style:family="table-column">
      <style:table-column-properties fo:break-before="auto" style:column-width="1.431cm"/>
    </style:style>
    <style:style style:name="co11" style:family="table-column">
      <style:table-column-properties fo:break-before="auto" style:column-width="2.267cm"/>
    </style:style>
    <style:style style:name="co13" style:family="table-column">
      <style:table-column-properties fo:break-before="auto" style:column-width="4.568cm"/>
    </style:style>
    <style:style style:name="co14" style:family="table-column">
      <style:table-column-properties fo:break-before="auto" style:column-width="1.75cm"/>
    </style:style>
    <style:style style:name="co15" style:family="table-column">
      <style:table-column-properties fo:break-before="auto" style:column-width="21.534cm"/>
    </style:style>
    <style:style style:name="co16" style:family="table-column">
      <style:table-column-properties fo:break-before="auto" style:column-width="6.105cm"/>
    </style:style>
    <style:style style:name="co17" style:family="table-column">
      <style:table-column-properties fo:break-before="auto" style:column-width="3.302cm"/>
    </style:style>
    <style:style style:name="co18" style:family="table-column">
      <style:table-column-properties fo:break-before="auto" style:column-width="1.281cm"/>
    </style:style>
    <style:style style:name="co19" style:family="table-column">
      <style:table-column-properties fo:break-before="auto" style:column-width="9.999cm"/>
    </style:style>
    <style:style style:name="co20" style:family="table-column">
      <style:table-column-properties fo:break-before="auto" style:column-width="2.085cm"/>
    </style:style>
    <style:style style:name="co21" style:family="table-column">
      <style:table-column-properties fo:break-before="auto" style:column-width="0.522cm"/>
    </style:style>
    <style:style style:name="co22" style:family="table-column">
      <style:table-column-properties fo:break-before="auto" style:column-width="6.819cm"/>
    </style:style>
    <style:style style:name="co23" style:family="table-column">
      <style:table-column-properties fo:break-before="auto" style:column-width="8.169cm"/>
    </style:style>
    <style:style style:name="ro48" style:family="table-row">
      <style:table-row-properties style:row-height="0.52cm" fo:break-before="auto" style:use-optimal-row-height="true"/>
    </style:style>
    <style:style style:name="ro49" style:family="table-row">
      <style:table-row-properties style:row-height="0.579cm" fo:break-before="auto" style:use-optimal-row-height="true"/>
    </style:style>
    <style:style style:name="ro50" style:family="table-row">
      <style:table-row-properties style:row-height="0.647cm" fo:break-before="auto" style:use-optimal-row-height="true"/>
    </style:style>
    <style:style style:name="ro51" style:family="table-row">
      <style:table-row-properties style:row-height="0.605cm" fo:break-before="auto" style:use-optimal-row-height="true"/>
    </style:style>
    <style:style style:name="ro52" style:family="table-row">
      <style:table-row-properties style:row-height="0.947cm" fo:break-before="auto" style:use-optimal-row-height="true"/>
    </style:style>
    <style:style style:name="ro53" style:family="table-row">
      <style:table-row-properties style:row-height="1.842cm" fo:break-before="auto" style:use-optimal-row-height="true"/>
    </style:style>
    <style:style style:name="ro54" style:family="table-row">
      <style:table-row-properties style:row-height="2.29cm" fo:break-before="auto" style:use-optimal-row-height="true"/>
    </style:style>
    <style:style style:name="ro55" style:family="table-row">
      <style:table-row-properties style:row-height="1.395cm" fo:break-before="auto" style:use-optimal-row-height="true"/>
    </style:style>
    <style:style style:name="ro56" style:family="table-row">
      <style:table-row-properties style:row-height="6.318cm" fo:break-before="auto" style:use-optimal-row-height="true"/>
    </style:style>
    <style:style style:name="ro57" style:family="table-row">
      <style:table-row-properties style:row-height="3.632cm" fo:break-before="auto" style:use-optimal-row-height="true"/>
    </style:style>
    <style:style style:name="ro58" style:family="table-row">
      <style:table-row-properties style:row-height="3.184cm" fo:break-before="auto" style:use-optimal-row-height="true"/>
    </style:style>
    <style:style style:name="ro59" style:family="table-row">
      <style:table-row-properties style:row-height="0.478cm" fo:break-before="auto" style:use-optimal-row-height="true"/>
    </style:style>
    <style:style style:name="ro60" style:family="table-row">
      <style:table-row-properties style:row-height="0.684cm" fo:break-before="auto" style:use-optimal-row-height="true"/>
    </style:style>
    <style:style style:name="ro61" style:family="table-row">
      <style:table-row-properties style:row-height="1.104cm" fo:break-before="auto" style:use-optimal-row-height="true"/>
    </style:style>
    <style:style style:name="ro62" style:family="table-row">
      <style:table-row-properties style:row-height="0.563cm" fo:break-before="auto" style:use-optimal-row-height="true"/>
    </style:style>
    <style:style style:name="ro63" style:family="table-row">
      <style:table-row-properties style:row-height="1.49cm" fo:break-before="auto" style:use-optimal-row-height="false"/>
    </style:style>
    <style:style style:name="ro64" style:family="table-row">
      <style:table-row-properties style:row-height="0.499cm" fo:break-before="auto" style:use-optimal-row-height="false"/>
    </style:style>
    <style:style style:name="ro65" style:family="table-row">
      <style:table-row-properties style:row-height="2.738cm" fo:break-before="auto" style:use-optimal-row-height="true"/>
    </style:style>
    <style:style style:name="ro66" style:family="table-row">
      <style:table-row-properties style:row-height="2.316cm" fo:break-before="auto" style:use-optimal-row-height="false"/>
    </style:style>
    <style:style style:name="ro67" style:family="table-row">
      <style:table-row-properties style:row-height="2.574cm" fo:break-before="auto" style:use-optimal-row-height="false"/>
    </style:style>
    <style:style style:name="ro68" style:family="table-row">
      <style:table-row-properties style:row-height="2.009cm" fo:break-before="auto" style:use-optimal-row-height="false"/>
    </style:style>
    <style:style style:name="ro69" style:family="table-row">
      <style:table-row-properties style:row-height="4.972cm" fo:break-before="auto" style:use-optimal-row-height="false"/>
    </style:style>
    <style:style style:name="ro39" style:family="table-row">
      <style:table-row-properties style:row-height="2.106cm" fo:break-before="auto" style:use-optimal-row-height="false"/>
    </style:style>
    <style:style style:name="ro70" style:family="table-row">
      <style:table-row-properties style:row-height="3.129cm" fo:break-before="auto" style:use-optimal-row-height="false"/>
    </style:style>
    <style:style style:name="ro71" style:family="table-row">
      <style:table-row-properties style:row-height="5.87cm" fo:break-before="auto" style:use-optimal-row-height="true"/>
    </style:style>
    <style:style style:name="ro72" style:family="table-row">
      <style:table-row-properties style:row-height="0.965cm" fo:break-before="auto" style:use-optimal-row-height="false"/>
    </style:style>
    <style:style style:name="ro73" style:family="table-row">
      <style:table-row-properties style:row-height="3.422cm" fo:break-before="auto" style:use-optimal-row-height="false"/>
    </style:style>
    <style:style style:name="ro74" style:family="table-row">
      <style:table-row-properties style:row-height="7.311cm" fo:break-before="auto" style:use-optimal-row-height="false"/>
    </style:style>
    <style:style style:name="ro75" style:family="table-row">
      <style:table-row-properties style:row-height="2.485cm" fo:break-before="auto" style:use-optimal-row-height="false"/>
    </style:style>
    <style:style style:name="ro76" style:family="table-row">
      <style:table-row-properties style:row-height="4.528cm" fo:break-before="auto" style:use-optimal-row-height="true"/>
    </style:style>
    <style:style style:name="ro77" style:family="table-row">
      <style:table-row-properties style:row-height="4.974cm" fo:break-before="auto" style:use-optimal-row-height="true"/>
    </style:style>
    <style:style style:name="ro78" style:family="table-row">
      <style:table-row-properties style:row-height="3.304cm" fo:break-before="auto" style:use-optimal-row-height="false"/>
    </style:style>
    <style:style style:name="ro79" style:family="table-row">
      <style:table-row-properties style:row-height="6.609cm" fo:break-before="auto" style:use-optimal-row-height="false"/>
    </style:style>
    <style:style style:name="ro80" style:family="table-row">
      <style:table-row-properties style:row-height="0.947cm" fo:break-before="auto" style:use-optimal-row-height="true"/>
    </style:style>
    <style:style style:name="ro40" style:family="table-row">
      <style:table-row-properties style:row-height="1.258cm" fo:break-before="auto" style:use-optimal-row-height="false"/>
    </style:style>
    <style:style style:name="ro81" style:family="table-row">
      <style:table-row-properties style:row-height="9.451cm" fo:break-before="auto" style:use-optimal-row-height="true"/>
    </style:style>
    <style:style style:name="ro17" style:family="table-row">
      <style:table-row-properties style:row-height="0.841cm" fo:break-before="auto" style:use-optimal-row-height="true"/>
    </style:style>
    <style:style style:name="ro37" style:family="table-row">
      <style:table-row-properties style:row-height="1.632cm" fo:break-before="auto" style:use-optimal-row-height="true"/>
    </style:style>
    <style:style style:name="ro82" style:family="table-row">
      <style:table-row-properties style:row-height="2.157cm" fo:break-before="auto" style:use-optimal-row-height="true"/>
    </style:style>
    <style:style style:name="ro83" style:family="table-row">
      <style:table-row-properties style:row-height="2.685cm" fo:break-before="auto" style:use-optimal-row-height="true"/>
    </style:style>
    <style:style style:name="ro84" style:family="table-row">
      <style:table-row-properties style:row-height="1.651cm" fo:break-before="auto" style:use-optimal-row-height="false"/>
    </style:style>
    <style:style style:name="ro85" style:family="table-row">
      <style:table-row-properties style:row-height="0.478cm" fo:break-before="auto" style:use-optimal-row-height="false"/>
    </style:style>
    <style:style style:name="ro86" style:family="table-row">
      <style:table-row-properties style:row-height="4.685cm" fo:break-before="auto" style:use-optimal-row-height="true"/>
    </style:style>
    <style:style style:name="ro87" style:family="table-row">
      <style:table-row-properties style:row-height="13.109cm" fo:break-before="auto" style:use-optimal-row-height="true"/>
    </style:style>
    <style:style style:name="ro88" style:family="table-row">
      <style:table-row-properties style:row-height="0.868cm" fo:break-before="auto" style:use-optimal-row-height="true"/>
    </style:style>
    <style:style style:name="ro89" style:family="table-row">
      <style:table-row-properties style:row-height="1.316cm" fo:break-before="auto" style:use-optimal-row-height="true"/>
    </style:style>
    <style:style style:name="ro18" style:family="table-row">
      <style:table-row-properties style:row-height="1.236cm" fo:break-before="auto" style:use-optimal-row-height="true"/>
    </style:style>
    <style:style style:name="ro20" style:family="table-row">
      <style:table-row-properties style:row-height="2.422cm" fo:break-before="auto" style:use-optimal-row-height="true"/>
    </style:style>
    <style:style style:name="ro45" style:family="table-row">
      <style:table-row-properties style:row-height="5.186cm" fo:break-before="auto" style:use-optimal-row-height="true"/>
    </style:style>
    <style:style style:name="ro90" style:family="table-row">
      <style:table-row-properties style:row-height="0.894cm" fo:break-before="auto" style:use-optimal-row-height="true"/>
    </style:style>
    <style:style style:name="ro15" style:family="table-row">
      <style:table-row-properties style:row-height="0.552cm" fo:break-before="auto" style:use-optimal-row-height="true"/>
    </style:style>
    <style:style style:name="ro91" style:family="table-row">
      <style:table-row-properties style:row-height="1.737cm" fo:break-before="auto" style:use-optimal-row-height="true"/>
    </style:style>
    <style:style style:name="ro92" style:family="table-row">
      <style:table-row-properties style:row-height="2.579cm" fo:break-before="auto" style:use-optimal-row-height="true"/>
    </style:style>
    <style:style style:name="ro93" style:family="table-row">
      <style:table-row-properties style:row-height="1.685cm" fo:break-before="auto" style:use-optimal-row-height="true"/>
    </style:style>
    <style:style style:name="ro43" style:family="table-row">
      <style:table-row-properties style:row-height="2.817cm" fo:break-before="auto" style:use-optimal-row-height="true"/>
    </style:style>
    <style:style style:name="ro23" style:family="table-row">
      <style:table-row-properties style:row-height="2.027cm" fo:break-before="auto" style:use-optimal-row-height="true"/>
    </style:style>
    <style:style style:name="ro94" style:family="table-row">
      <style:table-row-properties style:row-height="3cm" fo:break-before="auto" style:use-optimal-row-height="true"/>
    </style:style>
    <style:style style:name="ro95" style:family="table-row">
      <style:table-row-properties style:row-height="3.316cm" fo:break-before="auto" style:use-optimal-row-height="true"/>
    </style:style>
    <style:style style:name="ro11" style:family="table-row">
      <style:table-row-properties style:row-height="1.263cm" fo:break-before="auto" style:use-optimal-row-height="true"/>
    </style:style>
    <style:style style:name="ro96" style:family="table-row">
      <style:table-row-properties style:row-height="2.106cm" fo:break-before="auto" style:use-optimal-row-height="true"/>
    </style:style>
    <style:style style:name="ro97" style:family="table-row">
      <style:table-row-properties style:row-height="3.422cm" fo:break-before="auto" style:use-optimal-row-height="true"/>
    </style:style>
    <style:style style:name="ro105" style:family="table-row">
      <style:table-row-properties style:row-height="2.263cm" fo:break-before="auto" style:use-optimal-row-height="true"/>
    </style:style>
    <style:style style:name="ro106" style:family="table-row">
      <style:table-row-properties style:row-height="0.974cm" fo:break-before="auto" style:use-optimal-row-height="false"/>
    </style:style>
    <style:style style:name="ro107" style:family="table-row">
      <style:table-row-properties style:row-height="1.028cm" fo:break-before="auto" style:use-optimal-row-height="false"/>
    </style:style>
    <style:style style:name="ro108" style:family="table-row">
      <style:table-row-properties style:row-height="7.213cm" fo:break-before="auto" style:use-optimal-row-height="true"/>
    </style:style>
    <style:style style:name="ro109" style:family="table-row">
      <style:table-row-properties style:row-height="7.661cm" fo:break-before="auto" style:use-optimal-row-height="true"/>
    </style:style>
    <style:style style:name="ro110" style:family="table-row">
      <style:table-row-properties style:row-height="1.783cm" fo:break-before="auto" style:use-optimal-row-height="false"/>
    </style:style>
    <style:style style:name="ro111" style:family="table-row">
      <style:table-row-properties style:row-height="2.311cm" fo:break-before="auto" style:use-optimal-row-height="false"/>
    </style:style>
    <style:style style:name="ro112" style:family="table-row">
      <style:table-row-properties style:row-height="1.549cm" fo:break-before="auto" style:use-optimal-row-height="false"/>
    </style:style>
    <style:style style:name="ro113" style:family="table-row">
      <style:table-row-properties style:row-height="1.9cm" fo:break-before="auto" style:use-optimal-row-height="false"/>
    </style:style>
    <style:style style:name="ro114" style:family="table-row">
      <style:table-row-properties style:row-height="1.579cm" fo:break-before="auto" style:use-optimal-row-height="false"/>
    </style:style>
    <style:style style:name="ro115" style:family="table-row">
      <style:table-row-properties style:row-height="2cm" fo:break-before="auto" style:use-optimal-row-height="false"/>
    </style:style>
    <style:style style:name="ro116" style:family="table-row">
      <style:table-row-properties style:row-height="1.334cm" fo:break-before="auto" style:use-optimal-row-height="false"/>
    </style:style>
    <style:style style:name="ro117" style:family="table-row">
      <style:table-row-properties style:row-height="5.422cm" fo:break-before="auto" style:use-optimal-row-height="true"/>
    </style:style>
    <style:style style:name="ro118" style:family="table-row">
      <style:table-row-properties style:row-height="4.0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text-properties style:text-position=""/>
    </style:style>
    <style:style style:name="ce10" style:family="table-cell" style:parent-style-name="Default">
      <style:table-cell-properties fo:background-color="#993366" fo:wrap-option="wrap" fo:border="0.26pt solid #000000"/>
      <style:text-properties fo:color="#ffffff" style:text-position="" style:font-name="Franklin Gothic Medium" fo:font-size="12pt" style:font-size-asian="12pt" style:font-size-complex="12pt"/>
    </style:style>
    <style:style style:name="ce102" style:family="table-cell" style:parent-style-name="Default">
      <style:table-cell-properties fo:background-color="#993366" fo:border="0.26pt solid #000000"/>
      <style:text-properties style:text-position="" style:font-name="Franklin Gothic Medium" fo:font-size="12pt" style:font-size-asian="12pt" style:font-size-complex="12pt"/>
    </style:style>
    <style:style style:name="ce103" style:family="table-cell" style:parent-style-name="Default">
      <style:table-cell-properties fo:background-color="transparent"/>
      <style:text-properties style:text-position="" style:font-name="Franklin Gothic Medium" fo:font-size="11pt" fo:font-style="italic" style:font-size-asian="11pt" style:font-style-asian="italic" style:font-size-complex="11pt" style:font-style-complex="italic"/>
    </style:style>
    <style:style style:name="ce104" style:family="table-cell" style:parent-style-name="Default">
      <style:table-cell-properties fo:background-color="transparent"/>
      <style:text-properties style:use-window-font-color="true" style:text-position="" style:font-name="Franklin Gothic Medium" fo:font-size="11pt" style:font-size-asian="11pt" style:font-size-complex="11pt"/>
    </style:style>
    <style:style style:name="ce106" style:family="table-cell" style:parent-style-name="Default">
      <style:table-cell-properties fo:background-color="transparent"/>
      <style:text-properties style:text-position="" fo:font-style="normal" style:font-style-asian="normal" style:font-style-complex="normal"/>
    </style:style>
    <style:style style:name="ce107" style:family="table-cell" style:parent-style-name="Default">
      <style:table-cell-properties fo:background-color="transparent"/>
      <style:text-properties style:text-position="" style:font-name="Franklin Gothic Medium" fo:font-size="14pt" style:font-size-asian="14pt" style:font-size-complex="14pt"/>
    </style:style>
    <style:style style:name="ce108" style:family="table-cell" style:parent-style-name="Default" style:data-style-name="N100">
      <style:table-cell-properties fo:background-color="transparent" fo:wrap-option="wrap" fo:border="0.26pt solid #000000" style:vertical-align="top"/>
      <style:text-properties fo:color="#ff3333" style:text-position="" style:font-name="Franklin Gothic Medium" fo:font-size="10pt" style:font-size-asian="10pt" style:font-size-complex="10pt" fo:hyphenate="true"/>
    </style:style>
    <style:style style:name="ce109" style:family="table-cell" style:parent-style-name="Default">
      <style:text-properties fo:color="#ff420e" style:text-position=""/>
    </style:style>
    <style:style style:name="ce14" style:family="table-cell" style:parent-style-name="Default">
      <style:table-cell-properties fo:background-color="transparent" fo:border="0.26pt solid #000000" style:vertical-align="top"/>
      <style:text-properties style:text-position="" style:font-name="Franklin Gothic Medium" fo:font-size="10pt" style:font-size-asian="10pt" style:font-size-complex="10pt"/>
    </style:style>
    <style:style style:name="ce16" style:family="table-cell" style:parent-style-name="Default">
      <style:table-cell-properties fo:background-color="transparent" fo:border="0.26pt solid #000000" style:vertical-align="top"/>
      <style:text-properties style:text-position="" style:font-name="Franklin Gothic Medium" fo:font-size="10pt" fo:font-style="normal" style:font-size-asian="10pt" style:font-style-asian="normal" style:font-size-complex="10pt" style:font-style-complex="normal"/>
    </style:style>
    <style:style style:name="ce17" style:family="table-cell" style:parent-style-name="Default">
      <style:table-cell-properties fo:background-color="transparent" fo:border="0.26pt solid #000000" style:vertical-align="top"/>
      <style:text-properties style:use-window-font-color="true" style:text-position="" style:font-name="Franklin Gothic Medium" fo:font-size="10pt" style:font-size-asian="10pt" style:font-size-complex="10pt"/>
    </style:style>
    <style:style style:name="ce2" style:family="table-cell" style:parent-style-name="Default">
      <style:table-cell-properties fo:background-color="transparent"/>
      <style:text-properties style:text-position="" style:font-name="Franklin Gothic Medium" fo:font-size="12pt" style:font-size-asian="12pt" style:font-size-complex="12pt"/>
    </style:style>
    <style:style style:name="ce22" style:family="table-cell" style:parent-style-name="Default">
      <style:table-cell-properties fo:background-color="transparent"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23" style:family="table-cell" style:parent-style-name="Default">
      <style:table-cell-properties fo:background-color="transparent" fo:wrap-option="wrap" fo:border="0.26pt solid #000000" style:vertical-align="top"/>
      <style:text-properties style:text-position="" style:font-name="Franklin Gothic Medium" fo:font-size="10pt" style:font-size-asian="10pt" style:font-size-complex="10pt"/>
    </style:style>
    <style:style style:name="ce25" style:family="table-cell" style:parent-style-name="Default">
      <style:table-cell-properties fo:background-color="transparent"/>
      <style:text-properties style:text-position="" style:font-name="Franklin Gothic Medium" fo:font-size="11pt" fo:font-style="normal" style:font-size-asian="11pt" style:font-style-asian="normal" style:font-size-complex="11pt" style:font-style-complex="normal"/>
    </style:style>
    <style:style style:name="ce29"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style:font-size-asian="10pt" style:font-size-complex="10pt" fo:hyphenate="true"/>
    </style:style>
    <style:style style:name="ce3" style:family="table-cell" style:parent-style-name="Default">
      <style:table-cell-properties fo:background-color="transparent"/>
      <style:text-properties style:text-position="" fo:font-style="italic" style:font-style-asian="italic" style:font-style-complex="italic"/>
    </style:style>
    <style:style style:name="ce34" style:family="table-cell" style:parent-style-name="Default" style:data-style-name="N100">
      <style:table-cell-properties fo:background-color="transparent" fo:wrap-option="wrap"/>
      <style:text-properties style:text-position="" style:font-name="Franklin Gothic Medium" fo:font-size="11pt" style:font-size-asian="11pt" style:font-size-complex="11pt" fo:hyphenate="true"/>
    </style:style>
    <style:style style:name="ce35" style:family="table-cell" style:parent-style-name="Default" style:data-style-name="N100">
      <style:table-cell-properties fo:background-color="transparent" fo:wrap-option="wrap"/>
      <style:text-properties fo:color="#000000" style:text-position="" style:font-name="Franklin Gothic Medium" fo:font-size="11pt" style:font-size-asian="11pt" style:font-size-complex="11pt" fo:hyphenate="true"/>
    </style:style>
    <style:style style:name="ce36" style:family="table-cell" style:parent-style-name="Default" style:data-style-name="N100">
      <style:table-cell-properties fo:background-color="transparent" fo:wrap-option="wrap"/>
      <style:text-properties fo:color="#00ae00" style:text-position="" style:font-name="Franklin Gothic Medium" fo:font-size="11pt" style:font-size-asian="11pt" style:font-size-complex="11pt" fo:hyphenate="true"/>
    </style:style>
    <style:style style:name="ce37" style:family="table-cell" style:parent-style-name="Default" style:data-style-name="N100">
      <style:table-cell-properties fo:background-color="transparent" fo:wrap-option="wrap"/>
      <style:text-properties fo:color="#0000ff" style:text-position="" style:font-name="Franklin Gothic Medium" fo:font-size="11pt" style:font-size-asian="11pt" style:font-size-complex="11pt" fo:hyphenate="true"/>
    </style:style>
    <style:style style:name="ce38" style:family="table-cell" style:parent-style-name="Default" style:data-style-name="N100">
      <style:table-cell-properties fo:background-color="transparent" fo:wrap-option="wrap"/>
      <style:text-properties fo:color="#ff0000" style:text-position="" style:font-name="Franklin Gothic Medium" fo:font-size="11pt" style:font-size-asian="11pt" style:font-size-complex="11pt" fo:hyphenate="true"/>
    </style:style>
    <style:style style:name="ce39" style:family="table-cell" style:parent-style-name="Default" style:data-style-name="N100">
      <style:table-cell-properties fo:background-color="transparent" fo:wrap-option="wrap" fo:border="0.26pt solid #000000" style:vertical-align="top"/>
      <style:text-properties fo:color="#00ae00" style:text-position="" style:font-name="Franklin Gothic Medium" fo:font-size="10pt" style:font-size-asian="10pt" style:font-size-complex="10pt" fo:hyphenate="true"/>
    </style:style>
    <style:style style:name="ce4" style:family="table-cell" style:parent-style-name="Default">
      <style:table-cell-properties fo:background-color="transparent"/>
      <style:text-properties style:use-window-font-color="true" style:text-position=""/>
    </style:style>
    <style:style style:name="ce40" style:family="table-cell" style:parent-style-name="Default" style:data-style-name="N100">
      <style:table-cell-properties fo:background-color="transparent" fo:wrap-option="wrap" fo:border="0.26pt solid #000000" style:vertical-align="top"/>
      <style:text-properties fo:color="#0000ff" style:text-position="" style:font-name="Franklin Gothic Medium" fo:font-size="10pt" style:font-size-asian="10pt" style:font-size-complex="10pt" fo:hyphenate="true"/>
    </style:style>
    <style:style style:name="ce41" style:family="table-cell" style:parent-style-name="Default" style:data-style-name="N100">
      <style:table-cell-properties fo:background-color="transparent" fo:wrap-option="wrap" fo:border="0.26pt solid #000000" style:vertical-align="top"/>
      <style:text-properties fo:color="#00ae00" style:text-position="" style:font-name="Franklin Gothic Medium" fo:font-size="10pt" style:font-name-asian="Lucida Sans Unicode" style:font-size-asian="10pt" style:font-name-complex="Mangal" style:font-size-complex="10pt" fo:hyphenate="true"/>
    </style:style>
    <style:style style:name="ce42"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0" style:family="table-cell" style:parent-style-name="Default" style:data-style-name="N100">
      <style:table-cell-properties fo:background-color="transparent" fo:wrap-option="wrap" fo:border="0.26pt solid #000000" style:vertical-align="top"/>
      <style:text-properties style:use-window-font-color="true" style:text-position="" style:font-name="Franklin Gothic Medium" fo:font-size="10pt" fo:font-weight="bold" style:font-size-asian="10pt" style:font-weight-asian="bold" style:font-size-complex="10pt" style:font-weight-complex="bold" fo:hyphenate="true"/>
    </style:style>
    <style:style style:name="ce59" style:family="table-cell" style:parent-style-name="Default">
      <style:table-cell-properties fo:background-color="transparent" fo:wrap-option="wrap"/>
      <style:text-properties style:text-position="" style:font-name="Franklin Gothic Medium" fo:font-size="11pt" style:font-size-asian="11pt" style:font-size-complex="11pt"/>
    </style:style>
    <style:style style:name="ce60" style:family="table-cell" style:parent-style-name="Default">
      <style:table-cell-properties fo:background-color="transparent" fo:wrap-option="wrap"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61" style:family="table-cell" style:parent-style-name="Default">
      <style:table-cell-properties fo:wrap-option="wrap" fo:border="0.26pt solid #000000" style:vertical-align="top"/>
      <style:text-properties style:text-position="" style:font-name="Franklin Gothic Medium" fo:font-size="10pt" style:font-size-asian="10pt" style:font-size-complex="10pt"/>
    </style:style>
    <style:style style:name="ce62" style:family="table-cell" style:parent-style-name="Default">
      <style:table-cell-properties style:text-align-source="fix" style:repeat-content="false" fo:wrap-option="wrap" fo:border="0.2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63"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fo:wrap-option="wrap"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65"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style:font-size-asian="10pt" style:font-size-complex="10pt"/>
    </style:style>
    <style:style style:name="ce7" style:family="table-cell" style:parent-style-name="Default">
      <style:table-cell-properties fo:background-color="transparent"/>
      <style:text-properties style:text-position="" style:font-name="Franklin Gothic Medium" fo:font-size="11pt" style:font-size-asian="11pt" style:font-size-complex="11pt"/>
    </style:style>
    <style:style style:name="ce8" style:family="table-cell" style:parent-style-name="Default">
      <style:table-cell-properties fo:background-color="#993366" fo:border="0.26pt solid #000000"/>
      <style:text-properties fo:color="#ffffff" style:text-position="" style:font-name="Franklin Gothic Medium" fo:font-size="12pt" style:font-size-asian="12pt" style:font-size-complex="12pt"/>
    </style:style>
    <style:style style:name="ce83" style:family="table-cell" style:parent-style-name="Default">
      <style:table-cell-properties fo:background-color="transparent"/>
      <style:text-properties style:text-position="" style:font-name="Arial" fo:font-size="9pt" fo:font-style="normal" fo:font-weight="normal" style:font-size-asian="9pt" style:font-style-asian="normal" style:font-weight-asian="normal" style:font-size-complex="9pt" style:font-style-complex="normal" style:font-weight-complex="normal"/>
    </style:style>
    <style:style style:name="ce84"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85"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87"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98" style:family="table-cell" style:parent-style-name="Default">
      <style:text-properties style:text-position="" style:font-name="Arial" fo:font-size="9pt" style:font-size-asian="9pt" style:font-size-complex="9pt"/>
    </style:style>
    <style:style style:name="ce110" style:family="table-cell" style:parent-style-name="Default">
      <style:table-cell-properties fo:background-color="transparent" fo:border="0.06pt solid #000000" style:vertical-align="top"/>
      <style:text-properties style:text-position="" style:font-name="Franklin Gothic Medium" fo:font-size="10pt" style:font-size-asian="10pt" style:font-size-complex="10pt"/>
    </style:style>
    <style:style style:name="ce111" style:family="table-cell" style:parent-style-name="Default">
      <style:table-cell-properties fo:background-color="transparent" fo:border="0.06pt solid #000000" style:vertical-align="top"/>
      <style:text-properties style:use-window-font-color="true" style:text-position="" style:font-name="Franklin Gothic Medium" fo:font-size="10pt" style:font-size-asian="10pt" style:font-size-complex="10pt"/>
    </style:style>
    <style:style style:name="ce112" style:family="table-cell" style:parent-style-name="Default">
      <style:table-cell-properties style:vertical-align="top"/>
      <style:text-properties style:text-line-through-style="solid" style:text-position=""/>
    </style:style>
    <style:style style:name="ce113" style:family="table-cell" style:parent-style-name="Default">
      <style:table-cell-properties fo:border="0.06pt solid #000000"/>
      <style:text-properties style:text-position=""/>
    </style:style>
    <style:style style:name="ce18" style:family="table-cell" style:parent-style-name="Default" style:data-style-name="N100">
      <style:table-cell-properties style:text-align-source="fix" style:repeat-content="false" fo:background-color="transparent" fo:wrap-option="wrap" fo:border="0.26pt solid #000000" style:vertical-align="top"/>
      <style:paragraph-properties fo:text-align="end" fo:margin-left="0cm"/>
      <style:text-properties fo:color="#000000" style:text-position="" style:font-name="Franklin Gothic Medium" fo:font-size="10pt" style:font-size-asian="10pt" style:font-size-complex="10pt" fo:hyphenate="true"/>
    </style:style>
    <style:style style:name="ce43" style:family="table-cell" style:parent-style-name="Default" style:data-style-name="N100">
      <style:table-cell-properties fo:background-color="transparent" fo:wrap-option="wrap" fo:border="0.06pt solid #000000"/>
      <style:text-properties fo:color="#ff0000" style:text-position="" style:font-name="Franklin Gothic Medium" fo:font-size="11pt" style:font-size-asian="11pt" style:font-size-complex="11pt" fo:hyphenate="true"/>
    </style:style>
    <style:style style:name="ce44" style:family="table-cell" style:parent-style-name="Default" style:data-style-name="N100">
      <style:table-cell-properties fo:border-bottom="0.06pt solid #000000" fo:background-color="transparent" fo:wrap-option="wrap" fo:border-left="0.06pt solid #000000" fo:border-right="0.06pt solid #000000" fo:border-top="0.26pt solid #000000" style:vertical-align="top"/>
      <style:text-properties fo:color="#00ae00" style:text-position="" style:font-name="Franklin Gothic Medium" fo:font-size="10pt" style:font-size-asian="10pt" style:font-size-complex="10pt" fo:hyphenate="true"/>
    </style:style>
    <style:style style:name="ce45"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style:font-size-asian="10pt" style:font-style-asian="normal" style:font-size-complex="10pt" style:font-style-complex="normal" fo:hyphenate="true"/>
    </style:style>
    <style:style style:name="ce55"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9" style:family="table-cell" style:parent-style-name="Default">
      <style:table-cell-properties style:text-align-source="fix" style:repeat-content="false" fo:background-color="transparent" fo:wrap-option="wrap" fo:border="0.2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88" style:family="table-cell" style:parent-style-name="Default">
      <style:table-cell-properties fo:background-color="#ff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89"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9" style:family="table-cell" style:parent-style-name="Default">
      <style:table-cell-properties fo:background-color="#00ff00" fo:border="0.26pt solid #000000" style:vertical-align="top"/>
      <style:text-properties style:text-position="" style:font-name="Franklin Gothic Medium" fo:font-size="10pt" style:font-size-asian="10pt" style:font-size-complex="10pt"/>
    </style:style>
    <style:style style:name="ce91" style:family="table-cell" style:parent-style-name="Default">
      <style:table-cell-properties fo:background-color="transparent" fo:wrap-option="wrap" fo:border="0.26pt solid #000000" style:vertical-align="top"/>
      <style:text-properties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100" style:family="table-cell" style:parent-style-name="Default">
      <style:table-cell-properties fo:background-color="#ffff00" fo:border="0.26pt solid #000000" style:vertical-align="top"/>
      <style:text-properties style:text-position="" style:font-name="Franklin Gothic Medium" fo:font-size="10pt" style:font-size-asian="10pt" style:font-size-complex="10pt"/>
    </style:style>
    <style:style style:name="ce114" style:family="table-cell" style:parent-style-name="Default">
      <style:table-cell-properties fo:background-color="transparent"/>
      <style:text-properties fo:color="#ff0000" style:text-position="" style:font-name="Franklin Gothic Medium" fo:font-size="12pt" style:font-size-asian="12pt" style:font-size-complex="12pt"/>
    </style:style>
    <style:style style:name="ce15" style:family="table-cell" style:parent-style-name="Default">
      <style:table-cell-properties fo:background-color="transparent" fo:border="0.26pt solid #000000" style:vertical-align="top"/>
      <style:text-properties style:text-line-through-style="solid" style:text-position="" style:font-name="Franklin Gothic Medium" fo:font-size="10pt" style:font-size-asian="10pt" style:font-size-complex="10pt"/>
    </style:style>
    <style:style style:name="ce20" style:family="table-cell" style:parent-style-name="Default">
      <style:table-cell-properties fo:background-color="transparent" fo:border="0.26pt solid #000000"/>
      <style:text-properties fo:color="#ff0000" style:text-position="" style:font-name="Franklin Gothic Medium" fo:font-size="12pt" style:font-size-asian="12pt" style:font-size-complex="12pt"/>
    </style:style>
    <style:style style:name="ce21" style:family="table-cell" style:parent-style-name="Default">
      <style:table-cell-properties fo:background-color="transparent" fo:border="0.26pt solid #000000" style:vertical-align="top"/>
      <style:text-properties style:text-line-through-style="none" style:text-position="" style:font-name="Franklin Gothic Medium" fo:font-size="10pt" style:font-size-asian="10pt" style:font-size-complex="10pt"/>
    </style:style>
    <style:style style:name="ce32" style:family="table-cell" style:parent-style-name="Default">
      <style:table-cell-properties fo:background-color="transparent" fo:border="0.26pt solid #000000" style:vertical-align="top"/>
      <style:text-properties style:text-line-through-style="solid" style:text-position="" style:font-name="Franklin Gothic Medium" fo:font-size="10pt" fo:font-style="normal" style:font-size-asian="10pt" style:font-style-asian="normal" style:font-size-complex="10pt" style:font-style-complex="normal"/>
    </style:style>
    <style:style style:name="ce47" style:family="table-cell" style:parent-style-name="Default" style:data-style-name="N100">
      <style:table-cell-properties fo:background-color="transparent" fo:wrap-option="wrap" fo:border="0.26pt solid #000000" style:vertical-align="top"/>
      <style:text-properties fo:color="#ff0000" style:text-position="" style:font-name="Franklin Gothic Medium" fo:font-size="10pt" style:font-size-asian="10pt" style:font-size-complex="10pt" fo:hyphenate="true"/>
    </style:style>
    <style:style style:name="ce48" style:family="table-cell" style:parent-style-name="Default" style:data-style-name="N100">
      <style:table-cell-properties fo:background-color="#ffff00" fo:wrap-option="wrap" fo:border="0.26pt solid #000000" style:vertical-align="top"/>
      <style:text-properties fo:color="#000000" style:text-position="" style:font-name="Franklin Gothic Medium" fo:font-size="10pt" style:font-size-asian="10pt" style:font-size-complex="10pt" fo:hyphenate="true"/>
    </style:style>
    <style:style style:name="ce71" style:family="table-cell" style:parent-style-name="Default">
      <style:table-cell-properties fo:background-color="transparent" fo:wrap-option="wrap" fo:border="0.26pt solid #000000"/>
      <style:text-properties fo:color="#ff0000" style:text-position="" style:font-name="Franklin Gothic Medium" fo:font-size="12pt" style:font-size-asian="12pt" style:font-size-complex="12pt"/>
    </style:style>
    <style:style style:name="ce72"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74" style:family="table-cell" style:parent-style-name="Default">
      <style:table-cell-properties fo:background-color="transparent" fo:wrap-option="wrap" fo:border="0.26pt solid #000000" style:vertical-align="top"/>
      <style:text-properties style:text-line-through-style="solid" style:text-position="" style:font-name="Franklin Gothic Medium" fo:font-size="10pt" style:font-size-asian="10pt" style:font-size-complex="10pt"/>
    </style:style>
    <style:style style:name="ce90" style:family="table-cell" style:parent-style-name="Default">
      <style:table-cell-properties fo:background-color="#ff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92" style:family="table-cell" style:parent-style-name="Default">
      <style:table-cell-properties fo:background-color="transparent" fo:wrap-option="wrap" fo:border="0.26pt solid #000000" style:vertical-align="top"/>
      <style:text-properties fo:color="#dc23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93" style:family="table-cell" style:parent-style-name="Default">
      <style:table-cell-properties fo:background-color="#e6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text-align-source="fix" style:repeat-content="false" fo:background-color="transparent"/>
      <style:paragraph-properties fo:text-align="center" fo:margin-left="0cm"/>
      <style:text-properties style:text-position=""/>
    </style:style>
    <style:style style:name="ce116" style:family="table-cell" style:parent-style-name="Default">
      <style:table-cell-properties fo:background-color="#993366"/>
      <style:text-properties fo:color="#ffffff" style:text-position="" style:font-name="Franklin Gothic Medium" fo:font-size="14pt" style:font-size-asian="14pt" style:font-size-complex="14pt"/>
    </style:style>
    <style:style style:name="ce117"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Arial" fo:font-size="9pt" fo:font-weight="bold" style:font-size-asian="9pt" style:font-weight-asian="bold" style:font-size-complex="9pt" style:font-weight-complex="bold"/>
    </style:style>
    <style:style style:name="ce118" style:family="table-cell" style:parent-style-name="Default">
      <style:table-cell-properties style:text-align-source="fix" style:repeat-content="false" fo:border="0.06pt solid #000000" style:vertical-align="top"/>
      <style:paragraph-properties fo:text-align="center" fo:margin-left="0cm"/>
      <style:text-properties fo:color="#e6e6e6" style:text-position="" style:font-name="Arial" fo:font-size="9pt" fo:font-style="italic" fo:font-weight="bold" style:font-size-asian="9pt" style:font-style-asian="italic" style:font-weight-asian="bold" style:font-size-complex="9pt" style:font-style-complex="italic" style:font-weight-complex="bold"/>
    </style:style>
    <style:style style:name="ce119" style:family="table-cell" style:parent-style-name="Default">
      <style:text-properties style:text-position="" style:font-name="Franklin Gothic Medium" fo:font-size="11pt" style:font-size-asian="11pt" style:font-size-complex="11pt"/>
    </style:style>
    <style:style style:name="ce120" style:family="table-cell" style:parent-style-name="Default">
      <style:table-cell-properties style:text-align-source="fix" style:repeat-content="false"/>
      <style:paragraph-properties fo:text-align="center" fo:margin-left="0cm"/>
      <style:text-properties style:text-position=""/>
    </style:style>
    <style:style style:name="ce121"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122" style:family="table-cell" style:parent-style-name="Default">
      <style:table-cell-properties fo:background-color="#993366" fo:wrap-option="wrap"/>
      <style:text-properties fo:color="#ffffff" style:text-position="" style:font-name="Franklin Gothic Medium" fo:font-size="14pt" style:font-size-asian="14pt" style:font-size-complex="14pt"/>
    </style:style>
    <style:style style:name="ce123" style:family="table-cell" style:parent-style-name="Default">
      <style:table-cell-properties fo:wrap-option="wrap" fo:border="0.06pt solid #000000"/>
      <style:text-properties style:text-position="" style:font-name="Franklin Gothic Medium" fo:font-size="11pt" style:font-size-asian="11pt" style:font-size-complex="11pt"/>
    </style:style>
    <style:style style:name="ce124" style:family="table-cell" style:parent-style-name="Default">
      <style:table-cell-properties fo:wrap-option="wrap"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125" style:family="table-cell" style:parent-style-name="Default">
      <style:table-cell-properties fo:wrap-option="wrap"/>
      <style:text-properties style:text-position=""/>
    </style:style>
    <style:style style:name="ce126" style:family="table-cell" style:parent-style-name="Default">
      <style:table-cell-properties fo:wrap-option="wrap"/>
      <style:text-properties style:text-position="" style:font-name="Franklin Gothic Medium" fo:font-size="11pt" style:font-size-asian="11pt" style:font-size-complex="11pt"/>
    </style:style>
    <style:style style:name="ce127" style:family="table-cell" style:parent-style-name="Default">
      <style:table-cell-properties style:text-align-source="value-type" style:repeat-content="false" fo:wrap-option="wrap" style:vertical-align="middle"/>
      <style:text-properties style:text-position=""/>
    </style:style>
    <style:style style:name="ce128"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129" style:family="table-cell" style:parent-style-name="Default">
      <style:table-cell-properties fo:border="0.06pt solid #000000"/>
      <style:text-properties style:text-position="" style:font-name="Franklin Gothic Medium" fo:font-size="11pt" style:font-size-asian="11pt" style:font-size-complex="11pt"/>
    </style:style>
    <style:style style:name="ce130" style:family="table-cell" style:parent-style-name="Default">
      <style:table-cell-properties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131" style:family="table-cell" style:parent-style-name="Default">
      <style:table-cell-properties fo:background-color="#993366" style:text-align-source="fix" style:repeat-content="false"/>
      <style:paragraph-properties fo:text-align="center" fo:margin-left="0cm"/>
      <style:text-properties fo:color="#ffffff" style:text-position="" style:font-name="Franklin Gothic Medium" fo:font-size="14pt" style:font-size-asian="14pt" style:font-size-complex="14pt"/>
    </style:style>
    <style:style style:name="ce132" style:family="table-cell" style:parent-style-name="Default">
      <style:table-cell-properties style:text-align-source="fix" style:repeat-content="false" fo:border="0.06pt solid #000000"/>
      <style:paragraph-properties fo:text-align="center" fo:margin-left="0cm"/>
      <style:text-properties style:text-position="" style:font-name="Franklin Gothic Medium" fo:font-size="11pt" style:font-size-asian="11pt" style:font-size-complex="11pt"/>
    </style:style>
    <style:style style:name="ce133" style:family="table-cell" style:parent-style-name="Default">
      <style:table-cell-properties style:text-align-source="fix" style:repeat-content="false" fo:wrap-option="wrap"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134" style:family="table-cell" style:parent-style-name="Default">
      <style:table-cell-properties style:text-align-source="fix" style:repeat-content="false"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135" style:family="table-cell" style:parent-style-name="Default">
      <style:table-cell-properties style:text-align-source="fix" style:repeat-content="false"/>
      <style:paragraph-properties fo:text-align="center" fo:margin-left="0cm"/>
      <style:text-properties style:text-position="" style:font-name="Franklin Gothic Medium" fo:font-size="11pt" style:font-size-asian="11pt" style:font-size-complex="11pt"/>
    </style:style>
    <style:style style:name="ce136" style:family="table-cell" style:parent-style-name="Default">
      <style:table-cell-properties fo:background-color="#ff6633"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137" style:family="table-cell" style:parent-style-name="Default">
      <style:table-cell-properties style:text-align-source="fix" style:repeat-content="false"/>
      <style:paragraph-properties fo:text-align="center" fo:margin-left="0cm"/>
      <style:text-properties style:text-position="" style:font-name="Arial" fo:font-size="10pt" fo:font-weight="bold" style:font-size-asian="10pt" style:font-weight-asian="bold" style:font-size-complex="10pt" style:font-weight-complex="bold"/>
    </style:style>
    <style:style style:name="ce138"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8pt" fo:font-weight="bold" style:font-size-asian="8pt" style:font-weight-asian="bold" style:font-size-complex="8pt" style:font-weight-complex="bold"/>
    </style:style>
    <style:style style:name="ce139"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text-position="" style:font-name="Arial" fo:font-size="9pt" fo:language="tl" fo:country="PH" fo:font-weight="bold" style:font-size-asian="9pt" style:font-weight-asian="bold" style:font-size-complex="9pt" style:font-weight-complex="bold"/>
    </style:style>
    <style:style style:name="ce140"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9pt" fo:font-weight="bold" style:font-size-asian="9pt" style:font-weight-asian="bold" style:font-size-complex="9pt" style:font-weight-complex="bold"/>
    </style:style>
    <style:style style:name="ce141" style:family="table-cell" style:parent-style-name="Default" style:data-style-name="N0">
      <style:table-cell-properties fo:background-color="#8db4e2" fo:wrap-option="wrap" fo:border="0.06pt solid #000000" style:vertical-align="top"/>
      <style:text-properties style:text-position="" fo:font-size="8pt" style:text-underline-style="solid" style:text-underline-width="auto" style:text-underline-color="font-color" fo:font-weight="bold" style:font-size-asian="8pt" style:font-weight-asian="bold" style:font-size-complex="8pt" style:font-weight-complex="bold"/>
    </style:style>
    <style:style style:name="ce142" style:family="table-cell" style:parent-style-name="Default" style:data-style-name="N0">
      <style:table-cell-properties fo:wrap-option="wrap" fo:border="0.06pt solid #000000" style:vertical-align="top"/>
      <style:text-properties style:text-position="" style:font-name="Arial" fo:font-size="9pt" fo:font-style="normal" style:font-size-asian="9pt" style:font-style-asian="normal" style:font-size-complex="9pt" style:font-style-complex="normal"/>
    </style:style>
    <style:style style:name="ce143" style:family="table-cell" style:parent-style-name="Default" style:data-style-name="N0">
      <style:table-cell-properties fo:background-color="#8db4e2" fo:wrap-option="wrap" fo:border="0.06pt solid #000000" style:vertical-align="top"/>
      <style:text-properties style:text-position="" fo:font-size="9pt" style:text-underline-style="solid" style:text-underline-width="auto" style:text-underline-color="font-color" fo:font-weight="bold" style:font-size-asian="9pt" style:font-weight-asian="bold" style:font-size-complex="9pt" style:font-weight-complex="bold"/>
    </style:style>
    <style:style style:name="ce144" style:family="table-cell" style:parent-style-name="Default" style:data-style-name="N0">
      <style:table-cell-properties fo:background-color="#8db4e2" fo:wrap-option="wrap" fo:border="0.06pt solid #000000" style:vertical-align="top"/>
      <style:text-properties style:text-position=""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ce145" style:family="table-cell" style:parent-style-name="Default" style:data-style-name="N0">
      <style:table-cell-properties fo:background-color="#8db4e2" fo:border="0.06pt solid #000000" style:vertical-align="middle"/>
      <style:text-properties style:text-position="" fo:font-size="9pt" fo:font-weight="bold" style:font-size-asian="9pt" style:font-weight-asian="bold" style:font-size-complex="9pt" style:font-weight-complex="bold"/>
    </style:style>
    <style:style style:name="ce146"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47"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48"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49" style:family="table-cell" style:parent-style-name="Default">
      <style:table-cell-properties style:text-align-source="fix" style:repeat-content="false" fo:wrap-option="wrap" fo:border="0.26pt solid #000000" style:vertical-align="top"/>
      <style:paragraph-properties fo:text-align="start"/>
      <style:text-properties style:text-position="" fo:font-size="9pt" fo:font-style="normal" style:font-size-asian="9pt" style:font-style-asian="normal" style:font-size-complex="9pt" style:font-style-complex="normal" fo:hyphenate="true"/>
    </style:style>
    <style:style style:name="ce150" style:family="table-cell" style:parent-style-name="Default">
      <style:table-cell-properties fo:wrap-option="wrap" fo:border="0.06pt solid #000000"/>
      <style:text-properties style:text-position="" fo:font-size="9pt" fo:font-style="italic" style:font-size-asian="9pt" style:font-style-asian="italic" style:font-size-complex="9pt" style:font-style-complex="italic"/>
    </style:style>
    <style:style style:name="ce151"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52"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BitstreamVeraSans-Roman" style:font-size-asian="9pt" style:font-style-asian="normal" style:font-weight-asian="normal" style:font-name-complex="BitstreamVeraSans-Roman" style:font-size-complex="9pt" style:font-style-complex="normal" style:font-weight-complex="normal"/>
    </style:style>
    <style:style style:name="ce153"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54"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55" style:family="table-cell" style:parent-style-name="Default" style:data-style-name="N0">
      <style:table-cell-properties fo:wrap-option="wrap" fo:border="0.06pt solid #000000" style:vertical-align="automatic"/>
      <style:text-properties style:text-position="" fo:font-size="9pt" fo:font-style="italic" style:font-size-asian="9pt" style:font-style-asian="italic" style:font-size-complex="9pt" style:font-style-complex="italic"/>
    </style:style>
    <style:style style:name="ce156"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FR"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size-asian="9pt" style:font-size-complex="9pt"/>
    </style:style>
    <style:style style:name="ce158"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style:font-size-asian="9pt" style:font-size-complex="9pt"/>
    </style:style>
    <style:style style:name="ce159"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name-asian="Verdana-Bold" style:font-size-asian="9pt" style:font-name-complex="Verdana-Bold" style:font-size-complex="9pt"/>
    </style:style>
    <style:style style:name="ce160"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10pt" style:text-underline-style="solid" style:text-underline-width="auto" style:text-underline-color="font-color" fo:font-weight="bold" style:font-size-asian="10pt" style:font-weight-asian="bold" style:font-size-complex="10pt" style:font-weight-complex="bold"/>
    </style:style>
    <style:style style:name="ce161" style:family="table-cell" style:parent-style-name="Default">
      <style:table-cell-properties style:text-align-source="fix" style:repeat-content="false" fo:border="0.06pt solid #000000"/>
      <style:paragraph-properties fo:text-align="center" fo:margin-left="0cm"/>
      <style:text-properties style:text-position="" fo:font-size="9pt" style:font-size-asian="9pt" style:font-size-complex="9pt"/>
    </style:style>
    <style:style style:name="ce162"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9pt" style:text-underline-style="solid" style:text-underline-width="auto" style:text-underline-color="font-color" fo:font-weight="bold" style:font-size-asian="9pt" style:font-weight-asian="bold" style:font-size-complex="9pt" style:font-weight-complex="bold"/>
    </style:style>
    <style:style style:name="ce163" style:family="table-cell" style:parent-style-name="Default" style:data-style-name="N0">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164" style:family="table-cell" style:parent-style-name="Default">
      <style:table-cell-properties style:text-align-source="fix" style:repeat-content="false" fo:wrap-option="wrap" fo:padding="0.085cm" style:vertical-align="top"/>
      <style:paragraph-properties fo:text-align="center" fo:margin-left="0cm"/>
      <style:text-properties style:text-position="" fo:font-size="9pt" style:font-size-asian="9pt" style:font-size-complex="9pt"/>
    </style:style>
    <style:style style:name="ce165" style:family="table-cell" style:parent-style-name="Default">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166" style:family="table-cell" style:parent-style-name="Default">
      <style:table-cell-properties fo:background-color="#ffff99"/>
      <style:text-properties style:text-position="" fo:font-weight="bold" style:font-weight-asian="bold" style:font-weight-complex="bold"/>
    </style:style>
    <style:style style:name="ce171" style:family="table-cell" style:parent-style-name="Default">
      <style:table-cell-properties fo:background-color="transparent"/>
    </style:style>
    <style:style style:name="ce172" style:family="table-cell" style:parent-style-name="Default">
      <style:table-cell-properties fo:background-color="transparent"/>
      <style:text-properties style:font-name="Franklin Gothic Medium" fo:font-size="12pt" style:font-size-asian="12pt" style:font-size-complex="12pt"/>
    </style:style>
    <style:style style:name="ce173" style:family="table-cell" style:parent-style-name="Default">
      <style:table-cell-properties fo:background-color="transparent"/>
      <style:text-properties fo:font-style="italic" style:font-style-asian="italic" style:font-style-complex="italic"/>
    </style:style>
    <style:style style:name="ce174" style:family="table-cell" style:parent-style-name="Default">
      <style:table-cell-properties fo:background-color="transparent"/>
      <style:text-properties style:use-window-font-color="true"/>
    </style:style>
    <style:style style:name="ce175" style:family="table-cell" style:parent-style-name="Default">
      <style:table-cell-properties fo:background-color="transparent"/>
      <style:text-properties style:text-line-through-style="solid" fo:font-style="italic" style:font-style-asian="italic" style:font-style-complex="italic"/>
    </style:style>
    <style:style style:name="ce176" style:family="table-cell" style:parent-style-name="Default">
      <style:table-cell-properties fo:background-color="transparent"/>
      <style:text-properties fo:font-weight="bold" style:font-weight-asian="bold" style:font-weight-complex="bold"/>
    </style:style>
    <style:style style:name="ce177" style:family="table-cell" style:parent-style-name="Default">
      <style:table-cell-properties fo:background-color="#800000"/>
    </style:style>
    <style:style style:name="ce178" style:family="table-cell" style:parent-style-name="Default">
      <style:table-cell-properties fo:background-color="transparent"/>
      <style:text-properties style:font-name="Franklin Gothic Medium" fo:font-size="11pt" style:font-size-asian="11pt" style:font-size-complex="11pt"/>
    </style:style>
    <style:style style:name="ce179" style:family="table-cell" style:parent-style-name="Default">
      <style:table-cell-properties fo:background-color="#993366" fo:border="0.26pt solid #000000"/>
      <style:text-properties fo:color="#ffffff" style:font-name="Franklin Gothic Medium" fo:font-size="12pt" style:font-size-asian="12pt" style:font-size-complex="12pt"/>
    </style:style>
    <style:style style:name="ce180" style:family="table-cell" style:parent-style-name="Default">
      <style:table-cell-properties fo:background-color="#00ff00" fo:border="0.26pt solid #000000" style:vertical-align="top"/>
      <style:text-properties style:font-name="Franklin Gothic Medium" fo:font-size="10pt" style:font-size-asian="10pt" style:font-size-complex="10pt"/>
    </style:style>
    <style:style style:name="ce181" style:family="table-cell" style:parent-style-name="Default">
      <style:table-cell-properties fo:background-color="#993366" fo:wrap-option="wrap" fo:border="0.26pt solid #000000"/>
      <style:text-properties fo:color="#ffffff" style:font-name="Franklin Gothic Medium" fo:font-size="12pt" style:font-size-asian="12pt" style:font-size-complex="12pt"/>
    </style:style>
    <style:style style:name="ce182" style:family="table-cell" style:parent-style-name="Default">
      <style:table-cell-properties fo:background-color="#993366" fo:border="0.26pt solid #000000" style:vertical-align="top"/>
      <style:text-properties style:font-name="Franklin Gothic Medium" fo:font-size="10pt" style:font-size-asian="10pt" style:font-size-complex="10pt"/>
    </style:style>
    <style:style style:name="ce183" style:family="table-cell" style:parent-style-name="Default">
      <style:table-cell-properties fo:background-color="transparent" fo:border="0.26pt solid #000000"/>
      <style:text-properties style:use-window-font-color="true" style:font-name="Franklin Gothic Medium" fo:font-size="10pt" style:font-size-asian="10pt" style:font-size-complex="10pt"/>
    </style:style>
    <style:style style:name="ce184" style:family="table-cell" style:parent-style-name="Default">
      <style:table-cell-properties fo:background-color="#800000" fo:border="0.26pt solid #000000" style:vertical-align="top"/>
      <style:text-properties style:font-name="Franklin Gothic Medium" fo:font-size="10pt" style:font-size-asian="10pt" style:font-size-complex="10pt"/>
    </style:style>
    <style:style style:name="ce185" style:family="table-cell" style:parent-style-name="Default">
      <style:table-cell-properties fo:background-color="transparent" fo:border="0.26pt solid #000000" style:vertical-align="top"/>
      <style:text-properties style:font-name="Franklin Gothic Medium" fo:font-size="10pt" style:font-size-asian="10pt" style:font-size-complex="10pt"/>
    </style:style>
    <style:style style:name="ce186" style:family="table-cell" style:parent-style-name="Default">
      <style:table-cell-properties fo:background-color="transparent" fo:border="0.26pt solid #000000" style:vertical-align="top"/>
      <style:text-properties style:text-line-through-style="solid" style:font-name="Franklin Gothic Medium" fo:font-size="10pt" style:font-size-asian="10pt" style:font-size-complex="10pt"/>
    </style:style>
    <style:style style:name="ce187" style:family="table-cell" style:parent-style-name="Default">
      <style:table-cell-properties fo:background-color="transparent" fo:border="0.26pt solid #000000" style:vertical-align="top"/>
      <style:text-properties style:font-name="Franklin Gothic Medium" fo:font-size="10pt" fo:font-style="italic" style:font-size-asian="10pt" style:font-style-asian="italic" style:font-size-complex="10pt" style:font-style-complex="italic"/>
    </style:style>
    <style:style style:name="ce188" style:family="table-cell" style:parent-style-name="Default">
      <style:table-cell-properties fo:background-color="transparent" fo:border="0.26pt solid #000000" style:vertical-align="top"/>
      <style:text-properties style:font-name="Franklin Gothic Medium" fo:font-size="10pt" fo:font-weight="bold" style:font-size-asian="10pt" style:font-weight-asian="bold" style:font-size-complex="10pt" style:font-weight-complex="bold"/>
    </style:style>
    <style:style style:name="ce189" style:family="table-cell" style:parent-style-name="Default">
      <style:table-cell-properties fo:background-color="transparent" fo:border="0.26pt solid #000000" style:vertical-align="top"/>
      <style:text-properties style:font-name="Franklin Gothic Medium" fo:font-size="10pt" fo:font-style="normal" style:font-size-asian="10pt" style:font-style-asian="normal" style:font-size-complex="10pt" style:font-style-complex="normal"/>
    </style:style>
    <style:style style:name="ce190" style:family="table-cell" style:parent-style-name="Default">
      <style:table-cell-properties fo:background-color="transparent" fo:border="0.26pt solid #000000" style:vertical-align="top"/>
      <style:text-properties style:use-window-font-color="true" style:font-name="Franklin Gothic Medium" fo:font-size="10pt" style:font-size-asian="10pt" style:font-size-complex="10pt"/>
    </style:style>
    <style:style style:name="ce191" style:family="table-cell" style:parent-style-name="Default" style:data-style-name="N100">
      <style:table-cell-properties style:text-align-source="fix" style:repeat-content="false" fo:background-color="transparent" fo:wrap-option="wrap" fo:border="0.26pt solid #000000" style:vertical-align="top"/>
      <style:paragraph-properties fo:text-align="end" fo:margin-left="0cm"/>
      <style:text-properties fo:color="#000000" style:font-name="Franklin Gothic Medium" fo:font-size="10pt" style:font-size-asian="10pt" style:font-size-complex="10pt" fo:hyphenate="true"/>
    </style:style>
    <style:style style:name="ce192" style:family="table-cell" style:parent-style-name="Default">
      <style:table-cell-properties fo:background-color="#993366" fo:border="0.26pt solid #000000" style:vertical-align="top"/>
      <style:text-properties style:use-window-font-color="true" style:font-name="Franklin Gothic Medium" fo:font-size="10pt" style:font-size-asian="10pt" style:font-size-complex="10pt"/>
    </style:style>
    <style:style style:name="ce193" style:family="table-cell" style:parent-style-name="Default">
      <style:table-cell-properties fo:background-color="transparent" fo:border="0.26pt solid #000000"/>
      <style:text-properties fo:color="#ff0000" style:font-name="Franklin Gothic Medium" fo:font-size="12pt" style:font-size-asian="12pt" style:font-size-complex="12pt"/>
    </style:style>
    <style:style style:name="ce194" style:family="table-cell" style:parent-style-name="Default">
      <style:table-cell-properties fo:background-color="transparent" fo:border="0.26pt solid #000000" style:vertical-align="top"/>
      <style:text-properties style:text-line-through-style="none" style:font-name="Franklin Gothic Medium" fo:font-size="10pt" style:font-size-asian="10pt" style:font-size-complex="10pt"/>
    </style:style>
    <style:style style:name="ce195" style:family="table-cell" style:parent-style-name="Default">
      <style:table-cell-properties fo:background-color="transparent" fo:wrap-option="wrap" fo:border="0.26pt solid #000000" style:vertical-align="top"/>
      <style:text-properties style:font-name="Franklin Gothic Medium" fo:font-size="10pt" style:font-size-asian="10pt" style:font-size-complex="10pt"/>
    </style:style>
    <style:style style:name="ce196" style:family="table-cell" style:parent-style-name="Default">
      <style:table-cell-properties fo:background-color="#800000" fo:border="0.26pt solid #000000" style:vertical-align="top"/>
      <style:text-properties style:font-name="Franklin Gothic Medium" fo:font-size="10pt" fo:font-style="italic" style:font-size-asian="10pt" style:font-style-asian="italic" style:font-size-complex="10pt" style:font-style-complex="italic"/>
    </style:style>
    <style:style style:name="ce197" style:family="table-cell" style:parent-style-name="Default">
      <style:table-cell-properties fo:background-color="transparent"/>
      <style:text-properties style:font-name="Franklin Gothic Medium" fo:font-size="11pt" fo:font-style="normal" style:font-size-asian="11pt" style:font-style-asian="normal" style:font-size-complex="11pt" style:font-style-complex="normal"/>
    </style:style>
    <style:style style:name="ce198" style:family="table-cell" style:parent-style-name="Default">
      <style:table-cell-properties fo:background-color="transparent"/>
      <style:text-properties style:font-name="Franklin Gothic Medium" fo:font-size="14pt" fo:font-style="normal" style:font-size-asian="14pt" style:font-style-asian="normal" style:font-size-complex="14pt" style:font-style-complex="normal"/>
    </style:style>
    <style:style style:name="ce199" style:family="table-cell" style:parent-style-name="Default">
      <style:table-cell-properties fo:background-color="#993366" fo:border="0.26pt solid #000000"/>
      <style:text-properties fo:color="#ffffff" style:font-name="Franklin Gothic Medium" fo:font-size="12pt" fo:font-style="normal" style:font-size-asian="12pt" style:font-style-asian="normal" style:font-size-complex="12pt" style:font-style-complex="normal"/>
    </style:style>
    <style:style style:name="ce200" style:family="table-cell" style:parent-style-name="Default">
      <style:table-cell-properties fo:background-color="#993366" fo:wrap-option="wrap" fo:border="0.26pt solid #000000"/>
      <style:text-properties fo:color="#ffffff" style:font-name="Franklin Gothic Medium" fo:font-size="12pt" fo:font-style="normal" style:font-size-asian="12pt" style:font-style-asian="normal" style:font-size-complex="12pt" style:font-style-complex="normal"/>
    </style:style>
    <style:style style:name="ce201" style:family="table-cell" style:parent-style-name="Default" style:data-style-name="N100">
      <style:table-cell-properties fo:background-color="transparent" fo:wrap-option="wrap" fo:border="0.26pt solid #000000" style:vertical-align="top"/>
      <style:text-properties fo:color="#000000" style:font-name="Franklin Gothic Medium" fo:font-size="10pt" style:font-size-asian="10pt" style:font-size-complex="10pt" fo:hyphenate="true"/>
    </style:style>
    <style:style style:name="ce202" style:family="table-cell" style:parent-style-name="Default">
      <style:table-cell-properties fo:background-color="#993366" fo:border="0.26pt solid #000000" style:vertical-align="top"/>
      <style:text-properties style:font-name="Franklin Gothic Medium" fo:font-size="10pt" fo:font-style="normal" style:font-size-asian="10pt" style:font-style-asian="normal" style:font-size-complex="10pt" style:font-style-complex="normal"/>
    </style:style>
    <style:style style:name="ce203" style:family="table-cell" style:parent-style-name="Default">
      <style:table-cell-properties fo:background-color="#800000" fo:border="0.26pt solid #000000" style:vertical-align="top"/>
      <style:text-properties style:font-name="Franklin Gothic Medium" fo:font-size="10pt" fo:font-style="normal" style:font-size-asian="10pt" style:font-style-asian="normal" style:font-size-complex="10pt" style:font-style-complex="normal"/>
    </style:style>
    <style:style style:name="ce204" style:family="table-cell" style:parent-style-name="Default">
      <style:table-cell-properties fo:background-color="#e6ff00" fo:border="0.26pt solid #000000" style:vertical-align="top"/>
      <style:text-properties style:font-name="Franklin Gothic Medium" fo:font-size="10pt" fo:font-style="normal" style:font-size-asian="10pt" style:font-style-asian="normal" style:font-size-complex="10pt" style:font-style-complex="normal"/>
    </style:style>
    <style:style style:name="ce205" style:family="table-cell" style:parent-style-name="Default">
      <style:table-cell-properties fo:background-color="transparent" fo:border="0.26pt solid #000000" style:vertical-align="top"/>
      <style:text-properties style:text-line-through-style="solid" style:font-name="Franklin Gothic Medium" fo:font-size="10pt" fo:font-style="normal" style:font-size-asian="10pt" style:font-style-asian="normal" style:font-size-complex="10pt" style:font-style-complex="normal"/>
    </style:style>
    <style:style style:name="ce206" style:family="table-cell" style:parent-style-name="Default">
      <style:table-cell-properties fo:background-color="transparent" fo:border="0.26pt solid #000000" style:vertical-align="top"/>
      <style:text-properties style:font-name="Franklin Gothic Medium" fo:font-size="10pt" fo:font-style="normal" fo:font-weight="bold" style:font-size-asian="10pt" style:font-style-asian="normal" style:font-weight-asian="bold" style:font-size-complex="10pt" style:font-style-complex="normal" style:font-weight-complex="bold"/>
    </style:style>
    <style:style style:name="ce207" style:family="table-cell" style:parent-style-name="Default">
      <style:text-properties fo:font-style="normal" style:font-style-asian="normal" style:font-style-complex="normal"/>
    </style:style>
    <style:style style:name="ce208" style:family="table-cell" style:parent-style-name="Default" style:data-style-name="N100">
      <style:table-cell-properties fo:background-color="transparent" fo:wrap-option="wrap"/>
      <style:text-properties style:font-name="Franklin Gothic Medium" fo:font-size="11pt" style:font-size-asian="11pt" style:font-size-complex="11pt" fo:hyphenate="true"/>
    </style:style>
    <style:style style:name="ce209" style:family="table-cell" style:parent-style-name="Default" style:data-style-name="N100">
      <style:table-cell-properties fo:background-color="transparent" fo:wrap-option="wrap"/>
      <style:text-properties fo:color="#000000" style:font-name="Franklin Gothic Medium" fo:font-size="11pt" style:font-size-asian="11pt" style:font-size-complex="11pt" fo:hyphenate="true"/>
    </style:style>
    <style:style style:name="ce210" style:family="table-cell" style:parent-style-name="Default" style:data-style-name="N100">
      <style:table-cell-properties fo:background-color="transparent" fo:wrap-option="wrap"/>
      <style:text-properties fo:color="#00ae00" style:font-name="Franklin Gothic Medium" fo:font-size="11pt" style:font-size-asian="11pt" style:font-size-complex="11pt" fo:hyphenate="true"/>
    </style:style>
    <style:style style:name="ce211" style:family="table-cell" style:parent-style-name="Default" style:data-style-name="N100">
      <style:table-cell-properties fo:background-color="transparent" fo:wrap-option="wrap"/>
      <style:text-properties fo:color="#0000ff" style:font-name="Franklin Gothic Medium" fo:font-size="11pt" style:font-size-asian="11pt" style:font-size-complex="11pt" fo:hyphenate="true"/>
    </style:style>
    <style:style style:name="ce212" style:family="table-cell" style:parent-style-name="Default" style:data-style-name="N100">
      <style:table-cell-properties fo:background-color="transparent" fo:wrap-option="wrap"/>
      <style:text-properties fo:color="#ff0000" style:font-name="Franklin Gothic Medium" fo:font-size="11pt" style:font-size-asian="11pt" style:font-size-complex="11pt" fo:hyphenate="true"/>
    </style:style>
    <style:style style:name="ce213"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size-asian="10pt" style:font-size-complex="10pt" fo:hyphenate="true"/>
    </style:style>
    <style:style style:name="ce214" style:family="table-cell" style:parent-style-name="Default" style:data-style-name="N100">
      <style:table-cell-properties fo:background-color="transparent" fo:wrap-option="wrap" fo:border="0.26pt solid #000000" style:vertical-align="top"/>
      <style:text-properties fo:color="#0000ff" style:font-name="Franklin Gothic Medium" fo:font-size="10pt" style:font-size-asian="10pt" style:font-size-complex="10pt" fo:hyphenate="true"/>
    </style:style>
    <style:style style:name="ce215"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name-asian="Lucida Sans Unicode" style:font-size-asian="10pt" style:font-name-complex="Mangal" style:font-size-complex="10pt" fo:hyphenate="true"/>
    </style:style>
    <style:style style:name="ce216"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17" style:family="table-cell" style:parent-style-name="Default" style:data-style-name="N100">
      <style:table-cell-properties fo:background-color="transparent" fo:wrap-option="wrap" fo:border="0.06pt solid #000000"/>
      <style:text-properties fo:color="#ff0000" style:font-name="Franklin Gothic Medium" fo:font-size="11pt" style:font-size-asian="11pt" style:font-size-complex="11pt" fo:hyphenate="true"/>
    </style:style>
    <style:style style:name="ce218" style:family="table-cell" style:parent-style-name="Default" style:data-style-name="N100">
      <style:table-cell-properties fo:border-bottom="0.06pt solid #000000" fo:background-color="transparent" fo:wrap-option="wrap" fo:border-left="0.06pt solid #000000" fo:border-right="0.06pt solid #000000" fo:border-top="0.26pt solid #000000" style:vertical-align="top"/>
      <style:text-properties fo:color="#00ae00" style:font-name="Franklin Gothic Medium" fo:font-size="10pt" style:font-size-asian="10pt" style:font-size-complex="10pt" fo:hyphenate="true"/>
    </style:style>
    <style:style style:name="ce219"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style:font-size-asian="10pt" style:font-style-asian="normal" style:font-size-complex="10pt" style:font-style-complex="normal" fo:hyphenate="true"/>
    </style:style>
    <style:style style:name="ce220" style:family="table-cell" style:parent-style-name="Default" style:data-style-name="N100">
      <style:table-cell-properties fo:background-color="#993366" fo:wrap-option="wrap" fo:border="0.26pt solid #000000" style:vertical-align="top"/>
      <style:text-properties fo:color="#ffffff" style:font-name="Franklin Gothic Medium" fo:font-size="10pt" style:font-size-asian="10pt" style:font-size-complex="10pt" fo:hyphenate="true"/>
    </style:style>
    <style:style style:name="ce221" style:family="table-cell" style:parent-style-name="Default" style:data-style-name="N100">
      <style:table-cell-properties fo:background-color="transparent" fo:wrap-option="wrap" fo:border="0.26pt solid #000000" style:vertical-align="top"/>
      <style:text-properties fo:color="#ff0000" style:font-name="Franklin Gothic Medium" fo:font-size="10pt" style:font-size-asian="10pt" style:font-size-complex="10pt" fo:hyphenate="true"/>
    </style:style>
    <style:style style:name="ce222" style:family="table-cell" style:parent-style-name="Default" style:data-style-name="N100">
      <style:table-cell-properties fo:background-color="#ffff00" fo:wrap-option="wrap" fo:border="0.26pt solid #000000" style:vertical-align="top"/>
      <style:text-properties fo:color="#000000" style:font-name="Franklin Gothic Medium" fo:font-size="10pt" style:font-size-asian="10pt" style:font-size-complex="10pt" fo:hyphenate="true"/>
    </style:style>
    <style:style style:name="ce223" style:family="table-cell" style:parent-style-name="Default" style:data-style-name="N100">
      <style:table-cell-properties fo:background-color="#800000"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224" style:family="table-cell" style:parent-style-name="Default" style:data-style-name="N100">
      <style:table-cell-properties fo:background-color="#e6ff00" fo:wrap-option="wrap" fo:border="0.26pt solid #000000" style:vertical-align="top"/>
      <style:text-properties fo:color="#000000" style:font-name="Franklin Gothic Medium" fo:font-size="10pt" style:font-size-asian="10pt" style:font-size-complex="10pt" fo:hyphenate="true"/>
    </style:style>
    <style:style style:name="ce225"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226" style:family="table-cell" style:parent-style-name="Default" style:data-style-name="N100">
      <style:table-cell-properties fo:background-color="transparent" fo:wrap-option="wrap" fo:border="0.26pt solid #000000" style:vertical-align="top"/>
      <style:text-properties fo:color="#00ae00" style:font-name="Franklin Gothic Medium" fo:font-size="10pt" fo:font-style="normal" style:font-size-asian="10pt" style:font-style-asian="normal" style:font-size-complex="10pt" style:font-style-complex="normal" fo:hyphenate="true"/>
    </style:style>
    <style:style style:name="ce227" style:family="table-cell" style:parent-style-name="Default" style:data-style-name="N100">
      <style:table-cell-properties fo:background-color="transparent" fo:wrap-option="wrap" fo:border="0.26pt solid #000000" style:vertical-align="top"/>
      <style:text-properties fo:color="#00ae00" style:font-name="Franklin Gothic Medium" fo:font-size="10pt" fo:font-style="italic" style:font-size-asian="10pt" style:font-style-asian="italic" style:font-size-complex="10pt" style:font-style-complex="italic" fo:hyphenate="true"/>
    </style:style>
    <style:style style:name="ce228"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italic" style:font-size-asian="10pt" style:font-style-asian="italic" style:font-size-complex="10pt" style:font-style-complex="italic" fo:hyphenate="true"/>
    </style:style>
    <style:style style:name="ce229"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weight="bold" style:font-size-asian="10pt" style:font-weight-asian="bold" style:font-size-complex="10pt" style:font-weight-complex="bold" fo:hyphenate="true"/>
    </style:style>
    <style:style style:name="ce230" style:family="table-cell" style:parent-style-name="Default" style:data-style-name="N100">
      <style:table-cell-properties fo:background-color="#ffff00" fo:wrap-option="wrap" fo:border="0.26pt solid #000000" style:vertical-align="top"/>
      <style:text-properties fo:color="#00ae00" style:font-name="Franklin Gothic Medium" fo:font-size="10pt" fo:font-style="italic" style:font-size-asian="10pt" style:font-style-asian="italic" style:font-size-complex="10pt" style:font-style-complex="italic" fo:hyphenate="true"/>
    </style:style>
    <style:style style:name="ce231" style:family="table-cell" style:parent-style-name="Default">
      <style:table-cell-properties fo:background-color="#e6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32" style:family="table-cell" style:parent-style-name="Default" style:data-style-name="N100">
      <style:table-cell-properties fo:background-color="#800000" fo:wrap-option="wrap" fo:border="0.26pt solid #000000" style:vertical-align="top"/>
      <style:text-properties fo:color="#000000" style:font-name="Franklin Gothic Medium" fo:font-size="10pt" style:font-size-asian="10pt" style:font-size-complex="10pt" fo:hyphenate="true"/>
    </style:style>
    <style:style style:name="ce233" style:family="table-cell" style:parent-style-name="Default" style:data-style-name="N100">
      <style:table-cell-properties fo:background-color="#ffff00" fo:wrap-option="wrap" fo:border="0.26pt solid #000000" style:vertical-align="top"/>
      <style:text-properties fo:color="#000000" style:font-name="Franklin Gothic Medium" fo:font-size="10pt" fo:font-style="italic" style:font-size-asian="10pt" style:font-style-asian="italic" style:font-size-complex="10pt" style:font-style-complex="italic" fo:hyphenate="true"/>
    </style:style>
    <style:style style:name="ce234" style:family="table-cell" style:parent-style-name="Default" style:data-style-name="N100">
      <style:table-cell-properties fo:background-color="#993366" fo:wrap-option="wrap" fo:border="0.26pt solid #000000" style:vertical-align="top"/>
      <style:text-properties fo:color="#ffffff" style:font-name="Franklin Gothic Medium" fo:font-size="10pt" fo:font-weight="bold" style:font-size-asian="10pt" style:font-weight-asian="bold" style:font-size-complex="10pt" style:font-weight-complex="bold" fo:hyphenate="true"/>
    </style:style>
    <style:style style:name="ce235" style:family="table-cell" style:parent-style-name="Default">
      <style:table-cell-properties fo:background-color="transparent" fo:wrap-option="wrap"/>
      <style:text-properties style:font-name="Franklin Gothic Medium" fo:font-size="11pt" style:font-size-asian="11pt" style:font-size-complex="11pt"/>
    </style:style>
    <style:style style:name="ce236" style:family="table-cell" style:parent-style-name="Default">
      <style:table-cell-properties fo:background-color="transparent" fo:wrap-option="wrap" fo:border="0.26pt solid #000000" style:vertical-align="top"/>
      <style:text-properties style:font-name="Franklin Gothic Medium" fo:font-size="10pt" fo:font-style="italic" style:font-size-asian="10pt" style:font-style-asian="italic" style:font-size-complex="10pt" style:font-style-complex="italic"/>
    </style:style>
    <style:style style:name="ce237" style:family="table-cell" style:parent-style-name="Default">
      <style:table-cell-properties fo:wrap-option="wrap" fo:border="0.26pt solid #000000" style:vertical-align="top"/>
      <style:text-properties style:font-name="Franklin Gothic Medium" fo:font-size="10pt" style:font-size-asian="10pt" style:font-size-complex="10pt"/>
    </style:style>
    <style:style style:name="ce238" style:family="table-cell" style:parent-style-name="Default">
      <style:table-cell-properties style:text-align-source="fix" style:repeat-content="false"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39" style:family="table-cell" style:parent-style-name="Default">
      <style:table-cell-properties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41"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fo:background-color="#993366"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fo:background-color="transparent" fo:wrap-option="wrap" fo:border="0.26pt solid #000000" style:vertical-align="top"/>
      <style:text-properties style:use-window-font-color="true" style:font-name="Franklin Gothic Medium" fo:font-size="10pt" style:font-size-asian="10pt" style:font-size-complex="10pt"/>
    </style:style>
    <style:style style:name="ce245" style:family="table-cell" style:parent-style-name="Default">
      <style:table-cell-properties style:text-align-source="fix" style:repeat-content="false" fo:background-color="transparent"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46" style:family="table-cell" style:parent-style-name="Default">
      <style:table-cell-properties fo:background-color="#993366"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47" style:family="table-cell" style:parent-style-name="Default">
      <style:table-cell-properties fo:background-color="transparent" fo:wrap-option="wrap" fo:border="0.26pt solid #000000"/>
      <style:text-properties fo:color="#ff0000" style:font-name="Franklin Gothic Medium" fo:font-size="12pt" style:font-size-asian="12pt" style:font-size-complex="12pt"/>
    </style:style>
    <style:style style:name="ce248"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49" style:family="table-cell" style:parent-style-name="Default">
      <style:table-cell-properties fo:background-color="#800000" fo:wrap-option="wrap" fo:border="0.26pt solid #000000" style:vertical-align="top"/>
      <style:text-properties style:font-name="Franklin Gothic Medium" fo:font-size="10pt" style:font-size-asian="10pt" style:font-size-complex="10pt"/>
    </style:style>
    <style:style style:name="ce250" style:family="table-cell" style:parent-style-name="Default">
      <style:table-cell-properties fo:background-color="#e6ff00"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251" style:family="table-cell" style:parent-style-name="Default">
      <style:table-cell-properties fo:background-color="transparent" fo:wrap-option="wrap" fo:border="0.26pt solid #000000" style:vertical-align="top"/>
      <style:text-properties style:text-line-through-style="solid" style:font-name="Franklin Gothic Medium" fo:font-size="10pt" style:font-size-asian="10pt" style:font-size-complex="10pt"/>
    </style:style>
    <style:style style:name="ce252" style:family="table-cell" style:parent-style-name="Default">
      <style:table-cell-properties fo:background-color="#e6ff00" fo:wrap-option="wrap" fo:border="0.26pt solid #000000" style:vertical-align="top"/>
      <style:text-properties style:font-name="Franklin Gothic Medium" fo:font-size="10pt" style:font-size-asian="10pt" style:font-size-complex="10pt"/>
    </style:style>
    <style:style style:name="ce253" style:family="table-cell" style:parent-style-name="Default">
      <style:table-cell-properties fo:background-color="transparent" fo:wrap-option="wrap" fo:border="0.26pt solid #000000" style:vertical-align="top"/>
      <style:text-properties style:font-name="Franklin Gothic Medium" fo:font-size="10pt" fo:font-style="normal" style:font-size-asian="10pt" style:font-style-asian="normal" style:font-size-complex="10pt" style:font-style-complex="normal"/>
    </style:style>
    <style:style style:name="ce254"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style:font-size-asian="10pt" style:font-style-asian="normal" style:font-size-complex="10pt" style:font-style-complex="normal"/>
    </style:style>
    <style:style style:name="ce255"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italic" style:font-size-asian="10pt" style:font-style-asian="italic" style:font-size-complex="10pt" style:font-style-complex="italic"/>
    </style:style>
    <style:style style:name="ce256" style:family="table-cell" style:parent-style-name="Default">
      <style:table-cell-properties style:text-align-source="fix" style:repeat-content="false" fo:border="0.06pt solid #000000" style:vertical-align="top"/>
      <style:paragraph-properties fo:text-align="center" fo:margin-left="0cm"/>
      <style:text-properties style:font-name="Franklin Gothic Medium" fo:font-size="10pt" fo:font-style="normal" fo:font-weight="bold" style:font-size-asian="10pt" style:font-style-asian="normal" style:font-weight-asian="bold" style:font-size-complex="10pt" style:font-style-complex="normal" style:font-weight-complex="bold"/>
    </style:style>
    <style:style style:name="ce257" style:family="table-cell" style:parent-style-name="Default">
      <style:table-cell-properties fo:background-color="#ffff00" style:text-align-source="fix" style:repeat-content="false" fo:border="0.06pt solid #000000" style:vertical-align="top"/>
      <style:paragraph-properties fo:text-align="center" fo:margin-left="0cm"/>
      <style:text-properties style:font-name="Franklin Gothic Medium" fo:font-size="10pt" fo:font-style="italic" fo:font-weight="bold" style:font-size-asian="10pt" style:font-style-asian="italic" style:font-weight-asian="bold" style:font-size-complex="10pt" style:font-style-complex="italic" style:font-weight-complex="bold"/>
    </style:style>
    <style:style style:name="ce258" style:family="table-cell" style:parent-style-name="Default">
      <style:table-cell-properties fo:background-color="#800000" fo:wrap-option="wrap" fo:border="0.26pt solid #000000" style:vertical-align="top"/>
      <style:text-properties style:use-window-font-color="true" style:font-name="Franklin Gothic Medium" fo:font-size="10pt" fo:font-style="italic" style:font-size-asian="10pt" style:font-style-asian="italic" style:font-size-complex="10pt" style:font-style-complex="italic"/>
    </style:style>
    <style:style style:name="ce259" style:family="table-cell" style:parent-style-name="Default">
      <style:table-cell-properties fo:background-color="#993366" fo:wrap-option="wrap" fo:border="0.26pt solid #000000" style:vertical-align="top"/>
      <style:text-properties fo:color="#ffffff" style:font-name="Franklin Gothic Medium" fo:font-size="10pt" style:font-size-asian="10pt" style:font-size-complex="10pt"/>
    </style:style>
    <style:style style:name="ce260" style:family="table-cell" style:parent-style-name="Default">
      <style:table-cell-properties fo:background-color="transparent"/>
      <style:text-properties style:font-name="Arial" fo:font-size="9pt" fo:font-style="normal" fo:font-weight="normal" style:font-size-asian="9pt" style:font-style-asian="normal" style:font-weight-asian="normal" style:font-size-complex="9pt" style:font-style-complex="normal" style:font-weight-complex="normal"/>
    </style:style>
    <style:style style:name="ce261"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2"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3" style:family="table-cell" style:parent-style-name="Default">
      <style:table-cell-properties fo:background-color="#993366"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4"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265" style:family="table-cell" style:parent-style-name="Default">
      <style:table-cell-properties fo:background-color="#ff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6"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7" style:family="table-cell" style:parent-style-name="Default">
      <style:table-cell-properties fo:background-color="#ffff00"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68" style:family="table-cell" style:parent-style-name="Default">
      <style:table-cell-properties fo:background-color="transparent" fo:wrap-option="wrap" fo:border="0.26pt solid #000000" style:vertical-align="top"/>
      <style:text-properties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269" style:family="table-cell" style:parent-style-name="Default">
      <style:table-cell-properties fo:background-color="transparent" fo:wrap-option="wrap" fo:border="0.26pt solid #000000" style:vertical-align="top"/>
      <style:text-properties fo:color="#dc23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70" style:family="table-cell" style:parent-style-name="Default">
      <style:table-cell-properties fo:background-color="#e6ff00"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71" style:family="table-cell" style:parent-style-name="Default">
      <style:table-cell-properties fo:background-color="#800000"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72" style:family="table-cell" style:parent-style-name="Default">
      <style:table-cell-properties fo:background-color="transparent" fo:wrap-option="wrap" fo:border="0.26pt solid #000000" style:vertical-align="top"/>
      <style:text-properties fo:color="#ff0000" style:font-name="Franklin Gothic Medium" fo:font-size="10pt" fo:font-style="normal" fo:font-weight="bold" style:font-size-asian="10pt" style:font-style-asian="normal" style:font-weight-asian="bold" style:font-size-complex="10pt" style:font-style-complex="normal" style:font-weight-complex="bold" fo:hyphenate="true"/>
    </style:style>
    <style:style style:name="ce273" style:family="table-cell" style:parent-style-name="Default">
      <style:table-cell-properties fo:background-color="#ffff00" fo:wrap-option="wrap" fo:border="0.26pt solid #000000" style:vertical-align="top"/>
      <style:text-properties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274" style:family="table-cell" style:parent-style-name="Default">
      <style:table-cell-properties fo:background-color="#e6ff00" fo:wrap-option="wrap" fo:border="0.26pt solid #000000" style:vertical-align="top"/>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275" style:family="table-cell" style:parent-style-name="Default">
      <style:table-cell-properties fo:background-color="#993366" fo:wrap-option="wrap" fo:border="0.26pt solid #000000" style:vertical-align="top"/>
      <style:text-properties fo:color="#ffffff"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76" style:family="table-cell" style:parent-style-name="Default">
      <style:text-properties style:font-name="Arial" fo:font-size="9pt" style:font-size-asian="9pt" style:font-size-complex="9pt"/>
    </style:style>
    <style:style style:name="ce277" style:family="table-cell" style:parent-style-name="Default">
      <style:table-cell-properties fo:background-color="transparent" fo:border="0.26pt solid #000000" style:vertical-align="top"/>
      <style:text-properties fo:color="#00ae00" style:font-name="Franklin Gothic Medium" fo:font-size="10pt" style:font-name-asian="Lucida Sans Unicode" style:font-size-asian="10pt" style:font-name-complex="Mangal" style:font-size-complex="10pt"/>
    </style:style>
    <style:style style:name="ce278"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bold" style:font-size-asian="10pt" style:font-style-asian="normal" style:font-weight-asian="bold" style:font-size-complex="10pt" style:font-style-complex="normal" style:font-weight-complex="bold" fo:hyphenate="true"/>
    </style:style>
    <style:style style:name="ce279" style:family="table-cell" style:parent-style-name="Default">
      <style:table-cell-properties fo:background-color="#ffff00" fo:border="0.26pt solid #000000" style:vertical-align="top"/>
      <style:text-properties style:font-name="Franklin Gothic Medium" fo:font-size="10pt" style:font-size-asian="10pt" style:font-size-complex="10pt"/>
    </style:style>
    <style:style style:name="ce280" style:family="table-cell" style:parent-style-name="Default">
      <style:table-cell-properties fo:background-color="#dd4814" fo:border="0.26pt solid #000000" style:vertical-align="top"/>
      <style:text-properties style:font-name="Franklin Gothic Medium" fo:font-size="10pt" style:font-size-asian="10pt" style:font-size-complex="10pt"/>
    </style:style>
    <style:style style:name="ce281" style:family="table-cell" style:parent-style-name="Default">
      <style:table-cell-properties fo:background-color="#993366" fo:border="0.26pt solid #000000"/>
      <style:text-properties style:font-name="Franklin Gothic Medium" fo:font-size="12pt" style:font-size-asian="12pt" style:font-size-complex="12pt"/>
    </style:style>
    <style:style style:name="ce282" style:family="table-cell" style:parent-style-name="Default">
      <style:table-cell-properties fo:background-color="transparent"/>
      <style:text-properties style:font-name="Franklin Gothic Medium" fo:font-size="11pt" fo:font-style="italic" style:font-size-asian="11pt" style:font-style-asian="italic" style:font-size-complex="11pt" style:font-style-complex="italic"/>
    </style:style>
    <style:style style:name="ce283" style:family="table-cell" style:parent-style-name="Default">
      <style:table-cell-properties fo:background-color="transparent"/>
      <style:text-properties style:use-window-font-color="true" style:font-name="Franklin Gothic Medium" fo:font-size="11pt" style:font-size-asian="11pt" style:font-size-complex="11pt"/>
    </style:style>
    <style:style style:name="ce284" style:family="table-cell" style:parent-style-name="Default">
      <style:table-cell-properties fo:background-color="transparent"/>
      <style:text-properties style:use-window-font-color="true" style:text-line-through-style="solid" style:font-name="Franklin Gothic Medium" fo:font-size="11pt" style:font-size-asian="11pt" style:font-size-complex="11pt"/>
    </style:style>
    <style:style style:name="ce285" style:family="table-cell" style:parent-style-name="Default">
      <style:table-cell-properties fo:background-color="transparent"/>
      <style:text-properties style:font-name="Franklin Gothic Medium" fo:font-size="11pt" fo:font-weight="bold" style:font-size-asian="11pt" style:font-weight-asian="bold" style:font-size-complex="11pt"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1" style:family="text">
      <style:text-properties style:text-line-through-style="solid"/>
    </style:style>
    <style:style style:name="T2"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style:font-name="Franklin Gothic Medium" style:font-name-asian="Lucida Sans Unicode" style:font-name-complex="Mangal"/>
    </style:style>
    <style:style style:name="T13" style:family="text">
      <style:text-properties style:font-name="Arial1" fo:font-size="10pt" style:font-name-asian="TimesNewRomanPSMT" style:font-size-asian="10pt" style:font-size-complex="10pt"/>
    </style:style>
    <style:style style:name="T14" style:family="text">
      <style:text-properties style:font-name="Arial1" fo:font-size="10pt" style:font-name-asian="TimesNewRomanPSMT" style:font-size-asian="10pt" style:font-name-complex="TimesNewRomanPSMT" style:font-size-complex="10pt"/>
    </style:style>
    <style:style style:name="T15" style:family="text">
      <style:text-properties style:font-name="Arial1" fo:font-size="10pt" style:font-name-asian="BitstreamVeraSans-Roman" style:font-size-asian="10pt" style:font-name-complex="BitstreamVeraSans-Roman" style:font-size-complex="10pt"/>
    </style:style>
    <style:style style:name="T16" style:family="text">
      <style:text-properties style:font-name="Arial1" fo:font-size="10pt" fo:font-weight="normal" style:font-name-asian="TimesNewRomanPS-BoldMT" style:font-size-asian="10pt" style:font-weight-asian="normal" style:font-name-complex="TimesNewRomanPS-BoldMT" style:font-size-complex="10pt" style:font-weight-complex="normal"/>
    </style:style>
    <style:style style:name="T17" style:family="text">
      <style:text-properties style:font-name="Arial1" fo:font-size="10pt" fo:font-weight="normal" style:font-name-asian="TimesNewRomanPSMT" style:font-size-asian="10pt" style:font-weight-asian="normal" style:font-name-complex="TimesNewRomanPSMT" style:font-size-complex="10pt" style:font-weight-complex="normal"/>
    </style:style>
    <style:style style:name="T18" style:family="text">
      <style:text-properties style:font-name="Arial1" fo:font-size="10pt" fo:font-weight="normal" style:font-name-asian="OpenSymbol" style:font-size-asian="10pt" style:font-weight-asian="normal" style:font-name-complex="OpenSymbol" style:font-size-complex="10pt" style:font-weight-complex="normal"/>
    </style:style>
    <style:style style:name="T19" style:family="text">
      <style:text-properties style:font-name="Arial1" fo:font-size="10pt" fo:font-weight="normal" style:font-name-asian="BitstreamVeraSans-Roman" style:font-size-asian="10pt" style:font-weight-asian="normal" style:font-name-complex="BitstreamVeraSans-Roman" style:font-size-complex="10pt" style:font-weight-complex="normal"/>
    </style:style>
    <style:style style:name="T20" style:family="text">
      <style:text-properties style:font-name="Arial1" fo:font-size="10pt" fo:font-weight="bold" style:font-name-asian="TimesNewRomanPS-BoldMT" style:font-size-asian="10pt" style:font-weight-asian="bold" style:font-name-complex="TimesNewRomanPS-BoldMT" style:font-size-complex="10pt" style:font-weight-complex="bold"/>
    </style:style>
    <style:style style:name="T21" style:family="text">
      <style:text-properties style:font-name="Arial1" fo:font-size="10pt" style:font-size-asian="10pt" style:font-size-complex="10pt"/>
    </style:style>
    <style:style style:name="T22" style:family="text">
      <style:text-properties style:font-name="Arial1" fo:font-size="10pt" fo:font-style="italic" style:font-name-asian="TimesNewRomanPS-ItalicMT" style:font-size-asian="10pt" style:font-style-asian="italic" style:font-name-complex="TimesNewRomanPS-ItalicMT" style:font-size-complex="10pt" style:font-style-complex="italic"/>
    </style:style>
    <style:style style:name="T39" style:family="text">
      <style:text-properties style:use-window-font-color="true" style:font-name="Arial1" fo:font-size="10pt" fo:font-weight="normal" style:font-name-asian="Verdana-Bold" style:font-size-asian="10pt" style:font-weight-asian="normal" style:font-name-complex="Verdana-Bold" style:font-size-complex="10pt" style:font-weight-complex="normal"/>
    </style:style>
    <style:style style:name="T40" style:family="text">
      <style:text-properties style:font-name="Arial1" fo:font-weight="normal" style:font-weight-asian="normal" style:font-weight-complex="normal"/>
    </style:style>
    <style:style style:name="T23" style:family="text">
      <style:text-properties style:font-name="Arial" fo:font-size="10pt" style:font-name-asian="TimesNewRomanPSMT" style:font-size-asian="10pt" style:font-name-complex="TimesNewRomanPSMT" style:font-size-complex="10pt"/>
    </style:style>
    <style:style style:name="T24" style:family="text">
      <style:text-properties style:font-name="Arial" fo:font-size="10pt" fo:font-style="italic" style:font-name-asian="TimesNewRomanPS-ItalicMT" style:font-size-asian="10pt" style:font-style-asian="italic" style:font-name-complex="TimesNewRomanPS-ItalicMT" style:font-size-complex="10pt" style:font-style-complex="italic"/>
    </style:style>
    <style:style style:name="T41" style:family="text">
      <style:text-properties style:font-name="DejaVuSans-BoldOblique"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style:style style:name="T42" style:family="text">
      <style:text-properties style:font-name="BitstreamVeraSans-Roman" fo:font-size="10pt" style:font-name-asian="BitstreamVeraSans-Roman" style:font-size-asian="10pt" style:font-name-complex="BitstreamVeraSans-Roman" style:font-size-complex="10pt"/>
    </style:style>
    <style:style style:name="T25" style:family="text">
      <style:text-properties style:font-name="Arial1" fo:font-size="10pt" style:font-name-asian="LiberationSerif" style:font-size-asian="10pt" style:font-name-complex="LiberationSerif" style:font-size-complex="10pt"/>
    </style:style>
    <style:style style:name="T26" style:family="text">
      <style:text-properties style:font-name="Arial1" fo:font-size="10pt" style:font-name-asian="OpenSymbol" style:font-size-asian="10pt" style:font-name-complex="OpenSymbol" style:font-size-complex="10pt"/>
    </style:style>
    <style:style style:name="T43" style:family="text">
      <style:text-properties fo:color="#000000" style:font-name="Arial1" fo:font-size="10pt" fo:font-weight="normal" style:font-name-asian="Verdana" style:font-size-asian="10pt" style:font-weight-asian="normal" style:font-name-complex="Verdana" style:font-size-complex="10pt" style:font-weight-complex="normal"/>
    </style:style>
    <style:style style:name="T44" style:family="text">
      <style:text-properties style:font-name="Arial1" fo:font-size="10pt" fo:font-weight="normal" style:font-name-asian="Verdana-Bold" style:font-size-asian="10pt" style:font-weight-asian="normal" style:font-name-complex="Verdana-Bold" style:font-size-complex="10pt" style:font-weight-complex="normal"/>
    </style:style>
    <style:style style:name="T27" style:family="text">
      <style:text-properties style:font-name="Arial1" fo:font-size="10pt" fo:language="fr" fo:country="FR" style:font-size-asian="10pt" style:font-size-complex="10pt"/>
    </style:style>
    <style:style style:name="T45" style:family="text">
      <style:text-properties style:font-name="Arial1"/>
    </style:style>
    <style:style style:name="T28" style:family="text">
      <style:text-properties style:font-name="TimesNewRomanPSMT" fo:font-size="10pt" style:font-size-asian="10pt" style:font-size-complex="10pt"/>
    </style:style>
    <style:style style:name="T29" style:family="text">
      <style:text-properties style:font-name="Arial1" fo:font-size="10pt" fo:font-weight="normal" style:font-name-asian="ArialMT" style:font-size-asian="10pt" style:font-weight-asian="normal" style:font-name-complex="ArialMT" style:font-size-complex="10pt" style:font-weight-complex="normal"/>
    </style:style>
    <style:style style:name="T30" style:family="text">
      <style:text-properties style:font-name="ArialMT" style:font-name-asian="ArialMT" style:font-name-complex="ArialMT" style:font-size-complex="5.69999980926514pt"/>
    </style:style>
    <style:style style:name="T46" style:family="text">
      <style:text-properties style:font-name="BitstreamVeraSans-Roman" fo:font-size="9pt" style:font-name-asian="BitstreamVeraSans-Roman" style:font-size-asian="9pt" style:font-name-complex="BitstreamVeraSans-Roman" style:font-size-complex="9pt"/>
    </style:style>
    <style:style style:name="T31" style:family="text">
      <style:text-properties style:font-name="Arial1" fo:font-size="10pt" fo:font-weight="normal" style:font-size-asian="10pt" style:font-weight-asian="normal" style:font-size-complex="10pt" style:font-weight-complex="normal"/>
    </style:style>
    <style:style style:name="T32" style:family="text">
      <style:text-properties style:font-size-complex="5.69999980926514pt"/>
    </style:style>
    <style:style style:name="T33" style:family="text">
      <style:text-properties style:font-name="Arial1" fo:font-size="10pt" style:font-name-asian="BAAAAA+CourierNewPSMT" style:font-size-asian="10pt" style:font-name-complex="BAAAAA+CourierNewPSMT" style:font-size-complex="10pt"/>
    </style:style>
    <style:style style:name="T34" style:family="text">
      <style:text-properties fo:font-size="10pt" style:font-size-asian="10pt" style:font-size-complex="10pt"/>
    </style:style>
    <style:style style:name="T47" style:family="text">
      <style:text-properties style:font-name="Arial1" style:font-name-asian="Verdana-Bold" style:font-name-complex="Verdana-Bold"/>
    </style:style>
    <style:style style:name="T48" style:family="text">
      <style:text-properties style:font-name="Arial1" fo:font-size="9pt" style:font-name-asian="Verdana-Bold" style:font-size-asian="9pt" style:font-name-complex="Verdana-Bold" style:font-size-complex="9pt"/>
    </style:style>
    <style:style style:name="T35" style:family="text">
      <style:text-properties style:font-name="Arial1" fo:font-size="10pt" style:font-name-asian="ArialMT" style:font-size-asian="10pt" style:font-name-complex="ArialMT" style:font-size-complex="10pt"/>
    </style:style>
    <style:style style:name="T36" style:family="text">
      <style:text-properties style:font-name="Arial1" fo:font-size="10pt" fo:font-weight="normal" style:font-name-asian="Arial-BoldMT" style:font-size-asian="10pt" style:font-weight-asian="normal" style:font-name-complex="Arial-BoldMT" style:font-size-complex="10pt" style:font-weight-complex="normal"/>
    </style:style>
    <style:style style:name="T49" style:family="text">
      <style:text-properties style:font-name="Arial-BoldItalicMT" fo:font-size="10pt"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T37" style:family="text">
      <style:text-properties fo:color="#000000" style:font-name="Arial1" fo:font-size="10pt" style:font-name-asian="TimesNewRomanPSMT" style:font-size-asian="10pt" style:font-name-complex="TimesNewRomanPSMT" style:font-size-complex="10pt"/>
    </style:style>
    <style:style style:name="T38" style:family="text">
      <style:text-properties fo:color="#000081" style:font-name="Arial1" fo:font-size="10pt" style:font-name-asian="TimesNewRomanPSMT" style:font-size-asian="10pt" style:font-name-complex="TimesNewRomanPSMT" style:font-size-complex="10pt"/>
    </style:style>
    <style:style style:name="T50" style:family="text">
      <style:text-properties style:font-name="Arial1"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style:style style:name="T59" style:family="text">
      <style:text-properties fo:font-size="12pt"/>
    </style:style>
    <style:style style:name="T60" style:family="text">
      <style:text-properties fo:color="#ff0000"/>
    </style:style>
    <style:style style:name="T61" style:family="text">
      <style:text-properties fo:color="#800000" fo:font-size="12pt"/>
    </style:style>
    <style:style style:name="T62" style:family="text">
      <style:text-properties fo:color="#0000ff" fo:font-size="12pt"/>
    </style:style>
  </office:automatic-styles>
  <office:body>
    <office:spreadsheet>
      <table:tracked-changes>
        <table:cell-content-change table:id="ct1">
          <table:cell-address table:column="4" table:row="150" table:table="0"/>
          <office:change-info>
            <dc:creator>Hubert FONGARNAND</dc:creator>
            <dc:date>2013-02-28T09:04:04</dc:date>
          </office:change-info>
          <table:previous>
            <table:change-track-table-cell office:value-type="string">
              <text:p>En tant qu'Expert, je ne peux <text:s/>créer deux termes ayant la même valeur lexicale et la même langue dans le même Vocabulaire</text:p>
            </table:change-track-table-cell>
          </table:previous>
        </table:cell-content-change>
        <table:cell-content-change table:id="ct2">
          <table:cell-address table:column="4" table:row="151" table:table="0"/>
          <office:change-info>
            <dc:creator>Hubert FONGARNAND</dc:creator>
            <dc:date>2013-02-28T09:04:20</dc:date>
          </office:change-info>
          <table:previous>
            <table:change-track-table-cell office:value-type="string">
              <text:p>UST : Moteur d’import XML</text:p>
            </table:change-track-table-cell>
          </table:previous>
        </table:cell-content-change>
        <table:cell-content-change table:id="ct3">
          <table:cell-address table:column="6" table:row="151" table:table="0"/>
          <office:change-info>
            <dc:creator>Hubert FONGARNAND</dc:creator>
            <dc:date>2013-02-28T09:04:32</dc:date>
          </office:change-info>
          <table:previous>
            <table:change-track-table-cell/>
          </table:previous>
        </table:cell-content-change>
        <table:cell-content-change table:id="ct4">
          <table:cell-address table:column="6" table:row="151" table:table="0"/>
          <office:change-info>
            <dc:creator>Hubert FONGARNAND</dc:creator>
            <dc:date>2013-02-28T09:04:51</dc:date>
          </office:change-info>
          <table:previous table:id="ct3">
            <table:change-track-table-cell office:value-type="string">
              <text:p>Champ d’upload de fichier SKOS </text:p>
            </table:change-track-table-cell>
          </table:previous>
        </table:cell-content-change>
        <table:insertion table:id="ct5" table:type="row" table:position="152" table:table="0">
          <office:change-info>
            <dc:creator>Hubert FONGARNAND</dc:creator>
            <dc:date>2013-02-28T09:05:19</dc:date>
          </office:change-info>
          <table:dependencies>
            <table:dependence table:id="ct739"/>
            <table:dependence table:id="ct69"/>
            <table:dependence table:id="ct68"/>
            <table:dependence table:id="ct67"/>
            <table:dependence table:id="ct66"/>
            <table:dependence table:id="ct7"/>
            <table:dependence table:id="ct6"/>
          </table:dependencies>
        </table:insertion>
        <table:cell-content-change table:id="ct6">
          <table:cell-address table:column="4" table:row="152" table:table="0"/>
          <office:change-info>
            <dc:creator>Hubert FONGARNAND</dc:creator>
            <dc:date>2013-02-28T09:05:30</dc:date>
          </office:change-info>
          <table:previous>
            <table:change-track-table-cell/>
          </table:previous>
        </table:cell-content-change>
        <table:cell-content-change table:id="ct7">
          <table:cell-address table:column="4" table:row="152" table:table="0"/>
          <office:change-info>
            <dc:creator>Hubert FONGARNAND</dc:creator>
            <dc:date>2013-02-28T09:05:53</dc:date>
          </office:change-info>
          <table:previous table:id="ct6">
            <table:change-track-table-cell office:value-type="string">
              <text:p>UST : Import XML SKOS</text:p>
            </table:change-track-table-cell>
          </table:previous>
        </table:cell-content-change>
        <table:insertion table:id="ct8" table:type="row" table:position="153" table:table="0">
          <office:change-info>
            <dc:creator>Hubert FONGARNAND</dc:creator>
            <dc:date>2013-02-28T09:06:02</dc:date>
          </office:change-info>
          <table:dependencies>
            <table:dependence table:id="ct11"/>
            <table:dependence table:id="ct10"/>
            <table:dependence table:id="ct9"/>
          </table:dependencies>
        </table:insertion>
        <table:cell-content-change table:id="ct9">
          <table:cell-address table:column="4" table:row="153" table:table="0"/>
          <office:change-info>
            <dc:creator>Hubert FONGARNAND</dc:creator>
            <dc:date>2013-02-28T09:06:05</dc:date>
          </office:change-info>
          <table:previous>
            <table:change-track-table-cell/>
          </table:previous>
        </table:cell-content-change>
        <table:cell-content-change table:id="ct10">
          <table:cell-address table:column="4" table:row="153" table:table="0"/>
          <office:change-info>
            <dc:creator>Hubert FONGARNAND</dc:creator>
            <dc:date>2013-02-28T09:06:14</dc:date>
          </office:change-info>
          <table:previous table:id="ct9">
            <table:change-track-table-cell office:value-type="string">
              <text:p>UST : Import XML SKOS</text:p>
              <text:p>Entités, thesaurus, Concept + Terme+ Relations entre concepts</text:p>
            </table:change-track-table-cell>
          </table:previous>
        </table:cell-content-change>
        <table:cell-content-change table:id="ct11">
          <table:cell-address table:column="4" table:row="153" table:table="0"/>
          <office:change-info>
            <dc:creator>Hubert FONGARNAND</dc:creator>
            <dc:date>2013-02-28T09:09:13</dc:date>
          </office:change-info>
          <table:previous table:id="ct10">
            <table:change-track-table-cell office:value-type="string">
              <text:p>UST : Import XML SKOS</text:p>
              <text:p>Notes</text:p>
            </table:change-track-table-cell>
          </table:previous>
        </table:cell-content-change>
        <table:insertion table:id="ct12" table:type="row" table:position="153" table:table="0">
          <office:change-info>
            <dc:creator>Hubert FONGARNAND</dc:creator>
            <dc:date>2013-02-28T09:10:21</dc:date>
          </office:change-info>
          <table:dependencies>
            <table:dependence table:id="ct740"/>
            <table:dependence table:id="ct71"/>
            <table:dependence table:id="ct70"/>
            <table:dependence table:id="ct13"/>
          </table:dependencies>
        </table:insertion>
        <table:deletion table:id="ct13" table:type="row" table:position="153" table:table="0">
          <office:change-info>
            <dc:creator>Hubert FONGARNAND</dc:creator>
            <dc:date>2013-02-28T09:10:33</dc:date>
          </office:change-info>
          <table:deletions>
            <table:change-deletion table:id="ct12"/>
          </table:deletions>
        </table:deletion>
        <table:insertion table:id="ct14" table:type="row" table:position="154" table:table="0">
          <office:change-info>
            <dc:creator>Hubert FONGARNAND</dc:creator>
            <dc:date>2013-02-28T09:10:36</dc:date>
          </office:change-info>
          <table:dependencies>
            <table:dependence table:id="ct741"/>
            <table:dependence table:id="ct73"/>
            <table:dependence table:id="ct72"/>
            <table:dependence table:id="ct16"/>
            <table:dependence table:id="ct15"/>
          </table:dependencies>
        </table:insertion>
        <table:cell-content-change table:id="ct15">
          <table:cell-address table:column="4" table:row="154" table:table="0"/>
          <office:change-info>
            <dc:creator>Hubert FONGARNAND</dc:creator>
            <dc:date>2013-02-28T09:10:37</dc:date>
          </office:change-info>
          <table:previous>
            <table:change-track-table-cell/>
          </table:previous>
        </table:cell-content-change>
        <table:cell-content-change table:id="ct16">
          <table:cell-address table:column="4" table:row="154" table:table="0"/>
          <office:change-info>
            <dc:creator>Hubert FONGARNAND</dc:creator>
            <dc:date>2013-02-28T09:11:45</dc:date>
          </office:change-info>
          <table:previous table:id="ct15">
            <table:change-track-table-cell office:value-type="string">
              <text:p>UST : Import XML SKOS</text:p>
              <text:p>Notes (editorialNote, definition, changeNote, historyNote,...)</text:p>
            </table:change-track-table-cell>
          </table:previous>
        </table:cell-content-change>
        <table:cell-content-change table:id="ct17">
          <table:cell-address table:column="4" table:row="159" table:table="0"/>
          <office:change-info>
            <dc:creator>Hubert FONGARNAND</dc:creator>
            <dc:date>2013-02-28T09:11:54</dc:date>
          </office:change-info>
          <table:previous>
            <table:change-track-table-cell office:value-type="string">
              <text:p>UST : Moteur d’export XML</text:p>
            </table:change-track-table-cell>
          </table:previous>
        </table:cell-content-change>
        <table:insertion table:id="ct18" table:type="row" table:position="160" table:table="0">
          <office:change-info>
            <dc:creator>Hubert FONGARNAND</dc:creator>
            <dc:date>2013-02-28T09:12:00</dc:date>
          </office:change-info>
          <table:dependencies>
            <table:dependence table:id="ct744"/>
            <table:dependence table:id="ct20"/>
            <table:dependence table:id="ct19"/>
          </table:dependencies>
        </table:insertion>
        <table:cell-content-change table:id="ct19">
          <table:cell-address table:column="4" table:row="160" table:table="0"/>
          <office:change-info>
            <dc:creator>Hubert FONGARNAND</dc:creator>
            <dc:date>2013-02-28T09:12:05</dc:date>
          </office:change-info>
          <table:previous>
            <table:change-track-table-cell/>
          </table:previous>
        </table:cell-content-change>
        <table:cell-content-change table:id="ct20">
          <table:cell-address table:column="4" table:row="160" table:table="0"/>
          <office:change-info>
            <dc:creator>Hubert FONGARNAND</dc:creator>
            <dc:date>2013-02-28T09:12:10</dc:date>
          </office:change-info>
          <table:previous table:id="ct19">
            <table:change-track-table-cell office:value-type="string">
              <text:p>UST : Import XML SKOS</text:p>
              <text:p>Entités, thesaurus, Concept + Terme+ Relations entre concepts</text:p>
            </table:change-track-table-cell>
          </table:previous>
        </table:cell-content-change>
        <table:cell-content-change table:id="ct21">
          <table:cell-address table:column="4" table:row="159" table:table="0"/>
          <office:change-info>
            <dc:creator>Hubert FONGARNAND</dc:creator>
            <dc:date>2013-02-28T09:12:28</dc:date>
          </office:change-info>
          <table:previous table:id="ct17">
            <table:change-track-table-cell office:value-type="string">
              <text:p>UST : Moteur d’export XML SKOS</text:p>
            </table:change-track-table-cell>
          </table:previous>
        </table:cell-content-change>
        <table:cell-content-change table:id="ct22">
          <table:cell-address table:column="6" table:row="159" table:table="0"/>
          <office:change-info>
            <dc:creator>Hubert FONGARNAND</dc:creator>
            <dc:date>2013-02-28T09:13:01</dc:date>
          </office:change-info>
          <table:previous>
            <table:change-track-table-cell/>
          </table:previous>
        </table:cell-content-change>
        <table:cell-content-change table:id="ct23">
          <table:cell-address table:column="6" table:row="159" table:table="0"/>
          <office:change-info>
            <dc:creator>Hubert FONGARNAND</dc:creator>
            <dc:date>2013-02-28T09:13:32</dc:date>
          </office:change-info>
          <table:previous table:id="ct22">
            <table:change-track-table-cell office:value-type="string">
              <text:p>Sélection dans une liste du vocabulaire à exporter</text:p>
            </table:change-track-table-cell>
          </table:previous>
        </table:cell-content-change>
        <table:insertion table:id="ct24" table:type="row" table:position="161" table:table="0">
          <office:change-info>
            <dc:creator>Hubert FONGARNAND</dc:creator>
            <dc:date>2013-02-28T09:13:38</dc:date>
          </office:change-info>
          <table:dependencies>
            <table:dependence table:id="ct745"/>
            <table:dependence table:id="ct26"/>
            <table:dependence table:id="ct25"/>
          </table:dependencies>
        </table:insertion>
        <table:cell-content-change table:id="ct25">
          <table:cell-address table:column="4" table:row="161" table:table="0"/>
          <office:change-info>
            <dc:creator>Hubert FONGARNAND</dc:creator>
            <dc:date>2013-02-28T09:13:41</dc:date>
          </office:change-info>
          <table:previous>
            <table:change-track-table-cell/>
          </table:previous>
        </table:cell-content-change>
        <table:cell-content-change table:id="ct26">
          <table:cell-address table:column="4" table:row="161" table:table="0"/>
          <office:change-info>
            <dc:creator>Hubert FONGARNAND</dc:creator>
            <dc:date>2013-02-28T09:13:46</dc:date>
          </office:change-info>
          <table:previous table:id="ct25">
            <table:change-track-table-cell office:value-type="string">
              <text:p>UST : Export XML SKOS</text:p>
              <text:p>Entités, thesaurus, Concept + Terme+ Relations entre concepts</text:p>
            </table:change-track-table-cell>
          </table:previous>
        </table:cell-content-change>
        <table:insertion table:id="ct27" table:type="row" table:position="162" table:table="0">
          <office:change-info>
            <dc:creator>Hubert FONGARNAND</dc:creator>
            <dc:date>2013-02-28T09:13:49</dc:date>
          </office:change-info>
          <table:dependencies>
            <table:dependence table:id="ct746"/>
            <table:dependence table:id="ct29"/>
            <table:dependence table:id="ct28"/>
          </table:dependencies>
        </table:insertion>
        <table:cell-content-change table:id="ct28">
          <table:cell-address table:column="4" table:row="162" table:table="0"/>
          <office:change-info>
            <dc:creator>Hubert FONGARNAND</dc:creator>
            <dc:date>2013-02-28T09:13:52</dc:date>
          </office:change-info>
          <table:previous>
            <table:change-track-table-cell/>
          </table:previous>
        </table:cell-content-change>
        <table:cell-content-change table:id="ct29">
          <table:cell-address table:column="4" table:row="162" table:table="0"/>
          <office:change-info>
            <dc:creator>Hubert FONGARNAND</dc:creator>
            <dc:date>2013-02-28T09:13:58</dc:date>
          </office:change-info>
          <table:previous table:id="ct28">
            <table:change-track-table-cell office:value-type="string">
              <text:p>UST : Import XML SKOS</text:p>
              <text:p>Collections (Tableaux de concepts.)</text:p>
            </table:change-track-table-cell>
          </table:previous>
        </table:cell-content-change>
        <table:cell-content-change table:id="ct30">
          <table:cell-address table:column="6" table:row="164" table:table="0"/>
          <office:change-info>
            <dc:creator>Hubert FONGARNAND</dc:creator>
            <dc:date>2013-02-28T09:14:33</dc:date>
          </office:change-info>
          <table:previous>
            <table:change-track-table-cell/>
          </table:previous>
        </table:cell-content-change>
        <table:cell-content-change table:id="ct31">
          <table:cell-address table:column="6" table:row="164" table:table="0"/>
          <office:change-info>
            <dc:creator>Hubert FONGARNAND</dc:creator>
            <dc:date>2013-02-28T09:14:56</dc:date>
          </office:change-info>
          <table:previous>
            <table:change-track-table-cell/>
          </table:previous>
        </table:cell-content-change>
        <table:cell-content-change table:id="ct32">
          <table:cell-address table:column="6" table:row="164" table:table="0"/>
          <office:change-info>
            <dc:creator>Hubert FONGARNAND</dc:creator>
            <dc:date>2013-02-28T09:15:15</dc:date>
          </office:change-info>
          <table:previous table:id="ct31">
            <table:change-track-table-cell office:value-type="string">
              <text:p>Quel format ?????</text:p>
            </table:change-track-table-cell>
          </table:previous>
        </table:cell-content-change>
        <table:cell-content-change table:id="ct33">
          <table:cell-address table:column="6" table:row="164" table:table="0"/>
          <office:change-info>
            <dc:creator>Hubert FONGARNAND</dc:creator>
            <dc:date>2013-02-28T09:15:22</dc:date>
          </office:change-info>
          <table:previous table:id="ct32">
            <table:change-track-table-cell office:value-type="string">
              <text:p>Quel format ????? (HTML?)</text:p>
            </table:change-track-table-cell>
          </table:previous>
        </table:cell-content-change>
        <table:cell-content-change table:id="ct34">
          <table:cell-address table:column="6" table:row="165" table:table="0"/>
          <office:change-info>
            <dc:creator>Hubert FONGARNAND</dc:creator>
            <dc:date>2013-02-28T09:16:11</dc:date>
          </office:change-info>
          <table:previous>
            <table:change-track-table-cell/>
          </table:previous>
        </table:cell-content-change>
        <table:cell-content-change table:id="ct35">
          <table:cell-address table:column="6" table:row="165" table:table="0"/>
          <office:change-info>
            <dc:creator>Hubert FONGARNAND</dc:creator>
            <dc:date>2013-02-28T09:16:21</dc:date>
          </office:change-info>
          <table:previous table:id="ct34">
            <table:change-track-table-cell office:value-type="string">
              <text:p>Liste des concepts ??? (et non pas liste des termes?)</text:p>
            </table:change-track-table-cell>
          </table:previous>
        </table:cell-content-change>
        <table:cell-content-change table:id="ct36">
          <table:cell-address table:column="6" table:row="166" table:table="0"/>
          <office:change-info>
            <dc:creator>Hubert FONGARNAND</dc:creator>
            <dc:date>2013-02-28T09:16:54</dc:date>
          </office:change-info>
          <table:previous>
            <table:change-track-table-cell/>
          </table:previous>
        </table:cell-content-change>
        <table:cell-content-change table:id="ct37">
          <table:cell-address table:column="6" table:row="175" table:table="0"/>
          <office:change-info>
            <dc:creator>Hubert FONGARNAND</dc:creator>
            <dc:date>2013-02-28T09:17:32</dc:date>
          </office:change-info>
          <table:previous>
            <table:change-track-table-cell/>
          </table:previous>
        </table:cell-content-change>
        <table:cell-content-change table:id="ct38">
          <table:cell-address table:column="6" table:row="175" table:table="0"/>
          <office:change-info>
            <dc:creator>Hubert FONGARNAND</dc:creator>
            <dc:date>2013-02-28T09:17:37</dc:date>
          </office:change-info>
          <table:previous table:id="ct37">
            <table:change-track-table-cell office:value-type="string">
              <text:p>authentification HTTP pour accéder à la plate-forme de test Smile</text:p>
            </table:change-track-table-cell>
          </table:previous>
        </table:cell-content-change>
        <table:cell-content-change table:id="ct39">
          <table:cell-address table:column="6" table:row="192" table:table="0"/>
          <office:change-info>
            <dc:creator>Hubert FONGARNAND</dc:creator>
            <dc:date>2013-02-28T09:19:09</dc:date>
          </office:change-info>
          <table:previous>
            <table:change-track-table-cell/>
          </table:previous>
        </table:cell-content-change>
        <table:cell-content-change table:id="ct40">
          <table:cell-address table:column="4" table:row="193" table:table="0"/>
          <office:change-info>
            <dc:creator>Hubert FONGARNAND</dc:creator>
            <dc:date>2013-02-28T09:19:28</dc:date>
          </office:change-info>
          <table:previous>
            <table:change-track-table-cell office:value-type="string">
              <text:p>UST : mémorisation date de dernière publication </text:p>
            </table:change-track-table-cell>
          </table:previous>
        </table:cell-content-change>
        <table:cell-content-change table:id="ct41">
          <table:cell-address table:column="6" table:row="194" table:table="0"/>
          <office:change-info>
            <dc:creator>Hubert FONGARNAND</dc:creator>
            <dc:date>2013-02-28T09:19:57</dc:date>
          </office:change-info>
          <table:previous>
            <table:change-track-table-cell/>
          </table:previous>
        </table:cell-content-change>
        <table:cell-content-change table:id="ct42">
          <table:cell-address table:column="6" table:row="196" table:table="0"/>
          <office:change-info>
            <dc:creator>Hubert FONGARNAND</dc:creator>
            <dc:date>2013-02-28T09:20:43</dc:date>
          </office:change-info>
          <table:previous>
            <table:change-track-table-cell office:value-type="string">
              <text:p>mémoriser la date de la dernière édition (pour édition différentielle) : extension de la classe Thesaurus à prévoir</text:p>
            </table:change-track-table-cell>
          </table:previous>
        </table:cell-content-change>
        <table:cell-content-change table:id="ct43">
          <table:cell-address table:column="6" table:row="197" table:table="0"/>
          <office:change-info>
            <dc:creator>Hubert FONGARNAND</dc:creator>
            <dc:date>2013-02-28T09:21:15</dc:date>
          </office:change-info>
          <table:previous>
            <table:change-track-table-cell office:value-type="string">
              <text:p>Modification de statut</text:p>
            </table:change-track-table-cell>
          </table:previous>
        </table:cell-content-change>
        <table:cell-content-change table:id="ct44">
          <table:cell-address table:column="6" table:row="262" table:table="0"/>
          <office:change-info>
            <dc:creator>Hubert FONGARNAND</dc:creator>
            <dc:date>2013-02-28T09:23:05</dc:date>
          </office:change-info>
          <table:previous>
            <table:change-track-table-cell/>
          </table:previous>
        </table:cell-content-change>
        <table:cell-content-change table:id="ct45">
          <table:cell-address table:column="6" table:row="179" table:table="0"/>
          <office:change-info>
            <dc:creator>Hubert FONGARNAND</dc:creator>
            <dc:date>2013-02-28T09:23:49</dc:date>
          </office:change-info>
          <table:previous>
            <table:change-track-table-cell office:value-type="string">
              <text:p>Exemple : « cité » renvoie « cité », « cité administrative », « cité lacustre » etc...</text:p>
            </table:change-track-table-cell>
          </table:previous>
        </table:cell-content-change>
        <table:cell-content-change table:id="ct46">
          <table:cell-address table:column="6" table:row="274" table:table="0"/>
          <office:change-info>
            <dc:creator>Hubert FONGARNAND</dc:creator>
            <dc:date>2013-02-28T09:25:08</dc:date>
          </office:change-info>
          <table:previous>
            <table:change-track-table-cell office:value-type="string">
              <text:p>profils possible : Administrateur de vocabulaire, Responsable opérationnel, Expert, Utilisateur. Voir comment traiter les applications clientes ?</text:p>
            </table:change-track-table-cell>
          </table:previous>
        </table:cell-content-change>
        <table:cell-content-change table:id="ct47">
          <table:cell-address table:column="7" table:row="279" table:table="0"/>
          <office:change-info>
            <dc:creator>Hubert FONGARNAND</dc:creator>
            <dc:date>2013-02-28T09:25:33</dc:date>
          </office:change-info>
          <table:previous>
            <table:change-track-table-cell/>
          </table:previous>
        </table:cell-content-change>
        <table:cell-content-change table:id="ct48">
          <table:cell-address table:column="7" table:row="280" table:table="0"/>
          <office:change-info>
            <dc:creator>Hubert FONGARNAND</dc:creator>
            <dc:date>2013-02-28T09:25:36</dc:date>
          </office:change-info>
          <table:previous>
            <table:change-track-table-cell/>
          </table:previous>
        </table:cell-content-change>
        <table:cell-content-change table:id="ct49">
          <table:cell-address table:column="6" table:row="277" table:table="0"/>
          <office:change-info>
            <dc:creator>Hubert FONGARNAND</dc:creator>
            <dc:date>2013-02-28T09:25:57</dc:date>
          </office:change-info>
          <table:previous>
            <table:change-track-table-cell office:value-type="string">
              <text:p>je déclare les utilisateurs et je leur affecte un rôle</text:p>
            </table:change-track-table-cell>
          </table:previous>
        </table:cell-content-change>
        <table:insertion table:id="ct50" table:type="row" table:position="276" table:table="0">
          <office:change-info>
            <dc:creator>Hubert FONGARNAND</dc:creator>
            <dc:date>2013-02-28T09:26:03</dc:date>
          </office:change-info>
          <table:dependencies>
            <table:dependence table:id="ct859"/>
            <table:dependence table:id="ct52"/>
            <table:dependence table:id="ct51"/>
          </table:dependencies>
        </table:insertion>
        <table:cell-content-change table:id="ct51">
          <table:cell-address table:column="4" table:row="276" table:table="0"/>
          <office:change-info>
            <dc:creator>Hubert FONGARNAND</dc:creator>
            <dc:date>2013-02-28T09:26:11</dc:date>
          </office:change-info>
          <table:previous>
            <table:change-track-table-cell/>
          </table:previous>
        </table:cell-content-change>
        <table:cell-content-change table:id="ct52">
          <table:cell-address table:column="6" table:row="276" table:table="0"/>
          <office:change-info>
            <dc:creator>Hubert FONGARNAND</dc:creator>
            <dc:date>2013-02-28T09:26:19</dc:date>
          </office:change-info>
          <table:previous>
            <table:change-track-table-cell/>
          </table:previous>
        </table:cell-content-change>
        <table:cell-content-change table:id="ct53">
          <table:cell-address table:column="6" table:row="290" table:table="0"/>
          <office:change-info>
            <dc:creator>Hubert FONGARNAND</dc:creator>
            <dc:date>2013-02-28T09:29:39</dc:date>
          </office:change-info>
          <table:previous>
            <table:change-track-table-cell office:value-type="string">
              <text:p>Kb : ????</text:p>
              <text:p>HF : Il me semble qu’il s’agit de champs « custom » non définis à l’avance dans la norme</text:p>
              <text:p>KB : OK, mais il ne s'agit pas pour moi d'attributs personnalisés et paramétrables au sens où le prévoit la norme, il s'agit d'une extension du modèle de données en vue de répondre à un besoin de gestion spécifique. En fait, c'est essentiellement le « statut » du Vocabulaire (« projet », « validé », « publié » etc., le statut e la fiche de métadonnées (« à valider », « valider ») et la date de dernière édition (pour le journal des évolutions).</text:p>
            </table:change-track-table-cell>
          </table:previous>
        </table:cell-content-change>
        <table:cell-content-change table:id="ct54">
          <table:cell-address table:column="7" table:row="291" table:table="0"/>
          <office:change-info>
            <dc:creator>Hubert FONGARNAND</dc:creator>
            <dc:date>2013-02-28T09:29:53</dc:date>
          </office:change-info>
          <table:previous>
            <table:change-track-table-cell/>
          </table:previous>
        </table:cell-content-change>
        <table:cell-content-change table:id="ct55">
          <table:cell-address table:column="7" table:row="292" table:table="0"/>
          <office:change-info>
            <dc:creator>Hubert FONGARNAND</dc:creator>
            <dc:date>2013-02-28T09:30:27</dc:date>
          </office:change-info>
          <table:previous>
            <table:change-track-table-cell/>
          </table:previous>
        </table:cell-content-change>
        <table:cell-content-change table:id="ct56">
          <table:cell-address table:column="7" table:row="300" table:table="0"/>
          <office:change-info>
            <dc:creator>Hubert FONGARNAND</dc:creator>
            <dc:date>2013-02-28T09:31:37</dc:date>
          </office:change-info>
          <table:previous>
            <table:change-track-table-cell/>
          </table:previous>
        </table:cell-content-change>
        <table:cell-content-change table:id="ct57">
          <table:cell-address table:column="7" table:row="301" table:table="0"/>
          <office:change-info>
            <dc:creator>Hubert FONGARNAND</dc:creator>
            <dc:date>2013-02-28T09:31:38</dc:date>
          </office:change-info>
          <table:previous>
            <table:change-track-table-cell/>
          </table:previous>
        </table:cell-content-change>
        <table:cell-content-change table:id="ct58">
          <table:cell-address table:column="7" table:row="311" table:table="0"/>
          <office:change-info>
            <dc:creator>Hubert FONGARNAND</dc:creator>
            <dc:date>2013-02-28T09:32:07</dc:date>
          </office:change-info>
          <table:previous>
            <table:change-track-table-cell/>
          </table:previous>
        </table:cell-content-change>
        <table:cell-content-change table:id="ct59">
          <table:cell-address table:column="7" table:row="312" table:table="0"/>
          <office:change-info>
            <dc:creator>Hubert FONGARNAND</dc:creator>
            <dc:date>2013-02-28T09:32:14</dc:date>
          </office:change-info>
          <table:previous>
            <table:change-track-table-cell/>
          </table:previous>
        </table:cell-content-change>
        <table:cell-content-change table:id="ct60">
          <table:cell-address table:column="7" table:row="313" table:table="0"/>
          <office:change-info>
            <dc:creator>Hubert FONGARNAND</dc:creator>
            <dc:date>2013-02-28T09:32:14</dc:date>
          </office:change-info>
          <table:previous>
            <table:change-track-table-cell/>
          </table:previous>
        </table:cell-content-change>
        <table:cell-content-change table:id="ct61">
          <table:cell-address table:column="7" table:row="314" table:table="0"/>
          <office:change-info>
            <dc:creator>Hubert FONGARNAND</dc:creator>
            <dc:date>2013-02-28T09:32:14</dc:date>
          </office:change-info>
          <table:previous>
            <table:change-track-table-cell/>
          </table:previous>
        </table:cell-content-change>
        <table:cell-content-change table:id="ct62">
          <table:cell-address table:column="6" table:row="318" table:table="0"/>
          <office:change-info>
            <dc:creator>Hubert FONGARNAND</dc:creator>
            <dc:date>2013-02-28T09:41:49</dc:date>
          </office:change-info>
          <table:previous>
            <table:change-track-table-cell/>
          </table:previous>
        </table:cell-content-change>
        <table:cell-content-change table:id="ct63">
          <table:cell-address table:column="6" table:row="256" table:table="0"/>
          <office:change-info>
            <dc:creator>Hubert FONGARNAND</dc:creator>
            <dc:date>2013-02-28T09:44:40</dc:date>
          </office:change-info>
          <table:previous>
            <table:change-track-table-cell/>
          </table:previous>
        </table:cell-content-change>
        <table:cell-content-change table:id="ct64">
          <table:cell-address table:column="6" table:row="256" table:table="0"/>
          <office:change-info>
            <dc:creator>Hubert FONGARNAND</dc:creator>
            <dc:date>2013-02-28T09:44:48</dc:date>
          </office:change-info>
          <table:previous table:id="ct63">
            <table:change-track-table-cell office:value-type="string">
              <text:p>Déjà implémenté ???</text:p>
            </table:change-track-table-cell>
          </table:previous>
        </table:cell-content-change>
        <table:cell-content-change table:id="ct65">
          <table:cell-address table:column="6" table:row="169" table:table="0"/>
          <office:change-info>
            <dc:creator>Hubert FONGARNAND</dc:creator>
            <dc:date>2013-02-28T09:45:26</dc:date>
          </office:change-info>
          <table:previous>
            <table:change-track-table-cell office:value-type="string">
              <text:p>Filtrage sur le statut du Terme dans la pop up de sélection</text:p>
            </table:change-track-table-cell>
          </table:previous>
        </table:cell-content-change>
        <table:cell-content-change table:id="ct66">
          <table:cell-address table:column="7" table:row="152" table:table="0"/>
          <office:change-info>
            <dc:creator>Hubert FONGARNAND</dc:creator>
            <dc:date>2013-02-28T09:48:35</dc:date>
          </office:change-info>
          <table:previous>
            <table:change-track-table-cell/>
          </table:previous>
        </table:cell-content-change>
        <table:cell-content-change table:id="ct67">
          <table:cell-address table:column="7" table:row="152" table:table="0"/>
          <office:change-info>
            <dc:creator>Hubert FONGARNAND</dc:creator>
            <dc:date>2013-02-28T09:49:31</dc:date>
          </office:change-info>
          <table:previous table:id="ct66">
            <table:change-track-table-cell office:value-type="string">
              <text:p>Voir exemple </text:p>
            </table:change-track-table-cell>
          </table:previous>
        </table:cell-content-change>
        <table:movement table:id="ct68">
          <table:source-range-address table:column="6" table:row="152" table:table="0"/>
          <table:target-range-address table:column="7" table:row="152" table:table="0"/>
          <office:change-info>
            <dc:creator>Hubert FONGARNAND</dc:creator>
            <dc:date>2013-02-28T09:49:32</dc:date>
          </office:change-info>
        </table:movement>
        <table:cell-content-change table:id="ct69">
          <table:cell-address table:column="7" table:row="152" table:table="0"/>
          <office:change-info>
            <dc:creator>Hubert FONGARNAND</dc:creator>
            <dc:date>2013-02-28T09:49:35</dc:date>
          </office:change-info>
          <table:previous table:id="ct67">
            <table:change-track-table-cell office:value-type="string">
              <text:p>Voir exemple 01-Concpets.rdf</text:p>
            </table:change-track-table-cell>
          </table:previous>
        </table:cell-content-change>
        <table:cell-content-change table:id="ct70">
          <table:cell-address table:column="7" table:row="153" table:table="0"/>
          <office:change-info>
            <dc:creator>Hubert FONGARNAND</dc:creator>
            <dc:date>2013-02-28T09:49:37</dc:date>
          </office:change-info>
          <table:previous>
            <table:change-track-table-cell/>
          </table:previous>
        </table:cell-content-change>
        <table:cell-content-change table:id="ct71">
          <table:cell-address table:column="7" table:row="153" table:table="0"/>
          <office:change-info>
            <dc:creator>Hubert FONGARNAND</dc:creator>
            <dc:date>2013-02-28T09:49:42</dc:date>
          </office:change-info>
          <table:previous table:id="ct70">
            <table:change-track-table-cell office:value-type="string">
              <text:p>Voir exemple 01-Concpets.rdf sur GONE</text:p>
            </table:change-track-table-cell>
          </table:previous>
        </table:cell-content-change>
        <table:cell-content-change table:id="ct72">
          <table:cell-address table:column="7" table:row="154" table:table="0"/>
          <office:change-info>
            <dc:creator>Hubert FONGARNAND</dc:creator>
            <dc:date>2013-02-28T09:49:44</dc:date>
          </office:change-info>
          <table:previous>
            <table:change-track-table-cell/>
          </table:previous>
        </table:cell-content-change>
        <table:cell-content-change table:id="ct73">
          <table:cell-address table:column="7" table:row="154" table:table="0"/>
          <office:change-info>
            <dc:creator>Hubert FONGARNAND</dc:creator>
            <dc:date>2013-02-28T09:49:49</dc:date>
          </office:change-info>
          <table:previous table:id="ct72">
            <table:change-track-table-cell office:value-type="string">
              <text:p>Voir exemple 01-ConcpetsNotes.rdf sur GONE</text:p>
            </table:change-track-table-cell>
          </table:previous>
        </table:cell-content-change>
        <table:cell-content-change table:id="ct74">
          <table:cell-address table:column="6" table:row="164" table:table="0"/>
          <office:change-info>
            <dc:creator>Hubert FONGARNAND</dc:creator>
            <dc:date>2013-02-28T09:50:31</dc:date>
          </office:change-info>
          <table:previous table:id="ct33">
            <table:change-track-table-cell office:value-type="string">
              <text:p>Quel format ????? (HTML, CSV)</text:p>
            </table:change-track-table-cell>
          </table:previous>
        </table:cell-content-change>
        <table:cell-content-change table:id="ct75">
          <table:cell-address table:column="6" table:row="166" table:table="0"/>
          <office:change-info>
            <dc:creator>Hubert FONGARNAND</dc:creator>
            <dc:date>2013-02-28T09:51:03</dc:date>
          </office:change-info>
          <table:previous table:id="ct36">
            <table:change-track-table-cell office:value-type="string">
              <text:p>Je propose une liste d’autorité statiques (nombre d’élement définis...)</text:p>
            </table:change-track-table-cell>
          </table:previous>
        </table:cell-content-change>
        <table:cell-content-change table:id="ct76">
          <table:cell-address table:column="6" table:row="166" table:table="0"/>
          <office:change-info>
            <dc:creator>Hubert FONGARNAND</dc:creator>
            <dc:date>2013-02-28T09:51:33</dc:date>
          </office:change-info>
          <table:previous table:id="ct75">
            <table:change-track-table-cell office:value-type="string">
              <text:p>Je propose une liste d’autorité statiques (nombre d’élement définis...) (les status ont une valeur fonctionnelle... donc l’applicatif doit les connaître!)</text:p>
            </table:change-track-table-cell>
          </table:previous>
        </table:cell-content-change>
        <table:cell-content-change table:id="ct77">
          <table:cell-address table:column="6" table:row="172" table:table="0"/>
          <office:change-info>
            <dc:creator>Hubert FONGARNAND</dc:creator>
            <dc:date>2013-02-28T09:52:06</dc:date>
          </office:change-info>
          <table:previous>
            <table:change-track-table-cell/>
          </table:previous>
        </table:cell-content-change>
        <table:cell-content-change table:id="ct78">
          <table:cell-address table:column="4" table:row="22" table:table="0"/>
          <office:change-info>
            <dc:creator>Hubert FONGARNAND</dc:creator>
            <dc:date>2013-02-28T10:05:32</dc:date>
          </office:change-info>
          <table:previous>
            <table:change-track-table-cell office:value-type="string">
              <text:p>UST : Exposer la liste des vocabulaire en REST</text:p>
            </table:change-track-table-cell>
          </table:previous>
        </table:cell-content-change>
        <table:cell-content-change table:id="ct79">
          <table:cell-address table:column="4" table:row="22" table:table="0"/>
          <office:change-info>
            <dc:creator>Hubert FONGARNAND</dc:creator>
            <dc:date>2013-02-28T10:05:32</dc:date>
          </office:change-info>
          <table:previous>
            <table:change-track-table-cell office:value-type="string">
              <text:p>UST : Récupérer les résultat du service de liste vocabulaire et affichage treeview ExtJS</text:p>
            </table:change-track-table-cell>
          </table:previous>
        </table:cell-content-change>
        <table:cell-content-change table:id="ct80">
          <table:cell-address table:column="7" table:row="22" table:table="0"/>
          <office:change-info>
            <dc:creator>Hubert FONGARNAND</dc:creator>
            <dc:date>2013-02-28T10:05:38</dc:date>
          </office:change-info>
          <table:previous>
            <table:change-track-table-cell/>
          </table:previous>
        </table:cell-content-change>
        <table:cell-content-change table:id="ct81">
          <table:cell-address table:column="2" table:row="22" table:table="0"/>
          <office:change-info>
            <dc:creator>Hubert FONGARNAND</dc:creator>
            <dc:date>2013-02-28T10:05:41</dc:date>
          </office:change-info>
          <table:previous>
            <table:change-track-table-cell office:value-type="float" office:value="1"/>
          </table:previous>
        </table:cell-content-change>
        <table:deletion table:id="ct82" table:type="row" table:position="22" table:table="0" table:multi-deletion-spanned="2">
          <office:change-info>
            <dc:creator>Hubert FONGARNAND</dc:creator>
            <dc:date>2013-02-28T10:05:46</dc:date>
          </office:change-info>
          <table:deletions>
            <table:cell-content-deletion>
              <table:cell-address table:column="4" table:row="22" table:table="0"/>
              <table:change-track-table-cell office:value-type="string">
                <text:p>UST : Exposer la liste des vocabulaire en REST</text:p>
              </table:change-track-table-cell>
            </table:cell-content-deletion>
            <table:cell-content-deletion>
              <table:cell-address table:column="1" table:row="22" table:table="0"/>
              <table:change-track-table-cell office:value-type="float" office:value="14"/>
            </table:cell-content-deletion>
            <table:cell-content-deletion>
              <table:cell-address table:column="2" table:row="22" table:table="0"/>
              <table:change-track-table-cell office:value-type="float" office:value="5"/>
            </table:cell-content-deletion>
            <table:cell-content-deletion table:id="ct78">
              <table:change-track-table-cell/>
            </table:cell-content-deletion>
          </table:deletions>
        </table:deletion>
        <table:deletion table:id="ct83" table:type="row" table:position="22" table:table="0">
          <office:change-info>
            <dc:creator>Hubert FONGARNAND</dc:creator>
            <dc:date>2013-02-28T10:05:46</dc:date>
          </office:change-info>
          <table:deletions>
            <table:cell-content-deletion>
              <table:cell-address table:column="4" table:row="22" table:table="0"/>
              <table:change-track-table-cell office:value-type="string">
                <text:p>UST : Récupérer les résultat du service de liste vocabulaire et affichage treeview ExtJS</text:p>
              </table:change-track-table-cell>
            </table:cell-content-deletion>
            <table:cell-content-deletion>
              <table:cell-address table:column="1" table:row="22" table:table="0"/>
              <table:change-track-table-cell office:value-type="float" office:value="15"/>
            </table:cell-content-deletion>
            <table:cell-content-deletion>
              <table:cell-address table:column="2" table:row="22" table:table="0"/>
              <table:change-track-table-cell office:value-type="float" office:value="2"/>
            </table:cell-content-deletion>
            <table:change-deletion table:id="ct82"/>
            <table:cell-content-deletion table:id="ct79">
              <table:change-track-table-cell/>
            </table:cell-content-deletion>
          </table:deletions>
        </table:deletion>
        <table:cell-content-change table:id="ct84">
          <table:cell-address table:column="7" table:row="35" table:table="0"/>
          <office:change-info>
            <dc:creator>Hubert FONGARNAND</dc:creator>
            <dc:date>2013-02-28T10:06:22</dc:date>
          </office:change-info>
          <table:previous>
            <table:change-track-table-cell/>
          </table:previous>
        </table:cell-content-change>
        <table:cell-content-change table:id="ct85">
          <table:cell-address table:column="2" table:row="35" table:table="0"/>
          <office:change-info>
            <dc:creator>Hubert FONGARNAND</dc:creator>
            <dc:date>2013-02-28T10:06:38</dc:date>
          </office:change-info>
          <table:previous>
            <table:change-track-table-cell office:value-type="float" office:value="1"/>
          </table:previous>
        </table:cell-content-change>
        <table:deletion table:id="ct86" table:type="row" table:position="35" table:table="0" table:multi-deletion-spanned="2">
          <office:change-info>
            <dc:creator>Hubert FONGARNAND</dc:creator>
            <dc:date>2013-02-28T10:06:43</dc:date>
          </office:change-info>
          <table:deletions>
            <table:cell-content-deletion>
              <table:cell-address table:column="1" table:row="35" table:table="0"/>
              <table:change-track-table-cell office:value-type="float" office:value="29"/>
            </table:cell-content-deletion>
            <table:cell-content-deletion>
              <table:cell-address table:column="2" table:row="35" table:table="0"/>
              <table:change-track-table-cell office:value-type="float" office:value="3"/>
            </table:cell-content-deletion>
            <table:cell-content-deletion>
              <table:cell-address table:column="4" table:row="35" table:table="0"/>
              <table:change-track-table-cell office:value-type="string">
                <text:p>UST : Exposer la liste des types en REST</text:p>
              </table:change-track-table-cell>
            </table:cell-content-deletion>
          </table:deletions>
        </table:deletion>
        <table:deletion table:id="ct87" table:type="row" table:position="35" table:table="0">
          <office:change-info>
            <dc:creator>Hubert FONGARNAND</dc:creator>
            <dc:date>2013-02-28T10:06:43</dc:date>
          </office:change-info>
          <table:deletions>
            <table:cell-content-deletion>
              <table:cell-address table:column="1" table:row="35" table:table="0"/>
              <table:change-track-table-cell office:value-type="float" office:value="30"/>
            </table:cell-content-deletion>
            <table:cell-content-deletion>
              <table:cell-address table:column="2" table:row="35" table:table="0"/>
              <table:change-track-table-cell office:value-type="float" office:value="3"/>
            </table:cell-content-deletion>
            <table:cell-content-deletion>
              <table:cell-address table:column="4" table:row="35" table:table="0"/>
              <table:change-track-table-cell office:value-type="string">
                <text:p>UST : Remplir la liste déroulante ExtJS à partir de l’appel REST</text:p>
              </table:change-track-table-cell>
            </table:cell-content-deletion>
            <table:change-deletion table:id="ct86"/>
          </table:deletions>
        </table:deletion>
        <table:cell-content-change table:id="ct88">
          <table:cell-address table:column="4" table:row="36" table:table="0"/>
          <office:change-info>
            <dc:creator>Hubert FONGARNAND</dc:creator>
            <dc:date>2013-02-28T10:06:49</dc:date>
          </office:change-info>
          <table:previous>
            <table:change-track-table-cell office:value-type="string">
              <text:p>UST : Exposer la liste des formats en REST</text:p>
            </table:change-track-table-cell>
          </table:previous>
        </table:cell-content-change>
        <table:cell-content-change table:id="ct89">
          <table:cell-address table:column="4" table:row="36" table:table="0"/>
          <office:change-info>
            <dc:creator>Hubert FONGARNAND</dc:creator>
            <dc:date>2013-02-28T10:06:49</dc:date>
          </office:change-info>
          <table:previous>
            <table:change-track-table-cell office:value-type="string">
              <text:p>UST : Remplir la liste déroulante ExtJS à partir de l’appel REST</text:p>
            </table:change-track-table-cell>
          </table:previous>
        </table:cell-content-change>
        <table:cell-content-change table:id="ct90">
          <table:cell-address table:column="7" table:row="36" table:table="0"/>
          <office:change-info>
            <dc:creator>Hubert FONGARNAND</dc:creator>
            <dc:date>2013-02-28T10:06:51</dc:date>
          </office:change-info>
          <table:previous>
            <table:change-track-table-cell/>
          </table:previous>
        </table:cell-content-change>
        <table:cell-content-change table:id="ct91">
          <table:cell-address table:column="2" table:row="36" table:table="0"/>
          <office:change-info>
            <dc:creator>Hubert FONGARNAND</dc:creator>
            <dc:date>2013-02-28T10:07:28</dc:date>
          </office:change-info>
          <table:previous>
            <table:change-track-table-cell office:value-type="float" office:value="1"/>
          </table:previous>
        </table:cell-content-change>
        <table:deletion table:id="ct92" table:type="row" table:position="36" table:table="0" table:multi-deletion-spanned="2">
          <office:change-info>
            <dc:creator>Hubert FONGARNAND</dc:creator>
            <dc:date>2013-02-28T10:07:31</dc:date>
          </office:change-info>
          <table:deletions>
            <table:cell-content-deletion>
              <table:cell-address table:column="1" table:row="36" table:table="0"/>
              <table:change-track-table-cell office:value-type="float" office:value="32"/>
            </table:cell-content-deletion>
            <table:cell-content-deletion>
              <table:cell-address table:column="2" table:row="36" table:table="0"/>
              <table:change-track-table-cell office:value-type="float" office:value="2"/>
            </table:cell-content-deletion>
            <table:cell-content-deletion table:id="ct88">
              <table:change-track-table-cell/>
            </table:cell-content-deletion>
          </table:deletions>
        </table:deletion>
        <table:deletion table:id="ct93" table:type="row" table:position="36" table:table="0">
          <office:change-info>
            <dc:creator>Hubert FONGARNAND</dc:creator>
            <dc:date>2013-02-28T10:07:31</dc:date>
          </office:change-info>
          <table:deletions>
            <table:cell-content-deletion>
              <table:cell-address table:column="1" table:row="36" table:table="0"/>
              <table:change-track-table-cell office:value-type="float" office:value="33"/>
            </table:cell-content-deletion>
            <table:cell-content-deletion>
              <table:cell-address table:column="2" table:row="36" table:table="0"/>
              <table:change-track-table-cell office:value-type="float" office:value="2"/>
            </table:cell-content-deletion>
            <table:change-deletion table:id="ct92"/>
            <table:cell-content-deletion table:id="ct89">
              <table:change-track-table-cell/>
            </table:cell-content-deletion>
          </table:deletions>
        </table:deletion>
        <table:cell-content-change table:id="ct94">
          <table:cell-address table:column="4" table:row="37" table:table="0"/>
          <office:change-info>
            <dc:creator>Hubert FONGARNAND</dc:creator>
            <dc:date>2013-02-28T10:07:35</dc:date>
          </office:change-info>
          <table:previous>
            <table:change-track-table-cell office:value-type="string">
              <text:p>UST : Exposer la liste des langues en REST</text:p>
            </table:change-track-table-cell>
          </table:previous>
        </table:cell-content-change>
        <table:cell-content-change table:id="ct95">
          <table:cell-address table:column="4" table:row="37" table:table="0"/>
          <office:change-info>
            <dc:creator>Hubert FONGARNAND</dc:creator>
            <dc:date>2013-02-28T10:07:35</dc:date>
          </office:change-info>
          <table:previous>
            <table:change-track-table-cell office:value-type="string">
              <text:p>UST : Remplir la liste déroulante ExtJS à partir de l’appel REST</text:p>
            </table:change-track-table-cell>
          </table:previous>
        </table:cell-content-change>
        <table:cell-content-change table:id="ct96">
          <table:cell-address table:column="7" table:row="37" table:table="0"/>
          <office:change-info>
            <dc:creator>Hubert FONGARNAND</dc:creator>
            <dc:date>2013-02-28T10:07:39</dc:date>
          </office:change-info>
          <table:previous>
            <table:change-track-table-cell/>
          </table:previous>
        </table:cell-content-change>
        <table:cell-content-change table:id="ct97">
          <table:cell-address table:column="2" table:row="37" table:table="0"/>
          <office:change-info>
            <dc:creator>Hubert FONGARNAND</dc:creator>
            <dc:date>2013-02-28T10:07:43</dc:date>
          </office:change-info>
          <table:previous>
            <table:change-track-table-cell office:value-type="float" office:value="1"/>
          </table:previous>
        </table:cell-content-change>
        <table:deletion table:id="ct98" table:type="row" table:position="37" table:table="0" table:multi-deletion-spanned="2">
          <office:change-info>
            <dc:creator>Hubert FONGARNAND</dc:creator>
            <dc:date>2013-02-28T10:07:46</dc:date>
          </office:change-info>
          <table:deletions>
            <table:cell-content-deletion>
              <table:cell-address table:column="4" table:row="37" table:table="0"/>
              <table:change-track-table-cell office:value-type="string">
                <text:p>UST : Exposer la liste des langues en REST</text:p>
              </table:change-track-table-cell>
            </table:cell-content-deletion>
            <table:cell-content-deletion>
              <table:cell-address table:column="4" table:row="37" table:table="0"/>
              <table:change-track-table-cell office:value-type="string">
                <text:p>UST : Exposer la liste des langues en REST</text:p>
              </table:change-track-table-cell>
            </table:cell-content-deletion>
            <table:cell-content-deletion>
              <table:cell-address table:column="1" table:row="37" table:table="0"/>
              <table:change-track-table-cell office:value-type="float" office:value="35"/>
            </table:cell-content-deletion>
            <table:cell-content-deletion>
              <table:cell-address table:column="2" table:row="37" table:table="0"/>
              <table:change-track-table-cell office:value-type="float" office:value="2"/>
            </table:cell-content-deletion>
            <table:cell-content-deletion table:id="ct94">
              <table:change-track-table-cell/>
            </table:cell-content-deletion>
          </table:deletions>
        </table:deletion>
        <table:deletion table:id="ct99" table:type="row" table:position="37" table:table="0">
          <office:change-info>
            <dc:creator>Hubert FONGARNAND</dc:creator>
            <dc:date>2013-02-28T10:07:46</dc:date>
          </office:change-info>
          <table:deletions>
            <table:cell-content-deletion>
              <table:cell-address table:column="4" table:row="37" table:table="0"/>
              <table:change-track-table-cell office:value-type="string">
                <text:p>UST : Remplir la liste déroulante ExtJS à partir de l’appel REST</text:p>
              </table:change-track-table-cell>
            </table:cell-content-deletion>
            <table:cell-content-deletion>
              <table:cell-address table:column="4" table:row="37" table:table="0"/>
              <table:change-track-table-cell office:value-type="string">
                <text:p>UST : Remplir la liste déroulante ExtJS à partir de l’appel REST</text:p>
              </table:change-track-table-cell>
            </table:cell-content-deletion>
            <table:cell-content-deletion>
              <table:cell-address table:column="1" table:row="37" table:table="0"/>
              <table:change-track-table-cell office:value-type="float" office:value="36"/>
            </table:cell-content-deletion>
            <table:cell-content-deletion>
              <table:cell-address table:column="2" table:row="37" table:table="0"/>
              <table:change-track-table-cell office:value-type="float" office:value="2"/>
            </table:cell-content-deletion>
            <table:change-deletion table:id="ct98"/>
            <table:cell-content-deletion table:id="ct95">
              <table:change-track-table-cell/>
            </table:cell-content-deletion>
          </table:deletions>
        </table:deletion>
        <table:cell-content-change table:id="ct100">
          <table:cell-address table:column="4" table:row="40" table:table="0"/>
          <office:change-info>
            <dc:creator>Hubert FONGARNAND</dc:creator>
            <dc:date>2013-02-28T10:08:08</dc:date>
          </office:change-info>
          <table:previous>
            <table:change-track-table-cell office:value-type="string">
              <text:p>UST : Appel au service REST d’enregistrement de vocabulaire</text:p>
            </table:change-track-table-cell>
          </table:previous>
        </table:cell-content-change>
        <table:cell-content-change table:id="ct101">
          <table:cell-address table:column="4" table:row="40" table:table="0"/>
          <office:change-info>
            <dc:creator>Hubert FONGARNAND</dc:creator>
            <dc:date>2013-02-28T10:08:08</dc:date>
          </office:change-info>
          <table:previous>
            <table:change-track-table-cell office:value-type="string">
              <text:p>UST : Déclencher la validation du formulaire + appel service</text:p>
            </table:change-track-table-cell>
          </table:previous>
        </table:cell-content-change>
        <table:cell-content-change table:id="ct102">
          <table:cell-address table:column="7" table:row="40" table:table="0"/>
          <office:change-info>
            <dc:creator>Hubert FONGARNAND</dc:creator>
            <dc:date>2013-02-28T10:08:10</dc:date>
          </office:change-info>
          <table:previous>
            <table:change-track-table-cell/>
          </table:previous>
        </table:cell-content-change>
        <table:cell-content-change table:id="ct103">
          <table:cell-address table:column="2" table:row="40" table:table="0"/>
          <office:change-info>
            <dc:creator>Hubert FONGARNAND</dc:creator>
            <dc:date>2013-02-28T10:08:28</dc:date>
          </office:change-info>
          <table:previous>
            <table:change-track-table-cell office:value-type="float" office:value="1"/>
          </table:previous>
        </table:cell-content-change>
        <table:deletion table:id="ct104" table:type="row" table:position="40" table:table="0" table:multi-deletion-spanned="2">
          <office:change-info>
            <dc:creator>Hubert FONGARNAND</dc:creator>
            <dc:date>2013-02-28T10:08:32</dc:date>
          </office:change-info>
          <table:deletions>
            <table:cell-content-deletion>
              <table:cell-address table:column="1" table:row="40" table:table="0"/>
              <table:change-track-table-cell office:value-type="float" office:value="40"/>
            </table:cell-content-deletion>
            <table:cell-content-deletion>
              <table:cell-address table:column="2" table:row="40" table:table="0"/>
              <table:change-track-table-cell office:value-type="float" office:value="5"/>
            </table:cell-content-deletion>
            <table:cell-content-deletion>
              <table:cell-address table:column="6" table:row="40" table:table="0"/>
              <table:change-track-table-cell office:value-type="string">
                <text:p>Vérification coté serveur</text:p>
              </table:change-track-table-cell>
            </table:cell-content-deletion>
            <table:cell-content-deletion table:id="ct100">
              <table:change-track-table-cell/>
            </table:cell-content-deletion>
          </table:deletions>
        </table:deletion>
        <table:deletion table:id="ct105" table:type="row" table:position="40" table:table="0">
          <office:change-info>
            <dc:creator>Hubert FONGARNAND</dc:creator>
            <dc:date>2013-02-28T10:08:32</dc:date>
          </office:change-info>
          <table:deletions>
            <table:cell-content-deletion>
              <table:cell-address table:column="1" table:row="40" table:table="0"/>
              <table:change-track-table-cell office:value-type="float" office:value="41"/>
            </table:cell-content-deletion>
            <table:cell-content-deletion>
              <table:cell-address table:column="2" table:row="40" table:table="0"/>
              <table:change-track-table-cell office:value-type="float" office:value="3"/>
            </table:cell-content-deletion>
            <table:change-deletion table:id="ct104"/>
            <table:cell-content-deletion table:id="ct101">
              <table:change-track-table-cell/>
            </table:cell-content-deletion>
          </table:deletions>
        </table:deletion>
        <table:cell-content-change table:id="ct106">
          <table:cell-address table:column="4" table:row="42" table:table="0"/>
          <office:change-info>
            <dc:creator>Hubert FONGARNAND</dc:creator>
            <dc:date>2013-02-28T10:08:46</dc:date>
          </office:change-info>
          <table:previous>
            <table:change-track-table-cell office:value-type="string">
              <text:p>UST : Service REST de récupération des métadonnées d’un vocabulaire</text:p>
            </table:change-track-table-cell>
          </table:previous>
        </table:cell-content-change>
        <table:cell-content-change table:id="ct107">
          <table:cell-address table:column="4" table:row="42" table:table="0"/>
          <office:change-info>
            <dc:creator>Hubert FONGARNAND</dc:creator>
            <dc:date>2013-02-28T10:08:46</dc:date>
          </office:change-info>
          <table:previous>
            <table:change-track-table-cell office:value-type="string">
              <text:p>UST : Affichage (binding) des données issues du service dans le formulaire</text:p>
            </table:change-track-table-cell>
          </table:previous>
        </table:cell-content-change>
        <table:cell-content-change table:id="ct108">
          <table:cell-address table:column="7" table:row="42" table:table="0"/>
          <office:change-info>
            <dc:creator>Hubert FONGARNAND</dc:creator>
            <dc:date>2013-02-28T10:08:49</dc:date>
          </office:change-info>
          <table:previous>
            <table:change-track-table-cell/>
          </table:previous>
        </table:cell-content-change>
        <table:cell-content-change table:id="ct109">
          <table:cell-address table:column="2" table:row="42" table:table="0"/>
          <office:change-info>
            <dc:creator>Hubert FONGARNAND</dc:creator>
            <dc:date>2013-02-28T10:09:09</dc:date>
          </office:change-info>
          <table:previous>
            <table:change-track-table-cell office:value-type="float" office:value="1"/>
          </table:previous>
        </table:cell-content-change>
        <table:deletion table:id="ct110" table:type="row" table:position="42" table:table="0" table:multi-deletion-spanned="2">
          <office:change-info>
            <dc:creator>Hubert FONGARNAND</dc:creator>
            <dc:date>2013-02-28T10:09:12</dc:date>
          </office:change-info>
          <table:deletions>
            <table:cell-content-deletion>
              <table:cell-address table:column="1" table:row="42" table:table="0"/>
              <table:change-track-table-cell office:value-type="float" office:value="44"/>
            </table:cell-content-deletion>
            <table:cell-content-deletion>
              <table:cell-address table:column="2" table:row="42" table:table="0"/>
              <table:change-track-table-cell office:value-type="float" office:value="3"/>
            </table:cell-content-deletion>
            <table:cell-content-deletion table:id="ct106">
              <table:change-track-table-cell/>
            </table:cell-content-deletion>
          </table:deletions>
        </table:deletion>
        <table:deletion table:id="ct111" table:type="row" table:position="42" table:table="0">
          <office:change-info>
            <dc:creator>Hubert FONGARNAND</dc:creator>
            <dc:date>2013-02-28T10:09:12</dc:date>
          </office:change-info>
          <table:deletions>
            <table:cell-content-deletion>
              <table:cell-address table:column="1" table:row="42" table:table="0"/>
              <table:change-track-table-cell office:value-type="float" office:value="45"/>
            </table:cell-content-deletion>
            <table:cell-content-deletion>
              <table:cell-address table:column="2" table:row="42" table:table="0"/>
              <table:change-track-table-cell office:value-type="float" office:value="3"/>
            </table:cell-content-deletion>
            <table:change-deletion table:id="ct110"/>
            <table:cell-content-deletion table:id="ct107">
              <table:change-track-table-cell/>
            </table:cell-content-deletion>
          </table:deletions>
        </table:deletion>
        <table:cell-content-change table:id="ct112">
          <table:cell-address table:column="4" table:row="53" table:table="0"/>
          <office:change-info>
            <dc:creator>Hubert FONGARNAND</dc:creator>
            <dc:date>2013-02-28T10:09:40</dc:date>
          </office:change-info>
          <table:previous>
            <table:change-track-table-cell office:value-type="string">
              <text:p>UST : Service REST de récupération des termes « bac à sable »</text:p>
            </table:change-track-table-cell>
          </table:previous>
        </table:cell-content-change>
        <table:cell-content-change table:id="ct113">
          <table:cell-address table:column="4" table:row="53" table:table="0"/>
          <office:change-info>
            <dc:creator>Hubert FONGARNAND</dc:creator>
            <dc:date>2013-02-28T10:09:40</dc:date>
          </office:change-info>
          <table:previous>
            <table:change-track-table-cell office:value-type="string">
              <text:p>UST : Intégration du Service REST de récupération des termes « bac à sable » dans le treeview</text:p>
            </table:change-track-table-cell>
          </table:previous>
        </table:cell-content-change>
        <table:cell-content-change table:id="ct114">
          <table:cell-address table:column="7" table:row="53" table:table="0"/>
          <office:change-info>
            <dc:creator>Hubert FONGARNAND</dc:creator>
            <dc:date>2013-02-28T10:09:43</dc:date>
          </office:change-info>
          <table:previous>
            <table:change-track-table-cell/>
          </table:previous>
        </table:cell-content-change>
        <table:cell-content-change table:id="ct115">
          <table:cell-address table:column="2" table:row="53" table:table="0"/>
          <office:change-info>
            <dc:creator>Hubert FONGARNAND</dc:creator>
            <dc:date>2013-02-28T10:09:56</dc:date>
          </office:change-info>
          <table:previous>
            <table:change-track-table-cell office:value-type="float" office:value="1"/>
          </table:previous>
        </table:cell-content-change>
        <table:deletion table:id="ct116" table:type="row" table:position="53" table:table="0" table:multi-deletion-spanned="2">
          <office:change-info>
            <dc:creator>Hubert FONGARNAND</dc:creator>
            <dc:date>2013-02-28T10:10:01</dc:date>
          </office:change-info>
          <table:deletions>
            <table:cell-content-deletion>
              <table:cell-address table:column="4" table:row="53" table:table="0"/>
              <table:change-track-table-cell office:value-type="string">
                <text:p>UST : Service REST de récupération des termes « bac à sable »</text:p>
              </table:change-track-table-cell>
            </table:cell-content-deletion>
            <table:cell-content-deletion>
              <table:cell-address table:column="1" table:row="53" table:table="0"/>
              <table:change-track-table-cell office:value-type="float" office:value="56"/>
            </table:cell-content-deletion>
            <table:cell-content-deletion>
              <table:cell-address table:column="2" table:row="53" table:table="0"/>
              <table:change-track-table-cell office:value-type="float" office:value="5"/>
            </table:cell-content-deletion>
            <table:cell-content-deletion table:id="ct112">
              <table:change-track-table-cell/>
            </table:cell-content-deletion>
          </table:deletions>
        </table:deletion>
        <table:deletion table:id="ct117" table:type="row" table:position="53" table:table="0">
          <office:change-info>
            <dc:creator>Hubert FONGARNAND</dc:creator>
            <dc:date>2013-02-28T10:10:01</dc:date>
          </office:change-info>
          <table:deletions>
            <table:cell-content-deletion>
              <table:cell-address table:column="4" table:row="53" table:table="0"/>
              <table:change-track-table-cell office:value-type="string">
                <text:p>UST : Intégration du Service REST de récupération des termes « bac à sable » dans le treeview</text:p>
              </table:change-track-table-cell>
            </table:cell-content-deletion>
            <table:cell-content-deletion>
              <table:cell-address table:column="1" table:row="53" table:table="0"/>
              <table:change-track-table-cell office:value-type="float" office:value="57"/>
            </table:cell-content-deletion>
            <table:cell-content-deletion>
              <table:cell-address table:column="2" table:row="53" table:table="0"/>
              <table:change-track-table-cell office:value-type="float" office:value="3"/>
            </table:cell-content-deletion>
            <table:change-deletion table:id="ct116"/>
            <table:cell-content-deletion table:id="ct113">
              <table:change-track-table-cell/>
            </table:cell-content-deletion>
          </table:deletions>
        </table:deletion>
        <table:cell-content-change table:id="ct118">
          <table:cell-address table:column="4" table:row="56" table:table="0"/>
          <office:change-info>
            <dc:creator>Hubert FONGARNAND</dc:creator>
            <dc:date>2013-02-28T10:10:43</dc:date>
          </office:change-info>
          <table:previous>
            <table:change-track-table-cell office:value-type="string">
              <text:p>UST : Service REST de récupération des langues filtrées par les langues du vocabulaire (avec première langue par défaut)</text:p>
            </table:change-track-table-cell>
          </table:previous>
        </table:cell-content-change>
        <table:cell-content-change table:id="ct119">
          <table:cell-address table:column="4" table:row="56" table:table="0"/>
          <office:change-info>
            <dc:creator>Hubert FONGARNAND</dc:creator>
            <dc:date>2013-02-28T10:10:43</dc:date>
          </office:change-info>
          <table:previous>
            <table:change-track-table-cell office:value-type="string">
              <text:p>UST : Intégration du service REST de récupération des langues filtrées par les langues du vocabulaire (avec première langue par défaut)</text:p>
            </table:change-track-table-cell>
          </table:previous>
        </table:cell-content-change>
        <table:cell-content-change table:id="ct120">
          <table:cell-address table:column="7" table:row="56" table:table="0"/>
          <office:change-info>
            <dc:creator>Hubert FONGARNAND</dc:creator>
            <dc:date>2013-02-28T10:10:46</dc:date>
          </office:change-info>
          <table:previous>
            <table:change-track-table-cell/>
          </table:previous>
        </table:cell-content-change>
        <table:cell-content-change table:id="ct121">
          <table:cell-address table:column="2" table:row="56" table:table="0"/>
          <office:change-info>
            <dc:creator>Hubert FONGARNAND</dc:creator>
            <dc:date>2013-02-28T10:10:53</dc:date>
          </office:change-info>
          <table:previous>
            <table:change-track-table-cell office:value-type="float" office:value="1"/>
          </table:previous>
        </table:cell-content-change>
        <table:deletion table:id="ct122" table:type="row" table:position="56" table:table="0" table:multi-deletion-spanned="2">
          <office:change-info>
            <dc:creator>Hubert FONGARNAND</dc:creator>
            <dc:date>2013-02-28T10:10:57</dc:date>
          </office:change-info>
          <table:deletions>
            <table:cell-content-deletion>
              <table:cell-address table:column="4" table:row="56" table:table="0"/>
              <table:change-track-table-cell office:value-type="string">
                <text:p>UST : Service REST de récupération des langues filtrées par les langues du vocabulaire (avec première langue par défaut)</text:p>
              </table:change-track-table-cell>
            </table:cell-content-deletion>
            <table:cell-content-deletion>
              <table:cell-address table:column="1" table:row="56" table:table="0"/>
              <table:change-track-table-cell office:value-type="float" office:value="61"/>
            </table:cell-content-deletion>
            <table:cell-content-deletion>
              <table:cell-address table:column="2" table:row="56" table:table="0"/>
              <table:change-track-table-cell office:value-type="float" office:value="5"/>
            </table:cell-content-deletion>
            <table:cell-content-deletion table:id="ct118">
              <table:change-track-table-cell/>
            </table:cell-content-deletion>
          </table:deletions>
        </table:deletion>
        <table:deletion table:id="ct123" table:type="row" table:position="56" table:table="0">
          <office:change-info>
            <dc:creator>Hubert FONGARNAND</dc:creator>
            <dc:date>2013-02-28T10:10:57</dc:date>
          </office:change-info>
          <table:deletions>
            <table:cell-content-deletion>
              <table:cell-address table:column="4" table:row="56" table:table="0"/>
              <table:change-track-table-cell office:value-type="string">
                <text:p>UST : Intégration du service REST de récupération des langues filtrées par les langues du vocabulaire (avec première langue par défaut)</text:p>
              </table:change-track-table-cell>
            </table:cell-content-deletion>
            <table:cell-content-deletion>
              <table:cell-address table:column="1" table:row="56" table:table="0"/>
              <table:change-track-table-cell office:value-type="float" office:value="62"/>
            </table:cell-content-deletion>
            <table:cell-content-deletion>
              <table:cell-address table:column="2" table:row="56" table:table="0"/>
              <table:change-track-table-cell office:value-type="float" office:value="2"/>
            </table:cell-content-deletion>
            <table:change-deletion table:id="ct122"/>
            <table:cell-content-deletion table:id="ct119">
              <table:change-track-table-cell/>
            </table:cell-content-deletion>
          </table:deletions>
        </table:deletion>
        <table:cell-content-change table:id="ct124">
          <table:cell-address table:column="4" table:row="58" table:table="0"/>
          <office:change-info>
            <dc:creator>Hubert FONGARNAND</dc:creator>
            <dc:date>2013-02-28T10:11:11</dc:date>
          </office:change-info>
          <table:previous>
            <table:change-track-table-cell office:value-type="string">
              <text:p>UST : Appel au service REST d’enregistrement de terme</text:p>
            </table:change-track-table-cell>
          </table:previous>
        </table:cell-content-change>
        <table:cell-content-change table:id="ct125">
          <table:cell-address table:column="4" table:row="58" table:table="0"/>
          <office:change-info>
            <dc:creator>Hubert FONGARNAND</dc:creator>
            <dc:date>2013-02-28T10:11:11</dc:date>
          </office:change-info>
          <table:previous>
            <table:change-track-table-cell office:value-type="string">
              <text:p>UST : Déclencher la validation du formulaire + appel service</text:p>
            </table:change-track-table-cell>
          </table:previous>
        </table:cell-content-change>
        <table:cell-content-change table:id="ct126">
          <table:cell-address table:column="7" table:row="58" table:table="0"/>
          <office:change-info>
            <dc:creator>Hubert FONGARNAND</dc:creator>
            <dc:date>2013-02-28T10:11:15</dc:date>
          </office:change-info>
          <table:previous>
            <table:change-track-table-cell/>
          </table:previous>
        </table:cell-content-change>
        <table:cell-content-change table:id="ct127">
          <table:cell-address table:column="2" table:row="58" table:table="0"/>
          <office:change-info>
            <dc:creator>Hubert FONGARNAND</dc:creator>
            <dc:date>2013-02-28T10:11:21</dc:date>
          </office:change-info>
          <table:previous>
            <table:change-track-table-cell office:value-type="float" office:value="1"/>
          </table:previous>
        </table:cell-content-change>
        <table:deletion table:id="ct128" table:type="row" table:position="58" table:table="0" table:multi-deletion-spanned="2">
          <office:change-info>
            <dc:creator>Hubert FONGARNAND</dc:creator>
            <dc:date>2013-02-28T10:11:26</dc:date>
          </office:change-info>
          <table:deletions>
            <table:cell-content-deletion>
              <table:cell-address table:column="4" table:row="58" table:table="0"/>
              <table:change-track-table-cell office:value-type="string">
                <text:p>UST : Appel au service REST d’enregistrement de terme</text:p>
              </table:change-track-table-cell>
            </table:cell-content-deletion>
            <table:cell-content-deletion>
              <table:cell-address table:column="1" table:row="58" table:table="0"/>
              <table:change-track-table-cell office:value-type="float" office:value="65"/>
            </table:cell-content-deletion>
            <table:cell-content-deletion>
              <table:cell-address table:column="2" table:row="58" table:table="0"/>
              <table:change-track-table-cell office:value-type="float" office:value="5"/>
            </table:cell-content-deletion>
            <table:cell-content-deletion table:id="ct124">
              <table:change-track-table-cell/>
            </table:cell-content-deletion>
          </table:deletions>
        </table:deletion>
        <table:deletion table:id="ct129" table:type="row" table:position="58" table:table="0">
          <office:change-info>
            <dc:creator>Hubert FONGARNAND</dc:creator>
            <dc:date>2013-02-28T10:11:26</dc:date>
          </office:change-info>
          <table:deletions>
            <table:cell-content-deletion>
              <table:cell-address table:column="4" table:row="58" table:table="0"/>
              <table:change-track-table-cell office:value-type="string">
                <text:p>UST : Déclencher la validation du formulaire + appel service</text:p>
              </table:change-track-table-cell>
            </table:cell-content-deletion>
            <table:cell-content-deletion>
              <table:cell-address table:column="1" table:row="58" table:table="0"/>
              <table:change-track-table-cell office:value-type="float" office:value="66"/>
            </table:cell-content-deletion>
            <table:cell-content-deletion>
              <table:cell-address table:column="2" table:row="58" table:table="0"/>
              <table:change-track-table-cell office:value-type="float" office:value="2"/>
            </table:cell-content-deletion>
            <table:change-deletion table:id="ct128"/>
            <table:cell-content-deletion table:id="ct125">
              <table:change-track-table-cell/>
            </table:cell-content-deletion>
          </table:deletions>
        </table:deletion>
        <table:cell-content-change table:id="ct130">
          <table:cell-address table:column="4" table:row="59" table:table="0"/>
          <office:change-info>
            <dc:creator>Hubert FONGARNAND</dc:creator>
            <dc:date>2013-02-28T10:11:35</dc:date>
          </office:change-info>
          <table:previous>
            <table:change-track-table-cell office:value-type="string">
              <text:p>UST : Appel au service REST de récupération des données d’un terme</text:p>
            </table:change-track-table-cell>
          </table:previous>
        </table:cell-content-change>
        <table:cell-content-change table:id="ct131">
          <table:cell-address table:column="4" table:row="59" table:table="0"/>
          <office:change-info>
            <dc:creator>Hubert FONGARNAND</dc:creator>
            <dc:date>2013-02-28T10:11:35</dc:date>
          </office:change-info>
          <table:previous>
            <table:change-track-table-cell office:value-type="string">
              <text:p>UST : Intégration du service Rest sur le formulaire de saisie</text:p>
            </table:change-track-table-cell>
          </table:previous>
        </table:cell-content-change>
        <table:cell-content-change table:id="ct132">
          <table:cell-address table:column="7" table:row="59" table:table="0"/>
          <office:change-info>
            <dc:creator>Hubert FONGARNAND</dc:creator>
            <dc:date>2013-02-28T10:11:37</dc:date>
          </office:change-info>
          <table:previous>
            <table:change-track-table-cell/>
          </table:previous>
        </table:cell-content-change>
        <table:cell-content-change table:id="ct133">
          <table:cell-address table:column="2" table:row="59" table:table="0"/>
          <office:change-info>
            <dc:creator>Hubert FONGARNAND</dc:creator>
            <dc:date>2013-02-28T10:15:39</dc:date>
          </office:change-info>
          <table:previous>
            <table:change-track-table-cell office:value-type="float" office:value="1"/>
          </table:previous>
        </table:cell-content-change>
        <table:deletion table:id="ct134" table:type="row" table:position="59" table:table="0" table:multi-deletion-spanned="2">
          <office:change-info>
            <dc:creator>Hubert FONGARNAND</dc:creator>
            <dc:date>2013-02-28T10:15:43</dc:date>
          </office:change-info>
          <table:deletions>
            <table:cell-content-deletion>
              <table:cell-address table:column="4" table:row="59" table:table="0"/>
              <table:change-track-table-cell office:value-type="string">
                <text:p>UST : Appel au service REST de récupération des données d’un terme</text:p>
              </table:change-track-table-cell>
            </table:cell-content-deletion>
            <table:cell-content-deletion>
              <table:cell-address table:column="1" table:row="59" table:table="0"/>
              <table:change-track-table-cell office:value-type="float" office:value="68"/>
            </table:cell-content-deletion>
            <table:cell-content-deletion>
              <table:cell-address table:column="2" table:row="59" table:table="0"/>
              <table:change-track-table-cell office:value-type="float" office:value="3"/>
            </table:cell-content-deletion>
            <table:cell-content-deletion table:id="ct130">
              <table:change-track-table-cell/>
            </table:cell-content-deletion>
          </table:deletions>
        </table:deletion>
        <table:deletion table:id="ct135" table:type="row" table:position="59" table:table="0">
          <office:change-info>
            <dc:creator>Hubert FONGARNAND</dc:creator>
            <dc:date>2013-02-28T10:15:43</dc:date>
          </office:change-info>
          <table:deletions>
            <table:cell-content-deletion>
              <table:cell-address table:column="4" table:row="59" table:table="0"/>
              <table:change-track-table-cell office:value-type="string">
                <text:p>UST : Intégration du service Rest sur le formulaire de saisie</text:p>
              </table:change-track-table-cell>
            </table:cell-content-deletion>
            <table:cell-content-deletion>
              <table:cell-address table:column="1" table:row="59" table:table="0"/>
              <table:change-track-table-cell office:value-type="float" office:value="69"/>
            </table:cell-content-deletion>
            <table:cell-content-deletion>
              <table:cell-address table:column="2" table:row="59" table:table="0"/>
              <table:change-track-table-cell office:value-type="float" office:value="2"/>
            </table:cell-content-deletion>
            <table:change-deletion table:id="ct134"/>
            <table:cell-content-deletion table:id="ct131">
              <table:change-track-table-cell/>
            </table:cell-content-deletion>
          </table:deletions>
        </table:deletion>
        <table:cell-content-change table:id="ct136">
          <table:cell-address table:column="4" table:row="62" table:table="0"/>
          <office:change-info>
            <dc:creator>Hubert FONGARNAND</dc:creator>
            <dc:date>2013-02-28T10:15:48</dc:date>
          </office:change-info>
          <table:previous>
            <table:change-track-table-cell office:value-type="string">
              <text:p>UST : Appel au service REST de suppression d’un terme</text:p>
            </table:change-track-table-cell>
          </table:previous>
        </table:cell-content-change>
        <table:cell-content-change table:id="ct137">
          <table:cell-address table:column="4" table:row="62" table:table="0"/>
          <office:change-info>
            <dc:creator>Hubert FONGARNAND</dc:creator>
            <dc:date>2013-02-28T10:15:48</dc:date>
          </office:change-info>
          <table:previous>
            <table:change-track-table-cell office:value-type="string">
              <text:p>UST : Intégration bouton supprimer , Appel au service REST de suppression d’un terme</text:p>
            </table:change-track-table-cell>
          </table:previous>
        </table:cell-content-change>
        <table:cell-content-change table:id="ct138">
          <table:cell-address table:column="7" table:row="62" table:table="0"/>
          <office:change-info>
            <dc:creator>Hubert FONGARNAND</dc:creator>
            <dc:date>2013-02-28T10:15:50</dc:date>
          </office:change-info>
          <table:previous>
            <table:change-track-table-cell/>
          </table:previous>
        </table:cell-content-change>
        <table:cell-content-change table:id="ct139">
          <table:cell-address table:column="2" table:row="62" table:table="0"/>
          <office:change-info>
            <dc:creator>Hubert FONGARNAND</dc:creator>
            <dc:date>2013-02-28T10:15:58</dc:date>
          </office:change-info>
          <table:previous>
            <table:change-track-table-cell office:value-type="float" office:value="1"/>
          </table:previous>
        </table:cell-content-change>
        <table:deletion table:id="ct140" table:type="row" table:position="62" table:table="0" table:multi-deletion-spanned="2">
          <office:change-info>
            <dc:creator>Hubert FONGARNAND</dc:creator>
            <dc:date>2013-02-28T10:16:07</dc:date>
          </office:change-info>
          <table:deletions>
            <table:cell-content-deletion>
              <table:cell-address table:column="4" table:row="62" table:table="0"/>
              <table:change-track-table-cell office:value-type="string">
                <text:p>UST : Appel au service REST de suppression d’un terme</text:p>
              </table:change-track-table-cell>
            </table:cell-content-deletion>
            <table:cell-content-deletion>
              <table:cell-address table:column="1" table:row="62" table:table="0"/>
              <table:change-track-table-cell office:value-type="float" office:value="74"/>
            </table:cell-content-deletion>
            <table:cell-content-deletion>
              <table:cell-address table:column="2" table:row="62" table:table="0"/>
              <table:change-track-table-cell office:value-type="float" office:value="3"/>
            </table:cell-content-deletion>
            <table:change-deletion table:id="ct616"/>
            <table:cell-content-deletion table:id="ct136">
              <table:change-track-table-cell/>
            </table:cell-content-deletion>
          </table:deletions>
        </table:deletion>
        <table:deletion table:id="ct141" table:type="row" table:position="62" table:table="0">
          <office:change-info>
            <dc:creator>Hubert FONGARNAND</dc:creator>
            <dc:date>2013-02-28T10:16:07</dc:date>
          </office:change-info>
          <table:deletions>
            <table:cell-content-deletion>
              <table:cell-address table:column="4" table:row="62" table:table="0"/>
              <table:change-track-table-cell office:value-type="string">
                <text:p>UST : Intégration bouton supprimer , Appel au service REST de suppression d’un terme</text:p>
              </table:change-track-table-cell>
            </table:cell-content-deletion>
            <table:cell-content-deletion>
              <table:cell-address table:column="1" table:row="62" table:table="0"/>
              <table:change-track-table-cell office:value-type="float" office:value="75"/>
            </table:cell-content-deletion>
            <table:cell-content-deletion>
              <table:cell-address table:column="2" table:row="62" table:table="0"/>
              <table:change-track-table-cell office:value-type="float" office:value="2"/>
            </table:cell-content-deletion>
            <table:change-deletion table:id="ct140"/>
            <table:cell-content-deletion table:id="ct137">
              <table:change-track-table-cell/>
            </table:cell-content-deletion>
          </table:deletions>
        </table:deletion>
        <table:cell-content-change table:id="ct142">
          <table:cell-address table:column="1" table:row="50" table:table="0"/>
          <office:change-info>
            <dc:creator>Hubert FONGARNAND</dc:creator>
            <dc:date>2013-02-28T10:20:51</dc:date>
          </office:change-info>
          <table:previous>
            <table:change-track-table-cell office:value-type="float" office:value="53"/>
          </table:previous>
        </table:cell-content-change>
        <table:cell-content-change table:id="ct143">
          <table:cell-address table:column="1" table:row="51" table:table="0"/>
          <office:change-info>
            <dc:creator>Hubert FONGARNAND</dc:creator>
            <dc:date>2013-02-28T10:20:51</dc:date>
          </office:change-info>
          <table:previous>
            <table:change-track-table-cell office:value-type="float" office:value="54"/>
          </table:previous>
        </table:cell-content-change>
        <table:cell-content-change table:id="ct144">
          <table:cell-address table:column="1" table:row="52" table:table="0"/>
          <office:change-info>
            <dc:creator>Hubert FONGARNAND</dc:creator>
            <dc:date>2013-02-28T10:20:51</dc:date>
          </office:change-info>
          <table:previous>
            <table:change-track-table-cell office:value-type="float" office:value="55"/>
          </table:previous>
        </table:cell-content-change>
        <table:cell-content-change table:id="ct145">
          <table:cell-address table:column="1" table:row="53" table:table="0"/>
          <office:change-info>
            <dc:creator>Hubert FONGARNAND</dc:creator>
            <dc:date>2013-02-28T10:20:51</dc:date>
          </office:change-info>
          <table:previous>
            <table:change-track-table-cell office:value-type="float" office:value="58"/>
          </table:previous>
        </table:cell-content-change>
        <table:cell-content-change table:id="ct146">
          <table:cell-address table:column="1" table:row="54" table:table="0"/>
          <office:change-info>
            <dc:creator>Hubert FONGARNAND</dc:creator>
            <dc:date>2013-02-28T10:20:51</dc:date>
          </office:change-info>
          <table:previous>
            <table:change-track-table-cell office:value-type="float" office:value="59"/>
          </table:previous>
        </table:cell-content-change>
        <table:cell-content-change table:id="ct147">
          <table:cell-address table:column="1" table:row="55" table:table="0"/>
          <office:change-info>
            <dc:creator>Hubert FONGARNAND</dc:creator>
            <dc:date>2013-02-28T10:20:51</dc:date>
          </office:change-info>
          <table:previous>
            <table:change-track-table-cell office:value-type="float" office:value="60"/>
          </table:previous>
        </table:cell-content-change>
        <table:cell-content-change table:id="ct148">
          <table:cell-address table:column="1" table:row="56" table:table="0"/>
          <office:change-info>
            <dc:creator>Hubert FONGARNAND</dc:creator>
            <dc:date>2013-02-28T10:20:51</dc:date>
          </office:change-info>
          <table:previous>
            <table:change-track-table-cell office:value-type="float" office:value="63"/>
          </table:previous>
        </table:cell-content-change>
        <table:cell-content-change table:id="ct149">
          <table:cell-address table:column="1" table:row="57" table:table="0"/>
          <office:change-info>
            <dc:creator>Hubert FONGARNAND</dc:creator>
            <dc:date>2013-02-28T10:20:51</dc:date>
          </office:change-info>
          <table:previous>
            <table:change-track-table-cell office:value-type="float" office:value="64"/>
          </table:previous>
        </table:cell-content-change>
        <table:cell-content-change table:id="ct150">
          <table:cell-address table:column="1" table:row="58" table:table="0"/>
          <office:change-info>
            <dc:creator>Hubert FONGARNAND</dc:creator>
            <dc:date>2013-02-28T10:20:51</dc:date>
          </office:change-info>
          <table:previous>
            <table:change-track-table-cell office:value-type="float" office:value="67"/>
          </table:previous>
        </table:cell-content-change>
        <table:cell-content-change table:id="ct151">
          <table:cell-address table:column="1" table:row="59" table:table="0"/>
          <office:change-info>
            <dc:creator>Hubert FONGARNAND</dc:creator>
            <dc:date>2013-02-28T10:20:51</dc:date>
          </office:change-info>
          <table:previous>
            <table:change-track-table-cell office:value-type="float" office:value="70"/>
          </table:previous>
        </table:cell-content-change>
        <table:cell-content-change table:id="ct152">
          <table:cell-address table:column="1" table:row="60" table:table="0"/>
          <office:change-info>
            <dc:creator>Hubert FONGARNAND</dc:creator>
            <dc:date>2013-02-28T10:20:51</dc:date>
          </office:change-info>
          <table:previous>
            <table:change-track-table-cell office:value-type="float" office:value="71"/>
          </table:previous>
        </table:cell-content-change>
        <table:cell-content-change table:id="ct153">
          <table:cell-address table:column="1" table:row="61" table:table="0"/>
          <office:change-info>
            <dc:creator>Hubert FONGARNAND</dc:creator>
            <dc:date>2013-02-28T10:20:51</dc:date>
          </office:change-info>
          <table:previous>
            <table:change-track-table-cell office:value-type="float" office:value="72"/>
          </table:previous>
        </table:cell-content-change>
        <table:cell-content-change table:id="ct154">
          <table:cell-address table:column="1" table:row="62" table:table="0"/>
          <office:change-info>
            <dc:creator>Hubert FONGARNAND</dc:creator>
            <dc:date>2013-02-28T10:20:51</dc:date>
          </office:change-info>
          <table:previous>
            <table:change-track-table-cell office:value-type="float" office:value="73"/>
          </table:previous>
        </table:cell-content-change>
        <table:cell-content-change table:id="ct155">
          <table:cell-address table:column="1" table:row="62" table:table="0"/>
          <office:change-info>
            <dc:creator>Hubert FONGARNAND</dc:creator>
            <dc:date>2013-02-28T10:20:51</dc:date>
          </office:change-info>
          <table:previous>
            <table:change-track-table-cell office:value-type="float" office:value="76"/>
          </table:previous>
        </table:cell-content-change>
        <table:cell-content-change table:id="ct156">
          <table:cell-address table:column="1" table:row="62" table:table="0"/>
          <office:change-info>
            <dc:creator>Hubert FONGARNAND</dc:creator>
            <dc:date>2013-02-28T10:20:51</dc:date>
          </office:change-info>
          <table:previous>
            <table:change-track-table-cell office:value-type="float" office:value="77"/>
          </table:previous>
        </table:cell-content-change>
        <table:cell-content-change table:id="ct157">
          <table:cell-address table:column="1" table:row="62" table:table="0"/>
          <office:change-info>
            <dc:creator>Hubert FONGARNAND</dc:creator>
            <dc:date>2013-02-28T10:20:51</dc:date>
          </office:change-info>
          <table:previous>
            <table:change-track-table-cell office:value-type="float" office:value="78"/>
          </table:previous>
        </table:cell-content-change>
        <table:cell-content-change table:id="ct158">
          <table:cell-address table:column="1" table:row="63" table:table="0"/>
          <office:change-info>
            <dc:creator>Hubert FONGARNAND</dc:creator>
            <dc:date>2013-02-28T10:20:51</dc:date>
          </office:change-info>
          <table:previous>
            <table:change-track-table-cell office:value-type="float" office:value="79"/>
          </table:previous>
        </table:cell-content-change>
        <table:cell-content-change table:id="ct159">
          <table:cell-address table:column="1" table:row="64" table:table="0"/>
          <office:change-info>
            <dc:creator>Hubert FONGARNAND</dc:creator>
            <dc:date>2013-02-28T10:20:51</dc:date>
          </office:change-info>
          <table:previous>
            <table:change-track-table-cell office:value-type="float" office:value="80"/>
          </table:previous>
        </table:cell-content-change>
        <table:cell-content-change table:id="ct160">
          <table:cell-address table:column="1" table:row="65" table:table="0"/>
          <office:change-info>
            <dc:creator>Hubert FONGARNAND</dc:creator>
            <dc:date>2013-02-28T10:20:51</dc:date>
          </office:change-info>
          <table:previous>
            <table:change-track-table-cell office:value-type="float" office:value="81"/>
          </table:previous>
        </table:cell-content-change>
        <table:cell-content-change table:id="ct161">
          <table:cell-address table:column="1" table:row="65" table:table="0"/>
          <office:change-info>
            <dc:creator>Hubert FONGARNAND</dc:creator>
            <dc:date>2013-02-28T10:20:51</dc:date>
          </office:change-info>
          <table:previous>
            <table:change-track-table-cell office:value-type="float" office:value="82"/>
          </table:previous>
        </table:cell-content-change>
        <table:cell-content-change table:id="ct162">
          <table:cell-address table:column="1" table:row="65" table:table="0"/>
          <office:change-info>
            <dc:creator>Hubert FONGARNAND</dc:creator>
            <dc:date>2013-02-28T10:20:51</dc:date>
          </office:change-info>
          <table:previous>
            <table:change-track-table-cell office:value-type="float" office:value="83"/>
          </table:previous>
        </table:cell-content-change>
        <table:cell-content-change table:id="ct163">
          <table:cell-address table:column="1" table:row="66" table:table="0"/>
          <office:change-info>
            <dc:creator>Hubert FONGARNAND</dc:creator>
            <dc:date>2013-02-28T10:20:51</dc:date>
          </office:change-info>
          <table:previous>
            <table:change-track-table-cell office:value-type="float" office:value="84"/>
          </table:previous>
        </table:cell-content-change>
        <table:cell-content-change table:id="ct164">
          <table:cell-address table:column="1" table:row="67" table:table="0"/>
          <office:change-info>
            <dc:creator>Hubert FONGARNAND</dc:creator>
            <dc:date>2013-02-28T10:20:51</dc:date>
          </office:change-info>
          <table:previous>
            <table:change-track-table-cell office:value-type="float" office:value="85"/>
          </table:previous>
        </table:cell-content-change>
        <table:cell-content-change table:id="ct165">
          <table:cell-address table:column="1" table:row="67" table:table="0"/>
          <office:change-info>
            <dc:creator>Hubert FONGARNAND</dc:creator>
            <dc:date>2013-02-28T10:20:51</dc:date>
          </office:change-info>
          <table:previous>
            <table:change-track-table-cell office:value-type="float" office:value="86"/>
          </table:previous>
        </table:cell-content-change>
        <table:cell-content-change table:id="ct166">
          <table:cell-address table:column="1" table:row="67" table:table="0"/>
          <office:change-info>
            <dc:creator>Hubert FONGARNAND</dc:creator>
            <dc:date>2013-02-28T10:20:51</dc:date>
          </office:change-info>
          <table:previous>
            <table:change-track-table-cell office:value-type="float" office:value="87"/>
          </table:previous>
        </table:cell-content-change>
        <table:cell-content-change table:id="ct167">
          <table:cell-address table:column="1" table:row="68" table:table="0"/>
          <office:change-info>
            <dc:creator>Hubert FONGARNAND</dc:creator>
            <dc:date>2013-02-28T10:20:51</dc:date>
          </office:change-info>
          <table:previous>
            <table:change-track-table-cell office:value-type="float" office:value="88"/>
          </table:previous>
        </table:cell-content-change>
        <table:cell-content-change table:id="ct168">
          <table:cell-address table:column="2" table:row="50" table:table="0"/>
          <office:change-info>
            <dc:creator>Hubert FONGARNAND</dc:creator>
            <dc:date>2013-02-28T10:20:51</dc:date>
          </office:change-info>
          <table:previous>
            <table:change-track-table-cell office:value-type="float" office:value="3"/>
          </table:previous>
        </table:cell-content-change>
        <table:cell-content-change table:id="ct169">
          <table:cell-address table:column="2" table:row="51" table:table="0"/>
          <office:change-info>
            <dc:creator>Hubert FONGARNAND</dc:creator>
            <dc:date>2013-02-28T10:20:51</dc:date>
          </office:change-info>
          <table:previous>
            <table:change-track-table-cell office:value-type="float" office:value="3"/>
          </table:previous>
        </table:cell-content-change>
        <table:cell-content-change table:id="ct170">
          <table:cell-address table:column="2" table:row="52" table:table="0"/>
          <office:change-info>
            <dc:creator>Hubert FONGARNAND</dc:creator>
            <dc:date>2013-02-28T10:20:51</dc:date>
          </office:change-info>
          <table:previous>
            <table:change-track-table-cell office:value-type="float" office:value="2"/>
          </table:previous>
        </table:cell-content-change>
        <table:cell-content-change table:id="ct171">
          <table:cell-address table:column="2" table:row="53" table:table="0"/>
          <office:change-info>
            <dc:creator>Hubert FONGARNAND</dc:creator>
            <dc:date>2013-02-28T10:20:51</dc:date>
          </office:change-info>
          <table:previous table:id="ct115">
            <table:change-track-table-cell office:value-type="float" office:value="9"/>
          </table:previous>
        </table:cell-content-change>
        <table:cell-content-change table:id="ct172">
          <table:cell-address table:column="2" table:row="54" table:table="0"/>
          <office:change-info>
            <dc:creator>Hubert FONGARNAND</dc:creator>
            <dc:date>2013-02-28T10:20:51</dc:date>
          </office:change-info>
          <table:previous>
            <table:change-track-table-cell office:value-type="float" office:value="1"/>
          </table:previous>
        </table:cell-content-change>
        <table:cell-content-change table:id="ct173">
          <table:cell-address table:column="2" table:row="55" table:table="0"/>
          <office:change-info>
            <dc:creator>Hubert FONGARNAND</dc:creator>
            <dc:date>2013-02-28T10:20:51</dc:date>
          </office:change-info>
          <table:previous>
            <table:change-track-table-cell office:value-type="float" office:value="1"/>
          </table:previous>
        </table:cell-content-change>
        <table:cell-content-change table:id="ct174">
          <table:cell-address table:column="2" table:row="56" table:table="0"/>
          <office:change-info>
            <dc:creator>Hubert FONGARNAND</dc:creator>
            <dc:date>2013-02-28T10:20:51</dc:date>
          </office:change-info>
          <table:previous table:id="ct121">
            <table:change-track-table-cell office:value-type="float" office:value="8"/>
          </table:previous>
        </table:cell-content-change>
        <table:cell-content-change table:id="ct175">
          <table:cell-address table:column="2" table:row="57" table:table="0"/>
          <office:change-info>
            <dc:creator>Hubert FONGARNAND</dc:creator>
            <dc:date>2013-02-28T10:20:51</dc:date>
          </office:change-info>
          <table:previous>
            <table:change-track-table-cell office:value-type="float" office:value="1"/>
          </table:previous>
        </table:cell-content-change>
        <table:cell-content-change table:id="ct176">
          <table:cell-address table:column="2" table:row="58" table:table="0"/>
          <office:change-info>
            <dc:creator>Hubert FONGARNAND</dc:creator>
            <dc:date>2013-02-28T10:20:51</dc:date>
          </office:change-info>
          <table:previous table:id="ct127">
            <table:change-track-table-cell office:value-type="float" office:value="8"/>
          </table:previous>
        </table:cell-content-change>
        <table:cell-content-change table:id="ct177">
          <table:cell-address table:column="2" table:row="59" table:table="0"/>
          <office:change-info>
            <dc:creator>Hubert FONGARNAND</dc:creator>
            <dc:date>2013-02-28T10:20:51</dc:date>
          </office:change-info>
          <table:previous table:id="ct133">
            <table:change-track-table-cell office:value-type="float" office:value="6"/>
          </table:previous>
        </table:cell-content-change>
        <table:cell-content-change table:id="ct178">
          <table:cell-address table:column="2" table:row="60" table:table="0"/>
          <office:change-info>
            <dc:creator>Hubert FONGARNAND</dc:creator>
            <dc:date>2013-02-28T10:20:51</dc:date>
          </office:change-info>
          <table:previous>
            <table:change-track-table-cell office:value-type="float" office:value="1"/>
          </table:previous>
        </table:cell-content-change>
        <table:cell-content-change table:id="ct179">
          <table:cell-address table:column="2" table:row="61" table:table="0"/>
          <office:change-info>
            <dc:creator>Hubert FONGARNAND</dc:creator>
            <dc:date>2013-02-28T10:20:51</dc:date>
          </office:change-info>
          <table:previous>
            <table:change-track-table-cell office:value-type="float" office:value="1"/>
          </table:previous>
        </table:cell-content-change>
        <table:cell-content-change table:id="ct180">
          <table:cell-address table:column="2" table:row="62" table:table="0"/>
          <office:change-info>
            <dc:creator>Hubert FONGARNAND</dc:creator>
            <dc:date>2013-02-28T10:20:51</dc:date>
          </office:change-info>
          <table:previous>
            <table:change-track-table-cell office:value-type="float" office:value="1"/>
          </table:previous>
        </table:cell-content-change>
        <table:cell-content-change table:id="ct181">
          <table:cell-address table:column="2" table:row="62" table:table="0"/>
          <office:change-info>
            <dc:creator>Hubert FONGARNAND</dc:creator>
            <dc:date>2013-02-28T10:20:51</dc:date>
          </office:change-info>
          <table:previous table:id="ct139">
            <table:change-track-table-cell office:value-type="float" office:value="6"/>
          </table:previous>
        </table:cell-content-change>
        <table:cell-content-change table:id="ct182">
          <table:cell-address table:column="4" table:row="50" table:table="0"/>
          <office:change-info>
            <dc:creator>Hubert FONGARNAND</dc:creator>
            <dc:date>2013-02-28T10:20:51</dc:date>
          </office:change-info>
          <table:previous>
            <table:change-track-table-cell office:value-type="string">
              <text:p>UST : Panneau édition de terme</text:p>
            </table:change-track-table-cell>
          </table:previous>
        </table:cell-content-change>
        <table:cell-content-change table:id="ct183">
          <table:cell-address table:column="4" table:row="51" table:table="0"/>
          <office:change-info>
            <dc:creator>Hubert FONGARNAND</dc:creator>
            <dc:date>2013-02-28T10:20:51</dc:date>
          </office:change-info>
          <table:previous>
            <table:change-track-table-cell office:value-type="string">
              <text:p>UST : MCD : Création des entité terme</text:p>
            </table:change-track-table-cell>
          </table:previous>
        </table:cell-content-change>
        <table:cell-content-change table:id="ct184">
          <table:cell-address table:column="4" table:row="52" table:table="0"/>
          <office:change-info>
            <dc:creator>Hubert FONGARNAND</dc:creator>
            <dc:date>2013-02-28T10:20:51</dc:date>
          </office:change-info>
          <table:previous>
            <table:change-track-table-cell office:value-type="string">
              <text:p>USD : Mise à jour documentation technique</text:p>
            </table:change-track-table-cell>
          </table:previous>
        </table:cell-content-change>
        <table:cell-content-change table:id="ct185">
          <table:cell-address table:column="4" table:row="53" table:table="0"/>
          <office:change-info>
            <dc:creator>Hubert FONGARNAND</dc:creator>
            <dc:date>2013-02-28T10:20:51</dc:date>
          </office:change-info>
          <table:previous>
            <table:change-track-table-cell office:value-type="string">
              <text:p>En tant qu'Utilisateur, je visualise la liste des Termes disponibles dans le « bac à sable »</text:p>
            </table:change-track-table-cell>
          </table:previous>
        </table:cell-content-change>
        <table:cell-content-change table:id="ct186">
          <table:cell-address table:column="4" table:row="54" table:table="0"/>
          <office:change-info>
            <dc:creator>Hubert FONGARNAND</dc:creator>
            <dc:date>2013-02-28T10:20:51</dc:date>
          </office:change-info>
          <table:previous>
            <table:change-track-table-cell office:value-type="string">
              <text:p>En tant qu'Expert,Je clique sur le bouton nouveau terme et je vois le formulaire de création d’un terme</text:p>
            </table:change-track-table-cell>
          </table:previous>
        </table:cell-content-change>
        <table:cell-content-change table:id="ct187">
          <table:cell-address table:column="4" table:row="55" table:table="0"/>
          <office:change-info>
            <dc:creator>Hubert FONGARNAND</dc:creator>
            <dc:date>2013-02-28T10:20:51</dc:date>
          </office:change-info>
          <table:previous>
            <table:change-track-table-cell office:value-type="string">
              <text:p>En tant qu'Expert, je saisis la valeur lexicale (attribut LexicalValue) du Terme</text:p>
            </table:change-track-table-cell>
          </table:previous>
        </table:cell-content-change>
        <table:cell-content-change table:id="ct188">
          <table:cell-address table:column="4" table:row="56" table:table="0"/>
          <office:change-info>
            <dc:creator>Hubert FONGARNAND</dc:creator>
            <dc:date>2013-02-28T10:20:51</dc:date>
          </office:change-info>
          <table:previous>
            <table:change-track-table-cell office:value-type="string">
              <text:p>En tant qu'Expert, je saisis la langue (attribut lang) du Terme</text:p>
            </table:change-track-table-cell>
          </table:previous>
        </table:cell-content-change>
        <table:cell-content-change table:id="ct189">
          <table:cell-address table:column="4" table:row="57" table:table="0"/>
          <office:change-info>
            <dc:creator>Hubert FONGARNAND</dc:creator>
            <dc:date>2013-02-28T10:20:51</dc:date>
          </office:change-info>
          <table:previous>
            <table:change-track-table-cell office:value-type="string">
              <text:p>En tant qu'Expert, je saisis la source (attribut source) d'un Terme</text:p>
            </table:change-track-table-cell>
          </table:previous>
        </table:cell-content-change>
        <table:cell-content-change table:id="ct190">
          <table:cell-address table:column="4" table:row="58" table:table="0"/>
          <office:change-info>
            <dc:creator>Hubert FONGARNAND</dc:creator>
            <dc:date>2013-02-28T10:20:51</dc:date>
          </office:change-info>
          <table:previous>
            <table:change-track-table-cell office:value-type="string">
              <text:p>En tant qu'Expert, j'enregistre (sauvegarde) les attributs d'un Terme </text:p>
            </table:change-track-table-cell>
          </table:previous>
        </table:cell-content-change>
        <table:cell-content-change table:id="ct191">
          <table:cell-address table:column="4" table:row="59" table:table="0"/>
          <office:change-info>
            <dc:creator>Hubert FONGARNAND</dc:creator>
            <dc:date>2013-02-28T10:20:51</dc:date>
          </office:change-info>
          <table:previous>
            <table:change-track-table-cell office:value-type="string">
              <text:p>En tant qu'Expert, je modifie la valeur lexicale (attribut lexicalValue) d'un Terme</text:p>
            </table:change-track-table-cell>
          </table:previous>
        </table:cell-content-change>
        <table:cell-content-change table:id="ct192">
          <table:cell-address table:column="4" table:row="60" table:table="0"/>
          <office:change-info>
            <dc:creator>Hubert FONGARNAND</dc:creator>
            <dc:date>2013-02-28T10:20:51</dc:date>
          </office:change-info>
          <table:previous>
            <table:change-track-table-cell office:value-type="string">
              <text:p>En tant qu'Expert, je modifie la langue (attribut lang) d'un Terme</text:p>
            </table:change-track-table-cell>
          </table:previous>
        </table:cell-content-change>
        <table:cell-content-change table:id="ct193">
          <table:cell-address table:column="4" table:row="61" table:table="0"/>
          <office:change-info>
            <dc:creator>Hubert FONGARNAND</dc:creator>
            <dc:date>2013-02-28T10:20:51</dc:date>
          </office:change-info>
          <table:previous>
            <table:change-track-table-cell office:value-type="string">
              <text:p>En tant qu'Expert, je modifie la source (attribut source) d'un Terme</text:p>
            </table:change-track-table-cell>
          </table:previous>
        </table:cell-content-change>
        <table:cell-content-change table:id="ct194">
          <table:cell-address table:column="4" table:row="62" table:table="0"/>
          <office:change-info>
            <dc:creator>Hubert FONGARNAND</dc:creator>
            <dc:date>2013-02-28T10:20:51</dc:date>
          </office:change-info>
          <table:previous>
            <table:change-track-table-cell office:value-type="string">
              <text:p>En tant qu'Utilisateur, je visualise la fiche d'un Terme du « bac à sable » </text:p>
            </table:change-track-table-cell>
          </table:previous>
        </table:cell-content-change>
        <table:cell-content-change table:id="ct195">
          <table:cell-address table:column="4" table:row="62" table:table="0"/>
          <office:change-info>
            <dc:creator>Hubert FONGARNAND</dc:creator>
            <dc:date>2013-02-28T10:20:51</dc:date>
          </office:change-info>
          <table:previous>
            <table:change-track-table-cell office:value-type="string">
              <text:p>En tant qu'Expert, je supprime un Terme</text:p>
            </table:change-track-table-cell>
          </table:previous>
        </table:cell-content-change>
        <table:cell-content-change table:id="ct196">
          <table:cell-address table:column="4" table:row="62" table:table="0"/>
          <office:change-info>
            <dc:creator>Hubert FONGARNAND</dc:creator>
            <dc:date>2013-02-28T10:20:51</dc:date>
          </office:change-info>
          <table:previous>
            <table:change-track-table-cell office:value-type="string">
              <text:p>En tant qu’Utilisateur, je visualise la liste des Concepts (représentés par leur Terme préférentiel) dans un arbre hiérarchique</text:p>
            </table:change-track-table-cell>
          </table:previous>
        </table:cell-content-change>
        <table:cell-content-change table:id="ct197">
          <table:cell-address table:column="4" table:row="62" table:table="0"/>
          <office:change-info>
            <dc:creator>Hubert FONGARNAND</dc:creator>
            <dc:date>2013-02-28T10:20:51</dc:date>
          </office:change-info>
          <table:previous>
            <table:change-track-table-cell office:value-type="string">
              <text:p>En tant qu'Administrateur de vocabulaire, je définis le vocabulaire comme ayant des concepts top term par défaut</text:p>
            </table:change-track-table-cell>
          </table:previous>
        </table:cell-content-change>
        <table:cell-content-change table:id="ct198">
          <table:cell-address table:column="4" table:row="63" table:table="0"/>
          <office:change-info>
            <dc:creator>Hubert FONGARNAND</dc:creator>
            <dc:date>2013-02-28T10:20:51</dc:date>
          </office:change-info>
          <table:previous>
            <table:change-track-table-cell office:value-type="string">
              <text:p>Si le concept est top term, il apparaît au premier niveau de l'arborescence des concepts</text:p>
            </table:change-track-table-cell>
          </table:previous>
        </table:cell-content-change>
        <table:cell-content-change table:id="ct199">
          <table:cell-address table:column="4" table:row="64" table:table="0"/>
          <office:change-info>
            <dc:creator>Hubert FONGARNAND</dc:creator>
            <dc:date>2013-02-28T10:20:51</dc:date>
          </office:change-info>
          <table:previous>
            <table:change-track-table-cell office:value-type="string">
              <text:p>Si le concept n'est pas top term et qu'il n'a pas de parent, il apparaît dans le dossier : « concepts orphelins »</text:p>
            </table:change-track-table-cell>
          </table:previous>
        </table:cell-content-change>
        <table:cell-content-change table:id="ct200">
          <table:cell-address table:column="4" table:row="65" table:table="0"/>
          <office:change-info>
            <dc:creator>Hubert FONGARNAND</dc:creator>
            <dc:date>2013-02-28T10:20:51</dc:date>
          </office:change-info>
          <table:previous>
            <table:change-track-table-cell office:value-type="string">
              <text:p>UST : Création du formulaire de création de concept (TAB)</text:p>
            </table:change-track-table-cell>
          </table:previous>
        </table:cell-content-change>
        <table:cell-content-change table:id="ct201">
          <table:cell-address table:column="4" table:row="65" table:table="0"/>
          <office:change-info>
            <dc:creator>Hubert FONGARNAND</dc:creator>
            <dc:date>2013-02-28T10:20:51</dc:date>
          </office:change-info>
          <table:previous>
            <table:change-track-table-cell office:value-type="string">
              <text:p>UST : Création d’un Popup avec formulaire : « Valeur lexicale » + langue</text:p>
            </table:change-track-table-cell>
          </table:previous>
        </table:cell-content-change>
        <table:cell-content-change table:id="ct202">
          <table:cell-address table:column="4" table:row="65" table:table="0"/>
          <office:change-info>
            <dc:creator>Hubert FONGARNAND</dc:creator>
            <dc:date>2013-02-28T10:20:51</dc:date>
          </office:change-info>
          <table:previous>
            <table:change-track-table-cell office:value-type="string">
              <text:p>UST : Appel au service REST de création de concept</text:p>
            </table:change-track-table-cell>
          </table:previous>
        </table:cell-content-change>
        <table:cell-content-change table:id="ct203">
          <table:cell-address table:column="4" table:row="66" table:table="0"/>
          <office:change-info>
            <dc:creator>Hubert FONGARNAND</dc:creator>
            <dc:date>2013-02-28T10:20:51</dc:date>
          </office:change-info>
          <table:previous>
            <table:change-track-table-cell office:value-type="string">
              <text:p>En tant que Responsable opérationnel, je crée un nouveau Concept, je saisis la valeur lexicale du Terme préférentiel et sa langue</text:p>
            </table:change-track-table-cell>
          </table:previous>
        </table:cell-content-change>
        <table:cell-content-change table:id="ct204">
          <table:cell-address table:column="4" table:row="67" table:table="0"/>
          <office:change-info>
            <dc:creator>Hubert FONGARNAND</dc:creator>
            <dc:date>2013-02-28T10:20:51</dc:date>
          </office:change-info>
          <table:previous>
            <table:change-track-table-cell office:value-type="string">
              <text:p>En tant que Responsable opérationnel, je saisis la valeur lexicale d'un Terme non préférentiel du Concept et sa langue</text:p>
            </table:change-track-table-cell>
          </table:previous>
        </table:cell-content-change>
        <table:cell-content-change table:id="ct205">
          <table:cell-address table:column="4" table:row="67" table:table="0"/>
          <office:change-info>
            <dc:creator>Hubert FONGARNAND</dc:creator>
            <dc:date>2013-02-28T10:20:51</dc:date>
          </office:change-info>
          <table:previous>
            <table:change-track-table-cell office:value-type="string">
              <text:p>UST : Création d’un popup de sélection d’un terme (afin de l’attacher au concept</text:p>
            </table:change-track-table-cell>
          </table:previous>
        </table:cell-content-change>
        <table:cell-content-change table:id="ct206">
          <table:cell-address table:column="4" table:row="67" table:table="0"/>
          <office:change-info>
            <dc:creator>Hubert FONGARNAND</dc:creator>
            <dc:date>2013-02-28T10:20:51</dc:date>
          </office:change-info>
          <table:previous>
            <table:change-track-table-cell office:value-type="string">
              <text:p>En tant que Responsable opérationnel, je crée un nouveau Concept et je définis un Terme existant dans le bac à sable<text:span text:style-name="T2"> comme Terme préférentiel du Concept : je suis sur la fiche Concept, et je vais chercher un Terme du bac à sable</text:span></text:p>
            </table:change-track-table-cell>
          </table:previous>
        </table:cell-content-change>
        <table:cell-content-change table:id="ct207">
          <table:cell-address table:column="4" table:row="68" table:table="0"/>
          <office:change-info>
            <dc:creator>Hubert FONGARNAND</dc:creator>
            <dc:date>2013-02-28T10:20:51</dc:date>
          </office:change-info>
          <table:previous>
            <table:change-track-table-cell office:value-type="string">
              <text:p>En tant que Responsable opérationnel, je définis un Terme existant dans le bac à sable comme Terme non préférentiel du Concept : je suis sur la fiche Concept, et je vais chercher un Terme du bac à sable</text:p>
            </table:change-track-table-cell>
          </table:previous>
        </table:cell-content-change>
        <table:cell-content-change table:id="ct208">
          <table:cell-address table:column="4" table:row="68" table:table="0"/>
          <office:change-info>
            <dc:creator>Hubert FONGARNAND</dc:creator>
            <dc:date>2013-02-28T10:20:51</dc:date>
          </office:change-info>
          <table:previous>
            <table:change-track-table-cell office:value-type="string">
              <text:p>En tant qu'Expert, j'enregistre (sauvegarde) les attributs d'un Concept</text:p>
            </table:change-track-table-cell>
          </table:previous>
        </table:cell-content-change>
        <table:cell-content-change table:id="ct209">
          <table:cell-address table:column="4" table:row="68" table:table="0"/>
          <office:change-info>
            <dc:creator>Hubert FONGARNAND</dc:creator>
            <dc:date>2013-02-28T10:20:51</dc:date>
          </office:change-info>
          <table:previous>
            <table:change-track-table-cell office:value-type="string">
              <text:p>UST : Service REST de récupération des termes du concept</text:p>
            </table:change-track-table-cell>
          </table:previous>
        </table:cell-content-change>
        <table:cell-content-change table:id="ct210">
          <table:cell-address table:column="4" table:row="69" table:table="0"/>
          <office:change-info>
            <dc:creator>Hubert FONGARNAND</dc:creator>
            <dc:date>2013-02-28T10:20:51</dc:date>
          </office:change-info>
          <table:previous>
            <table:change-track-table-cell office:value-type="string">
              <text:p>UST : Intégration Affichage.</text:p>
            </table:change-track-table-cell>
          </table:previous>
        </table:cell-content-change>
        <table:cell-content-change table:id="ct211">
          <table:cell-address table:column="4" table:row="91" table:table="0"/>
          <office:change-info>
            <dc:creator>Hubert FONGARNAND</dc:creator>
            <dc:date>2013-02-28T10:20:51</dc:date>
          </office:change-info>
          <table:previous>
            <table:change-track-table-cell office:value-type="string">
              <text:p>En tant qu’Utilisateur, je visualise un Concept et son environnement sémantique en double-cliquant sur son Terme préférentiel</text:p>
            </table:change-track-table-cell>
          </table:previous>
        </table:cell-content-change>
        <table:cell-content-change table:id="ct212">
          <table:cell-address table:column="5" table:row="54" table:table="0"/>
          <office:change-info>
            <dc:creator>Hubert FONGARNAND</dc:creator>
            <dc:date>2013-02-28T10:20:51</dc:date>
          </office:change-info>
          <table:previous>
            <table:change-track-table-cell office:value-type="string">
              <text:p>EF022; EF108; ET215</text:p>
            </table:change-track-table-cell>
          </table:previous>
        </table:cell-content-change>
        <table:cell-content-change table:id="ct213">
          <table:cell-address table:column="5" table:row="56" table:table="0"/>
          <office:change-info>
            <dc:creator>Hubert FONGARNAND</dc:creator>
            <dc:date>2013-02-28T10:20:51</dc:date>
          </office:change-info>
          <table:previous>
            <table:change-track-table-cell office:value-type="string">
              <text:p>EF114</text:p>
            </table:change-track-table-cell>
          </table:previous>
        </table:cell-content-change>
        <table:cell-content-change table:id="ct214">
          <table:cell-address table:column="5" table:row="62" table:table="0"/>
          <office:change-info>
            <dc:creator>Hubert FONGARNAND</dc:creator>
            <dc:date>2013-02-28T10:20:51</dc:date>
          </office:change-info>
          <table:previous>
            <table:change-track-table-cell office:value-type="string">
              <text:p>EF006</text:p>
            </table:change-track-table-cell>
          </table:previous>
        </table:cell-content-change>
        <table:cell-content-change table:id="ct215">
          <table:cell-address table:column="5" table:row="66" table:table="0"/>
          <office:change-info>
            <dc:creator>Hubert FONGARNAND</dc:creator>
            <dc:date>2013-02-28T10:20:51</dc:date>
          </office:change-info>
          <table:previous>
            <table:change-track-table-cell office:value-type="string">
              <text:p>EF022; EF108; ET215 ; EF114 ; EF042</text:p>
            </table:change-track-table-cell>
          </table:previous>
        </table:cell-content-change>
        <table:cell-content-change table:id="ct216">
          <table:cell-address table:column="5" table:row="67" table:table="0"/>
          <office:change-info>
            <dc:creator>Hubert FONGARNAND</dc:creator>
            <dc:date>2013-02-28T10:20:51</dc:date>
          </office:change-info>
          <table:previous>
            <table:change-track-table-cell office:value-type="string">
              <text:p>EF114</text:p>
            </table:change-track-table-cell>
          </table:previous>
        </table:cell-content-change>
        <table:cell-content-change table:id="ct217">
          <table:cell-address table:column="5" table:row="67" table:table="0"/>
          <office:change-info>
            <dc:creator>Hubert FONGARNAND</dc:creator>
            <dc:date>2013-02-28T10:20:51</dc:date>
          </office:change-info>
          <table:previous>
            <table:change-track-table-cell office:value-type="string">
              <text:p>EF042</text:p>
            </table:change-track-table-cell>
          </table:previous>
        </table:cell-content-change>
        <table:cell-content-change table:id="ct218">
          <table:cell-address table:column="5" table:row="68" table:table="0"/>
          <office:change-info>
            <dc:creator>Hubert FONGARNAND</dc:creator>
            <dc:date>2013-02-28T10:20:51</dc:date>
          </office:change-info>
          <table:previous>
            <table:change-track-table-cell office:value-type="string">
              <text:p>EF042</text:p>
            </table:change-track-table-cell>
          </table:previous>
        </table:cell-content-change>
        <table:cell-content-change table:id="ct219">
          <table:cell-address table:column="6" table:row="51" table:table="0"/>
          <office:change-info>
            <dc:creator>Hubert FONGARNAND</dc:creator>
            <dc:date>2013-02-28T10:20:51</dc:date>
          </office:change-info>
          <table:previous>
            <table:change-track-table-cell office:value-type="string">
              <text:p>Embarque la config hibernate associée</text:p>
            </table:change-track-table-cell>
          </table:previous>
        </table:cell-content-change>
        <table:cell-content-change table:id="ct220">
          <table:cell-address table:column="6" table:row="53" table:table="0"/>
          <office:change-info>
            <dc:creator>Hubert FONGARNAND</dc:creator>
            <dc:date>2013-02-28T10:20:51</dc:date>
          </office:change-info>
          <table:previous>
            <table:change-track-table-cell office:value-type="string">
              <text:p>Tant qu'il n'y a aucun Terme la liste est vide. « bac à sable » = ensemble des Termes non rattachés à un Concept.</text:p>
              <text:p>Valeur lexicale du terme @code langue ex : cité@fr</text:p>
            </table:change-track-table-cell>
          </table:previous>
        </table:cell-content-change>
        <table:cell-content-change table:id="ct221">
          <table:cell-address table:column="6" table:row="54" table:table="0"/>
          <office:change-info>
            <dc:creator>Hubert FONGARNAND</dc:creator>
            <dc:date>2013-02-28T10:20:51</dc:date>
          </office:change-info>
          <table:previous>
            <table:change-track-table-cell office:value-type="string">
              <text:p>Je clique sur le bouton nouveau terme et je vois le formulaire de création d’un terme</text:p>
            </table:change-track-table-cell>
          </table:previous>
        </table:cell-content-change>
        <table:cell-content-change table:id="ct222">
          <table:cell-address table:column="6" table:row="55" table:table="0"/>
          <office:change-info>
            <dc:creator>Hubert FONGARNAND</dc:creator>
            <dc:date>2013-02-28T10:20:51</dc:date>
          </office:change-info>
          <table:previous>
            <table:change-track-table-cell office:value-type="string">
              <text:p>Exemples : quartier, lotissement, station balnéaire, station thermale, ville d'eau, écart, hameau</text:p>
            </table:change-track-table-cell>
          </table:previous>
        </table:cell-content-change>
        <table:cell-content-change table:id="ct223">
          <table:cell-address table:column="6" table:row="56" table:table="0"/>
          <office:change-info>
            <dc:creator>Hubert FONGARNAND</dc:creator>
            <dc:date>2013-02-28T10:20:51</dc:date>
          </office:change-info>
          <table:previous>
            <table:change-track-table-cell office:value-type="string">
              <text:p>Le français peut être défini comme langue par défaut.</text:p>
            </table:change-track-table-cell>
          </table:previous>
        </table:cell-content-change>
        <table:cell-content-change table:id="ct224">
          <table:cell-address table:column="6" table:row="57" table:table="0"/>
          <office:change-info>
            <dc:creator>Hubert FONGARNAND</dc:creator>
            <dc:date>2013-02-28T10:20:51</dc:date>
          </office:change-info>
          <table:previous>
            <table:change-track-table-cell office:value-type="string">
              <text:p>Bloc texte avec hyperliens.</text:p>
              <text:p><text:span text:style-name="T3">Exemple : Architecture [Texte imprimé] : vocabulaire / Ministère de la culture et de la communication, Inventaire général des monuments et des richesses artistiques de la France ; [réd.] par Jean-Marie Pérouse de Montclos. Paris : Impr. Nationale, 1988)</text:span></text:p>
            </table:change-track-table-cell>
          </table:previous>
        </table:cell-content-change>
        <table:cell-content-change table:id="ct225">
          <table:cell-address table:column="6" table:row="59" table:table="0"/>
          <office:change-info>
            <dc:creator>Hubert FONGARNAND</dc:creator>
            <dc:date>2013-02-28T10:20:51</dc:date>
          </office:change-info>
          <table:previous>
            <table:change-track-table-cell office:value-type="string">
              <text:p>Exemple : je remplace « station balnéaire » par « station de villégiature »</text:p>
            </table:change-track-table-cell>
          </table:previous>
        </table:cell-content-change>
        <table:cell-content-change table:id="ct226">
          <table:cell-address table:column="6" table:row="62" table:table="0"/>
          <office:change-info>
            <dc:creator>Hubert FONGARNAND</dc:creator>
            <dc:date>2013-02-28T10:20:51</dc:date>
          </office:change-info>
          <table:previous>
            <table:change-track-table-cell office:value-type="string">
              <text:p>dans un premier temps, on permet la suppression d'un Terme. A terme, elle sera beaucoup plus contrôlée.</text:p>
            </table:change-track-table-cell>
          </table:previous>
        </table:cell-content-change>
        <table:cell-content-change table:id="ct227">
          <table:cell-address table:column="6" table:row="62" table:table="0"/>
          <office:change-info>
            <dc:creator>Hubert FONGARNAND</dc:creator>
            <dc:date>2013-02-28T10:20:51</dc:date>
          </office:change-info>
          <table:previous>
            <table:change-track-table-cell office:value-type="string">
              <text:p>Tant qu'il n'y a aucun Concept la liste est vide.</text:p>
            </table:change-track-table-cell>
          </table:previous>
        </table:cell-content-change>
        <table:cell-content-change table:id="ct228">
          <table:cell-address table:column="6" table:row="62" table:table="0"/>
          <office:change-info>
            <dc:creator>Hubert FONGARNAND</dc:creator>
            <dc:date>2013-02-28T10:20:51</dc:date>
          </office:change-info>
          <table:previous>
            <table:change-track-table-cell office:value-type="string">
              <text:p>Ajout d’une case à cocher dans le formulaire du vocabulaire</text:p>
            </table:change-track-table-cell>
          </table:previous>
        </table:cell-content-change>
        <table:cell-content-change table:id="ct229">
          <table:cell-address table:column="6" table:row="65" table:table="0"/>
          <office:change-info>
            <dc:creator>Hubert FONGARNAND</dc:creator>
            <dc:date>2013-02-28T10:20:51</dc:date>
          </office:change-info>
          <table:previous>
            <table:change-track-table-cell office:value-type="string">
              <text:p>Avec un bouton, créer un terme Préférentiel</text:p>
            </table:change-track-table-cell>
          </table:previous>
        </table:cell-content-change>
        <table:cell-content-change table:id="ct230">
          <table:cell-address table:column="6" table:row="65" table:table="0"/>
          <office:change-info>
            <dc:creator>Hubert FONGARNAND</dc:creator>
            <dc:date>2013-02-28T10:20:51</dc:date>
          </office:change-info>
          <table:previous>
            <table:change-track-table-cell office:value-type="string">
              <text:p>Après enregistrement le terme s’ajoute dans la table des termes du concept</text:p>
            </table:change-track-table-cell>
          </table:previous>
        </table:cell-content-change>
        <table:cell-content-change table:id="ct231">
          <table:cell-address table:column="6" table:row="66" table:table="0"/>
          <office:change-info>
            <dc:creator>Hubert FONGARNAND</dc:creator>
            <dc:date>2013-02-28T10:20:51</dc:date>
          </office:change-info>
          <table:previous>
            <table:change-track-table-cell office: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3">Exemples : « grand ensemble », « agglomération », « secteur urbain concerté », « civitas », « oppidum »</text:span></text:p>
            </table:change-track-table-cell>
          </table:previous>
        </table:cell-content-change>
        <table:cell-content-change table:id="ct232">
          <table:cell-address table:column="6" table:row="67" table:table="0"/>
          <office:change-info>
            <dc:creator>Hubert FONGARNAND</dc:creator>
            <dc:date>2013-02-28T10:20:51</dc:date>
          </office:change-info>
          <table:previous>
            <table:change-track-table-cell office:value-type="string">
              <text:p>Création d'une relation d'équivalence (EM/EP) entre le Terme préférentiel et le Terme non préférentiel.</text:p>
              <text:p>Le français peut être défini comme langue par défaut.</text:p>
              <text:p><text:span text:style-name="T3">Exemple : « cité ». Création automatique de la relation réciproque cité EM grand ensemble/grand ensemble EP cité</text:span></text:p>
            </table:change-track-table-cell>
          </table:previous>
        </table:cell-content-change>
        <table:cell-content-change table:id="ct233">
          <table:cell-address table:column="6" table:row="67" table:table="0"/>
          <office:change-info>
            <dc:creator>Hubert FONGARNAND</dc:creator>
            <dc:date>2013-02-28T10:20:51</dc:date>
          </office:change-info>
          <table:previous>
            <table:change-track-table-cell office: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 : je vais chercher le Terme «station thermale » présent dans le bac à sable comme TP du nouveau Concept.</text:span></text:p>
            </table:change-track-table-cell>
          </table:previous>
        </table:cell-content-change>
        <table:cell-content-change table:id="ct234">
          <table:cell-address table:column="6" table:row="68" table:table="0"/>
          <office:change-info>
            <dc:creator>Hubert FONGARNAND</dc:creator>
            <dc:date>2013-02-28T10:20:51</dc:date>
          </office:change-info>
          <table:previous>
            <table:change-track-table-cell office:value-type="string">
              <text:p>Création d'une relation d'équivalence (EM/EP) entre le Terme préférentiel et le Terme non préférentiel.</text:p>
              <text:p><text:span text:style-name="T3">Exemple : je vais chercher le Terme «ville d'eau » présent dans le bac à sable comme TNP du nouveau Concept. Création automatique de la relation réciproque station thermale EP ville d'eau/ville d'eau EM station thermale.</text:span></text:p>
            </table:change-track-table-cell>
          </table:previous>
        </table:cell-content-change>
        <table:cell-content-change table:id="ct235">
          <table:cell-address table:column="6" table:row="68" table:table="0"/>
          <office:change-info>
            <dc:creator>Hubert FONGARNAND</dc:creator>
            <dc:date>2013-02-28T10:20:51</dc:date>
          </office:change-info>
          <table:previous>
            <table:change-track-table-cell office:value-type="string">
              <text:p>Avec leur relation d’équivalence</text:p>
            </table:change-track-table-cell>
          </table:previous>
        </table:cell-content-change>
        <table:cell-content-change table:id="ct236">
          <table:cell-address table:column="6" table:row="91" table:table="0"/>
          <office:change-info>
            <dc:creator>Hubert FONGARNAND</dc:creator>
            <dc:date>2013-02-28T10:20:51</dc:date>
          </office:change-info>
          <table:previous>
            <table:change-track-table-cell office:value-type="string">
              <text:p>Visualisation des termes préférentiel et non préférentiel dans un tableau sur la fiche concept</text:p>
              <text:p>KB : oui, affichage de la fiche Concept et de tous les attributs et concepts associés qu'elle contient (pour le moment, seulement les TP et les TNP)</text:p>
            </table:change-track-table-cell>
          </table:previous>
        </table:cell-content-change>
        <table:cell-content-change table:id="ct237">
          <table:cell-address table:column="7" table:row="53" table:table="0"/>
          <office:change-info>
            <dc:creator>Hubert FONGARNAND</dc:creator>
            <dc:date>2013-02-28T10:20:51</dc:date>
          </office:change-info>
          <table:previous table:id="ct114">
            <table:change-track-table-cell office:value-type="string">
              <text:p>UST : Service REST de récupération des termes « bac à sable »</text:p>
              <text:p>UST : Intégration du Service REST de récupération des termes « bac à sable » dans le treeview</text:p>
              <text:p/>
            </table:change-track-table-cell>
          </table:previous>
        </table:cell-content-change>
        <table:cell-content-change table:id="ct238">
          <table:cell-address table:column="7" table:row="56" table:table="0"/>
          <office:change-info>
            <dc:creator>Hubert FONGARNAND</dc:creator>
            <dc:date>2013-02-28T10:20:51</dc:date>
          </office:change-info>
          <table:previous table:id="ct120">
            <table:change-track-table-cell office:value-type="string">
              <text:p>UST : Service REST de récupération des langues filtrées par les langues du vocabulaire (avec première langue par défaut)</text:p>
              <text:p>UST : Intégration du service REST de récupération des langues filtrées par les langues du vocabulaire (avec première langue par défaut)</text:p>
              <text:p/>
            </table:change-track-table-cell>
          </table:previous>
        </table:cell-content-change>
        <table:cell-content-change table:id="ct239">
          <table:cell-address table:column="7" table:row="58" table:table="0"/>
          <office:change-info>
            <dc:creator>Hubert FONGARNAND</dc:creator>
            <dc:date>2013-02-28T10:20:51</dc:date>
          </office:change-info>
          <table:previous table:id="ct126">
            <table:change-track-table-cell office:value-type="string">
              <text:p>UST : Appel au service REST d’enregistrement de terme</text:p>
              <text:p>UST : Déclencher la validation du formulaire + appel service</text:p>
              <text:p/>
            </table:change-track-table-cell>
          </table:previous>
        </table:cell-content-change>
        <table:cell-content-change table:id="ct240">
          <table:cell-address table:column="7" table:row="59" table:table="0"/>
          <office:change-info>
            <dc:creator>Hubert FONGARNAND</dc:creator>
            <dc:date>2013-02-28T10:20:51</dc:date>
          </office:change-info>
          <table:previous table:id="ct132">
            <table:change-track-table-cell office:value-type="string">
              <text:p>UST : Appel au service REST de récupération des données d’un terme</text:p>
              <text:p>UST : Intégration du service Rest sur le formulaire de saisie</text:p>
              <text:p/>
            </table:change-track-table-cell>
          </table:previous>
        </table:cell-content-change>
        <table:cell-content-change table:id="ct241">
          <table:cell-address table:column="7" table:row="62" table:table="0"/>
          <office:change-info>
            <dc:creator>Hubert FONGARNAND</dc:creator>
            <dc:date>2013-02-28T10:20:51</dc:date>
          </office:change-info>
          <table:previous table:id="ct138">
            <table:change-track-table-cell office:value-type="string">
              <text:p>UST : Appel au service REST de suppression d’un terme</text:p>
              <text:p>UST : Intégration bouton supprimer , Appel au service REST de suppression d’un terme</text:p>
              <text:p/>
            </table:change-track-table-cell>
          </table:previous>
        </table:cell-content-change>
        <table:cell-content-change table:id="ct242">
          <table:cell-address table:column="8" table:row="53" table:table="0"/>
          <office:change-info>
            <dc:creator>Hubert FONGARNAND</dc:creator>
            <dc:date>2013-02-28T10:20:51</dc:date>
          </office:change-info>
          <table:previous>
            <table:change-track-table-cell office:value-type="string">
              <text:p>un bac à sable par vocabulaire</text:p>
            </table:change-track-table-cell>
          </table:previous>
        </table:cell-content-change>
        <table:cell-content-change table:id="ct243">
          <table:cell-address table:column="8" table:row="55" table:table="0"/>
          <office:change-info>
            <dc:creator>Hubert FONGARNAND</dc:creator>
            <dc:date>2013-02-28T10:20:51</dc:date>
          </office:change-info>
          <table:previous>
            <table:change-track-table-cell office:value-type="string">
              <text:p>obligatoire </text:p>
            </table:change-track-table-cell>
          </table:previous>
        </table:cell-content-change>
        <table:cell-content-change table:id="ct244">
          <table:cell-address table:column="8" table:row="56" table:table="0"/>
          <office:change-info>
            <dc:creator>Hubert FONGARNAND</dc:creator>
            <dc:date>2013-02-28T10:20:51</dc:date>
          </office:change-info>
          <table:previous>
            <table:change-track-table-cell office:value-type="string">
              <text:p>obligatoire <text:s/>(une seule valeur). Langue par défaut : première langue déclarée dans le vocabulaire . Contrôle sur la langue dans les langues déclarées dans le vocabulaire</text:p>
            </table:change-track-table-cell>
          </table:previous>
        </table:cell-content-change>
        <table:cell-content-change table:id="ct245">
          <table:cell-address table:column="8" table:row="67" table:table="0"/>
          <office:change-info>
            <dc:creator>Hubert FONGARNAND</dc:creator>
            <dc:date>2013-02-28T10:20:51</dc:date>
          </office:change-info>
          <table:previous>
            <table:change-track-table-cell office:value-type="string">
              <text:p>Appel de la popup de création directe de terme depuis un bouton ajout direct terme non préférentiel</text:p>
            </table:change-track-table-cell>
          </table:previous>
        </table:cell-content-change>
        <table:cell-content-change table:id="ct246">
          <table:cell-address table:column="8" table:row="68" table:table="0"/>
          <office:change-info>
            <dc:creator>Hubert FONGARNAND</dc:creator>
            <dc:date>2013-02-28T10:20:51</dc:date>
          </office:change-info>
          <table:previous>
            <table:change-track-table-cell office:value-type="string">
              <text:p>Ajout d’un bouton, « détacher du concept »</text:p>
            </table:change-track-table-cell>
          </table:previous>
        </table:cell-content-change>
        <table:insertion table:id="ct247" table:type="row" table:position="79" table:table="0">
          <office:change-info>
            <dc:creator>Hubert FONGARNAND</dc:creator>
            <dc:date>2013-02-28T10:21:19</dc:date>
          </office:change-info>
          <table:dependencies>
            <table:dependence table:id="ct679"/>
            <table:dependence table:id="ct595"/>
            <table:dependence table:id="ct536"/>
            <table:dependence table:id="ct433"/>
            <table:dependence table:id="ct375"/>
            <table:dependence table:id="ct318"/>
          </table:dependencies>
        </table:insertion>
        <table:insertion table:id="ct248" table:type="row" table:position="78" table:table="0">
          <office:change-info>
            <dc:creator>Hubert FONGARNAND</dc:creator>
            <dc:date>2013-02-28T10:21:20</dc:date>
          </office:change-info>
          <table:dependencies>
            <table:dependence table:id="ct678"/>
            <table:dependence table:id="ct594"/>
            <table:dependence table:id="ct535"/>
            <table:dependence table:id="ct476"/>
            <table:dependence table:id="ct432"/>
            <table:dependence table:id="ct374"/>
            <table:dependence table:id="ct317"/>
          </table:dependencies>
        </table:insertion>
        <table:insertion table:id="ct249" table:type="row" table:position="77" table:table="0">
          <office:change-info>
            <dc:creator>Hubert FONGARNAND</dc:creator>
            <dc:date>2013-02-28T10:21:20</dc:date>
          </office:change-info>
          <table:dependencies>
            <table:dependence table:id="ct677"/>
            <table:dependence table:id="ct593"/>
            <table:dependence table:id="ct534"/>
            <table:dependence table:id="ct431"/>
            <table:dependence table:id="ct373"/>
            <table:dependence table:id="ct316"/>
          </table:dependencies>
        </table:insertion>
        <table:insertion table:id="ct250" table:type="row" table:position="76" table:table="0">
          <office:change-info>
            <dc:creator>Hubert FONGARNAND</dc:creator>
            <dc:date>2013-02-28T10:21:21</dc:date>
          </office:change-info>
          <table:dependencies>
            <table:dependence table:id="ct676"/>
            <table:dependence table:id="ct592"/>
            <table:dependence table:id="ct533"/>
            <table:dependence table:id="ct475"/>
            <table:dependence table:id="ct430"/>
            <table:dependence table:id="ct372"/>
            <table:dependence table:id="ct315"/>
          </table:dependencies>
        </table:insertion>
        <table:insertion table:id="ct251" table:type="row" table:position="75" table:table="0">
          <office:change-info>
            <dc:creator>Hubert FONGARNAND</dc:creator>
            <dc:date>2013-02-28T10:21:21</dc:date>
          </office:change-info>
          <table:dependencies>
            <table:dependence table:id="ct643"/>
            <table:dependence table:id="ct642"/>
            <table:dependence table:id="ct591"/>
            <table:dependence table:id="ct532"/>
            <table:dependence table:id="ct474"/>
            <table:dependence table:id="ct429"/>
            <table:dependence table:id="ct371"/>
            <table:dependence table:id="ct314"/>
          </table:dependencies>
        </table:insertion>
        <table:insertion table:id="ct252" table:type="row" table:position="75" table:table="0">
          <office:change-info>
            <dc:creator>Hubert FONGARNAND</dc:creator>
            <dc:date>2013-02-28T10:21:21</dc:date>
          </office:change-info>
          <table:dependencies>
            <table:dependence table:id="ct675"/>
            <table:dependence table:id="ct644"/>
            <table:dependence table:id="ct641"/>
            <table:dependence table:id="ct590"/>
            <table:dependence table:id="ct531"/>
            <table:dependence table:id="ct473"/>
            <table:dependence table:id="ct428"/>
            <table:dependence table:id="ct370"/>
            <table:dependence table:id="ct313"/>
          </table:dependencies>
        </table:insertion>
        <table:insertion table:id="ct253" table:type="row" table:position="74" table:table="0">
          <office:change-info>
            <dc:creator>Hubert FONGARNAND</dc:creator>
            <dc:date>2013-02-28T10:21:21</dc:date>
          </office:change-info>
          <table:dependencies>
            <table:dependence table:id="ct674"/>
            <table:dependence table:id="ct589"/>
            <table:dependence table:id="ct530"/>
            <table:dependence table:id="ct427"/>
            <table:dependence table:id="ct369"/>
            <table:dependence table:id="ct312"/>
          </table:dependencies>
        </table:insertion>
        <table:insertion table:id="ct254" table:type="row" table:position="73" table:table="0">
          <office:change-info>
            <dc:creator>Hubert FONGARNAND</dc:creator>
            <dc:date>2013-02-28T10:21:21</dc:date>
          </office:change-info>
          <table:dependencies>
            <table:dependence table:id="ct673"/>
            <table:dependence table:id="ct588"/>
            <table:dependence table:id="ct529"/>
            <table:dependence table:id="ct472"/>
            <table:dependence table:id="ct426"/>
            <table:dependence table:id="ct368"/>
            <table:dependence table:id="ct311"/>
          </table:dependencies>
        </table:insertion>
        <table:insertion table:id="ct255" table:type="row" table:position="72" table:table="0">
          <office:change-info>
            <dc:creator>Hubert FONGARNAND</dc:creator>
            <dc:date>2013-02-28T10:21:21</dc:date>
          </office:change-info>
          <table:dependencies>
            <table:dependence table:id="ct638"/>
            <table:dependence table:id="ct587"/>
            <table:dependence table:id="ct528"/>
            <table:dependence table:id="ct471"/>
            <table:dependence table:id="ct452"/>
            <table:dependence table:id="ct425"/>
            <table:dependence table:id="ct367"/>
            <table:dependence table:id="ct310"/>
          </table:dependencies>
        </table:insertion>
        <table:insertion table:id="ct256" table:type="row" table:position="72" table:table="0">
          <office:change-info>
            <dc:creator>Hubert FONGARNAND</dc:creator>
            <dc:date>2013-02-28T10:21:21</dc:date>
          </office:change-info>
          <table:dependencies>
            <table:dependence table:id="ct637"/>
            <table:dependence table:id="ct586"/>
            <table:dependence table:id="ct527"/>
            <table:dependence table:id="ct424"/>
            <table:dependence table:id="ct366"/>
            <table:dependence table:id="ct309"/>
          </table:dependencies>
        </table:insertion>
        <table:insertion table:id="ct257" table:type="row" table:position="72" table:table="0">
          <office:change-info>
            <dc:creator>Hubert FONGARNAND</dc:creator>
            <dc:date>2013-02-28T10:21:22</dc:date>
          </office:change-info>
          <table:dependencies>
            <table:dependence table:id="ct672"/>
            <table:dependence table:id="ct640"/>
            <table:dependence table:id="ct639"/>
            <table:dependence table:id="ct636"/>
            <table:dependence table:id="ct585"/>
            <table:dependence table:id="ct526"/>
            <table:dependence table:id="ct423"/>
            <table:dependence table:id="ct365"/>
            <table:dependence table:id="ct308"/>
          </table:dependencies>
        </table:insertion>
        <table:insertion table:id="ct258" table:type="row" table:position="71" table:table="0">
          <office:change-info>
            <dc:creator>Hubert FONGARNAND</dc:creator>
            <dc:date>2013-02-28T10:21:22</dc:date>
          </office:change-info>
          <table:dependencies>
            <table:dependence table:id="ct671"/>
            <table:dependence table:id="ct584"/>
            <table:dependence table:id="ct525"/>
            <table:dependence table:id="ct470"/>
            <table:dependence table:id="ct422"/>
            <table:dependence table:id="ct364"/>
            <table:dependence table:id="ct307"/>
          </table:dependencies>
        </table:insertion>
        <table:insertion table:id="ct259" table:type="row" table:position="70" table:table="0">
          <office:change-info>
            <dc:creator>Hubert FONGARNAND</dc:creator>
            <dc:date>2013-02-28T10:21:22</dc:date>
          </office:change-info>
          <table:dependencies>
            <table:dependence table:id="ct670"/>
            <table:dependence table:id="ct583"/>
            <table:dependence table:id="ct524"/>
            <table:dependence table:id="ct421"/>
            <table:dependence table:id="ct363"/>
            <table:dependence table:id="ct306"/>
          </table:dependencies>
        </table:insertion>
        <table:insertion table:id="ct260" table:type="row" table:position="91" table:table="0">
          <office:change-info>
            <dc:creator>Hubert FONGARNAND</dc:creator>
            <dc:date>2013-02-28T10:21:55</dc:date>
          </office:change-info>
          <table:dependencies>
            <table:dependence table:id="ct494"/>
            <table:dependence table:id="ct493"/>
          </table:dependencies>
        </table:insertion>
        <table:insertion table:id="ct261" table:type="row" table:position="90" table:table="0">
          <office:change-info>
            <dc:creator>Hubert FONGARNAND</dc:creator>
            <dc:date>2013-02-28T10:21:55</dc:date>
          </office:change-info>
          <table:dependencies>
            <table:dependence table:id="ct660"/>
            <table:dependence table:id="ct659"/>
            <table:dependence table:id="ct611"/>
            <table:dependence table:id="ct552"/>
            <table:dependence table:id="ct488"/>
            <table:dependence table:id="ct456"/>
            <table:dependence table:id="ct449"/>
            <table:dependence table:id="ct391"/>
            <table:dependence table:id="ct334"/>
          </table:dependencies>
        </table:insertion>
        <table:insertion table:id="ct262" table:type="row" table:position="90" table:table="0">
          <office:change-info>
            <dc:creator>Hubert FONGARNAND</dc:creator>
            <dc:date>2013-02-28T10:21:56</dc:date>
          </office:change-info>
          <table:dependencies>
            <table:dependence table:id="ct690"/>
            <table:dependence table:id="ct661"/>
            <table:dependence table:id="ct610"/>
            <table:dependence table:id="ct551"/>
            <table:dependence table:id="ct448"/>
            <table:dependence table:id="ct390"/>
            <table:dependence table:id="ct333"/>
          </table:dependencies>
        </table:insertion>
        <table:insertion table:id="ct263" table:type="row" table:position="89" table:table="0">
          <office:change-info>
            <dc:creator>Hubert FONGARNAND</dc:creator>
            <dc:date>2013-02-28T10:21:56</dc:date>
          </office:change-info>
          <table:dependencies>
            <table:dependence table:id="ct657"/>
            <table:dependence table:id="ct656"/>
            <table:dependence table:id="ct609"/>
            <table:dependence table:id="ct550"/>
            <table:dependence table:id="ct487"/>
            <table:dependence table:id="ct455"/>
            <table:dependence table:id="ct447"/>
            <table:dependence table:id="ct389"/>
            <table:dependence table:id="ct332"/>
          </table:dependencies>
        </table:insertion>
        <table:insertion table:id="ct264" table:type="row" table:position="89" table:table="0">
          <office:change-info>
            <dc:creator>Hubert FONGARNAND</dc:creator>
            <dc:date>2013-02-28T10:21:56</dc:date>
          </office:change-info>
          <table:dependencies>
            <table:dependence table:id="ct689"/>
            <table:dependence table:id="ct658"/>
            <table:dependence table:id="ct608"/>
            <table:dependence table:id="ct549"/>
            <table:dependence table:id="ct486"/>
            <table:dependence table:id="ct446"/>
            <table:dependence table:id="ct388"/>
            <table:dependence table:id="ct331"/>
          </table:dependencies>
        </table:insertion>
        <table:insertion table:id="ct265" table:type="row" table:position="88" table:table="0">
          <office:change-info>
            <dc:creator>Hubert FONGARNAND</dc:creator>
            <dc:date>2013-02-28T10:21:56</dc:date>
          </office:change-info>
          <table:dependencies>
            <table:dependence table:id="ct688"/>
            <table:dependence table:id="ct607"/>
            <table:dependence table:id="ct548"/>
            <table:dependence table:id="ct485"/>
            <table:dependence table:id="ct445"/>
            <table:dependence table:id="ct387"/>
            <table:dependence table:id="ct330"/>
          </table:dependencies>
        </table:insertion>
        <table:insertion table:id="ct266" table:type="row" table:position="87" table:table="0">
          <office:change-info>
            <dc:creator>Hubert FONGARNAND</dc:creator>
            <dc:date>2013-02-28T10:21:56</dc:date>
          </office:change-info>
          <table:dependencies>
            <table:dependence table:id="ct654"/>
            <table:dependence table:id="ct653"/>
            <table:dependence table:id="ct606"/>
            <table:dependence table:id="ct547"/>
            <table:dependence table:id="ct492"/>
            <table:dependence table:id="ct484"/>
            <table:dependence table:id="ct454"/>
            <table:dependence table:id="ct444"/>
            <table:dependence table:id="ct386"/>
            <table:dependence table:id="ct329"/>
          </table:dependencies>
        </table:insertion>
        <table:insertion table:id="ct267" table:type="row" table:position="87" table:table="0">
          <office:change-info>
            <dc:creator>Hubert FONGARNAND</dc:creator>
            <dc:date>2013-02-28T10:21:56</dc:date>
          </office:change-info>
          <table:dependencies>
            <table:dependence table:id="ct687"/>
            <table:dependence table:id="ct655"/>
            <table:dependence table:id="ct652"/>
            <table:dependence table:id="ct605"/>
            <table:dependence table:id="ct546"/>
            <table:dependence table:id="ct483"/>
            <table:dependence table:id="ct443"/>
            <table:dependence table:id="ct385"/>
            <table:dependence table:id="ct328"/>
          </table:dependencies>
        </table:insertion>
        <table:insertion table:id="ct268" table:type="row" table:position="86" table:table="0">
          <office:change-info>
            <dc:creator>Hubert FONGARNAND</dc:creator>
            <dc:date>2013-02-28T10:21:56</dc:date>
          </office:change-info>
          <table:dependencies>
            <table:dependence table:id="ct686"/>
            <table:dependence table:id="ct604"/>
            <table:dependence table:id="ct545"/>
            <table:dependence table:id="ct442"/>
            <table:dependence table:id="ct384"/>
            <table:dependence table:id="ct327"/>
          </table:dependencies>
        </table:insertion>
        <table:insertion table:id="ct269" table:type="row" table:position="85" table:table="0">
          <office:change-info>
            <dc:creator>Hubert FONGARNAND</dc:creator>
            <dc:date>2013-02-28T10:21:56</dc:date>
          </office:change-info>
          <table:dependencies>
            <table:dependence table:id="ct685"/>
            <table:dependence table:id="ct603"/>
            <table:dependence table:id="ct544"/>
            <table:dependence table:id="ct441"/>
            <table:dependence table:id="ct383"/>
            <table:dependence table:id="ct326"/>
          </table:dependencies>
        </table:insertion>
        <table:insertion table:id="ct270" table:type="row" table:position="84" table:table="0">
          <office:change-info>
            <dc:creator>Hubert FONGARNAND</dc:creator>
            <dc:date>2013-02-28T10:21:57</dc:date>
          </office:change-info>
          <table:dependencies>
            <table:dependence table:id="ct684"/>
            <table:dependence table:id="ct602"/>
            <table:dependence table:id="ct543"/>
            <table:dependence table:id="ct482"/>
            <table:dependence table:id="ct440"/>
            <table:dependence table:id="ct382"/>
            <table:dependence table:id="ct325"/>
          </table:dependencies>
        </table:insertion>
        <table:insertion table:id="ct271" table:type="row" table:position="83" table:table="0">
          <office:change-info>
            <dc:creator>Hubert FONGARNAND</dc:creator>
            <dc:date>2013-02-28T10:21:57</dc:date>
          </office:change-info>
          <table:dependencies>
            <table:dependence table:id="ct650"/>
            <table:dependence table:id="ct649"/>
            <table:dependence table:id="ct601"/>
            <table:dependence table:id="ct542"/>
            <table:dependence table:id="ct481"/>
            <table:dependence table:id="ct453"/>
            <table:dependence table:id="ct439"/>
            <table:dependence table:id="ct381"/>
            <table:dependence table:id="ct324"/>
          </table:dependencies>
        </table:insertion>
        <table:insertion table:id="ct272" table:type="row" table:position="83" table:table="0">
          <office:change-info>
            <dc:creator>Hubert FONGARNAND</dc:creator>
            <dc:date>2013-02-28T10:21:57</dc:date>
          </office:change-info>
          <table:dependencies>
            <table:dependence table:id="ct683"/>
            <table:dependence table:id="ct651"/>
            <table:dependence table:id="ct600"/>
            <table:dependence table:id="ct541"/>
            <table:dependence table:id="ct480"/>
            <table:dependence table:id="ct438"/>
            <table:dependence table:id="ct380"/>
            <table:dependence table:id="ct323"/>
          </table:dependencies>
        </table:insertion>
        <table:insertion table:id="ct273" table:type="row" table:position="82" table:table="0">
          <office:change-info>
            <dc:creator>Hubert FONGARNAND</dc:creator>
            <dc:date>2013-02-28T10:21:57</dc:date>
          </office:change-info>
          <table:dependencies>
            <table:dependence table:id="ct682"/>
            <table:dependence table:id="ct599"/>
            <table:dependence table:id="ct540"/>
            <table:dependence table:id="ct479"/>
            <table:dependence table:id="ct437"/>
            <table:dependence table:id="ct379"/>
            <table:dependence table:id="ct322"/>
          </table:dependencies>
        </table:insertion>
        <table:insertion table:id="ct274" table:type="row" table:position="81" table:table="0">
          <office:change-info>
            <dc:creator>Hubert FONGARNAND</dc:creator>
            <dc:date>2013-02-28T10:21:57</dc:date>
          </office:change-info>
          <table:dependencies>
            <table:dependence table:id="ct681"/>
            <table:dependence table:id="ct598"/>
            <table:dependence table:id="ct539"/>
            <table:dependence table:id="ct478"/>
            <table:dependence table:id="ct436"/>
            <table:dependence table:id="ct378"/>
            <table:dependence table:id="ct321"/>
          </table:dependencies>
        </table:insertion>
        <table:insertion table:id="ct275" table:type="row" table:position="80" table:table="0">
          <office:change-info>
            <dc:creator>Hubert FONGARNAND</dc:creator>
            <dc:date>2013-02-28T10:21:57</dc:date>
          </office:change-info>
          <table:dependencies>
            <table:dependence table:id="ct646"/>
            <table:dependence table:id="ct645"/>
            <table:dependence table:id="ct597"/>
            <table:dependence table:id="ct538"/>
            <table:dependence table:id="ct477"/>
            <table:dependence table:id="ct435"/>
            <table:dependence table:id="ct377"/>
            <table:dependence table:id="ct320"/>
          </table:dependencies>
        </table:insertion>
        <table:insertion table:id="ct276" table:type="row" table:position="80" table:table="0">
          <office:change-info>
            <dc:creator>Hubert FONGARNAND</dc:creator>
            <dc:date>2013-02-28T10:21:57</dc:date>
          </office:change-info>
          <table:dependencies>
            <table:dependence table:id="ct680"/>
            <table:dependence table:id="ct648"/>
            <table:dependence table:id="ct647"/>
            <table:dependence table:id="ct596"/>
            <table:dependence table:id="ct537"/>
            <table:dependence table:id="ct434"/>
            <table:dependence table:id="ct376"/>
            <table:dependence table:id="ct319"/>
          </table:dependencies>
        </table:insertion>
        <table:cell-content-change table:id="ct277">
          <table:cell-address table:column="1" table:row="50" table:table="0"/>
          <office:change-info>
            <dc:creator>Hubert FONGARNAND</dc:creator>
            <dc:date>2013-02-28T10:22:00</dc:date>
          </office:change-info>
          <table:previous table:id="ct142">
            <table:change-track-table-cell/>
          </table:previous>
        </table:cell-content-change>
        <table:cell-content-change table:id="ct278">
          <table:cell-address table:column="1" table:row="51" table:table="0"/>
          <office:change-info>
            <dc:creator>Hubert FONGARNAND</dc:creator>
            <dc:date>2013-02-28T10:22:00</dc:date>
          </office:change-info>
          <table:previous table:id="ct143">
            <table:change-track-table-cell/>
          </table:previous>
        </table:cell-content-change>
        <table:cell-content-change table:id="ct279">
          <table:cell-address table:column="1" table:row="52" table:table="0"/>
          <office:change-info>
            <dc:creator>Hubert FONGARNAND</dc:creator>
            <dc:date>2013-02-28T10:22:00</dc:date>
          </office:change-info>
          <table:previous table:id="ct144">
            <table:change-track-table-cell/>
          </table:previous>
        </table:cell-content-change>
        <table:cell-content-change table:id="ct280">
          <table:cell-address table:column="1" table:row="53" table:table="0"/>
          <office:change-info>
            <dc:creator>Hubert FONGARNAND</dc:creator>
            <dc:date>2013-02-28T10:22:00</dc:date>
          </office:change-info>
          <table:previous table:id="ct145">
            <table:change-track-table-cell/>
          </table:previous>
        </table:cell-content-change>
        <table:cell-content-change table:id="ct281">
          <table:cell-address table:column="1" table:row="54" table:table="0"/>
          <office:change-info>
            <dc:creator>Hubert FONGARNAND</dc:creator>
            <dc:date>2013-02-28T10:22:00</dc:date>
          </office:change-info>
          <table:previous table:id="ct146">
            <table:change-track-table-cell/>
          </table:previous>
        </table:cell-content-change>
        <table:cell-content-change table:id="ct282">
          <table:cell-address table:column="1" table:row="55" table:table="0"/>
          <office:change-info>
            <dc:creator>Hubert FONGARNAND</dc:creator>
            <dc:date>2013-02-28T10:22:00</dc:date>
          </office:change-info>
          <table:previous table:id="ct147">
            <table:change-track-table-cell/>
          </table:previous>
        </table:cell-content-change>
        <table:cell-content-change table:id="ct283">
          <table:cell-address table:column="1" table:row="56" table:table="0"/>
          <office:change-info>
            <dc:creator>Hubert FONGARNAND</dc:creator>
            <dc:date>2013-02-28T10:22:00</dc:date>
          </office:change-info>
          <table:previous table:id="ct148">
            <table:change-track-table-cell/>
          </table:previous>
        </table:cell-content-change>
        <table:cell-content-change table:id="ct284">
          <table:cell-address table:column="1" table:row="57" table:table="0"/>
          <office:change-info>
            <dc:creator>Hubert FONGARNAND</dc:creator>
            <dc:date>2013-02-28T10:22:00</dc:date>
          </office:change-info>
          <table:previous table:id="ct149">
            <table:change-track-table-cell/>
          </table:previous>
        </table:cell-content-change>
        <table:cell-content-change table:id="ct285">
          <table:cell-address table:column="1" table:row="58" table:table="0"/>
          <office:change-info>
            <dc:creator>Hubert FONGARNAND</dc:creator>
            <dc:date>2013-02-28T10:22:00</dc:date>
          </office:change-info>
          <table:previous table:id="ct150">
            <table:change-track-table-cell/>
          </table:previous>
        </table:cell-content-change>
        <table:cell-content-change table:id="ct286">
          <table:cell-address table:column="1" table:row="59" table:table="0"/>
          <office:change-info>
            <dc:creator>Hubert FONGARNAND</dc:creator>
            <dc:date>2013-02-28T10:22:00</dc:date>
          </office:change-info>
          <table:previous table:id="ct151">
            <table:change-track-table-cell/>
          </table:previous>
        </table:cell-content-change>
        <table:cell-content-change table:id="ct287">
          <table:cell-address table:column="1" table:row="60" table:table="0"/>
          <office:change-info>
            <dc:creator>Hubert FONGARNAND</dc:creator>
            <dc:date>2013-02-28T10:22:00</dc:date>
          </office:change-info>
          <table:previous table:id="ct152">
            <table:change-track-table-cell/>
          </table:previous>
        </table:cell-content-change>
        <table:cell-content-change table:id="ct288">
          <table:cell-address table:column="1" table:row="61" table:table="0"/>
          <office:change-info>
            <dc:creator>Hubert FONGARNAND</dc:creator>
            <dc:date>2013-02-28T10:22:00</dc:date>
          </office:change-info>
          <table:previous table:id="ct153">
            <table:change-track-table-cell/>
          </table:previous>
        </table:cell-content-change>
        <table:cell-content-change table:id="ct289">
          <table:cell-address table:column="1" table:row="62" table:table="0"/>
          <office:change-info>
            <dc:creator>Hubert FONGARNAND</dc:creator>
            <dc:date>2013-02-28T10:22:00</dc:date>
          </office:change-info>
          <table:previous table:id="ct154">
            <table:change-track-table-cell/>
          </table:previous>
        </table:cell-content-change>
        <table:cell-content-change table:id="ct290">
          <table:cell-address table:column="1" table:row="62" table:table="0"/>
          <office:change-info>
            <dc:creator>Hubert FONGARNAND</dc:creator>
            <dc:date>2013-02-28T10:22:00</dc:date>
          </office:change-info>
          <table:previous table:id="ct155">
            <table:change-track-table-cell/>
          </table:previous>
        </table:cell-content-change>
        <table:cell-content-change table:id="ct291">
          <table:cell-address table:column="1" table:row="62" table:table="0"/>
          <office:change-info>
            <dc:creator>Hubert FONGARNAND</dc:creator>
            <dc:date>2013-02-28T10:22:00</dc:date>
          </office:change-info>
          <table:previous table:id="ct156">
            <table:change-track-table-cell/>
          </table:previous>
        </table:cell-content-change>
        <table:cell-content-change table:id="ct292">
          <table:cell-address table:column="1" table:row="62" table:table="0"/>
          <office:change-info>
            <dc:creator>Hubert FONGARNAND</dc:creator>
            <dc:date>2013-02-28T10:22:00</dc:date>
          </office:change-info>
          <table:previous table:id="ct157">
            <table:change-track-table-cell/>
          </table:previous>
        </table:cell-content-change>
        <table:cell-content-change table:id="ct293">
          <table:cell-address table:column="1" table:row="63" table:table="0"/>
          <office:change-info>
            <dc:creator>Hubert FONGARNAND</dc:creator>
            <dc:date>2013-02-28T10:22:00</dc:date>
          </office:change-info>
          <table:previous table:id="ct158">
            <table:change-track-table-cell/>
          </table:previous>
        </table:cell-content-change>
        <table:cell-content-change table:id="ct294">
          <table:cell-address table:column="1" table:row="64" table:table="0"/>
          <office:change-info>
            <dc:creator>Hubert FONGARNAND</dc:creator>
            <dc:date>2013-02-28T10:22:00</dc:date>
          </office:change-info>
          <table:previous table:id="ct159">
            <table:change-track-table-cell/>
          </table:previous>
        </table:cell-content-change>
        <table:cell-content-change table:id="ct295">
          <table:cell-address table:column="1" table:row="65" table:table="0"/>
          <office:change-info>
            <dc:creator>Hubert FONGARNAND</dc:creator>
            <dc:date>2013-02-28T10:22:00</dc:date>
          </office:change-info>
          <table:previous table:id="ct160">
            <table:change-track-table-cell/>
          </table:previous>
        </table:cell-content-change>
        <table:cell-content-change table:id="ct296">
          <table:cell-address table:column="1" table:row="65" table:table="0"/>
          <office:change-info>
            <dc:creator>Hubert FONGARNAND</dc:creator>
            <dc:date>2013-02-28T10:22:00</dc:date>
          </office:change-info>
          <table:previous table:id="ct161">
            <table:change-track-table-cell/>
          </table:previous>
        </table:cell-content-change>
        <table:cell-content-change table:id="ct297">
          <table:cell-address table:column="1" table:row="65" table:table="0"/>
          <office:change-info>
            <dc:creator>Hubert FONGARNAND</dc:creator>
            <dc:date>2013-02-28T10:22:00</dc:date>
          </office:change-info>
          <table:previous table:id="ct162">
            <table:change-track-table-cell/>
          </table:previous>
        </table:cell-content-change>
        <table:cell-content-change table:id="ct298">
          <table:cell-address table:column="1" table:row="66" table:table="0"/>
          <office:change-info>
            <dc:creator>Hubert FONGARNAND</dc:creator>
            <dc:date>2013-02-28T10:22:00</dc:date>
          </office:change-info>
          <table:previous table:id="ct163">
            <table:change-track-table-cell/>
          </table:previous>
        </table:cell-content-change>
        <table:cell-content-change table:id="ct299">
          <table:cell-address table:column="1" table:row="67" table:table="0"/>
          <office:change-info>
            <dc:creator>Hubert FONGARNAND</dc:creator>
            <dc:date>2013-02-28T10:22:00</dc:date>
          </office:change-info>
          <table:previous table:id="ct164">
            <table:change-track-table-cell/>
          </table:previous>
        </table:cell-content-change>
        <table:cell-content-change table:id="ct300">
          <table:cell-address table:column="1" table:row="67" table:table="0"/>
          <office:change-info>
            <dc:creator>Hubert FONGARNAND</dc:creator>
            <dc:date>2013-02-28T10:22:00</dc:date>
          </office:change-info>
          <table:previous table:id="ct165">
            <table:change-track-table-cell/>
          </table:previous>
        </table:cell-content-change>
        <table:cell-content-change table:id="ct301">
          <table:cell-address table:column="1" table:row="67" table:table="0"/>
          <office:change-info>
            <dc:creator>Hubert FONGARNAND</dc:creator>
            <dc:date>2013-02-28T10:22:00</dc:date>
          </office:change-info>
          <table:previous table:id="ct166">
            <table:change-track-table-cell/>
          </table:previous>
        </table:cell-content-change>
        <table:cell-content-change table:id="ct302">
          <table:cell-address table:column="1" table:row="68" table:table="0"/>
          <office:change-info>
            <dc:creator>Hubert FONGARNAND</dc:creator>
            <dc:date>2013-02-28T10:22:00</dc:date>
          </office:change-info>
          <table:previous table:id="ct167">
            <table:change-track-table-cell/>
          </table:previous>
        </table:cell-content-change>
        <table:cell-content-change table:id="ct303">
          <table:cell-address table:column="1" table:row="68" table:table="0"/>
          <office:change-info>
            <dc:creator>Hubert FONGARNAND</dc:creator>
            <dc:date>2013-02-28T10:22:00</dc:date>
          </office:change-info>
          <table:previous>
            <table:change-track-table-cell/>
          </table:previous>
        </table:cell-content-change>
        <table:cell-content-change table:id="ct304">
          <table:cell-address table:column="1" table:row="68" table:table="0"/>
          <office:change-info>
            <dc:creator>Hubert FONGARNAND</dc:creator>
            <dc:date>2013-02-28T10:22:00</dc:date>
          </office:change-info>
          <table:previous>
            <table:change-track-table-cell/>
          </table:previous>
        </table:cell-content-change>
        <table:cell-content-change table:id="ct305">
          <table:cell-address table:column="1" table:row="69" table:table="0"/>
          <office:change-info>
            <dc:creator>Hubert FONGARNAND</dc:creator>
            <dc:date>2013-02-28T10:22:00</dc:date>
          </office:change-info>
          <table:previous>
            <table:change-track-table-cell/>
          </table:previous>
        </table:cell-content-change>
        <table:cell-content-change table:id="ct306">
          <table:cell-address table:column="1" table:row="70" table:table="0"/>
          <office:change-info>
            <dc:creator>Hubert FONGARNAND</dc:creator>
            <dc:date>2013-02-28T10:22:00</dc:date>
          </office:change-info>
          <table:previous>
            <table:change-track-table-cell/>
          </table:previous>
        </table:cell-content-change>
        <table:cell-content-change table:id="ct307">
          <table:cell-address table:column="1" table:row="71" table:table="0"/>
          <office:change-info>
            <dc:creator>Hubert FONGARNAND</dc:creator>
            <dc:date>2013-02-28T10:22:00</dc:date>
          </office:change-info>
          <table:previous>
            <table:change-track-table-cell/>
          </table:previous>
        </table:cell-content-change>
        <table:cell-content-change table:id="ct308">
          <table:cell-address table:column="1" table:row="72" table:table="0"/>
          <office:change-info>
            <dc:creator>Hubert FONGARNAND</dc:creator>
            <dc:date>2013-02-28T10:22:00</dc:date>
          </office:change-info>
          <table:previous>
            <table:change-track-table-cell/>
          </table:previous>
        </table:cell-content-change>
        <table:cell-content-change table:id="ct309">
          <table:cell-address table:column="1" table:row="72" table:table="0"/>
          <office:change-info>
            <dc:creator>Hubert FONGARNAND</dc:creator>
            <dc:date>2013-02-28T10:22:00</dc:date>
          </office:change-info>
          <table:previous>
            <table:change-track-table-cell/>
          </table:previous>
        </table:cell-content-change>
        <table:cell-content-change table:id="ct310">
          <table:cell-address table:column="1" table:row="72" table:table="0"/>
          <office:change-info>
            <dc:creator>Hubert FONGARNAND</dc:creator>
            <dc:date>2013-02-28T10:22:00</dc:date>
          </office:change-info>
          <table:previous>
            <table:change-track-table-cell/>
          </table:previous>
        </table:cell-content-change>
        <table:cell-content-change table:id="ct311">
          <table:cell-address table:column="1" table:row="73" table:table="0"/>
          <office:change-info>
            <dc:creator>Hubert FONGARNAND</dc:creator>
            <dc:date>2013-02-28T10:22:00</dc:date>
          </office:change-info>
          <table:previous>
            <table:change-track-table-cell/>
          </table:previous>
        </table:cell-content-change>
        <table:cell-content-change table:id="ct312">
          <table:cell-address table:column="1" table:row="74" table:table="0"/>
          <office:change-info>
            <dc:creator>Hubert FONGARNAND</dc:creator>
            <dc:date>2013-02-28T10:22:00</dc:date>
          </office:change-info>
          <table:previous>
            <table:change-track-table-cell/>
          </table:previous>
        </table:cell-content-change>
        <table:cell-content-change table:id="ct313">
          <table:cell-address table:column="1" table:row="75" table:table="0"/>
          <office:change-info>
            <dc:creator>Hubert FONGARNAND</dc:creator>
            <dc:date>2013-02-28T10:22:00</dc:date>
          </office:change-info>
          <table:previous>
            <table:change-track-table-cell/>
          </table:previous>
        </table:cell-content-change>
        <table:cell-content-change table:id="ct314">
          <table:cell-address table:column="1" table:row="75" table:table="0"/>
          <office:change-info>
            <dc:creator>Hubert FONGARNAND</dc:creator>
            <dc:date>2013-02-28T10:22:00</dc:date>
          </office:change-info>
          <table:previous>
            <table:change-track-table-cell/>
          </table:previous>
        </table:cell-content-change>
        <table:cell-content-change table:id="ct315">
          <table:cell-address table:column="1" table:row="76" table:table="0"/>
          <office:change-info>
            <dc:creator>Hubert FONGARNAND</dc:creator>
            <dc:date>2013-02-28T10:22:00</dc:date>
          </office:change-info>
          <table:previous>
            <table:change-track-table-cell/>
          </table:previous>
        </table:cell-content-change>
        <table:cell-content-change table:id="ct316">
          <table:cell-address table:column="1" table:row="77" table:table="0"/>
          <office:change-info>
            <dc:creator>Hubert FONGARNAND</dc:creator>
            <dc:date>2013-02-28T10:22:00</dc:date>
          </office:change-info>
          <table:previous>
            <table:change-track-table-cell/>
          </table:previous>
        </table:cell-content-change>
        <table:cell-content-change table:id="ct317">
          <table:cell-address table:column="1" table:row="78" table:table="0"/>
          <office:change-info>
            <dc:creator>Hubert FONGARNAND</dc:creator>
            <dc:date>2013-02-28T10:22:00</dc:date>
          </office:change-info>
          <table:previous>
            <table:change-track-table-cell/>
          </table:previous>
        </table:cell-content-change>
        <table:cell-content-change table:id="ct318">
          <table:cell-address table:column="1" table:row="79" table:table="0"/>
          <office:change-info>
            <dc:creator>Hubert FONGARNAND</dc:creator>
            <dc:date>2013-02-28T10:22:00</dc:date>
          </office:change-info>
          <table:previous>
            <table:change-track-table-cell/>
          </table:previous>
        </table:cell-content-change>
        <table:cell-content-change table:id="ct319">
          <table:cell-address table:column="1" table:row="80" table:table="0"/>
          <office:change-info>
            <dc:creator>Hubert FONGARNAND</dc:creator>
            <dc:date>2013-02-28T10:22:00</dc:date>
          </office:change-info>
          <table:previous>
            <table:change-track-table-cell/>
          </table:previous>
        </table:cell-content-change>
        <table:cell-content-change table:id="ct320">
          <table:cell-address table:column="1" table:row="80" table:table="0"/>
          <office:change-info>
            <dc:creator>Hubert FONGARNAND</dc:creator>
            <dc:date>2013-02-28T10:22:00</dc:date>
          </office:change-info>
          <table:previous>
            <table:change-track-table-cell/>
          </table:previous>
        </table:cell-content-change>
        <table:cell-content-change table:id="ct321">
          <table:cell-address table:column="1" table:row="81" table:table="0"/>
          <office:change-info>
            <dc:creator>Hubert FONGARNAND</dc:creator>
            <dc:date>2013-02-28T10:22:00</dc:date>
          </office:change-info>
          <table:previous>
            <table:change-track-table-cell/>
          </table:previous>
        </table:cell-content-change>
        <table:cell-content-change table:id="ct322">
          <table:cell-address table:column="1" table:row="82" table:table="0"/>
          <office:change-info>
            <dc:creator>Hubert FONGARNAND</dc:creator>
            <dc:date>2013-02-28T10:22:00</dc:date>
          </office:change-info>
          <table:previous>
            <table:change-track-table-cell/>
          </table:previous>
        </table:cell-content-change>
        <table:cell-content-change table:id="ct323">
          <table:cell-address table:column="1" table:row="83" table:table="0"/>
          <office:change-info>
            <dc:creator>Hubert FONGARNAND</dc:creator>
            <dc:date>2013-02-28T10:22:00</dc:date>
          </office:change-info>
          <table:previous>
            <table:change-track-table-cell/>
          </table:previous>
        </table:cell-content-change>
        <table:cell-content-change table:id="ct324">
          <table:cell-address table:column="1" table:row="83" table:table="0"/>
          <office:change-info>
            <dc:creator>Hubert FONGARNAND</dc:creator>
            <dc:date>2013-02-28T10:22:00</dc:date>
          </office:change-info>
          <table:previous>
            <table:change-track-table-cell/>
          </table:previous>
        </table:cell-content-change>
        <table:cell-content-change table:id="ct325">
          <table:cell-address table:column="1" table:row="84" table:table="0"/>
          <office:change-info>
            <dc:creator>Hubert FONGARNAND</dc:creator>
            <dc:date>2013-02-28T10:22:00</dc:date>
          </office:change-info>
          <table:previous>
            <table:change-track-table-cell/>
          </table:previous>
        </table:cell-content-change>
        <table:cell-content-change table:id="ct326">
          <table:cell-address table:column="1" table:row="85" table:table="0"/>
          <office:change-info>
            <dc:creator>Hubert FONGARNAND</dc:creator>
            <dc:date>2013-02-28T10:22:00</dc:date>
          </office:change-info>
          <table:previous>
            <table:change-track-table-cell/>
          </table:previous>
        </table:cell-content-change>
        <table:cell-content-change table:id="ct327">
          <table:cell-address table:column="1" table:row="86" table:table="0"/>
          <office:change-info>
            <dc:creator>Hubert FONGARNAND</dc:creator>
            <dc:date>2013-02-28T10:22:00</dc:date>
          </office:change-info>
          <table:previous>
            <table:change-track-table-cell/>
          </table:previous>
        </table:cell-content-change>
        <table:cell-content-change table:id="ct328">
          <table:cell-address table:column="1" table:row="87" table:table="0"/>
          <office:change-info>
            <dc:creator>Hubert FONGARNAND</dc:creator>
            <dc:date>2013-02-28T10:22:00</dc:date>
          </office:change-info>
          <table:previous>
            <table:change-track-table-cell/>
          </table:previous>
        </table:cell-content-change>
        <table:cell-content-change table:id="ct329">
          <table:cell-address table:column="1" table:row="87" table:table="0"/>
          <office:change-info>
            <dc:creator>Hubert FONGARNAND</dc:creator>
            <dc:date>2013-02-28T10:22:00</dc:date>
          </office:change-info>
          <table:previous>
            <table:change-track-table-cell/>
          </table:previous>
        </table:cell-content-change>
        <table:cell-content-change table:id="ct330">
          <table:cell-address table:column="1" table:row="88" table:table="0"/>
          <office:change-info>
            <dc:creator>Hubert FONGARNAND</dc:creator>
            <dc:date>2013-02-28T10:22:00</dc:date>
          </office:change-info>
          <table:previous>
            <table:change-track-table-cell/>
          </table:previous>
        </table:cell-content-change>
        <table:cell-content-change table:id="ct331">
          <table:cell-address table:column="1" table:row="89" table:table="0"/>
          <office:change-info>
            <dc:creator>Hubert FONGARNAND</dc:creator>
            <dc:date>2013-02-28T10:22:00</dc:date>
          </office:change-info>
          <table:previous>
            <table:change-track-table-cell/>
          </table:previous>
        </table:cell-content-change>
        <table:cell-content-change table:id="ct332">
          <table:cell-address table:column="1" table:row="89" table:table="0"/>
          <office:change-info>
            <dc:creator>Hubert FONGARNAND</dc:creator>
            <dc:date>2013-02-28T10:22:00</dc:date>
          </office:change-info>
          <table:previous>
            <table:change-track-table-cell/>
          </table:previous>
        </table:cell-content-change>
        <table:cell-content-change table:id="ct333">
          <table:cell-address table:column="1" table:row="90" table:table="0"/>
          <office:change-info>
            <dc:creator>Hubert FONGARNAND</dc:creator>
            <dc:date>2013-02-28T10:22:00</dc:date>
          </office:change-info>
          <table:previous>
            <table:change-track-table-cell/>
          </table:previous>
        </table:cell-content-change>
        <table:cell-content-change table:id="ct334">
          <table:cell-address table:column="1" table:row="90" table:table="0"/>
          <office:change-info>
            <dc:creator>Hubert FONGARNAND</dc:creator>
            <dc:date>2013-02-28T10:22:00</dc:date>
          </office:change-info>
          <table:previous>
            <table:change-track-table-cell/>
          </table:previous>
        </table:cell-content-change>
        <table:cell-content-change table:id="ct335">
          <table:cell-address table:column="2" table:row="50" table:table="0"/>
          <office:change-info>
            <dc:creator>Hubert FONGARNAND</dc:creator>
            <dc:date>2013-02-28T10:22:00</dc:date>
          </office:change-info>
          <table:previous table:id="ct168">
            <table:change-track-table-cell/>
          </table:previous>
        </table:cell-content-change>
        <table:cell-content-change table:id="ct336">
          <table:cell-address table:column="2" table:row="51" table:table="0"/>
          <office:change-info>
            <dc:creator>Hubert FONGARNAND</dc:creator>
            <dc:date>2013-02-28T10:22:00</dc:date>
          </office:change-info>
          <table:previous table:id="ct169">
            <table:change-track-table-cell/>
          </table:previous>
        </table:cell-content-change>
        <table:cell-content-change table:id="ct337">
          <table:cell-address table:column="2" table:row="52" table:table="0"/>
          <office:change-info>
            <dc:creator>Hubert FONGARNAND</dc:creator>
            <dc:date>2013-02-28T10:22:00</dc:date>
          </office:change-info>
          <table:previous table:id="ct170">
            <table:change-track-table-cell/>
          </table:previous>
        </table:cell-content-change>
        <table:cell-content-change table:id="ct338">
          <table:cell-address table:column="2" table:row="53" table:table="0"/>
          <office:change-info>
            <dc:creator>Hubert FONGARNAND</dc:creator>
            <dc:date>2013-02-28T10:22:00</dc:date>
          </office:change-info>
          <table:previous table:id="ct171">
            <table:change-track-table-cell/>
          </table:previous>
        </table:cell-content-change>
        <table:cell-content-change table:id="ct339">
          <table:cell-address table:column="2" table:row="54" table:table="0"/>
          <office:change-info>
            <dc:creator>Hubert FONGARNAND</dc:creator>
            <dc:date>2013-02-28T10:22:00</dc:date>
          </office:change-info>
          <table:previous table:id="ct172">
            <table:change-track-table-cell/>
          </table:previous>
        </table:cell-content-change>
        <table:cell-content-change table:id="ct340">
          <table:cell-address table:column="2" table:row="55" table:table="0"/>
          <office:change-info>
            <dc:creator>Hubert FONGARNAND</dc:creator>
            <dc:date>2013-02-28T10:22:00</dc:date>
          </office:change-info>
          <table:previous table:id="ct173">
            <table:change-track-table-cell/>
          </table:previous>
        </table:cell-content-change>
        <table:cell-content-change table:id="ct341">
          <table:cell-address table:column="2" table:row="56" table:table="0"/>
          <office:change-info>
            <dc:creator>Hubert FONGARNAND</dc:creator>
            <dc:date>2013-02-28T10:22:00</dc:date>
          </office:change-info>
          <table:previous table:id="ct174">
            <table:change-track-table-cell/>
          </table:previous>
        </table:cell-content-change>
        <table:cell-content-change table:id="ct342">
          <table:cell-address table:column="2" table:row="57" table:table="0"/>
          <office:change-info>
            <dc:creator>Hubert FONGARNAND</dc:creator>
            <dc:date>2013-02-28T10:22:00</dc:date>
          </office:change-info>
          <table:previous table:id="ct175">
            <table:change-track-table-cell/>
          </table:previous>
        </table:cell-content-change>
        <table:cell-content-change table:id="ct343">
          <table:cell-address table:column="2" table:row="58" table:table="0"/>
          <office:change-info>
            <dc:creator>Hubert FONGARNAND</dc:creator>
            <dc:date>2013-02-28T10:22:00</dc:date>
          </office:change-info>
          <table:previous table:id="ct176">
            <table:change-track-table-cell/>
          </table:previous>
        </table:cell-content-change>
        <table:cell-content-change table:id="ct344">
          <table:cell-address table:column="2" table:row="59" table:table="0"/>
          <office:change-info>
            <dc:creator>Hubert FONGARNAND</dc:creator>
            <dc:date>2013-02-28T10:22:00</dc:date>
          </office:change-info>
          <table:previous table:id="ct177">
            <table:change-track-table-cell/>
          </table:previous>
        </table:cell-content-change>
        <table:cell-content-change table:id="ct345">
          <table:cell-address table:column="2" table:row="60" table:table="0"/>
          <office:change-info>
            <dc:creator>Hubert FONGARNAND</dc:creator>
            <dc:date>2013-02-28T10:22:00</dc:date>
          </office:change-info>
          <table:previous table:id="ct178">
            <table:change-track-table-cell/>
          </table:previous>
        </table:cell-content-change>
        <table:cell-content-change table:id="ct346">
          <table:cell-address table:column="2" table:row="61" table:table="0"/>
          <office:change-info>
            <dc:creator>Hubert FONGARNAND</dc:creator>
            <dc:date>2013-02-28T10:22:00</dc:date>
          </office:change-info>
          <table:previous table:id="ct179">
            <table:change-track-table-cell/>
          </table:previous>
        </table:cell-content-change>
        <table:cell-content-change table:id="ct347">
          <table:cell-address table:column="2" table:row="62" table:table="0"/>
          <office:change-info>
            <dc:creator>Hubert FONGARNAND</dc:creator>
            <dc:date>2013-02-28T10:22:00</dc:date>
          </office:change-info>
          <table:previous table:id="ct180">
            <table:change-track-table-cell/>
          </table:previous>
        </table:cell-content-change>
        <table:cell-content-change table:id="ct348">
          <table:cell-address table:column="2" table:row="62" table:table="0"/>
          <office:change-info>
            <dc:creator>Hubert FONGARNAND</dc:creator>
            <dc:date>2013-02-28T10:22:00</dc:date>
          </office:change-info>
          <table:previous table:id="ct181">
            <table:change-track-table-cell/>
          </table:previous>
        </table:cell-content-change>
        <table:cell-content-change table:id="ct349">
          <table:cell-address table:column="2" table:row="62" table:table="0"/>
          <office:change-info>
            <dc:creator>Hubert FONGARNAND</dc:creator>
            <dc:date>2013-02-28T10:22:00</dc:date>
          </office:change-info>
          <table:previous>
            <table:change-track-table-cell/>
          </table:previous>
        </table:cell-content-change>
        <table:cell-content-change table:id="ct350">
          <table:cell-address table:column="2" table:row="63" table:table="0"/>
          <office:change-info>
            <dc:creator>Hubert FONGARNAND</dc:creator>
            <dc:date>2013-02-28T10:22:00</dc:date>
          </office:change-info>
          <table:previous>
            <table:change-track-table-cell/>
          </table:previous>
        </table:cell-content-change>
        <table:cell-content-change table:id="ct351">
          <table:cell-address table:column="2" table:row="64" table:table="0"/>
          <office:change-info>
            <dc:creator>Hubert FONGARNAND</dc:creator>
            <dc:date>2013-02-28T10:22:00</dc:date>
          </office:change-info>
          <table:previous>
            <table:change-track-table-cell/>
          </table:previous>
        </table:cell-content-change>
        <table:cell-content-change table:id="ct352">
          <table:cell-address table:column="2" table:row="65" table:table="0"/>
          <office:change-info>
            <dc:creator>Hubert FONGARNAND</dc:creator>
            <dc:date>2013-02-28T10:22:00</dc:date>
          </office:change-info>
          <table:previous>
            <table:change-track-table-cell/>
          </table:previous>
        </table:cell-content-change>
        <table:cell-content-change table:id="ct353">
          <table:cell-address table:column="2" table:row="65" table:table="0"/>
          <office:change-info>
            <dc:creator>Hubert FONGARNAND</dc:creator>
            <dc:date>2013-02-28T10:22:00</dc:date>
          </office:change-info>
          <table:previous>
            <table:change-track-table-cell/>
          </table:previous>
        </table:cell-content-change>
        <table:cell-content-change table:id="ct354">
          <table:cell-address table:column="2" table:row="65" table:table="0"/>
          <office:change-info>
            <dc:creator>Hubert FONGARNAND</dc:creator>
            <dc:date>2013-02-28T10:22:00</dc:date>
          </office:change-info>
          <table:previous>
            <table:change-track-table-cell/>
          </table:previous>
        </table:cell-content-change>
        <table:cell-content-change table:id="ct355">
          <table:cell-address table:column="2" table:row="66" table:table="0"/>
          <office:change-info>
            <dc:creator>Hubert FONGARNAND</dc:creator>
            <dc:date>2013-02-28T10:22:00</dc:date>
          </office:change-info>
          <table:previous>
            <table:change-track-table-cell/>
          </table:previous>
        </table:cell-content-change>
        <table:cell-content-change table:id="ct356">
          <table:cell-address table:column="2" table:row="67" table:table="0"/>
          <office:change-info>
            <dc:creator>Hubert FONGARNAND</dc:creator>
            <dc:date>2013-02-28T10:22:00</dc:date>
          </office:change-info>
          <table:previous>
            <table:change-track-table-cell/>
          </table:previous>
        </table:cell-content-change>
        <table:cell-content-change table:id="ct357">
          <table:cell-address table:column="2" table:row="67" table:table="0"/>
          <office:change-info>
            <dc:creator>Hubert FONGARNAND</dc:creator>
            <dc:date>2013-02-28T10:22:00</dc:date>
          </office:change-info>
          <table:previous>
            <table:change-track-table-cell/>
          </table:previous>
        </table:cell-content-change>
        <table:cell-content-change table:id="ct358">
          <table:cell-address table:column="2" table:row="67" table:table="0"/>
          <office:change-info>
            <dc:creator>Hubert FONGARNAND</dc:creator>
            <dc:date>2013-02-28T10:22:00</dc:date>
          </office:change-info>
          <table:previous>
            <table:change-track-table-cell/>
          </table:previous>
        </table:cell-content-change>
        <table:cell-content-change table:id="ct359">
          <table:cell-address table:column="2" table:row="68" table:table="0"/>
          <office:change-info>
            <dc:creator>Hubert FONGARNAND</dc:creator>
            <dc:date>2013-02-28T10:22:00</dc:date>
          </office:change-info>
          <table:previous>
            <table:change-track-table-cell/>
          </table:previous>
        </table:cell-content-change>
        <table:cell-content-change table:id="ct360">
          <table:cell-address table:column="2" table:row="68" table:table="0"/>
          <office:change-info>
            <dc:creator>Hubert FONGARNAND</dc:creator>
            <dc:date>2013-02-28T10:22:00</dc:date>
          </office:change-info>
          <table:previous>
            <table:change-track-table-cell/>
          </table:previous>
        </table:cell-content-change>
        <table:cell-content-change table:id="ct361">
          <table:cell-address table:column="2" table:row="68" table:table="0"/>
          <office:change-info>
            <dc:creator>Hubert FONGARNAND</dc:creator>
            <dc:date>2013-02-28T10:22:00</dc:date>
          </office:change-info>
          <table:previous>
            <table:change-track-table-cell/>
          </table:previous>
        </table:cell-content-change>
        <table:cell-content-change table:id="ct362">
          <table:cell-address table:column="2" table:row="69" table:table="0"/>
          <office:change-info>
            <dc:creator>Hubert FONGARNAND</dc:creator>
            <dc:date>2013-02-28T10:22:00</dc:date>
          </office:change-info>
          <table:previous>
            <table:change-track-table-cell/>
          </table:previous>
        </table:cell-content-change>
        <table:cell-content-change table:id="ct363">
          <table:cell-address table:column="2" table:row="70" table:table="0"/>
          <office:change-info>
            <dc:creator>Hubert FONGARNAND</dc:creator>
            <dc:date>2013-02-28T10:22:00</dc:date>
          </office:change-info>
          <table:previous>
            <table:change-track-table-cell/>
          </table:previous>
        </table:cell-content-change>
        <table:cell-content-change table:id="ct364">
          <table:cell-address table:column="2" table:row="71" table:table="0"/>
          <office:change-info>
            <dc:creator>Hubert FONGARNAND</dc:creator>
            <dc:date>2013-02-28T10:22:00</dc:date>
          </office:change-info>
          <table:previous>
            <table:change-track-table-cell/>
          </table:previous>
        </table:cell-content-change>
        <table:cell-content-change table:id="ct365">
          <table:cell-address table:column="2" table:row="72" table:table="0"/>
          <office:change-info>
            <dc:creator>Hubert FONGARNAND</dc:creator>
            <dc:date>2013-02-28T10:22:00</dc:date>
          </office:change-info>
          <table:previous>
            <table:change-track-table-cell/>
          </table:previous>
        </table:cell-content-change>
        <table:cell-content-change table:id="ct366">
          <table:cell-address table:column="2" table:row="72" table:table="0"/>
          <office:change-info>
            <dc:creator>Hubert FONGARNAND</dc:creator>
            <dc:date>2013-02-28T10:22:00</dc:date>
          </office:change-info>
          <table:previous>
            <table:change-track-table-cell/>
          </table:previous>
        </table:cell-content-change>
        <table:cell-content-change table:id="ct367">
          <table:cell-address table:column="2" table:row="72" table:table="0"/>
          <office:change-info>
            <dc:creator>Hubert FONGARNAND</dc:creator>
            <dc:date>2013-02-28T10:22:00</dc:date>
          </office:change-info>
          <table:previous>
            <table:change-track-table-cell/>
          </table:previous>
        </table:cell-content-change>
        <table:cell-content-change table:id="ct368">
          <table:cell-address table:column="2" table:row="73" table:table="0"/>
          <office:change-info>
            <dc:creator>Hubert FONGARNAND</dc:creator>
            <dc:date>2013-02-28T10:22:00</dc:date>
          </office:change-info>
          <table:previous>
            <table:change-track-table-cell/>
          </table:previous>
        </table:cell-content-change>
        <table:cell-content-change table:id="ct369">
          <table:cell-address table:column="2" table:row="74" table:table="0"/>
          <office:change-info>
            <dc:creator>Hubert FONGARNAND</dc:creator>
            <dc:date>2013-02-28T10:22:00</dc:date>
          </office:change-info>
          <table:previous>
            <table:change-track-table-cell/>
          </table:previous>
        </table:cell-content-change>
        <table:cell-content-change table:id="ct370">
          <table:cell-address table:column="2" table:row="75" table:table="0"/>
          <office:change-info>
            <dc:creator>Hubert FONGARNAND</dc:creator>
            <dc:date>2013-02-28T10:22:00</dc:date>
          </office:change-info>
          <table:previous>
            <table:change-track-table-cell/>
          </table:previous>
        </table:cell-content-change>
        <table:cell-content-change table:id="ct371">
          <table:cell-address table:column="2" table:row="75" table:table="0"/>
          <office:change-info>
            <dc:creator>Hubert FONGARNAND</dc:creator>
            <dc:date>2013-02-28T10:22:00</dc:date>
          </office:change-info>
          <table:previous>
            <table:change-track-table-cell/>
          </table:previous>
        </table:cell-content-change>
        <table:cell-content-change table:id="ct372">
          <table:cell-address table:column="2" table:row="76" table:table="0"/>
          <office:change-info>
            <dc:creator>Hubert FONGARNAND</dc:creator>
            <dc:date>2013-02-28T10:22:00</dc:date>
          </office:change-info>
          <table:previous>
            <table:change-track-table-cell/>
          </table:previous>
        </table:cell-content-change>
        <table:cell-content-change table:id="ct373">
          <table:cell-address table:column="2" table:row="77" table:table="0"/>
          <office:change-info>
            <dc:creator>Hubert FONGARNAND</dc:creator>
            <dc:date>2013-02-28T10:22:00</dc:date>
          </office:change-info>
          <table:previous>
            <table:change-track-table-cell/>
          </table:previous>
        </table:cell-content-change>
        <table:cell-content-change table:id="ct374">
          <table:cell-address table:column="2" table:row="78" table:table="0"/>
          <office:change-info>
            <dc:creator>Hubert FONGARNAND</dc:creator>
            <dc:date>2013-02-28T10:22:00</dc:date>
          </office:change-info>
          <table:previous>
            <table:change-track-table-cell/>
          </table:previous>
        </table:cell-content-change>
        <table:cell-content-change table:id="ct375">
          <table:cell-address table:column="2" table:row="79" table:table="0"/>
          <office:change-info>
            <dc:creator>Hubert FONGARNAND</dc:creator>
            <dc:date>2013-02-28T10:22:00</dc:date>
          </office:change-info>
          <table:previous>
            <table:change-track-table-cell/>
          </table:previous>
        </table:cell-content-change>
        <table:cell-content-change table:id="ct376">
          <table:cell-address table:column="2" table:row="80" table:table="0"/>
          <office:change-info>
            <dc:creator>Hubert FONGARNAND</dc:creator>
            <dc:date>2013-02-28T10:22:00</dc:date>
          </office:change-info>
          <table:previous>
            <table:change-track-table-cell/>
          </table:previous>
        </table:cell-content-change>
        <table:cell-content-change table:id="ct377">
          <table:cell-address table:column="2" table:row="80" table:table="0"/>
          <office:change-info>
            <dc:creator>Hubert FONGARNAND</dc:creator>
            <dc:date>2013-02-28T10:22:00</dc:date>
          </office:change-info>
          <table:previous>
            <table:change-track-table-cell/>
          </table:previous>
        </table:cell-content-change>
        <table:cell-content-change table:id="ct378">
          <table:cell-address table:column="2" table:row="81" table:table="0"/>
          <office:change-info>
            <dc:creator>Hubert FONGARNAND</dc:creator>
            <dc:date>2013-02-28T10:22:00</dc:date>
          </office:change-info>
          <table:previous>
            <table:change-track-table-cell/>
          </table:previous>
        </table:cell-content-change>
        <table:cell-content-change table:id="ct379">
          <table:cell-address table:column="2" table:row="82" table:table="0"/>
          <office:change-info>
            <dc:creator>Hubert FONGARNAND</dc:creator>
            <dc:date>2013-02-28T10:22:00</dc:date>
          </office:change-info>
          <table:previous>
            <table:change-track-table-cell/>
          </table:previous>
        </table:cell-content-change>
        <table:cell-content-change table:id="ct380">
          <table:cell-address table:column="2" table:row="83" table:table="0"/>
          <office:change-info>
            <dc:creator>Hubert FONGARNAND</dc:creator>
            <dc:date>2013-02-28T10:22:00</dc:date>
          </office:change-info>
          <table:previous>
            <table:change-track-table-cell/>
          </table:previous>
        </table:cell-content-change>
        <table:cell-content-change table:id="ct381">
          <table:cell-address table:column="2" table:row="83" table:table="0"/>
          <office:change-info>
            <dc:creator>Hubert FONGARNAND</dc:creator>
            <dc:date>2013-02-28T10:22:00</dc:date>
          </office:change-info>
          <table:previous>
            <table:change-track-table-cell/>
          </table:previous>
        </table:cell-content-change>
        <table:cell-content-change table:id="ct382">
          <table:cell-address table:column="2" table:row="84" table:table="0"/>
          <office:change-info>
            <dc:creator>Hubert FONGARNAND</dc:creator>
            <dc:date>2013-02-28T10:22:00</dc:date>
          </office:change-info>
          <table:previous>
            <table:change-track-table-cell/>
          </table:previous>
        </table:cell-content-change>
        <table:cell-content-change table:id="ct383">
          <table:cell-address table:column="2" table:row="85" table:table="0"/>
          <office:change-info>
            <dc:creator>Hubert FONGARNAND</dc:creator>
            <dc:date>2013-02-28T10:22:00</dc:date>
          </office:change-info>
          <table:previous>
            <table:change-track-table-cell/>
          </table:previous>
        </table:cell-content-change>
        <table:cell-content-change table:id="ct384">
          <table:cell-address table:column="2" table:row="86" table:table="0"/>
          <office:change-info>
            <dc:creator>Hubert FONGARNAND</dc:creator>
            <dc:date>2013-02-28T10:22:00</dc:date>
          </office:change-info>
          <table:previous>
            <table:change-track-table-cell/>
          </table:previous>
        </table:cell-content-change>
        <table:cell-content-change table:id="ct385">
          <table:cell-address table:column="2" table:row="87" table:table="0"/>
          <office:change-info>
            <dc:creator>Hubert FONGARNAND</dc:creator>
            <dc:date>2013-02-28T10:22:00</dc:date>
          </office:change-info>
          <table:previous>
            <table:change-track-table-cell/>
          </table:previous>
        </table:cell-content-change>
        <table:cell-content-change table:id="ct386">
          <table:cell-address table:column="2" table:row="87" table:table="0"/>
          <office:change-info>
            <dc:creator>Hubert FONGARNAND</dc:creator>
            <dc:date>2013-02-28T10:22:00</dc:date>
          </office:change-info>
          <table:previous>
            <table:change-track-table-cell/>
          </table:previous>
        </table:cell-content-change>
        <table:cell-content-change table:id="ct387">
          <table:cell-address table:column="2" table:row="88" table:table="0"/>
          <office:change-info>
            <dc:creator>Hubert FONGARNAND</dc:creator>
            <dc:date>2013-02-28T10:22:00</dc:date>
          </office:change-info>
          <table:previous>
            <table:change-track-table-cell/>
          </table:previous>
        </table:cell-content-change>
        <table:cell-content-change table:id="ct388">
          <table:cell-address table:column="2" table:row="89" table:table="0"/>
          <office:change-info>
            <dc:creator>Hubert FONGARNAND</dc:creator>
            <dc:date>2013-02-28T10:22:00</dc:date>
          </office:change-info>
          <table:previous>
            <table:change-track-table-cell/>
          </table:previous>
        </table:cell-content-change>
        <table:cell-content-change table:id="ct389">
          <table:cell-address table:column="2" table:row="89" table:table="0"/>
          <office:change-info>
            <dc:creator>Hubert FONGARNAND</dc:creator>
            <dc:date>2013-02-28T10:22:00</dc:date>
          </office:change-info>
          <table:previous>
            <table:change-track-table-cell/>
          </table:previous>
        </table:cell-content-change>
        <table:cell-content-change table:id="ct390">
          <table:cell-address table:column="2" table:row="90" table:table="0"/>
          <office:change-info>
            <dc:creator>Hubert FONGARNAND</dc:creator>
            <dc:date>2013-02-28T10:22:00</dc:date>
          </office:change-info>
          <table:previous>
            <table:change-track-table-cell/>
          </table:previous>
        </table:cell-content-change>
        <table:cell-content-change table:id="ct391">
          <table:cell-address table:column="2" table:row="90" table:table="0"/>
          <office:change-info>
            <dc:creator>Hubert FONGARNAND</dc:creator>
            <dc:date>2013-02-28T10:22:00</dc:date>
          </office:change-info>
          <table:previous>
            <table:change-track-table-cell/>
          </table:previous>
        </table:cell-content-change>
        <table:cell-content-change table:id="ct392">
          <table:cell-address table:column="4" table:row="50" table:table="0"/>
          <office:change-info>
            <dc:creator>Hubert FONGARNAND</dc:creator>
            <dc:date>2013-02-28T10:22:00</dc:date>
          </office:change-info>
          <table:previous table:id="ct182">
            <table:change-track-table-cell/>
          </table:previous>
        </table:cell-content-change>
        <table:cell-content-change table:id="ct393">
          <table:cell-address table:column="4" table:row="51" table:table="0"/>
          <office:change-info>
            <dc:creator>Hubert FONGARNAND</dc:creator>
            <dc:date>2013-02-28T10:22:00</dc:date>
          </office:change-info>
          <table:previous table:id="ct183">
            <table:change-track-table-cell/>
          </table:previous>
        </table:cell-content-change>
        <table:cell-content-change table:id="ct394">
          <table:cell-address table:column="4" table:row="52" table:table="0"/>
          <office:change-info>
            <dc:creator>Hubert FONGARNAND</dc:creator>
            <dc:date>2013-02-28T10:22:00</dc:date>
          </office:change-info>
          <table:previous table:id="ct184">
            <table:change-track-table-cell/>
          </table:previous>
        </table:cell-content-change>
        <table:cell-content-change table:id="ct395">
          <table:cell-address table:column="4" table:row="53" table:table="0"/>
          <office:change-info>
            <dc:creator>Hubert FONGARNAND</dc:creator>
            <dc:date>2013-02-28T10:22:00</dc:date>
          </office:change-info>
          <table:previous table:id="ct185">
            <table:change-track-table-cell/>
          </table:previous>
        </table:cell-content-change>
        <table:cell-content-change table:id="ct396">
          <table:cell-address table:column="4" table:row="54" table:table="0"/>
          <office:change-info>
            <dc:creator>Hubert FONGARNAND</dc:creator>
            <dc:date>2013-02-28T10:22:00</dc:date>
          </office:change-info>
          <table:previous table:id="ct186">
            <table:change-track-table-cell/>
          </table:previous>
        </table:cell-content-change>
        <table:cell-content-change table:id="ct397">
          <table:cell-address table:column="4" table:row="55" table:table="0"/>
          <office:change-info>
            <dc:creator>Hubert FONGARNAND</dc:creator>
            <dc:date>2013-02-28T10:22:00</dc:date>
          </office:change-info>
          <table:previous table:id="ct187">
            <table:change-track-table-cell/>
          </table:previous>
        </table:cell-content-change>
        <table:cell-content-change table:id="ct398">
          <table:cell-address table:column="4" table:row="56" table:table="0"/>
          <office:change-info>
            <dc:creator>Hubert FONGARNAND</dc:creator>
            <dc:date>2013-02-28T10:22:00</dc:date>
          </office:change-info>
          <table:previous table:id="ct188">
            <table:change-track-table-cell/>
          </table:previous>
        </table:cell-content-change>
        <table:cell-content-change table:id="ct399">
          <table:cell-address table:column="4" table:row="57" table:table="0"/>
          <office:change-info>
            <dc:creator>Hubert FONGARNAND</dc:creator>
            <dc:date>2013-02-28T10:22:00</dc:date>
          </office:change-info>
          <table:previous table:id="ct189">
            <table:change-track-table-cell/>
          </table:previous>
        </table:cell-content-change>
        <table:cell-content-change table:id="ct400">
          <table:cell-address table:column="4" table:row="58" table:table="0"/>
          <office:change-info>
            <dc:creator>Hubert FONGARNAND</dc:creator>
            <dc:date>2013-02-28T10:22:00</dc:date>
          </office:change-info>
          <table:previous table:id="ct190">
            <table:change-track-table-cell/>
          </table:previous>
        </table:cell-content-change>
        <table:cell-content-change table:id="ct401">
          <table:cell-address table:column="4" table:row="59" table:table="0"/>
          <office:change-info>
            <dc:creator>Hubert FONGARNAND</dc:creator>
            <dc:date>2013-02-28T10:22:00</dc:date>
          </office:change-info>
          <table:previous table:id="ct191">
            <table:change-track-table-cell/>
          </table:previous>
        </table:cell-content-change>
        <table:cell-content-change table:id="ct402">
          <table:cell-address table:column="4" table:row="60" table:table="0"/>
          <office:change-info>
            <dc:creator>Hubert FONGARNAND</dc:creator>
            <dc:date>2013-02-28T10:22:00</dc:date>
          </office:change-info>
          <table:previous table:id="ct192">
            <table:change-track-table-cell/>
          </table:previous>
        </table:cell-content-change>
        <table:cell-content-change table:id="ct403">
          <table:cell-address table:column="4" table:row="61" table:table="0"/>
          <office:change-info>
            <dc:creator>Hubert FONGARNAND</dc:creator>
            <dc:date>2013-02-28T10:22:00</dc:date>
          </office:change-info>
          <table:previous table:id="ct193">
            <table:change-track-table-cell/>
          </table:previous>
        </table:cell-content-change>
        <table:cell-content-change table:id="ct404">
          <table:cell-address table:column="4" table:row="62" table:table="0"/>
          <office:change-info>
            <dc:creator>Hubert FONGARNAND</dc:creator>
            <dc:date>2013-02-28T10:22:00</dc:date>
          </office:change-info>
          <table:previous table:id="ct194">
            <table:change-track-table-cell/>
          </table:previous>
        </table:cell-content-change>
        <table:cell-content-change table:id="ct405">
          <table:cell-address table:column="4" table:row="62" table:table="0"/>
          <office:change-info>
            <dc:creator>Hubert FONGARNAND</dc:creator>
            <dc:date>2013-02-28T10:22:00</dc:date>
          </office:change-info>
          <table:previous table:id="ct195">
            <table:change-track-table-cell/>
          </table:previous>
        </table:cell-content-change>
        <table:cell-content-change table:id="ct406">
          <table:cell-address table:column="4" table:row="62" table:table="0"/>
          <office:change-info>
            <dc:creator>Hubert FONGARNAND</dc:creator>
            <dc:date>2013-02-28T10:22:00</dc:date>
          </office:change-info>
          <table:previous table:id="ct196">
            <table:change-track-table-cell/>
          </table:previous>
        </table:cell-content-change>
        <table:cell-content-change table:id="ct407">
          <table:cell-address table:column="4" table:row="62" table:table="0"/>
          <office:change-info>
            <dc:creator>Hubert FONGARNAND</dc:creator>
            <dc:date>2013-02-28T10:22:00</dc:date>
          </office:change-info>
          <table:previous table:id="ct197">
            <table:change-track-table-cell/>
          </table:previous>
        </table:cell-content-change>
        <table:cell-content-change table:id="ct408">
          <table:cell-address table:column="4" table:row="63" table:table="0"/>
          <office:change-info>
            <dc:creator>Hubert FONGARNAND</dc:creator>
            <dc:date>2013-02-28T10:22:00</dc:date>
          </office:change-info>
          <table:previous table:id="ct198">
            <table:change-track-table-cell/>
          </table:previous>
        </table:cell-content-change>
        <table:cell-content-change table:id="ct409">
          <table:cell-address table:column="4" table:row="64" table:table="0"/>
          <office:change-info>
            <dc:creator>Hubert FONGARNAND</dc:creator>
            <dc:date>2013-02-28T10:22:00</dc:date>
          </office:change-info>
          <table:previous table:id="ct199">
            <table:change-track-table-cell/>
          </table:previous>
        </table:cell-content-change>
        <table:cell-content-change table:id="ct410">
          <table:cell-address table:column="4" table:row="65" table:table="0"/>
          <office:change-info>
            <dc:creator>Hubert FONGARNAND</dc:creator>
            <dc:date>2013-02-28T10:22:00</dc:date>
          </office:change-info>
          <table:previous table:id="ct200">
            <table:change-track-table-cell/>
          </table:previous>
        </table:cell-content-change>
        <table:cell-content-change table:id="ct411">
          <table:cell-address table:column="4" table:row="65" table:table="0"/>
          <office:change-info>
            <dc:creator>Hubert FONGARNAND</dc:creator>
            <dc:date>2013-02-28T10:22:00</dc:date>
          </office:change-info>
          <table:previous table:id="ct201">
            <table:change-track-table-cell/>
          </table:previous>
        </table:cell-content-change>
        <table:cell-content-change table:id="ct412">
          <table:cell-address table:column="4" table:row="65" table:table="0"/>
          <office:change-info>
            <dc:creator>Hubert FONGARNAND</dc:creator>
            <dc:date>2013-02-28T10:22:00</dc:date>
          </office:change-info>
          <table:previous table:id="ct202">
            <table:change-track-table-cell/>
          </table:previous>
        </table:cell-content-change>
        <table:cell-content-change table:id="ct413">
          <table:cell-address table:column="4" table:row="66" table:table="0"/>
          <office:change-info>
            <dc:creator>Hubert FONGARNAND</dc:creator>
            <dc:date>2013-02-28T10:22:00</dc:date>
          </office:change-info>
          <table:previous table:id="ct203">
            <table:change-track-table-cell/>
          </table:previous>
        </table:cell-content-change>
        <table:cell-content-change table:id="ct414">
          <table:cell-address table:column="4" table:row="67" table:table="0"/>
          <office:change-info>
            <dc:creator>Hubert FONGARNAND</dc:creator>
            <dc:date>2013-02-28T10:22:00</dc:date>
          </office:change-info>
          <table:previous table:id="ct204">
            <table:change-track-table-cell/>
          </table:previous>
        </table:cell-content-change>
        <table:cell-content-change table:id="ct415">
          <table:cell-address table:column="4" table:row="67" table:table="0"/>
          <office:change-info>
            <dc:creator>Hubert FONGARNAND</dc:creator>
            <dc:date>2013-02-28T10:22:00</dc:date>
          </office:change-info>
          <table:previous table:id="ct205">
            <table:change-track-table-cell/>
          </table:previous>
        </table:cell-content-change>
        <table:cell-content-change table:id="ct416">
          <table:cell-address table:column="4" table:row="67" table:table="0"/>
          <office:change-info>
            <dc:creator>Hubert FONGARNAND</dc:creator>
            <dc:date>2013-02-28T10:22:00</dc:date>
          </office:change-info>
          <table:previous table:id="ct206">
            <table:change-track-table-cell/>
          </table:previous>
        </table:cell-content-change>
        <table:cell-content-change table:id="ct417">
          <table:cell-address table:column="4" table:row="68" table:table="0"/>
          <office:change-info>
            <dc:creator>Hubert FONGARNAND</dc:creator>
            <dc:date>2013-02-28T10:22:00</dc:date>
          </office:change-info>
          <table:previous table:id="ct207">
            <table:change-track-table-cell/>
          </table:previous>
        </table:cell-content-change>
        <table:cell-content-change table:id="ct418">
          <table:cell-address table:column="4" table:row="68" table:table="0"/>
          <office:change-info>
            <dc:creator>Hubert FONGARNAND</dc:creator>
            <dc:date>2013-02-28T10:22:00</dc:date>
          </office:change-info>
          <table:previous table:id="ct208">
            <table:change-track-table-cell/>
          </table:previous>
        </table:cell-content-change>
        <table:cell-content-change table:id="ct419">
          <table:cell-address table:column="4" table:row="68" table:table="0"/>
          <office:change-info>
            <dc:creator>Hubert FONGARNAND</dc:creator>
            <dc:date>2013-02-28T10:22:00</dc:date>
          </office:change-info>
          <table:previous table:id="ct209">
            <table:change-track-table-cell/>
          </table:previous>
        </table:cell-content-change>
        <table:cell-content-change table:id="ct420">
          <table:cell-address table:column="4" table:row="69" table:table="0"/>
          <office:change-info>
            <dc:creator>Hubert FONGARNAND</dc:creator>
            <dc:date>2013-02-28T10:22:00</dc:date>
          </office:change-info>
          <table:previous table:id="ct210">
            <table:change-track-table-cell/>
          </table:previous>
        </table:cell-content-change>
        <table:cell-content-change table:id="ct421">
          <table:cell-address table:column="4" table:row="70" table:table="0"/>
          <office:change-info>
            <dc:creator>Hubert FONGARNAND</dc:creator>
            <dc:date>2013-02-28T10:22:00</dc:date>
          </office:change-info>
          <table:previous>
            <table:change-track-table-cell/>
          </table:previous>
        </table:cell-content-change>
        <table:cell-content-change table:id="ct422">
          <table:cell-address table:column="4" table:row="71" table:table="0"/>
          <office:change-info>
            <dc:creator>Hubert FONGARNAND</dc:creator>
            <dc:date>2013-02-28T10:22:00</dc:date>
          </office:change-info>
          <table:previous>
            <table:change-track-table-cell/>
          </table:previous>
        </table:cell-content-change>
        <table:cell-content-change table:id="ct423">
          <table:cell-address table:column="4" table:row="72" table:table="0"/>
          <office:change-info>
            <dc:creator>Hubert FONGARNAND</dc:creator>
            <dc:date>2013-02-28T10:22:00</dc:date>
          </office:change-info>
          <table:previous>
            <table:change-track-table-cell/>
          </table:previous>
        </table:cell-content-change>
        <table:cell-content-change table:id="ct424">
          <table:cell-address table:column="4" table:row="72" table:table="0"/>
          <office:change-info>
            <dc:creator>Hubert FONGARNAND</dc:creator>
            <dc:date>2013-02-28T10:22:00</dc:date>
          </office:change-info>
          <table:previous>
            <table:change-track-table-cell/>
          </table:previous>
        </table:cell-content-change>
        <table:cell-content-change table:id="ct425">
          <table:cell-address table:column="4" table:row="72" table:table="0"/>
          <office:change-info>
            <dc:creator>Hubert FONGARNAND</dc:creator>
            <dc:date>2013-02-28T10:22:00</dc:date>
          </office:change-info>
          <table:previous>
            <table:change-track-table-cell/>
          </table:previous>
        </table:cell-content-change>
        <table:cell-content-change table:id="ct426">
          <table:cell-address table:column="4" table:row="73" table:table="0"/>
          <office:change-info>
            <dc:creator>Hubert FONGARNAND</dc:creator>
            <dc:date>2013-02-28T10:22:00</dc:date>
          </office:change-info>
          <table:previous>
            <table:change-track-table-cell/>
          </table:previous>
        </table:cell-content-change>
        <table:cell-content-change table:id="ct427">
          <table:cell-address table:column="4" table:row="74" table:table="0"/>
          <office:change-info>
            <dc:creator>Hubert FONGARNAND</dc:creator>
            <dc:date>2013-02-28T10:22:00</dc:date>
          </office:change-info>
          <table:previous>
            <table:change-track-table-cell/>
          </table:previous>
        </table:cell-content-change>
        <table:cell-content-change table:id="ct428">
          <table:cell-address table:column="4" table:row="75" table:table="0"/>
          <office:change-info>
            <dc:creator>Hubert FONGARNAND</dc:creator>
            <dc:date>2013-02-28T10:22:00</dc:date>
          </office:change-info>
          <table:previous>
            <table:change-track-table-cell/>
          </table:previous>
        </table:cell-content-change>
        <table:cell-content-change table:id="ct429">
          <table:cell-address table:column="4" table:row="75" table:table="0"/>
          <office:change-info>
            <dc:creator>Hubert FONGARNAND</dc:creator>
            <dc:date>2013-02-28T10:22:00</dc:date>
          </office:change-info>
          <table:previous>
            <table:change-track-table-cell/>
          </table:previous>
        </table:cell-content-change>
        <table:cell-content-change table:id="ct430">
          <table:cell-address table:column="4" table:row="76" table:table="0"/>
          <office:change-info>
            <dc:creator>Hubert FONGARNAND</dc:creator>
            <dc:date>2013-02-28T10:22:00</dc:date>
          </office:change-info>
          <table:previous>
            <table:change-track-table-cell/>
          </table:previous>
        </table:cell-content-change>
        <table:cell-content-change table:id="ct431">
          <table:cell-address table:column="4" table:row="77" table:table="0"/>
          <office:change-info>
            <dc:creator>Hubert FONGARNAND</dc:creator>
            <dc:date>2013-02-28T10:22:00</dc:date>
          </office:change-info>
          <table:previous>
            <table:change-track-table-cell/>
          </table:previous>
        </table:cell-content-change>
        <table:cell-content-change table:id="ct432">
          <table:cell-address table:column="4" table:row="78" table:table="0"/>
          <office:change-info>
            <dc:creator>Hubert FONGARNAND</dc:creator>
            <dc:date>2013-02-28T10:22:00</dc:date>
          </office:change-info>
          <table:previous>
            <table:change-track-table-cell/>
          </table:previous>
        </table:cell-content-change>
        <table:cell-content-change table:id="ct433">
          <table:cell-address table:column="4" table:row="79" table:table="0"/>
          <office:change-info>
            <dc:creator>Hubert FONGARNAND</dc:creator>
            <dc:date>2013-02-28T10:22:00</dc:date>
          </office:change-info>
          <table:previous>
            <table:change-track-table-cell/>
          </table:previous>
        </table:cell-content-change>
        <table:cell-content-change table:id="ct434">
          <table:cell-address table:column="7" table:row="80" table:table="0"/>
          <office:change-info>
            <dc:creator>Hubert FONGARNAND</dc:creator>
            <dc:date>2013-02-28T10:22:00</dc:date>
          </office:change-info>
          <table:previous>
            <table:change-track-table-cell/>
          </table:previous>
        </table:cell-content-change>
        <table:cell-content-change table:id="ct435">
          <table:cell-address table:column="4" table:row="80" table:table="0"/>
          <office:change-info>
            <dc:creator>Hubert FONGARNAND</dc:creator>
            <dc:date>2013-02-28T10:22:00</dc:date>
          </office:change-info>
          <table:previous>
            <table:change-track-table-cell/>
          </table:previous>
        </table:cell-content-change>
        <table:cell-content-change table:id="ct436">
          <table:cell-address table:column="4" table:row="81" table:table="0"/>
          <office:change-info>
            <dc:creator>Hubert FONGARNAND</dc:creator>
            <dc:date>2013-02-28T10:22:00</dc:date>
          </office:change-info>
          <table:previous>
            <table:change-track-table-cell/>
          </table:previous>
        </table:cell-content-change>
        <table:cell-content-change table:id="ct437">
          <table:cell-address table:column="4" table:row="82" table:table="0"/>
          <office:change-info>
            <dc:creator>Hubert FONGARNAND</dc:creator>
            <dc:date>2013-02-28T10:22:00</dc:date>
          </office:change-info>
          <table:previous>
            <table:change-track-table-cell/>
          </table:previous>
        </table:cell-content-change>
        <table:cell-content-change table:id="ct438">
          <table:cell-address table:column="7" table:row="83" table:table="0"/>
          <office:change-info>
            <dc:creator>Hubert FONGARNAND</dc:creator>
            <dc:date>2013-02-28T10:22:00</dc:date>
          </office:change-info>
          <table:previous>
            <table:change-track-table-cell/>
          </table:previous>
        </table:cell-content-change>
        <table:cell-content-change table:id="ct439">
          <table:cell-address table:column="4" table:row="83" table:table="0"/>
          <office:change-info>
            <dc:creator>Hubert FONGARNAND</dc:creator>
            <dc:date>2013-02-28T10:22:00</dc:date>
          </office:change-info>
          <table:previous>
            <table:change-track-table-cell/>
          </table:previous>
        </table:cell-content-change>
        <table:cell-content-change table:id="ct440">
          <table:cell-address table:column="4" table:row="84" table:table="0"/>
          <office:change-info>
            <dc:creator>Hubert FONGARNAND</dc:creator>
            <dc:date>2013-02-28T10:22:00</dc:date>
          </office:change-info>
          <table:previous>
            <table:change-track-table-cell/>
          </table:previous>
        </table:cell-content-change>
        <table:cell-content-change table:id="ct441">
          <table:cell-address table:column="4" table:row="85" table:table="0"/>
          <office:change-info>
            <dc:creator>Hubert FONGARNAND</dc:creator>
            <dc:date>2013-02-28T10:22:00</dc:date>
          </office:change-info>
          <table:previous>
            <table:change-track-table-cell/>
          </table:previous>
        </table:cell-content-change>
        <table:cell-content-change table:id="ct442">
          <table:cell-address table:column="4" table:row="86" table:table="0"/>
          <office:change-info>
            <dc:creator>Hubert FONGARNAND</dc:creator>
            <dc:date>2013-02-28T10:22:00</dc:date>
          </office:change-info>
          <table:previous>
            <table:change-track-table-cell/>
          </table:previous>
        </table:cell-content-change>
        <table:cell-content-change table:id="ct443">
          <table:cell-address table:column="4" table:row="87" table:table="0"/>
          <office:change-info>
            <dc:creator>Hubert FONGARNAND</dc:creator>
            <dc:date>2013-02-28T10:22:00</dc:date>
          </office:change-info>
          <table:previous>
            <table:change-track-table-cell/>
          </table:previous>
        </table:cell-content-change>
        <table:cell-content-change table:id="ct444">
          <table:cell-address table:column="4" table:row="87" table:table="0"/>
          <office:change-info>
            <dc:creator>Hubert FONGARNAND</dc:creator>
            <dc:date>2013-02-28T10:22:00</dc:date>
          </office:change-info>
          <table:previous>
            <table:change-track-table-cell/>
          </table:previous>
        </table:cell-content-change>
        <table:cell-content-change table:id="ct445">
          <table:cell-address table:column="4" table:row="88" table:table="0"/>
          <office:change-info>
            <dc:creator>Hubert FONGARNAND</dc:creator>
            <dc:date>2013-02-28T10:22:00</dc:date>
          </office:change-info>
          <table:previous>
            <table:change-track-table-cell/>
          </table:previous>
        </table:cell-content-change>
        <table:cell-content-change table:id="ct446">
          <table:cell-address table:column="7" table:row="89" table:table="0"/>
          <office:change-info>
            <dc:creator>Hubert FONGARNAND</dc:creator>
            <dc:date>2013-02-28T10:22:00</dc:date>
          </office:change-info>
          <table:previous>
            <table:change-track-table-cell/>
          </table:previous>
        </table:cell-content-change>
        <table:cell-content-change table:id="ct447">
          <table:cell-address table:column="4" table:row="89" table:table="0"/>
          <office:change-info>
            <dc:creator>Hubert FONGARNAND</dc:creator>
            <dc:date>2013-02-28T10:22:00</dc:date>
          </office:change-info>
          <table:previous>
            <table:change-track-table-cell/>
          </table:previous>
        </table:cell-content-change>
        <table:cell-content-change table:id="ct448">
          <table:cell-address table:column="7" table:row="90" table:table="0"/>
          <office:change-info>
            <dc:creator>Hubert FONGARNAND</dc:creator>
            <dc:date>2013-02-28T10:22:00</dc:date>
          </office:change-info>
          <table:previous>
            <table:change-track-table-cell/>
          </table:previous>
        </table:cell-content-change>
        <table:cell-content-change table:id="ct449">
          <table:cell-address table:column="4" table:row="90" table:table="0"/>
          <office:change-info>
            <dc:creator>Hubert FONGARNAND</dc:creator>
            <dc:date>2013-02-28T10:22:00</dc:date>
          </office:change-info>
          <table:previous>
            <table:change-track-table-cell/>
          </table:previous>
        </table:cell-content-change>
        <table:cell-content-change table:id="ct450">
          <table:cell-address table:column="5" table:row="63" table:table="0"/>
          <office:change-info>
            <dc:creator>Hubert FONGARNAND</dc:creator>
            <dc:date>2013-02-28T10:22:00</dc:date>
          </office:change-info>
          <table:previous>
            <table:change-track-table-cell/>
          </table:previous>
        </table:cell-content-change>
        <table:cell-content-change table:id="ct451">
          <table:cell-address table:column="5" table:row="65" table:table="0"/>
          <office:change-info>
            <dc:creator>Hubert FONGARNAND</dc:creator>
            <dc:date>2013-02-28T10:22:00</dc:date>
          </office:change-info>
          <table:previous>
            <table:change-track-table-cell/>
          </table:previous>
        </table:cell-content-change>
        <table:cell-content-change table:id="ct452">
          <table:cell-address table:column="5" table:row="72" table:table="0"/>
          <office:change-info>
            <dc:creator>Hubert FONGARNAND</dc:creator>
            <dc:date>2013-02-28T10:22:00</dc:date>
          </office:change-info>
          <table:previous>
            <table:change-track-table-cell/>
          </table:previous>
        </table:cell-content-change>
        <table:cell-content-change table:id="ct453">
          <table:cell-address table:column="5" table:row="83" table:table="0"/>
          <office:change-info>
            <dc:creator>Hubert FONGARNAND</dc:creator>
            <dc:date>2013-02-28T10:22:00</dc:date>
          </office:change-info>
          <table:previous>
            <table:change-track-table-cell/>
          </table:previous>
        </table:cell-content-change>
        <table:cell-content-change table:id="ct454">
          <table:cell-address table:column="5" table:row="87" table:table="0"/>
          <office:change-info>
            <dc:creator>Hubert FONGARNAND</dc:creator>
            <dc:date>2013-02-28T10:22:00</dc:date>
          </office:change-info>
          <table:previous>
            <table:change-track-table-cell/>
          </table:previous>
        </table:cell-content-change>
        <table:cell-content-change table:id="ct455">
          <table:cell-address table:column="5" table:row="89" table:table="0"/>
          <office:change-info>
            <dc:creator>Hubert FONGARNAND</dc:creator>
            <dc:date>2013-02-28T10:22:00</dc:date>
          </office:change-info>
          <table:previous>
            <table:change-track-table-cell/>
          </table:previous>
        </table:cell-content-change>
        <table:cell-content-change table:id="ct456">
          <table:cell-address table:column="5" table:row="90" table:table="0"/>
          <office:change-info>
            <dc:creator>Hubert FONGARNAND</dc:creator>
            <dc:date>2013-02-28T10:22:00</dc:date>
          </office:change-info>
          <table:previous>
            <table:change-track-table-cell/>
          </table:previous>
        </table:cell-content-change>
        <table:cell-content-change table:id="ct457">
          <table:cell-address table:column="6" table:row="57" table:table="0"/>
          <office:change-info>
            <dc:creator>Hubert FONGARNAND</dc:creator>
            <dc:date>2013-02-28T10:22:00</dc:date>
          </office:change-info>
          <table:previous table:id="ct224">
            <table:change-track-table-cell/>
          </table:previous>
        </table:cell-content-change>
        <table:cell-content-change table:id="ct458">
          <table:cell-address table:column="6" table:row="58" table:table="0"/>
          <office:change-info>
            <dc:creator>Hubert FONGARNAND</dc:creator>
            <dc:date>2013-02-28T10:22:00</dc:date>
          </office:change-info>
          <table:previous>
            <table:change-track-table-cell/>
          </table:previous>
        </table:cell-content-change>
        <table:cell-content-change table:id="ct459">
          <table:cell-address table:column="6" table:row="59" table:table="0"/>
          <office:change-info>
            <dc:creator>Hubert FONGARNAND</dc:creator>
            <dc:date>2013-02-28T10:22:00</dc:date>
          </office:change-info>
          <table:previous table:id="ct225">
            <table:change-track-table-cell/>
          </table:previous>
        </table:cell-content-change>
        <table:cell-content-change table:id="ct460">
          <table:cell-address table:column="6" table:row="60" table:table="0"/>
          <office:change-info>
            <dc:creator>Hubert FONGARNAND</dc:creator>
            <dc:date>2013-02-28T10:22:00</dc:date>
          </office:change-info>
          <table:previous>
            <table:change-track-table-cell/>
          </table:previous>
        </table:cell-content-change>
        <table:cell-content-change table:id="ct461">
          <table:cell-address table:column="6" table:row="62" table:table="0"/>
          <office:change-info>
            <dc:creator>Hubert FONGARNAND</dc:creator>
            <dc:date>2013-02-28T10:22:00</dc:date>
          </office:change-info>
          <table:previous>
            <table:change-track-table-cell/>
          </table:previous>
        </table:cell-content-change>
        <table:cell-content-change table:id="ct462">
          <table:cell-address table:column="6" table:row="62" table:table="0"/>
          <office:change-info>
            <dc:creator>Hubert FONGARNAND</dc:creator>
            <dc:date>2013-02-28T10:22:00</dc:date>
          </office:change-info>
          <table:previous table:id="ct226">
            <table:change-track-table-cell/>
          </table:previous>
        </table:cell-content-change>
        <table:cell-content-change table:id="ct463">
          <table:cell-address table:column="6" table:row="62" table:table="0"/>
          <office:change-info>
            <dc:creator>Hubert FONGARNAND</dc:creator>
            <dc:date>2013-02-28T10:22:00</dc:date>
          </office:change-info>
          <table:previous table:id="ct227">
            <table:change-track-table-cell/>
          </table:previous>
        </table:cell-content-change>
        <table:cell-content-change table:id="ct464">
          <table:cell-address table:column="6" table:row="62" table:table="0"/>
          <office:change-info>
            <dc:creator>Hubert FONGARNAND</dc:creator>
            <dc:date>2013-02-28T10:22:00</dc:date>
          </office:change-info>
          <table:previous table:id="ct228">
            <table:change-track-table-cell/>
          </table:previous>
        </table:cell-content-change>
        <table:cell-content-change table:id="ct465">
          <table:cell-address table:column="6" table:row="63" table:table="0"/>
          <office:change-info>
            <dc:creator>Hubert FONGARNAND</dc:creator>
            <dc:date>2013-02-28T10:22:00</dc:date>
          </office:change-info>
          <table:previous>
            <table:change-track-table-cell/>
          </table:previous>
        </table:cell-content-change>
        <table:cell-content-change table:id="ct466">
          <table:cell-address table:column="6" table:row="64" table:table="0"/>
          <office:change-info>
            <dc:creator>Hubert FONGARNAND</dc:creator>
            <dc:date>2013-02-28T10:22:00</dc:date>
          </office:change-info>
          <table:previous>
            <table:change-track-table-cell/>
          </table:previous>
        </table:cell-content-change>
        <table:cell-content-change table:id="ct467">
          <table:cell-address table:column="6" table:row="65" table:table="0"/>
          <office:change-info>
            <dc:creator>Hubert FONGARNAND</dc:creator>
            <dc:date>2013-02-28T10:22:00</dc:date>
          </office:change-info>
          <table:previous>
            <table:change-track-table-cell/>
          </table:previous>
        </table:cell-content-change>
        <table:cell-content-change table:id="ct468">
          <table:cell-address table:column="6" table:row="66" table:table="0"/>
          <office:change-info>
            <dc:creator>Hubert FONGARNAND</dc:creator>
            <dc:date>2013-02-28T10:22:00</dc:date>
          </office:change-info>
          <table:previous table:id="ct231">
            <table:change-track-table-cell/>
          </table:previous>
        </table:cell-content-change>
        <table:cell-content-change table:id="ct469">
          <table:cell-address table:column="6" table:row="68" table:table="0"/>
          <office:change-info>
            <dc:creator>Hubert FONGARNAND</dc:creator>
            <dc:date>2013-02-28T10:22:00</dc:date>
          </office:change-info>
          <table:previous table:id="ct235">
            <table:change-track-table-cell/>
          </table:previous>
        </table:cell-content-change>
        <table:cell-content-change table:id="ct470">
          <table:cell-address table:column="6" table:row="71" table:table="0"/>
          <office:change-info>
            <dc:creator>Hubert FONGARNAND</dc:creator>
            <dc:date>2013-02-28T10:22:00</dc:date>
          </office:change-info>
          <table:previous>
            <table:change-track-table-cell/>
          </table:previous>
        </table:cell-content-change>
        <table:cell-content-change table:id="ct471">
          <table:cell-address table:column="6" table:row="72" table:table="0"/>
          <office:change-info>
            <dc:creator>Hubert FONGARNAND</dc:creator>
            <dc:date>2013-02-28T10:22:00</dc:date>
          </office:change-info>
          <table:previous>
            <table:change-track-table-cell/>
          </table:previous>
        </table:cell-content-change>
        <table:cell-content-change table:id="ct472">
          <table:cell-address table:column="6" table:row="73" table:table="0"/>
          <office:change-info>
            <dc:creator>Hubert FONGARNAND</dc:creator>
            <dc:date>2013-02-28T10:22:00</dc:date>
          </office:change-info>
          <table:previous>
            <table:change-track-table-cell/>
          </table:previous>
        </table:cell-content-change>
        <table:cell-content-change table:id="ct473">
          <table:cell-address table:column="6" table:row="75" table:table="0"/>
          <office:change-info>
            <dc:creator>Hubert FONGARNAND</dc:creator>
            <dc:date>2013-02-28T10:22:00</dc:date>
          </office:change-info>
          <table:previous>
            <table:change-track-table-cell/>
          </table:previous>
        </table:cell-content-change>
        <table:cell-content-change table:id="ct474">
          <table:cell-address table:column="6" table:row="75" table:table="0"/>
          <office:change-info>
            <dc:creator>Hubert FONGARNAND</dc:creator>
            <dc:date>2013-02-28T10:22:00</dc:date>
          </office:change-info>
          <table:previous>
            <table:change-track-table-cell/>
          </table:previous>
        </table:cell-content-change>
        <table:cell-content-change table:id="ct475">
          <table:cell-address table:column="6" table:row="76" table:table="0"/>
          <office:change-info>
            <dc:creator>Hubert FONGARNAND</dc:creator>
            <dc:date>2013-02-28T10:22:00</dc:date>
          </office:change-info>
          <table:previous>
            <table:change-track-table-cell/>
          </table:previous>
        </table:cell-content-change>
        <table:cell-content-change table:id="ct476">
          <table:cell-address table:column="6" table:row="78" table:table="0"/>
          <office:change-info>
            <dc:creator>Hubert FONGARNAND</dc:creator>
            <dc:date>2013-02-28T10:22:00</dc:date>
          </office:change-info>
          <table:previous>
            <table:change-track-table-cell/>
          </table:previous>
        </table:cell-content-change>
        <table:cell-content-change table:id="ct477">
          <table:cell-address table:column="6" table:row="80" table:table="0"/>
          <office:change-info>
            <dc:creator>Hubert FONGARNAND</dc:creator>
            <dc:date>2013-02-28T10:22:00</dc:date>
          </office:change-info>
          <table:previous>
            <table:change-track-table-cell/>
          </table:previous>
        </table:cell-content-change>
        <table:cell-content-change table:id="ct478">
          <table:cell-address table:column="6" table:row="81" table:table="0"/>
          <office:change-info>
            <dc:creator>Hubert FONGARNAND</dc:creator>
            <dc:date>2013-02-28T10:22:00</dc:date>
          </office:change-info>
          <table:previous>
            <table:change-track-table-cell/>
          </table:previous>
        </table:cell-content-change>
        <table:cell-content-change table:id="ct479">
          <table:cell-address table:column="6" table:row="82" table:table="0"/>
          <office:change-info>
            <dc:creator>Hubert FONGARNAND</dc:creator>
            <dc:date>2013-02-28T10:22:00</dc:date>
          </office:change-info>
          <table:previous>
            <table:change-track-table-cell/>
          </table:previous>
        </table:cell-content-change>
        <table:cell-content-change table:id="ct480">
          <table:cell-address table:column="6" table:row="83" table:table="0"/>
          <office:change-info>
            <dc:creator>Hubert FONGARNAND</dc:creator>
            <dc:date>2013-02-28T10:22:00</dc:date>
          </office:change-info>
          <table:previous>
            <table:change-track-table-cell/>
          </table:previous>
        </table:cell-content-change>
        <table:cell-content-change table:id="ct481">
          <table:cell-address table:column="6" table:row="83" table:table="0"/>
          <office:change-info>
            <dc:creator>Hubert FONGARNAND</dc:creator>
            <dc:date>2013-02-28T10:22:00</dc:date>
          </office:change-info>
          <table:previous>
            <table:change-track-table-cell/>
          </table:previous>
        </table:cell-content-change>
        <table:cell-content-change table:id="ct482">
          <table:cell-address table:column="6" table:row="84" table:table="0"/>
          <office:change-info>
            <dc:creator>Hubert FONGARNAND</dc:creator>
            <dc:date>2013-02-28T10:22:00</dc:date>
          </office:change-info>
          <table:previous>
            <table:change-track-table-cell/>
          </table:previous>
        </table:cell-content-change>
        <table:cell-content-change table:id="ct483">
          <table:cell-address table:column="6" table:row="87" table:table="0"/>
          <office:change-info>
            <dc:creator>Hubert FONGARNAND</dc:creator>
            <dc:date>2013-02-28T10:22:00</dc:date>
          </office:change-info>
          <table:previous>
            <table:change-track-table-cell/>
          </table:previous>
        </table:cell-content-change>
        <table:cell-content-change table:id="ct484">
          <table:cell-address table:column="6" table:row="87" table:table="0"/>
          <office:change-info>
            <dc:creator>Hubert FONGARNAND</dc:creator>
            <dc:date>2013-02-28T10:22:00</dc:date>
          </office:change-info>
          <table:previous>
            <table:change-track-table-cell/>
          </table:previous>
        </table:cell-content-change>
        <table:cell-content-change table:id="ct485">
          <table:cell-address table:column="6" table:row="88" table:table="0"/>
          <office:change-info>
            <dc:creator>Hubert FONGARNAND</dc:creator>
            <dc:date>2013-02-28T10:22:00</dc:date>
          </office:change-info>
          <table:previous>
            <table:change-track-table-cell/>
          </table:previous>
        </table:cell-content-change>
        <table:cell-content-change table:id="ct486">
          <table:cell-address table:column="6" table:row="89" table:table="0"/>
          <office:change-info>
            <dc:creator>Hubert FONGARNAND</dc:creator>
            <dc:date>2013-02-28T10:22:00</dc:date>
          </office:change-info>
          <table:previous>
            <table:change-track-table-cell/>
          </table:previous>
        </table:cell-content-change>
        <table:cell-content-change table:id="ct487">
          <table:cell-address table:column="6" table:row="89" table:table="0"/>
          <office:change-info>
            <dc:creator>Hubert FONGARNAND</dc:creator>
            <dc:date>2013-02-28T10:22:00</dc:date>
          </office:change-info>
          <table:previous>
            <table:change-track-table-cell/>
          </table:previous>
        </table:cell-content-change>
        <table:cell-content-change table:id="ct488">
          <table:cell-address table:column="6" table:row="90" table:table="0"/>
          <office:change-info>
            <dc:creator>Hubert FONGARNAND</dc:creator>
            <dc:date>2013-02-28T10:22:00</dc:date>
          </office:change-info>
          <table:previous>
            <table:change-track-table-cell/>
          </table:previous>
        </table:cell-content-change>
        <table:cell-content-change table:id="ct489">
          <table:cell-address table:column="7" table:row="62" table:table="0"/>
          <office:change-info>
            <dc:creator>Hubert FONGARNAND</dc:creator>
            <dc:date>2013-02-28T10:22:00</dc:date>
          </office:change-info>
          <table:previous>
            <table:change-track-table-cell/>
          </table:previous>
        </table:cell-content-change>
        <table:cell-content-change table:id="ct490">
          <table:cell-address table:column="7" table:row="64" table:table="0"/>
          <office:change-info>
            <dc:creator>Hubert FONGARNAND</dc:creator>
            <dc:date>2013-02-28T10:22:00</dc:date>
          </office:change-info>
          <table:previous>
            <table:change-track-table-cell/>
          </table:previous>
        </table:cell-content-change>
        <table:cell-content-change table:id="ct491">
          <table:cell-address table:column="7" table:row="65" table:table="0"/>
          <office:change-info>
            <dc:creator>Hubert FONGARNAND</dc:creator>
            <dc:date>2013-02-28T10:22:00</dc:date>
          </office:change-info>
          <table:previous>
            <table:change-track-table-cell/>
          </table:previous>
        </table:cell-content-change>
        <table:cell-content-change table:id="ct492">
          <table:cell-address table:column="7" table:row="87" table:table="0"/>
          <office:change-info>
            <dc:creator>Hubert FONGARNAND</dc:creator>
            <dc:date>2013-02-28T10:22:00</dc:date>
          </office:change-info>
          <table:previous>
            <table:change-track-table-cell/>
          </table:previous>
        </table:cell-content-change>
        <table:deletion table:id="ct493" table:type="row" table:position="91" table:table="0" table:multi-deletion-spanned="2">
          <office:change-info>
            <dc:creator>Hubert FONGARNAND</dc:creator>
            <dc:date>2013-02-28T10:22:07</dc:date>
          </office:change-info>
          <table:deletions>
            <table:change-deletion table:id="ct260"/>
          </table:deletions>
        </table:deletion>
        <table:deletion table:id="ct494" table:type="row" table:position="91" table:table="0">
          <office:change-info>
            <dc:creator>Hubert FONGARNAND</dc:creator>
            <dc:date>2013-02-28T10:22:07</dc:date>
          </office:change-info>
          <table:deletions>
            <table:change-deletion table:id="ct493"/>
            <table:cell-content-deletion table:id="ct236">
              <table:change-track-table-cell/>
            </table:cell-content-deletion>
            <table:cell-content-deletion table:id="ct211">
              <table:change-track-table-cell/>
            </table:cell-content-deletion>
          </table:deletions>
        </table:deletion>
        <table:cell-content-change table:id="ct495">
          <table:cell-address table:column="1" table:row="50" table:table="0"/>
          <office:change-info>
            <dc:creator>Hubert FONGARNAND</dc:creator>
            <dc:date>2013-02-28T10:22:16</dc:date>
          </office:change-info>
          <table:previous table:id="ct277">
            <table:change-track-table-cell office:value-type="float" office:value="1"/>
          </table:previous>
        </table:cell-content-change>
        <table:cell-content-change table:id="ct496">
          <table:cell-address table:column="1" table:row="51" table:table="0"/>
          <office:change-info>
            <dc:creator>Hubert FONGARNAND</dc:creator>
            <dc:date>2013-02-28T10:22:16</dc:date>
          </office:change-info>
          <table:previous table:id="ct278">
            <table:change-track-table-cell office:value-type="float" office:value="2"/>
          </table:previous>
        </table:cell-content-change>
        <table:cell-content-change table:id="ct497">
          <table:cell-address table:column="1" table:row="52" table:table="0"/>
          <office:change-info>
            <dc:creator>Hubert FONGARNAND</dc:creator>
            <dc:date>2013-02-28T10:22:16</dc:date>
          </office:change-info>
          <table:previous table:id="ct279">
            <table:change-track-table-cell office:value-type="float" office:value="3"/>
          </table:previous>
        </table:cell-content-change>
        <table:cell-content-change table:id="ct498">
          <table:cell-address table:column="1" table:row="53" table:table="0"/>
          <office:change-info>
            <dc:creator>Hubert FONGARNAND</dc:creator>
            <dc:date>2013-02-28T10:22:16</dc:date>
          </office:change-info>
          <table:previous table:id="ct280">
            <table:change-track-table-cell office:value-type="float" office:value="4"/>
          </table:previous>
        </table:cell-content-change>
        <table:cell-content-change table:id="ct499">
          <table:cell-address table:column="1" table:row="54" table:table="0"/>
          <office:change-info>
            <dc:creator>Hubert FONGARNAND</dc:creator>
            <dc:date>2013-02-28T10:22:16</dc:date>
          </office:change-info>
          <table:previous table:id="ct281">
            <table:change-track-table-cell office:value-type="float" office:value="5"/>
          </table:previous>
        </table:cell-content-change>
        <table:cell-content-change table:id="ct500">
          <table:cell-address table:column="1" table:row="55" table:table="0"/>
          <office:change-info>
            <dc:creator>Hubert FONGARNAND</dc:creator>
            <dc:date>2013-02-28T10:22:16</dc:date>
          </office:change-info>
          <table:previous table:id="ct282">
            <table:change-track-table-cell office:value-type="float" office:value="6"/>
          </table:previous>
        </table:cell-content-change>
        <table:cell-content-change table:id="ct501">
          <table:cell-address table:column="1" table:row="56" table:table="0"/>
          <office:change-info>
            <dc:creator>Hubert FONGARNAND</dc:creator>
            <dc:date>2013-02-28T10:22:16</dc:date>
          </office:change-info>
          <table:previous table:id="ct283">
            <table:change-track-table-cell office:value-type="float" office:value="7"/>
          </table:previous>
        </table:cell-content-change>
        <table:cell-content-change table:id="ct502">
          <table:cell-address table:column="1" table:row="57" table:table="0"/>
          <office:change-info>
            <dc:creator>Hubert FONGARNAND</dc:creator>
            <dc:date>2013-02-28T10:22:16</dc:date>
          </office:change-info>
          <table:previous table:id="ct284">
            <table:change-track-table-cell office:value-type="float" office:value="8"/>
          </table:previous>
        </table:cell-content-change>
        <table:cell-content-change table:id="ct503">
          <table:cell-address table:column="1" table:row="58" table:table="0"/>
          <office:change-info>
            <dc:creator>Hubert FONGARNAND</dc:creator>
            <dc:date>2013-02-28T10:22:16</dc:date>
          </office:change-info>
          <table:previous table:id="ct285">
            <table:change-track-table-cell office:value-type="float" office:value="9"/>
          </table:previous>
        </table:cell-content-change>
        <table:cell-content-change table:id="ct504">
          <table:cell-address table:column="1" table:row="59" table:table="0"/>
          <office:change-info>
            <dc:creator>Hubert FONGARNAND</dc:creator>
            <dc:date>2013-02-28T10:22:16</dc:date>
          </office:change-info>
          <table:previous table:id="ct286">
            <table:change-track-table-cell office:value-type="float" office:value="10"/>
          </table:previous>
        </table:cell-content-change>
        <table:cell-content-change table:id="ct505">
          <table:cell-address table:column="1" table:row="60" table:table="0"/>
          <office:change-info>
            <dc:creator>Hubert FONGARNAND</dc:creator>
            <dc:date>2013-02-28T10:22:16</dc:date>
          </office:change-info>
          <table:previous table:id="ct287">
            <table:change-track-table-cell office:value-type="float" office:value="11"/>
          </table:previous>
        </table:cell-content-change>
        <table:cell-content-change table:id="ct506">
          <table:cell-address table:column="1" table:row="61" table:table="0"/>
          <office:change-info>
            <dc:creator>Hubert FONGARNAND</dc:creator>
            <dc:date>2013-02-28T10:22:16</dc:date>
          </office:change-info>
          <table:previous table:id="ct288">
            <table:change-track-table-cell office:value-type="float" office:value="12"/>
          </table:previous>
        </table:cell-content-change>
        <table:cell-content-change table:id="ct507">
          <table:cell-address table:column="1" table:row="62" table:table="0"/>
          <office:change-info>
            <dc:creator>Hubert FONGARNAND</dc:creator>
            <dc:date>2013-02-28T10:22:16</dc:date>
          </office:change-info>
          <table:previous table:id="ct289">
            <table:change-track-table-cell office:value-type="float" office:value="13"/>
          </table:previous>
        </table:cell-content-change>
        <table:cell-content-change table:id="ct508">
          <table:cell-address table:column="1" table:row="62" table:table="0"/>
          <office:change-info>
            <dc:creator>Hubert FONGARNAND</dc:creator>
            <dc:date>2013-02-28T10:22:16</dc:date>
          </office:change-info>
          <table:previous table:id="ct290">
            <table:change-track-table-cell office:value-type="float" office:value="14"/>
          </table:previous>
        </table:cell-content-change>
        <table:cell-content-change table:id="ct509">
          <table:cell-address table:column="1" table:row="62" table:table="0"/>
          <office:change-info>
            <dc:creator>Hubert FONGARNAND</dc:creator>
            <dc:date>2013-02-28T10:22:16</dc:date>
          </office:change-info>
          <table:previous table:id="ct291">
            <table:change-track-table-cell office:value-type="float" office:value="15"/>
          </table:previous>
        </table:cell-content-change>
        <table:cell-content-change table:id="ct510">
          <table:cell-address table:column="1" table:row="62" table:table="0"/>
          <office:change-info>
            <dc:creator>Hubert FONGARNAND</dc:creator>
            <dc:date>2013-02-28T10:22:16</dc:date>
          </office:change-info>
          <table:previous table:id="ct292">
            <table:change-track-table-cell office:value-type="float" office:value="16"/>
          </table:previous>
        </table:cell-content-change>
        <table:cell-content-change table:id="ct511">
          <table:cell-address table:column="1" table:row="63" table:table="0"/>
          <office:change-info>
            <dc:creator>Hubert FONGARNAND</dc:creator>
            <dc:date>2013-02-28T10:22:16</dc:date>
          </office:change-info>
          <table:previous table:id="ct293">
            <table:change-track-table-cell office:value-type="float" office:value="17"/>
          </table:previous>
        </table:cell-content-change>
        <table:cell-content-change table:id="ct512">
          <table:cell-address table:column="1" table:row="64" table:table="0"/>
          <office:change-info>
            <dc:creator>Hubert FONGARNAND</dc:creator>
            <dc:date>2013-02-28T10:22:16</dc:date>
          </office:change-info>
          <table:previous table:id="ct294">
            <table:change-track-table-cell office:value-type="float" office:value="18"/>
          </table:previous>
        </table:cell-content-change>
        <table:cell-content-change table:id="ct513">
          <table:cell-address table:column="1" table:row="65" table:table="0"/>
          <office:change-info>
            <dc:creator>Hubert FONGARNAND</dc:creator>
            <dc:date>2013-02-28T10:22:16</dc:date>
          </office:change-info>
          <table:previous table:id="ct295">
            <table:change-track-table-cell office:value-type="float" office:value="19"/>
          </table:previous>
        </table:cell-content-change>
        <table:cell-content-change table:id="ct514">
          <table:cell-address table:column="1" table:row="65" table:table="0"/>
          <office:change-info>
            <dc:creator>Hubert FONGARNAND</dc:creator>
            <dc:date>2013-02-28T10:22:16</dc:date>
          </office:change-info>
          <table:previous table:id="ct296">
            <table:change-track-table-cell office:value-type="float" office:value="20"/>
          </table:previous>
        </table:cell-content-change>
        <table:cell-content-change table:id="ct515">
          <table:cell-address table:column="1" table:row="65" table:table="0"/>
          <office:change-info>
            <dc:creator>Hubert FONGARNAND</dc:creator>
            <dc:date>2013-02-28T10:22:16</dc:date>
          </office:change-info>
          <table:previous table:id="ct297">
            <table:change-track-table-cell office:value-type="float" office:value="21"/>
          </table:previous>
        </table:cell-content-change>
        <table:cell-content-change table:id="ct516">
          <table:cell-address table:column="1" table:row="66" table:table="0"/>
          <office:change-info>
            <dc:creator>Hubert FONGARNAND</dc:creator>
            <dc:date>2013-02-28T10:22:16</dc:date>
          </office:change-info>
          <table:previous table:id="ct298">
            <table:change-track-table-cell office:value-type="float" office:value="22"/>
          </table:previous>
        </table:cell-content-change>
        <table:cell-content-change table:id="ct517">
          <table:cell-address table:column="1" table:row="67" table:table="0"/>
          <office:change-info>
            <dc:creator>Hubert FONGARNAND</dc:creator>
            <dc:date>2013-02-28T10:22:16</dc:date>
          </office:change-info>
          <table:previous table:id="ct299">
            <table:change-track-table-cell office:value-type="float" office:value="23"/>
          </table:previous>
        </table:cell-content-change>
        <table:cell-content-change table:id="ct518">
          <table:cell-address table:column="1" table:row="67" table:table="0"/>
          <office:change-info>
            <dc:creator>Hubert FONGARNAND</dc:creator>
            <dc:date>2013-02-28T10:22:16</dc:date>
          </office:change-info>
          <table:previous table:id="ct300">
            <table:change-track-table-cell office:value-type="float" office:value="24"/>
          </table:previous>
        </table:cell-content-change>
        <table:cell-content-change table:id="ct519">
          <table:cell-address table:column="1" table:row="67" table:table="0"/>
          <office:change-info>
            <dc:creator>Hubert FONGARNAND</dc:creator>
            <dc:date>2013-02-28T10:22:16</dc:date>
          </office:change-info>
          <table:previous table:id="ct301">
            <table:change-track-table-cell office:value-type="float" office:value="25"/>
          </table:previous>
        </table:cell-content-change>
        <table:cell-content-change table:id="ct520">
          <table:cell-address table:column="1" table:row="68" table:table="0"/>
          <office:change-info>
            <dc:creator>Hubert FONGARNAND</dc:creator>
            <dc:date>2013-02-28T10:22:16</dc:date>
          </office:change-info>
          <table:previous table:id="ct302">
            <table:change-track-table-cell office:value-type="float" office:value="26"/>
          </table:previous>
        </table:cell-content-change>
        <table:cell-content-change table:id="ct521">
          <table:cell-address table:column="1" table:row="68" table:table="0"/>
          <office:change-info>
            <dc:creator>Hubert FONGARNAND</dc:creator>
            <dc:date>2013-02-28T10:22:16</dc:date>
          </office:change-info>
          <table:previous table:id="ct303">
            <table:change-track-table-cell office:value-type="float" office:value="27"/>
          </table:previous>
        </table:cell-content-change>
        <table:cell-content-change table:id="ct522">
          <table:cell-address table:column="1" table:row="68" table:table="0"/>
          <office:change-info>
            <dc:creator>Hubert FONGARNAND</dc:creator>
            <dc:date>2013-02-28T10:22:16</dc:date>
          </office:change-info>
          <table:previous table:id="ct304">
            <table:change-track-table-cell office:value-type="float" office:value="28"/>
          </table:previous>
        </table:cell-content-change>
        <table:cell-content-change table:id="ct523">
          <table:cell-address table:column="1" table:row="69" table:table="0"/>
          <office:change-info>
            <dc:creator>Hubert FONGARNAND</dc:creator>
            <dc:date>2013-02-28T10:22:16</dc:date>
          </office:change-info>
          <table:previous table:id="ct305">
            <table:change-track-table-cell office:value-type="float" office:value="29"/>
          </table:previous>
        </table:cell-content-change>
        <table:cell-content-change table:id="ct524">
          <table:cell-address table:column="1" table:row="70" table:table="0"/>
          <office:change-info>
            <dc:creator>Hubert FONGARNAND</dc:creator>
            <dc:date>2013-02-28T10:22:16</dc:date>
          </office:change-info>
          <table:previous table:id="ct306">
            <table:change-track-table-cell office:value-type="float" office:value="30"/>
          </table:previous>
        </table:cell-content-change>
        <table:cell-content-change table:id="ct525">
          <table:cell-address table:column="1" table:row="71" table:table="0"/>
          <office:change-info>
            <dc:creator>Hubert FONGARNAND</dc:creator>
            <dc:date>2013-02-28T10:22:16</dc:date>
          </office:change-info>
          <table:previous table:id="ct307">
            <table:change-track-table-cell office:value-type="float" office:value="31"/>
          </table:previous>
        </table:cell-content-change>
        <table:cell-content-change table:id="ct526">
          <table:cell-address table:column="1" table:row="72" table:table="0"/>
          <office:change-info>
            <dc:creator>Hubert FONGARNAND</dc:creator>
            <dc:date>2013-02-28T10:22:16</dc:date>
          </office:change-info>
          <table:previous table:id="ct308">
            <table:change-track-table-cell office:value-type="float" office:value="32"/>
          </table:previous>
        </table:cell-content-change>
        <table:cell-content-change table:id="ct527">
          <table:cell-address table:column="1" table:row="72" table:table="0"/>
          <office:change-info>
            <dc:creator>Hubert FONGARNAND</dc:creator>
            <dc:date>2013-02-28T10:22:16</dc:date>
          </office:change-info>
          <table:previous table:id="ct309">
            <table:change-track-table-cell office:value-type="float" office:value="33"/>
          </table:previous>
        </table:cell-content-change>
        <table:cell-content-change table:id="ct528">
          <table:cell-address table:column="1" table:row="72" table:table="0"/>
          <office:change-info>
            <dc:creator>Hubert FONGARNAND</dc:creator>
            <dc:date>2013-02-28T10:22:16</dc:date>
          </office:change-info>
          <table:previous table:id="ct310">
            <table:change-track-table-cell office:value-type="float" office:value="34"/>
          </table:previous>
        </table:cell-content-change>
        <table:cell-content-change table:id="ct529">
          <table:cell-address table:column="1" table:row="73" table:table="0"/>
          <office:change-info>
            <dc:creator>Hubert FONGARNAND</dc:creator>
            <dc:date>2013-02-28T10:22:16</dc:date>
          </office:change-info>
          <table:previous table:id="ct311">
            <table:change-track-table-cell office:value-type="float" office:value="35"/>
          </table:previous>
        </table:cell-content-change>
        <table:cell-content-change table:id="ct530">
          <table:cell-address table:column="1" table:row="74" table:table="0"/>
          <office:change-info>
            <dc:creator>Hubert FONGARNAND</dc:creator>
            <dc:date>2013-02-28T10:22:16</dc:date>
          </office:change-info>
          <table:previous table:id="ct312">
            <table:change-track-table-cell office:value-type="float" office:value="36"/>
          </table:previous>
        </table:cell-content-change>
        <table:cell-content-change table:id="ct531">
          <table:cell-address table:column="1" table:row="75" table:table="0"/>
          <office:change-info>
            <dc:creator>Hubert FONGARNAND</dc:creator>
            <dc:date>2013-02-28T10:22:16</dc:date>
          </office:change-info>
          <table:previous table:id="ct313">
            <table:change-track-table-cell office:value-type="float" office:value="37"/>
          </table:previous>
        </table:cell-content-change>
        <table:cell-content-change table:id="ct532">
          <table:cell-address table:column="1" table:row="75" table:table="0"/>
          <office:change-info>
            <dc:creator>Hubert FONGARNAND</dc:creator>
            <dc:date>2013-02-28T10:22:16</dc:date>
          </office:change-info>
          <table:previous table:id="ct314">
            <table:change-track-table-cell office:value-type="float" office:value="38"/>
          </table:previous>
        </table:cell-content-change>
        <table:cell-content-change table:id="ct533">
          <table:cell-address table:column="1" table:row="76" table:table="0"/>
          <office:change-info>
            <dc:creator>Hubert FONGARNAND</dc:creator>
            <dc:date>2013-02-28T10:22:16</dc:date>
          </office:change-info>
          <table:previous table:id="ct315">
            <table:change-track-table-cell office:value-type="float" office:value="39"/>
          </table:previous>
        </table:cell-content-change>
        <table:cell-content-change table:id="ct534">
          <table:cell-address table:column="1" table:row="77" table:table="0"/>
          <office:change-info>
            <dc:creator>Hubert FONGARNAND</dc:creator>
            <dc:date>2013-02-28T10:22:16</dc:date>
          </office:change-info>
          <table:previous table:id="ct316">
            <table:change-track-table-cell office:value-type="float" office:value="40"/>
          </table:previous>
        </table:cell-content-change>
        <table:cell-content-change table:id="ct535">
          <table:cell-address table:column="1" table:row="78" table:table="0"/>
          <office:change-info>
            <dc:creator>Hubert FONGARNAND</dc:creator>
            <dc:date>2013-02-28T10:22:16</dc:date>
          </office:change-info>
          <table:previous table:id="ct317">
            <table:change-track-table-cell office:value-type="float" office:value="41"/>
          </table:previous>
        </table:cell-content-change>
        <table:cell-content-change table:id="ct536">
          <table:cell-address table:column="1" table:row="79" table:table="0"/>
          <office:change-info>
            <dc:creator>Hubert FONGARNAND</dc:creator>
            <dc:date>2013-02-28T10:22:16</dc:date>
          </office:change-info>
          <table:previous table:id="ct318">
            <table:change-track-table-cell office:value-type="float" office:value="42"/>
          </table:previous>
        </table:cell-content-change>
        <table:cell-content-change table:id="ct537">
          <table:cell-address table:column="1" table:row="80" table:table="0"/>
          <office:change-info>
            <dc:creator>Hubert FONGARNAND</dc:creator>
            <dc:date>2013-02-28T10:22:16</dc:date>
          </office:change-info>
          <table:previous table:id="ct319">
            <table:change-track-table-cell office:value-type="float" office:value="43"/>
          </table:previous>
        </table:cell-content-change>
        <table:cell-content-change table:id="ct538">
          <table:cell-address table:column="1" table:row="80" table:table="0"/>
          <office:change-info>
            <dc:creator>Hubert FONGARNAND</dc:creator>
            <dc:date>2013-02-28T10:22:16</dc:date>
          </office:change-info>
          <table:previous table:id="ct320">
            <table:change-track-table-cell office:value-type="float" office:value="44"/>
          </table:previous>
        </table:cell-content-change>
        <table:cell-content-change table:id="ct539">
          <table:cell-address table:column="1" table:row="81" table:table="0"/>
          <office:change-info>
            <dc:creator>Hubert FONGARNAND</dc:creator>
            <dc:date>2013-02-28T10:22:16</dc:date>
          </office:change-info>
          <table:previous table:id="ct321">
            <table:change-track-table-cell office:value-type="float" office:value="45"/>
          </table:previous>
        </table:cell-content-change>
        <table:cell-content-change table:id="ct540">
          <table:cell-address table:column="1" table:row="82" table:table="0"/>
          <office:change-info>
            <dc:creator>Hubert FONGARNAND</dc:creator>
            <dc:date>2013-02-28T10:22:16</dc:date>
          </office:change-info>
          <table:previous table:id="ct322">
            <table:change-track-table-cell office:value-type="float" office:value="46"/>
          </table:previous>
        </table:cell-content-change>
        <table:cell-content-change table:id="ct541">
          <table:cell-address table:column="1" table:row="83" table:table="0"/>
          <office:change-info>
            <dc:creator>Hubert FONGARNAND</dc:creator>
            <dc:date>2013-02-28T10:22:16</dc:date>
          </office:change-info>
          <table:previous table:id="ct323">
            <table:change-track-table-cell office:value-type="float" office:value="47"/>
          </table:previous>
        </table:cell-content-change>
        <table:cell-content-change table:id="ct542">
          <table:cell-address table:column="1" table:row="83" table:table="0"/>
          <office:change-info>
            <dc:creator>Hubert FONGARNAND</dc:creator>
            <dc:date>2013-02-28T10:22:16</dc:date>
          </office:change-info>
          <table:previous table:id="ct324">
            <table:change-track-table-cell office:value-type="float" office:value="48"/>
          </table:previous>
        </table:cell-content-change>
        <table:cell-content-change table:id="ct543">
          <table:cell-address table:column="1" table:row="84" table:table="0"/>
          <office:change-info>
            <dc:creator>Hubert FONGARNAND</dc:creator>
            <dc:date>2013-02-28T10:22:16</dc:date>
          </office:change-info>
          <table:previous table:id="ct325">
            <table:change-track-table-cell office:value-type="float" office:value="49"/>
          </table:previous>
        </table:cell-content-change>
        <table:cell-content-change table:id="ct544">
          <table:cell-address table:column="1" table:row="85" table:table="0"/>
          <office:change-info>
            <dc:creator>Hubert FONGARNAND</dc:creator>
            <dc:date>2013-02-28T10:22:16</dc:date>
          </office:change-info>
          <table:previous table:id="ct326">
            <table:change-track-table-cell office:value-type="float" office:value="50"/>
          </table:previous>
        </table:cell-content-change>
        <table:cell-content-change table:id="ct545">
          <table:cell-address table:column="1" table:row="86" table:table="0"/>
          <office:change-info>
            <dc:creator>Hubert FONGARNAND</dc:creator>
            <dc:date>2013-02-28T10:22:16</dc:date>
          </office:change-info>
          <table:previous table:id="ct327">
            <table:change-track-table-cell office:value-type="float" office:value="51"/>
          </table:previous>
        </table:cell-content-change>
        <table:cell-content-change table:id="ct546">
          <table:cell-address table:column="1" table:row="87" table:table="0"/>
          <office:change-info>
            <dc:creator>Hubert FONGARNAND</dc:creator>
            <dc:date>2013-02-28T10:22:16</dc:date>
          </office:change-info>
          <table:previous table:id="ct328">
            <table:change-track-table-cell office:value-type="float" office:value="52"/>
          </table:previous>
        </table:cell-content-change>
        <table:cell-content-change table:id="ct547">
          <table:cell-address table:column="1" table:row="87" table:table="0"/>
          <office:change-info>
            <dc:creator>Hubert FONGARNAND</dc:creator>
            <dc:date>2013-02-28T10:22:16</dc:date>
          </office:change-info>
          <table:previous table:id="ct329">
            <table:change-track-table-cell office:value-type="float" office:value="53"/>
          </table:previous>
        </table:cell-content-change>
        <table:cell-content-change table:id="ct548">
          <table:cell-address table:column="1" table:row="88" table:table="0"/>
          <office:change-info>
            <dc:creator>Hubert FONGARNAND</dc:creator>
            <dc:date>2013-02-28T10:22:16</dc:date>
          </office:change-info>
          <table:previous table:id="ct330">
            <table:change-track-table-cell office:value-type="float" office:value="54"/>
          </table:previous>
        </table:cell-content-change>
        <table:cell-content-change table:id="ct549">
          <table:cell-address table:column="1" table:row="89" table:table="0"/>
          <office:change-info>
            <dc:creator>Hubert FONGARNAND</dc:creator>
            <dc:date>2013-02-28T10:22:16</dc:date>
          </office:change-info>
          <table:previous table:id="ct331">
            <table:change-track-table-cell office:value-type="float" office:value="55"/>
          </table:previous>
        </table:cell-content-change>
        <table:cell-content-change table:id="ct550">
          <table:cell-address table:column="1" table:row="89" table:table="0"/>
          <office:change-info>
            <dc:creator>Hubert FONGARNAND</dc:creator>
            <dc:date>2013-02-28T10:22:16</dc:date>
          </office:change-info>
          <table:previous table:id="ct332">
            <table:change-track-table-cell office:value-type="float" office:value="56"/>
          </table:previous>
        </table:cell-content-change>
        <table:cell-content-change table:id="ct551">
          <table:cell-address table:column="1" table:row="90" table:table="0"/>
          <office:change-info>
            <dc:creator>Hubert FONGARNAND</dc:creator>
            <dc:date>2013-02-28T10:22:16</dc:date>
          </office:change-info>
          <table:previous table:id="ct333">
            <table:change-track-table-cell office:value-type="float" office:value="57"/>
          </table:previous>
        </table:cell-content-change>
        <table:cell-content-change table:id="ct552">
          <table:cell-address table:column="1" table:row="90" table:table="0"/>
          <office:change-info>
            <dc:creator>Hubert FONGARNAND</dc:creator>
            <dc:date>2013-02-28T10:22:16</dc:date>
          </office:change-info>
          <table:previous table:id="ct334">
            <table:change-track-table-cell office:value-type="float" office:value="58"/>
          </table:previous>
        </table:cell-content-change>
        <table:cell-content-change table:id="ct553">
          <table:cell-address table:column="1" table:row="48" table:table="0"/>
          <office:change-info>
            <dc:creator>Hubert FONGARNAND</dc:creator>
            <dc:date>2013-02-28T10:22:29</dc:date>
          </office:change-info>
          <table:previous>
            <table:change-track-table-cell office:value-type="string">
              <text:p>_</text:p>
            </table:change-track-table-cell>
          </table:previous>
        </table:cell-content-change>
        <table:cell-content-change table:id="ct554">
          <table:cell-address table:column="1" table:row="50" table:table="0"/>
          <office:change-info>
            <dc:creator>Hubert FONGARNAND</dc:creator>
            <dc:date>2013-02-28T10:22:34</dc:date>
          </office:change-info>
          <table:previous table:id="ct495">
            <table:change-track-table-cell/>
          </table:previous>
        </table:cell-content-change>
        <table:cell-content-change table:id="ct555">
          <table:cell-address table:column="1" table:row="51" table:table="0"/>
          <office:change-info>
            <dc:creator>Hubert FONGARNAND</dc:creator>
            <dc:date>2013-02-28T10:22:44</dc:date>
          </office:change-info>
          <table:previous table:id="ct496">
            <table:change-track-table-cell/>
          </table:previous>
        </table:cell-content-change>
        <table:cell-content-change table:id="ct556">
          <table:cell-address table:column="1" table:row="52" table:table="0"/>
          <office:change-info>
            <dc:creator>Hubert FONGARNAND</dc:creator>
            <dc:date>2013-02-28T10:22:44</dc:date>
          </office:change-info>
          <table:previous table:id="ct497">
            <table:change-track-table-cell/>
          </table:previous>
        </table:cell-content-change>
        <table:cell-content-change table:id="ct557">
          <table:cell-address table:column="1" table:row="53" table:table="0"/>
          <office:change-info>
            <dc:creator>Hubert FONGARNAND</dc:creator>
            <dc:date>2013-02-28T10:22:44</dc:date>
          </office:change-info>
          <table:previous table:id="ct498">
            <table:change-track-table-cell/>
          </table:previous>
        </table:cell-content-change>
        <table:cell-content-change table:id="ct558">
          <table:cell-address table:column="1" table:row="54" table:table="0"/>
          <office:change-info>
            <dc:creator>Hubert FONGARNAND</dc:creator>
            <dc:date>2013-02-28T10:22:44</dc:date>
          </office:change-info>
          <table:previous table:id="ct499">
            <table:change-track-table-cell/>
          </table:previous>
        </table:cell-content-change>
        <table:cell-content-change table:id="ct559">
          <table:cell-address table:column="1" table:row="55" table:table="0"/>
          <office:change-info>
            <dc:creator>Hubert FONGARNAND</dc:creator>
            <dc:date>2013-02-28T10:22:44</dc:date>
          </office:change-info>
          <table:previous table:id="ct500">
            <table:change-track-table-cell/>
          </table:previous>
        </table:cell-content-change>
        <table:cell-content-change table:id="ct560">
          <table:cell-address table:column="1" table:row="56" table:table="0"/>
          <office:change-info>
            <dc:creator>Hubert FONGARNAND</dc:creator>
            <dc:date>2013-02-28T10:22:44</dc:date>
          </office:change-info>
          <table:previous table:id="ct501">
            <table:change-track-table-cell/>
          </table:previous>
        </table:cell-content-change>
        <table:cell-content-change table:id="ct561">
          <table:cell-address table:column="1" table:row="57" table:table="0"/>
          <office:change-info>
            <dc:creator>Hubert FONGARNAND</dc:creator>
            <dc:date>2013-02-28T10:22:44</dc:date>
          </office:change-info>
          <table:previous table:id="ct502">
            <table:change-track-table-cell/>
          </table:previous>
        </table:cell-content-change>
        <table:cell-content-change table:id="ct562">
          <table:cell-address table:column="1" table:row="58" table:table="0"/>
          <office:change-info>
            <dc:creator>Hubert FONGARNAND</dc:creator>
            <dc:date>2013-02-28T10:22:44</dc:date>
          </office:change-info>
          <table:previous table:id="ct503">
            <table:change-track-table-cell/>
          </table:previous>
        </table:cell-content-change>
        <table:cell-content-change table:id="ct563">
          <table:cell-address table:column="1" table:row="59" table:table="0"/>
          <office:change-info>
            <dc:creator>Hubert FONGARNAND</dc:creator>
            <dc:date>2013-02-28T10:22:44</dc:date>
          </office:change-info>
          <table:previous table:id="ct504">
            <table:change-track-table-cell/>
          </table:previous>
        </table:cell-content-change>
        <table:cell-content-change table:id="ct564">
          <table:cell-address table:column="1" table:row="60" table:table="0"/>
          <office:change-info>
            <dc:creator>Hubert FONGARNAND</dc:creator>
            <dc:date>2013-02-28T10:22:44</dc:date>
          </office:change-info>
          <table:previous table:id="ct505">
            <table:change-track-table-cell/>
          </table:previous>
        </table:cell-content-change>
        <table:cell-content-change table:id="ct565">
          <table:cell-address table:column="1" table:row="61" table:table="0"/>
          <office:change-info>
            <dc:creator>Hubert FONGARNAND</dc:creator>
            <dc:date>2013-02-28T10:22:44</dc:date>
          </office:change-info>
          <table:previous table:id="ct506">
            <table:change-track-table-cell/>
          </table:previous>
        </table:cell-content-change>
        <table:cell-content-change table:id="ct566">
          <table:cell-address table:column="1" table:row="62" table:table="0"/>
          <office:change-info>
            <dc:creator>Hubert FONGARNAND</dc:creator>
            <dc:date>2013-02-28T10:22:44</dc:date>
          </office:change-info>
          <table:previous table:id="ct507">
            <table:change-track-table-cell/>
          </table:previous>
        </table:cell-content-change>
        <table:cell-content-change table:id="ct567">
          <table:cell-address table:column="1" table:row="62" table:table="0"/>
          <office:change-info>
            <dc:creator>Hubert FONGARNAND</dc:creator>
            <dc:date>2013-02-28T10:22:44</dc:date>
          </office:change-info>
          <table:previous table:id="ct508">
            <table:change-track-table-cell/>
          </table:previous>
        </table:cell-content-change>
        <table:cell-content-change table:id="ct568">
          <table:cell-address table:column="1" table:row="62" table:table="0"/>
          <office:change-info>
            <dc:creator>Hubert FONGARNAND</dc:creator>
            <dc:date>2013-02-28T10:22:44</dc:date>
          </office:change-info>
          <table:previous table:id="ct509">
            <table:change-track-table-cell/>
          </table:previous>
        </table:cell-content-change>
        <table:cell-content-change table:id="ct569">
          <table:cell-address table:column="1" table:row="62" table:table="0"/>
          <office:change-info>
            <dc:creator>Hubert FONGARNAND</dc:creator>
            <dc:date>2013-02-28T10:22:44</dc:date>
          </office:change-info>
          <table:previous table:id="ct510">
            <table:change-track-table-cell/>
          </table:previous>
        </table:cell-content-change>
        <table:cell-content-change table:id="ct570">
          <table:cell-address table:column="1" table:row="63" table:table="0"/>
          <office:change-info>
            <dc:creator>Hubert FONGARNAND</dc:creator>
            <dc:date>2013-02-28T10:22:44</dc:date>
          </office:change-info>
          <table:previous table:id="ct511">
            <table:change-track-table-cell/>
          </table:previous>
        </table:cell-content-change>
        <table:cell-content-change table:id="ct571">
          <table:cell-address table:column="1" table:row="64" table:table="0"/>
          <office:change-info>
            <dc:creator>Hubert FONGARNAND</dc:creator>
            <dc:date>2013-02-28T10:22:44</dc:date>
          </office:change-info>
          <table:previous table:id="ct512">
            <table:change-track-table-cell/>
          </table:previous>
        </table:cell-content-change>
        <table:cell-content-change table:id="ct572">
          <table:cell-address table:column="1" table:row="65" table:table="0"/>
          <office:change-info>
            <dc:creator>Hubert FONGARNAND</dc:creator>
            <dc:date>2013-02-28T10:22:44</dc:date>
          </office:change-info>
          <table:previous table:id="ct513">
            <table:change-track-table-cell/>
          </table:previous>
        </table:cell-content-change>
        <table:cell-content-change table:id="ct573">
          <table:cell-address table:column="1" table:row="65" table:table="0"/>
          <office:change-info>
            <dc:creator>Hubert FONGARNAND</dc:creator>
            <dc:date>2013-02-28T10:22:44</dc:date>
          </office:change-info>
          <table:previous table:id="ct514">
            <table:change-track-table-cell/>
          </table:previous>
        </table:cell-content-change>
        <table:cell-content-change table:id="ct574">
          <table:cell-address table:column="1" table:row="65" table:table="0"/>
          <office:change-info>
            <dc:creator>Hubert FONGARNAND</dc:creator>
            <dc:date>2013-02-28T10:22:44</dc:date>
          </office:change-info>
          <table:previous table:id="ct515">
            <table:change-track-table-cell/>
          </table:previous>
        </table:cell-content-change>
        <table:cell-content-change table:id="ct575">
          <table:cell-address table:column="1" table:row="66" table:table="0"/>
          <office:change-info>
            <dc:creator>Hubert FONGARNAND</dc:creator>
            <dc:date>2013-02-28T10:22:44</dc:date>
          </office:change-info>
          <table:previous table:id="ct516">
            <table:change-track-table-cell/>
          </table:previous>
        </table:cell-content-change>
        <table:cell-content-change table:id="ct576">
          <table:cell-address table:column="1" table:row="67" table:table="0"/>
          <office:change-info>
            <dc:creator>Hubert FONGARNAND</dc:creator>
            <dc:date>2013-02-28T10:22:44</dc:date>
          </office:change-info>
          <table:previous table:id="ct517">
            <table:change-track-table-cell/>
          </table:previous>
        </table:cell-content-change>
        <table:cell-content-change table:id="ct577">
          <table:cell-address table:column="1" table:row="67" table:table="0"/>
          <office:change-info>
            <dc:creator>Hubert FONGARNAND</dc:creator>
            <dc:date>2013-02-28T10:22:44</dc:date>
          </office:change-info>
          <table:previous table:id="ct518">
            <table:change-track-table-cell/>
          </table:previous>
        </table:cell-content-change>
        <table:cell-content-change table:id="ct578">
          <table:cell-address table:column="1" table:row="67" table:table="0"/>
          <office:change-info>
            <dc:creator>Hubert FONGARNAND</dc:creator>
            <dc:date>2013-02-28T10:22:44</dc:date>
          </office:change-info>
          <table:previous table:id="ct519">
            <table:change-track-table-cell/>
          </table:previous>
        </table:cell-content-change>
        <table:cell-content-change table:id="ct579">
          <table:cell-address table:column="1" table:row="68" table:table="0"/>
          <office:change-info>
            <dc:creator>Hubert FONGARNAND</dc:creator>
            <dc:date>2013-02-28T10:22:44</dc:date>
          </office:change-info>
          <table:previous table:id="ct520">
            <table:change-track-table-cell/>
          </table:previous>
        </table:cell-content-change>
        <table:cell-content-change table:id="ct580">
          <table:cell-address table:column="1" table:row="68" table:table="0"/>
          <office:change-info>
            <dc:creator>Hubert FONGARNAND</dc:creator>
            <dc:date>2013-02-28T10:22:44</dc:date>
          </office:change-info>
          <table:previous table:id="ct521">
            <table:change-track-table-cell/>
          </table:previous>
        </table:cell-content-change>
        <table:cell-content-change table:id="ct581">
          <table:cell-address table:column="1" table:row="68" table:table="0"/>
          <office:change-info>
            <dc:creator>Hubert FONGARNAND</dc:creator>
            <dc:date>2013-02-28T10:22:44</dc:date>
          </office:change-info>
          <table:previous table:id="ct522">
            <table:change-track-table-cell/>
          </table:previous>
        </table:cell-content-change>
        <table:cell-content-change table:id="ct582">
          <table:cell-address table:column="1" table:row="69" table:table="0"/>
          <office:change-info>
            <dc:creator>Hubert FONGARNAND</dc:creator>
            <dc:date>2013-02-28T10:22:44</dc:date>
          </office:change-info>
          <table:previous table:id="ct523">
            <table:change-track-table-cell/>
          </table:previous>
        </table:cell-content-change>
        <table:cell-content-change table:id="ct583">
          <table:cell-address table:column="1" table:row="70" table:table="0"/>
          <office:change-info>
            <dc:creator>Hubert FONGARNAND</dc:creator>
            <dc:date>2013-02-28T10:22:44</dc:date>
          </office:change-info>
          <table:previous table:id="ct524">
            <table:change-track-table-cell/>
          </table:previous>
        </table:cell-content-change>
        <table:cell-content-change table:id="ct584">
          <table:cell-address table:column="1" table:row="71" table:table="0"/>
          <office:change-info>
            <dc:creator>Hubert FONGARNAND</dc:creator>
            <dc:date>2013-02-28T10:22:44</dc:date>
          </office:change-info>
          <table:previous table:id="ct525">
            <table:change-track-table-cell/>
          </table:previous>
        </table:cell-content-change>
        <table:cell-content-change table:id="ct585">
          <table:cell-address table:column="1" table:row="72" table:table="0"/>
          <office:change-info>
            <dc:creator>Hubert FONGARNAND</dc:creator>
            <dc:date>2013-02-28T10:22:44</dc:date>
          </office:change-info>
          <table:previous table:id="ct526">
            <table:change-track-table-cell/>
          </table:previous>
        </table:cell-content-change>
        <table:cell-content-change table:id="ct586">
          <table:cell-address table:column="1" table:row="72" table:table="0"/>
          <office:change-info>
            <dc:creator>Hubert FONGARNAND</dc:creator>
            <dc:date>2013-02-28T10:22:44</dc:date>
          </office:change-info>
          <table:previous table:id="ct527">
            <table:change-track-table-cell/>
          </table:previous>
        </table:cell-content-change>
        <table:cell-content-change table:id="ct587">
          <table:cell-address table:column="1" table:row="72" table:table="0"/>
          <office:change-info>
            <dc:creator>Hubert FONGARNAND</dc:creator>
            <dc:date>2013-02-28T10:22:44</dc:date>
          </office:change-info>
          <table:previous table:id="ct528">
            <table:change-track-table-cell/>
          </table:previous>
        </table:cell-content-change>
        <table:cell-content-change table:id="ct588">
          <table:cell-address table:column="1" table:row="73" table:table="0"/>
          <office:change-info>
            <dc:creator>Hubert FONGARNAND</dc:creator>
            <dc:date>2013-02-28T10:22:44</dc:date>
          </office:change-info>
          <table:previous table:id="ct529">
            <table:change-track-table-cell/>
          </table:previous>
        </table:cell-content-change>
        <table:cell-content-change table:id="ct589">
          <table:cell-address table:column="1" table:row="74" table:table="0"/>
          <office:change-info>
            <dc:creator>Hubert FONGARNAND</dc:creator>
            <dc:date>2013-02-28T10:22:44</dc:date>
          </office:change-info>
          <table:previous table:id="ct530">
            <table:change-track-table-cell/>
          </table:previous>
        </table:cell-content-change>
        <table:cell-content-change table:id="ct590">
          <table:cell-address table:column="1" table:row="75" table:table="0"/>
          <office:change-info>
            <dc:creator>Hubert FONGARNAND</dc:creator>
            <dc:date>2013-02-28T10:22:44</dc:date>
          </office:change-info>
          <table:previous table:id="ct531">
            <table:change-track-table-cell/>
          </table:previous>
        </table:cell-content-change>
        <table:cell-content-change table:id="ct591">
          <table:cell-address table:column="1" table:row="75" table:table="0"/>
          <office:change-info>
            <dc:creator>Hubert FONGARNAND</dc:creator>
            <dc:date>2013-02-28T10:22:44</dc:date>
          </office:change-info>
          <table:previous table:id="ct532">
            <table:change-track-table-cell/>
          </table:previous>
        </table:cell-content-change>
        <table:cell-content-change table:id="ct592">
          <table:cell-address table:column="1" table:row="76" table:table="0"/>
          <office:change-info>
            <dc:creator>Hubert FONGARNAND</dc:creator>
            <dc:date>2013-02-28T10:22:44</dc:date>
          </office:change-info>
          <table:previous table:id="ct533">
            <table:change-track-table-cell/>
          </table:previous>
        </table:cell-content-change>
        <table:cell-content-change table:id="ct593">
          <table:cell-address table:column="1" table:row="77" table:table="0"/>
          <office:change-info>
            <dc:creator>Hubert FONGARNAND</dc:creator>
            <dc:date>2013-02-28T10:22:44</dc:date>
          </office:change-info>
          <table:previous table:id="ct534">
            <table:change-track-table-cell/>
          </table:previous>
        </table:cell-content-change>
        <table:cell-content-change table:id="ct594">
          <table:cell-address table:column="1" table:row="78" table:table="0"/>
          <office:change-info>
            <dc:creator>Hubert FONGARNAND</dc:creator>
            <dc:date>2013-02-28T10:22:44</dc:date>
          </office:change-info>
          <table:previous table:id="ct535">
            <table:change-track-table-cell/>
          </table:previous>
        </table:cell-content-change>
        <table:cell-content-change table:id="ct595">
          <table:cell-address table:column="1" table:row="79" table:table="0"/>
          <office:change-info>
            <dc:creator>Hubert FONGARNAND</dc:creator>
            <dc:date>2013-02-28T10:22:44</dc:date>
          </office:change-info>
          <table:previous table:id="ct536">
            <table:change-track-table-cell/>
          </table:previous>
        </table:cell-content-change>
        <table:cell-content-change table:id="ct596">
          <table:cell-address table:column="1" table:row="80" table:table="0"/>
          <office:change-info>
            <dc:creator>Hubert FONGARNAND</dc:creator>
            <dc:date>2013-02-28T10:22:44</dc:date>
          </office:change-info>
          <table:previous table:id="ct537">
            <table:change-track-table-cell/>
          </table:previous>
        </table:cell-content-change>
        <table:cell-content-change table:id="ct597">
          <table:cell-address table:column="1" table:row="80" table:table="0"/>
          <office:change-info>
            <dc:creator>Hubert FONGARNAND</dc:creator>
            <dc:date>2013-02-28T10:22:44</dc:date>
          </office:change-info>
          <table:previous table:id="ct538">
            <table:change-track-table-cell/>
          </table:previous>
        </table:cell-content-change>
        <table:cell-content-change table:id="ct598">
          <table:cell-address table:column="1" table:row="81" table:table="0"/>
          <office:change-info>
            <dc:creator>Hubert FONGARNAND</dc:creator>
            <dc:date>2013-02-28T10:22:44</dc:date>
          </office:change-info>
          <table:previous table:id="ct539">
            <table:change-track-table-cell/>
          </table:previous>
        </table:cell-content-change>
        <table:cell-content-change table:id="ct599">
          <table:cell-address table:column="1" table:row="82" table:table="0"/>
          <office:change-info>
            <dc:creator>Hubert FONGARNAND</dc:creator>
            <dc:date>2013-02-28T10:22:44</dc:date>
          </office:change-info>
          <table:previous table:id="ct540">
            <table:change-track-table-cell/>
          </table:previous>
        </table:cell-content-change>
        <table:cell-content-change table:id="ct600">
          <table:cell-address table:column="1" table:row="83" table:table="0"/>
          <office:change-info>
            <dc:creator>Hubert FONGARNAND</dc:creator>
            <dc:date>2013-02-28T10:22:44</dc:date>
          </office:change-info>
          <table:previous table:id="ct541">
            <table:change-track-table-cell/>
          </table:previous>
        </table:cell-content-change>
        <table:cell-content-change table:id="ct601">
          <table:cell-address table:column="1" table:row="83" table:table="0"/>
          <office:change-info>
            <dc:creator>Hubert FONGARNAND</dc:creator>
            <dc:date>2013-02-28T10:22:44</dc:date>
          </office:change-info>
          <table:previous table:id="ct542">
            <table:change-track-table-cell/>
          </table:previous>
        </table:cell-content-change>
        <table:cell-content-change table:id="ct602">
          <table:cell-address table:column="1" table:row="84" table:table="0"/>
          <office:change-info>
            <dc:creator>Hubert FONGARNAND</dc:creator>
            <dc:date>2013-02-28T10:22:44</dc:date>
          </office:change-info>
          <table:previous table:id="ct543">
            <table:change-track-table-cell/>
          </table:previous>
        </table:cell-content-change>
        <table:cell-content-change table:id="ct603">
          <table:cell-address table:column="1" table:row="85" table:table="0"/>
          <office:change-info>
            <dc:creator>Hubert FONGARNAND</dc:creator>
            <dc:date>2013-02-28T10:22:44</dc:date>
          </office:change-info>
          <table:previous table:id="ct544">
            <table:change-track-table-cell/>
          </table:previous>
        </table:cell-content-change>
        <table:cell-content-change table:id="ct604">
          <table:cell-address table:column="1" table:row="86" table:table="0"/>
          <office:change-info>
            <dc:creator>Hubert FONGARNAND</dc:creator>
            <dc:date>2013-02-28T10:22:44</dc:date>
          </office:change-info>
          <table:previous table:id="ct545">
            <table:change-track-table-cell/>
          </table:previous>
        </table:cell-content-change>
        <table:cell-content-change table:id="ct605">
          <table:cell-address table:column="1" table:row="87" table:table="0"/>
          <office:change-info>
            <dc:creator>Hubert FONGARNAND</dc:creator>
            <dc:date>2013-02-28T10:22:44</dc:date>
          </office:change-info>
          <table:previous table:id="ct546">
            <table:change-track-table-cell/>
          </table:previous>
        </table:cell-content-change>
        <table:cell-content-change table:id="ct606">
          <table:cell-address table:column="1" table:row="87" table:table="0"/>
          <office:change-info>
            <dc:creator>Hubert FONGARNAND</dc:creator>
            <dc:date>2013-02-28T10:22:44</dc:date>
          </office:change-info>
          <table:previous table:id="ct547">
            <table:change-track-table-cell/>
          </table:previous>
        </table:cell-content-change>
        <table:cell-content-change table:id="ct607">
          <table:cell-address table:column="1" table:row="88" table:table="0"/>
          <office:change-info>
            <dc:creator>Hubert FONGARNAND</dc:creator>
            <dc:date>2013-02-28T10:22:44</dc:date>
          </office:change-info>
          <table:previous table:id="ct548">
            <table:change-track-table-cell/>
          </table:previous>
        </table:cell-content-change>
        <table:cell-content-change table:id="ct608">
          <table:cell-address table:column="1" table:row="89" table:table="0"/>
          <office:change-info>
            <dc:creator>Hubert FONGARNAND</dc:creator>
            <dc:date>2013-02-28T10:22:44</dc:date>
          </office:change-info>
          <table:previous table:id="ct549">
            <table:change-track-table-cell/>
          </table:previous>
        </table:cell-content-change>
        <table:cell-content-change table:id="ct609">
          <table:cell-address table:column="1" table:row="89" table:table="0"/>
          <office:change-info>
            <dc:creator>Hubert FONGARNAND</dc:creator>
            <dc:date>2013-02-28T10:22:44</dc:date>
          </office:change-info>
          <table:previous table:id="ct550">
            <table:change-track-table-cell/>
          </table:previous>
        </table:cell-content-change>
        <table:cell-content-change table:id="ct610">
          <table:cell-address table:column="1" table:row="90" table:table="0"/>
          <office:change-info>
            <dc:creator>Hubert FONGARNAND</dc:creator>
            <dc:date>2013-02-28T10:22:44</dc:date>
          </office:change-info>
          <table:previous table:id="ct551">
            <table:change-track-table-cell/>
          </table:previous>
        </table:cell-content-change>
        <table:cell-content-change table:id="ct611">
          <table:cell-address table:column="1" table:row="90" table:table="0"/>
          <office:change-info>
            <dc:creator>Hubert FONGARNAND</dc:creator>
            <dc:date>2013-02-28T10:22:44</dc:date>
          </office:change-info>
          <table:previous table:id="ct552">
            <table:change-track-table-cell/>
          </table:previous>
        </table:cell-content-change>
        <table:cell-content-change table:id="ct612">
          <table:cell-address table:column="4" table:row="62" table:table="0"/>
          <office:change-info>
            <dc:creator>Hubert FONGARNAND</dc:creator>
            <dc:date>2013-02-28T10:23:02</dc:date>
          </office:change-info>
          <table:previous table:id="ct406">
            <table:change-track-table-cell office:value-type="string">
              <text:p>Dans le bac à sable, le terme est représenté par sa valeur lexicale suivi de <text:s/>@code langue ; ex : cité@fr</text:p>
            </table:change-track-table-cell>
          </table:previous>
        </table:cell-content-change>
        <table:deletion table:id="ct613" table:type="row" table:position="62" table:table="0">
          <office:change-info>
            <dc:creator>Hubert FONGARNAND</dc:creator>
            <dc:date>2013-02-28T10:23:07</dc:date>
          </office:change-info>
          <table:deletions>
            <table:change-deletion table:id="ct617"/>
            <table:cell-content-deletion table:id="ct463">
              <table:change-track-table-cell office:value-type="string">
                <text:p>Exemple :  ; </text:p>
              </table:change-track-table-cell>
            </table:cell-content-deletion>
            <table:cell-content-deletion table:id="ct612">
              <table:change-track-table-cell/>
            </table:cell-content-deletion>
            <table:cell-content-deletion table:id="ct568">
              <table:change-track-table-cell office:value-type="float" office:value="67"/>
            </table:cell-content-deletion>
          </table:deletions>
        </table:deletion>
        <table:cell-content-change table:id="ct614">
          <table:cell-address table:column="7" table:row="62" table:table="0"/>
          <office:change-info>
            <dc:creator>Hubert FONGARNAND</dc:creator>
            <dc:date>2013-02-28T10:23:52</dc:date>
          </office:change-info>
          <table:previous table:id="ct489">
            <table:change-track-table-cell office:value-type="string">
              <text:p>un bac à sable par vocabulaire</text:p>
            </table:change-track-table-cell>
          </table:previous>
        </table:cell-content-change>
        <table:cell-content-change table:id="ct615">
          <table:cell-address table:column="2" table:row="62" table:table="0"/>
          <office:change-info>
            <dc:creator>Hubert FONGARNAND</dc:creator>
            <dc:date>2013-02-28T10:23:59</dc:date>
          </office:change-info>
          <table:previous table:id="ct349">
            <table:change-track-table-cell office:value-type="float" office:value="1"/>
          </table:previous>
        </table:cell-content-change>
        <table:deletion table:id="ct616" table:type="row" table:position="62" table:table="0" table:multi-deletion-spanned="2">
          <office:change-info>
            <dc:creator>Hubert FONGARNAND</dc:creator>
            <dc:date>2013-02-28T10:24:03</dc:date>
          </office:change-info>
          <table:deletions>
            <table:cell-content-deletion table:id="ct461">
              <table:change-track-table-cell office:value-type="string">
                <text:p>Colonnes : Valeur Lexicale, Langue, Date de création et de modification, pagination 50 élements</text:p>
              </table:change-track-table-cell>
            </table:cell-content-deletion>
            <table:cell-content-deletion table:id="ct404">
              <table:change-track-table-cell office:value-type="string">
                <text:p>UST : Panneau bac à sable (Liste)</text:p>
              </table:change-track-table-cell>
            </table:cell-content-deletion>
            <table:cell-content-deletion table:id="ct347">
              <table:change-track-table-cell office:value-type="float" office:value="3"/>
            </table:cell-content-deletion>
            <table:cell-content-deletion table:id="ct566">
              <table:change-track-table-cell office:value-type="float" office:value="65"/>
            </table:cell-content-deletion>
          </table:deletions>
        </table:deletion>
        <table:deletion table:id="ct617" table:type="row" table:position="62" table:table="0">
          <office:change-info>
            <dc:creator>Hubert FONGARNAND</dc:creator>
            <dc:date>2013-02-28T10:24:03</dc:date>
          </office:change-info>
          <table:deletions>
            <table:cell-content-deletion table:id="ct462">
              <table:change-track-table-cell office:value-type="string">
                <text:p>Penser à la pagination</text:p>
              </table:change-track-table-cell>
            </table:cell-content-deletion>
            <table:cell-content-deletion table:id="ct214">
              <table:change-track-table-cell/>
            </table:cell-content-deletion>
            <table:cell-content-deletion table:id="ct405">
              <table:change-track-table-cell office:value-type="string">
                <text:p>UST : Service REST de récupération des termes « bac à sable »</text:p>
              </table:change-track-table-cell>
            </table:cell-content-deletion>
            <table:cell-content-deletion table:id="ct567">
              <table:change-track-table-cell office:value-type="float" office:value="66"/>
            </table:cell-content-deletion>
            <table:change-deletion table:id="ct141"/>
            <table:cell-content-deletion table:id="ct348">
              <table:change-track-table-cell office:value-type="float" office:value="5"/>
            </table:cell-content-deletion>
            <table:cell-content-deletion table:id="ct241">
              <table:change-track-table-cell/>
            </table:cell-content-deletion>
          </table:deletions>
        </table:deletion>
        <table:cell-content-change table:id="ct618">
          <table:cell-address table:column="4" table:row="65" table:table="0"/>
          <office:change-info>
            <dc:creator>Hubert FONGARNAND</dc:creator>
            <dc:date>2013-02-28T10:24:30</dc:date>
          </office:change-info>
          <table:previous table:id="ct410">
            <table:change-track-table-cell office:value-type="string">
              <text:p>UST : Service REST de récupération des langues filtrées par les langues du vocabulaire (avec première langue par défaut)</text:p>
            </table:change-track-table-cell>
          </table:previous>
        </table:cell-content-change>
        <table:cell-content-change table:id="ct619">
          <table:cell-address table:column="4" table:row="65" table:table="0"/>
          <office:change-info>
            <dc:creator>Hubert FONGARNAND</dc:creator>
            <dc:date>2013-02-28T10:24:30</dc:date>
          </office:change-info>
          <table:previous table:id="ct411">
            <table:change-track-table-cell office:value-type="string">
              <text:p>UST : Intégration du service REST de récupération des langues filtrées par les langues du vocabulaire (avec première langue par défaut)</text:p>
            </table:change-track-table-cell>
          </table:previous>
        </table:cell-content-change>
        <table:cell-content-change table:id="ct620">
          <table:cell-address table:column="7" table:row="65" table:table="0"/>
          <office:change-info>
            <dc:creator>Hubert FONGARNAND</dc:creator>
            <dc:date>2013-02-28T10:24:35</dc:date>
          </office:change-info>
          <table:previous table:id="ct491">
            <table:change-track-table-cell office:value-type="string">
              <text:p>obligatoire <text:s/>(une seule valeur). Langue par défaut : première langue déclarée dans le vocabulaire . Contrôle sur la langue dans les langues déclarées dans le vocabulaire</text:p>
            </table:change-track-table-cell>
          </table:previous>
        </table:cell-content-change>
        <table:cell-content-change table:id="ct621">
          <table:cell-address table:column="2" table:row="65" table:table="0"/>
          <office:change-info>
            <dc:creator>Hubert FONGARNAND</dc:creator>
            <dc:date>2013-02-28T10:24:43</dc:date>
          </office:change-info>
          <table:previous table:id="ct354">
            <table:change-track-table-cell office:value-type="float" office:value="1"/>
          </table:previous>
        </table:cell-content-change>
        <table:deletion table:id="ct622" table:type="row" table:position="65" table:table="0" table:multi-deletion-spanned="2">
          <office:change-info>
            <dc:creator>Hubert FONGARNAND</dc:creator>
            <dc:date>2013-02-28T10:24:46</dc:date>
          </office:change-info>
          <table:deletions>
            <table:cell-content-deletion table:id="ct352">
              <table:change-track-table-cell office:value-type="float" office:value="5"/>
            </table:cell-content-deletion>
            <table:cell-content-deletion table:id="ct229">
              <table:change-track-table-cell/>
            </table:cell-content-deletion>
            <table:cell-content-deletion table:id="ct618">
              <table:change-track-table-cell/>
            </table:cell-content-deletion>
            <table:cell-content-deletion table:id="ct572">
              <table:change-track-table-cell office:value-type="float" office:value="71"/>
            </table:cell-content-deletion>
          </table:deletions>
        </table:deletion>
        <table:deletion table:id="ct623" table:type="row" table:position="65" table:table="0">
          <office:change-info>
            <dc:creator>Hubert FONGARNAND</dc:creator>
            <dc:date>2013-02-28T10:24:46</dc:date>
          </office:change-info>
          <table:deletions>
            <table:change-deletion table:id="ct622"/>
            <table:cell-content-deletion table:id="ct353">
              <table:change-track-table-cell office:value-type="float" office:value="2"/>
            </table:cell-content-deletion>
            <table:cell-content-deletion table:id="ct230">
              <table:change-track-table-cell/>
            </table:cell-content-deletion>
            <table:cell-content-deletion table:id="ct619">
              <table:change-track-table-cell/>
            </table:cell-content-deletion>
            <table:cell-content-deletion table:id="ct573">
              <table:change-track-table-cell office:value-type="float" office:value="72"/>
            </table:cell-content-deletion>
          </table:deletions>
        </table:deletion>
        <table:cell-content-change table:id="ct624">
          <table:cell-address table:column="4" table:row="67" table:table="0"/>
          <office:change-info>
            <dc:creator>Hubert FONGARNAND</dc:creator>
            <dc:date>2013-02-28T10:25:02</dc:date>
          </office:change-info>
          <table:previous table:id="ct414">
            <table:change-track-table-cell office:value-type="string">
              <text:p>UST : Appel au service REST d’enregistrement de terme</text:p>
            </table:change-track-table-cell>
          </table:previous>
        </table:cell-content-change>
        <table:cell-content-change table:id="ct625">
          <table:cell-address table:column="4" table:row="67" table:table="0"/>
          <office:change-info>
            <dc:creator>Hubert FONGARNAND</dc:creator>
            <dc:date>2013-02-28T10:25:02</dc:date>
          </office:change-info>
          <table:previous table:id="ct415">
            <table:change-track-table-cell office:value-type="string">
              <text:p>UST : Déclencher la validation du formulaire + appel service</text:p>
            </table:change-track-table-cell>
          </table:previous>
        </table:cell-content-change>
        <table:cell-content-change table:id="ct626">
          <table:cell-address table:column="7" table:row="67" table:table="0"/>
          <office:change-info>
            <dc:creator>Hubert FONGARNAND</dc:creator>
            <dc:date>2013-02-28T10:25:06</dc:date>
          </office:change-info>
          <table:previous>
            <table:change-track-table-cell/>
          </table:previous>
        </table:cell-content-change>
        <table:cell-content-change table:id="ct627">
          <table:cell-address table:column="2" table:row="67" table:table="0"/>
          <office:change-info>
            <dc:creator>Hubert FONGARNAND</dc:creator>
            <dc:date>2013-02-28T10:25:13</dc:date>
          </office:change-info>
          <table:previous table:id="ct358">
            <table:change-track-table-cell office:value-type="float" office:value="1"/>
          </table:previous>
        </table:cell-content-change>
        <table:deletion table:id="ct628" table:type="row" table:position="67" table:table="0" table:multi-deletion-spanned="2">
          <office:change-info>
            <dc:creator>Hubert FONGARNAND</dc:creator>
            <dc:date>2013-02-28T10:25:17</dc:date>
          </office:change-info>
          <table:deletions>
            <table:cell-content-deletion table:id="ct356">
              <table:change-track-table-cell office:value-type="float" office:value="5"/>
            </table:cell-content-deletion>
            <table:cell-content-deletion table:id="ct245">
              <table:change-track-table-cell/>
            </table:cell-content-deletion>
            <table:cell-content-deletion table:id="ct232">
              <table:change-track-table-cell/>
            </table:cell-content-deletion>
            <table:cell-content-deletion table:id="ct216">
              <table:change-track-table-cell/>
            </table:cell-content-deletion>
            <table:cell-content-deletion table:id="ct624">
              <table:change-track-table-cell/>
            </table:cell-content-deletion>
            <table:cell-content-deletion table:id="ct576">
              <table:change-track-table-cell office:value-type="float" office:value="75"/>
            </table:cell-content-deletion>
          </table:deletions>
        </table:deletion>
        <table:deletion table:id="ct629" table:type="row" table:position="67" table:table="0">
          <office:change-info>
            <dc:creator>Hubert FONGARNAND</dc:creator>
            <dc:date>2013-02-28T10:25:17</dc:date>
          </office:change-info>
          <table:deletions>
            <table:change-deletion table:id="ct628"/>
            <table:cell-content-deletion table:id="ct357">
              <table:change-track-table-cell office:value-type="float" office:value="2"/>
            </table:cell-content-deletion>
            <table:cell-content-deletion table:id="ct625">
              <table:change-track-table-cell/>
            </table:cell-content-deletion>
            <table:cell-content-deletion table:id="ct577">
              <table:change-track-table-cell office:value-type="float" office:value="76"/>
            </table:cell-content-deletion>
          </table:deletions>
        </table:deletion>
        <table:cell-content-change table:id="ct630">
          <table:cell-address table:column="4" table:row="68" table:table="0"/>
          <office:change-info>
            <dc:creator>Hubert FONGARNAND</dc:creator>
            <dc:date>2013-02-28T10:26:53</dc:date>
          </office:change-info>
          <table:previous table:id="ct417">
            <table:change-track-table-cell office:value-type="string">
              <text:p>UST : Appel au service REST de récupération des données d’un terme</text:p>
            </table:change-track-table-cell>
          </table:previous>
        </table:cell-content-change>
        <table:cell-content-change table:id="ct631">
          <table:cell-address table:column="4" table:row="68" table:table="0"/>
          <office:change-info>
            <dc:creator>Hubert FONGARNAND</dc:creator>
            <dc:date>2013-02-28T10:26:53</dc:date>
          </office:change-info>
          <table:previous table:id="ct418">
            <table:change-track-table-cell office:value-type="string">
              <text:p>UST : Intégration du service Rest sur le formulaire de saisie</text:p>
            </table:change-track-table-cell>
          </table:previous>
        </table:cell-content-change>
        <table:cell-content-change table:id="ct632">
          <table:cell-address table:column="7" table:row="68" table:table="0"/>
          <office:change-info>
            <dc:creator>Hubert FONGARNAND</dc:creator>
            <dc:date>2013-02-28T10:26:55</dc:date>
          </office:change-info>
          <table:previous>
            <table:change-track-table-cell/>
          </table:previous>
        </table:cell-content-change>
        <table:cell-content-change table:id="ct633">
          <table:cell-address table:column="2" table:row="68" table:table="0"/>
          <office:change-info>
            <dc:creator>Hubert FONGARNAND</dc:creator>
            <dc:date>2013-02-28T10:26:59</dc:date>
          </office:change-info>
          <table:previous table:id="ct361">
            <table:change-track-table-cell office:value-type="float" office:value="1"/>
          </table:previous>
        </table:cell-content-change>
        <table:deletion table:id="ct634" table:type="row" table:position="68" table:table="0" table:multi-deletion-spanned="2">
          <office:change-info>
            <dc:creator>Hubert FONGARNAND</dc:creator>
            <dc:date>2013-02-28T10:27:03</dc:date>
          </office:change-info>
          <table:deletions>
            <table:cell-content-deletion table:id="ct359">
              <table:change-track-table-cell office:value-type="float" office:value="3"/>
            </table:cell-content-deletion>
            <table:cell-content-deletion table:id="ct234">
              <table:change-track-table-cell/>
            </table:cell-content-deletion>
            <table:cell-content-deletion table:id="ct218">
              <table:change-track-table-cell/>
            </table:cell-content-deletion>
            <table:cell-content-deletion table:id="ct630">
              <table:change-track-table-cell/>
            </table:cell-content-deletion>
            <table:cell-content-deletion table:id="ct579">
              <table:change-track-table-cell office:value-type="float" office:value="78"/>
            </table:cell-content-deletion>
          </table:deletions>
        </table:deletion>
        <table:deletion table:id="ct635" table:type="row" table:position="68" table:table="0">
          <office:change-info>
            <dc:creator>Hubert FONGARNAND</dc:creator>
            <dc:date>2013-02-28T10:27:03</dc:date>
          </office:change-info>
          <table:deletions>
            <table:change-deletion table:id="ct634"/>
            <table:cell-content-deletion table:id="ct360">
              <table:change-track-table-cell office:value-type="float" office:value="2"/>
            </table:cell-content-deletion>
            <table:cell-content-deletion table:id="ct580">
              <table:change-track-table-cell office:value-type="float" office:value="79"/>
            </table:cell-content-deletion>
            <table:cell-content-deletion table:id="ct246">
              <table:change-track-table-cell/>
            </table:cell-content-deletion>
            <table:cell-content-deletion table:id="ct631">
              <table:change-track-table-cell/>
            </table:cell-content-deletion>
          </table:deletions>
        </table:deletion>
        <table:cell-content-change table:id="ct636">
          <table:cell-address table:column="4" table:row="72" table:table="0"/>
          <office:change-info>
            <dc:creator>Hubert FONGARNAND</dc:creator>
            <dc:date>2013-02-28T10:27:12</dc:date>
          </office:change-info>
          <table:previous table:id="ct423">
            <table:change-track-table-cell office:value-type="string">
              <text:p>UST : Appel au service REST de suppression d’un terme</text:p>
            </table:change-track-table-cell>
          </table:previous>
        </table:cell-content-change>
        <table:cell-content-change table:id="ct637">
          <table:cell-address table:column="4" table:row="72" table:table="0"/>
          <office:change-info>
            <dc:creator>Hubert FONGARNAND</dc:creator>
            <dc:date>2013-02-28T10:27:12</dc:date>
          </office:change-info>
          <table:previous table:id="ct424">
            <table:change-track-table-cell office:value-type="string">
              <text:p>UST : Intégration bouton supprimer , Appel au service REST de suppression d’un terme</text:p>
            </table:change-track-table-cell>
          </table:previous>
        </table:cell-content-change>
        <table:cell-content-change table:id="ct638">
          <table:cell-address table:column="7" table:row="72" table:table="0"/>
          <office:change-info>
            <dc:creator>Hubert FONGARNAND</dc:creator>
            <dc:date>2013-02-28T10:27:14</dc:date>
          </office:change-info>
          <table:previous>
            <table:change-track-table-cell/>
          </table:previous>
        </table:cell-content-change>
        <table:deletion table:id="ct639" table:type="row" table:position="72" table:table="0" table:multi-deletion-spanned="2">
          <office:change-info>
            <dc:creator>Hubert FONGARNAND</dc:creator>
            <dc:date>2013-02-28T10:27:21</dc:date>
          </office:change-info>
          <table:deletions>
            <table:cell-content-deletion table:id="ct636">
              <table:change-track-table-cell/>
            </table:cell-content-deletion>
            <table:cell-content-deletion table:id="ct365">
              <table:change-track-table-cell office:value-type="float" office:value="3"/>
            </table:cell-content-deletion>
            <table:cell-content-deletion table:id="ct585">
              <table:change-track-table-cell office:value-type="float" office:value="84"/>
            </table:cell-content-deletion>
            <table:change-deletion table:id="ct257"/>
          </table:deletions>
        </table:deletion>
        <table:deletion table:id="ct640" table:type="row" table:position="72" table:table="0">
          <office:change-info>
            <dc:creator>Hubert FONGARNAND</dc:creator>
            <dc:date>2013-02-28T10:27:21</dc:date>
          </office:change-info>
          <table:deletions>
            <table:change-deletion table:id="ct639"/>
            <table:cell-content-deletion table:id="ct637">
              <table:change-track-table-cell/>
            </table:cell-content-deletion>
            <table:cell-content-deletion table:id="ct366">
              <table:change-track-table-cell office:value-type="float" office:value="2"/>
            </table:cell-content-deletion>
            <table:cell-content-deletion table:id="ct586">
              <table:change-track-table-cell office:value-type="float" office:value="85"/>
            </table:cell-content-deletion>
            <table:change-deletion table:id="ct256"/>
          </table:deletions>
        </table:deletion>
        <table:cell-content-change table:id="ct641">
          <table:cell-address table:column="4" table:row="75" table:table="0"/>
          <office:change-info>
            <dc:creator>Hubert FONGARNAND</dc:creator>
            <dc:date>2013-02-28T10:27:46</dc:date>
          </office:change-info>
          <table:previous table:id="ct428">
            <table:change-track-table-cell office:value-type="string">
              <text:p>UST : Service REST de récupération des concepts Top Term</text:p>
            </table:change-track-table-cell>
          </table:previous>
        </table:cell-content-change>
        <table:cell-content-change table:id="ct642">
          <table:cell-address table:column="7" table:row="75" table:table="0"/>
          <office:change-info>
            <dc:creator>Hubert FONGARNAND</dc:creator>
            <dc:date>2013-02-28T10:27:48</dc:date>
          </office:change-info>
          <table:previous>
            <table:change-track-table-cell/>
          </table:previous>
        </table:cell-content-change>
        <table:cell-content-change table:id="ct643">
          <table:cell-address table:column="2" table:row="75" table:table="0"/>
          <office:change-info>
            <dc:creator>Hubert FONGARNAND</dc:creator>
            <dc:date>2013-02-28T10:27:52</dc:date>
          </office:change-info>
          <table:previous table:id="ct371">
            <table:change-track-table-cell office:value-type="float" office:value="1"/>
          </table:previous>
        </table:cell-content-change>
        <table:deletion table:id="ct644" table:type="row" table:position="75" table:table="0">
          <office:change-info>
            <dc:creator>Hubert FONGARNAND</dc:creator>
            <dc:date>2013-02-28T10:27:55</dc:date>
          </office:change-info>
          <table:deletions>
            <table:cell-content-deletion table:id="ct473">
              <table:change-track-table-cell office:value-type="string">
                <text:p>A intégrer dans le service TreeView, label du terme </text:p>
              </table:change-track-table-cell>
            </table:cell-content-deletion>
            <table:cell-content-deletion table:id="ct641">
              <table:change-track-table-cell/>
            </table:cell-content-deletion>
            <table:cell-content-deletion table:id="ct370">
              <table:change-track-table-cell office:value-type="float" office:value="5"/>
            </table:cell-content-deletion>
            <table:cell-content-deletion table:id="ct590">
              <table:change-track-table-cell office:value-type="float" office:value="89"/>
            </table:cell-content-deletion>
            <table:change-deletion table:id="ct252"/>
          </table:deletions>
        </table:deletion>
        <table:movement table:id="ct645">
          <table:source-range-address table:start-column="4" table:start-row="80" table:start-table="0" table:end-column="4" table:end-row="79" table:end-table="0"/>
          <table:target-range-address table:column="7" table:row="80" table:table="0"/>
          <office:change-info>
            <dc:creator>Hubert FONGARNAND</dc:creator>
            <dc:date>2013-02-28T10:28:13</dc:date>
          </office:change-info>
          <table:dependencies>
            <table:dependence table:id="ct647"/>
          </table:dependencies>
        </table:movement>
        <table:cell-content-change table:id="ct646">
          <table:cell-address table:column="2" table:row="80" table:table="0"/>
          <office:change-info>
            <dc:creator>Hubert FONGARNAND</dc:creator>
            <dc:date>2013-02-28T10:28:23</dc:date>
          </office:change-info>
          <table:previous table:id="ct377">
            <table:change-track-table-cell office:value-type="float" office:value="1"/>
          </table:previous>
        </table:cell-content-change>
        <table:deletion table:id="ct647" table:type="row" table:position="80" table:table="0">
          <office:change-info>
            <dc:creator>Hubert FONGARNAND</dc:creator>
            <dc:date>2013-02-28T10:28:26</dc:date>
          </office:change-info>
          <table:deletions>
            <table:cell-content-deletion table:id="ct376">
              <table:change-track-table-cell office:value-type="float" office:value="3"/>
            </table:cell-content-deletion>
            <table:cell-content-deletion table:id="ct596">
              <table:change-track-table-cell office:value-type="float" office:value="95"/>
            </table:cell-content-deletion>
            <table:change-deletion table:id="ct276"/>
          </table:deletions>
          <table:cut-offs>
            <table:movement-cut-off table:id="ct645" table:start-position="1" table:end-position="0"/>
          </table:cut-offs>
        </table:deletion>
        <table:cell-content-change table:id="ct648">
          <table:cell-address table:column="2" table:row="80" table:table="0"/>
          <office:change-info>
            <dc:creator>Hubert FONGARNAND</dc:creator>
            <dc:date>2013-02-28T10:28:34</dc:date>
          </office:change-info>
          <table:previous table:id="ct646">
            <table:change-track-table-cell office:value-type="float" office:value="4"/>
          </table:previous>
        </table:cell-content-change>
        <table:movement table:id="ct649">
          <table:source-range-address table:start-column="4" table:start-row="83" table:start-table="0" table:end-column="4" table:end-row="82" table:end-table="0"/>
          <table:target-range-address table:column="7" table:row="83" table:table="0"/>
          <office:change-info>
            <dc:creator>Hubert FONGARNAND</dc:creator>
            <dc:date>2013-02-28T10:28:44</dc:date>
          </office:change-info>
          <table:dependencies>
            <table:dependence table:id="ct651"/>
          </table:dependencies>
        </table:movement>
        <table:cell-content-change table:id="ct650">
          <table:cell-address table:column="2" table:row="83" table:table="0"/>
          <office:change-info>
            <dc:creator>Hubert FONGARNAND</dc:creator>
            <dc:date>2013-02-28T10:28:53</dc:date>
          </office:change-info>
          <table:previous table:id="ct381">
            <table:change-track-table-cell office:value-type="float" office:value="1"/>
          </table:previous>
        </table:cell-content-change>
        <table:deletion table:id="ct651" table:type="row" table:position="83" table:table="0">
          <office:change-info>
            <dc:creator>Hubert FONGARNAND</dc:creator>
            <dc:date>2013-02-28T10:28:57</dc:date>
          </office:change-info>
          <table:deletions>
            <table:cell-content-deletion table:id="ct480">
              <table:change-track-table-cell office:value-type="string">
                <text:p>Création du terme Préférentiel et du concept</text:p>
              </table:change-track-table-cell>
            </table:cell-content-deletion>
            <table:cell-content-deletion table:id="ct380">
              <table:change-track-table-cell office:value-type="string">
                <text:p>5</text:p>
              </table:change-track-table-cell>
            </table:cell-content-deletion>
            <table:cell-content-deletion table:id="ct600">
              <table:change-track-table-cell office:value-type="float" office:value="99"/>
            </table:cell-content-deletion>
            <table:change-deletion table:id="ct272"/>
          </table:deletions>
          <table:cut-offs>
            <table:movement-cut-off table:id="ct649" table:start-position="1" table:end-position="0"/>
          </table:cut-offs>
        </table:deletion>
        <table:cell-content-change table:id="ct652">
          <table:cell-address table:column="4" table:row="87" table:table="0"/>
          <office:change-info>
            <dc:creator>Hubert FONGARNAND</dc:creator>
            <dc:date>2013-02-28T10:29:31</dc:date>
          </office:change-info>
          <table:previous table:id="ct443">
            <table:change-track-table-cell office:value-type="string">
              <text:p>UST : Appel au service REST de création de terme dans un concept</text:p>
            </table:change-track-table-cell>
          </table:previous>
        </table:cell-content-change>
        <table:cell-content-change table:id="ct653">
          <table:cell-address table:column="7" table:row="87" table:table="0"/>
          <office:change-info>
            <dc:creator>Hubert FONGARNAND</dc:creator>
            <dc:date>2013-02-28T10:29:39</dc:date>
          </office:change-info>
          <table:previous table:id="ct492">
            <table:change-track-table-cell office:value-type="string">
              <text:p>Appel de la popup de création directe de terme depuis un bouton ajout direct terme non préférentiel</text:p>
            </table:change-track-table-cell>
          </table:previous>
        </table:cell-content-change>
        <table:cell-content-change table:id="ct654">
          <table:cell-address table:column="2" table:row="87" table:table="0"/>
          <office:change-info>
            <dc:creator>Hubert FONGARNAND</dc:creator>
            <dc:date>2013-02-28T10:29:44</dc:date>
          </office:change-info>
          <table:previous table:id="ct386">
            <table:change-track-table-cell office:value-type="float" office:value="1"/>
          </table:previous>
        </table:cell-content-change>
        <table:deletion table:id="ct655" table:type="row" table:position="87" table:table="0">
          <office:change-info>
            <dc:creator>Hubert FONGARNAND</dc:creator>
            <dc:date>2013-02-28T10:29:46</dc:date>
          </office:change-info>
          <table:deletions>
            <table:cell-content-deletion table:id="ct483">
              <table:change-track-table-cell office:value-type="string">
                <text:p>Création du terme + relation equivalence avec le terme préférentiel. Role par défaut pour l’équivalence</text:p>
              </table:change-track-table-cell>
            </table:cell-content-deletion>
            <table:cell-content-deletion table:id="ct652">
              <table:change-track-table-cell/>
            </table:cell-content-deletion>
            <table:cell-content-deletion table:id="ct385">
              <table:change-track-table-cell office:value-type="float" office:value="5"/>
            </table:cell-content-deletion>
            <table:cell-content-deletion table:id="ct605">
              <table:change-track-table-cell office:value-type="float" office:value="104"/>
            </table:cell-content-deletion>
            <table:change-deletion table:id="ct267"/>
          </table:deletions>
        </table:deletion>
        <table:movement table:id="ct656">
          <table:source-range-address table:start-column="4" table:start-row="89" table:start-table="0" table:end-column="4" table:end-row="88" table:end-table="0"/>
          <table:target-range-address table:column="7" table:row="89" table:table="0"/>
          <office:change-info>
            <dc:creator>Hubert FONGARNAND</dc:creator>
            <dc:date>2013-02-28T10:29:54</dc:date>
          </office:change-info>
          <table:dependencies>
            <table:dependence table:id="ct658"/>
          </table:dependencies>
        </table:movement>
        <table:cell-content-change table:id="ct657">
          <table:cell-address table:column="2" table:row="89" table:table="0"/>
          <office:change-info>
            <dc:creator>Hubert FONGARNAND</dc:creator>
            <dc:date>2013-02-28T10:29:59</dc:date>
          </office:change-info>
          <table:previous table:id="ct389">
            <table:change-track-table-cell office:value-type="float" office:value="1"/>
          </table:previous>
        </table:cell-content-change>
        <table:deletion table:id="ct658" table:type="row" table:position="89" table:table="0">
          <office:change-info>
            <dc:creator>Hubert FONGARNAND</dc:creator>
            <dc:date>2013-02-28T10:30:01</dc:date>
          </office:change-info>
          <table:deletions>
            <table:cell-content-deletion table:id="ct486">
              <table:change-track-table-cell office:value-type="string">
                <text:p>Vérifier que cette action est impossible si il existe déjà 1 terme Préférentiel</text:p>
              </table:change-track-table-cell>
            </table:cell-content-deletion>
            <table:cell-content-deletion table:id="ct388">
              <table:change-track-table-cell office:value-type="float" office:value="3"/>
            </table:cell-content-deletion>
            <table:cell-content-deletion table:id="ct608">
              <table:change-track-table-cell office:value-type="float" office:value="107"/>
            </table:cell-content-deletion>
            <table:change-deletion table:id="ct264"/>
          </table:deletions>
          <table:cut-offs>
            <table:movement-cut-off table:id="ct656" table:start-position="1" table:end-position="0"/>
          </table:cut-offs>
        </table:deletion>
        <table:movement table:id="ct659">
          <table:source-range-address table:start-column="4" table:start-row="90" table:start-table="0" table:end-column="4" table:end-row="89" table:end-table="0"/>
          <table:target-range-address table:column="7" table:row="90" table:table="0"/>
          <office:change-info>
            <dc:creator>Hubert FONGARNAND</dc:creator>
            <dc:date>2013-02-28T10:30:09</dc:date>
          </office:change-info>
        </table:movement>
        <table:cell-content-change table:id="ct660">
          <table:cell-address table:column="2" table:row="90" table:table="0"/>
          <office:change-info>
            <dc:creator>Hubert FONGARNAND</dc:creator>
            <dc:date>2013-02-28T10:30:21</dc:date>
          </office:change-info>
          <table:previous table:id="ct391">
            <table:change-track-table-cell office:value-type="float" office:value="1"/>
          </table:previous>
        </table:cell-content-change>
        <table:deletion table:id="ct661" table:type="row" table:position="90" table:table="0">
          <office:change-info>
            <dc:creator>Hubert FONGARNAND</dc:creator>
            <dc:date>2013-02-28T10:30:23</dc:date>
          </office:change-info>
          <table:deletions>
            <table:cell-content-deletion table:id="ct390">
              <table:change-track-table-cell office:value-type="float" office:value="3"/>
            </table:cell-content-deletion>
            <table:cell-content-deletion table:id="ct610">
              <table:change-track-table-cell office:value-type="float" office:value="109"/>
            </table:cell-content-deletion>
            <table:change-deletion table:id="ct262"/>
          </table:deletions>
          <table:cut-offs>
            <table:movement-cut-off table:id="ct659" table:start-position="1" table:end-position="0"/>
          </table:cut-offs>
        </table:deletion>
        <table:cell-content-change table:id="ct662">
          <table:cell-address table:column="1" table:row="62" table:table="0"/>
          <office:change-info>
            <dc:creator>Hubert FONGARNAND</dc:creator>
            <dc:date>2013-02-28T10:30:36</dc:date>
          </office:change-info>
          <table:previous table:id="ct569">
            <table:change-track-table-cell office:value-type="float" office:value="68"/>
          </table:previous>
        </table:cell-content-change>
        <table:cell-content-change table:id="ct663">
          <table:cell-address table:column="1" table:row="63" table:table="0"/>
          <office:change-info>
            <dc:creator>Hubert FONGARNAND</dc:creator>
            <dc:date>2013-02-28T10:30:36</dc:date>
          </office:change-info>
          <table:previous table:id="ct570">
            <table:change-track-table-cell office:value-type="float" office:value="69"/>
          </table:previous>
        </table:cell-content-change>
        <table:cell-content-change table:id="ct664">
          <table:cell-address table:column="1" table:row="64" table:table="0"/>
          <office:change-info>
            <dc:creator>Hubert FONGARNAND</dc:creator>
            <dc:date>2013-02-28T10:30:36</dc:date>
          </office:change-info>
          <table:previous table:id="ct571">
            <table:change-track-table-cell office:value-type="float" office:value="70"/>
          </table:previous>
        </table:cell-content-change>
        <table:cell-content-change table:id="ct665">
          <table:cell-address table:column="1" table:row="65" table:table="0"/>
          <office:change-info>
            <dc:creator>Hubert FONGARNAND</dc:creator>
            <dc:date>2013-02-28T10:30:36</dc:date>
          </office:change-info>
          <table:previous table:id="ct574">
            <table:change-track-table-cell office:value-type="float" office:value="73"/>
          </table:previous>
        </table:cell-content-change>
        <table:cell-content-change table:id="ct666">
          <table:cell-address table:column="1" table:row="66" table:table="0"/>
          <office:change-info>
            <dc:creator>Hubert FONGARNAND</dc:creator>
            <dc:date>2013-02-28T10:30:36</dc:date>
          </office:change-info>
          <table:previous table:id="ct575">
            <table:change-track-table-cell office:value-type="float" office:value="74"/>
          </table:previous>
        </table:cell-content-change>
        <table:cell-content-change table:id="ct667">
          <table:cell-address table:column="1" table:row="67" table:table="0"/>
          <office:change-info>
            <dc:creator>Hubert FONGARNAND</dc:creator>
            <dc:date>2013-02-28T10:30:36</dc:date>
          </office:change-info>
          <table:previous table:id="ct578">
            <table:change-track-table-cell office:value-type="float" office:value="77"/>
          </table:previous>
        </table:cell-content-change>
        <table:cell-content-change table:id="ct668">
          <table:cell-address table:column="1" table:row="68" table:table="0"/>
          <office:change-info>
            <dc:creator>Hubert FONGARNAND</dc:creator>
            <dc:date>2013-02-28T10:30:36</dc:date>
          </office:change-info>
          <table:previous table:id="ct581">
            <table:change-track-table-cell office:value-type="float" office:value="80"/>
          </table:previous>
        </table:cell-content-change>
        <table:cell-content-change table:id="ct669">
          <table:cell-address table:column="1" table:row="69" table:table="0"/>
          <office:change-info>
            <dc:creator>Hubert FONGARNAND</dc:creator>
            <dc:date>2013-02-28T10:30:36</dc:date>
          </office:change-info>
          <table:previous table:id="ct582">
            <table:change-track-table-cell office:value-type="float" office:value="81"/>
          </table:previous>
        </table:cell-content-change>
        <table:cell-content-change table:id="ct670">
          <table:cell-address table:column="1" table:row="70" table:table="0"/>
          <office:change-info>
            <dc:creator>Hubert FONGARNAND</dc:creator>
            <dc:date>2013-02-28T10:30:36</dc:date>
          </office:change-info>
          <table:previous table:id="ct583">
            <table:change-track-table-cell office:value-type="float" office:value="82"/>
          </table:previous>
        </table:cell-content-change>
        <table:cell-content-change table:id="ct671">
          <table:cell-address table:column="1" table:row="71" table:table="0"/>
          <office:change-info>
            <dc:creator>Hubert FONGARNAND</dc:creator>
            <dc:date>2013-02-28T10:30:36</dc:date>
          </office:change-info>
          <table:previous table:id="ct584">
            <table:change-track-table-cell office:value-type="float" office:value="83"/>
          </table:previous>
        </table:cell-content-change>
        <table:cell-content-change table:id="ct672">
          <table:cell-address table:column="1" table:row="72" table:table="0"/>
          <office:change-info>
            <dc:creator>Hubert FONGARNAND</dc:creator>
            <dc:date>2013-02-28T10:30:36</dc:date>
          </office:change-info>
          <table:previous table:id="ct587">
            <table:change-track-table-cell office:value-type="float" office:value="86"/>
          </table:previous>
        </table:cell-content-change>
        <table:cell-content-change table:id="ct673">
          <table:cell-address table:column="1" table:row="73" table:table="0"/>
          <office:change-info>
            <dc:creator>Hubert FONGARNAND</dc:creator>
            <dc:date>2013-02-28T10:30:36</dc:date>
          </office:change-info>
          <table:previous table:id="ct588">
            <table:change-track-table-cell office:value-type="float" office:value="87"/>
          </table:previous>
        </table:cell-content-change>
        <table:cell-content-change table:id="ct674">
          <table:cell-address table:column="1" table:row="74" table:table="0"/>
          <office:change-info>
            <dc:creator>Hubert FONGARNAND</dc:creator>
            <dc:date>2013-02-28T10:30:36</dc:date>
          </office:change-info>
          <table:previous table:id="ct589">
            <table:change-track-table-cell office:value-type="float" office:value="88"/>
          </table:previous>
        </table:cell-content-change>
        <table:cell-content-change table:id="ct675">
          <table:cell-address table:column="1" table:row="75" table:table="0"/>
          <office:change-info>
            <dc:creator>Hubert FONGARNAND</dc:creator>
            <dc:date>2013-02-28T10:30:36</dc:date>
          </office:change-info>
          <table:previous table:id="ct591">
            <table:change-track-table-cell office:value-type="float" office:value="90"/>
          </table:previous>
        </table:cell-content-change>
        <table:cell-content-change table:id="ct676">
          <table:cell-address table:column="1" table:row="76" table:table="0"/>
          <office:change-info>
            <dc:creator>Hubert FONGARNAND</dc:creator>
            <dc:date>2013-02-28T10:30:36</dc:date>
          </office:change-info>
          <table:previous table:id="ct592">
            <table:change-track-table-cell office:value-type="float" office:value="91"/>
          </table:previous>
        </table:cell-content-change>
        <table:cell-content-change table:id="ct677">
          <table:cell-address table:column="1" table:row="77" table:table="0"/>
          <office:change-info>
            <dc:creator>Hubert FONGARNAND</dc:creator>
            <dc:date>2013-02-28T10:30:36</dc:date>
          </office:change-info>
          <table:previous table:id="ct593">
            <table:change-track-table-cell office:value-type="float" office:value="92"/>
          </table:previous>
        </table:cell-content-change>
        <table:cell-content-change table:id="ct678">
          <table:cell-address table:column="1" table:row="78" table:table="0"/>
          <office:change-info>
            <dc:creator>Hubert FONGARNAND</dc:creator>
            <dc:date>2013-02-28T10:30:36</dc:date>
          </office:change-info>
          <table:previous table:id="ct594">
            <table:change-track-table-cell office:value-type="float" office:value="93"/>
          </table:previous>
        </table:cell-content-change>
        <table:cell-content-change table:id="ct679">
          <table:cell-address table:column="1" table:row="79" table:table="0"/>
          <office:change-info>
            <dc:creator>Hubert FONGARNAND</dc:creator>
            <dc:date>2013-02-28T10:30:36</dc:date>
          </office:change-info>
          <table:previous table:id="ct595">
            <table:change-track-table-cell office:value-type="float" office:value="94"/>
          </table:previous>
        </table:cell-content-change>
        <table:cell-content-change table:id="ct680">
          <table:cell-address table:column="1" table:row="80" table:table="0"/>
          <office:change-info>
            <dc:creator>Hubert FONGARNAND</dc:creator>
            <dc:date>2013-02-28T10:30:36</dc:date>
          </office:change-info>
          <table:previous table:id="ct597">
            <table:change-track-table-cell office:value-type="float" office:value="96"/>
          </table:previous>
        </table:cell-content-change>
        <table:cell-content-change table:id="ct681">
          <table:cell-address table:column="1" table:row="81" table:table="0"/>
          <office:change-info>
            <dc:creator>Hubert FONGARNAND</dc:creator>
            <dc:date>2013-02-28T10:30:36</dc:date>
          </office:change-info>
          <table:previous table:id="ct598">
            <table:change-track-table-cell office:value-type="float" office:value="97"/>
          </table:previous>
        </table:cell-content-change>
        <table:cell-content-change table:id="ct682">
          <table:cell-address table:column="1" table:row="82" table:table="0"/>
          <office:change-info>
            <dc:creator>Hubert FONGARNAND</dc:creator>
            <dc:date>2013-02-28T10:30:36</dc:date>
          </office:change-info>
          <table:previous table:id="ct599">
            <table:change-track-table-cell office:value-type="float" office:value="98"/>
          </table:previous>
        </table:cell-content-change>
        <table:cell-content-change table:id="ct683">
          <table:cell-address table:column="1" table:row="83" table:table="0"/>
          <office:change-info>
            <dc:creator>Hubert FONGARNAND</dc:creator>
            <dc:date>2013-02-28T10:30:36</dc:date>
          </office:change-info>
          <table:previous table:id="ct601">
            <table:change-track-table-cell office:value-type="float" office:value="100"/>
          </table:previous>
        </table:cell-content-change>
        <table:cell-content-change table:id="ct684">
          <table:cell-address table:column="1" table:row="84" table:table="0"/>
          <office:change-info>
            <dc:creator>Hubert FONGARNAND</dc:creator>
            <dc:date>2013-02-28T10:30:36</dc:date>
          </office:change-info>
          <table:previous table:id="ct602">
            <table:change-track-table-cell office:value-type="float" office:value="101"/>
          </table:previous>
        </table:cell-content-change>
        <table:cell-content-change table:id="ct685">
          <table:cell-address table:column="1" table:row="85" table:table="0"/>
          <office:change-info>
            <dc:creator>Hubert FONGARNAND</dc:creator>
            <dc:date>2013-02-28T10:30:36</dc:date>
          </office:change-info>
          <table:previous table:id="ct603">
            <table:change-track-table-cell office:value-type="float" office:value="102"/>
          </table:previous>
        </table:cell-content-change>
        <table:cell-content-change table:id="ct686">
          <table:cell-address table:column="1" table:row="86" table:table="0"/>
          <office:change-info>
            <dc:creator>Hubert FONGARNAND</dc:creator>
            <dc:date>2013-02-28T10:30:36</dc:date>
          </office:change-info>
          <table:previous table:id="ct604">
            <table:change-track-table-cell office:value-type="float" office:value="103"/>
          </table:previous>
        </table:cell-content-change>
        <table:cell-content-change table:id="ct687">
          <table:cell-address table:column="1" table:row="87" table:table="0"/>
          <office:change-info>
            <dc:creator>Hubert FONGARNAND</dc:creator>
            <dc:date>2013-02-28T10:30:36</dc:date>
          </office:change-info>
          <table:previous table:id="ct606">
            <table:change-track-table-cell office:value-type="float" office:value="105"/>
          </table:previous>
        </table:cell-content-change>
        <table:cell-content-change table:id="ct688">
          <table:cell-address table:column="1" table:row="88" table:table="0"/>
          <office:change-info>
            <dc:creator>Hubert FONGARNAND</dc:creator>
            <dc:date>2013-02-28T10:30:36</dc:date>
          </office:change-info>
          <table:previous table:id="ct607">
            <table:change-track-table-cell office:value-type="float" office:value="106"/>
          </table:previous>
        </table:cell-content-change>
        <table:cell-content-change table:id="ct689">
          <table:cell-address table:column="1" table:row="89" table:table="0"/>
          <office:change-info>
            <dc:creator>Hubert FONGARNAND</dc:creator>
            <dc:date>2013-02-28T10:30:36</dc:date>
          </office:change-info>
          <table:previous table:id="ct609">
            <table:change-track-table-cell office:value-type="float" office:value="108"/>
          </table:previous>
        </table:cell-content-change>
        <table:cell-content-change table:id="ct690">
          <table:cell-address table:column="1" table:row="90" table:table="0"/>
          <office:change-info>
            <dc:creator>Hubert FONGARNAND</dc:creator>
            <dc:date>2013-02-28T10:30:36</dc:date>
          </office:change-info>
          <table:previous table:id="ct611">
            <table:change-track-table-cell office:value-type="float" office:value="110"/>
          </table:previous>
        </table:cell-content-change>
        <table:cell-content-change table:id="ct691">
          <table:cell-address table:column="1" table:row="92" table:table="0"/>
          <office:change-info>
            <dc:creator>Hubert FONGARNAND</dc:creator>
            <dc:date>2013-02-28T10:30:42</dc:date>
          </office:change-info>
          <table:previous>
            <table:change-track-table-cell/>
          </table:previous>
        </table:cell-content-change>
        <table:cell-content-change table:id="ct692">
          <table:cell-address table:column="1" table:row="93" table:table="0"/>
          <office:change-info>
            <dc:creator>Hubert FONGARNAND</dc:creator>
            <dc:date>2013-02-28T10:30:55</dc:date>
          </office:change-info>
          <table:previous>
            <table:change-track-table-cell/>
          </table:previous>
        </table:cell-content-change>
        <table:cell-content-change table:id="ct693">
          <table:cell-address table:column="1" table:row="94" table:table="0"/>
          <office:change-info>
            <dc:creator>Hubert FONGARNAND</dc:creator>
            <dc:date>2013-02-28T10:30:55</dc:date>
          </office:change-info>
          <table:previous>
            <table:change-track-table-cell/>
          </table:previous>
        </table:cell-content-change>
        <table:cell-content-change table:id="ct694">
          <table:cell-address table:column="1" table:row="95" table:table="0"/>
          <office:change-info>
            <dc:creator>Hubert FONGARNAND</dc:creator>
            <dc:date>2013-02-28T10:30:55</dc:date>
          </office:change-info>
          <table:previous>
            <table:change-track-table-cell office:value-type="float" office:value="89"/>
          </table:previous>
        </table:cell-content-change>
        <table:cell-content-change table:id="ct695">
          <table:cell-address table:column="1" table:row="96" table:table="0"/>
          <office:change-info>
            <dc:creator>Hubert FONGARNAND</dc:creator>
            <dc:date>2013-02-28T10:30:55</dc:date>
          </office:change-info>
          <table:previous>
            <table:change-track-table-cell office:value-type="float" office:value="90"/>
          </table:previous>
        </table:cell-content-change>
        <table:cell-content-change table:id="ct696">
          <table:cell-address table:column="1" table:row="97" table:table="0"/>
          <office:change-info>
            <dc:creator>Hubert FONGARNAND</dc:creator>
            <dc:date>2013-02-28T10:30:55</dc:date>
          </office:change-info>
          <table:previous>
            <table:change-track-table-cell office:value-type="float" office:value="93"/>
          </table:previous>
        </table:cell-content-change>
        <table:cell-content-change table:id="ct697">
          <table:cell-address table:column="1" table:row="98" table:table="0"/>
          <office:change-info>
            <dc:creator>Hubert FONGARNAND</dc:creator>
            <dc:date>2013-02-28T10:30:55</dc:date>
          </office:change-info>
          <table:previous>
            <table:change-track-table-cell office:value-type="float" office:value="95"/>
          </table:previous>
        </table:cell-content-change>
        <table:cell-content-change table:id="ct698">
          <table:cell-address table:column="1" table:row="99" table:table="0"/>
          <office:change-info>
            <dc:creator>Hubert FONGARNAND</dc:creator>
            <dc:date>2013-02-28T10:30:55</dc:date>
          </office:change-info>
          <table:previous>
            <table:change-track-table-cell office:value-type="float" office:value="96"/>
          </table:previous>
        </table:cell-content-change>
        <table:cell-content-change table:id="ct699">
          <table:cell-address table:column="1" table:row="100" table:table="0"/>
          <office:change-info>
            <dc:creator>Hubert FONGARNAND</dc:creator>
            <dc:date>2013-02-28T10:30:55</dc:date>
          </office:change-info>
          <table:previous>
            <table:change-track-table-cell office:value-type="float" office:value="97"/>
          </table:previous>
        </table:cell-content-change>
        <table:cell-content-change table:id="ct700">
          <table:cell-address table:column="1" table:row="101" table:table="0"/>
          <office:change-info>
            <dc:creator>Hubert FONGARNAND</dc:creator>
            <dc:date>2013-02-28T10:30:55</dc:date>
          </office:change-info>
          <table:previous>
            <table:change-track-table-cell/>
          </table:previous>
        </table:cell-content-change>
        <table:cell-content-change table:id="ct701">
          <table:cell-address table:column="1" table:row="102" table:table="0"/>
          <office:change-info>
            <dc:creator>Hubert FONGARNAND</dc:creator>
            <dc:date>2013-02-28T10:30:55</dc:date>
          </office:change-info>
          <table:previous>
            <table:change-track-table-cell office:value-type="float" office:value="98"/>
          </table:previous>
        </table:cell-content-change>
        <table:cell-content-change table:id="ct702">
          <table:cell-address table:column="1" table:row="103" table:table="0"/>
          <office:change-info>
            <dc:creator>Hubert FONGARNAND</dc:creator>
            <dc:date>2013-02-28T10:30:55</dc:date>
          </office:change-info>
          <table:previous>
            <table:change-track-table-cell/>
          </table:previous>
        </table:cell-content-change>
        <table:cell-content-change table:id="ct703">
          <table:cell-address table:column="1" table:row="104" table:table="0"/>
          <office:change-info>
            <dc:creator>Hubert FONGARNAND</dc:creator>
            <dc:date>2013-02-28T10:30:55</dc:date>
          </office:change-info>
          <table:previous>
            <table:change-track-table-cell office:value-type="float" office:value="111"/>
          </table:previous>
        </table:cell-content-change>
        <table:cell-content-change table:id="ct704">
          <table:cell-address table:column="1" table:row="105" table:table="0"/>
          <office:change-info>
            <dc:creator>Hubert FONGARNAND</dc:creator>
            <dc:date>2013-02-28T10:30:55</dc:date>
          </office:change-info>
          <table:previous>
            <table:change-track-table-cell office:value-type="float" office:value="112"/>
          </table:previous>
        </table:cell-content-change>
        <table:cell-content-change table:id="ct705">
          <table:cell-address table:column="1" table:row="106" table:table="0"/>
          <office:change-info>
            <dc:creator>Hubert FONGARNAND</dc:creator>
            <dc:date>2013-02-28T10:30:55</dc:date>
          </office:change-info>
          <table:previous>
            <table:change-track-table-cell office:value-type="float" office:value="113"/>
          </table:previous>
        </table:cell-content-change>
        <table:cell-content-change table:id="ct706">
          <table:cell-address table:column="1" table:row="107" table:table="0"/>
          <office:change-info>
            <dc:creator>Hubert FONGARNAND</dc:creator>
            <dc:date>2013-02-28T10:30:55</dc:date>
          </office:change-info>
          <table:previous>
            <table:change-track-table-cell office:value-type="float" office:value="114"/>
          </table:previous>
        </table:cell-content-change>
        <table:cell-content-change table:id="ct707">
          <table:cell-address table:column="1" table:row="108" table:table="0"/>
          <office:change-info>
            <dc:creator>Hubert FONGARNAND</dc:creator>
            <dc:date>2013-02-28T10:30:55</dc:date>
          </office:change-info>
          <table:previous>
            <table:change-track-table-cell/>
          </table:previous>
        </table:cell-content-change>
        <table:cell-content-change table:id="ct708">
          <table:cell-address table:column="1" table:row="109" table:table="0"/>
          <office:change-info>
            <dc:creator>Hubert FONGARNAND</dc:creator>
            <dc:date>2013-02-28T10:30:55</dc:date>
          </office:change-info>
          <table:previous>
            <table:change-track-table-cell office:value-type="float" office:value="115"/>
          </table:previous>
        </table:cell-content-change>
        <table:cell-content-change table:id="ct709">
          <table:cell-address table:column="1" table:row="110" table:table="0"/>
          <office:change-info>
            <dc:creator>Hubert FONGARNAND</dc:creator>
            <dc:date>2013-02-28T10:30:55</dc:date>
          </office:change-info>
          <table:previous>
            <table:change-track-table-cell office:value-type="float" office:value="116"/>
          </table:previous>
        </table:cell-content-change>
        <table:cell-content-change table:id="ct710">
          <table:cell-address table:column="1" table:row="111" table:table="0"/>
          <office:change-info>
            <dc:creator>Hubert FONGARNAND</dc:creator>
            <dc:date>2013-02-28T10:30:55</dc:date>
          </office:change-info>
          <table:previous>
            <table:change-track-table-cell office:value-type="float" office:value="117"/>
          </table:previous>
        </table:cell-content-change>
        <table:cell-content-change table:id="ct711">
          <table:cell-address table:column="1" table:row="112" table:table="0"/>
          <office:change-info>
            <dc:creator>Hubert FONGARNAND</dc:creator>
            <dc:date>2013-02-28T10:30:55</dc:date>
          </office:change-info>
          <table:previous>
            <table:change-track-table-cell office:value-type="float" office:value="118"/>
          </table:previous>
        </table:cell-content-change>
        <table:cell-content-change table:id="ct712">
          <table:cell-address table:column="1" table:row="113" table:table="0"/>
          <office:change-info>
            <dc:creator>Hubert FONGARNAND</dc:creator>
            <dc:date>2013-02-28T10:30:55</dc:date>
          </office:change-info>
          <table:previous>
            <table:change-track-table-cell office:value-type="float" office:value="119"/>
          </table:previous>
        </table:cell-content-change>
        <table:cell-content-change table:id="ct713">
          <table:cell-address table:column="1" table:row="114" table:table="0"/>
          <office:change-info>
            <dc:creator>Hubert FONGARNAND</dc:creator>
            <dc:date>2013-02-28T10:30:55</dc:date>
          </office:change-info>
          <table:previous>
            <table:change-track-table-cell office:value-type="float" office:value="122"/>
          </table:previous>
        </table:cell-content-change>
        <table:cell-content-change table:id="ct714">
          <table:cell-address table:column="1" table:row="115" table:table="0"/>
          <office:change-info>
            <dc:creator>Hubert FONGARNAND</dc:creator>
            <dc:date>2013-02-28T10:30:55</dc:date>
          </office:change-info>
          <table:previous>
            <table:change-track-table-cell office:value-type="float" office:value="123"/>
          </table:previous>
        </table:cell-content-change>
        <table:cell-content-change table:id="ct715">
          <table:cell-address table:column="1" table:row="116" table:table="0"/>
          <office:change-info>
            <dc:creator>Hubert FONGARNAND</dc:creator>
            <dc:date>2013-02-28T10:30:55</dc:date>
          </office:change-info>
          <table:previous>
            <table:change-track-table-cell/>
          </table:previous>
        </table:cell-content-change>
        <table:cell-content-change table:id="ct716">
          <table:cell-address table:column="1" table:row="117" table:table="0"/>
          <office:change-info>
            <dc:creator>Hubert FONGARNAND</dc:creator>
            <dc:date>2013-02-28T10:30:55</dc:date>
          </office:change-info>
          <table:previous>
            <table:change-track-table-cell office:value-type="float" office:value="124"/>
          </table:previous>
        </table:cell-content-change>
        <table:cell-content-change table:id="ct717">
          <table:cell-address table:column="1" table:row="118" table:table="0"/>
          <office:change-info>
            <dc:creator>Hubert FONGARNAND</dc:creator>
            <dc:date>2013-02-28T10:30:55</dc:date>
          </office:change-info>
          <table:previous>
            <table:change-track-table-cell/>
          </table:previous>
        </table:cell-content-change>
        <table:cell-content-change table:id="ct718">
          <table:cell-address table:column="1" table:row="119" table:table="0"/>
          <office:change-info>
            <dc:creator>Hubert FONGARNAND</dc:creator>
            <dc:date>2013-02-28T10:30:55</dc:date>
          </office:change-info>
          <table:previous>
            <table:change-track-table-cell office:value-type="float" office:value="106"/>
          </table:previous>
        </table:cell-content-change>
        <table:cell-content-change table:id="ct719">
          <table:cell-address table:column="1" table:row="120" table:table="0"/>
          <office:change-info>
            <dc:creator>Hubert FONGARNAND</dc:creator>
            <dc:date>2013-02-28T10:30:55</dc:date>
          </office:change-info>
          <table:previous>
            <table:change-track-table-cell office:value-type="float" office:value="234"/>
          </table:previous>
        </table:cell-content-change>
        <table:cell-content-change table:id="ct720">
          <table:cell-address table:column="1" table:row="121" table:table="0"/>
          <office:change-info>
            <dc:creator>Hubert FONGARNAND</dc:creator>
            <dc:date>2013-02-28T10:30:55</dc:date>
          </office:change-info>
          <table:previous>
            <table:change-track-table-cell office:value-type="float" office:value="125"/>
          </table:previous>
        </table:cell-content-change>
        <table:cell-content-change table:id="ct721">
          <table:cell-address table:column="1" table:row="122" table:table="0"/>
          <office:change-info>
            <dc:creator>Hubert FONGARNAND</dc:creator>
            <dc:date>2013-02-28T10:30:55</dc:date>
          </office:change-info>
          <table:previous>
            <table:change-track-table-cell/>
          </table:previous>
        </table:cell-content-change>
        <table:cell-content-change table:id="ct722">
          <table:cell-address table:column="1" table:row="123" table:table="0"/>
          <office:change-info>
            <dc:creator>Hubert FONGARNAND</dc:creator>
            <dc:date>2013-02-28T10:30:55</dc:date>
          </office:change-info>
          <table:previous>
            <table:change-track-table-cell office:value-type="float" office:value="126"/>
          </table:previous>
        </table:cell-content-change>
        <table:cell-content-change table:id="ct723">
          <table:cell-address table:column="1" table:row="124" table:table="0"/>
          <office:change-info>
            <dc:creator>Hubert FONGARNAND</dc:creator>
            <dc:date>2013-02-28T10:30:55</dc:date>
          </office:change-info>
          <table:previous>
            <table:change-track-table-cell office:value-type="float" office:value="127"/>
          </table:previous>
        </table:cell-content-change>
        <table:cell-content-change table:id="ct724">
          <table:cell-address table:column="1" table:row="125" table:table="0"/>
          <office:change-info>
            <dc:creator>Hubert FONGARNAND</dc:creator>
            <dc:date>2013-02-28T10:30:55</dc:date>
          </office:change-info>
          <table:previous>
            <table:change-track-table-cell office:value-type="float" office:value="128"/>
          </table:previous>
        </table:cell-content-change>
        <table:cell-content-change table:id="ct725">
          <table:cell-address table:column="1" table:row="126" table:table="0"/>
          <office:change-info>
            <dc:creator>Hubert FONGARNAND</dc:creator>
            <dc:date>2013-02-28T10:30:55</dc:date>
          </office:change-info>
          <table:previous>
            <table:change-track-table-cell office:value-type="float" office:value="129"/>
          </table:previous>
        </table:cell-content-change>
        <table:cell-content-change table:id="ct726">
          <table:cell-address table:column="1" table:row="127" table:table="0"/>
          <office:change-info>
            <dc:creator>Hubert FONGARNAND</dc:creator>
            <dc:date>2013-02-28T10:30:55</dc:date>
          </office:change-info>
          <table:previous>
            <table:change-track-table-cell/>
          </table:previous>
        </table:cell-content-change>
        <table:cell-content-change table:id="ct727">
          <table:cell-address table:column="1" table:row="130" table:table="0"/>
          <office:change-info>
            <dc:creator>Hubert FONGARNAND</dc:creator>
            <dc:date>2013-02-28T10:30:55</dc:date>
          </office:change-info>
          <table:previous>
            <table:change-track-table-cell/>
          </table:previous>
        </table:cell-content-change>
        <table:cell-content-change table:id="ct728">
          <table:cell-address table:column="1" table:row="131" table:table="0"/>
          <office:change-info>
            <dc:creator>Hubert FONGARNAND</dc:creator>
            <dc:date>2013-02-28T10:30:55</dc:date>
          </office:change-info>
          <table:previous>
            <table:change-track-table-cell office:value-type="float" office:value="132"/>
          </table:previous>
        </table:cell-content-change>
        <table:cell-content-change table:id="ct729">
          <table:cell-address table:column="1" table:row="132" table:table="0"/>
          <office:change-info>
            <dc:creator>Hubert FONGARNAND</dc:creator>
            <dc:date>2013-02-28T10:30:55</dc:date>
          </office:change-info>
          <table:previous>
            <table:change-track-table-cell office:value-type="float" office:value="133"/>
          </table:previous>
        </table:cell-content-change>
        <table:cell-content-change table:id="ct730">
          <table:cell-address table:column="1" table:row="133" table:table="0"/>
          <office:change-info>
            <dc:creator>Hubert FONGARNAND</dc:creator>
            <dc:date>2013-02-28T10:30:55</dc:date>
          </office:change-info>
          <table:previous>
            <table:change-track-table-cell office:value-type="float" office:value="134"/>
          </table:previous>
        </table:cell-content-change>
        <table:cell-content-change table:id="ct731">
          <table:cell-address table:column="1" table:row="134" table:table="0"/>
          <office:change-info>
            <dc:creator>Hubert FONGARNAND</dc:creator>
            <dc:date>2013-02-28T10:30:55</dc:date>
          </office:change-info>
          <table:previous>
            <table:change-track-table-cell office:value-type="float" office:value="135"/>
          </table:previous>
        </table:cell-content-change>
        <table:cell-content-change table:id="ct732">
          <table:cell-address table:column="1" table:row="135" table:table="0"/>
          <office:change-info>
            <dc:creator>Hubert FONGARNAND</dc:creator>
            <dc:date>2013-02-28T10:30:55</dc:date>
          </office:change-info>
          <table:previous>
            <table:change-track-table-cell office:value-type="string">
              <text:p>135b</text:p>
            </table:change-track-table-cell>
          </table:previous>
        </table:cell-content-change>
        <table:cell-content-change table:id="ct733">
          <table:cell-address table:column="1" table:row="136" table:table="0"/>
          <office:change-info>
            <dc:creator>Hubert FONGARNAND</dc:creator>
            <dc:date>2013-02-28T10:30:55</dc:date>
          </office:change-info>
          <table:previous>
            <table:change-track-table-cell office:value-type="float" office:value="136"/>
          </table:previous>
        </table:cell-content-change>
        <table:cell-content-change table:id="ct734">
          <table:cell-address table:column="1" table:row="148" table:table="0"/>
          <office:change-info>
            <dc:creator>Hubert FONGARNAND</dc:creator>
            <dc:date>2013-02-28T10:31:32</dc:date>
          </office:change-info>
          <table:previous>
            <table:change-track-table-cell/>
          </table:previous>
        </table:cell-content-change>
        <table:cell-content-change table:id="ct735">
          <table:cell-address table:column="1" table:row="148" table:table="0"/>
          <office:change-info>
            <dc:creator>Hubert FONGARNAND</dc:creator>
            <dc:date>2013-02-28T10:31:39</dc:date>
          </office:change-info>
          <table:previous table:id="ct734">
            <table:change-track-table-cell office:value-type="float" office:value="145"/>
          </table:previous>
        </table:cell-content-change>
        <table:cell-content-change table:id="ct736">
          <table:cell-address table:column="1" table:row="149" table:table="0"/>
          <office:change-info>
            <dc:creator>Hubert FONGARNAND</dc:creator>
            <dc:date>2013-02-28T10:32:02</dc:date>
          </office:change-info>
          <table:previous>
            <table:change-track-table-cell/>
          </table:previous>
        </table:cell-content-change>
        <table:cell-content-change table:id="ct737">
          <table:cell-address table:column="1" table:row="150" table:table="0"/>
          <office:change-info>
            <dc:creator>Hubert FONGARNAND</dc:creator>
            <dc:date>2013-02-28T10:32:02</dc:date>
          </office:change-info>
          <table:previous>
            <table:change-track-table-cell/>
          </table:previous>
        </table:cell-content-change>
        <table:cell-content-change table:id="ct738">
          <table:cell-address table:column="1" table:row="151" table:table="0"/>
          <office:change-info>
            <dc:creator>Hubert FONGARNAND</dc:creator>
            <dc:date>2013-02-28T10:32:02</dc:date>
          </office:change-info>
          <table:previous>
            <table:change-track-table-cell office:value-type="float" office:value="154"/>
          </table:previous>
        </table:cell-content-change>
        <table:cell-content-change table:id="ct739">
          <table:cell-address table:column="1" table:row="152" table:table="0"/>
          <office:change-info>
            <dc:creator>Hubert FONGARNAND</dc:creator>
            <dc:date>2013-02-28T10:32:02</dc:date>
          </office:change-info>
          <table:previous>
            <table:change-track-table-cell/>
          </table:previous>
        </table:cell-content-change>
        <table:cell-content-change table:id="ct740">
          <table:cell-address table:column="1" table:row="153" table:table="0"/>
          <office:change-info>
            <dc:creator>Hubert FONGARNAND</dc:creator>
            <dc:date>2013-02-28T10:32:02</dc:date>
          </office:change-info>
          <table:previous>
            <table:change-track-table-cell/>
          </table:previous>
        </table:cell-content-change>
        <table:cell-content-change table:id="ct741">
          <table:cell-address table:column="1" table:row="154" table:table="0"/>
          <office:change-info>
            <dc:creator>Hubert FONGARNAND</dc:creator>
            <dc:date>2013-02-28T10:32:02</dc:date>
          </office:change-info>
          <table:previous>
            <table:change-track-table-cell/>
          </table:previous>
        </table:cell-content-change>
        <table:cell-content-change table:id="ct742">
          <table:cell-address table:column="1" table:row="159" table:table="0"/>
          <office:change-info>
            <dc:creator>Hubert FONGARNAND</dc:creator>
            <dc:date>2013-02-28T10:32:02</dc:date>
          </office:change-info>
          <table:previous>
            <table:change-track-table-cell office:value-type="float" office:value="155"/>
          </table:previous>
        </table:cell-content-change>
        <table:cell-content-change table:id="ct743">
          <table:cell-address table:column="1" table:row="159" table:table="0"/>
          <office:change-info>
            <dc:creator>Hubert FONGARNAND</dc:creator>
            <dc:date>2013-02-28T10:32:02</dc:date>
          </office:change-info>
          <table:previous>
            <table:change-track-table-cell office:value-type="float" office:value="156"/>
          </table:previous>
        </table:cell-content-change>
        <table:cell-content-change table:id="ct744">
          <table:cell-address table:column="1" table:row="160" table:table="0"/>
          <office:change-info>
            <dc:creator>Hubert FONGARNAND</dc:creator>
            <dc:date>2013-02-28T10:32:02</dc:date>
          </office:change-info>
          <table:previous>
            <table:change-track-table-cell/>
          </table:previous>
        </table:cell-content-change>
        <table:cell-content-change table:id="ct745">
          <table:cell-address table:column="1" table:row="161" table:table="0"/>
          <office:change-info>
            <dc:creator>Hubert FONGARNAND</dc:creator>
            <dc:date>2013-02-28T10:32:02</dc:date>
          </office:change-info>
          <table:previous>
            <table:change-track-table-cell/>
          </table:previous>
        </table:cell-content-change>
        <table:cell-content-change table:id="ct746">
          <table:cell-address table:column="1" table:row="162" table:table="0"/>
          <office:change-info>
            <dc:creator>Hubert FONGARNAND</dc:creator>
            <dc:date>2013-02-28T10:32:02</dc:date>
          </office:change-info>
          <table:previous>
            <table:change-track-table-cell/>
          </table:previous>
        </table:cell-content-change>
        <table:cell-content-change table:id="ct747">
          <table:cell-address table:column="1" table:row="163" table:table="0"/>
          <office:change-info>
            <dc:creator>Hubert FONGARNAND</dc:creator>
            <dc:date>2013-02-28T10:32:02</dc:date>
          </office:change-info>
          <table:previous>
            <table:change-track-table-cell office:value-type="float" office:value="157"/>
          </table:previous>
        </table:cell-content-change>
        <table:cell-content-change table:id="ct748">
          <table:cell-address table:column="1" table:row="164" table:table="0"/>
          <office:change-info>
            <dc:creator>Hubert FONGARNAND</dc:creator>
            <dc:date>2013-02-28T10:32:02</dc:date>
          </office:change-info>
          <table:previous>
            <table:change-track-table-cell office:value-type="float" office:value="158"/>
          </table:previous>
        </table:cell-content-change>
        <table:cell-content-change table:id="ct749">
          <table:cell-address table:column="1" table:row="164" table:table="0"/>
          <office:change-info>
            <dc:creator>Hubert FONGARNAND</dc:creator>
            <dc:date>2013-02-28T10:32:02</dc:date>
          </office:change-info>
          <table:previous>
            <table:change-track-table-cell office:value-type="float" office:value="159"/>
          </table:previous>
        </table:cell-content-change>
        <table:cell-content-change table:id="ct750">
          <table:cell-address table:column="1" table:row="165" table:table="0"/>
          <office:change-info>
            <dc:creator>Hubert FONGARNAND</dc:creator>
            <dc:date>2013-02-28T10:32:02</dc:date>
          </office:change-info>
          <table:previous>
            <table:change-track-table-cell office:value-type="float" office:value="160"/>
          </table:previous>
        </table:cell-content-change>
        <table:cell-content-change table:id="ct751">
          <table:cell-address table:column="1" table:row="166" table:table="0"/>
          <office:change-info>
            <dc:creator>Hubert FONGARNAND</dc:creator>
            <dc:date>2013-02-28T10:32:02</dc:date>
          </office:change-info>
          <table:previous>
            <table:change-track-table-cell office:value-type="float" office:value="161"/>
          </table:previous>
        </table:cell-content-change>
        <table:cell-content-change table:id="ct752">
          <table:cell-address table:column="1" table:row="167" table:table="0"/>
          <office:change-info>
            <dc:creator>Hubert FONGARNAND</dc:creator>
            <dc:date>2013-02-28T10:32:02</dc:date>
          </office:change-info>
          <table:previous>
            <table:change-track-table-cell office:value-type="float" office:value="162"/>
          </table:previous>
        </table:cell-content-change>
        <table:cell-content-change table:id="ct753">
          <table:cell-address table:column="1" table:row="168" table:table="0"/>
          <office:change-info>
            <dc:creator>Hubert FONGARNAND</dc:creator>
            <dc:date>2013-02-28T10:32:02</dc:date>
          </office:change-info>
          <table:previous>
            <table:change-track-table-cell office:value-type="float" office:value="163"/>
          </table:previous>
        </table:cell-content-change>
        <table:cell-content-change table:id="ct754">
          <table:cell-address table:column="1" table:row="169" table:table="0"/>
          <office:change-info>
            <dc:creator>Hubert FONGARNAND</dc:creator>
            <dc:date>2013-02-28T10:32:02</dc:date>
          </office:change-info>
          <table:previous>
            <table:change-track-table-cell office:value-type="float" office:value="164"/>
          </table:previous>
        </table:cell-content-change>
        <table:cell-content-change table:id="ct755">
          <table:cell-address table:column="1" table:row="170" table:table="0"/>
          <office:change-info>
            <dc:creator>Hubert FONGARNAND</dc:creator>
            <dc:date>2013-02-28T10:32:02</dc:date>
          </office:change-info>
          <table:previous>
            <table:change-track-table-cell office:value-type="float" office:value="165"/>
          </table:previous>
        </table:cell-content-change>
        <table:cell-content-change table:id="ct756">
          <table:cell-address table:column="1" table:row="171" table:table="0"/>
          <office:change-info>
            <dc:creator>Hubert FONGARNAND</dc:creator>
            <dc:date>2013-02-28T10:32:02</dc:date>
          </office:change-info>
          <table:previous>
            <table:change-track-table-cell office:value-type="float" office:value="166"/>
          </table:previous>
        </table:cell-content-change>
        <table:cell-content-change table:id="ct757">
          <table:cell-address table:column="1" table:row="172" table:table="0"/>
          <office:change-info>
            <dc:creator>Hubert FONGARNAND</dc:creator>
            <dc:date>2013-02-28T10:32:02</dc:date>
          </office:change-info>
          <table:previous>
            <table:change-track-table-cell office:value-type="float" office:value="167"/>
          </table:previous>
        </table:cell-content-change>
        <table:cell-content-change table:id="ct758">
          <table:cell-address table:column="1" table:row="173" table:table="0"/>
          <office:change-info>
            <dc:creator>Hubert FONGARNAND</dc:creator>
            <dc:date>2013-02-28T10:32:02</dc:date>
          </office:change-info>
          <table:previous>
            <table:change-track-table-cell office:value-type="float" office:value="168"/>
          </table:previous>
        </table:cell-content-change>
        <table:cell-content-change table:id="ct759">
          <table:cell-address table:column="1" table:row="174" table:table="0"/>
          <office:change-info>
            <dc:creator>Hubert FONGARNAND</dc:creator>
            <dc:date>2013-02-28T10:32:02</dc:date>
          </office:change-info>
          <table:previous>
            <table:change-track-table-cell office:value-type="float" office:value="169"/>
          </table:previous>
        </table:cell-content-change>
        <table:cell-content-change table:id="ct760">
          <table:cell-address table:column="1" table:row="175" table:table="0"/>
          <office:change-info>
            <dc:creator>Hubert FONGARNAND</dc:creator>
            <dc:date>2013-02-28T10:32:02</dc:date>
          </office:change-info>
          <table:previous>
            <table:change-track-table-cell office:value-type="float" office:value="170"/>
          </table:previous>
        </table:cell-content-change>
        <table:cell-content-change table:id="ct761">
          <table:cell-address table:column="1" table:row="176" table:table="0"/>
          <office:change-info>
            <dc:creator>Hubert FONGARNAND</dc:creator>
            <dc:date>2013-02-28T10:32:02</dc:date>
          </office:change-info>
          <table:previous>
            <table:change-track-table-cell office:value-type="float" office:value="171"/>
          </table:previous>
        </table:cell-content-change>
        <table:cell-content-change table:id="ct762">
          <table:cell-address table:column="1" table:row="177" table:table="0"/>
          <office:change-info>
            <dc:creator>Hubert FONGARNAND</dc:creator>
            <dc:date>2013-02-28T10:32:02</dc:date>
          </office:change-info>
          <table:previous>
            <table:change-track-table-cell office:value-type="float" office:value="172"/>
          </table:previous>
        </table:cell-content-change>
        <table:cell-content-change table:id="ct763">
          <table:cell-address table:column="1" table:row="178" table:table="0"/>
          <office:change-info>
            <dc:creator>Hubert FONGARNAND</dc:creator>
            <dc:date>2013-02-28T10:32:02</dc:date>
          </office:change-info>
          <table:previous>
            <table:change-track-table-cell office:value-type="float" office:value="173"/>
          </table:previous>
        </table:cell-content-change>
        <table:cell-content-change table:id="ct764">
          <table:cell-address table:column="1" table:row="179" table:table="0"/>
          <office:change-info>
            <dc:creator>Hubert FONGARNAND</dc:creator>
            <dc:date>2013-02-28T10:32:02</dc:date>
          </office:change-info>
          <table:previous>
            <table:change-track-table-cell office:value-type="float" office:value="174"/>
          </table:previous>
        </table:cell-content-change>
        <table:cell-content-change table:id="ct765">
          <table:cell-address table:column="1" table:row="180" table:table="0"/>
          <office:change-info>
            <dc:creator>Hubert FONGARNAND</dc:creator>
            <dc:date>2013-02-28T10:32:02</dc:date>
          </office:change-info>
          <table:previous>
            <table:change-track-table-cell office:value-type="float" office:value="175"/>
          </table:previous>
        </table:cell-content-change>
        <table:cell-content-change table:id="ct766">
          <table:cell-address table:column="1" table:row="181" table:table="0"/>
          <office:change-info>
            <dc:creator>Hubert FONGARNAND</dc:creator>
            <dc:date>2013-02-28T10:32:02</dc:date>
          </office:change-info>
          <table:previous>
            <table:change-track-table-cell office:value-type="float" office:value="176"/>
          </table:previous>
        </table:cell-content-change>
        <table:cell-content-change table:id="ct767">
          <table:cell-address table:column="1" table:row="182" table:table="0"/>
          <office:change-info>
            <dc:creator>Hubert FONGARNAND</dc:creator>
            <dc:date>2013-02-28T10:32:02</dc:date>
          </office:change-info>
          <table:previous>
            <table:change-track-table-cell office:value-type="float" office:value="177"/>
          </table:previous>
        </table:cell-content-change>
        <table:cell-content-change table:id="ct768">
          <table:cell-address table:column="1" table:row="183" table:table="0"/>
          <office:change-info>
            <dc:creator>Hubert FONGARNAND</dc:creator>
            <dc:date>2013-02-28T10:32:02</dc:date>
          </office:change-info>
          <table:previous>
            <table:change-track-table-cell office:value-type="float" office:value="178"/>
          </table:previous>
        </table:cell-content-change>
        <table:cell-content-change table:id="ct769">
          <table:cell-address table:column="1" table:row="184" table:table="0"/>
          <office:change-info>
            <dc:creator>Hubert FONGARNAND</dc:creator>
            <dc:date>2013-02-28T10:32:02</dc:date>
          </office:change-info>
          <table:previous>
            <table:change-track-table-cell office:value-type="float" office:value="179"/>
          </table:previous>
        </table:cell-content-change>
        <table:cell-content-change table:id="ct770">
          <table:cell-address table:column="1" table:row="185" table:table="0"/>
          <office:change-info>
            <dc:creator>Hubert FONGARNAND</dc:creator>
            <dc:date>2013-02-28T10:32:02</dc:date>
          </office:change-info>
          <table:previous>
            <table:change-track-table-cell office:value-type="float" office:value="180"/>
          </table:previous>
        </table:cell-content-change>
        <table:cell-content-change table:id="ct771">
          <table:cell-address table:column="1" table:row="186" table:table="0"/>
          <office:change-info>
            <dc:creator>Hubert FONGARNAND</dc:creator>
            <dc:date>2013-02-28T10:32:02</dc:date>
          </office:change-info>
          <table:previous>
            <table:change-track-table-cell office:value-type="float" office:value="181"/>
          </table:previous>
        </table:cell-content-change>
        <table:cell-content-change table:id="ct772">
          <table:cell-address table:column="1" table:row="187" table:table="0"/>
          <office:change-info>
            <dc:creator>Hubert FONGARNAND</dc:creator>
            <dc:date>2013-02-28T10:32:02</dc:date>
          </office:change-info>
          <table:previous>
            <table:change-track-table-cell office:value-type="float" office:value="182"/>
          </table:previous>
        </table:cell-content-change>
        <table:cell-content-change table:id="ct773">
          <table:cell-address table:column="1" table:row="188" table:table="0"/>
          <office:change-info>
            <dc:creator>Hubert FONGARNAND</dc:creator>
            <dc:date>2013-02-28T10:32:02</dc:date>
          </office:change-info>
          <table:previous>
            <table:change-track-table-cell office:value-type="float" office:value="183"/>
          </table:previous>
        </table:cell-content-change>
        <table:cell-content-change table:id="ct774">
          <table:cell-address table:column="1" table:row="189" table:table="0"/>
          <office:change-info>
            <dc:creator>Hubert FONGARNAND</dc:creator>
            <dc:date>2013-02-28T10:32:02</dc:date>
          </office:change-info>
          <table:previous>
            <table:change-track-table-cell office:value-type="float" office:value="184"/>
          </table:previous>
        </table:cell-content-change>
        <table:cell-content-change table:id="ct775">
          <table:cell-address table:column="1" table:row="190" table:table="0"/>
          <office:change-info>
            <dc:creator>Hubert FONGARNAND</dc:creator>
            <dc:date>2013-02-28T10:32:02</dc:date>
          </office:change-info>
          <table:previous>
            <table:change-track-table-cell office:value-type="float" office:value="185"/>
          </table:previous>
        </table:cell-content-change>
        <table:cell-content-change table:id="ct776">
          <table:cell-address table:column="1" table:row="191" table:table="0"/>
          <office:change-info>
            <dc:creator>Hubert FONGARNAND</dc:creator>
            <dc:date>2013-02-28T10:32:02</dc:date>
          </office:change-info>
          <table:previous>
            <table:change-track-table-cell office:value-type="float" office:value="186"/>
          </table:previous>
        </table:cell-content-change>
        <table:cell-content-change table:id="ct777">
          <table:cell-address table:column="1" table:row="192" table:table="0"/>
          <office:change-info>
            <dc:creator>Hubert FONGARNAND</dc:creator>
            <dc:date>2013-02-28T10:32:02</dc:date>
          </office:change-info>
          <table:previous>
            <table:change-track-table-cell office:value-type="float" office:value="187"/>
          </table:previous>
        </table:cell-content-change>
        <table:cell-content-change table:id="ct778">
          <table:cell-address table:column="1" table:row="193" table:table="0"/>
          <office:change-info>
            <dc:creator>Hubert FONGARNAND</dc:creator>
            <dc:date>2013-02-28T10:32:02</dc:date>
          </office:change-info>
          <table:previous>
            <table:change-track-table-cell office:value-type="float" office:value="188"/>
          </table:previous>
        </table:cell-content-change>
        <table:cell-content-change table:id="ct779">
          <table:cell-address table:column="1" table:row="194" table:table="0"/>
          <office:change-info>
            <dc:creator>Hubert FONGARNAND</dc:creator>
            <dc:date>2013-02-28T10:32:02</dc:date>
          </office:change-info>
          <table:previous>
            <table:change-track-table-cell office:value-type="float" office:value="189"/>
          </table:previous>
        </table:cell-content-change>
        <table:cell-content-change table:id="ct780">
          <table:cell-address table:column="1" table:row="196" table:table="0"/>
          <office:change-info>
            <dc:creator>Hubert FONGARNAND</dc:creator>
            <dc:date>2013-02-28T10:32:02</dc:date>
          </office:change-info>
          <table:previous>
            <table:change-track-table-cell office:value-type="float" office:value="190"/>
          </table:previous>
        </table:cell-content-change>
        <table:cell-content-change table:id="ct781">
          <table:cell-address table:column="1" table:row="197" table:table="0"/>
          <office:change-info>
            <dc:creator>Hubert FONGARNAND</dc:creator>
            <dc:date>2013-02-28T10:32:02</dc:date>
          </office:change-info>
          <table:previous>
            <table:change-track-table-cell office:value-type="float" office:value="191"/>
          </table:previous>
        </table:cell-content-change>
        <table:cell-content-change table:id="ct782">
          <table:cell-address table:column="1" table:row="198" table:table="0"/>
          <office:change-info>
            <dc:creator>Hubert FONGARNAND</dc:creator>
            <dc:date>2013-02-28T10:32:02</dc:date>
          </office:change-info>
          <table:previous>
            <table:change-track-table-cell office:value-type="float" office:value="192"/>
          </table:previous>
        </table:cell-content-change>
        <table:cell-content-change table:id="ct783">
          <table:cell-address table:column="1" table:row="199" table:table="0"/>
          <office:change-info>
            <dc:creator>Hubert FONGARNAND</dc:creator>
            <dc:date>2013-02-28T10:32:02</dc:date>
          </office:change-info>
          <table:previous>
            <table:change-track-table-cell office:value-type="float" office:value="110"/>
          </table:previous>
        </table:cell-content-change>
        <table:cell-content-change table:id="ct784">
          <table:cell-address table:column="1" table:row="200" table:table="0"/>
          <office:change-info>
            <dc:creator>Hubert FONGARNAND</dc:creator>
            <dc:date>2013-02-28T10:32:02</dc:date>
          </office:change-info>
          <table:previous>
            <table:change-track-table-cell office:value-type="float" office:value="193"/>
          </table:previous>
        </table:cell-content-change>
        <table:cell-content-change table:id="ct785">
          <table:cell-address table:column="1" table:row="201" table:table="0"/>
          <office:change-info>
            <dc:creator>Hubert FONGARNAND</dc:creator>
            <dc:date>2013-02-28T10:32:02</dc:date>
          </office:change-info>
          <table:previous>
            <table:change-track-table-cell office:value-type="float" office:value="194"/>
          </table:previous>
        </table:cell-content-change>
        <table:cell-content-change table:id="ct786">
          <table:cell-address table:column="1" table:row="202" table:table="0"/>
          <office:change-info>
            <dc:creator>Hubert FONGARNAND</dc:creator>
            <dc:date>2013-02-28T10:32:02</dc:date>
          </office:change-info>
          <table:previous>
            <table:change-track-table-cell office:value-type="float" office:value="195"/>
          </table:previous>
        </table:cell-content-change>
        <table:cell-content-change table:id="ct787">
          <table:cell-address table:column="1" table:row="203" table:table="0"/>
          <office:change-info>
            <dc:creator>Hubert FONGARNAND</dc:creator>
            <dc:date>2013-02-28T10:32:02</dc:date>
          </office:change-info>
          <table:previous>
            <table:change-track-table-cell office:value-type="float" office:value="196"/>
          </table:previous>
        </table:cell-content-change>
        <table:cell-content-change table:id="ct788">
          <table:cell-address table:column="1" table:row="204" table:table="0"/>
          <office:change-info>
            <dc:creator>Hubert FONGARNAND</dc:creator>
            <dc:date>2013-02-28T10:32:02</dc:date>
          </office:change-info>
          <table:previous>
            <table:change-track-table-cell office:value-type="float" office:value="197"/>
          </table:previous>
        </table:cell-content-change>
        <table:cell-content-change table:id="ct789">
          <table:cell-address table:column="1" table:row="205" table:table="0"/>
          <office:change-info>
            <dc:creator>Hubert FONGARNAND</dc:creator>
            <dc:date>2013-02-28T10:32:02</dc:date>
          </office:change-info>
          <table:previous>
            <table:change-track-table-cell office:value-type="float" office:value="198"/>
          </table:previous>
        </table:cell-content-change>
        <table:cell-content-change table:id="ct790">
          <table:cell-address table:column="1" table:row="206" table:table="0"/>
          <office:change-info>
            <dc:creator>Hubert FONGARNAND</dc:creator>
            <dc:date>2013-02-28T10:32:02</dc:date>
          </office:change-info>
          <table:previous>
            <table:change-track-table-cell office:value-type="float" office:value="199"/>
          </table:previous>
        </table:cell-content-change>
        <table:cell-content-change table:id="ct791">
          <table:cell-address table:column="1" table:row="208" table:table="0"/>
          <office:change-info>
            <dc:creator>Hubert FONGARNAND</dc:creator>
            <dc:date>2013-02-28T10:32:02</dc:date>
          </office:change-info>
          <table:previous>
            <table:change-track-table-cell office:value-type="float" office:value="200"/>
          </table:previous>
        </table:cell-content-change>
        <table:cell-content-change table:id="ct792">
          <table:cell-address table:column="1" table:row="209" table:table="0"/>
          <office:change-info>
            <dc:creator>Hubert FONGARNAND</dc:creator>
            <dc:date>2013-02-28T10:32:02</dc:date>
          </office:change-info>
          <table:previous>
            <table:change-track-table-cell office:value-type="float" office:value="201"/>
          </table:previous>
        </table:cell-content-change>
        <table:cell-content-change table:id="ct793">
          <table:cell-address table:column="1" table:row="210" table:table="0"/>
          <office:change-info>
            <dc:creator>Hubert FONGARNAND</dc:creator>
            <dc:date>2013-02-28T10:32:02</dc:date>
          </office:change-info>
          <table:previous>
            <table:change-track-table-cell office:value-type="float" office:value="202"/>
          </table:previous>
        </table:cell-content-change>
        <table:cell-content-change table:id="ct794">
          <table:cell-address table:column="1" table:row="211" table:table="0"/>
          <office:change-info>
            <dc:creator>Hubert FONGARNAND</dc:creator>
            <dc:date>2013-02-28T10:32:02</dc:date>
          </office:change-info>
          <table:previous>
            <table:change-track-table-cell office:value-type="float" office:value="203"/>
          </table:previous>
        </table:cell-content-change>
        <table:cell-content-change table:id="ct795">
          <table:cell-address table:column="1" table:row="212" table:table="0"/>
          <office:change-info>
            <dc:creator>Hubert FONGARNAND</dc:creator>
            <dc:date>2013-02-28T10:32:02</dc:date>
          </office:change-info>
          <table:previous>
            <table:change-track-table-cell office:value-type="float" office:value="204"/>
          </table:previous>
        </table:cell-content-change>
        <table:cell-content-change table:id="ct796">
          <table:cell-address table:column="1" table:row="213" table:table="0"/>
          <office:change-info>
            <dc:creator>Hubert FONGARNAND</dc:creator>
            <dc:date>2013-02-28T10:32:02</dc:date>
          </office:change-info>
          <table:previous>
            <table:change-track-table-cell office:value-type="float" office:value="205"/>
          </table:previous>
        </table:cell-content-change>
        <table:cell-content-change table:id="ct797">
          <table:cell-address table:column="1" table:row="214" table:table="0"/>
          <office:change-info>
            <dc:creator>Hubert FONGARNAND</dc:creator>
            <dc:date>2013-02-28T10:32:02</dc:date>
          </office:change-info>
          <table:previous>
            <table:change-track-table-cell office:value-type="float" office:value="206"/>
          </table:previous>
        </table:cell-content-change>
        <table:cell-content-change table:id="ct798">
          <table:cell-address table:column="1" table:row="215" table:table="0"/>
          <office:change-info>
            <dc:creator>Hubert FONGARNAND</dc:creator>
            <dc:date>2013-02-28T10:32:02</dc:date>
          </office:change-info>
          <table:previous>
            <table:change-track-table-cell office:value-type="float" office:value="207"/>
          </table:previous>
        </table:cell-content-change>
        <table:cell-content-change table:id="ct799">
          <table:cell-address table:column="1" table:row="216" table:table="0"/>
          <office:change-info>
            <dc:creator>Hubert FONGARNAND</dc:creator>
            <dc:date>2013-02-28T10:32:02</dc:date>
          </office:change-info>
          <table:previous>
            <table:change-track-table-cell office:value-type="float" office:value="208"/>
          </table:previous>
        </table:cell-content-change>
        <table:cell-content-change table:id="ct800">
          <table:cell-address table:column="1" table:row="217" table:table="0"/>
          <office:change-info>
            <dc:creator>Hubert FONGARNAND</dc:creator>
            <dc:date>2013-02-28T10:32:02</dc:date>
          </office:change-info>
          <table:previous>
            <table:change-track-table-cell office:value-type="float" office:value="209"/>
          </table:previous>
        </table:cell-content-change>
        <table:cell-content-change table:id="ct801">
          <table:cell-address table:column="1" table:row="218" table:table="0"/>
          <office:change-info>
            <dc:creator>Hubert FONGARNAND</dc:creator>
            <dc:date>2013-02-28T10:32:02</dc:date>
          </office:change-info>
          <table:previous>
            <table:change-track-table-cell office:value-type="float" office:value="210"/>
          </table:previous>
        </table:cell-content-change>
        <table:cell-content-change table:id="ct802">
          <table:cell-address table:column="1" table:row="219" table:table="0"/>
          <office:change-info>
            <dc:creator>Hubert FONGARNAND</dc:creator>
            <dc:date>2013-02-28T10:32:02</dc:date>
          </office:change-info>
          <table:previous>
            <table:change-track-table-cell office:value-type="float" office:value="211"/>
          </table:previous>
        </table:cell-content-change>
        <table:cell-content-change table:id="ct803">
          <table:cell-address table:column="1" table:row="220" table:table="0"/>
          <office:change-info>
            <dc:creator>Hubert FONGARNAND</dc:creator>
            <dc:date>2013-02-28T10:32:02</dc:date>
          </office:change-info>
          <table:previous>
            <table:change-track-table-cell office:value-type="float" office:value="212"/>
          </table:previous>
        </table:cell-content-change>
        <table:cell-content-change table:id="ct804">
          <table:cell-address table:column="1" table:row="221" table:table="0"/>
          <office:change-info>
            <dc:creator>Hubert FONGARNAND</dc:creator>
            <dc:date>2013-02-28T10:32:02</dc:date>
          </office:change-info>
          <table:previous>
            <table:change-track-table-cell office:value-type="float" office:value="213"/>
          </table:previous>
        </table:cell-content-change>
        <table:cell-content-change table:id="ct805">
          <table:cell-address table:column="1" table:row="222" table:table="0"/>
          <office:change-info>
            <dc:creator>Hubert FONGARNAND</dc:creator>
            <dc:date>2013-02-28T10:32:02</dc:date>
          </office:change-info>
          <table:previous>
            <table:change-track-table-cell office:value-type="float" office:value="214"/>
          </table:previous>
        </table:cell-content-change>
        <table:cell-content-change table:id="ct806">
          <table:cell-address table:column="1" table:row="223" table:table="0"/>
          <office:change-info>
            <dc:creator>Hubert FONGARNAND</dc:creator>
            <dc:date>2013-02-28T10:32:02</dc:date>
          </office:change-info>
          <table:previous>
            <table:change-track-table-cell office:value-type="float" office:value="215"/>
          </table:previous>
        </table:cell-content-change>
        <table:cell-content-change table:id="ct807">
          <table:cell-address table:column="1" table:row="224" table:table="0"/>
          <office:change-info>
            <dc:creator>Hubert FONGARNAND</dc:creator>
            <dc:date>2013-02-28T10:32:02</dc:date>
          </office:change-info>
          <table:previous>
            <table:change-track-table-cell office:value-type="float" office:value="216"/>
          </table:previous>
        </table:cell-content-change>
        <table:cell-content-change table:id="ct808">
          <table:cell-address table:column="1" table:row="225" table:table="0"/>
          <office:change-info>
            <dc:creator>Hubert FONGARNAND</dc:creator>
            <dc:date>2013-02-28T10:32:02</dc:date>
          </office:change-info>
          <table:previous>
            <table:change-track-table-cell office:value-type="float" office:value="217"/>
          </table:previous>
        </table:cell-content-change>
        <table:cell-content-change table:id="ct809">
          <table:cell-address table:column="1" table:row="226" table:table="0"/>
          <office:change-info>
            <dc:creator>Hubert FONGARNAND</dc:creator>
            <dc:date>2013-02-28T10:32:02</dc:date>
          </office:change-info>
          <table:previous>
            <table:change-track-table-cell office:value-type="float" office:value="218"/>
          </table:previous>
        </table:cell-content-change>
        <table:cell-content-change table:id="ct810">
          <table:cell-address table:column="1" table:row="227" table:table="0"/>
          <office:change-info>
            <dc:creator>Hubert FONGARNAND</dc:creator>
            <dc:date>2013-02-28T10:32:02</dc:date>
          </office:change-info>
          <table:previous>
            <table:change-track-table-cell office:value-type="float" office:value="219"/>
          </table:previous>
        </table:cell-content-change>
        <table:cell-content-change table:id="ct811">
          <table:cell-address table:column="1" table:row="228" table:table="0"/>
          <office:change-info>
            <dc:creator>Hubert FONGARNAND</dc:creator>
            <dc:date>2013-02-28T10:32:02</dc:date>
          </office:change-info>
          <table:previous>
            <table:change-track-table-cell office:value-type="float" office:value="220"/>
          </table:previous>
        </table:cell-content-change>
        <table:cell-content-change table:id="ct812">
          <table:cell-address table:column="1" table:row="229" table:table="0"/>
          <office:change-info>
            <dc:creator>Hubert FONGARNAND</dc:creator>
            <dc:date>2013-02-28T10:32:02</dc:date>
          </office:change-info>
          <table:previous>
            <table:change-track-table-cell office:value-type="float" office:value="221"/>
          </table:previous>
        </table:cell-content-change>
        <table:cell-content-change table:id="ct813">
          <table:cell-address table:column="1" table:row="230" table:table="0"/>
          <office:change-info>
            <dc:creator>Hubert FONGARNAND</dc:creator>
            <dc:date>2013-02-28T10:32:02</dc:date>
          </office:change-info>
          <table:previous>
            <table:change-track-table-cell office:value-type="float" office:value="222"/>
          </table:previous>
        </table:cell-content-change>
        <table:cell-content-change table:id="ct814">
          <table:cell-address table:column="1" table:row="231" table:table="0"/>
          <office:change-info>
            <dc:creator>Hubert FONGARNAND</dc:creator>
            <dc:date>2013-02-28T10:32:02</dc:date>
          </office:change-info>
          <table:previous>
            <table:change-track-table-cell office:value-type="float" office:value="223"/>
          </table:previous>
        </table:cell-content-change>
        <table:cell-content-change table:id="ct815">
          <table:cell-address table:column="1" table:row="232" table:table="0"/>
          <office:change-info>
            <dc:creator>Hubert FONGARNAND</dc:creator>
            <dc:date>2013-02-28T10:32:02</dc:date>
          </office:change-info>
          <table:previous>
            <table:change-track-table-cell office:value-type="float" office:value="224"/>
          </table:previous>
        </table:cell-content-change>
        <table:cell-content-change table:id="ct816">
          <table:cell-address table:column="1" table:row="233" table:table="0"/>
          <office:change-info>
            <dc:creator>Hubert FONGARNAND</dc:creator>
            <dc:date>2013-02-28T10:32:02</dc:date>
          </office:change-info>
          <table:previous>
            <table:change-track-table-cell office:value-type="float" office:value="225"/>
          </table:previous>
        </table:cell-content-change>
        <table:cell-content-change table:id="ct817">
          <table:cell-address table:column="1" table:row="234" table:table="0"/>
          <office:change-info>
            <dc:creator>Hubert FONGARNAND</dc:creator>
            <dc:date>2013-02-28T10:32:02</dc:date>
          </office:change-info>
          <table:previous>
            <table:change-track-table-cell office:value-type="float" office:value="226"/>
          </table:previous>
        </table:cell-content-change>
        <table:cell-content-change table:id="ct818">
          <table:cell-address table:column="1" table:row="235" table:table="0"/>
          <office:change-info>
            <dc:creator>Hubert FONGARNAND</dc:creator>
            <dc:date>2013-02-28T10:32:02</dc:date>
          </office:change-info>
          <table:previous>
            <table:change-track-table-cell office:value-type="float" office:value="227"/>
          </table:previous>
        </table:cell-content-change>
        <table:cell-content-change table:id="ct819">
          <table:cell-address table:column="1" table:row="236" table:table="0"/>
          <office:change-info>
            <dc:creator>Hubert FONGARNAND</dc:creator>
            <dc:date>2013-02-28T10:32:02</dc:date>
          </office:change-info>
          <table:previous>
            <table:change-track-table-cell office:value-type="float" office:value="228"/>
          </table:previous>
        </table:cell-content-change>
        <table:cell-content-change table:id="ct820">
          <table:cell-address table:column="1" table:row="237" table:table="0"/>
          <office:change-info>
            <dc:creator>Hubert FONGARNAND</dc:creator>
            <dc:date>2013-02-28T10:32:02</dc:date>
          </office:change-info>
          <table:previous>
            <table:change-track-table-cell office:value-type="float" office:value="229"/>
          </table:previous>
        </table:cell-content-change>
        <table:cell-content-change table:id="ct821">
          <table:cell-address table:column="1" table:row="238" table:table="0"/>
          <office:change-info>
            <dc:creator>Hubert FONGARNAND</dc:creator>
            <dc:date>2013-02-28T10:32:02</dc:date>
          </office:change-info>
          <table:previous>
            <table:change-track-table-cell office:value-type="float" office:value="230"/>
          </table:previous>
        </table:cell-content-change>
        <table:cell-content-change table:id="ct822">
          <table:cell-address table:column="1" table:row="239" table:table="0"/>
          <office:change-info>
            <dc:creator>Hubert FONGARNAND</dc:creator>
            <dc:date>2013-02-28T10:32:02</dc:date>
          </office:change-info>
          <table:previous>
            <table:change-track-table-cell office:value-type="float" office:value="231"/>
          </table:previous>
        </table:cell-content-change>
        <table:cell-content-change table:id="ct823">
          <table:cell-address table:column="1" table:row="240" table:table="0"/>
          <office:change-info>
            <dc:creator>Hubert FONGARNAND</dc:creator>
            <dc:date>2013-02-28T10:32:02</dc:date>
          </office:change-info>
          <table:previous>
            <table:change-track-table-cell office:value-type="float" office:value="232"/>
          </table:previous>
        </table:cell-content-change>
        <table:cell-content-change table:id="ct824">
          <table:cell-address table:column="1" table:row="241" table:table="0"/>
          <office:change-info>
            <dc:creator>Hubert FONGARNAND</dc:creator>
            <dc:date>2013-02-28T10:32:02</dc:date>
          </office:change-info>
          <table:previous>
            <table:change-track-table-cell office:value-type="float" office:value="233"/>
          </table:previous>
        </table:cell-content-change>
        <table:cell-content-change table:id="ct825">
          <table:cell-address table:column="1" table:row="242" table:table="0"/>
          <office:change-info>
            <dc:creator>Hubert FONGARNAND</dc:creator>
            <dc:date>2013-02-28T10:32:02</dc:date>
          </office:change-info>
          <table:previous>
            <table:change-track-table-cell office:value-type="float" office:value="234"/>
          </table:previous>
        </table:cell-content-change>
        <table:cell-content-change table:id="ct826">
          <table:cell-address table:column="1" table:row="243" table:table="0"/>
          <office:change-info>
            <dc:creator>Hubert FONGARNAND</dc:creator>
            <dc:date>2013-02-28T10:32:02</dc:date>
          </office:change-info>
          <table:previous>
            <table:change-track-table-cell office:value-type="float" office:value="235"/>
          </table:previous>
        </table:cell-content-change>
        <table:cell-content-change table:id="ct827">
          <table:cell-address table:column="1" table:row="244" table:table="0"/>
          <office:change-info>
            <dc:creator>Hubert FONGARNAND</dc:creator>
            <dc:date>2013-02-28T10:32:02</dc:date>
          </office:change-info>
          <table:previous>
            <table:change-track-table-cell office:value-type="float" office:value="236"/>
          </table:previous>
        </table:cell-content-change>
        <table:cell-content-change table:id="ct828">
          <table:cell-address table:column="1" table:row="245" table:table="0"/>
          <office:change-info>
            <dc:creator>Hubert FONGARNAND</dc:creator>
            <dc:date>2013-02-28T10:32:02</dc:date>
          </office:change-info>
          <table:previous>
            <table:change-track-table-cell office:value-type="float" office:value="237"/>
          </table:previous>
        </table:cell-content-change>
        <table:cell-content-change table:id="ct829">
          <table:cell-address table:column="1" table:row="246" table:table="0"/>
          <office:change-info>
            <dc:creator>Hubert FONGARNAND</dc:creator>
            <dc:date>2013-02-28T10:32:02</dc:date>
          </office:change-info>
          <table:previous>
            <table:change-track-table-cell office:value-type="float" office:value="238"/>
          </table:previous>
        </table:cell-content-change>
        <table:cell-content-change table:id="ct830">
          <table:cell-address table:column="1" table:row="247" table:table="0"/>
          <office:change-info>
            <dc:creator>Hubert FONGARNAND</dc:creator>
            <dc:date>2013-02-28T10:32:02</dc:date>
          </office:change-info>
          <table:previous>
            <table:change-track-table-cell office:value-type="float" office:value="239"/>
          </table:previous>
        </table:cell-content-change>
        <table:cell-content-change table:id="ct831">
          <table:cell-address table:column="1" table:row="248" table:table="0"/>
          <office:change-info>
            <dc:creator>Hubert FONGARNAND</dc:creator>
            <dc:date>2013-02-28T10:32:02</dc:date>
          </office:change-info>
          <table:previous>
            <table:change-track-table-cell office:value-type="float" office:value="240"/>
          </table:previous>
        </table:cell-content-change>
        <table:cell-content-change table:id="ct832">
          <table:cell-address table:column="1" table:row="249" table:table="0"/>
          <office:change-info>
            <dc:creator>Hubert FONGARNAND</dc:creator>
            <dc:date>2013-02-28T10:32:02</dc:date>
          </office:change-info>
          <table:previous>
            <table:change-track-table-cell office:value-type="float" office:value="241"/>
          </table:previous>
        </table:cell-content-change>
        <table:cell-content-change table:id="ct833">
          <table:cell-address table:column="1" table:row="250" table:table="0"/>
          <office:change-info>
            <dc:creator>Hubert FONGARNAND</dc:creator>
            <dc:date>2013-02-28T10:32:02</dc:date>
          </office:change-info>
          <table:previous>
            <table:change-track-table-cell office:value-type="float" office:value="242"/>
          </table:previous>
        </table:cell-content-change>
        <table:cell-content-change table:id="ct834">
          <table:cell-address table:column="1" table:row="251" table:table="0"/>
          <office:change-info>
            <dc:creator>Hubert FONGARNAND</dc:creator>
            <dc:date>2013-02-28T10:32:02</dc:date>
          </office:change-info>
          <table:previous>
            <table:change-track-table-cell office:value-type="float" office:value="243"/>
          </table:previous>
        </table:cell-content-change>
        <table:cell-content-change table:id="ct835">
          <table:cell-address table:column="1" table:row="252" table:table="0"/>
          <office:change-info>
            <dc:creator>Hubert FONGARNAND</dc:creator>
            <dc:date>2013-02-28T10:32:02</dc:date>
          </office:change-info>
          <table:previous>
            <table:change-track-table-cell office:value-type="float" office:value="244"/>
          </table:previous>
        </table:cell-content-change>
        <table:cell-content-change table:id="ct836">
          <table:cell-address table:column="1" table:row="253" table:table="0"/>
          <office:change-info>
            <dc:creator>Hubert FONGARNAND</dc:creator>
            <dc:date>2013-02-28T10:32:02</dc:date>
          </office:change-info>
          <table:previous>
            <table:change-track-table-cell office:value-type="float" office:value="245"/>
          </table:previous>
        </table:cell-content-change>
        <table:cell-content-change table:id="ct837">
          <table:cell-address table:column="1" table:row="254" table:table="0"/>
          <office:change-info>
            <dc:creator>Hubert FONGARNAND</dc:creator>
            <dc:date>2013-02-28T10:32:02</dc:date>
          </office:change-info>
          <table:previous>
            <table:change-track-table-cell office:value-type="float" office:value="246"/>
          </table:previous>
        </table:cell-content-change>
        <table:cell-content-change table:id="ct838">
          <table:cell-address table:column="1" table:row="255" table:table="0"/>
          <office:change-info>
            <dc:creator>Hubert FONGARNAND</dc:creator>
            <dc:date>2013-02-28T10:32:02</dc:date>
          </office:change-info>
          <table:previous>
            <table:change-track-table-cell office:value-type="float" office:value="247"/>
          </table:previous>
        </table:cell-content-change>
        <table:cell-content-change table:id="ct839">
          <table:cell-address table:column="1" table:row="256" table:table="0"/>
          <office:change-info>
            <dc:creator>Hubert FONGARNAND</dc:creator>
            <dc:date>2013-02-28T10:32:02</dc:date>
          </office:change-info>
          <table:previous>
            <table:change-track-table-cell office:value-type="float" office:value="248"/>
          </table:previous>
        </table:cell-content-change>
        <table:cell-content-change table:id="ct840">
          <table:cell-address table:column="1" table:row="257" table:table="0"/>
          <office:change-info>
            <dc:creator>Hubert FONGARNAND</dc:creator>
            <dc:date>2013-02-28T10:32:02</dc:date>
          </office:change-info>
          <table:previous>
            <table:change-track-table-cell office:value-type="float" office:value="249"/>
          </table:previous>
        </table:cell-content-change>
        <table:cell-content-change table:id="ct841">
          <table:cell-address table:column="1" table:row="258" table:table="0"/>
          <office:change-info>
            <dc:creator>Hubert FONGARNAND</dc:creator>
            <dc:date>2013-02-28T10:32:02</dc:date>
          </office:change-info>
          <table:previous>
            <table:change-track-table-cell office:value-type="float" office:value="250"/>
          </table:previous>
        </table:cell-content-change>
        <table:cell-content-change table:id="ct842">
          <table:cell-address table:column="1" table:row="259" table:table="0"/>
          <office:change-info>
            <dc:creator>Hubert FONGARNAND</dc:creator>
            <dc:date>2013-02-28T10:32:02</dc:date>
          </office:change-info>
          <table:previous>
            <table:change-track-table-cell office:value-type="float" office:value="251"/>
          </table:previous>
        </table:cell-content-change>
        <table:cell-content-change table:id="ct843">
          <table:cell-address table:column="1" table:row="260" table:table="0"/>
          <office:change-info>
            <dc:creator>Hubert FONGARNAND</dc:creator>
            <dc:date>2013-02-28T10:32:02</dc:date>
          </office:change-info>
          <table:previous>
            <table:change-track-table-cell office:value-type="float" office:value="252"/>
          </table:previous>
        </table:cell-content-change>
        <table:cell-content-change table:id="ct844">
          <table:cell-address table:column="1" table:row="261" table:table="0"/>
          <office:change-info>
            <dc:creator>Hubert FONGARNAND</dc:creator>
            <dc:date>2013-02-28T10:32:02</dc:date>
          </office:change-info>
          <table:previous>
            <table:change-track-table-cell office:value-type="float" office:value="253"/>
          </table:previous>
        </table:cell-content-change>
        <table:cell-content-change table:id="ct845">
          <table:cell-address table:column="1" table:row="262" table:table="0"/>
          <office:change-info>
            <dc:creator>Hubert FONGARNAND</dc:creator>
            <dc:date>2013-02-28T10:32:02</dc:date>
          </office:change-info>
          <table:previous>
            <table:change-track-table-cell office:value-type="float" office:value="254"/>
          </table:previous>
        </table:cell-content-change>
        <table:cell-content-change table:id="ct846">
          <table:cell-address table:column="1" table:row="263" table:table="0"/>
          <office:change-info>
            <dc:creator>Hubert FONGARNAND</dc:creator>
            <dc:date>2013-02-28T10:32:02</dc:date>
          </office:change-info>
          <table:previous>
            <table:change-track-table-cell office:value-type="float" office:value="255"/>
          </table:previous>
        </table:cell-content-change>
        <table:cell-content-change table:id="ct847">
          <table:cell-address table:column="1" table:row="264" table:table="0"/>
          <office:change-info>
            <dc:creator>Hubert FONGARNAND</dc:creator>
            <dc:date>2013-02-28T10:32:02</dc:date>
          </office:change-info>
          <table:previous>
            <table:change-track-table-cell office:value-type="float" office:value="256"/>
          </table:previous>
        </table:cell-content-change>
        <table:cell-content-change table:id="ct848">
          <table:cell-address table:column="1" table:row="265" table:table="0"/>
          <office:change-info>
            <dc:creator>Hubert FONGARNAND</dc:creator>
            <dc:date>2013-02-28T10:32:02</dc:date>
          </office:change-info>
          <table:previous>
            <table:change-track-table-cell office:value-type="float" office:value="257"/>
          </table:previous>
        </table:cell-content-change>
        <table:cell-content-change table:id="ct849">
          <table:cell-address table:column="1" table:row="266" table:table="0"/>
          <office:change-info>
            <dc:creator>Hubert FONGARNAND</dc:creator>
            <dc:date>2013-02-28T10:32:02</dc:date>
          </office:change-info>
          <table:previous>
            <table:change-track-table-cell office:value-type="float" office:value="258"/>
          </table:previous>
        </table:cell-content-change>
        <table:cell-content-change table:id="ct850">
          <table:cell-address table:column="1" table:row="267" table:table="0"/>
          <office:change-info>
            <dc:creator>Hubert FONGARNAND</dc:creator>
            <dc:date>2013-02-28T10:32:02</dc:date>
          </office:change-info>
          <table:previous>
            <table:change-track-table-cell office:value-type="float" office:value="259"/>
          </table:previous>
        </table:cell-content-change>
        <table:cell-content-change table:id="ct851">
          <table:cell-address table:column="1" table:row="268" table:table="0"/>
          <office:change-info>
            <dc:creator>Hubert FONGARNAND</dc:creator>
            <dc:date>2013-02-28T10:32:02</dc:date>
          </office:change-info>
          <table:previous>
            <table:change-track-table-cell office:value-type="float" office:value="260"/>
          </table:previous>
        </table:cell-content-change>
        <table:cell-content-change table:id="ct852">
          <table:cell-address table:column="1" table:row="269" table:table="0"/>
          <office:change-info>
            <dc:creator>Hubert FONGARNAND</dc:creator>
            <dc:date>2013-02-28T10:32:02</dc:date>
          </office:change-info>
          <table:previous>
            <table:change-track-table-cell office:value-type="float" office:value="261"/>
          </table:previous>
        </table:cell-content-change>
        <table:cell-content-change table:id="ct853">
          <table:cell-address table:column="1" table:row="270" table:table="0"/>
          <office:change-info>
            <dc:creator>Hubert FONGARNAND</dc:creator>
            <dc:date>2013-02-28T10:32:02</dc:date>
          </office:change-info>
          <table:previous>
            <table:change-track-table-cell office:value-type="float" office:value="262"/>
          </table:previous>
        </table:cell-content-change>
        <table:cell-content-change table:id="ct854">
          <table:cell-address table:column="1" table:row="271" table:table="0"/>
          <office:change-info>
            <dc:creator>Hubert FONGARNAND</dc:creator>
            <dc:date>2013-02-28T10:32:02</dc:date>
          </office:change-info>
          <table:previous>
            <table:change-track-table-cell office:value-type="float" office:value="263"/>
          </table:previous>
        </table:cell-content-change>
        <table:cell-content-change table:id="ct855">
          <table:cell-address table:column="1" table:row="272" table:table="0"/>
          <office:change-info>
            <dc:creator>Hubert FONGARNAND</dc:creator>
            <dc:date>2013-02-28T10:32:02</dc:date>
          </office:change-info>
          <table:previous>
            <table:change-track-table-cell office:value-type="float" office:value="264"/>
          </table:previous>
        </table:cell-content-change>
        <table:cell-content-change table:id="ct856">
          <table:cell-address table:column="1" table:row="273" table:table="0"/>
          <office:change-info>
            <dc:creator>Hubert FONGARNAND</dc:creator>
            <dc:date>2013-02-28T10:32:02</dc:date>
          </office:change-info>
          <table:previous>
            <table:change-track-table-cell office:value-type="float" office:value="265"/>
          </table:previous>
        </table:cell-content-change>
        <table:cell-content-change table:id="ct857">
          <table:cell-address table:column="1" table:row="274" table:table="0"/>
          <office:change-info>
            <dc:creator>Hubert FONGARNAND</dc:creator>
            <dc:date>2013-02-28T10:32:02</dc:date>
          </office:change-info>
          <table:previous>
            <table:change-track-table-cell office:value-type="float" office:value="266"/>
          </table:previous>
        </table:cell-content-change>
        <table:cell-content-change table:id="ct858">
          <table:cell-address table:column="1" table:row="275" table:table="0"/>
          <office:change-info>
            <dc:creator>Hubert FONGARNAND</dc:creator>
            <dc:date>2013-02-28T10:32:02</dc:date>
          </office:change-info>
          <table:previous>
            <table:change-track-table-cell office:value-type="float" office:value="267"/>
          </table:previous>
        </table:cell-content-change>
        <table:cell-content-change table:id="ct859">
          <table:cell-address table:column="1" table:row="276" table:table="0"/>
          <office:change-info>
            <dc:creator>Hubert FONGARNAND</dc:creator>
            <dc:date>2013-02-28T10:32:02</dc:date>
          </office:change-info>
          <table:previous>
            <table:change-track-table-cell/>
          </table:previous>
        </table:cell-content-change>
        <table:cell-content-change table:id="ct860">
          <table:cell-address table:column="1" table:row="277" table:table="0"/>
          <office:change-info>
            <dc:creator>Hubert FONGARNAND</dc:creator>
            <dc:date>2013-02-28T10:32:02</dc:date>
          </office:change-info>
          <table:previous>
            <table:change-track-table-cell office:value-type="float" office:value="268"/>
          </table:previous>
        </table:cell-content-change>
        <table:cell-content-change table:id="ct861">
          <table:cell-address table:column="1" table:row="278" table:table="0"/>
          <office:change-info>
            <dc:creator>Hubert FONGARNAND</dc:creator>
            <dc:date>2013-02-28T10:32:02</dc:date>
          </office:change-info>
          <table:previous>
            <table:change-track-table-cell office:value-type="float" office:value="269"/>
          </table:previous>
        </table:cell-content-change>
        <table:cell-content-change table:id="ct862">
          <table:cell-address table:column="1" table:row="279" table:table="0"/>
          <office:change-info>
            <dc:creator>Hubert FONGARNAND</dc:creator>
            <dc:date>2013-02-28T10:32:02</dc:date>
          </office:change-info>
          <table:previous>
            <table:change-track-table-cell office:value-type="float" office:value="270"/>
          </table:previous>
        </table:cell-content-change>
        <table:cell-content-change table:id="ct863">
          <table:cell-address table:column="1" table:row="280" table:table="0"/>
          <office:change-info>
            <dc:creator>Hubert FONGARNAND</dc:creator>
            <dc:date>2013-02-28T10:32:02</dc:date>
          </office:change-info>
          <table:previous>
            <table:change-track-table-cell office:value-type="float" office:value="271"/>
          </table:previous>
        </table:cell-content-change>
        <table:cell-content-change table:id="ct864">
          <table:cell-address table:column="1" table:row="281" table:table="0"/>
          <office:change-info>
            <dc:creator>Hubert FONGARNAND</dc:creator>
            <dc:date>2013-02-28T10:32:02</dc:date>
          </office:change-info>
          <table:previous>
            <table:change-track-table-cell office:value-type="float" office:value="272"/>
          </table:previous>
        </table:cell-content-change>
        <table:cell-content-change table:id="ct865">
          <table:cell-address table:column="1" table:row="282" table:table="0"/>
          <office:change-info>
            <dc:creator>Hubert FONGARNAND</dc:creator>
            <dc:date>2013-02-28T10:32:02</dc:date>
          </office:change-info>
          <table:previous>
            <table:change-track-table-cell office:value-type="float" office:value="273"/>
          </table:previous>
        </table:cell-content-change>
        <table:cell-content-change table:id="ct866">
          <table:cell-address table:column="1" table:row="283" table:table="0"/>
          <office:change-info>
            <dc:creator>Hubert FONGARNAND</dc:creator>
            <dc:date>2013-02-28T10:32:02</dc:date>
          </office:change-info>
          <table:previous>
            <table:change-track-table-cell office:value-type="float" office:value="274"/>
          </table:previous>
        </table:cell-content-change>
        <table:cell-content-change table:id="ct867">
          <table:cell-address table:column="1" table:row="284" table:table="0"/>
          <office:change-info>
            <dc:creator>Hubert FONGARNAND</dc:creator>
            <dc:date>2013-02-28T10:32:02</dc:date>
          </office:change-info>
          <table:previous>
            <table:change-track-table-cell office:value-type="float" office:value="275"/>
          </table:previous>
        </table:cell-content-change>
        <table:cell-content-change table:id="ct868">
          <table:cell-address table:column="1" table:row="285" table:table="0"/>
          <office:change-info>
            <dc:creator>Hubert FONGARNAND</dc:creator>
            <dc:date>2013-02-28T10:32:02</dc:date>
          </office:change-info>
          <table:previous>
            <table:change-track-table-cell office:value-type="float" office:value="276"/>
          </table:previous>
        </table:cell-content-change>
        <table:cell-content-change table:id="ct869">
          <table:cell-address table:column="1" table:row="286" table:table="0"/>
          <office:change-info>
            <dc:creator>Hubert FONGARNAND</dc:creator>
            <dc:date>2013-02-28T10:32:02</dc:date>
          </office:change-info>
          <table:previous>
            <table:change-track-table-cell office:value-type="float" office:value="277"/>
          </table:previous>
        </table:cell-content-change>
        <table:cell-content-change table:id="ct870">
          <table:cell-address table:column="1" table:row="287" table:table="0"/>
          <office:change-info>
            <dc:creator>Hubert FONGARNAND</dc:creator>
            <dc:date>2013-02-28T10:32:02</dc:date>
          </office:change-info>
          <table:previous>
            <table:change-track-table-cell office:value-type="float" office:value="278"/>
          </table:previous>
        </table:cell-content-change>
        <table:cell-content-change table:id="ct871">
          <table:cell-address table:column="1" table:row="288" table:table="0"/>
          <office:change-info>
            <dc:creator>Hubert FONGARNAND</dc:creator>
            <dc:date>2013-02-28T10:32:02</dc:date>
          </office:change-info>
          <table:previous>
            <table:change-track-table-cell office:value-type="float" office:value="279"/>
          </table:previous>
        </table:cell-content-change>
        <table:cell-content-change table:id="ct872">
          <table:cell-address table:column="1" table:row="289" table:table="0"/>
          <office:change-info>
            <dc:creator>Hubert FONGARNAND</dc:creator>
            <dc:date>2013-02-28T10:32:02</dc:date>
          </office:change-info>
          <table:previous>
            <table:change-track-table-cell office:value-type="float" office:value="280"/>
          </table:previous>
        </table:cell-content-change>
        <table:cell-content-change table:id="ct873">
          <table:cell-address table:column="1" table:row="290" table:table="0"/>
          <office:change-info>
            <dc:creator>Hubert FONGARNAND</dc:creator>
            <dc:date>2013-02-28T10:32:02</dc:date>
          </office:change-info>
          <table:previous>
            <table:change-track-table-cell office:value-type="float" office:value="281"/>
          </table:previous>
        </table:cell-content-change>
        <table:cell-content-change table:id="ct874">
          <table:cell-address table:column="1" table:row="291" table:table="0"/>
          <office:change-info>
            <dc:creator>Hubert FONGARNAND</dc:creator>
            <dc:date>2013-02-28T10:32:02</dc:date>
          </office:change-info>
          <table:previous>
            <table:change-track-table-cell office:value-type="float" office:value="282"/>
          </table:previous>
        </table:cell-content-change>
        <table:cell-content-change table:id="ct875">
          <table:cell-address table:column="1" table:row="292" table:table="0"/>
          <office:change-info>
            <dc:creator>Hubert FONGARNAND</dc:creator>
            <dc:date>2013-02-28T10:32:02</dc:date>
          </office:change-info>
          <table:previous>
            <table:change-track-table-cell office:value-type="float" office:value="283"/>
          </table:previous>
        </table:cell-content-change>
        <table:cell-content-change table:id="ct876">
          <table:cell-address table:column="1" table:row="293" table:table="0"/>
          <office:change-info>
            <dc:creator>Hubert FONGARNAND</dc:creator>
            <dc:date>2013-02-28T10:32:02</dc:date>
          </office:change-info>
          <table:previous>
            <table:change-track-table-cell office:value-type="float" office:value="284"/>
          </table:previous>
        </table:cell-content-change>
        <table:cell-content-change table:id="ct877">
          <table:cell-address table:column="1" table:row="294" table:table="0"/>
          <office:change-info>
            <dc:creator>Hubert FONGARNAND</dc:creator>
            <dc:date>2013-02-28T10:32:02</dc:date>
          </office:change-info>
          <table:previous>
            <table:change-track-table-cell office:value-type="float" office:value="285"/>
          </table:previous>
        </table:cell-content-change>
        <table:cell-content-change table:id="ct878">
          <table:cell-address table:column="1" table:row="295" table:table="0"/>
          <office:change-info>
            <dc:creator>Hubert FONGARNAND</dc:creator>
            <dc:date>2013-02-28T10:32:02</dc:date>
          </office:change-info>
          <table:previous>
            <table:change-track-table-cell office:value-type="float" office:value="286"/>
          </table:previous>
        </table:cell-content-change>
        <table:cell-content-change table:id="ct879">
          <table:cell-address table:column="1" table:row="296" table:table="0"/>
          <office:change-info>
            <dc:creator>Hubert FONGARNAND</dc:creator>
            <dc:date>2013-02-28T10:32:02</dc:date>
          </office:change-info>
          <table:previous>
            <table:change-track-table-cell office:value-type="float" office:value="287"/>
          </table:previous>
        </table:cell-content-change>
        <table:cell-content-change table:id="ct880">
          <table:cell-address table:column="1" table:row="297" table:table="0"/>
          <office:change-info>
            <dc:creator>Hubert FONGARNAND</dc:creator>
            <dc:date>2013-02-28T10:32:02</dc:date>
          </office:change-info>
          <table:previous>
            <table:change-track-table-cell office:value-type="float" office:value="288"/>
          </table:previous>
        </table:cell-content-change>
        <table:cell-content-change table:id="ct881">
          <table:cell-address table:column="1" table:row="298" table:table="0"/>
          <office:change-info>
            <dc:creator>Hubert FONGARNAND</dc:creator>
            <dc:date>2013-02-28T10:32:02</dc:date>
          </office:change-info>
          <table:previous>
            <table:change-track-table-cell office:value-type="float" office:value="289"/>
          </table:previous>
        </table:cell-content-change>
        <table:cell-content-change table:id="ct882">
          <table:cell-address table:column="1" table:row="299" table:table="0"/>
          <office:change-info>
            <dc:creator>Hubert FONGARNAND</dc:creator>
            <dc:date>2013-02-28T10:32:02</dc:date>
          </office:change-info>
          <table:previous>
            <table:change-track-table-cell office:value-type="float" office:value="290"/>
          </table:previous>
        </table:cell-content-change>
        <table:cell-content-change table:id="ct883">
          <table:cell-address table:column="1" table:row="300" table:table="0"/>
          <office:change-info>
            <dc:creator>Hubert FONGARNAND</dc:creator>
            <dc:date>2013-02-28T10:32:02</dc:date>
          </office:change-info>
          <table:previous>
            <table:change-track-table-cell office:value-type="float" office:value="291"/>
          </table:previous>
        </table:cell-content-change>
        <table:cell-content-change table:id="ct884">
          <table:cell-address table:column="1" table:row="301" table:table="0"/>
          <office:change-info>
            <dc:creator>Hubert FONGARNAND</dc:creator>
            <dc:date>2013-02-28T10:32:02</dc:date>
          </office:change-info>
          <table:previous>
            <table:change-track-table-cell office:value-type="float" office:value="292"/>
          </table:previous>
        </table:cell-content-change>
        <table:cell-content-change table:id="ct885">
          <table:cell-address table:column="1" table:row="302" table:table="0"/>
          <office:change-info>
            <dc:creator>Hubert FONGARNAND</dc:creator>
            <dc:date>2013-02-28T10:32:02</dc:date>
          </office:change-info>
          <table:previous>
            <table:change-track-table-cell office:value-type="float" office:value="293"/>
          </table:previous>
        </table:cell-content-change>
        <table:cell-content-change table:id="ct886">
          <table:cell-address table:column="1" table:row="303" table:table="0"/>
          <office:change-info>
            <dc:creator>Hubert FONGARNAND</dc:creator>
            <dc:date>2013-02-28T10:32:02</dc:date>
          </office:change-info>
          <table:previous>
            <table:change-track-table-cell office:value-type="float" office:value="294"/>
          </table:previous>
        </table:cell-content-change>
        <table:cell-content-change table:id="ct887">
          <table:cell-address table:column="1" table:row="304" table:table="0"/>
          <office:change-info>
            <dc:creator>Hubert FONGARNAND</dc:creator>
            <dc:date>2013-02-28T10:32:02</dc:date>
          </office:change-info>
          <table:previous>
            <table:change-track-table-cell office:value-type="float" office:value="295"/>
          </table:previous>
        </table:cell-content-change>
        <table:cell-content-change table:id="ct888">
          <table:cell-address table:column="1" table:row="305" table:table="0"/>
          <office:change-info>
            <dc:creator>Hubert FONGARNAND</dc:creator>
            <dc:date>2013-02-28T10:32:02</dc:date>
          </office:change-info>
          <table:previous>
            <table:change-track-table-cell office:value-type="float" office:value="296"/>
          </table:previous>
        </table:cell-content-change>
        <table:cell-content-change table:id="ct889">
          <table:cell-address table:column="1" table:row="306" table:table="0"/>
          <office:change-info>
            <dc:creator>Hubert FONGARNAND</dc:creator>
            <dc:date>2013-02-28T10:32:02</dc:date>
          </office:change-info>
          <table:previous>
            <table:change-track-table-cell office:value-type="float" office:value="297"/>
          </table:previous>
        </table:cell-content-change>
        <table:cell-content-change table:id="ct890">
          <table:cell-address table:column="1" table:row="307" table:table="0"/>
          <office:change-info>
            <dc:creator>Hubert FONGARNAND</dc:creator>
            <dc:date>2013-02-28T10:32:02</dc:date>
          </office:change-info>
          <table:previous>
            <table:change-track-table-cell office:value-type="float" office:value="298"/>
          </table:previous>
        </table:cell-content-change>
        <table:cell-content-change table:id="ct891">
          <table:cell-address table:column="1" table:row="308" table:table="0"/>
          <office:change-info>
            <dc:creator>Hubert FONGARNAND</dc:creator>
            <dc:date>2013-02-28T10:32:02</dc:date>
          </office:change-info>
          <table:previous>
            <table:change-track-table-cell office:value-type="float" office:value="299"/>
          </table:previous>
        </table:cell-content-change>
        <table:cell-content-change table:id="ct892">
          <table:cell-address table:column="1" table:row="309" table:table="0"/>
          <office:change-info>
            <dc:creator>Hubert FONGARNAND</dc:creator>
            <dc:date>2013-02-28T10:32:02</dc:date>
          </office:change-info>
          <table:previous>
            <table:change-track-table-cell office:value-type="float" office:value="300"/>
          </table:previous>
        </table:cell-content-change>
        <table:cell-content-change table:id="ct893">
          <table:cell-address table:column="1" table:row="310" table:table="0"/>
          <office:change-info>
            <dc:creator>Hubert FONGARNAND</dc:creator>
            <dc:date>2013-02-28T10:32:02</dc:date>
          </office:change-info>
          <table:previous>
            <table:change-track-table-cell office:value-type="float" office:value="301"/>
          </table:previous>
        </table:cell-content-change>
        <table:cell-content-change table:id="ct894">
          <table:cell-address table:column="1" table:row="311" table:table="0"/>
          <office:change-info>
            <dc:creator>Hubert FONGARNAND</dc:creator>
            <dc:date>2013-02-28T10:32:02</dc:date>
          </office:change-info>
          <table:previous>
            <table:change-track-table-cell office:value-type="float" office:value="302"/>
          </table:previous>
        </table:cell-content-change>
        <table:cell-content-change table:id="ct895">
          <table:cell-address table:column="1" table:row="312" table:table="0"/>
          <office:change-info>
            <dc:creator>Hubert FONGARNAND</dc:creator>
            <dc:date>2013-02-28T10:32:02</dc:date>
          </office:change-info>
          <table:previous>
            <table:change-track-table-cell office:value-type="float" office:value="303"/>
          </table:previous>
        </table:cell-content-change>
        <table:cell-content-change table:id="ct896">
          <table:cell-address table:column="1" table:row="313" table:table="0"/>
          <office:change-info>
            <dc:creator>Hubert FONGARNAND</dc:creator>
            <dc:date>2013-02-28T10:32:02</dc:date>
          </office:change-info>
          <table:previous>
            <table:change-track-table-cell office:value-type="float" office:value="304"/>
          </table:previous>
        </table:cell-content-change>
        <table:cell-content-change table:id="ct897">
          <table:cell-address table:column="1" table:row="314" table:table="0"/>
          <office:change-info>
            <dc:creator>Hubert FONGARNAND</dc:creator>
            <dc:date>2013-02-28T10:32:02</dc:date>
          </office:change-info>
          <table:previous>
            <table:change-track-table-cell office:value-type="float" office:value="305"/>
          </table:previous>
        </table:cell-content-change>
        <table:cell-content-change table:id="ct898">
          <table:cell-address table:column="1" table:row="315" table:table="0"/>
          <office:change-info>
            <dc:creator>Hubert FONGARNAND</dc:creator>
            <dc:date>2013-02-28T10:32:02</dc:date>
          </office:change-info>
          <table:previous>
            <table:change-track-table-cell office:value-type="float" office:value="306"/>
          </table:previous>
        </table:cell-content-change>
        <table:cell-content-change table:id="ct899">
          <table:cell-address table:column="1" table:row="316" table:table="0"/>
          <office:change-info>
            <dc:creator>Hubert FONGARNAND</dc:creator>
            <dc:date>2013-02-28T10:32:02</dc:date>
          </office:change-info>
          <table:previous>
            <table:change-track-table-cell office:value-type="float" office:value="307"/>
          </table:previous>
        </table:cell-content-change>
        <table:cell-content-change table:id="ct900">
          <table:cell-address table:column="1" table:row="317" table:table="0"/>
          <office:change-info>
            <dc:creator>Hubert FONGARNAND</dc:creator>
            <dc:date>2013-02-28T10:32:02</dc:date>
          </office:change-info>
          <table:previous>
            <table:change-track-table-cell office:value-type="float" office:value="308"/>
          </table:previous>
        </table:cell-content-change>
        <table:cell-content-change table:id="ct901">
          <table:cell-address table:column="1" table:row="318" table:table="0"/>
          <office:change-info>
            <dc:creator>Hubert FONGARNAND</dc:creator>
            <dc:date>2013-02-28T10:32:02</dc:date>
          </office:change-info>
          <table:previous>
            <table:change-track-table-cell office:value-type="float" office:value="309"/>
          </table:previous>
        </table:cell-content-change>
        <table:cell-content-change table:id="ct902">
          <table:cell-address table:column="1" table:row="319" table:table="0"/>
          <office:change-info>
            <dc:creator>Hubert FONGARNAND</dc:creator>
            <dc:date>2013-02-28T10:32:02</dc:date>
          </office:change-info>
          <table:previous>
            <table:change-track-table-cell office:value-type="float" office:value="310"/>
          </table:previous>
        </table:cell-content-change>
        <table:cell-content-change table:id="ct903">
          <table:cell-address table:column="1" table:row="320" table:table="0"/>
          <office:change-info>
            <dc:creator>Hubert FONGARNAND</dc:creator>
            <dc:date>2013-02-28T10:32:02</dc:date>
          </office:change-info>
          <table:previous>
            <table:change-track-table-cell office:value-type="float" office:value="311"/>
          </table:previous>
        </table:cell-content-change>
        <table:cell-content-change table:id="ct904">
          <table:cell-address table:column="1" table:row="321" table:table="0"/>
          <office:change-info>
            <dc:creator>Hubert FONGARNAND</dc:creator>
            <dc:date>2013-02-28T10:32:02</dc:date>
          </office:change-info>
          <table:previous>
            <table:change-track-table-cell office:value-type="float" office:value="312"/>
          </table:previous>
        </table:cell-content-change>
        <table:cell-content-change table:id="ct905">
          <table:cell-address table:column="1" table:row="322" table:table="0"/>
          <office:change-info>
            <dc:creator>Hubert FONGARNAND</dc:creator>
            <dc:date>2013-02-28T10:32:02</dc:date>
          </office:change-info>
          <table:previous>
            <table:change-track-table-cell office:value-type="float" office:value="313"/>
          </table:previous>
        </table:cell-content-change>
        <table:cell-content-change table:id="ct906">
          <table:cell-address table:column="1" table:row="323" table:table="0"/>
          <office:change-info>
            <dc:creator>Hubert FONGARNAND</dc:creator>
            <dc:date>2013-02-28T10:32:02</dc:date>
          </office:change-info>
          <table:previous>
            <table:change-track-table-cell office:value-type="float" office:value="314"/>
          </table:previous>
        </table:cell-content-change>
        <table:cell-content-change table:id="ct907">
          <table:cell-address table:column="1" table:row="324" table:table="0"/>
          <office:change-info>
            <dc:creator>Hubert FONGARNAND</dc:creator>
            <dc:date>2013-02-28T10:32:02</dc:date>
          </office:change-info>
          <table:previous>
            <table:change-track-table-cell office:value-type="float" office:value="315"/>
          </table:previous>
        </table:cell-content-change>
        <table:cell-content-change table:id="ct908">
          <table:cell-address table:column="1" table:row="325" table:table="0"/>
          <office:change-info>
            <dc:creator>Hubert FONGARNAND</dc:creator>
            <dc:date>2013-02-28T10:32:02</dc:date>
          </office:change-info>
          <table:previous>
            <table:change-track-table-cell office:value-type="float" office:value="316"/>
          </table:previous>
        </table:cell-content-change>
        <table:cell-content-change table:id="ct909">
          <table:cell-address table:column="1" table:row="326" table:table="0"/>
          <office:change-info>
            <dc:creator>Hubert FONGARNAND</dc:creator>
            <dc:date>2013-02-28T10:32:02</dc:date>
          </office:change-info>
          <table:previous>
            <table:change-track-table-cell office:value-type="float" office:value="317"/>
          </table:previous>
        </table:cell-content-change>
        <table:cell-content-change table:id="ct910">
          <table:cell-address table:column="1" table:row="327" table:table="0"/>
          <office:change-info>
            <dc:creator>Hubert FONGARNAND</dc:creator>
            <dc:date>2013-02-28T10:32:02</dc:date>
          </office:change-info>
          <table:previous>
            <table:change-track-table-cell/>
          </table:previous>
        </table:cell-content-change>
        <table:cell-content-change table:id="ct911">
          <table:cell-address table:column="1" table:row="328" table:table="0"/>
          <office:change-info>
            <dc:creator>Hubert FONGARNAND</dc:creator>
            <dc:date>2013-02-28T10:32:02</dc:date>
          </office:change-info>
          <table:previous>
            <table:change-track-table-cell/>
          </table:previous>
        </table:cell-content-change>
        <table:cell-content-change table:id="ct912">
          <table:cell-address table:column="6" table:row="178" table:table="0"/>
          <office:change-info>
            <dc:creator>Hubert FONGARNAND</dc:creator>
            <dc:date>2013-02-28T10:33:05</dc:date>
          </office:change-info>
          <table:previous>
            <table:change-track-table-cell/>
          </table:previous>
        </table:cell-content-change>
        <table:cell-content-change table:id="ct913">
          <table:cell-address table:column="6" table:row="346" table:table="0"/>
          <office:change-info>
            <dc:creator>Hubert FONGARNAND</dc:creator>
            <dc:date>2013-02-28T10:33:41</dc:date>
          </office:change-info>
          <table:previous>
            <table:change-track-table-cell/>
          </table:previous>
        </table:cell-content-change>
        <table:cell-content-change table:id="ct914">
          <table:cell-address table:column="7" table:row="318" table:table="0"/>
          <office:change-info>
            <dc:creator>Hubert FONGARNAND</dc:creator>
            <dc:date>2013-02-28T10:34:47</dc:date>
          </office:change-info>
          <table:previous>
            <table:change-track-table-cell/>
          </table:previous>
        </table:cell-content-change>
        <table:cell-content-change table:id="ct915">
          <table:cell-address table:column="7" table:row="318" table:table="0"/>
          <office:change-info>
            <dc:creator>Hubert FONGARNAND</dc:creator>
            <dc:date>2013-02-28T10:35:00</dc:date>
          </office:change-info>
          <table:previous table:id="ct914">
            <table:change-track-table-cell office:value-type="string">
              <text:p>Cahier des charges ????</text:p>
            </table:change-track-table-cell>
          </table:previous>
        </table:cell-content-change>
        <table:cell-content-change table:id="ct916">
          <table:cell-address table:column="7" table:row="310" table:table="0"/>
          <office:change-info>
            <dc:creator>Hubert FONGARNAND</dc:creator>
            <dc:date>2013-02-28T10:35:41</dc:date>
          </office:change-info>
          <table:previous>
            <table:change-track-table-cell/>
          </table:previous>
        </table:cell-content-change>
        <table:cell-content-change table:id="ct917">
          <table:cell-address table:column="7" table:row="304" table:table="0"/>
          <office:change-info>
            <dc:creator>Hubert FONGARNAND</dc:creator>
            <dc:date>2013-02-28T10:36:05</dc:date>
          </office:change-info>
          <table:previous>
            <table:change-track-table-cell/>
          </table:previous>
        </table:cell-content-change>
        <table:cell-content-change table:id="ct918">
          <table:cell-address table:column="7" table:row="305" table:table="0"/>
          <office:change-info>
            <dc:creator>Hubert FONGARNAND</dc:creator>
            <dc:date>2013-02-28T10:36:06</dc:date>
          </office:change-info>
          <table:previous>
            <table:change-track-table-cell/>
          </table:previous>
        </table:cell-content-change>
        <table:cell-content-change table:id="ct919">
          <table:cell-address table:column="7" table:row="306" table:table="0"/>
          <office:change-info>
            <dc:creator>Hubert FONGARNAND</dc:creator>
            <dc:date>2013-02-28T10:36:06</dc:date>
          </office:change-info>
          <table:previous>
            <table:change-track-table-cell/>
          </table:previous>
        </table:cell-content-change>
        <table:cell-content-change table:id="ct920">
          <table:cell-address table:column="7" table:row="164" table:table="0"/>
          <office:change-info>
            <dc:creator>Hubert FONGARNAND</dc:creator>
            <dc:date>2013-02-28T10:40:00</dc:date>
          </office:change-info>
          <table:previous>
            <table:change-track-table-cell/>
          </table:previous>
        </table:cell-content-change>
        <table:cell-content-change table:id="ct921">
          <table:cell-address table:column="7" table:row="165" table:table="0"/>
          <office:change-info>
            <dc:creator>Hubert FONGARNAND</dc:creator>
            <dc:date>2013-02-28T10:40:10</dc:date>
          </office:change-info>
          <table:previous>
            <table:change-track-table-cell/>
          </table:previous>
        </table:cell-content-change>
        <table:cell-content-change table:id="ct922">
          <table:cell-address table:column="7" table:row="165" table:table="0"/>
          <office:change-info>
            <dc:creator>Hubert FONGARNAND</dc:creator>
            <dc:date>2013-02-28T10:49:34</dc:date>
          </office:change-info>
          <table:previous table:id="ct921">
            <table:change-track-table-cell office:value-type="string">
              <text:p>http://client2.mondeca.com/skosReader/</text:p>
            </table:change-track-table-cell>
          </table:previous>
        </table:cell-content-change>
        <table:cell-content-change table:id="ct923">
          <table:cell-address table:column="7" table:row="164" table:table="0"/>
          <office:change-info>
            <dc:creator>Hubert FONGARNAND</dc:creator>
            <dc:date>2013-02-28T10:49:47</dc:date>
          </office:change-info>
          <table:previous table:id="ct920">
            <table:change-track-table-cell/>
          </table:previous>
        </table:cell-content-change>
        <table:cell-content-change table:id="ct924">
          <table:cell-address table:column="7" table:row="165" table:table="0"/>
          <office:change-info>
            <dc:creator>Hubert FONGARNAND</dc:creator>
            <dc:date>2013-02-28T10:50:23</dc:date>
          </office:change-info>
          <table:previous table:id="ct922">
            <table:change-track-table-cell office:value-type="string">
              <text:p/>
              <text:p>Ou transformation xslt via skosrdf2html.xslt</text:p>
            </table:change-track-table-cell>
          </table:previous>
        </table:cell-content-change>
        <table:insertion table:id="ct925" table:type="row" table:position="147" table:table="0">
          <office:change-info>
            <dc:creator>Katell Briatte</dc:creator>
            <dc:date>2013-02-28T12:18:45.07</dc:date>
          </office:change-info>
          <table:dependencies>
            <table:dependence table:id="ct930"/>
          </table:dependencies>
        </table:insertion>
        <table:cell-content-change table:id="ct926">
          <table:cell-address table:column="7" table:row="140" table:table="0"/>
          <office:change-info>
            <dc:creator>Katell Briatte</dc:creator>
            <dc:date>2013-02-28T12:20:17.49</dc:date>
          </office:change-info>
          <table:previous>
            <table:change-track-table-cell office:value-type="string">
              <text:p>Demander des exemples de types</text:p>
              <text:p/>
              <text:p>Confirmer type oligatoire</text:p>
            </table:change-track-table-cell>
          </table:previous>
        </table:cell-content-change>
        <table:cell-content-change table:id="ct927">
          <table:cell-address table:column="7" table:row="140" table:table="0"/>
          <office:change-info>
            <dc:creator>Katell Briatte</dc:creator>
            <dc:date>2013-02-28T12:28:18.36</dc:date>
          </office:change-info>
          <table:previous table:id="ct926">
            <table:change-track-table-cell office:value-type="string">
              <text:p>Demander des exemples de types</text:p>
              <text:p/>
              <text:p>Confirmer type obligatoire</text:p>
            </table:change-track-table-cell>
          </table:previous>
        </table:cell-content-change>
        <table:cell-content-change table:id="ct928">
          <table:cell-address table:column="5" table:row="150" table:table="0"/>
          <office:change-info>
            <dc:creator>Katell Briatte</dc:creator>
            <dc:date>2013-02-28T12:31:37.57</dc:date>
          </office:change-info>
          <table:previous>
            <table:change-track-table-cell/>
          </table:previous>
        </table:cell-content-change>
        <table:cell-content-change table:id="ct929">
          <table:cell-address table:column="3" table:row="138" table:table="0"/>
          <office:change-info>
            <dc:creator>Katell Briatte</dc:creator>
            <dc:date>2013-02-28T12:32:52.88</dc:date>
          </office:change-info>
          <table:previous>
            <table:change-track-table-cell/>
          </table:previous>
        </table:cell-content-change>
        <table:deletion table:id="ct930" table:type="row" table:position="147" table:table="0">
          <office:change-info>
            <dc:creator>Katell Briatte</dc:creator>
            <dc:date>2013-02-28T12:33:25.18</dc:date>
          </office:change-info>
          <table:deletions>
            <table:change-deletion table:id="ct925"/>
          </table:deletions>
        </table:deletion>
        <table:insertion table:id="ct931" table:type="row" table:position="155" table:count="4" table:table="0">
          <office:change-info>
            <dc:creator>Katell Briatte</dc:creator>
            <dc:date>2013-02-28T12:33:47.82</dc:date>
          </office:change-info>
          <table:dependencies>
            <table:dependence table:id="ct961"/>
            <table:dependence table:id="ct959"/>
            <table:dependence table:id="ct958"/>
            <table:dependence table:id="ct957"/>
            <table:dependence table:id="ct956"/>
            <table:dependence table:id="ct955"/>
            <table:dependence table:id="ct954"/>
            <table:dependence table:id="ct952"/>
            <table:dependence table:id="ct951"/>
            <table:dependence table:id="ct950"/>
            <table:dependence table:id="ct949"/>
            <table:dependence table:id="ct948"/>
            <table:dependence table:id="ct947"/>
            <table:dependence table:id="ct941"/>
            <table:dependence table:id="ct940"/>
            <table:dependence table:id="ct938"/>
            <table:dependence table:id="ct937"/>
            <table:dependence table:id="ct936"/>
            <table:dependence table:id="ct935"/>
            <table:dependence table:id="ct934"/>
            <table:dependence table:id="ct933"/>
            <table:dependence table:id="ct932"/>
          </table:dependencies>
        </table:insertion>
        <table:cell-content-change table:id="ct932">
          <table:cell-address table:column="4" table:row="155" table:table="0"/>
          <office:change-info>
            <dc:creator>Katell Briatte</dc:creator>
            <dc:date>2013-02-28T12:34:47.38</dc:date>
          </office:change-info>
          <table:previous>
            <table:change-track-table-cell/>
          </table:previous>
        </table:cell-content-change>
        <table:cell-content-change table:id="ct933">
          <table:cell-address table:column="4" table:row="157" table:table="0"/>
          <office:change-info>
            <dc:creator>Katell Briatte</dc:creator>
            <dc:date>2013-02-28T12:35:03.54</dc:date>
          </office:change-info>
          <table:previous>
            <table:change-track-table-cell/>
          </table:previous>
        </table:cell-content-change>
        <table:cell-content-change table:id="ct934">
          <table:cell-address table:column="4" table:row="157" table:table="0"/>
          <office:change-info>
            <dc:creator>Katell Briatte</dc:creator>
            <dc:date>2013-02-28T12:35:22.77</dc:date>
          </office:change-info>
          <table:previous table:id="ct933">
            <table:change-track-table-cell office:value-type="string">
              <text:p>En tant que Responsable opérationnel, j'importe un Vocabulaire au format XML SKOS</text:p>
            </table:change-track-table-cell>
          </table:previous>
        </table:cell-content-change>
        <table:cell-content-change table:id="ct935">
          <table:cell-address table:column="4" table:row="158" table:table="0"/>
          <office:change-info>
            <dc:creator>Katell Briatte</dc:creator>
            <dc:date>2013-02-28T12:36:14.63</dc:date>
          </office:change-info>
          <table:previous>
            <table:change-track-table-cell/>
          </table:previous>
        </table:cell-content-change>
        <table:cell-content-change table:id="ct936">
          <table:cell-address table:column="3" table:row="155" table:table="0"/>
          <office:change-info>
            <dc:creator>Katell Briatte</dc:creator>
            <dc:date>2013-02-28T12:36:25.62</dc:date>
          </office:change-info>
          <table:previous>
            <table:change-track-table-cell/>
          </table:previous>
        </table:cell-content-change>
        <table:cell-content-change table:id="ct937">
          <table:cell-address table:column="3" table:row="157" table:table="0"/>
          <office:change-info>
            <dc:creator>Katell Briatte</dc:creator>
            <dc:date>2013-02-28T12:36:28.90</dc:date>
          </office:change-info>
          <table:previous>
            <table:change-track-table-cell/>
          </table:previous>
        </table:cell-content-change>
        <table:cell-content-change table:id="ct938">
          <table:cell-address table:column="3" table:row="158" table:table="0"/>
          <office:change-info>
            <dc:creator>Katell Briatte</dc:creator>
            <dc:date>2013-02-28T12:36:33.79</dc:date>
          </office:change-info>
          <table:previous>
            <table:change-track-table-cell/>
          </table:previous>
        </table:cell-content-change>
        <table:cell-content-change table:id="ct939">
          <table:cell-address table:column="3" table:row="159" table:table="0"/>
          <office:change-info>
            <dc:creator>Katell Briatte</dc:creator>
            <dc:date>2013-02-28T12:36:37.02</dc:date>
          </office:change-info>
          <table:previous>
            <table:change-track-table-cell office:value-type="float" office:value="44"/>
          </table:previous>
        </table:cell-content-change>
        <table:movement table:id="ct940">
          <table:source-range-address table:start-column="6" table:start-row="159" table:start-table="0" table:end-column="6" table:end-row="158" table:end-table="0"/>
          <table:target-range-address table:column="6" table:row="155" table:table="0"/>
          <office:change-info>
            <dc:creator>Katell Briatte</dc:creator>
            <dc:date>2013-02-28T12:36:41.16</dc:date>
          </office:change-info>
          <table:dependencies>
            <table:dependence table:id="ct946"/>
            <table:dependence table:id="ct-80"/>
          </table:dependencies>
        </table:movement>
        <table:cell-content-change table:id="ct941">
          <table:cell-address table:column="6" table:row="155" table:table="0"/>
          <office:change-info>
            <dc:creator>Katell Briatte</dc:creator>
            <dc:date>2013-02-28T12:38:04.02</dc:date>
          </office:change-info>
          <table:previous>
            <table:change-track-table-cell office:value-type="string">
              <text:p>message d'erreur si même identifiant de vocabulaire</text:p>
            </table:change-track-table-cell>
          </table:previous>
        </table:cell-content-change>
        <table:movement table:id="ct942">
          <table:source-range-address table:start-column="4" table:start-row="159" table:start-table="0" table:end-column="4" table:end-row="158" table:end-table="0"/>
          <table:target-range-address table:column="4" table:row="370" table:table="0"/>
          <office:change-info>
            <dc:creator>Katell Briatte</dc:creator>
            <dc:date>2013-02-28T12:38:05.70</dc:date>
          </office:change-info>
          <table:dependencies>
            <table:dependence table:id="ct946"/>
            <table:dependence table:id="ct-81"/>
          </table:dependencies>
        </table:movement>
        <table:cell-content-change table:id="ct943">
          <table:cell-address table:column="4" table:row="370" table:table="0"/>
          <office:change-info>
            <dc:creator>Katell Briatte</dc:creator>
            <dc:date>2013-02-28T12:39:37.99</dc:date>
          </office:change-info>
          <table:previous>
            <table:change-track-table-cell office:value-type="string">
              <text:p>En tant que Responsable opérationnel, j'importe un Vocabulaire au format XML SKOS</text:p>
            </table:change-track-table-cell>
          </table:previous>
        </table:cell-content-change>
        <table:cell-content-change table:id="ct944">
          <table:cell-address table:column="4" table:row="370" table:table="0"/>
          <office:change-info>
            <dc:creator>Katell Briatte</dc:creator>
            <dc:date>2013-02-28T12:39:46.50</dc:date>
          </office:change-info>
          <table:previous table:id="ct943">
            <table:change-track-table-cell office:value-type="string">
              <text:p>En tant que Responsable opérationnel, j'importe un Vocabulaire au format XML SKOS : c</text:p>
            </table:change-track-table-cell>
          </table:previous>
        </table:cell-content-change>
        <table:cell-content-change table:id="ct945">
          <table:cell-address table:column="4" table:row="370" table:table="0"/>
          <office:change-info>
            <dc:creator>Katell Briatte</dc:creator>
            <dc:date>2013-02-28T12:40:04.73</dc:date>
          </office:change-info>
          <table:previous table:id="ct944">
            <table:change-track-table-cell office:value-type="string">
              <text:p>En tant que Responsable opérationnel, j'importe un Vocabulaire au format XML SKOS : métadonnées du vocabulaire, concepts et associations entre les concepts, tout type de note, collections de concepts</text:p>
            </table:change-track-table-cell>
          </table:previous>
        </table:cell-content-change>
        <table:deletion table:id="ct946" table:type="row" table:position="159" table:table="0">
          <office:change-info>
            <dc:creator>Katell Briatte</dc:creator>
            <dc:date>2013-02-28T12:40:22.44</dc:date>
          </office:change-info>
          <table:deletions>
            <table:cell-content-deletion>
              <table:cell-address table:column="4" table:row="159" table:table="0"/>
              <table:change-track-table-cell office:value-type="string">
                <text:p>En tant que Responsable opérationnel, j'importe un Vocabulaire au format XML SKOS</text:p>
              </table:change-track-table-cell>
            </table:cell-content-deletion>
            <table:cell-content-deletion>
              <table:cell-address table:column="6" table:row="159" table:table="0"/>
              <table:change-track-table-cell office:value-type="string">
                <text:p>message d'erreur si même identifiant de vocabulaire</text:p>
              </table:change-track-table-cell>
            </table:cell-content-deletion>
            <table:cell-content-deletion table:id="ct939">
              <table:change-track-table-cell/>
            </table:cell-content-deletion>
            <table:cell-content-deletion table:id="ct742">
              <table:change-track-table-cell office:value-type="float" office:value="153"/>
            </table:cell-content-deletion>
          </table:deletions>
          <table:cut-offs>
            <table:movement-cut-off table:id="ct942" table:start-position="1" table:end-position="0"/>
            <table:movement-cut-off table:id="ct940" table:start-position="1" table:end-position="0"/>
          </table:cut-offs>
        </table:deletion>
        <table:cell-content-change table:id="ct947">
          <table:cell-address table:column="6" table:row="155" table:table="0"/>
          <office:change-info>
            <dc:creator>Katell Briatte</dc:creator>
            <dc:date>2013-02-28T12:41:15.17</dc:date>
          </office:change-info>
          <table:previous table:id="ct941">
            <table:change-track-table-cell office:value-type="string">
              <text:p>si même identifiant de vocabulaire : message d'erreur (ce vocabulaire existe déjà)</text:p>
              <text:p/>
            </table:change-track-table-cell>
          </table:previous>
        </table:cell-content-change>
        <table:cell-content-change table:id="ct948">
          <table:cell-address table:column="6" table:row="155" table:table="0"/>
          <office:change-info>
            <dc:creator>Katell Briatte</dc:creator>
            <dc:date>2013-02-28T12:42:08.53</dc:date>
          </office:change-info>
          <table:previous table:id="ct947">
            <table:change-track-table-cell office:value-type="string">
              <text:p>si même identifiant de vocabulaire : message d'erreur (ce vocabulaire existe déjà)</text:p>
              <text:p>Maintien des identifiants existants.</text:p>
              <text:p/>
            </table:change-track-table-cell>
          </table:previous>
        </table:cell-content-change>
        <table:insertion table:id="ct949" table:type="row" table:position="156" table:table="0">
          <office:change-info>
            <dc:creator>Katell Briatte</dc:creator>
            <dc:date>2013-02-28T12:43:29.17</dc:date>
          </office:change-info>
          <table:dependencies>
            <table:dependence table:id="ct953"/>
          </table:dependencies>
        </table:insertion>
        <table:cell-content-change table:id="ct950">
          <table:cell-address table:column="3" table:row="155" table:table="0"/>
          <office:change-info>
            <dc:creator>Katell Briatte</dc:creator>
            <dc:date>2013-02-28T12:43:44.38</dc:date>
          </office:change-info>
          <table:previous table:id="ct936">
            <table:change-track-table-cell office:value-type="string">
              <text:p>44a</text:p>
            </table:change-track-table-cell>
          </table:previous>
        </table:cell-content-change>
        <table:cell-content-change table:id="ct951">
          <table:cell-address table:column="3" table:row="157" table:table="0"/>
          <office:change-info>
            <dc:creator>Katell Briatte</dc:creator>
            <dc:date>2013-02-28T12:43:46.24</dc:date>
          </office:change-info>
          <table:previous table:id="ct937">
            <table:change-track-table-cell office:value-type="string">
              <text:p>44b</text:p>
            </table:change-track-table-cell>
          </table:previous>
        </table:cell-content-change>
        <table:cell-content-change table:id="ct952">
          <table:cell-address table:column="3" table:row="158" table:table="0"/>
          <office:change-info>
            <dc:creator>Katell Briatte</dc:creator>
            <dc:date>2013-02-28T12:43:47.44</dc:date>
          </office:change-info>
          <table:previous table:id="ct938">
            <table:change-track-table-cell office:value-type="string">
              <text:p>44c</text:p>
            </table:change-track-table-cell>
          </table:previous>
        </table:cell-content-change>
        <table:cell-content-change table:id="ct953">
          <table:cell-address table:column="4" table:row="156" table:table="0"/>
          <office:change-info>
            <dc:creator>Katell Briatte</dc:creator>
            <dc:date>2013-02-28T12:44:38.07</dc:date>
          </office:change-info>
          <table:previous>
            <table:change-track-table-cell/>
          </table:previous>
        </table:cell-content-change>
        <table:cell-content-change table:id="ct954">
          <table:cell-address table:column="6" table:row="155" table:table="0"/>
          <office:change-info>
            <dc:creator>Katell Briatte</dc:creator>
            <dc:date>2013-02-28T12:44:53.39</dc:date>
          </office:change-info>
          <table:previous table:id="ct948">
            <table:change-track-table-cell office:value-type="string">
              <text:p>si même identifiant de vocabulaire : message d'erreur (ce vocabulaire existe déjà)</text:p>
              <text:p>Maintien des identifiants ark existants.</text:p>
              <text:p/>
            </table:change-track-table-cell>
          </table:previous>
        </table:cell-content-change>
        <table:cell-content-change table:id="ct955">
          <table:cell-address table:column="6" table:row="155" table:table="0"/>
          <office:change-info>
            <dc:creator>Katell Briatte</dc:creator>
            <dc:date>2013-02-28T12:47:39.79</dc:date>
          </office:change-info>
          <table:previous table:id="ct954">
            <table:change-track-table-cell office:value-type="string">
              <text:p>si même identifiant de vocabulaire : message d'erreur (ce vocabulaire existe déjà)</text:p>
              <text:p>Maintien des identifiants ark existants.</text:p>
              <text:p/>
              <text:p/>
            </table:change-track-table-cell>
          </table:previous>
        </table:cell-content-change>
        <table:cell-content-change table:id="ct956">
          <table:cell-address table:column="6" table:row="155" table:table="0"/>
          <office:change-info>
            <dc:creator>Katell Briatte</dc:creator>
            <dc:date>2013-02-28T12:51:29.76</dc:date>
          </office:change-info>
          <table:previous table:id="ct955">
            <table:change-track-table-cell office:value-type="string">
              <text:p>si même identifiant de vocabulaire : message d'erreur (ce vocabulaire existe déjà)</text:p>
              <text:p>Maintien des identifiants ark existants.</text:p>
              <text:p>SKOS:ConceptScheme + éléments DC → Thesaurus + attributs</text:p>
              <text:p/>
              <text:p/>
            </table:change-track-table-cell>
          </table:previous>
        </table:cell-content-change>
        <table:cell-content-change table:id="ct957">
          <table:cell-address table:column="6" table:row="155" table:table="0"/>
          <office:change-info>
            <dc:creator>Katell Briatte</dc:creator>
            <dc:date>2013-02-28T13:01:01.31</dc:date>
          </office:change-info>
          <table:previous table:id="ct956">
            <table:change-track-table-cell office:value-type="string">
              <text:p>si même identifiant de vocabulaire : message d'erreur (ce vocabulaire existe déjà)</text:p>
              <text:p>Maintien des identifiants ark existants.</text:p>
              <text:p>SKOS:ConceptScheme + éléments DC → Thesaurus + attributs</text:p>
              <text:p/>
              <text:p/>
              <text:p/>
            </table:change-track-table-cell>
          </table:previous>
        </table:cell-content-change>
        <table:cell-content-change table:id="ct958">
          <table:cell-address table:column="6" table:row="155" table:table="0"/>
          <office:change-info>
            <dc:creator>Katell Briatte</dc:creator>
            <dc:date>2013-02-28T13:03:03.79</dc:date>
          </office:change-info>
          <table:previous table:id="ct957">
            <table:change-track-table-cell office:value-type="string">
              <text:p>si même identifiant de vocabulaire : message d'erreur (ce vocabulaire existe déjà)</text:p>
              <text:p>Maintien des identifiants ark existants.</text:p>
              <text:p>SKOS:ConceptScheme + éléments DC → Thesaurus + attributs</text:p>
              <text:p><text:span text:style-name="T61">dc:creator</text:span><text:span text:style-name="T62">/</text:span><text:span text:style-name="T61">foaf:organization</text:span><text:span text:style-name="T62">/</text:span><text:span text:style-name="T61">foaf:name -&gt; Auteur</text:span></text:p>
              <text:p/>
              <text:p/>
              <text:p/>
            </table:change-track-table-cell>
          </table:previous>
        </table:cell-content-change>
        <table:cell-content-change table:id="ct959">
          <table:cell-address table:column="6" table:row="155" table:table="0"/>
          <office:change-info>
            <dc:creator>Katell Briatte</dc:creator>
            <dc:date>2013-02-28T13:04:22.69</dc:date>
          </office:change-info>
          <table:previous table:id="ct958">
            <table:change-track-table-cell office:value-type="string">
              <text:p>si même identifiant de vocabulaire : message d'erreur (ce vocabulaire existe déjà)</text:p>
              <text:p>Maintien des identifiants ark existants.</text:p>
              <text:p>SKOS:ConceptScheme + éléments DC → Thesaurus + attributs</text:p>
              <text:p>dc:creator/foaf:organization/foaf:name -&gt; Auteur</text:p>
              <text:p>dc :creator/foaf:organization/foaf:homepage → URL</text:p>
              <text:p/>
              <text:p/>
              <text:p/>
            </table:change-track-table-cell>
          </table:previous>
        </table:cell-content-change>
        <table:cell-content-change table:id="ct960">
          <table:cell-address table:column="3" table:row="151" table:table="0"/>
          <office:change-info>
            <dc:creator>Katell Briatte</dc:creator>
            <dc:date>2013-02-28T16:09:21.68</dc:date>
          </office:change-info>
          <table:previous>
            <table:change-track-table-cell office:value-type="float" office:value="43"/>
          </table:previous>
        </table:cell-content-change>
        <table:insertion table:id="ct961" table:type="row" table:position="157" table:table="0">
          <office:change-info>
            <dc:creator>Katell Briatte</dc:creator>
            <dc:date>2013-02-28T16:15:02.33</dc:date>
          </office:change-info>
          <table:dependencies>
            <table:dependence table:id="ct963"/>
            <table:dependence table:id="ct962"/>
          </table:dependencies>
        </table:insertion>
        <table:cell-content-change table:id="ct962">
          <table:cell-address table:column="4" table:row="157" table:table="0"/>
          <office:change-info>
            <dc:creator>Katell Briatte</dc:creator>
            <dc:date>2013-02-28T16:15:35.13</dc:date>
          </office:change-info>
          <table:previous>
            <table:change-track-table-cell/>
          </table:previous>
        </table:cell-content-change>
        <table:deletion table:id="ct963" table:type="row" table:position="157" table:table="0">
          <office:change-info>
            <dc:creator>Katell Briatte</dc:creator>
            <dc:date>2013-02-28T16:15:43.91</dc:date>
          </office:change-info>
          <table:deletions>
            <table:cell-content-deletion table:id="ct962">
              <table:change-track-table-cell office:value-type="string">
                <text:p>En tant qu'Administrateur de vocabulaire, je crée un attribut personnalisé d'un Concept (CustomConceptAttribute) et j'en définis le type</text:p>
              </table:change-track-table-cell>
            </table:cell-content-deletion>
            <table:change-deletion table:id="ct961"/>
          </table:deletions>
        </table:deletion>
        <table:cell-content-change table:id="ct964">
          <table:cell-address table:column="4" table:row="329" table:table="0"/>
          <office:change-info>
            <dc:creator>Katell Briatte</dc:creator>
            <dc:date>2013-02-28T16:16:22.57</dc:date>
          </office:change-info>
          <table:previous>
            <table:change-track-table-cell/>
          </table:previous>
        </table:cell-content-change>
        <table:deletion table:id="ct965" table:type="row" table:position="164" table:table="0">
          <office:change-info>
            <dc:creator>Katell Briatte</dc:creator>
            <dc:date>2013-02-28T16:16:26.10</dc:date>
          </office:change-info>
          <table:deletions>
            <table:cell-content-deletion table:id="ct748">
              <table:change-track-table-cell office:value-type="float" office:value="159"/>
            </table:cell-content-deletion>
            <table:cell-content-deletion table:id="ct30">
              <table:change-track-table-cell office:value-type="string">
                <text:p>Je propose de reporter l’export des groupes de concepts ?</text:p>
              </table:change-track-table-cell>
            </table:cell-content-deletion>
            <table:cell-content-deletion>
              <table:cell-address table:column="3" table:row="164" table:table="0"/>
              <table:change-track-table-cell office:value-type="float" office:value="47"/>
            </table:cell-content-deletion>
            <table:cell-content-deletion>
              <table:cell-address table:column="4" table:row="164" table:table="0"/>
              <table:change-track-table-cell office:value-type="string">
                <text:p>Question à voir avec Hélène (impact possible sur la façon de gérer les données) : comment différencier dans l'export skos le tableau de concepts et le regroupement de concepts ? Recommandations du volet 2 de la norme ?</text:p>
              </table:change-track-table-cell>
            </table:cell-content-deletion>
          </table:deletions>
        </table:deletion>
        <table:cell-content-change table:id="ct966">
          <table:cell-address table:column="4" table:row="329" table:table="0"/>
          <office:change-info>
            <dc:creator>Katell Briatte</dc:creator>
            <dc:date>2013-02-28T16:19:06.88</dc:date>
          </office:change-info>
          <table:previous table:id="ct964">
            <table:change-track-table-cell office:value-type="string">
              <text:p>imports skos</text:p>
            </table:change-track-table-cell>
          </table:previous>
        </table:cell-content-change>
        <table:cell-content-change table:id="ct967">
          <table:cell-address table:column="7" table:row="164" table:table="0"/>
          <office:change-info>
            <dc:creator>Katell Briatte</dc:creator>
            <dc:date>2013-02-28T16:35:50.89</dc:date>
          </office:change-info>
          <table:previous table:id="ct923">
            <table:change-track-table-cell office:value-type="string">
              <text:p><text:a xlink:href="http://client2.mondeca.com/skosReader/">http://client2.mondeca.com/skosReader/</text:a></text:p>
              <text:p><text:span text:style-name="T9">Ou transformation xslt via skosrdf2html.xsl</text:span></text:p>
            </table:change-track-table-cell>
          </table:previous>
        </table:cell-content-change>
        <table:cell-content-change table:id="ct968">
          <table:cell-address table:column="7" table:row="165" table:table="0"/>
          <office:change-info>
            <dc:creator>Katell Briatte</dc:creator>
            <dc:date>2013-02-28T16:36:05.33</dc:date>
          </office:change-info>
          <table:previous table:id="ct924">
            <table:change-track-table-cell office:value-type="string">
              <text:p><text:a xlink:href="http://client2.mondeca.com/skosReader/">http://client2.mondeca.com/skosReader/</text:a></text:p>
              <text:p>Ou transformation xslt via skosrdf2html.xslt</text:p>
              <text:p><text:a xlink:href="http://www.destin-informatique.com/scheme/skos.jsp?about=jita">http://www.destin-informatique.com/scheme/skos.jsp?about=jita</text:a></text:p>
            </table:change-track-table-cell>
          </table:previous>
        </table:cell-content-change>
        <table:cell-content-change table:id="ct969">
          <table:cell-address table:column="7" table:row="165" table:table="0"/>
          <office:change-info>
            <dc:creator>Katell Briatte</dc:creator>
            <dc:date>2013-02-28T16:36:16.70</dc:date>
          </office:change-info>
          <table:previous table:id="ct968">
            <table:change-track-table-cell office:value-type="string">
              <text:p>://client2.mondeca.com/skosReader/ Ou transformation xslt via skosrdf2html.xslt http://www.destin-informatique.com/scheme/skos.jsp?about=jita</text:p>
            </table:change-track-table-cell>
          </table:previous>
        </table:cell-content-change>
        <table:cell-content-change table:id="ct970">
          <table:cell-address table:column="6" table:row="166" table:table="0"/>
          <office:change-info>
            <dc:creator>Katell Briatte</dc:creator>
            <dc:date>2013-02-28T16:36:54.89</dc:date>
          </office:change-info>
          <table:previous table:id="ct76">
            <table:change-track-table-cell office:value-type="string">
              <text:p>Je propose une liste d’autorité statiques non modifiable (nombre d’élement définis...) (les status ont une valeur fonctionnelle... donc l’applicatif doit les connaître!)</text:p>
            </table:change-track-table-cell>
          </table:previous>
        </table:cell-content-change>
        <table:cell-content-change table:id="ct971">
          <table:cell-address table:column="6" table:row="189" table:table="0"/>
          <office:change-info>
            <dc:creator>Katell Briatte</dc:creator>
            <dc:date>2013-02-28T16:38:21.94</dc:date>
          </office:change-info>
          <table:previous>
            <table:change-track-table-cell office:value-type="string">
              <text:p>Les statuts possibles sont : Candidat ; Validé ; Rejeté ; Déprécié ; Supprimé</text:p>
            </table:change-track-table-cell>
          </table:previous>
        </table:cell-content-change>
        <table:cell-content-change table:id="ct972">
          <table:cell-address table:column="6" table:row="190" table:table="0"/>
          <office:change-info>
            <dc:creator>Katell Briatte</dc:creator>
            <dc:date>2013-02-28T16:39:19.44</dc:date>
          </office:change-info>
          <table:previous>
            <table:change-track-table-cell office:value-type="string">
              <text:p>Les statuts possibles sont : Candidat ; Validé ; Rejeté</text:p>
            </table:change-track-table-cell>
          </table:previous>
        </table:cell-content-change>
        <table:cell-content-change table:id="ct973">
          <table:cell-address table:column="6" table:row="168" table:table="0"/>
          <office:change-info>
            <dc:creator>Katell Briatte</dc:creator>
            <dc:date>2013-02-28T16:39:25.13</dc:date>
          </office:change-info>
          <table:previous>
            <table:change-track-table-cell office:value-type="string">
              <text:p>NB : on ne peut modifier le statut d'un Terme que dans le bac à sable. Un TP ou un TNP d'un Concept sont nécessairement validés.</text:p>
              <text:p>Date de dernière modification mise à jour.</text:p>
              <text:p><text:span text:style-name="T3">Exemple : je passe le statut du Terme « conurbation » de « Candidat » à « Validé »</text:span></text:p>
            </table:change-track-table-cell>
          </table:previous>
        </table:cell-content-change>
        <table:cell-content-change table:id="ct974">
          <table:cell-address table:column="6" table:row="168" table:table="0"/>
          <office:change-info>
            <dc:creator>Katell Briatte</dc:creator>
            <dc:date>2013-02-28T16:39:56.91</dc:date>
          </office:change-info>
          <table:previous table:id="ct973">
            <table:change-track-table-cell office:value-type="string">
              <text:p>Les statuts possibles sont : Candidat ; Validé ; RejetéNB : on ne peut modifier le statut d'un Terme que dans le bac à sable. Un TP ou un TNP d'un Concept sont nécessairement validés.</text:p>
              <text:p>Date de dernière modification mise à jour.</text:p>
              <text:p><text:span text:style-name="T3">Exemple : je passe le statut du Terme « conurbation » de « Candidat » à « Validé »</text:span></text:p>
            </table:change-track-table-cell>
          </table:previous>
        </table:cell-content-change>
        <table:cell-content-change table:id="ct975">
          <table:cell-address table:column="4" table:row="172" table:table="0"/>
          <office:change-info>
            <dc:creator>Katell Briatte</dc:creator>
            <dc:date>2013-02-28T16:40:26.35</dc:date>
          </office:change-info>
          <table:previous>
            <table:change-track-table-cell office:value-type="string">
              <text:p>UST : mémorisation de l'événement « modification d'un concept »</text:p>
            </table:change-track-table-cell>
          </table:previous>
        </table:cell-content-change>
        <table:cell-content-change table:id="ct976">
          <table:cell-address table:column="4" table:row="179" table:table="0"/>
          <office:change-info>
            <dc:creator>Katell Briatte</dc:creator>
            <dc:date>2013-02-28T16:55:16.60</dc:date>
          </office:change-info>
          <table:previous>
            <table:change-track-table-cell office:value-type="string">
              <text:p>En tant qu'Utilisateur, je recherche une chaîne de caractères dans les Termes du Vocabulaire courant (résultat : liste de Termes permettant d'accéder à la fiche Terme)</text:p>
            </table:change-track-table-cell>
          </table:previous>
        </table:cell-content-change>
        <table:insertion table:id="ct977" table:type="row" table:position="195" table:table="0">
          <office:change-info>
            <dc:creator>Katell Briatte</dc:creator>
            <dc:date>2013-02-28T17:01:44.01</dc:date>
          </office:change-info>
          <table:dependencies>
            <table:dependence table:id="ct979"/>
            <table:dependence table:id="ct978"/>
          </table:dependencies>
        </table:insertion>
        <table:cell-content-change table:id="ct978">
          <table:cell-address table:column="4" table:row="195" table:table="0"/>
          <office:change-info>
            <dc:creator>Katell Briatte</dc:creator>
            <dc:date>2013-02-28T17:02:44.90</dc:date>
          </office:change-info>
          <table:previous>
            <table:change-track-table-cell/>
          </table:previous>
        </table:cell-content-change>
        <table:cell-content-change table:id="ct979">
          <table:cell-address table:column="6" table:row="195" table:table="0"/>
          <office:change-info>
            <dc:creator>Katell Briatte</dc:creator>
            <dc:date>2013-02-28T17:06:33.30</dc:date>
          </office:change-info>
          <table:previous>
            <table:change-track-table-cell/>
          </table:previous>
        </table:cell-content-change>
        <table:cell-content-change table:id="ct980">
          <table:cell-address table:column="6" table:row="196" table:table="0"/>
          <office:change-info>
            <dc:creator>Katell Briatte</dc:creator>
            <dc:date>2013-02-28T17:15:31.79</dc:date>
          </office:change-info>
          <table:previous table:id="ct42">
            <table:change-track-table-cell office:value-type="string">
              <text:p>mémoriser la date de la dernière édition (pour édition différentielle) : extension de la classe Thesaurus à prévoir</text:p>
              <text:p>Format à définir ?</text:p>
            </table:change-track-table-cell>
          </table:previous>
        </table:cell-content-change>
        <table:cell-content-change table:id="ct981">
          <table:cell-address table:column="4" table:row="194" table:table="0"/>
          <office:change-info>
            <dc:creator>Katell Briatte</dc:creator>
            <dc:date>2013-02-28T17:21:29.96</dc:date>
          </office:change-info>
          <table:previous>
            <table:change-track-table-cell office:value-type="string">
              <text:p>En tant qu'Administrateur de vocabulaire, je publie un Vocabulaire : je clique sur le bouton "Publier" ; le vocabulaire est exporté au format SKOS ; la date de dernière publication est mémorisée. Le statut de cette version du vocabulaire est "publié"</text:p>
            </table:change-track-table-cell>
          </table:previous>
        </table:cell-content-change>
        <table:cell-content-change table:id="ct982">
          <table:cell-address table:column="6" table:row="194" table:table="0"/>
          <office:change-info>
            <dc:creator>Katell Briatte</dc:creator>
            <dc:date>2013-02-28T17:29:50.10</dc:date>
          </office:change-info>
          <table:previous table:id="ct41">
            <table:change-track-table-cell office:value-type="string">
              <text:p>Téléchargement direct du fichier ? Ou dépôt du fichier dans un répertoire ? En base de données ?</text:p>
            </table:change-track-table-cell>
          </table:previous>
        </table:cell-content-change>
        <table:cell-content-change table:id="ct983">
          <table:cell-address table:column="6" table:row="194" table:table="0"/>
          <office:change-info>
            <dc:creator>Katell Briatte</dc:creator>
            <dc:date>2013-02-28T17:32:59.27</dc:date>
          </office:change-info>
          <table:previous table:id="ct982">
            <table:change-track-table-cell/>
          </table:previous>
        </table:cell-content-change>
        <table:insertion table:id="ct984" table:type="row" table:position="207" table:table="0">
          <office:change-info>
            <dc:creator>Katell Briatte</dc:creator>
            <dc:date>2013-02-28T17:36:21.51</dc:date>
          </office:change-info>
        </table:insertion>
      </table:tracked-changes>
      <table:table table:name="Backlog US" table:style-name="ta1" table:print-ranges="'Backlog US'.B1:'Backlog US'.G36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07"/>
        <table:table-column table:style-name="co5" table:default-cell-style-name="Default"/>
        <table:table-column table:style-name="co6" table:default-cell-style-name="Default"/>
        <table:table-column table:style-name="co7" table:default-cell-style-name="ce276"/>
        <table:table-column table:style-name="co23" table:default-cell-style-name="ce276"/>
        <table:table-column table:style-name="co9" table:default-cell-style-name="Default"/>
        <table:table-column table:style-name="co10" table:default-cell-style-name="Default"/>
        <table:table-column table:style-name="co11" table:number-columns-repeated="1014" table:default-cell-style-name="Default"/>
        <table:table-row table:style-name="ro48">
          <table:table-cell table:style-name="ce171"/>
          <table:table-cell table:style-name="ce178" table:number-columns-repeated="2"/>
          <table:table-cell table:style-name="ce197"/>
          <table:table-cell table:style-name="ce208"/>
          <table:table-cell table:style-name="ce235"/>
          <table:table-cell table:style-name="ce260" table:number-columns-repeated="2"/>
          <table:table-cell table:style-name="ce178" table:number-columns-repeated="1016"/>
        </table:table-row>
        <table:table-row table:style-name="ro49">
          <table:table-cell table:style-name="ce171"/>
          <table:table-cell table:style-name="ce178" table:number-columns-repeated="2"/>
          <table:table-cell table:style-name="ce197"/>
          <table:table-cell table:style-name="ce209" office:value-type="string">
            <text:p>User Story fonctionnelle</text:p>
          </table:table-cell>
          <table:table-cell table:style-name="ce235"/>
          <table:table-cell table:style-name="ce260" table:number-columns-repeated="2"/>
          <table:table-cell table:style-name="ce178" table:number-columns-repeated="1016"/>
        </table:table-row>
        <table:table-row table:style-name="ro49">
          <table:table-cell table:style-name="ce171"/>
          <table:table-cell table:style-name="ce178" table:number-columns-repeated="2"/>
          <table:table-cell table:style-name="ce197"/>
          <table:table-cell table:style-name="ce210" office:value-type="string">
            <text:p>UST = User Story technique</text:p>
          </table:table-cell>
          <table:table-cell table:style-name="ce235"/>
          <table:table-cell table:style-name="ce260" table:number-columns-repeated="2"/>
          <table:table-cell table:style-name="ce178" table:number-columns-repeated="1016"/>
        </table:table-row>
        <table:table-row table:style-name="ro49">
          <table:table-cell table:style-name="ce171"/>
          <table:table-cell table:style-name="ce178" table:number-columns-repeated="2"/>
          <table:table-cell table:style-name="ce197"/>
          <table:table-cell table:style-name="ce211" office:value-type="string">
            <text:p>USD = User Story documentation</text:p>
          </table:table-cell>
          <table:table-cell table:style-name="ce235"/>
          <table:table-cell table:style-name="ce260" table:number-columns-repeated="2"/>
          <table:table-cell table:style-name="ce178" table:number-columns-repeated="1016"/>
        </table:table-row>
        <table:table-row table:style-name="ro49">
          <table:table-cell table:style-name="ce171"/>
          <table:table-cell table:style-name="ce178" table:number-columns-repeated="2"/>
          <table:table-cell table:style-name="ce197"/>
          <table:table-cell table:style-name="ce212" office:value-type="string">
            <text:p>ANO = anomalie</text:p>
          </table:table-cell>
          <table:table-cell/>
          <table:table-cell table:style-name="ce260" table:number-columns-repeated="2"/>
          <table:table-cell table:style-name="ce178" table:number-columns-repeated="1016"/>
        </table:table-row>
        <table:table-row table:style-name="ro48">
          <table:table-cell table:style-name="ce171"/>
          <table:table-cell table:style-name="ce178" table:number-columns-repeated="2"/>
          <table:table-cell table:style-name="ce197"/>
          <table:table-cell table:style-name="ce208"/>
          <table:table-cell/>
          <table:table-cell table:style-name="ce260" table:number-columns-repeated="2"/>
          <table:table-cell table:style-name="ce178" table:number-columns-repeated="1016"/>
        </table:table-row>
        <table:table-row table:style-name="ro50">
          <table:table-cell table:style-name="ce171"/>
          <table:table-cell table:style-name="ce178" table:number-columns-repeated="2"/>
          <table:table-cell table:style-name="ce198" office:value-type="string">
            <text:p>User Stories</text:p>
          </table:table-cell>
          <table:table-cell table:style-name="ce208"/>
          <table:table-cell table:style-name="ce235"/>
          <table:table-cell table:style-name="ce260" table:number-columns-repeated="2"/>
          <table:table-cell table:style-name="ce178" table:number-columns-repeated="1016"/>
        </table:table-row>
        <table:table-row table:style-name="ro62">
          <table:table-cell table:style-name="ce172"/>
          <table:table-cell table:style-name="ce179" table:number-columns-repeated="2"/>
          <table:table-cell table:style-name="ce199"/>
          <table:table-cell table:style-name="ce181" table:number-columns-repeated="2"/>
          <table:table-cell table:style-name="ce179" table:number-columns-repeated="4"/>
          <table:table-cell table:style-name="ce281"/>
          <table:table-cell table:style-name="ce172" table:number-columns-repeated="1013"/>
        </table:table-row>
        <table:table-row table:style-name="ro51">
          <table:table-cell table:style-name="ce172"/>
          <table:table-cell table:style-name="ce179"/>
          <table:table-cell table:style-name="ce179" office:value-type="string">
            <text:p>Poker-points</text:p>
          </table:table-cell>
          <table:table-cell table:style-name="ce199" office:value-type="string">
            <text:p>#US</text:p>
          </table:table-cell>
          <table:table-cell table:style-name="ce181" office:value-type="string">
            <text:p>User story</text:p>
          </table:table-cell>
          <table:table-cell table:style-name="ce181" office:value-type="string">
            <text:p>Ref #E</text:p>
          </table:table-cell>
          <table:table-cell table:style-name="ce179" office:value-type="string">
            <text:p>Commentaire</text:p>
          </table:table-cell>
          <table:table-cell table:style-name="ce179" office:value-type="string">
            <text:p>Détails impl</text:p>
          </table:table-cell>
          <table:table-cell table:style-name="ce179" office:value-type="string">
            <text:p>État</text:p>
          </table:table-cell>
          <table:table-cell table:style-name="ce179" office:value-type="string">
            <text:p>N°</text:p>
          </table:table-cell>
          <table:table-cell table:style-name="ce281"/>
          <table:table-cell table:style-name="ce178" table:number-columns-repeated="1013"/>
        </table:table-row>
        <table:table-row table:style-name="ro48">
          <table:table-cell table:style-name="ce171"/>
          <table:table-cell table:style-name="ce180" office:value-type="float" office:value="1">
            <text:p>1</text:p>
          </table:table-cell>
          <table:table-cell table:style-name="ce185" office:value-type="float" office:value="5">
            <text:p>5</text:p>
          </table:table-cell>
          <table:table-cell table:style-name="ce189"/>
          <table:table-cell table:style-name="ce213" office:value-type="string">
            <text:p>UST : Mettre en place les environnements de développement</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0" office:value-type="float" office:value="2">
            <text:p>2</text:p>
          </table:table-cell>
          <table:table-cell table:style-name="ce185" office:value-type="float" office:value="3">
            <text:p>3</text:p>
          </table:table-cell>
          <table:table-cell table:style-name="ce189"/>
          <table:table-cell table:style-name="ce213" office:value-type="string">
            <text:p>UST : Mettre en place les environnements d’intégration continue</text:p>
          </table:table-cell>
          <table:table-cell table:style-name="ce195"/>
          <table:table-cell table:style-name="ce261" office:value-type="string">
            <text:p>Déploiement programmé à partir de la PIC</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3">
            <text:p>3</text:p>
          </table:table-cell>
          <table:table-cell table:style-name="ce185" office:value-type="float" office:value="3">
            <text:p>3</text:p>
          </table:table-cell>
          <table:table-cell table:style-name="ce189"/>
          <table:table-cell table:style-name="ce213" office:value-type="string">
            <text:p>UST : Mettre en place les environnements de recette</text:p>
          </table:table-cell>
          <table:table-cell table:style-name="ce195"/>
          <table:table-cell table:style-name="ce261" office:value-type="string">
            <text:p>Déploiement semi/automatique à partir de la PIC</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0" office:value-type="float" office:value="4">
            <text:p>4</text:p>
          </table:table-cell>
          <table:table-cell table:style-name="ce185" office:value-type="float" office:value="5">
            <text:p>5</text:p>
          </table:table-cell>
          <table:table-cell table:style-name="ce189"/>
          <table:table-cell table:style-name="ce213" office:value-type="string">
            <text:p>UST : Analyse : Mise en place d’un MPD initial à partir du MCD de la norme ISO</text:p>
          </table:table-cell>
          <table:table-cell table:style-name="ce195"/>
          <table:table-cell table:style-name="ce261" office:value-type="string">
            <text:p>Périmètre : Thesaurus + Listes de valeurs (type + langues+ formats) + Données de bases (fixture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5">
            <text:p>5</text:p>
          </table:table-cell>
          <table:table-cell table:style-name="ce185" office:value-type="float" office:value="3">
            <text:p>3</text:p>
          </table:table-cell>
          <table:table-cell table:style-name="ce189"/>
          <table:table-cell table:style-name="ce214" office:value-type="string">
            <text:p>USD : Documentation du MPD</text:p>
          </table:table-cell>
          <table:table-cell table:style-name="ce195"/>
          <table:table-cell table:style-name="ce261" office:value-type="string">
            <text:p>Initialiser le document de spécifications technique</text:p>
          </table:table-cell>
          <table:table-cell table:style-name="ce261"/>
          <table:table-cell table:style-name="ce185" table:number-columns-repeated="3"/>
          <table:table-cell table:style-name="ce282" table:number-columns-repeated="1013"/>
        </table:table-row>
        <table:table-row table:style-name="ro48">
          <table:table-cell table:style-name="ce171"/>
          <table:table-cell table:style-name="ce180" office:value-type="float" office:value="6">
            <text:p>6</text:p>
          </table:table-cell>
          <table:table-cell table:style-name="ce185" office:value-type="float" office:value="3">
            <text:p>3</text:p>
          </table:table-cell>
          <table:table-cell table:style-name="ce189"/>
          <table:table-cell table:style-name="ce215" office:value-type="string">
            <text:p>UST : Initialisation du framework SPRING</text:p>
          </table:table-cell>
          <table:table-cell table:style-name="ce195"/>
          <table:table-cell table:style-name="ce261" office:value-type="string">
            <text:p>Framework d’injection de dépendance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7">
            <text:p>7</text:p>
          </table:table-cell>
          <table:table-cell table:style-name="ce185" office:value-type="float" office:value="3">
            <text:p>3</text:p>
          </table:table-cell>
          <table:table-cell table:style-name="ce189"/>
          <table:table-cell table:style-name="ce215" office:value-type="string">
            <text:p>UST : Initialisation du framework Hibernate</text:p>
          </table:table-cell>
          <table:table-cell table:style-name="ce195"/>
          <table:table-cell table:style-name="ce261" office:value-type="string">
            <text:p>Framework de persistance de donnée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8">
            <text:p>8</text:p>
          </table:table-cell>
          <table:table-cell table:style-name="ce185" office:value-type="float" office:value="3">
            <text:p>3</text:p>
          </table:table-cell>
          <table:table-cell table:style-name="ce189"/>
          <table:table-cell table:style-name="ce215" office:value-type="string">
            <text:p>UST : Initialisation du framework Apache CXF</text:p>
          </table:table-cell>
          <table:table-cell table:style-name="ce195"/>
          <table:table-cell table:style-name="ce261" office:value-type="string">
            <text:p>Framework WebService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9">
            <text:p>9</text:p>
          </table:table-cell>
          <table:table-cell table:style-name="ce185" office:value-type="float" office:value="3">
            <text:p>3</text:p>
          </table:table-cell>
          <table:table-cell table:style-name="ce189"/>
          <table:table-cell table:style-name="ce215" office:value-type="string">
            <text:p>UST : Initialisation du framework Junit</text:p>
          </table:table-cell>
          <table:table-cell table:style-name="ce195"/>
          <table:table-cell table:style-name="ce261" office:value-type="string">
            <text:p>Framework de tests unitaire</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10">
            <text:p>10</text:p>
          </table:table-cell>
          <table:table-cell table:style-name="ce185" office:value-type="float" office:value="2">
            <text:p>2</text:p>
          </table:table-cell>
          <table:table-cell table:style-name="ce189"/>
          <table:table-cell table:style-name="ce215" office:value-type="string">
            <text:p>UST : Initialisation du framework de log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0" office:value-type="float" office:value="11">
            <text:p>11</text:p>
          </table:table-cell>
          <table:table-cell table:style-name="ce185" office:value-type="float" office:value="2">
            <text:p>2</text:p>
          </table:table-cell>
          <table:table-cell table:style-name="ce189"/>
          <table:table-cell table:style-name="ce215" office:value-type="string">
            <text:p>UST : Initialisation de Sonar</text:p>
          </table:table-cell>
          <table:table-cell table:style-name="ce195"/>
          <table:table-cell table:style-name="ce261" office:value-type="string">
            <text:p>Vérification de la qualité du code</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12">
            <text:p>12</text:p>
          </table:table-cell>
          <table:table-cell table:style-name="ce185" office:value-type="float" office:value="5">
            <text:p>5</text:p>
          </table:table-cell>
          <table:table-cell table:style-name="ce189"/>
          <table:table-cell table:style-name="ce213" office:value-type="string">
            <text:p>UST : Mise en place squelette de base de l’interface (panneau / layouts)</text:p>
          </table:table-cell>
          <table:table-cell table:style-name="ce195"/>
          <table:table-cell table:style-name="ce261" office:value-type="string">
            <text:p>à partir de la maquette extjs</text:p>
          </table:table-cell>
          <table:table-cell table:style-name="ce261"/>
          <table:table-cell table:style-name="ce185" table:number-columns-repeated="3"/>
          <table:table-cell table:style-name="ce178" table:number-columns-repeated="1013"/>
        </table:table-row>
        <table:table-row table:style-name="ro48">
          <table:table-cell table:style-name="ce173"/>
          <table:table-cell table:style-name="ce180" office:value-type="float" office:value="13">
            <text:p>13</text:p>
          </table:table-cell>
          <table:table-cell table:style-name="ce189" office:value-type="float" office:value="1">
            <text:p>1</text:p>
          </table:table-cell>
          <table:table-cell table:style-name="ce189"/>
          <table:table-cell table:style-name="ce213" office:value-type="string">
            <text:p>UST : authentification simple sur la plate-forme de test Simple</text:p>
          </table:table-cell>
          <table:table-cell table:style-name="ce236"/>
          <table:table-cell table:style-name="ce261" office:value-type="string">
            <text:p>authentification HTTP pour accéder à la plate-forme de test Smile</text:p>
          </table:table-cell>
          <table:table-cell table:style-name="ce261"/>
          <table:table-cell table:style-name="ce187" table:number-columns-repeated="3"/>
          <table:table-cell table:style-name="ce178" table:number-columns-repeated="1013"/>
        </table:table-row>
        <table:table-row table:style-name="ro53">
          <table:table-cell table:style-name="ce171"/>
          <table:table-cell table:style-name="ce180" office:value-type="float" office:value="16">
            <text:p>16</text:p>
          </table:table-cell>
          <table:table-cell table:style-name="ce185" office:value-type="float" office:value="8">
            <text:p>8</text:p>
          </table:table-cell>
          <table:table-cell table:style-name="ce189"/>
          <table:table-cell table:style-name="ce201" office:value-type="string">
            <text:p>En tant qu'Utilisateur, je consulte la liste des Vocabulaires (ou Registre des vocabulaires)</text:p>
          </table:table-cell>
          <table:table-cell table:style-name="ce237"/>
          <table:table-cell table:style-name="ce261" office:value-type="string">
            <text:p>Tant qu'il n'y a aucun vocabulaire, cette liste est vide.</text:p>
          </table:table-cell>
          <table:table-cell table:style-name="ce261" office:value-type="string">
            <text:p>UST : Exposer la liste des vocabulaire en REST</text:p>
            <text:p>UST : Récupérer les résultat du service de liste vocabulaire et affichage treeview ExtJS</text:p>
            <text:p/>
          </table:table-cell>
          <table:table-cell table:style-name="ce185" table:number-columns-repeated="3"/>
          <table:table-cell table:style-name="ce178" table:number-columns-repeated="1013"/>
        </table:table-row>
        <table:table-row table:style-name="ro53">
          <table:table-cell table:style-name="ce171"/>
          <table:table-cell table:style-name="ce180" office:value-type="float" office:value="17">
            <text:p>17</text:p>
          </table:table-cell>
          <table:table-cell table:style-name="ce185" office:value-type="float" office:value="2">
            <text:p>2</text:p>
          </table:table-cell>
          <table:table-cell table:style-name="ce189"/>
          <table:table-cell table:style-name="ce213" office:value-type="string">
            <text:p>UST : Générateur d’identifiant pérennes au format ARK : Création d’une interface générique à plugins</text:p>
          </table:table-cell>
          <table:table-cell table:style-name="ce195"/>
          <table:table-cell table:style-name="ce261" office:value-type="string">
            <text:p><text:a xlink:href="http://fr.wikipedia.org/wiki/Archival_Resource_Key">http://fr.wikipedia.org/wiki/Archival_Resource_Key</text:a></text:p>
            <text:p>Existe t-il au MCC un générateur existant tel que EZID/NOID ?</text:p>
            <text:p>Faut il le développer ?</text:p>
            <text:p>Utilisation de <text:a xlink:href="http://code.google.com/p/noidule/">http://code.google.com/p/noidule/</text:a>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0" office:value-type="float" office:value="18">
            <text:p>18</text:p>
          </table:table-cell>
          <table:table-cell table:style-name="ce185" office:value-type="float" office:value="3">
            <text:p>3</text:p>
          </table:table-cell>
          <table:table-cell table:style-name="ce189"/>
          <table:table-cell table:style-name="ce213" office:value-type="string">
            <text:p>UST : Générateur d’identifiant pérennes au format ARK : Création d’une implémentation « bouchon » </text:p>
          </table:table-cell>
          <table:table-cell table:style-name="ce195"/>
          <table:table-cell table:style-name="ce261" office:value-type="string">
            <text:p>Génération d’ARK aléatoires, sans conservation</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0" office:value-type="float" office:value="19">
            <text:p>19</text:p>
          </table:table-cell>
          <table:table-cell table:style-name="ce185" office:value-type="float" office:value="5">
            <text:p>5</text:p>
          </table:table-cell>
          <table:table-cell table:style-name="ce189"/>
          <table:table-cell table:style-name="ce213" office:value-type="string">
            <text:p>UST : Panneau édition/visualisation de vocabulaire</text:p>
          </table:table-cell>
          <table:table-cell table:style-name="ce195"/>
          <table:table-cell table:style-name="ce261" office:value-type="string">
            <text:p>à partir de la maquette extjs, formulaires (composants d’entrée)</text:p>
          </table:table-cell>
          <table:table-cell table:style-name="ce261"/>
          <table:table-cell table:style-name="ce185" table:number-columns-repeated="3"/>
          <table:table-cell table:style-name="ce178" table:number-columns-repeated="1013"/>
        </table:table-row>
        <table:table-row table:style-name="ro54">
          <table:table-cell table:style-name="ce171"/>
          <table:table-cell table:style-name="ce180" office:value-type="float" office:value="20">
            <text:p>20</text:p>
          </table:table-cell>
          <table:table-cell table:style-name="ce185" office:value-type="float" office:value="1">
            <text:p>1</text:p>
          </table:table-cell>
          <table:table-cell table:style-name="ce189"/>
          <table:table-cell table:style-name="ce201" office:value-type="string">
            <text:p>En tant qu'Administrateur de vocabulaire, je crée un nouveau Vocabulaire</text:p>
          </table:table-cell>
          <table:table-cell table:style-name="ce238" office:value-type="string">
            <text:p>EF022</text:p>
            <text:p>; EF108 ; ET215</text:p>
          </table:table-cell>
          <table:table-cell table:style-name="ce261" office:value-type="string">
            <text:p>Génération automatique d’un Nouvel identifiant unique global ; génération automatique de la date de création et de la date de dernière modification (attributs created et modified de la classe Thesaurus). </text:p>
            <text:p><text:span text:style-name="T4">Initialisation d'une version (VersionHistory) du vocabulaire.</text:span><text:span text:style-name="T5"> </text:span></text:p>
          </table:table-cell>
          <table:table-cell table:style-name="ce261"/>
          <table:table-cell table:style-name="ce185" table:number-columns-repeated="3"/>
          <table:table-cell table:style-name="ce178" table:number-columns-repeated="1013"/>
        </table:table-row>
        <table:table-row table:style-name="ro55">
          <table:table-cell table:style-name="ce171"/>
          <table:table-cell table:style-name="ce180" office:value-type="float" office:value="21">
            <text:p>21</text:p>
          </table:table-cell>
          <table:table-cell table:style-name="ce185" office:value-type="float" office:value="1">
            <text:p>1</text:p>
          </table:table-cell>
          <table:table-cell table:style-name="ce189"/>
          <table:table-cell table:style-name="ce201" office:value-type="string">
            <text:p>En tant qu'Administrateur de vocabulaire, je saisis le nom du Vocabulaire (title)</text:p>
          </table:table-cell>
          <table:table-cell table:style-name="ce195"/>
          <table:table-cell table:style-name="ce261" office:value-type="string">
            <text:p>Titre obligatoire (pour des raisons de lisibilité d'affichage dans la liste des vocabulaires). </text:p>
            <text:p><text:span text:style-name="T3">Exemple : Thésaurus de la désignation des oeuvres architectu</text:span><text:span text:style-name="T3"/><text:span text:style-name="T3">rales</text:span></text:p>
          </table:table-cell>
          <table:table-cell table:style-name="ce261"/>
          <table:table-cell table:style-name="ce185" table:number-columns-repeated="3"/>
          <table:table-cell table:style-name="ce178" table:number-columns-repeated="1013"/>
        </table:table-row>
        <table:table-row table:style-name="ro56">
          <table:table-cell table:style-name="ce171"/>
          <table:table-cell table:style-name="ce180" office:value-type="float" office:value="22">
            <text:p>22</text:p>
          </table:table-cell>
          <table:table-cell table:style-name="ce185" office:value-type="float" office:value="1">
            <text:p>1</text:p>
          </table:table-cell>
          <table:table-cell table:style-name="ce189"/>
          <table:table-cell table:style-name="ce201" office:value-type="string">
            <text:p>En tant qu'Administrateur de vocabulaire, je saisis le nom de l'organisme (service) producteur du Vocabulaire (creator) et l'adresse (URL) de son site web</text:p>
          </table:table-cell>
          <table:table-cell table:style-name="ce195"/>
          <table:table-cell table:style-name="ce261"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ext:p><text:span text:style-name="T3">Exemple : Inventaire général du patrimoine culturel (</text:span><text:span text:style-name="T3"><text:a xlink:href="http://www.inventaire.culture.gouv.fr/">http://www.inventaire.culture.gouv.fr</text:a></text:span><text:span text:style-name="T3">)</text:span></text:p>
          </table:table-cell>
          <table:table-cell table:style-name="ce261"/>
          <table:table-cell table:style-name="ce185" office:value-type="string">
            <text:p>validation url bien formée (pas d'autocomplétion)</text:p>
          </table:table-cell>
          <table:table-cell table:style-name="ce185" table:number-columns-repeated="2"/>
          <table:table-cell table:style-name="ce178" table:number-columns-repeated="1013"/>
        </table:table-row>
        <table:table-row table:style-name="ro55">
          <table:table-cell table:style-name="ce171"/>
          <table:table-cell table:style-name="ce180" office:value-type="float" office:value="23">
            <text:p>23</text:p>
          </table:table-cell>
          <table:table-cell table:style-name="ce185" office:value-type="float" office:value="1">
            <text:p>1</text:p>
          </table:table-cell>
          <table:table-cell table:style-name="ce189"/>
          <table:table-cell table:style-name="ce201" office:value-type="string">
            <text:p>En tant qu'Administrateur de vocabulaire, je saisis le (les) contributeurs du Vocabulaire (contributor)</text:p>
          </table:table-cell>
          <table:table-cell table:style-name="ce195"/>
          <table:table-cell table:style-name="ce261" office:value-type="string">
            <text:p>Multivalué</text:p>
            <text:p><text:span text:style-name="T3">Exemple : Jean Davoigneau ; Renaud Benoit-Cattin : Xavier de </text:span><text:span text:style-name="T3">Massary</text:span></text:p>
          </table:table-cell>
          <table:table-cell table:style-name="ce261"/>
          <table:table-cell table:style-name="ce185" office:value-type="string">
            <text:p>séparés par un point virgule</text:p>
          </table:table-cell>
          <table:table-cell table:style-name="ce185" table:number-columns-repeated="2"/>
          <table:table-cell table:style-name="ce178" table:number-columns-repeated="1013"/>
        </table:table-row>
        <table:table-row table:style-name="ro48">
          <table:table-cell table:style-name="ce171"/>
          <table:table-cell table:style-name="ce180" office:value-type="float" office:value="24">
            <text:p>24</text:p>
          </table:table-cell>
          <table:table-cell table:style-name="ce185" office:value-type="float" office:value="1">
            <text:p>1</text:p>
          </table:table-cell>
          <table:table-cell table:style-name="ce189"/>
          <table:table-cell table:style-name="ce201" office:value-type="string">
            <text:p>En tant qu'Administrateur de vocabulaire, je saisis l'éditeur du Vocabulaire (publisher)</text:p>
          </table:table-cell>
          <table:table-cell table:style-name="ce195"/>
          <table:table-cell table:style-name="ce261" office:value-type="string">
            <text:p>Valeur par défaut :<text:span text:style-name="T3"> Ministère chargé de la culture</text:span></text:p>
          </table:table-cell>
          <table:table-cell table:style-name="ce261"/>
          <table:table-cell table:style-name="ce185" table:number-columns-repeated="3"/>
          <table:table-cell table:style-name="ce178" table:number-columns-repeated="1013"/>
        </table:table-row>
        <table:table-row table:style-name="ro53">
          <table:table-cell table:style-name="ce171"/>
          <table:table-cell table:style-name="ce180" office:value-type="float" office:value="25">
            <text:p>25</text:p>
          </table:table-cell>
          <table:table-cell table:style-name="ce185" office:value-type="float" office:value="1">
            <text:p>1</text:p>
          </table:table-cell>
          <table:table-cell table:style-name="ce189"/>
          <table:table-cell table:style-name="ce201" office:value-type="string">
            <text:p>En tant qu'Administrateur de vocabulaire, je saisis les mentions de droits associées au Vocabulaire (rights)</text:p>
          </table:table-cell>
          <table:table-cell table:style-name="ce238" office:value-type="string">
            <text:p>EF068</text:p>
          </table:table-cell>
          <table:table-cell table:style-name="ce261" office:value-type="string">
            <text:p>A terme, nomenclature contrôlée. Cette mention est obligatoire pour pouvoir publier le vocabulaire.</text:p>
            <text:p><text:span text:style-name="T3">Exemple : disponible sous licence Creative Commons paternité </text:span><text:span text:style-name="T3">partage à l'identique (CC-BY-SA)</text:span></text:p>
          </table:table-cell>
          <table:table-cell table:style-name="ce261"/>
          <table:table-cell table:style-name="ce185" office:value-type="string">
            <text:p>texte</text:p>
          </table:table-cell>
          <table:table-cell table:style-name="ce185" table:number-columns-repeated="2"/>
          <table:table-cell table:style-name="ce283" table:number-columns-repeated="1013"/>
        </table:table-row>
        <table:table-row table:style-name="ro57">
          <table:table-cell table:style-name="ce171"/>
          <table:table-cell table:style-name="ce180" office:value-type="float" office:value="26">
            <text:p>26</text:p>
          </table:table-cell>
          <table:table-cell table:style-name="ce185" office:value-type="float" office:value="1">
            <text:p>1</text:p>
          </table:table-cell>
          <table:table-cell table:style-name="ce189"/>
          <table:table-cell table:style-name="ce201" office:value-type="string">
            <text:p>En tant qu'Administrateur de vocabulaire, je saisis la description du Vocabulaire (description)</text:p>
          </table:table-cell>
          <table:table-cell table:style-name="ce195"/>
          <table:table-cell table:style-name="ce261" office:value-type="string">
            <text:p><text:span text:style-name="T3">Exemple : Le thésaurus de la désignation développe sous une </text:span><text:span text:style-name="T3">forme méthodique les termes utiles à la</text:span></text:p>
            <text:p><text:span text:style-name="T3">désignation des oeuvres architecturales et mobilières.</text:span></text:p>
            <text:p><text:span text:style-name="T3">L'organisation propre au thesaurus permet de situer chaque </text:span><text:span text:style-name="T3">terme dans une hiérarchie dont les entrées principales sont clas</text:span><text:span text:style-name="T3"/><text:span text:style-name="T3">sées selon des catégories fonctionnelles liées à l'usage religieux, </text:span><text:span text:style-name="T3">funéraire, industriel, etc. Il comporte en outre tous les renvois </text:span><text:span text:style-name="T3">nécessaires, des définitions sommaires, des notes d'utilisation.</text:span></text:p>
          </table:table-cell>
          <table:table-cell table:style-name="ce261"/>
          <table:table-cell table:style-name="ce185" office:value-type="string">
            <text:p>texte seul</text:p>
          </table:table-cell>
          <table:table-cell table:style-name="ce185" table:number-columns-repeated="2"/>
          <table:table-cell table:style-name="ce178" table:number-columns-repeated="1013"/>
        </table:table-row>
        <table:table-row table:style-name="ro55">
          <table:table-cell table:style-name="ce171"/>
          <table:table-cell table:style-name="ce180" office:value-type="float" office:value="27">
            <text:p>27</text:p>
          </table:table-cell>
          <table:table-cell table:style-name="ce185" office:value-type="float" office:value="1">
            <text:p>1</text:p>
          </table:table-cell>
          <table:table-cell table:style-name="ce189"/>
          <table:table-cell table:style-name="ce201" office:value-type="string">
            <text:p>En tant qu'Administrateur de vocabulaire, je saisis la couverture du Vocabulaire (coverage)</text:p>
          </table:table-cell>
          <table:table-cell table:style-name="ce195"/>
          <table:table-cell table:style-name="ce261" office:value-type="string">
            <text:p>Couverture spatiale et/ou temporelle du thésaurus (champ multivalué)</text:p>
            <text:p><text:span text:style-name="T3">Exemple : France ; de l'antiquité à nos jours</text:span></text:p>
          </table:table-cell>
          <table:table-cell table:style-name="ce261"/>
          <table:table-cell table:style-name="ce185" office:value-type="string">
            <text:p>texte seul (séparé par des points virgule</text:p>
          </table:table-cell>
          <table:table-cell table:style-name="ce185" table:number-columns-repeated="2"/>
          <table:table-cell table:style-name="ce178" table:number-columns-repeated="1013"/>
        </table:table-row>
        <table:table-row table:style-name="ro52">
          <table:table-cell table:style-name="ce171"/>
          <table:table-cell table:style-name="ce180" office:value-type="float" office:value="28">
            <text:p>28</text:p>
          </table:table-cell>
          <table:table-cell table:style-name="ce185" office:value-type="float" office:value="1">
            <text:p>1</text:p>
          </table:table-cell>
          <table:table-cell table:style-name="ce189"/>
          <table:table-cell table:style-name="ce201" office:value-type="string">
            <text:p>En tant qu'Administrateur de vocabulaire, je saisis le sujet du Vocabulaire (subject)</text:p>
          </table:table-cell>
          <table:table-cell table:style-name="ce195"/>
          <table:table-cell table:style-name="ce261" office:value-type="string">
            <text:p>A terme, liste de mots-clés ?</text:p>
            <text:p><text:span text:style-name="T3">Exemple : urbanisme ; architecture ; génie civil</text:span></text:p>
          </table:table-cell>
          <table:table-cell table:style-name="ce261"/>
          <table:table-cell table:style-name="ce185" office:value-type="string">
            <text:p>texte séparé points virgules</text:p>
          </table:table-cell>
          <table:table-cell table:style-name="ce185" table:number-columns-repeated="2"/>
          <table:table-cell table:style-name="ce178" table:number-columns-repeated="1013"/>
        </table:table-row>
        <table:table-row table:style-name="ro53">
          <table:table-cell table:style-name="ce171"/>
          <table:table-cell table:style-name="ce180" office:value-type="float" office:value="31">
            <text:p>31</text:p>
          </table:table-cell>
          <table:table-cell table:style-name="ce185" office:value-type="float" office:value="7">
            <text:p>7</text:p>
          </table:table-cell>
          <table:table-cell table:style-name="ce189"/>
          <table:table-cell table:style-name="ce201" office:value-type="string">
            <text:p>En tant qu'Administrateur de vocabulaire, je saisis le type du Vocabulaire (type)</text:p>
          </table:table-cell>
          <table:table-cell table:style-name="ce239" office:value-type="string">
            <text:p>EF068</text:p>
          </table:table-cell>
          <table:table-cell table:style-name="ce261" office:value-type="string">
            <text:p>A terme, nomenclature contrôlée. </text:p>
            <text:p><text:span text:style-name="T3">Exemple : liste structurée, taxonomie, thésaurus</text:span></text:p>
          </table:table-cell>
          <table:table-cell table:style-name="ce261" office:value-type="string">
            <text:p>UST : Exposer la liste des types en REST</text:p>
            <text:p>UST : Remplir la liste déroulante ExtJS à partir de l’appel REST</text:p>
            <text:p/>
          </table:table-cell>
          <table:table-cell table:style-name="ce185" office:value-type="string">
            <text:p>liste de valeurs / non obligatoire</text:p>
          </table:table-cell>
          <table:table-cell table:style-name="ce185" table:number-columns-repeated="2"/>
          <table:table-cell table:style-name="ce178" table:number-columns-repeated="1013"/>
        </table:table-row>
        <table:table-row table:style-name="ro105">
          <table:table-cell table:style-name="ce171"/>
          <table:table-cell table:style-name="ce180" office:value-type="float" office:value="34">
            <text:p>34</text:p>
          </table:table-cell>
          <table:table-cell table:style-name="ce185" office:value-type="float" office:value="5">
            <text:p>5</text:p>
          </table:table-cell>
          <table:table-cell table:style-name="ce189"/>
          <table:table-cell table:style-name="ce201" office:value-type="string">
            <text:p>En tant qu'Administrateur de vocabulaire, je saisis le(s) format(s) du Vocabulaire (format)</text:p>
          </table:table-cell>
          <table:table-cell table:style-name="ce239" office:value-type="string">
            <text:p>EF068</text:p>
          </table:table-cell>
          <table:table-cell table:style-name="ce261" office:value-type="string">
            <text:p>Norme ISO : format de fichier ou support physique du thésaurus. A terme, nomenclature contrôlée. </text:p>
            <text:p><text:span text:style-name="T3">Exemple : PDF 1.7 ; CSV ; XML/SKOS</text:span></text:p>
          </table:table-cell>
          <table:table-cell table:style-name="ce261" office:value-type="string">
            <text:p><text:span text:style-name="T59">UST : Exposer la liste des formats en REST</text:span></text:p>
            <text:p><text:span text:style-name="T59">UST : Remplir la liste déroulante ExtJS à partir de l’ap</text:span><text:span text:style-name="T59"/><text:span text:style-name="T59">pel REST</text:span></text:p>
            <text:p><text:span text:style-name="T59"/></text:p>
          </table:table-cell>
          <table:table-cell table:style-name="ce185" office:value-type="string">
            <text:p>liste de valeurs / non obligatoire</text:p>
          </table:table-cell>
          <table:table-cell table:style-name="ce185" table:number-columns-repeated="2"/>
          <table:table-cell table:style-name="ce178" table:number-columns-repeated="1013"/>
        </table:table-row>
        <table:table-row table:style-name="ro53">
          <table:table-cell table:style-name="ce171"/>
          <table:table-cell table:style-name="ce180" office:value-type="float" office:value="37">
            <text:p>37</text:p>
          </table:table-cell>
          <table:table-cell table:style-name="ce185" office:value-type="float" office:value="5">
            <text:p>5</text:p>
          </table:table-cell>
          <table:table-cell table:style-name="ce189"/>
          <table:table-cell table:style-name="ce201" office:value-type="string">
            <text:p>En tant qu'Administrateur de vocabulaire, je saisis la (les) langue(s) du Vocabulaire (language)</text:p>
          </table:table-cell>
          <table:table-cell table:style-name="ce240" office:value-type="string">
            <text:p>EF114</text:p>
          </table:table-cell>
          <table:table-cell table:style-name="ce261" office:value-type="string">
            <text:p>A terme, nomenclature ISO. Attribut obligatoire. </text:p>
            <text:p><text:span text:style-name="T3">Exemple : fr-FR ; en-GB ; en-US ; it</text:span></text:p>
          </table:table-cell>
          <table:table-cell table:style-name="ce261" office:value-type="string">
            <text:p>UST : Exposer la liste des langues en REST</text:p>
            <text:p>UST : Remplir la liste déroulante ExtJS à partir de l’appel REST</text:p>
            <text:p/>
          </table:table-cell>
          <table:table-cell table:style-name="ce185" office:value-type="string">
            <text:p>obligatoire parmi les langues de la nomenclature iso / multivalué</text:p>
          </table:table-cell>
          <table:table-cell table:style-name="ce185" table:number-columns-repeated="2"/>
          <table:table-cell table:style-name="ce178" table:number-columns-repeated="1013"/>
        </table:table-row>
        <table:table-row table:style-name="ro58">
          <table:table-cell table:style-name="ce171"/>
          <table:table-cell table:style-name="ce180" office:value-type="float" office:value="38">
            <text:p>38</text:p>
          </table:table-cell>
          <table:table-cell table:style-name="ce185" office:value-type="float" office:value="1">
            <text:p>1</text:p>
          </table:table-cell>
          <table:table-cell table:style-name="ce189"/>
          <table:table-cell table:style-name="ce201" office:value-type="string">
            <text:p>En tant qu'Administrateur de vocabulaire, je saisis les publications associées au Vocabulaire (relation)</text:p>
          </table:table-cell>
          <table:table-cell table:style-name="ce195"/>
          <table:table-cell table:style-name="ce261" office:value-type="string">
            <text:p>Bloc texte avec hyperliens.</text:p>
            <text:p><text:span text:style-name="T3">Exemple : FRANCE, Ministère de la culture et de la communica</text:span><text:span text:style-name="T3"/><text:span text:style-name="T3">tion, Sous-direction des études, de la documentation et de l'In</text:span><text:span text:style-name="T3"/><text:span text:style-name="T3">ventaire. Mérimée [base de données en ligne]. Paris : Ministère </text:span><text:span text:style-name="T3">de la culture et de la communication, 1997 [référence du 28 jan</text:span><text:span text:style-name="T3"/><text:span text:style-name="T3">vier 2013]. Accès Internet : &lt;URL : </text:span><text:span text:style-name="T3"><text:a xlink:href="http://www.culture.gouv.fr/documentation/merimee/accueil.htm">http://www.culture.gouv.fr/documentation/merimee/accueil.htm</text:a></text:span><text:span text:style-name="T3">&gt;</text:span></text:p>
          </table:table-cell>
          <table:table-cell table:style-name="ce261"/>
          <table:table-cell table:style-name="ce185" table:number-columns-repeated="3"/>
          <table:table-cell table:style-name="ce178" table:number-columns-repeated="1013"/>
        </table:table-row>
        <table:table-row table:style-name="ro54">
          <table:table-cell table:style-name="ce171"/>
          <table:table-cell table:style-name="ce180" office:value-type="float" office:value="39">
            <text:p>39</text:p>
          </table:table-cell>
          <table:table-cell table:style-name="ce185" office:value-type="float" office:value="1">
            <text:p>1</text:p>
          </table:table-cell>
          <table:table-cell table:style-name="ce189"/>
          <table:table-cell table:style-name="ce201" office:value-type="string">
            <text:p>En tant qu'Administrateur de vocabulaire, je saisis les ressources dont est dérivé le Vocabulaire (source)</text:p>
          </table:table-cell>
          <table:table-cell table:style-name="ce195"/>
          <table:table-cell table:style-name="ce261" office:value-type="string">
            <text:p>Bloc texte avec hyperliens. </text:p>
            <text:p><text:span text:style-name="T3">Exemple : Architecture [Texte imprimé] : vocabulaire / Ministère </text:span><text:span text:style-name="T3">de la culture et de la communication, Inventaire général des mo</text:span><text:span text:style-name="T3"/><text:span text:style-name="T3">numents et des richesses artistiques de la France ; [réd.] par </text:span><text:span text:style-name="T3">Jean-Marie Pérouse de Montclos. Paris : Impr. Nationale, 1988)</text:span></text:p>
          </table:table-cell>
          <table:table-cell table:style-name="ce261"/>
          <table:table-cell table:style-name="ce185" table:number-columns-repeated="3"/>
          <table:table-cell table:style-name="ce178" table:number-columns-repeated="1013"/>
        </table:table-row>
        <table:table-row table:style-name="ro54">
          <table:table-cell table:style-name="ce171"/>
          <table:table-cell table:style-name="ce180" office:value-type="float" office:value="42">
            <text:p>42</text:p>
          </table:table-cell>
          <table:table-cell table:style-name="ce185" office:value-type="float" office:value="9">
            <text:p>9</text:p>
          </table:table-cell>
          <table:table-cell table:style-name="ce189"/>
          <table:table-cell table:style-name="ce201" office:value-type="string">
            <text:p>En tant qu'Administrateur de vocabulaire, j'enregistre (sauvegarde) les métadonnées du Vocabulaire (= Fiche descriptive de vocabulaire)</text:p>
          </table:table-cell>
          <table:table-cell table:style-name="ce195"/>
          <table:table-cell table:style-name="ce261" office:value-type="string">
            <text:p>sauvegarde des métadonnées</text:p>
          </table:table-cell>
          <table:table-cell table:style-name="ce261" office:value-type="string">
            <text:p>UST : Appel au service REST d’enregistrement de vocabulaire</text:p>
            <text:p>UST : Déclencher la validation du formulaire + appel service</text:p>
            <text:p/>
          </table:table-cell>
          <table:table-cell table:style-name="ce185" office:value-type="string">
            <text:p>bouton enregistrer</text:p>
          </table:table-cell>
          <table:table-cell table:style-name="ce185" table:number-columns-repeated="2"/>
          <table:table-cell table:style-name="ce178" table:number-columns-repeated="1013"/>
        </table:table-row>
        <table:table-row table:style-name="ro48">
          <table:table-cell table:style-name="ce171"/>
          <table:table-cell table:style-name="ce180" office:value-type="float" office:value="43">
            <text:p>43</text:p>
          </table:table-cell>
          <table:table-cell table:style-name="ce185" office:value-type="float" office:value="5">
            <text:p>5</text:p>
          </table:table-cell>
          <table:table-cell table:style-name="ce189"/>
          <table:table-cell table:style-name="ce215" office:value-type="string">
            <text:p>UST : Journalisation des actions </text:p>
          </table:table-cell>
          <table:table-cell table:style-name="ce195"/>
          <table:table-cell table:style-name="ce261" office:value-type="string">
            <text:p>Ajout de la table : thesaurus_log, création d’un aspect (spring)</text:p>
          </table:table-cell>
          <table:table-cell table:style-name="ce261"/>
          <table:table-cell table:style-name="ce185" table:number-columns-repeated="3"/>
          <table:table-cell table:style-name="ce178" table:number-columns-repeated="1013"/>
        </table:table-row>
        <table:table-row table:style-name="ro54">
          <table:table-cell table:style-name="ce171"/>
          <table:table-cell table:style-name="ce180" office:value-type="float" office:value="46">
            <text:p>46</text:p>
          </table:table-cell>
          <table:table-cell table:style-name="ce185" office:value-type="float" office:value="7">
            <text:p>7</text:p>
          </table:table-cell>
          <table:table-cell table:style-name="ce189"/>
          <table:table-cell table:style-name="ce201" office:value-type="string">
            <text:p>En tant qu'Administrateur de vocabulaire, je modifie les métadonnées éditables du Vocabulaire</text:p>
          </table:table-cell>
          <table:table-cell table:style-name="ce195"/>
          <table:table-cell table:style-name="ce261" office:value-type="string">
            <text:p>métadonnées non modifiables : identifier, created, modified</text:p>
          </table:table-cell>
          <table:table-cell table:style-name="ce261" office:value-type="string">
            <text:p>UST : Service REST de récupération des métadonnées d’un vocabulaire</text:p>
            <text:p>UST : Affichage (binding) des données issues du service dans le formulaire</text:p>
            <text:p/>
          </table:table-cell>
          <table:table-cell table:style-name="ce185" office:value-type="string">
            <text:p>initialiser la date de mofication avec la date de création</text:p>
          </table:table-cell>
          <table:table-cell table:style-name="ce185" table:number-columns-repeated="2"/>
          <table:table-cell table:style-name="ce178" table:number-columns-repeated="1013"/>
        </table:table-row>
        <table:table-row table:style-name="ro52">
          <table:table-cell table:style-name="ce174"/>
          <table:table-cell table:style-name="ce180" office:value-type="float" office:value="47">
            <text:p>47</text:p>
          </table:table-cell>
          <table:table-cell table:style-name="ce190" office:value-type="float" office:value="1">
            <text:p>1</text:p>
          </table:table-cell>
          <table:table-cell table:style-name="ce189"/>
          <table:table-cell table:style-name="ce216" office:value-type="string">
            <text:p>En tant qu’Utilisateur, je visualise un vocabulaire et ses métadonnées (Fiche descriptive de vocabulaire)</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48">
          <table:table-cell table:style-name="ce174"/>
          <table:table-cell table:style-name="ce180" office:value-type="float" office:value="48">
            <text:p>48</text:p>
          </table:table-cell>
          <table:table-cell table:style-name="ce190" office:value-type="float" office:value="3">
            <text:p>3</text:p>
          </table:table-cell>
          <table:table-cell table:style-name="ce189"/>
          <table:table-cell table:style-name="ce213" office:value-type="string">
            <text:p>UST : Exposition d’un webservice de consultation des métadonnées d’un vocabulaire</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48">
          <table:table-cell table:style-name="ce174"/>
          <table:table-cell table:style-name="ce180" office:value-type="float" office:value="49">
            <text:p>49</text:p>
          </table:table-cell>
          <table:table-cell table:style-name="ce190" office:value-type="float" office:value="3">
            <text:p>3</text:p>
          </table:table-cell>
          <table:table-cell table:style-name="ce189"/>
          <table:table-cell table:style-name="ce213" office:value-type="string">
            <text:p>UST : Exposition d’un webservice de consultation de liste des vocabulaire</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48">
          <table:table-cell table:style-name="ce174"/>
          <table:table-cell table:style-name="ce180" office:value-type="float" office:value="50">
            <text:p>50</text:p>
          </table:table-cell>
          <table:table-cell table:style-name="ce190" office:value-type="float" office:value="3">
            <text:p>3</text:p>
          </table:table-cell>
          <table:table-cell table:style-name="ce189"/>
          <table:table-cell table:style-name="ce214" office:value-type="string">
            <text:p>USD : Initialisation de la documentation techniques des WebServices</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48">
          <table:table-cell table:style-name="ce174"/>
          <table:table-cell table:style-name="ce180" office:value-type="float" office:value="51">
            <text:p>51</text:p>
          </table:table-cell>
          <table:table-cell table:style-name="ce190" office:value-type="float" office:value="5">
            <text:p>5</text:p>
          </table:table-cell>
          <table:table-cell table:style-name="ce189"/>
          <table:table-cell table:style-name="ce214" office:value-type="string">
            <text:p>USD : Initialisation de la documentation d’installation</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48">
          <table:table-cell table:style-name="ce174"/>
          <table:table-cell table:style-name="ce180" office:value-type="float" office:value="52">
            <text:p>52</text:p>
          </table:table-cell>
          <table:table-cell table:style-name="ce190" office:value-type="float" office:value="8">
            <text:p>8</text:p>
          </table:table-cell>
          <table:table-cell table:style-name="ce189"/>
          <table:table-cell table:style-name="ce213" office:value-type="string">
            <text:p>UST : Mise en place des standards d’accessibilité RGAA</text:p>
          </table:table-cell>
          <table:table-cell table:style-name="ce241"/>
          <table:table-cell table:style-name="ce262" table:number-columns-repeated="2"/>
          <table:table-cell table:style-name="ce190" table:number-columns-repeated="3"/>
          <table:table-cell table:style-name="ce178" table:number-columns-repeated="1013"/>
        </table:table-row>
        <table:table-row table:style-name="ro51">
          <table:table-cell table:style-name="ce174"/>
          <table:table-cell table:style-name="ce181"/>
          <table:table-cell table:style-name="ce181" table:formula="of:=SUM([.C10:.C49])" office:value-type="float" office:value="131">
            <text:p>131</text:p>
          </table:table-cell>
          <table:table-cell table:style-name="ce200"/>
          <table:table-cell table:style-name="ce181" office:value-type="string">
            <text:p>Fin du SPRINT 1</text:p>
          </table:table-cell>
          <table:table-cell table:style-name="ce242"/>
          <table:table-cell table:style-name="ce263" table:number-columns-repeated="2"/>
          <table:table-cell table:style-name="ce192" table:number-columns-repeated="3"/>
          <table:table-cell table:style-name="ce178" table:number-columns-repeated="1013"/>
        </table:table-row>
        <table:table-row table:style-name="ro49">
          <table:table-cell table:style-name="ce174"/>
          <table:table-cell table:style-name="ce180" office:value-type="float" office:value="53">
            <text:p>53</text:p>
          </table:table-cell>
          <table:table-cell table:style-name="ce185" office:value-type="float" office:value="3">
            <text:p>3</text:p>
          </table:table-cell>
          <table:table-cell table:style-name="ce185"/>
          <table:table-cell table:style-name="ce217" office:value-type="string">
            <text:p>disparition contenu service au rechargement</text:p>
          </table:table-cell>
          <table:table-cell table:style-name="ce243"/>
          <table:table-cell table:style-name="ce261" table:number-columns-repeated="4"/>
          <table:table-cell table:style-name="ce185"/>
          <table:table-cell table:style-name="ce178" table:number-columns-repeated="1013"/>
        </table:table-row>
        <table:table-row table:style-name="ro49">
          <table:table-cell table:style-name="ce174"/>
          <table:table-cell table:style-name="ce180" office:value-type="float" office:value="54">
            <text:p>54</text:p>
          </table:table-cell>
          <table:table-cell table:style-name="ce185" office:value-type="float" office:value="3">
            <text:p>3</text:p>
          </table:table-cell>
          <table:table-cell table:style-name="ce185"/>
          <table:table-cell table:style-name="ce217" office:value-type="string">
            <text:p>rafraîchissement à l'enregistrement</text:p>
          </table:table-cell>
          <table:table-cell table:style-name="ce243"/>
          <table:table-cell table:style-name="ce261" table:number-columns-repeated="4"/>
          <table:table-cell table:style-name="ce185"/>
          <table:table-cell table:style-name="ce178" table:number-columns-repeated="1013"/>
        </table:table-row>
        <table:table-row table:style-name="ro61">
          <table:table-cell table:style-name="ce174"/>
          <table:table-cell table:style-name="ce180" office:value-type="float" office:value="55">
            <text:p>55</text:p>
          </table:table-cell>
          <table:table-cell table:style-name="ce185" office:value-type="float" office:value="3">
            <text:p>3</text:p>
          </table:table-cell>
          <table:table-cell table:style-name="ce185"/>
          <table:table-cell table:style-name="ce217" office:value-type="string">
            <text:p>message d'alerte (fermeture sans enregistrement → perte des données saisies)</text:p>
          </table:table-cell>
          <table:table-cell table:style-name="ce243"/>
          <table:table-cell table:style-name="ce261" table:number-columns-repeated="4"/>
          <table:table-cell table:style-name="ce185"/>
          <table:table-cell table:style-name="ce178" table:number-columns-repeated="1013"/>
        </table:table-row>
        <table:table-row table:style-name="ro49">
          <table:table-cell table:style-name="ce174"/>
          <table:table-cell table:style-name="ce180" office:value-type="float" office:value="56">
            <text:p>56</text:p>
          </table:table-cell>
          <table:table-cell table:style-name="ce185" office:value-type="float" office:value="1">
            <text:p>1</text:p>
          </table:table-cell>
          <table:table-cell table:style-name="ce185"/>
          <table:table-cell table:style-name="ce217" office:value-type="string">
            <text:p>changement des labels service → auteur et auteur → editeur</text:p>
          </table:table-cell>
          <table:table-cell table:style-name="ce243"/>
          <table:table-cell table:style-name="ce261" table:number-columns-repeated="4"/>
          <table:table-cell table:style-name="ce185"/>
          <table:table-cell table:style-name="ce178" table:number-columns-repeated="1013"/>
        </table:table-row>
        <table:table-row table:style-name="ro48">
          <table:table-cell table:style-name="ce174"/>
          <table:table-cell table:style-name="ce180" office:value-type="float" office:value="57">
            <text:p>57</text:p>
          </table:table-cell>
          <table:table-cell table:style-name="ce185" office:value-type="float" office:value="2">
            <text:p>2</text:p>
          </table:table-cell>
          <table:table-cell table:style-name="ce185"/>
          <table:table-cell table:style-name="ce213" office:value-type="string">
            <text:p>UST : Tri par défaut des vocabulaire</text:p>
          </table:table-cell>
          <table:table-cell table:style-name="ce243"/>
          <table:table-cell table:style-name="ce261" table:number-columns-repeated="4"/>
          <table:table-cell table:style-name="ce185"/>
          <table:table-cell table:style-name="ce178" table:number-columns-repeated="1013"/>
        </table:table-row>
        <table:table-row table:style-name="ro48">
          <table:table-cell table:style-name="ce174"/>
          <table:table-cell table:style-name="ce180" office:value-type="float" office:value="58">
            <text:p>58</text:p>
          </table:table-cell>
          <table:table-cell table:style-name="ce190" office:value-type="float" office:value="8">
            <text:p>8</text:p>
          </table:table-cell>
          <table:table-cell table:style-name="ce185"/>
          <table:table-cell table:style-name="ce213" office:value-type="string">
            <text:p>UST : Mise en place des standards d’accessibilité RGAA</text:p>
          </table:table-cell>
          <table:table-cell table:style-name="ce241"/>
          <table:table-cell table:style-name="ce262"/>
          <table:table-cell table:style-name="ce190" table:number-columns-repeated="3"/>
          <table:table-cell table:style-name="ce185"/>
          <table:table-cell table:style-name="ce178" table:number-columns-repeated="1013"/>
        </table:table-row>
        <table:table-row table:style-name="ro48">
          <table:table-cell table:style-name="ce174"/>
          <table:table-cell table:style-name="ce180" office:value-type="float" office:value="59">
            <text:p>59</text:p>
          </table:table-cell>
          <table:table-cell table:style-name="ce190" office:value-type="float" office:value="2">
            <text:p>2</text:p>
          </table:table-cell>
          <table:table-cell table:style-name="ce185"/>
          <table:table-cell table:style-name="ce213" office:value-type="string">
            <text:p>UST : Bouton rafraichir l’arborescence + scrollbar <text:s/>+ replier les vocabulaires par défaut</text:p>
          </table:table-cell>
          <table:table-cell table:style-name="ce241"/>
          <table:table-cell table:style-name="ce262"/>
          <table:table-cell table:style-name="ce190" table:number-columns-repeated="3"/>
          <table:table-cell table:style-name="ce185"/>
          <table:table-cell table:style-name="ce178" table:number-columns-repeated="1013"/>
        </table:table-row>
        <table:table-row table:style-name="ro48">
          <table:table-cell table:style-name="ce174"/>
          <table:table-cell table:style-name="ce180" office:value-type="float" office:value="60">
            <text:p>60</text:p>
          </table:table-cell>
          <table:table-cell table:style-name="ce190" office:value-type="float" office:value="5">
            <text:p>5</text:p>
          </table:table-cell>
          <table:table-cell table:style-name="ce185"/>
          <table:table-cell table:style-name="ce213" office:value-type="string">
            <text:p>UST : Intégration d’un fichier de configuration externe</text:p>
          </table:table-cell>
          <table:table-cell table:style-name="ce241"/>
          <table:table-cell table:style-name="ce262" office:value-type="string">
            <text:p>Intégration PIC + Mise à jour doc installation + Classes d’accès</text:p>
          </table:table-cell>
          <table:table-cell table:style-name="ce190" table:number-columns-repeated="3"/>
          <table:table-cell table:style-name="ce185"/>
          <table:table-cell table:style-name="ce178" table:number-columns-repeated="1013"/>
        </table:table-row>
        <table:table-row table:style-name="ro48">
          <table:table-cell table:style-name="ce174"/>
          <table:table-cell table:style-name="ce180" office:value-type="float" office:value="61">
            <text:p>61</text:p>
          </table:table-cell>
          <table:table-cell table:style-name="ce185" office:value-type="float" office:value="3">
            <text:p>3</text:p>
          </table:table-cell>
          <table:table-cell table:style-name="ce185"/>
          <table:table-cell table:style-name="ce215" office:value-type="string">
            <text:p>UST : Journalisation des actions </text:p>
          </table:table-cell>
          <table:table-cell table:style-name="ce195"/>
          <table:table-cell table:style-name="ce261" office:value-type="string">
            <text:p>Ajout de la table : thesaurus_log, création d’un aspect (spring)</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62">
            <text:p>62</text:p>
          </table:table-cell>
          <table:table-cell table:style-name="ce190" office:value-type="float" office:value="3">
            <text:p>3</text:p>
          </table:table-cell>
          <table:table-cell table:style-name="ce185"/>
          <table:table-cell table:style-name="ce218" office:value-type="string">
            <text:p>UST : Panneau édition de terme</text:p>
          </table:table-cell>
          <table:table-cell table:style-name="ce243"/>
          <table:table-cell table:style-name="ce261" office:value-type="string">
            <text:p>lier à l’évenement Menu → Nouveau Terme</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63">
            <text:p>63</text:p>
          </table:table-cell>
          <table:table-cell table:style-name="ce190" office:value-type="float" office:value="3">
            <text:p>3</text:p>
          </table:table-cell>
          <table:table-cell table:style-name="ce185"/>
          <table:table-cell table:style-name="ce213" office:value-type="string">
            <text:p>UST : MCD : Création des entité terme</text:p>
          </table:table-cell>
          <table:table-cell table:style-name="ce243"/>
          <table:table-cell table:style-name="ce261" office:value-type="string">
            <text:p>Embarque la config hibernate associée</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64">
            <text:p>64</text:p>
          </table:table-cell>
          <table:table-cell table:style-name="ce190" office:value-type="float" office:value="2">
            <text:p>2</text:p>
          </table:table-cell>
          <table:table-cell table:style-name="ce185"/>
          <table:table-cell table:style-name="ce214" office:value-type="string">
            <text:p>USD : Mise à jour documentation technique (Termes)</text:p>
          </table:table-cell>
          <table:table-cell table:style-name="ce243"/>
          <table:table-cell table:style-name="ce261"/>
          <table:table-cell table:style-name="ce185" table:number-columns-repeated="4"/>
          <table:table-cell table:style-name="ce178" table:number-columns-repeated="1013"/>
        </table:table-row>
        <table:table-row table:style-name="ro55">
          <table:table-cell table:style-name="ce174"/>
          <table:table-cell table:style-name="ce180" office:value-type="float" office:value="65">
            <text:p>65</text:p>
          </table:table-cell>
          <table:table-cell table:style-name="ce190" office:value-type="float" office:value="9">
            <text:p>9</text:p>
          </table:table-cell>
          <table:table-cell table:style-name="ce185"/>
          <table:table-cell table:style-name="ce201" office:value-type="string">
            <text:p>En tant qu'Utilisateur, je visualise la liste des Termes disponibles dans le « bac à sable »</text:p>
          </table:table-cell>
          <table:table-cell table:style-name="ce243"/>
          <table:table-cell table:style-name="ce261" office:value-type="string">
            <text:p>Tant qu'il n'y a aucun Terme la liste est vide. « bac à sable » = ensemble des Termes non rattachés à un Concept.</text:p>
          </table:table-cell>
          <table:table-cell table:style-name="ce185" office:value-type="string">
            <text:p>UST : Panneau bac à sable (Liste)</text:p>
            <text:p>UST : Service REST de récupération des termes « bac à sable »</text:p>
            <text:p/>
          </table:table-cell>
          <table:table-cell table:style-name="ce185" table:number-columns-repeated="3"/>
          <table:table-cell table:style-name="ce178" table:number-columns-repeated="1013"/>
        </table:table-row>
        <table:table-row table:style-name="ro106">
          <table:table-cell table:style-name="ce174"/>
          <table:table-cell table:style-name="ce180" office:value-type="float" office:value="66">
            <text:p>66</text:p>
          </table:table-cell>
          <table:table-cell table:style-name="ce190" office:value-type="float" office:value="1">
            <text:p>1</text:p>
          </table:table-cell>
          <table:table-cell table:style-name="ce185"/>
          <table:table-cell table:style-name="ce201" office:value-type="string">
            <text:p>En tant qu'Expert, je crée un nouveau Terme</text:p>
          </table:table-cell>
          <table:table-cell table:style-name="ce238" office:value-type="string">
            <text:p>EF022; EF108; ET215</text:p>
          </table:table-cell>
          <table:table-cell table:style-name="ce261" office:value-type="string">
            <text:p>Je clique sur le bouton nouveau terme et je vois le formulaire de création d’un terme</text:p>
          </table:table-cell>
          <table:table-cell table:style-name="ce185" table:number-columns-repeated="2"/>
          <table:table-cell table:style-name="ce187"/>
          <table:table-cell table:style-name="ce185"/>
          <table:table-cell table:style-name="ce178" table:number-columns-repeated="1013"/>
        </table:table-row>
        <table:table-row table:style-name="ro52">
          <table:table-cell table:style-name="ce174"/>
          <table:table-cell table:style-name="ce180" office:value-type="float" office:value="67">
            <text:p>67</text:p>
          </table:table-cell>
          <table:table-cell table:style-name="ce190" office:value-type="float" office:value="1">
            <text:p>1</text:p>
          </table:table-cell>
          <table:table-cell table:style-name="ce185"/>
          <table:table-cell table:style-name="ce201" office:value-type="string">
            <text:p>En tant qu'Expert, je saisis la valeur lexicale (attribut LexicalValue) du Terme</text:p>
          </table:table-cell>
          <table:table-cell table:style-name="ce241"/>
          <table:table-cell table:style-name="ce264" office:value-type="string">
            <text:p>Exemples : quartier, lotissement, station balnéaire, station thermale, ville d'eau, écart, hameau</text:p>
          </table:table-cell>
          <table:table-cell table:style-name="ce185" office:value-type="string">
            <text:p>obligatoire </text:p>
          </table:table-cell>
          <table:table-cell table:style-name="ce185"/>
          <table:table-cell table:style-name="ce187"/>
          <table:table-cell table:style-name="ce185"/>
          <table:table-cell table:style-name="ce178" table:number-columns-repeated="1013"/>
        </table:table-row>
        <table:table-row table:style-name="ro55">
          <table:table-cell table:style-name="ce174"/>
          <table:table-cell table:style-name="ce180" office:value-type="float" office:value="68">
            <text:p>68</text:p>
          </table:table-cell>
          <table:table-cell table:style-name="ce190" office:value-type="float" office:value="8">
            <text:p>8</text:p>
          </table:table-cell>
          <table:table-cell table:style-name="ce185"/>
          <table:table-cell table:style-name="ce201" office:value-type="string">
            <text:p>En tant qu'Expert, je saisis la langue (attribut lang) du Terme</text:p>
          </table:table-cell>
          <table:table-cell table:style-name="ce240" office:value-type="string">
            <text:p>EF114</text:p>
          </table:table-cell>
          <table:table-cell table:style-name="ce262" office:value-type="string">
            <text:p>Le français peut être défini comme langue par défaut.</text:p>
          </table:table-cell>
          <table:table-cell table:style-name="ce185" office:value-type="string">
            <text:p>UST : Service REST de récupération des langues filtrées par les langues du vocabulaire (avec première langue par défaut)</text:p>
            <text:p>UST : Intégration du service REST de récupération des langues filtrées par les langues du vocabulaire (avec première langue par défaut)</text:p>
            <text:p/>
          </table:table-cell>
          <table:table-cell table:style-name="ce185" table:number-columns-repeated="2"/>
          <table:table-cell table:style-name="ce201"/>
          <table:table-cell table:style-name="ce282" table:number-columns-repeated="1013"/>
        </table:table-row>
        <table:table-row table:style-name="ro54">
          <table:table-cell table:style-name="ce174"/>
          <table:table-cell table:style-name="ce180" office:value-type="float" office:value="69">
            <text:p>69</text:p>
          </table:table-cell>
          <table:table-cell table:style-name="ce190" office:value-type="float" office:value="1">
            <text:p>1</text:p>
          </table:table-cell>
          <table:table-cell table:style-name="ce185"/>
          <table:table-cell table:style-name="ce201" office:value-type="string">
            <text:p>En tant qu'Expert, je saisis la source (attribut source) d'un Terme</text:p>
          </table:table-cell>
          <table:table-cell table:style-name="ce240"/>
          <table:table-cell table:style-name="ce262" office:value-type="string">
            <text:p>Bloc texte avec hyperliens.</text:p>
            <text:p><text:span text:style-name="T3">Exemple : Architecture [Texte imprimé] : vocabulaire / Ministère </text:span><text:span text:style-name="T3">de la culture et de la communication, Inventaire général des mo</text:span><text:span text:style-name="T3"/><text:span text:style-name="T3">numents et des richesses artistiques de la France ; [réd.] par </text:span><text:span text:style-name="T3">Jean-Marie Pérouse de Montclos. Paris : Impr. Nationale, 1988)</text:span></text:p>
          </table:table-cell>
          <table:table-cell table:style-name="ce185" table:number-columns-repeated="4"/>
          <table:table-cell table:style-name="ce282" table:number-columns-repeated="1013"/>
        </table:table-row>
        <table:table-row table:style-name="ro55">
          <table:table-cell table:style-name="ce174"/>
          <table:table-cell table:style-name="ce180" office:value-type="float" office:value="70">
            <text:p>70</text:p>
          </table:table-cell>
          <table:table-cell table:style-name="ce190" office:value-type="float" office:value="8">
            <text:p>8</text:p>
          </table:table-cell>
          <table:table-cell table:style-name="ce185"/>
          <table:table-cell table:style-name="ce201" office:value-type="string">
            <text:p>En tant qu'Expert, j'enregistre (sauvegarde) les attributs d'un Terme </text:p>
          </table:table-cell>
          <table:table-cell table:style-name="ce240"/>
          <table:table-cell table:style-name="ce262"/>
          <table:table-cell table:style-name="ce185" office:value-type="string">
            <text:p>UST : Appel au service REST d’enregistrement de terme</text:p>
            <text:p>UST : Déclencher la validation du formulaire + appel service</text:p>
            <text:p/>
          </table:table-cell>
          <table:table-cell table:style-name="ce185" table:number-columns-repeated="3"/>
          <table:table-cell table:style-name="ce282" table:number-columns-repeated="1013"/>
        </table:table-row>
        <table:table-row table:style-name="ro107">
          <table:table-cell table:style-name="ce174"/>
          <table:table-cell table:style-name="ce180" office:value-type="float" office:value="71">
            <text:p>71</text:p>
          </table:table-cell>
          <table:table-cell table:style-name="ce185" office:value-type="float" office:value="6">
            <text:p>6</text:p>
          </table:table-cell>
          <table:table-cell table:style-name="ce185"/>
          <table:table-cell table:style-name="ce201" office:value-type="string">
            <text:p>En tant qu'Expert, je modifie la valeur lexicale (attribut lexicalValue) d'un Terme</text:p>
          </table:table-cell>
          <table:table-cell table:style-name="ce240"/>
          <table:table-cell table:style-name="ce264" office:value-type="string">
            <text:p>Exemple : je remplace « station balnéaire » par « station de villégiature »</text:p>
          </table:table-cell>
          <table:table-cell table:style-name="ce185" office:value-type="string">
            <text:p>UST : Appel au service REST de récupération des données d’un terme</text:p>
            <text:p>UST : Intégration du service Rest sur le formulaire de saisie</text:p>
            <text:p/>
          </table:table-cell>
          <table:table-cell table:style-name="ce185" table:number-columns-repeated="3"/>
          <table:table-cell table:style-name="ce282" table:number-columns-repeated="1013"/>
        </table:table-row>
        <table:table-row table:style-name="ro48">
          <table:table-cell table:style-name="ce174"/>
          <table:table-cell table:style-name="ce180" office:value-type="float" office:value="72">
            <text:p>72</text:p>
          </table:table-cell>
          <table:table-cell table:style-name="ce185" office:value-type="float" office:value="1">
            <text:p>1</text:p>
          </table:table-cell>
          <table:table-cell table:style-name="ce185"/>
          <table:table-cell table:style-name="ce201" office:value-type="string">
            <text:p>En tant qu'Expert, je modifie la langue (attribut lang) d'un Terme</text:p>
          </table:table-cell>
          <table:table-cell table:style-name="ce244"/>
          <table:table-cell table:style-name="ce262"/>
          <table:table-cell table:style-name="ce185" table:number-columns-repeated="4"/>
          <table:table-cell table:style-name="ce178" table:number-columns-repeated="1013"/>
        </table:table-row>
        <table:table-row table:style-name="ro48">
          <table:table-cell table:style-name="ce174"/>
          <table:table-cell table:style-name="ce180" office:value-type="float" office:value="73">
            <text:p>73</text:p>
          </table:table-cell>
          <table:table-cell table:style-name="ce185" office:value-type="float" office:value="1">
            <text:p>1</text:p>
          </table:table-cell>
          <table:table-cell table:style-name="ce185"/>
          <table:table-cell table:style-name="ce201" office:value-type="string">
            <text:p>En tant qu'Expert, je modifie la source (attribut source) d'un Terme</text:p>
          </table:table-cell>
          <table:table-cell table:style-name="ce244"/>
          <table:table-cell table:style-name="ce262"/>
          <table:table-cell table:style-name="ce185" table:number-columns-repeated="4"/>
          <table:table-cell table:style-name="ce178" table:number-columns-repeated="1013"/>
        </table:table-row>
        <table:table-row table:style-name="ro48">
          <table:table-cell table:style-name="ce174"/>
          <table:table-cell table:style-name="ce180" office:value-type="float" office:value="74">
            <text:p>74</text:p>
          </table:table-cell>
          <table:table-cell table:style-name="ce190" office:value-type="float" office:value="1">
            <text:p>1</text:p>
          </table:table-cell>
          <table:table-cell table:style-name="ce185"/>
          <table:table-cell table:style-name="ce216" office:value-type="string">
            <text:p>En tant qu'Utilisateur, je visualise la fiche d'un Terme du « bac à sable » </text:p>
          </table:table-cell>
          <table:table-cell table:style-name="ce240"/>
          <table:table-cell table:style-name="ce262" office:value-type="string">
            <text:p>double clic depuis le bac à sable</text:p>
          </table:table-cell>
          <table:table-cell table:style-name="ce185" table:number-columns-repeated="4"/>
          <table:table-cell table:style-name="ce178" table:number-columns-repeated="1013"/>
        </table:table-row>
        <table:table-row table:style-name="ro55">
          <table:table-cell table:style-name="ce174"/>
          <table:table-cell table:style-name="ce180" office:value-type="float" office:value="75">
            <text:p>75</text:p>
          </table:table-cell>
          <table:table-cell table:style-name="ce190" office:value-type="float" office:value="1">
            <text:p>1</text:p>
          </table:table-cell>
          <table:table-cell table:style-name="ce185"/>
          <table:table-cell table:style-name="ce201" office:value-type="string">
            <text:p>En tant qu'Expert, je supprime un Terme</text:p>
          </table:table-cell>
          <table:table-cell table:style-name="ce239" office:value-type="string">
            <text:p>EF006</text:p>
          </table:table-cell>
          <table:table-cell table:style-name="ce262" office:value-type="string">
            <text:p>dans un premier temps, on permet la suppression d'un Terme. A terme, elle sera beaucoup plus contrôlée.</text:p>
          </table:table-cell>
          <table:table-cell table:style-name="ce185" office:value-type="string">
            <text:p>UST : Appel au service REST de suppression d’un terme</text:p>
            <text:p>UST : Intégration bouton supprimer , Appel au service REST de suppression d’un terme</text:p>
            <text:p/>
          </table:table-cell>
          <table:table-cell table:style-name="ce185" table:number-columns-repeated="3"/>
          <table:table-cell table:style-name="ce178" table:number-columns-repeated="1013"/>
        </table:table-row>
        <table:table-row table:style-name="ro55">
          <table:table-cell table:style-name="ce174"/>
          <table:table-cell table:style-name="ce180" office:value-type="float" office:value="76">
            <text:p>76</text:p>
          </table:table-cell>
          <table:table-cell table:style-name="ce190" office:value-type="float" office:value="5">
            <text:p>5</text:p>
          </table:table-cell>
          <table:table-cell table:style-name="ce185"/>
          <table:table-cell table:style-name="ce213" office:value-type="string">
            <text:p>UST : MPD : Création des entité ThesaurusConcept, + PreferredTerm</text:p>
          </table:table-cell>
          <table:table-cell table:style-name="ce243"/>
          <table:table-cell table:style-name="ce261" office:value-type="string">
            <text:p>Ajouter colonne conceptId + preferredTerm dans la table du terme. Embarque la config hibernate associée + Penser aux index sur les colonnes</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77">
            <text:p>77</text:p>
          </table:table-cell>
          <table:table-cell table:style-name="ce190" office:value-type="float" office:value="2">
            <text:p>2</text:p>
          </table:table-cell>
          <table:table-cell table:style-name="ce185"/>
          <table:table-cell table:style-name="ce214" office:value-type="string">
            <text:p>USD : Mise à jour documentation technique (Concepts)</text:p>
          </table:table-cell>
          <table:table-cell table:style-name="ce243"/>
          <table:table-cell table:style-name="ce261"/>
          <table:table-cell table:style-name="ce185" table:number-columns-repeated="4"/>
          <table:table-cell table:style-name="ce178" table:number-columns-repeated="1013"/>
        </table:table-row>
        <table:table-row table:style-name="ro52">
          <table:table-cell table:style-name="ce174"/>
          <table:table-cell table:style-name="ce180" office:value-type="float" office:value="78">
            <text:p>78</text:p>
          </table:table-cell>
          <table:table-cell table:style-name="ce190" office:value-type="float" office:value="6">
            <text:p>6</text:p>
          </table:table-cell>
          <table:table-cell table:style-name="ce185"/>
          <table:table-cell table:style-name="ce216" office:value-type="string">
            <text:p>En tant qu’Utilisateur, je visualise la liste des Concepts (représentés par leur Terme préférentiel) dans un arbre hiérarchique</text:p>
          </table:table-cell>
          <table:table-cell table:style-name="ce239"/>
          <table:table-cell table:style-name="ce262" office:value-type="string">
            <text:p>Tant qu'il n'y a aucun Concept la liste est vide.</text:p>
          </table:table-cell>
          <table:table-cell table:style-name="ce277" office:value-type="string">
            <text:p>UST : Service REST de récupération des concepts Top Term</text:p>
          </table:table-cell>
          <table:table-cell table:style-name="ce185" table:number-columns-repeated="3"/>
          <table:table-cell table:style-name="ce178" table:number-columns-repeated="1013"/>
        </table:table-row>
        <table:table-row table:style-name="ro48">
          <table:table-cell table:style-name="ce174"/>
          <table:table-cell table:style-name="ce180" office:value-type="float" office:value="79">
            <text:p>79</text:p>
          </table:table-cell>
          <table:table-cell table:style-name="ce190" office:value-type="float" office:value="3">
            <text:p>3</text:p>
          </table:table-cell>
          <table:table-cell table:style-name="ce185"/>
          <table:table-cell table:style-name="ce213" office:value-type="string">
            <text:p>UST :Mise à jour Table Thesaurus, et services associés + interface</text:p>
          </table:table-cell>
          <table:table-cell table:style-name="ce239"/>
          <table:table-cell table:style-name="ce262" office:value-type="string">
            <text:p>Ajout colonne : defaultTopConcept</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80">
            <text:p>80</text:p>
          </table:table-cell>
          <table:table-cell table:style-name="ce190" office:value-type="float" office:value="2">
            <text:p>2</text:p>
          </table:table-cell>
          <table:table-cell table:style-name="ce185"/>
          <table:table-cell table:style-name="ce214" office:value-type="string">
            <text:p>USD : Mise à jour documentation technique (Thesaurus)</text:p>
          </table:table-cell>
          <table:table-cell table:style-name="ce243"/>
          <table:table-cell table:style-name="ce261"/>
          <table:table-cell table:style-name="ce185" table:number-columns-repeated="4"/>
          <table:table-cell table:style-name="ce178" table:number-columns-repeated="1013"/>
        </table:table-row>
        <table:table-row table:style-name="ro52">
          <table:table-cell table:style-name="ce174"/>
          <table:table-cell table:style-name="ce180" office:value-type="float" office:value="81">
            <text:p>81</text:p>
          </table:table-cell>
          <table:table-cell table:style-name="ce190" office:value-type="float" office:value="1">
            <text:p>1</text:p>
          </table:table-cell>
          <table:table-cell table:style-name="ce185"/>
          <table:table-cell table:style-name="ce216" office:value-type="string">
            <text:p>En tant qu'administrateur je définis le vocabulaire comme ayant des concepts top term par défaut</text:p>
          </table:table-cell>
          <table:table-cell table:style-name="ce239"/>
          <table:table-cell table:style-name="ce265" office:value-type="string">
            <text:p>Ajout d’une case à cocher dans le formulaire du vocabulaire</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82">
            <text:p>82</text:p>
          </table:table-cell>
          <table:table-cell table:style-name="ce190" office:value-type="float" office:value="1">
            <text:p>1</text:p>
          </table:table-cell>
          <table:table-cell table:style-name="ce185"/>
          <table:table-cell table:style-name="ce216" office:value-type="string">
            <text:p>Si le concept est top term, il apparaît au premier niveau de l'arborescence des concepts</text:p>
          </table:table-cell>
          <table:table-cell table:style-name="ce239"/>
          <table:table-cell table:style-name="ce262"/>
          <table:table-cell table:style-name="ce185" table:number-columns-repeated="4"/>
          <table:table-cell table:style-name="ce178" table:number-columns-repeated="1013"/>
        </table:table-row>
        <table:table-row table:style-name="ro52">
          <table:table-cell table:style-name="ce174"/>
          <table:table-cell table:style-name="ce180" office:value-type="float" office:value="83">
            <text:p>83</text:p>
          </table:table-cell>
          <table:table-cell table:style-name="ce190" table:formula="of:=3+1" office:value-type="float" office:value="4">
            <text:p>4</text:p>
          </table:table-cell>
          <table:table-cell table:style-name="ce185"/>
          <table:table-cell table:style-name="ce216" office:value-type="string">
            <text:p>Si le concept n'est pas top term <text:span text:style-name="T1">et qu'il n'a pas de parent</text:span>, il apparaît dans les dossier : « concepts orphelins »</text:p>
          </table:table-cell>
          <table:table-cell table:style-name="ce239"/>
          <table:table-cell table:style-name="ce262" office:value-type="string">
            <text:p>Pas de relation hierarchique pour l’instant</text:p>
          </table:table-cell>
          <table:table-cell table:style-name="ce213" office:value-type="string">
            <text:p>UST : Service REST de récupération des concepts orphelins</text:p>
          </table:table-cell>
          <table:table-cell table:style-name="ce185" table:number-columns-repeated="3"/>
          <table:table-cell table:style-name="ce178" table:number-columns-repeated="1013"/>
        </table:table-row>
        <table:table-row table:style-name="ro48">
          <table:table-cell table:style-name="ce174"/>
          <table:table-cell table:style-name="ce180" office:value-type="float" office:value="84">
            <text:p>84</text:p>
          </table:table-cell>
          <table:table-cell table:style-name="ce191" office:value-type="string">
            <text:p>3</text:p>
          </table:table-cell>
          <table:table-cell table:style-name="ce201"/>
          <table:table-cell table:style-name="ce213" office:value-type="string">
            <text:p>UST : Création du formulaire de création de concept (TAB)</text:p>
          </table:table-cell>
          <table:table-cell table:style-name="ce201"/>
          <table:table-cell table:style-name="ce201" office:value-type="string">
            <text:p>Avec un bouton, créer un terme Préférentiel</text:p>
          </table:table-cell>
          <table:table-cell table:style-name="ce201" table:number-columns-repeated="2"/>
          <table:table-cell table:style-name="ce185" table:number-columns-repeated="2"/>
          <table:table-cell table:style-name="ce178" table:number-columns-repeated="1013"/>
        </table:table-row>
        <table:table-row table:style-name="ro52">
          <table:table-cell table:style-name="ce174"/>
          <table:table-cell table:style-name="ce180" office:value-type="float" office:value="85">
            <text:p>85</text:p>
          </table:table-cell>
          <table:table-cell table:style-name="ce191" office:value-type="string">
            <text:p>3</text:p>
          </table:table-cell>
          <table:table-cell table:style-name="ce201"/>
          <table:table-cell table:style-name="ce213" office:value-type="string">
            <text:p>UST : Création d’un Popup avec formulaire : « Valeur lexicale » + langue</text:p>
          </table:table-cell>
          <table:table-cell table:style-name="ce201"/>
          <table:table-cell table:style-name="ce201" office:value-type="string">
            <text:p>Après enregistrement le terme s’ajoute dans la table des termes du concept, désactivation du bouton : « Ajout terme preferentiel »</text:p>
          </table:table-cell>
          <table:table-cell table:style-name="ce201" table:number-columns-repeated="2"/>
          <table:table-cell table:style-name="ce185" table:number-columns-repeated="2"/>
          <table:table-cell table:style-name="ce178" table:number-columns-repeated="1013"/>
        </table:table-row>
        <table:table-row table:style-name="ro58">
          <table:table-cell table:style-name="ce174"/>
          <table:table-cell table:style-name="ce180" office:value-type="float" office:value="86">
            <text:p>86</text:p>
          </table:table-cell>
          <table:table-cell table:style-name="ce190" table:formula="of:=5+1" office:value-type="float" office:value="6">
            <text:p>6</text:p>
          </table:table-cell>
          <table:table-cell table:style-name="ce185"/>
          <table:table-cell table:style-name="ce201" office:value-type="string">
            <text:p>En tant que Responsable opérationnel, je crée un nouveau Concept, je saisis la valeur lexicale du Terme préférentiel et sa langue</text:p>
          </table:table-cell>
          <table:table-cell table:style-name="ce238" office:value-type="string">
            <text:p>EF022; EF108; ET215 ; EF114 ; EF042</text:p>
          </table:table-cell>
          <table:table-cell table:style-name="ce261" office: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3">Exemple : « grand ensemble »</text:span></text:p>
          </table:table-cell>
          <table:table-cell table:style-name="ce213" office:value-type="string">
            <text:p>UST : Appel au service REST de création de concept </text:p>
          </table:table-cell>
          <table:table-cell table:style-name="ce185" table:number-columns-repeated="3"/>
          <table:table-cell table:style-name="ce178" table:number-columns-repeated="1013"/>
        </table:table-row>
        <table:table-row table:style-name="ro52">
          <table:table-cell table:style-name="ce174"/>
          <table:table-cell table:style-name="ce180" office:value-type="float" office:value="87">
            <text:p>87</text:p>
          </table:table-cell>
          <table:table-cell table:style-name="ce190" office:value-type="float" office:value="1">
            <text:p>1</text:p>
          </table:table-cell>
          <table:table-cell table:style-name="ce185"/>
          <table:table-cell table:style-name="ce201" office:value-type="string">
            <text:p>En tant que Responsable opérationnel, je ne peux pas saisir plusieurs termes préférentiel sur un concept.</text:p>
          </table:table-cell>
          <table:table-cell table:style-name="ce245"/>
          <table:table-cell table:style-name="ce261" office:value-type="string">
            <text:p>Pour l’instant... quel que soit la langue.</text:p>
          </table:table-cell>
          <table:table-cell table:style-name="ce185" table:number-columns-repeated="4"/>
          <table:table-cell table:style-name="ce178" table:number-columns-repeated="1013"/>
        </table:table-row>
        <table:table-row table:style-name="ro48">
          <table:table-cell table:style-name="ce174"/>
          <table:table-cell table:style-name="ce180" office:value-type="float" office:value="88">
            <text:p>88</text:p>
          </table:table-cell>
          <table:table-cell table:style-name="ce190" office:value-type="float" office:value="3">
            <text:p>3</text:p>
          </table:table-cell>
          <table:table-cell table:style-name="ce185"/>
          <table:table-cell table:style-name="ce213" office:value-type="string">
            <text:p>UST : MPD : Création de entité Equivalence + EquivalenceType</text:p>
          </table:table-cell>
          <table:table-cell table:style-name="ce238"/>
          <table:table-cell table:style-name="ce261"/>
          <table:table-cell table:style-name="ce185" table:number-columns-repeated="4"/>
          <table:table-cell table:style-name="ce178" table:number-columns-repeated="1013"/>
        </table:table-row>
        <table:table-row table:style-name="ro48">
          <table:table-cell table:style-name="ce174"/>
          <table:table-cell table:style-name="ce180" office:value-type="float" office:value="89">
            <text:p>89</text:p>
          </table:table-cell>
          <table:table-cell table:style-name="ce190" office:value-type="float" office:value="2">
            <text:p>2</text:p>
          </table:table-cell>
          <table:table-cell table:style-name="ce185"/>
          <table:table-cell table:style-name="ce214" office:value-type="string">
            <text:p>USD : Mise à jour documentation technique (Thesaurus)</text:p>
          </table:table-cell>
          <table:table-cell table:style-name="ce243"/>
          <table:table-cell table:style-name="ce261"/>
          <table:table-cell table:style-name="ce185" table:number-columns-repeated="4"/>
          <table:table-cell table:style-name="ce178" table:number-columns-repeated="1013"/>
        </table:table-row>
        <table:table-row table:style-name="ro54">
          <table:table-cell table:style-name="ce174"/>
          <table:table-cell table:style-name="ce180" office:value-type="float" office:value="90">
            <text:p>90</text:p>
          </table:table-cell>
          <table:table-cell table:style-name="ce190" office:value-type="float" office:value="6">
            <text:p>6</text:p>
          </table:table-cell>
          <table:table-cell table:style-name="ce185"/>
          <table:table-cell table:style-name="ce201" office:value-type="string">
            <text:p>En tant que Responsable opérationnel, je saisis la valeur lexicale d'un Terme non préférentiel du Concept et sa langue</text:p>
          </table:table-cell>
          <table:table-cell table:style-name="ce240" office:value-type="string">
            <text:p>EF114</text:p>
          </table:table-cell>
          <table:table-cell table:style-name="ce266" office:value-type="string">
            <text:p>Création d'une relation d'équivalence (EM/EP) entre le Terme préférentiel et le Terme non préférentiel.</text:p>
            <text:p>Le français peut être défini comme langue par défaut.</text:p>
            <text:p><text:span text:style-name="T3">Exemple : « cité ». Création automatique de la relation réciproque </text:span><text:span text:style-name="T3">cité EM grand ensemble/grand ensemble EP cité</text:span></text:p>
          </table:table-cell>
          <table:table-cell table:style-name="ce277" office:value-type="string">
            <text:p>UST : Appel au service REST de création de terme dans un concept</text:p>
          </table:table-cell>
          <table:table-cell table:style-name="ce185" table:number-columns-repeated="3"/>
          <table:table-cell table:style-name="ce178" table:number-columns-repeated="1013"/>
        </table:table-row>
        <table:table-row table:style-name="ro52">
          <table:table-cell table:style-name="ce174"/>
          <table:table-cell table:style-name="ce180" office:value-type="float" office:value="91">
            <text:p>91</text:p>
          </table:table-cell>
          <table:table-cell table:style-name="ce190" office:value-type="float" office:value="3">
            <text:p>3</text:p>
          </table:table-cell>
          <table:table-cell table:style-name="ce185"/>
          <table:table-cell table:style-name="ce213" office:value-type="string">
            <text:p>UST : Création d’un popup de sélection d’un terme (afin de l’attacher au concept</text:p>
          </table:table-cell>
          <table:table-cell table:style-name="ce240"/>
          <table:table-cell table:style-name="ce266" office:value-type="string">
            <text:p>Pagination simple, ranger par ordre, réutiliser le service rest existant</text:p>
          </table:table-cell>
          <table:table-cell table:style-name="ce185" table:number-columns-repeated="4"/>
          <table:table-cell table:style-name="ce178" table:number-columns-repeated="1013"/>
        </table:table-row>
        <table:table-row table:style-name="ro65">
          <table:table-cell table:style-name="ce174"/>
          <table:table-cell table:style-name="ce180" office:value-type="float" office:value="92">
            <text:p>92</text:p>
          </table:table-cell>
          <table:table-cell table:style-name="ce190" office:value-type="float" office:value="4">
            <text:p>4</text:p>
          </table:table-cell>
          <table:table-cell table:style-name="ce185"/>
          <table:table-cell table:style-name="ce219" office:value-type="string">
            <text:p>En tant que Responsable opérationnel, je crée un nouveau Concept et je définis un Terme existant dans le bac à sable<text:span text:style-name="T2"> </text:span><text:span text:style-name="T2">comme Terme préférentiel du Concept : je suis sur la fiche </text:span><text:span text:style-name="T2">Concept, et je vais chercher un Terme du bac à sable</text:span></text:p>
          </table:table-cell>
          <table:table-cell table:style-name="ce239" office:value-type="string">
            <text:p>EF042</text:p>
          </table:table-cell>
          <table:table-cell table:style-name="ce261" office: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 : je vais chercher le Terme «station thermale » présent </text:span><text:span text:style-name="T3">dans le bac à sable comme TP du nouveau Concept.</text:span></text:p>
          </table:table-cell>
          <table:table-cell table:style-name="ce213" office:value-type="string">
            <text:p>UST : Lors de la sélection du terme, enregistrer l’appartenance au concept + terme préférentiel</text:p>
          </table:table-cell>
          <table:table-cell table:style-name="ce185" table:number-columns-repeated="3"/>
          <table:table-cell table:style-name="ce178" table:number-columns-repeated="1013"/>
        </table:table-row>
        <table:table-row table:style-name="ro65">
          <table:table-cell table:style-name="ce174"/>
          <table:table-cell table:style-name="ce180" office:value-type="float" office:value="93">
            <text:p>93</text:p>
          </table:table-cell>
          <table:table-cell table:style-name="ce190" office:value-type="float" office:value="4">
            <text:p>4</text:p>
          </table:table-cell>
          <table:table-cell table:style-name="ce185"/>
          <table:table-cell table:style-name="ce201" office:value-type="string">
            <text:p>En tant que Responsable opérationnel, je définis un Terme existant dans le bac à sable comme Terme non préférentiel du Concept : je suis sur la fiche Concept, et je vais chercher un Terme du bac à sable</text:p>
          </table:table-cell>
          <table:table-cell table:style-name="ce239" office:value-type="string">
            <text:p>EF042</text:p>
          </table:table-cell>
          <table:table-cell table:style-name="ce262" office:value-type="string">
            <text:p>Création d'une relation d'équivalence (EM/EP) entre le Terme préférentiel et le Terme non préférentiel.</text:p>
            <text:p><text:span text:style-name="T3">Exemple : je vais chercher le Terme «ville d'eau » présent dans le </text:span><text:span text:style-name="T3">bac à sable comme TNP du nouveau Concept. Création automa</text:span><text:span text:style-name="T3"/><text:span text:style-name="T3">tique de la relation réciproque station thermale EP ville </text:span><text:span text:style-name="T3">d'eau/ville d'eau EM station thermale.</text:span></text:p>
          </table:table-cell>
          <table:table-cell table:style-name="ce213" office:value-type="string">
            <text:p>UST : Lors de la sélection du terme, enregistrer l’appartenance au concept + relation d’équivalence</text:p>
          </table:table-cell>
          <table:table-cell table:style-name="ce185" table:number-columns-repeated="3"/>
          <table:table-cell table:style-name="ce178" table:number-columns-repeated="1013"/>
        </table:table-row>
        <table:table-row table:style-name="ro48">
          <table:table-cell table:style-name="ce174"/>
          <table:table-cell table:style-name="ce182"/>
          <table:table-cell table:style-name="ce192"/>
          <table:table-cell table:style-name="ce202"/>
          <table:table-cell table:style-name="ce220" office:value-type="string">
            <text:p>Fin V1S2</text:p>
          </table:table-cell>
          <table:table-cell table:style-name="ce246"/>
          <table:table-cell table:style-name="ce263" table:number-columns-repeated="2"/>
          <table:table-cell table:style-name="ce185" table:number-columns-repeated="3"/>
          <table:table-cell table:style-name="ce178" table:number-columns-repeated="1013"/>
        </table:table-row>
        <table:table-row table:style-name="ro62">
          <table:table-cell table:style-name="ce174"/>
          <table:table-cell table:style-name="ce183" office:value-type="float" office:value="94">
            <text:p>94</text:p>
          </table:table-cell>
          <table:table-cell table:style-name="ce193" office:value-type="float" office:value="2">
            <text:p>2</text:p>
          </table:table-cell>
          <table:table-cell table:style-name="ce193"/>
          <table:table-cell table:style-name="ce221" office:value-type="string">
            <text:p>ANO : l'attribut source n'est pas obligatoire pour les termes</text:p>
          </table:table-cell>
          <table:table-cell table:style-name="ce247"/>
          <table:table-cell table:style-name="ce193"/>
          <table:table-cell table:style-name="ce193" office:value-type="string">
            <text:p>+ Changement texte riche</text:p>
          </table:table-cell>
          <table:table-cell table:style-name="ce193" table:number-columns-repeated="3"/>
          <table:table-cell table:style-name="ce178" table:number-columns-repeated="1013"/>
        </table:table-row>
        <table:table-row table:style-name="ro62">
          <table:table-cell table:style-name="ce174"/>
          <table:table-cell table:style-name="ce183" office:value-type="float" office:value="95">
            <text:p>95</text:p>
          </table:table-cell>
          <table:table-cell table:style-name="ce193" office:value-type="float" office:value="3">
            <text:p>3</text:p>
          </table:table-cell>
          <table:table-cell table:style-name="ce193"/>
          <table:table-cell table:style-name="ce221" office:value-type="string">
            <text:p>ANO : corriger le message d'erreur sur les préférentiels + allonger le temps d'affichage</text:p>
          </table:table-cell>
          <table:table-cell table:style-name="ce247"/>
          <table:table-cell table:style-name="ce193" table:number-columns-repeated="5"/>
          <table:table-cell table:style-name="ce178" table:number-columns-repeated="1013"/>
        </table:table-row>
        <table:table-row table:style-name="ro62">
          <table:table-cell table:style-name="ce171"/>
          <table:table-cell table:style-name="ce183" office:value-type="float" office:value="96">
            <text:p>96</text:p>
          </table:table-cell>
          <table:table-cell table:style-name="ce193" office:value-type="float" office:value="5">
            <text:p>5</text:p>
          </table:table-cell>
          <table:table-cell table:style-name="ce193"/>
          <table:table-cell table:style-name="ce213" office:value-type="string">
            <text:p>UST : Intégration retours d’audit Direction Techniques </text:p>
          </table:table-cell>
          <table:table-cell table:style-name="ce247"/>
          <table:table-cell table:style-name="ce193" office:value-type="string">
            <text:p>Nettoyage de code, refactoring, transactions sur la création de concept</text:p>
          </table:table-cell>
          <table:table-cell table:style-name="ce193" table:number-columns-repeated="4"/>
          <table:table-cell table:style-name="ce178" table:number-columns-repeated="1013"/>
        </table:table-row>
        <table:table-row table:style-name="ro48">
          <table:table-cell table:style-name="ce171"/>
          <table:table-cell table:style-name="ce183" office:value-type="float" office:value="97">
            <text:p>97</text:p>
          </table:table-cell>
          <table:table-cell table:style-name="ce190" office:value-type="float" office:value="3">
            <text:p>3</text:p>
          </table:table-cell>
          <table:table-cell table:style-name="ce189"/>
          <table:table-cell table:style-name="ce213" office:value-type="string">
            <text:p>UST : Ajout d’un bouton sur la ficher « Terme » : créer un concept depuis ce terme </text:p>
          </table:table-cell>
          <table:table-cell table:style-name="ce239"/>
          <table:table-cell table:style-name="ce262" office:value-type="string">
            <text:p>Ce bouton ne s’affiche QUE si le terme n’a pas de concept</text:p>
          </table:table-cell>
          <table:table-cell table:style-name="ce262"/>
          <table:table-cell table:style-name="ce185"/>
          <table:table-cell table:style-name="ce261" table:number-columns-repeated="2"/>
          <table:table-cell table:style-name="ce178" table:number-columns-repeated="1013"/>
        </table:table-row>
        <table:table-row table:style-name="ro57">
          <table:table-cell table:style-name="ce174"/>
          <table:table-cell table:style-name="ce183" office:value-type="float" office:value="98">
            <text:p>98</text:p>
          </table:table-cell>
          <table:table-cell table:style-name="ce190" office:value-type="float" office:value="1">
            <text:p>1</text:p>
          </table:table-cell>
          <table:table-cell table:style-name="ce189"/>
          <table:table-cell table:style-name="ce201" office:value-type="string">
            <text:p>En tant que Responsable opérationnel, je désigne un Terme existant dans le bac à sable comme préférentiel d'un nouveau Concept : je suis sur la fiche Terme, le système crée un nouveau Concept avec le terme courant comme préférentiel</text:p>
          </table:table-cell>
          <table:table-cell table:style-name="ce238"/>
          <table:table-cell table:style-name="ce261" office: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s : je définis le Terme «écart » présent dans le bac à sable </text:span><text:span text:style-name="T3">comme TP d'un nouveau Concept ; je définis le terme « quartier » </text:span><text:span text:style-name="T3">comme TP d'un nouveau concept</text:span></text:p>
          </table:table-cell>
          <table:table-cell table:style-name="ce261"/>
          <table:table-cell table:style-name="ce185"/>
          <table:table-cell table:style-name="ce261" table:number-columns-repeated="2"/>
          <table:table-cell table:style-name="ce178" table:number-columns-repeated="1013"/>
        </table:table-row>
        <table:table-row table:style-name="ro55">
          <table:table-cell table:style-name="ce174"/>
          <table:table-cell table:style-name="ce183" office:value-type="float" office:value="99">
            <text:p>99</text:p>
          </table:table-cell>
          <table:table-cell table:style-name="ce190" office:value-type="float" office:value="2">
            <text:p>2</text:p>
          </table:table-cell>
          <table:table-cell table:style-name="ce189"/>
          <table:table-cell table:style-name="ce216" office:value-type="string">
            <text:p>En tant qu'Utilisateur, j'accède à <text:s/>la fiche d'un Terme depuis la fiche Concept</text:p>
          </table:table-cell>
          <table:table-cell table:style-name="ce238"/>
          <table:table-cell table:style-name="ce267" office:value-type="string">
            <text:p>Je double-clique dans une ligne sur le tableau des termes, la fiche du terme s’affiche</text:p>
            <text:p>KB : OK</text:p>
          </table:table-cell>
          <table:table-cell table:style-name="ce267"/>
          <table:table-cell table:style-name="ce185"/>
          <table:table-cell table:style-name="ce261" table:number-columns-repeated="2"/>
          <table:table-cell table:style-name="ce178" table:number-columns-repeated="1013"/>
        </table:table-row>
        <table:table-row table:style-name="ro55">
          <table:table-cell table:style-name="ce174"/>
          <table:table-cell table:style-name="ce183" office:value-type="float" office:value="100">
            <text:p>100</text:p>
          </table:table-cell>
          <table:table-cell table:style-name="ce190" office:value-type="float" office:value="5">
            <text:p>5</text:p>
          </table:table-cell>
          <table:table-cell table:style-name="ce189"/>
          <table:table-cell table:style-name="ce201" office:value-type="string">
            <text:p>En tant que Responsable opérationnel, je détache un Terme non préférentiel d'un Concept : je suis sur la fiche Concept, je supprime le rôle non Préférentiel du Terme. Il retourne dans le bac à sable. </text:p>
          </table:table-cell>
          <table:table-cell table:style-name="ce238"/>
          <table:table-cell table:style-name="ce268" office:value-type="string">
            <text:p>Exemple : je supprime le rôle « non préférentiel » du Terme « lieu-dit ». A la sauvegarde, « lieu-dit » se retrouve dans le bac à sable.</text:p>
            <text:p/>
          </table:table-cell>
          <table:table-cell table:style-name="ce268" office:value-type="string">
            <text:p>Bouton d’action sur la ligne du tableau... sinon, bouton en tête de tableau</text:p>
          </table:table-cell>
          <table:table-cell table:style-name="ce279" office:value-type="string">
            <text:p>Ajout d’un bouton, « détacher du concept »</text:p>
          </table:table-cell>
          <table:table-cell table:style-name="ce190" table:number-columns-repeated="2"/>
          <table:table-cell table:style-name="ce178" table:number-columns-repeated="1013"/>
        </table:table-row>
        <table:table-row table:style-name="ro54">
          <table:table-cell table:style-name="ce174"/>
          <table:table-cell table:style-name="ce183" office:value-type="float" office:value="101">
            <text:p>101</text:p>
          </table:table-cell>
          <table:table-cell table:style-name="ce190" office:value-type="float" office:value="1">
            <text:p>1</text:p>
          </table:table-cell>
          <table:table-cell table:style-name="ce189"/>
          <table:table-cell table:style-name="ce201" office: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238"/>
          <table:table-cell table:style-name="ce268" office:value-type="string">
            <text:p>Exemple : je supprime le rôle « préférentiel » du terme écart =&gt; message d'erreur. </text:p>
            <text:p><text:span text:style-name="T6">Pour le moment, obligation de saisir un TP (on pourra supprimer </text:span><text:span text:style-name="T6">le concept dans une seconde opération ; à terme on peut propo</text:span><text:span text:style-name="T6"/><text:span text:style-name="T6">ser la suppression du concept à ce moment là)</text:span></text:p>
          </table:table-cell>
          <table:table-cell table:style-name="ce268"/>
          <table:table-cell table:style-name="ce279"/>
          <table:table-cell table:style-name="ce190" table:number-columns-repeated="2"/>
          <table:table-cell table:style-name="ce178" table:number-columns-repeated="1013"/>
        </table:table-row>
        <table:table-row table:style-name="ro54">
          <table:table-cell table:style-name="ce174"/>
          <table:table-cell table:style-name="ce183" office:value-type="float" office:value="102">
            <text:p>102</text:p>
          </table:table-cell>
          <table:table-cell table:style-name="ce185" office:value-type="float" office:value="5">
            <text:p>5</text:p>
          </table:table-cell>
          <table:table-cell table:style-name="ce189"/>
          <table:table-cell table:style-name="ce213" office:value-type="string">
            <text:p>UST : Interface <text:s/>de parcours de concepts (PopUp)</text:p>
          </table:table-cell>
          <table:table-cell table:style-name="ce195"/>
          <table:table-cell table:style-name="ce261" office:value-type="string">
            <text:p>S’affiche au clic sur un bouton « ajouter un concept parent »</text:p>
          </table:table-cell>
          <table:table-cell table:style-name="ce261" office:value-type="string">
            <text:p>Utilisation d’une liste avec un bouton pour revenir au concept parent, au double clique, on « rentre » dans le concept. <text:s/>Selection du concept par un boutton. </text:p>
            <text:p>Affichage des orphelins avec les concepts hierarchisés</text:p>
          </table:table-cell>
          <table:table-cell table:style-name="ce185" table:number-columns-repeated="3"/>
          <table:table-cell table:style-name="ce178" table:number-columns-repeated="1013"/>
        </table:table-row>
        <table:table-row table:style-name="ro58">
          <table:table-cell table:style-name="ce171"/>
          <table:table-cell table:style-name="ce183" office:value-type="float" office:value="103">
            <text:p>103</text:p>
          </table:table-cell>
          <table:table-cell table:style-name="ce185" office:value-type="float" office:value="5">
            <text:p>5</text:p>
          </table:table-cell>
          <table:table-cell table:style-name="ce189"/>
          <table:table-cell table:style-name="ce213" office:value-type="string">
            <text:p>UST : MCD HierarchicalRelationShip</text:p>
          </table:table-cell>
          <table:table-cell table:style-name="ce195"/>
          <table:table-cell table:style-name="Default"/>
          <table:table-cell table:style-name="ce261" office:value-type="string">
            <text:p>Colonnes :</text:p>
            <text:p>Id concept parent</text:p>
            <text:p>Id concept enfant</text:p>
            <text:p/>
            <text:p>Clé primaire sur les deux colonnes</text:p>
            <text:p>Index sur chaque colonne</text:p>
            <text:p>Clé étrangères</text:p>
          </table:table-cell>
          <table:table-cell table:style-name="ce185" table:number-columns-repeated="3"/>
          <table:table-cell table:style-name="ce178" table:number-columns-repeated="1013"/>
        </table:table-row>
        <table:table-row table:style-name="ro71">
          <table:table-cell table:style-name="ce171"/>
          <table:table-cell table:style-name="ce183" office:value-type="float" office:value="104">
            <text:p>104</text:p>
          </table:table-cell>
          <table:table-cell table:style-name="ce185" office:value-type="float" office:value="8">
            <text:p>8</text:p>
          </table:table-cell>
          <table:table-cell table:style-name="ce189"/>
          <table:table-cell table:style-name="ce201" office:value-type="string">
            <text:p>En tant que Responsable opérationnel, je définis un Concept existant comme générique (parent) d'un autre Concept existant : je suis sur le Concept C1, je définis le Concept C2 comme parent du concept C1</text:p>
          </table:table-cell>
          <table:table-cell table:style-name="ce240" office:value-type="string">
            <text:p>EF042</text:p>
          </table:table-cell>
          <table:table-cell table:style-name="ce261" office:value-type="string">
            <text:p>Création d'une relation hiérarchique réciproque entre les deux concepts. Attribut rôle = TG (enfant → parent) / TS (parent → enfant). </text:p>
            <text:p><text:span text:style-name="T7">Les concepts enfants apparaissent dans l'arborescence sous leur </text:span><text:span text:style-name="T7">parent, triés dans l'ordre alphabétique (cf. US 77).</text:span></text:p>
            <text:p><text:span text:style-name="T3">Exemples : je suis sur le concept « station thermale » : je définis le </text:span><text:span text:style-name="T3">concept « agglomération » comme parent (TG) du concept « sta</text:span><text:span text:style-name="T3"/><text:span text:style-name="T3">tion thermale » </text:span></text:p>
            <text:p><text:span text:style-name="T3">Je suis sur le concept « écart » : je définis le concept « aggloméra</text:span><text:span text:style-name="T3"/><text:span text:style-name="T3">tion » comme parent (TG) du concept « écart » (idem avec « oppi</text:span><text:span text:style-name="T3"/><text:span text:style-name="T3">dum » et « civitas »)</text:span></text:p>
            <text:p>Pour mémoire : à terme la relation HierarchicalRelationship pourra être typée au moyen de l'attribut 'rôle'</text:p>
          </table:table-cell>
          <table:table-cell table:style-name="ce261" office:value-type="string">
            <text:p>Ajout d’une colonne RootConcept avec l’identifiant de la racine</text:p>
          </table:table-cell>
          <table:table-cell table:style-name="ce185" table:number-columns-repeated="3"/>
          <table:table-cell table:style-name="ce178" table:number-columns-repeated="1013"/>
        </table:table-row>
        <table:table-row table:style-name="ro48">
          <table:table-cell table:style-name="ce171"/>
          <table:table-cell table:style-name="ce183" office:value-type="float" office:value="105">
            <text:p>105</text:p>
          </table:table-cell>
          <table:table-cell table:style-name="ce185" office:value-type="float" office:value="5">
            <text:p>5</text:p>
          </table:table-cell>
          <table:table-cell table:style-name="ce189"/>
          <table:table-cell table:style-name="ce201" office:value-type="string">
            <text:p>Affichage des concepts HIERARCHISE dans l’arbre de gauche</text:p>
          </table:table-cell>
          <table:table-cell table:style-name="ce240"/>
          <table:table-cell table:style-name="ce261" office:value-type="string">
            <text:p>Attentions au cas « MultiParents » prévoir des Ids unique</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06">
            <text:p>106</text:p>
          </table:table-cell>
          <table:table-cell table:style-name="ce190" office:value-type="float" office:value="3">
            <text:p>3</text:p>
          </table:table-cell>
          <table:table-cell table:style-name="ce189"/>
          <table:table-cell table:style-name="ce213" office:value-type="string">
            <text:p>UST : CheckBox avec : Terme Préférentiel/ Terme non préférentiel, dans une colonne du tableau des termes</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55">
          <table:table-cell table:style-name="ce171"/>
          <table:table-cell table:style-name="ce183" office:value-type="float" office:value="107">
            <text:p>107</text:p>
          </table:table-cell>
          <table:table-cell table:style-name="ce185" office:value-type="float" office:value="3">
            <text:p>3</text:p>
          </table:table-cell>
          <table:table-cell table:style-name="ce189"/>
          <table:table-cell table:style-name="ce213" office:value-type="string">
            <text:p>UST : Sortir le fichier logback.xml des fichiers war</text:p>
          </table:table-cell>
          <table:table-cell table:style-name="ce248"/>
          <table:table-cell table:style-name="ce201" office:value-type="string">
            <text:p>Car ceux-ci contiennent des paramètres propres aux plates-formes :</text:p>
            <text:p>. emplacement et nom du fichier log</text:p>
            <text:p>. niveau de log (INFO, WARNING, DEBUG) </text:p>
          </table:table-cell>
          <table:table-cell table:style-name="ce201"/>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08">
            <text:p>108</text:p>
          </table:table-cell>
          <table:table-cell table:style-name="ce189" office:value-type="float" office:value="1">
            <text:p>1</text:p>
          </table:table-cell>
          <table:table-cell table:style-name="ce189"/>
          <table:table-cell table:style-name="ce213" office:value-type="string">
            <text:p>UST : Implémenter un système de trace pour toute évolutions</text:p>
          </table:table-cell>
          <table:table-cell table:style-name="ce236"/>
          <table:table-cell table:style-name="ce201" office:value-type="string">
            <text:p>tous les événements sont enregistrés avec la date, l'heure, l'auteur et la nature de l'événement</text:p>
          </table:table-cell>
          <table:table-cell table:style-name="ce201" office:value-type="string">
            <text:p>Vérifier les cas de suppression</text:p>
          </table:table-cell>
          <table:table-cell table:style-name="ce185" table:number-columns-repeated="3"/>
          <table:table-cell table:style-name="ce178" table:number-columns-repeated="1013"/>
        </table:table-row>
        <table:table-row table:style-name="ro48">
          <table:table-cell table:style-name="ce171"/>
          <table:table-cell table:style-name="ce183" office:value-type="float" office:value="109">
            <text:p>109</text:p>
          </table:table-cell>
          <table:table-cell table:style-name="ce185" office:value-type="float" office:value="1">
            <text:p>1</text:p>
          </table:table-cell>
          <table:table-cell table:style-name="ce189"/>
          <table:table-cell table:style-name="ce213" office:value-type="string">
            <text:p>UST : Mémorisation de l'événement « création d'un nouveau vocabulaire »</text:p>
          </table:table-cell>
          <table:table-cell table:style-name="ce248"/>
          <table:table-cell table:style-name="ce201" office:value-type="string">
            <text:p>Date création + identifiant </text:p>
          </table:table-cell>
          <table:table-cell table:style-name="ce201"/>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10">
            <text:p>110</text:p>
          </table:table-cell>
          <table:table-cell table:style-name="ce185" office:value-type="float" office:value="3">
            <text:p>3</text:p>
          </table:table-cell>
          <table:table-cell table:style-name="ce189"/>
          <table:table-cell table:style-name="ce213" office:value-type="string">
            <text:p>UST : Analyse, MPD création de tables de détails pour les termes</text:p>
          </table:table-cell>
          <table:table-cell table:style-name="ce248"/>
          <table:table-cell table:style-name="ce201" office:value-type="string">
            <text:p>Même transaction que l’enregistrement de l’objet... donc si le log échoue, la transaction échoue.</text:p>
          </table:table-cell>
          <table:table-cell table:style-name="ce201"/>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11">
            <text:p>111</text:p>
          </table:table-cell>
          <table:table-cell table:style-name="ce185" office:value-type="float" office:value="2">
            <text:p>2</text:p>
          </table:table-cell>
          <table:table-cell table:style-name="ce189"/>
          <table:table-cell table:style-name="ce213" office:value-type="string">
            <text:p>UST : Mémorisation de l'événement «  changement de rôle d'un Terme »</text:p>
          </table:table-cell>
          <table:table-cell table:style-name="ce248"/>
          <table:table-cell table:style-name="ce201" office:value-type="string">
            <text:p>date modification + changement de rôle d'un Terme TP to TNP ou TNP to TP</text:p>
          </table:table-cell>
          <table:table-cell table:style-name="ce201"/>
          <table:table-cell table:style-name="ce185" table:number-columns-repeated="2"/>
          <table:table-cell table:style-name="ce187"/>
          <table:table-cell table:style-name="ce178" table:number-columns-repeated="1013"/>
        </table:table-row>
        <table:table-row table:style-name="ro48">
          <table:table-cell table:style-name="ce171"/>
          <table:table-cell table:style-name="ce183" office:value-type="float" office:value="112">
            <text:p>112</text:p>
          </table:table-cell>
          <table:table-cell table:style-name="ce185" office:value-type="float" office:value="2">
            <text:p>2</text:p>
          </table:table-cell>
          <table:table-cell table:style-name="ce189"/>
          <table:table-cell table:style-name="ce213" office:value-type="string">
            <text:p>UST : Mémorisation de l'événement "nouveau Terme"</text:p>
          </table:table-cell>
          <table:table-cell table:style-name="ce248"/>
          <table:table-cell table:style-name="ce201" office:value-type="string">
            <text:p>date de création + identifiant + valeur lexicale</text:p>
          </table:table-cell>
          <table:table-cell table:style-name="ce201"/>
          <table:table-cell table:style-name="ce185" table:number-columns-repeated="2"/>
          <table:table-cell table:style-name="ce187"/>
          <table:table-cell table:style-name="ce178" table:number-columns-repeated="1013"/>
        </table:table-row>
        <table:table-row table:style-name="ro53">
          <table:table-cell table:style-name="ce171"/>
          <table:table-cell table:style-name="ce183" office:value-type="float" office:value="113">
            <text:p>113</text:p>
          </table:table-cell>
          <table:table-cell table:style-name="ce185" office:value-type="float" office:value="2">
            <text:p>2</text:p>
          </table:table-cell>
          <table:table-cell table:style-name="ce189"/>
          <table:table-cell table:style-name="ce213" office:value-type="string">
            <text:p>UST : Mémorisation de l'événement « modification de la valeur lexicale d'un Terme »</text:p>
          </table:table-cell>
          <table:table-cell table:style-name="ce248"/>
          <table:table-cell table:style-name="ce201" office:value-type="string">
            <text:p>Date modification + Conserver l'ancienne valeur et la nouvelle valeur</text:p>
            <text:p><text:span text:style-name="T3">Exemple : ancienne valeur « station balnéaire » ; nouvelle valeur </text:span><text:span text:style-name="T3">« station de villégiature »</text:span></text:p>
          </table:table-cell>
          <table:table-cell table:style-name="ce201"/>
          <table:table-cell table:style-name="ce185" table:number-columns-repeated="2"/>
          <table:table-cell table:style-name="ce187"/>
          <table:table-cell table:style-name="ce178" table:number-columns-repeated="1013"/>
        </table:table-row>
        <table:table-row table:style-name="ro48">
          <table:table-cell table:style-name="ce171"/>
          <table:table-cell table:style-name="ce183" office:value-type="float" office:value="114">
            <text:p>114</text:p>
          </table:table-cell>
          <table:table-cell table:style-name="ce185" office:value-type="float" office:value="1">
            <text:p>1</text:p>
          </table:table-cell>
          <table:table-cell table:style-name="ce189"/>
          <table:table-cell table:style-name="ce213" office:value-type="string">
            <text:p>UST : Mémorisation de l'événement "nouveau Concept"</text:p>
          </table:table-cell>
          <table:table-cell table:style-name="ce248"/>
          <table:table-cell table:style-name="ce201" office:value-type="string">
            <text:p>date de création + identifiant </text:p>
          </table:table-cell>
          <table:table-cell table:style-name="ce201"/>
          <table:table-cell table:style-name="ce185" table:number-columns-repeated="3"/>
          <table:table-cell table:style-name="ce178" table:number-columns-repeated="1013"/>
        </table:table-row>
        <table:table-row table:style-name="ro48">
          <table:table-cell table:style-name="ce171"/>
          <table:table-cell table:style-name="ce183" office:value-type="float" office:value="115">
            <text:p>115</text:p>
          </table:table-cell>
          <table:table-cell table:style-name="ce185" office:value-type="float" office:value="2">
            <text:p>2</text:p>
          </table:table-cell>
          <table:table-cell table:style-name="ce189"/>
          <table:table-cell table:style-name="ce213" office:value-type="string">
            <text:p>UST : Mémorisation de l'événement "attachement d'un terme à un concept"</text:p>
          </table:table-cell>
          <table:table-cell table:style-name="ce248"/>
          <table:table-cell table:style-name="ce201" office:value-type="string">
            <text:p>Date + id concept + id terme + valeur lexicale + rôle</text:p>
          </table:table-cell>
          <table:table-cell table:style-name="ce201"/>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16">
            <text:p>116</text:p>
          </table:table-cell>
          <table:table-cell table:style-name="ce185" office:value-type="float" office:value="2">
            <text:p>2</text:p>
          </table:table-cell>
          <table:table-cell table:style-name="ce189"/>
          <table:table-cell table:style-name="ce213" office:value-type="string">
            <text:p>UST : mémorisation de l'événement "modification de hiérarchie" (Concept, ancien TG, nouveau TG)</text:p>
          </table:table-cell>
          <table:table-cell table:style-name="ce240"/>
          <table:table-cell table:style-name="ce262" table:number-columns-repeated="2"/>
          <table:table-cell table:style-name="ce185" table:number-columns-repeated="3"/>
          <table:table-cell table:style-name="ce178" table:number-columns-repeated="1013"/>
        </table:table-row>
        <table:table-row table:style-name="ro54">
          <table:table-cell table:style-name="ce171"/>
          <table:table-cell table:style-name="ce183" office:value-type="float" office:value="117">
            <text:p>117</text:p>
          </table:table-cell>
          <table:table-cell table:style-name="ce185" office:value-type="float" office:value="5">
            <text:p>5</text:p>
          </table:table-cell>
          <table:table-cell table:style-name="ce189"/>
          <table:table-cell table:style-name="ce201" office:value-type="string">
            <text:p>En tant que Responsable opérationnel, je supprime la relation hiérarchique entre un Concept C1 et son concept générique C2 : je suis sur le concept C1 et je supprime la relation avec son concept parent</text:p>
          </table:table-cell>
          <table:table-cell table:style-name="ce238" office:value-type="string">
            <text:p>EF048 ; EF009 ; EF013 ; EF006</text:p>
          </table:table-cell>
          <table:table-cell table:style-name="ce262" office:value-type="string">
            <text:p>Suppression automatique de la relation réciproque</text:p>
            <text:p><text:span text:style-name="T3">Exemple : je suis sur le concept « écart » : je supprime la relation </text:span><text:span text:style-name="T3">avec le concept parent « agglomération »</text:span></text:p>
            <text:p>Si top term par défaut = true, le concept « écart » devient top term, sinon il est rangé dans les concepts orphelins</text:p>
          </table:table-cell>
          <table:table-cell table:style-name="ce262"/>
          <table:table-cell table:style-name="ce185" table:number-columns-repeated="3"/>
          <table:table-cell table:style-name="ce178" table:number-columns-repeated="1013"/>
        </table:table-row>
        <table:table-row table:style-name="ro57">
          <table:table-cell table:style-name="ce171"/>
          <table:table-cell table:style-name="ce183" office:value-type="float" office:value="118">
            <text:p>118</text:p>
          </table:table-cell>
          <table:table-cell table:style-name="ce185" office:value-type="float" office:value="5">
            <text:p>5</text:p>
          </table:table-cell>
          <table:table-cell table:style-name="ce189"/>
          <table:table-cell table:style-name="ce213" office:value-type="string">
            <text:p>UST : MCD AssociativeRelationShip + AssociativeRelationShipRole</text:p>
          </table:table-cell>
          <table:table-cell table:style-name="ce195"/>
          <table:table-cell table:style-name="Default" office:value-type="string">
            <text:p>Prévoir Une colonne rôle par défaut</text:p>
            <text:p>Demander une liste de rôle à initialiiser</text:p>
          </table:table-cell>
          <table:table-cell table:style-name="ce261" office:value-type="string">
            <text:p>Colonnes :</text:p>
            <text:p>Id concept 1</text:p>
            <text:p>Id concept 2</text:p>
            <text:p>Id Role</text:p>
            <text:p/>
            <text:p>Clé primaire sur les deux colonnes</text:p>
            <text:p>Index sur chaque colonne</text:p>
            <text:p>Clé étrangères</text:p>
          </table:table-cell>
          <table:table-cell table:style-name="ce185" table:number-columns-repeated="3"/>
          <table:table-cell table:style-name="ce178" table:number-columns-repeated="1013"/>
        </table:table-row>
        <table:table-row table:style-name="ro53">
          <table:table-cell table:style-name="ce171"/>
          <table:table-cell table:style-name="ce183" office:value-type="float" office:value="119">
            <text:p>119</text:p>
          </table:table-cell>
          <table:table-cell table:style-name="ce185" office:value-type="float" office:value="5">
            <text:p>5</text:p>
          </table:table-cell>
          <table:table-cell table:style-name="ce189"/>
          <table:table-cell table:style-name="ce201" office:value-type="string">
            <text:p>En tant que Responsable opérationnel, je crée une relation associative entre deux Concepts existants</text:p>
          </table:table-cell>
          <table:table-cell table:style-name="ce240" office:value-type="string">
            <text:p>EF042</text:p>
          </table:table-cell>
          <table:table-cell table:style-name="ce262" office:value-type="string">
            <text:p>Relation symétrique (attribut role = TA)</text:p>
            <text:p><text:span text:style-name="T3">Exemple : je crée le concept « quartier canonial » ; je crée une re</text:span><text:span text:style-name="T3"/><text:span text:style-name="T3">lation d'association (TA/TA) entre le concept « quartier canonial » </text:span><text:span text:style-name="T3">et le concept « quartier »</text:span></text:p>
          </table:table-cell>
          <table:table-cell table:style-name="ce262" office:value-type="string">
            <text:p>Une seule ligne par association</text:p>
            <text:p/>
            <text:p>L’association doit être visible sur les deux concepts liés</text:p>
          </table:table-cell>
          <table:table-cell table:style-name="ce185" table:number-columns-repeated="3"/>
          <table:table-cell table:style-name="ce178" table:number-columns-repeated="1013"/>
        </table:table-row>
        <table:table-row table:style-name="ro52">
          <table:table-cell table:style-name="ce171"/>
          <table:table-cell table:style-name="ce183" office:value-type="float" office:value="120">
            <text:p>120</text:p>
          </table:table-cell>
          <table:table-cell table:style-name="ce185" office:value-type="float" office:value="3">
            <text:p>3</text:p>
          </table:table-cell>
          <table:table-cell table:style-name="ce189"/>
          <table:table-cell table:style-name="ce201" office:value-type="string">
            <text:p>En tant qu'Utilisateur, je « navigue » entre les Concepts : depuis la fiche <text:s/>Concept, j'accède aux concepts génériques, spécifiques, <text:s/>associés ou au concept de tête</text:p>
          </table:table-cell>
          <table:table-cell table:style-name="ce240"/>
          <table:table-cell table:style-name="ce264" office:value-type="string">
            <text:p>Exemple : je suis sur la fiche Concept « station thermale » : j'accède à la fiche concept de son TG « agglomération » (et inversement)</text:p>
          </table:table-cell>
          <table:table-cell table:style-name="ce264"/>
          <table:table-cell table:style-name="ce279" office:value-type="string">
            <text:p>Accéder aux parents depuis les tableaux sur la fiche du concept</text:p>
          </table:table-cell>
          <table:table-cell table:style-name="ce185" table:number-columns-repeated="2"/>
          <table:table-cell table:style-name="ce178" table:number-columns-repeated="1013"/>
        </table:table-row>
        <table:table-row table:style-name="ro53">
          <table:table-cell table:style-name="ce173"/>
          <table:table-cell table:style-name="ce183" office:value-type="float" office:value="121">
            <text:p>121</text:p>
          </table:table-cell>
          <table:table-cell table:style-name="ce185" office:value-type="float" office:value="3">
            <text:p>3</text:p>
          </table:table-cell>
          <table:table-cell table:style-name="ce189"/>
          <table:table-cell table:style-name="ce201" office:value-type="string">
            <text:p>En tant que Responsable opérationnel, je supprime une relation associative entre deux Concepts</text:p>
          </table:table-cell>
          <table:table-cell table:style-name="ce239" office:value-type="string">
            <text:p>EF006</text:p>
          </table:table-cell>
          <table:table-cell table:style-name="ce269" office:value-type="string">
            <text:p><text:span text:style-name="T8">Exemple : je suis sur le concept « quartier » : je supprime la rela</text:span><text:span text:style-name="T8"/><text:span text:style-name="T8">tion associative avec le concept « quartier canonial » </text:span></text:p>
            <text:p><text:span text:style-name="T7">(NB. On peut avoir une relation associative avec un concept or</text:span><text:span text:style-name="T7"/><text:span text:style-name="T7">phelin ; on devra gérer les concepts orphelins liés avant publica</text:span><text:span text:style-name="T7"/><text:span text:style-name="T7">tion)</text:span></text:p>
          </table:table-cell>
          <table:table-cell table:style-name="ce269"/>
          <table:table-cell table:style-name="ce185" table:number-columns-repeated="3"/>
          <table:table-cell table:style-name="ce178" table:number-columns-repeated="1013"/>
        </table:table-row>
        <table:table-row table:style-name="ro53">
          <table:table-cell table:style-name="ce173"/>
          <table:table-cell table:style-name="ce183" office:value-type="float" office:value="122">
            <text:p>122</text:p>
          </table:table-cell>
          <table:table-cell table:style-name="ce185" office:value-type="float" office:value="5">
            <text:p>5</text:p>
          </table:table-cell>
          <table:table-cell table:style-name="ce189"/>
          <table:table-cell table:style-name="ce201" office:value-type="string">
            <text:p>En tant que Responsable opérationnel, je peux saisir ou modifier le rôle d'une relation d'équivalence entre deux Termes</text:p>
          </table:table-cell>
          <table:table-cell table:style-name="ce239" office:value-type="string">
            <text:p>EF108</text:p>
          </table:table-cell>
          <table:table-cell table:style-name="ce261" office:value-type="string">
            <text:p>Date de dernière modification mise à jour.</text:p>
            <text:p><text:span text:style-name="T3">Exemple : je crée un concept avec le TP « courée » : j'ajoute le TNP </text:span><text:span text:style-name="T3">« coron » avec une relation EM/EP ayant pour rôle « appellation </text:span><text:span text:style-name="T3">vernaculaire »</text:span></text:p>
          </table:table-cell>
          <table:table-cell table:style-name="ce261" office:value-type="string">
            <text:p>Utiliser l’exemple extjs :</text:p>
            <text:p><text:a xlink:href="http://docs.sencha.com/ext-js/4-1/extjs-build/examples/grid/cell-editing.html">http://docs.sencha.com/ext-js/4-1/extjs-build/examples/grid/cell-editing.html</text:a></text:p>
            <text:p>Mettre à jour la liste des rôles à l’init</text:p>
          </table:table-cell>
          <table:table-cell table:style-name="ce185" table:number-columns-repeated="3"/>
          <table:table-cell table:style-name="ce178" table:number-columns-repeated="1013"/>
        </table:table-row>
        <table:table-row table:style-name="ro108">
          <table:table-cell table:style-name="ce173"/>
          <table:table-cell table:style-name="ce183" office:value-type="float" office:value="123">
            <text:p>123</text:p>
          </table:table-cell>
          <table:table-cell table:style-name="ce185" office:value-type="float" office:value="5">
            <text:p>5</text:p>
          </table:table-cell>
          <table:table-cell table:style-name="ce189"/>
          <table:table-cell table:style-name="ce213" office:value-type="string">
            <text:p>UST : MCD gestion des notes et des custom notes avec table notetype </text:p>
          </table:table-cell>
          <table:table-cell table:style-name="ce240"/>
          <table:table-cell table:style-name="ce262" office:value-type="string">
            <text:p>nom du type et 2 booléens : specifique concept et spécifique terme</text:p>
            <text:p>Note d'application/C=1/T=0</text:p>
            <text:p>Note historique/C=1/T=1</text:p>
            <text:p><text:span text:style-name="T3">{Note personnalisée}</text:span> (noteType = valeur paramétrable)/C=1/T=0</text:p>
            <text:p>Définition/C=0/T=1</text:p>
            <text:p>Note éditoriale/C=0/T=1</text:p>
          </table:table-cell>
          <table:table-cell table:style-name="ce262" office:value-type="string">
            <text:p>2 tables</text:p>
            <text:p>* Notes</text:p>
            <text:p>→ IdNote (ARK)</text:p>
            <text:p>→ LexicalValue</text:p>
            <text:p>→ Lang</text:p>
            <text:p>→ Source</text:p>
            <text:p>→ NoteTypeCode (KEY)</text:p>
            <text:p>→ ConceptId (KEY)</text:p>
            <text:p>→ TermId (KEY)</text:p>
            <text:p/>
            <text:p>* NotesType</text:p>
            <text:p>→ Code (Text)</text:p>
            <text:p>→ Libelle</text:p>
            <text:p>→ IsTerm (bool)</text:p>
            <text:p>→ IsConcept (bool)</text:p>
            <text:p>(Check postgresl sur IsTerm, IsConcept)</text:p>
          </table:table-cell>
          <table:table-cell table:style-name="ce185" table:number-columns-repeated="3"/>
          <table:table-cell table:style-name="ce178" table:number-columns-repeated="1013"/>
        </table:table-row>
        <table:table-row table:style-name="ro53">
          <table:table-cell table:style-name="ce173"/>
          <table:table-cell table:style-name="ce183" office:value-type="float" office:value="124">
            <text:p>124</text:p>
          </table:table-cell>
          <table:table-cell table:style-name="ce185" office:value-type="float" office:value="5">
            <text:p>5</text:p>
          </table:table-cell>
          <table:table-cell table:style-name="ce189"/>
          <table:table-cell table:style-name="ce213" office:value-type="string">
            <text:p>UST : Popup de saisie des notes</text:p>
          </table:table-cell>
          <table:table-cell table:style-name="ce240"/>
          <table:table-cell table:style-name="ce262" office:value-type="string">
            <text:p>- Note (lexicalValue) texte riche, obligatoire</text:p>
            <text:p>- Langue (lang), oblig (fr par défaut)</text:p>
            <text:p>- Source (source) facultatif, texte riche</text:p>
            <text:p>- Type, obligatoire</text:p>
          </table:table-cell>
          <table:table-cell table:style-name="ce262" office:value-type="string">
            <text:p>Service REST de récupération des type de note</text:p>
          </table:table-cell>
          <table:table-cell table:style-name="ce185" table:number-columns-repeated="3"/>
          <table:table-cell table:style-name="ce178" table:number-columns-repeated="1013"/>
        </table:table-row>
        <table:table-row table:style-name="ro76">
          <table:table-cell table:style-name="ce173"/>
          <table:table-cell table:style-name="ce183" office:value-type="float" office:value="125">
            <text:p>125</text:p>
          </table:table-cell>
          <table:table-cell table:style-name="ce185" office:value-type="float" office:value="5">
            <text:p>5</text:p>
          </table:table-cell>
          <table:table-cell table:style-name="ce189"/>
          <table:table-cell table:style-name="ce201" office:value-type="string">
            <text:p>En tant que Responsable opérationnel, j'associe une note à un Concept : je choisis son type de note parmi les types spécifiques au Concept, je saisis la valeur lexicale de la note et sa langue.</text:p>
          </table:table-cell>
          <table:table-cell table:style-name="ce240"/>
          <table:table-cell table:style-name="ce262" office:value-type="string">
            <text:p>Types possibles de notes : Note d'application (ScopeNote), Note historique (HistoryNote), {Note personnalisée} (CustomNote) : exemple de noteType : « Note interne »</text:p>
            <text:p>Valeur lexicale de la note (lexicalValue) : texte riche</text:p>
            <text:p>Langue (lang) = fr par défaut</text:p>
            <text:p>Date de création (created) et date de modification (modified) automatiques</text:p>
            <text:p><text:span text:style-name="T3">Exemple : au concept « quartier », j'associe la NA « Secteur urbain </text:span><text:span text:style-name="T3">présentant une certaine unité architecturale, sociale, écono</text:span><text:span text:style-name="T3"/><text:span text:style-name="T3">mique, fonctionnelle etc »</text:span></text:p>
          </table:table-cell>
          <table:table-cell table:style-name="ce262" office:value-type="string">
            <text:p>Nouveau Tab : Notes</text:p>
            <text:p>Enregistrement séparé du concept</text:p>
          </table:table-cell>
          <table:table-cell table:style-name="ce185" table:number-columns-repeated="3"/>
          <table:table-cell table:style-name="ce178" table:number-columns-repeated="1013"/>
        </table:table-row>
        <table:table-row table:style-name="ro77">
          <table:table-cell table:style-name="ce173"/>
          <table:table-cell table:style-name="ce183" office:value-type="float" office:value="126">
            <text:p>126</text:p>
          </table:table-cell>
          <table:table-cell table:style-name="ce185" office:value-type="float" office:value="5">
            <text:p>5</text:p>
          </table:table-cell>
          <table:table-cell table:style-name="ce189"/>
          <table:table-cell table:style-name="ce201" office:value-type="string">
            <text:p>En tant qu'Expert, j'associe une note à un Terme : je choisis son type parmi les types spécifiques au Terme, je saisis la valeur lexicale de la note, sa langue et la source.</text:p>
          </table:table-cell>
          <table:table-cell table:style-name="ce244"/>
          <table:table-cell table:style-name="ce262" office:value-type="string">
            <text:p>types possibles de notes : Note historique (HistoryNote), Définition (Definition), Note éditoriale (EditorialNote)</text:p>
            <text:p>Valeur lexicale de la note (lexicalValue) et source : texte riche</text:p>
            <text:p>Langue = fr par défaut</text:p>
            <text:p>Date de création (created) et date de modification (modified) automatiques</text:p>
            <text:p><text:span text:style-name="T3">Exemple : Au terme « coron », j'associe la Définition : « Quartier </text:span><text:span text:style-name="T3">formé par les habitations, identiques et disposées régulièrement, </text:span><text:span text:style-name="T3">construites pour les mineurs par les compagnies houillères, dans </text:span><text:span text:style-name="T3">le nord de la France et le sud de la Belgique ». Je saisis la source : </text:span><text:span text:style-name="T3">« TLF sub verbum 'coron' »</text:span></text:p>
          </table:table-cell>
          <table:table-cell table:style-name="ce262" office:value-type="string">
            <text:p>Nouveau Tab : Notes</text:p>
            <text:p>Enregistrement séparé du terme</text:p>
          </table:table-cell>
          <table:table-cell table:style-name="ce185" table:number-columns-repeated="3"/>
          <table:table-cell table:style-name="ce178" table:number-columns-repeated="1013"/>
        </table:table-row>
        <table:table-row table:style-name="ro52">
          <table:table-cell table:style-name="ce173"/>
          <table:table-cell table:style-name="ce183" office:value-type="float" office:value="127">
            <text:p>127</text:p>
          </table:table-cell>
          <table:table-cell table:style-name="ce185" office:value-type="float" office:value="3">
            <text:p>3</text:p>
          </table:table-cell>
          <table:table-cell table:style-name="ce189"/>
          <table:table-cell table:style-name="ce201" office:value-type="string">
            <text:p>En tant qu'Expert, je modifie une Note : je peux modifier le type ou les contenus éditables</text:p>
          </table:table-cell>
          <table:table-cell table:style-name="ce244"/>
          <table:table-cell table:style-name="ce265" office:value-type="string">
            <text:p>Attention, pour le type, ne proposer que les types valables en fonctions de l’emplacement (terme ou concept)</text:p>
          </table:table-cell>
          <table:table-cell table:style-name="ce265" office:value-type="string">
            <text:p>Au double clic, appel de la popup création de note préremplie</text:p>
          </table:table-cell>
          <table:table-cell table:style-name="ce185" table:number-columns-repeated="3"/>
          <table:table-cell table:style-name="ce178" table:number-columns-repeated="1013"/>
        </table:table-row>
        <table:table-row table:style-name="ro48">
          <table:table-cell table:style-name="ce173"/>
          <table:table-cell table:style-name="ce183" office:value-type="float" office:value="128">
            <text:p>128</text:p>
          </table:table-cell>
          <table:table-cell table:style-name="ce185" office:value-type="float" office:value="3">
            <text:p>3</text:p>
          </table:table-cell>
          <table:table-cell table:style-name="ce189"/>
          <table:table-cell table:style-name="ce201" office:value-type="string">
            <text:p>En tant qu'Expert, je supprime une Note liée à un concept</text:p>
          </table:table-cell>
          <table:table-cell table:style-name="ce239" office:value-type="string">
            <text:p>EF006</text:p>
          </table:table-cell>
          <table:table-cell table:style-name="ce262" table:number-columns-repeated="2"/>
          <table:table-cell table:style-name="ce185" table:number-columns-repeated="3"/>
          <table:table-cell table:style-name="ce178" table:number-columns-repeated="1013"/>
        </table:table-row>
        <table:table-row table:style-name="ro48">
          <table:table-cell table:style-name="ce173"/>
          <table:table-cell table:style-name="ce183" office:value-type="float" office:value="129">
            <text:p>129</text:p>
          </table:table-cell>
          <table:table-cell table:style-name="ce185" office:value-type="float" office:value="3">
            <text:p>3</text:p>
          </table:table-cell>
          <table:table-cell table:style-name="ce189"/>
          <table:table-cell table:style-name="ce222" office:value-type="string">
            <text:p>En tant qu'Expert, je supprime une Note liée à un terme</text:p>
          </table:table-cell>
          <table:table-cell table:style-name="ce239" office:value-type="string">
            <text:p>EF006</text:p>
          </table:table-cell>
          <table:table-cell table:style-name="ce262" table:number-columns-repeated="2"/>
          <table:table-cell table:style-name="ce185" table:number-columns-repeated="3"/>
          <table:table-cell table:style-name="ce178" table:number-columns-repeated="1013"/>
        </table:table-row>
        <table:table-row table:style-name="ro53">
          <table:table-cell table:style-name="ce173"/>
          <table:table-cell table:style-name="ce183" office:value-type="float" office:value="130">
            <text:p>130</text:p>
          </table:table-cell>
          <table:table-cell table:style-name="ce190" office:value-type="float" office:value="3">
            <text:p>3</text:p>
          </table:table-cell>
          <table:table-cell table:style-name="ce189"/>
          <table:table-cell table:style-name="ce201" office:value-type="string">
            <text:p>En tant que Responsable opérationnel, je supprime un Concept : les Termes préférentiels et non préférentiels du Concept retournent dans le bac à sable</text:p>
          </table:table-cell>
          <table:table-cell table:style-name="ce240"/>
          <table:table-cell table:style-name="ce231" office:value-type="string">
            <text:p>Message d'alerte : Le concept a des relations associatives avec d'autres concepts. Vous devez les supprimer avant de supprimer le concept.</text:p>
            <text:p/>
          </table:table-cell>
          <table:table-cell table:style-name="ce262"/>
          <table:table-cell table:style-name="ce185" table:number-columns-repeated="3"/>
          <table:table-cell table:style-name="ce178" table:number-columns-repeated="1013"/>
        </table:table-row>
        <table:table-row table:style-name="ro54">
          <table:table-cell table:style-name="ce173"/>
          <table:table-cell table:style-name="ce183" office:value-type="float" office:value="131">
            <text:p>131</text:p>
          </table:table-cell>
          <table:table-cell table:style-name="ce185" office:value-type="float" office:value="5">
            <text:p>5</text:p>
          </table:table-cell>
          <table:table-cell table:style-name="ce189"/>
          <table:table-cell table:style-name="ce213" office:value-type="string">
            <text:p>UST : Panneau de gestion des tableaux de concepts</text:p>
          </table:table-cell>
          <table:table-cell table:style-name="ce195"/>
          <table:table-cell table:style-name="ce270" office:value-type="string">
            <text:p>Ajouter : Menu : Nouveau Tableau de concept</text:p>
            <text:p>Ajouter : Folder dans le treeview</text:p>
            <text:p>+ Un nouveau type de panneau</text:p>
            <text:p>Avec : Formulaire, etiquette, langue + grid de concepts</text:p>
            <text:p>+ Boutons enregistrer</text:p>
          </table:table-cell>
          <table:table-cell table:style-name="ce261"/>
          <table:table-cell table:style-name="ce185" table:number-columns-repeated="3"/>
          <table:table-cell table:style-name="ce178" table:number-columns-repeated="1013"/>
        </table:table-row>
        <table:table-row table:style-name="ro109">
          <table:table-cell table:style-name="ce173"/>
          <table:table-cell table:style-name="ce183" office:value-type="float" office:value="132">
            <text:p>132</text:p>
          </table:table-cell>
          <table:table-cell table:style-name="ce185" office:value-type="float" office:value="5">
            <text:p>5</text:p>
          </table:table-cell>
          <table:table-cell table:style-name="ce189"/>
          <table:table-cell table:style-name="ce213" office:value-type="string">
            <text:p>UST : MCD Tableau de concepts</text:p>
            <text:p>ThesaurusArray + NodeLabel + ThesaurusArrayConcepts</text:p>
          </table:table-cell>
          <table:table-cell table:style-name="ce195"/>
          <table:table-cell table:style-name="ce270" office:value-type="string">
            <text:p>NodeLabel :</text:p>
            <text:p>→ Id (int)</text:p>
            <text:p>→ LexicalValue</text:p>
            <text:p>→ Modified, created</text:p>
            <text:p>→ Lang</text:p>
            <text:p>→ ThesaurusArrayID</text:p>
            <text:p/>
            <text:p>ThesaurusArray :</text:p>
            <text:p>Id (ARK)</text:p>
            <text:p>ThesaurusId</text:p>
            <text:p>SuperOrdinateConceptId</text:p>
            <text:p/>
            <text:p>ThesaurusArrayConcept :</text:p>
            <text:p>ThesaurusArrayID</text:p>
            <text:p>ConceptId</text:p>
            <text:p/>
            <text:p/>
          </table:table-cell>
          <table:table-cell table:style-name="ce261"/>
          <table:table-cell table:style-name="ce185" table:number-columns-repeated="3"/>
          <table:table-cell table:style-name="ce178" table:number-columns-repeated="1013"/>
        </table:table-row>
        <table:table-row table:style-name="ro53">
          <table:table-cell table:style-name="ce173"/>
          <table:table-cell table:style-name="ce183" office:value-type="float" office:value="133">
            <text:p>133</text:p>
          </table:table-cell>
          <table:table-cell table:style-name="ce185" office:value-type="float" office:value="3">
            <text:p>3</text:p>
          </table:table-cell>
          <table:table-cell table:style-name="ce189"/>
          <table:table-cell table:style-name="ce201" office:value-type="string">
            <text:p>En tant que Responsable opérationnel, je crée un Tableau de concepts (ThesaurusArray), je saisis son étiquette (NodeLabel) et sa langue (pas de paramètre ordered dans un premier temps)</text:p>
          </table:table-cell>
          <table:table-cell table:style-name="ce195"/>
          <table:table-cell table:style-name="ce261" office:value-type="string">
            <text:p>Le français peut être défini comme langue par défaut.</text:p>
            <text:p><text:span text:style-name="T3">Je crée un tableau de concepts ayant pour étiquette « édifices re</text:span><text:span text:style-name="T3"/><text:span text:style-name="T3">ligieux chrétiens » de langue « fr » ; je crée un tableau de concepts </text:span><text:span text:style-name="T3">ayant pour étiquette « édifices religieux non chrétiens »</text:span></text:p>
          </table:table-cell>
          <table:table-cell table:style-name="ce261"/>
          <table:table-cell table:style-name="ce185" table:number-columns-repeated="3"/>
          <table:table-cell table:style-name="ce178" table:number-columns-repeated="1013"/>
        </table:table-row>
        <table:table-row table:style-name="ro57">
          <table:table-cell table:style-name="ce173"/>
          <table:table-cell table:style-name="ce183" office:value-type="float" office:value="134">
            <text:p>134</text:p>
          </table:table-cell>
          <table:table-cell table:style-name="ce185" office:value-type="float" office:value="3">
            <text:p>3</text:p>
          </table:table-cell>
          <table:table-cell table:style-name="ce189"/>
          <table:table-cell table:style-name="ce201" office:value-type="string">
            <text:p>En tant que Responsable opérationnel, j'associe un Concept à un Tableau de concepts</text:p>
          </table:table-cell>
          <table:table-cell table:style-name="ce195"/>
          <table:table-cell table:style-name="ce268" office:value-type="string">
            <text:p>Exemple : je crée les concepts ayant pour TP « baptistère », « église », « temple », « mosquée ». J'associe les Concepts « baptistère » et « église » au regroupement « édifices religieux chrétiens », j'associe les Concepts «temple» et «mosquée» au regroupement « édifices religieux non chrétiens ». </text:p>
            <text:p><text:span text:style-name="T6">Ajouter automatiquement le concept père du premier concept in</text:span><text:span text:style-name="T6"/><text:span text:style-name="T6">troduit dans le tableau comme superordinate concept</text:span></text:p>
            <text:p><text:span text:style-name="T6">On ne peut ajouter que des concepts frères</text:span></text:p>
          </table:table-cell>
          <table:table-cell table:style-name="ce268" office:value-type="string">
            <text:p>Penser à appeler le panneau de selection de concept avec limitations, sur le parent, et non recursif</text:p>
          </table:table-cell>
          <table:table-cell table:style-name="ce185" table:number-columns-repeated="3"/>
          <table:table-cell table:style-name="ce178" table:number-columns-repeated="1013"/>
        </table:table-row>
        <table:table-row table:style-name="ro52">
          <table:table-cell table:style-name="ce173"/>
          <table:table-cell table:style-name="ce183" office:value-type="float" office:value="135">
            <text:p>135</text:p>
          </table:table-cell>
          <table:table-cell table:style-name="ce185" office:value-type="float" office:value="3">
            <text:p>3</text:p>
          </table:table-cell>
          <table:table-cell table:style-name="ce189"/>
          <table:table-cell table:style-name="ce201" office:value-type="string">
            <text:p>En tant qu'Utilisateur, je visualise le contenu d'un Tableau de concepts : les termes apparaissent dans l'ordre alphabétique</text:p>
          </table:table-cell>
          <table:table-cell table:style-name="ce195"/>
          <table:table-cell table:style-name="ce268" table:number-columns-repeated="2"/>
          <table:table-cell table:style-name="ce185" table:number-columns-repeated="3"/>
          <table:table-cell table:style-name="ce178" table:number-columns-repeated="1013"/>
        </table:table-row>
        <table:table-row table:style-name="ro52">
          <table:table-cell table:style-name="ce173"/>
          <table:table-cell table:style-name="ce183" office:value-type="float" office:value="136">
            <text:p>136</text:p>
          </table:table-cell>
          <table:table-cell table:style-name="ce185" office:value-type="float" office:value="3">
            <text:p>3</text:p>
          </table:table-cell>
          <table:table-cell table:style-name="ce189"/>
          <table:table-cell table:style-name="ce201" office:value-type="string">
            <text:p>En tant que Responsable opérationnel, je modifie l'étiquette ou la langue d'un Tableau de concepts</text:p>
          </table:table-cell>
          <table:table-cell table:style-name="ce195"/>
          <table:table-cell table:style-name="ce261" office:value-type="string">
            <text:p>Date de dernière modification mise à jour.</text:p>
          </table:table-cell>
          <table:table-cell table:style-name="ce261"/>
          <table:table-cell table:style-name="ce185" table:number-columns-repeated="3"/>
          <table:table-cell table:style-name="ce178" table:number-columns-repeated="1013"/>
        </table:table-row>
        <table:table-row table:style-name="ro52">
          <table:table-cell table:style-name="ce173"/>
          <table:table-cell table:style-name="ce183" office:value-type="float" office:value="137">
            <text:p>137</text:p>
          </table:table-cell>
          <table:table-cell table:style-name="ce185" office:value-type="float" office:value="3">
            <text:p>3</text:p>
          </table:table-cell>
          <table:table-cell table:style-name="ce189"/>
          <table:table-cell table:style-name="ce201" office:value-type="string">
            <text:p>En tant que responsable opérationnel, je supprime le rattachement d'un concept à un tableau de concept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3"/>
          <table:table-cell table:style-name="ce183" office:value-type="float" office:value="138">
            <text:p>138</text:p>
          </table:table-cell>
          <table:table-cell table:style-name="ce185" office:value-type="float" office:value="3">
            <text:p>3</text:p>
          </table:table-cell>
          <table:table-cell table:style-name="ce189"/>
          <table:table-cell table:style-name="ce201" office:value-type="string">
            <text:p>En tant que Responsable opérationnel, je supprime un Tableau de concept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3"/>
          <table:table-cell table:style-name="ce184"/>
          <table:table-cell table:style-name="ce184" table:formula="of:=SUM([.C93:.C137])" office:value-type="float" office:value="153">
            <text:p>153</text:p>
          </table:table-cell>
          <table:table-cell table:style-name="ce203"/>
          <table:table-cell table:style-name="ce223" office:value-type="string">
            <text:p>Fin prévue du SPRINT 3</text:p>
          </table:table-cell>
          <table:table-cell table:style-name="ce249"/>
          <table:table-cell table:style-name="ce271" table:number-columns-repeated="2"/>
          <table:table-cell table:style-name="ce184" table:number-columns-repeated="3"/>
          <table:table-cell table:style-name="ce178" table:number-columns-repeated="1013"/>
        </table:table-row>
        <table:table-row table:style-name="ro55">
          <table:table-cell table:style-name="ce175"/>
          <table:table-cell table:style-name="ce185" office:value-type="float" office:value="138">
            <text:p>138</text:p>
          </table:table-cell>
          <table:table-cell table:style-name="ce185" office:value-type="float" office:value="5">
            <text:p>5</text:p>
          </table:table-cell>
          <table:table-cell table:style-name="ce204" office:value-type="string">
            <text:p>à déplacer en 148 ?</text:p>
          </table:table-cell>
          <table:table-cell table:style-name="ce224" office:value-type="string">
            <text:p>En tant qu'Administrateur général des vocabulaires, je supprime un Vocabulaire</text:p>
          </table:table-cell>
          <table:table-cell table:style-name="ce250" office:value-type="string">
            <text:p>EF006</text:p>
          </table:table-cell>
          <table:table-cell table:style-name="ce270" office:value-type="string">
            <text:p>A terme il n'y a pas de suppression physique d'un Vocabulaire publié, mais changement de son statut <text:s/>(obsolète ou prohibé) avec maintien d'une fiche version</text:p>
          </table:table-cell>
          <table:table-cell table:style-name="ce261" office:value-type="string">
            <text:p>A faire : Ajouter CASCADE sur les clés étrangères</text:p>
          </table:table-cell>
          <table:table-cell table:style-name="ce185" table:number-columns-repeated="3"/>
          <table:table-cell table:style-name="ce284" table:number-columns-repeated="1013"/>
        </table:table-row>
        <table:table-row table:style-name="ro48">
          <table:table-cell table:style-name="ce173"/>
          <table:table-cell table:style-name="ce185" office:value-type="float" office:value="139">
            <text:p>139</text:p>
          </table:table-cell>
          <table:table-cell table:style-name="ce185" office:value-type="float" office:value="5">
            <text:p>5</text:p>
          </table:table-cell>
          <table:table-cell table:style-name="ce189"/>
          <table:table-cell table:style-name="ce213" office:value-type="string">
            <text:p>UST : Panneau de gestion des Regroupements de concepts</text:p>
          </table:table-cell>
          <table:table-cell table:style-name="ce195"/>
          <table:table-cell table:style-name="ce261" table:number-columns-repeated="2"/>
          <table:table-cell table:style-name="ce185"/>
          <table:table-cell table:style-name="ce201"/>
          <table:table-cell table:style-name="ce185"/>
          <table:table-cell table:style-name="ce283" table:number-columns-repeated="1013"/>
        </table:table-row>
        <table:table-row table:style-name="ro81">
          <table:table-cell table:style-name="ce173"/>
          <table:table-cell table:style-name="ce185"/>
          <table:table-cell table:style-name="ce185" office:value-type="float" office:value="8">
            <text:p>8</text:p>
          </table:table-cell>
          <table:table-cell table:style-name="ce189"/>
          <table:table-cell table:style-name="ce213" office:value-type="string">
            <text:p>UST : MCD Tableau de regroupement de concepts</text:p>
            <text:p>ConceptGroup + ConceptGroupLabel + ConceptGroupConcepts + ConceptGroupType</text:p>
          </table:table-cell>
          <table:table-cell table:style-name="ce195"/>
          <table:table-cell table:style-name="ce270" office:value-type="string">
            <text:p>ConceptGroupLabel:</text:p>
            <text:p>→ Id (int)</text:p>
            <text:p>→ LexicalValue</text:p>
            <text:p>→ Modified, created</text:p>
            <text:p>→ Lang</text:p>
            <text:p>→ ConceptGroupID</text:p>
            <text:p/>
            <text:p>ConceptGroup :</text:p>
            <text:p>→ Id (ARK)</text:p>
            <text:p>→ ThesaurusId</text:p>
            <text:p>→ ConceptGroupTypeCode</text:p>
            <text:p/>
            <text:p>ConceptGroupType :</text:p>
            <text:p>→ Code </text:p>
            <text:p>→ Libelle</text:p>
            <text:p/>
            <text:p>ConceptGroupConcepts:</text:p>
            <text:p><text:span text:style-name="T9">→ </text:span><text:span text:style-name="T9">ConceptGroupID</text:span></text:p>
            <text:p>→ ConceptId</text:p>
            <text:p/>
            <text:p/>
          </table:table-cell>
          <table:table-cell table:style-name="ce261" office:value-type="string">
            <text:p>Demander des exemples de types</text:p>
            <text:p/>
            <text:p>Confirmer type obligatoire</text:p>
            <text:p><text:span text:style-name="T60">KB : <text:s/>oui, le type est obligatoire. On peut proposer quelques va</text:span><text:span text:style-name="T60"/><text:span text:style-name="T60">leurs : Domaine, Thématique, Facette</text:span></text:p>
          </table:table-cell>
          <table:table-cell table:style-name="ce185"/>
          <table:table-cell table:style-name="ce201"/>
          <table:table-cell table:style-name="ce185"/>
          <table:table-cell table:style-name="ce178" table:number-columns-repeated="1013"/>
        </table:table-row>
        <table:table-row table:style-name="ro52">
          <table:table-cell table:style-name="ce173"/>
          <table:table-cell table:style-name="ce185" office:value-type="float" office:value="140">
            <text:p>140</text:p>
          </table:table-cell>
          <table:table-cell table:style-name="ce185" office:value-type="float" office:value="3">
            <text:p>3</text:p>
          </table:table-cell>
          <table:table-cell table:style-name="ce189"/>
          <table:table-cell table:style-name="ce201" office:value-type="string">
            <text:p>En tant que Responsable opérationnel, je crée un Regroupement de concepts (ConceptGroup), je saisis son type, son étiquette (ConceptGroupLabel) et sa langue</text:p>
          </table:table-cell>
          <table:table-cell table:style-name="ce195"/>
          <table:table-cell table:style-name="ce268" office:value-type="string">
            <text:p>Exemple : je crée un Regroupement de concepts ayant pour type « domaine » et pour étiquette «sites archéologiques» de langue « fr »</text:p>
          </table:table-cell>
          <table:table-cell table:style-name="ce268"/>
          <table:table-cell table:style-name="ce185"/>
          <table:table-cell table:style-name="ce201"/>
          <table:table-cell table:style-name="ce185"/>
          <table:table-cell table:style-name="ce178" table:number-columns-repeated="1013"/>
        </table:table-row>
        <table:table-row table:style-name="ro52">
          <table:table-cell table:style-name="ce173"/>
          <table:table-cell table:style-name="ce185" office:value-type="float" office:value="141">
            <text:p>141</text:p>
          </table:table-cell>
          <table:table-cell table:style-name="ce185" office:value-type="float" office:value="3">
            <text:p>3</text:p>
          </table:table-cell>
          <table:table-cell table:style-name="ce189"/>
          <table:table-cell table:style-name="ce201" office:value-type="string">
            <text:p>En tant que Responsable opérationnel, j'associe un Concept à un Regroupement de concepts : un Concept peut être associé à plusieurs regroupements.</text:p>
          </table:table-cell>
          <table:table-cell table:style-name="ce195"/>
          <table:table-cell table:style-name="ce268" office:value-type="string">
            <text:p>Exemple : j'associe les concepts « tumulus » et « civitas » au regroupement « sites archéologiques »</text:p>
          </table:table-cell>
          <table:table-cell table:style-name="ce268"/>
          <table:table-cell table:style-name="ce185"/>
          <table:table-cell table:style-name="ce201"/>
          <table:table-cell table:style-name="ce185"/>
          <table:table-cell table:style-name="ce178" table:number-columns-repeated="1013"/>
        </table:table-row>
        <table:table-row table:style-name="ro52">
          <table:table-cell table:style-name="ce173"/>
          <table:table-cell table:style-name="ce186"/>
          <table:table-cell table:style-name="ce194" office:value-type="float" office:value="3">
            <text:p>3</text:p>
          </table:table-cell>
          <table:table-cell table:style-name="ce205"/>
          <table:table-cell table:style-name="ce201" office:value-type="string">
            <text:p>En tant que responsable opérationnel, je supprime le rattachement d'un concept à un regroupement de concepts</text:p>
          </table:table-cell>
          <table:table-cell table:style-name="ce251"/>
          <table:table-cell table:style-name="ce261" table:number-columns-repeated="2"/>
          <table:table-cell table:style-name="ce186"/>
          <table:table-cell table:style-name="ce185" table:number-columns-repeated="2"/>
          <table:table-cell table:style-name="ce178" table:number-columns-repeated="1013"/>
        </table:table-row>
        <table:table-row table:style-name="ro52">
          <table:table-cell table:style-name="ce173"/>
          <table:table-cell table:style-name="ce185" office:value-type="float" office:value="143">
            <text:p>143</text:p>
          </table:table-cell>
          <table:table-cell table:style-name="ce185" office:value-type="float" office:value="3">
            <text:p>3</text:p>
          </table:table-cell>
          <table:table-cell table:style-name="ce189"/>
          <table:table-cell table:style-name="ce201" office:value-type="string">
            <text:p>En tant qu’Utilisateur, je visualise le contenu d'un Regroupement de Concepts : je double-clique sur un Regroupement de concepts et j’affiche les Concepts lui appartenant</text:p>
          </table:table-cell>
          <table:table-cell table:style-name="ce195"/>
          <table:table-cell table:style-name="ce261" office:value-type="string">
            <text:p>les concepts apparaissent dans l'ordre alphabétique des termes les représentant</text:p>
          </table:table-cell>
          <table:table-cell table:style-name="ce261"/>
          <table:table-cell table:style-name="ce185" table:number-columns-repeated="3"/>
          <table:table-cell table:style-name="ce178" table:number-columns-repeated="1013"/>
        </table:table-row>
        <table:table-row table:style-name="ro52">
          <table:table-cell table:style-name="ce173"/>
          <table:table-cell table:style-name="ce185" office:value-type="float" office:value="144">
            <text:p>144</text:p>
          </table:table-cell>
          <table:table-cell table:style-name="ce185" office:value-type="float" office:value="3">
            <text:p>3</text:p>
          </table:table-cell>
          <table:table-cell table:style-name="ce189"/>
          <table:table-cell table:style-name="ce201" office:value-type="string">
            <text:p>En tant que Responsable opérationnel, je modifie le type ou l'étiquette d'un Regroupement de concepts</text:p>
          </table:table-cell>
          <table:table-cell table:style-name="ce195"/>
          <table:table-cell table:style-name="ce268" office:value-type="string">
            <text:p>Exemple ; je remplace l'étiquette «sites archéologiques» par « archéologie » ; je remplace le type « domaine » par le type « discipline »</text:p>
          </table:table-cell>
          <table:table-cell table:style-name="ce268"/>
          <table:table-cell table:style-name="ce185" table:number-columns-repeated="3"/>
          <table:table-cell table:style-name="ce178" table:number-columns-repeated="1013"/>
        </table:table-row>
        <table:table-row table:style-name="ro48">
          <table:table-cell table:style-name="ce173"/>
          <table:table-cell table:style-name="ce185" office:value-type="float" office:value="145">
            <text:p>145</text:p>
          </table:table-cell>
          <table:table-cell table:style-name="ce185" office:value-type="float" office:value="3">
            <text:p>3</text:p>
          </table:table-cell>
          <table:table-cell table:style-name="ce189"/>
          <table:table-cell table:style-name="ce201" office:value-type="string">
            <text:p>En tant que Responsable opérationnel, je supprime un Regroupement de concept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3"/>
          <table:table-cell table:style-name="ce185"/>
          <table:table-cell table:style-name="ce190" table:formula="of:=SUM([.C138:.C147])" office:value-type="float" office:value="189">
            <text:p>189</text:p>
          </table:table-cell>
          <table:table-cell table:style-name="ce185"/>
          <table:table-cell table:style-name="ce225" office:value-type="string">
            <text:p>Fin Pesée</text:p>
          </table:table-cell>
          <table:table-cell table:style-name="ce238"/>
          <table:table-cell table:style-name="ce261" table:number-columns-repeated="2"/>
          <table:table-cell table:style-name="ce185" table:number-columns-repeated="3"/>
          <table:table-cell table:style-name="ce178" table:number-columns-repeated="1013"/>
        </table:table-row>
        <table:table-row table:style-name="ro52">
          <table:table-cell table:style-name="ce173"/>
          <table:table-cell table:style-name="ce185" office:value-type="float" office:value="146">
            <text:p>146</text:p>
          </table:table-cell>
          <table:table-cell table:style-name="ce185"/>
          <table:table-cell table:style-name="ce189"/>
          <table:table-cell table:style-name="ce221" office:value-type="string">
            <text:p>Bug #0016630 : Gestion des langues (Affichage du code langues, avec variantes géographique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48">
          <table:table-cell table:style-name="ce173"/>
          <table:table-cell table:style-name="ce185" office:value-type="float" office:value="147">
            <text:p>147</text:p>
          </table:table-cell>
          <table:table-cell table:style-name="ce185"/>
          <table:table-cell table:style-name="ce189"/>
          <table:table-cell table:style-name="ce221" office:value-type="string">
            <text:p>Bug #0016629 : Multivaluation du champs format sur le thésauru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55">
          <table:table-cell table:style-name="ce173"/>
          <table:table-cell table:style-name="ce185" office:value-type="float" office:value="148">
            <text:p>148</text:p>
          </table:table-cell>
          <table:table-cell table:style-name="ce185"/>
          <table:table-cell table:style-name="ce189"/>
          <table:table-cell table:style-name="ce224" office:value-type="string">
            <text:p>Bug #16682 En tant qu'Expert, je ne peux <text:s/>créer deux termes ayant la même valeur lexicale et la même langue dans le même Vocabulaire</text:p>
          </table:table-cell>
          <table:table-cell table:style-name="ce252" office:value-type="string">
            <text:p>CDC p.8 : définition doublon</text:p>
          </table:table-cell>
          <table:table-cell table:style-name="ce270" office:value-type="string">
            <text:p><text:a xlink:href="mailto:village@fr">village@fr</text:a> <text:s/>ne peut apparaître qu'une seule fois dans mon Vocabulaire ; mais je peux avoir <text:a xlink:href="mailto:village@fr">village@fr</text:a> et <text:a xlink:href="mailto:village@en">village@en</text:a> dans le même vocabulaire.</text:p>
          </table:table-cell>
          <table:table-cell table:style-name="ce270" office:value-type="string">
            <text:p>Clé unique sur colonnes : Langue, ThésaurusId, LexicalValue</text:p>
          </table:table-cell>
          <table:table-cell table:style-name="ce186" table:number-columns-repeated="3"/>
          <table:table-cell table:style-name="ce178" table:number-columns-repeated="1013"/>
        </table:table-row>
        <table:table-row table:style-name="ro110">
          <table:table-cell table:style-name="ce173"/>
          <table:table-cell table:style-name="ce185" office:value-type="float" office:value="149">
            <text:p>149</text:p>
          </table:table-cell>
          <table:table-cell table:style-name="ce185"/>
          <table:table-cell table:style-name="ce189"/>
          <table:table-cell table:style-name="ce213" office:value-type="string">
            <text:p>UST : Popup d’import XML</text:p>
          </table:table-cell>
          <table:table-cell table:style-name="ce195"/>
          <table:table-cell table:style-name="ce261" office:value-type="string">
            <text:p>Champ d’upload de fichier SKOS </text:p>
            <text:p>Barre de statut ? Avancement (en cours... Terminé)</text:p>
          </table:table-cell>
          <table:table-cell table:style-name="ce261"/>
          <table:table-cell table:style-name="ce186" table:number-columns-repeated="3"/>
          <table:table-cell table:style-name="ce178" table:number-columns-repeated="1013"/>
        </table:table-row>
        <table:table-row table:style-name="ro110">
          <table:table-cell table:style-name="ce173"/>
          <table:table-cell table:style-name="ce185" office:value-type="float" office:value="150">
            <text:p>150</text:p>
          </table:table-cell>
          <table:table-cell table:style-name="ce185"/>
          <table:table-cell table:style-name="ce189"/>
          <table:table-cell table:style-name="ce213" office:value-type="string">
            <text:p>UST : Import XML SKOS</text:p>
            <text:p>Entités, thesaurus, Concept + Terme+ Relations entre concepts</text:p>
          </table:table-cell>
          <table:table-cell table:style-name="ce195"/>
          <table:table-cell table:style-name="Default"/>
          <table:table-cell table:style-name="ce261" office:value-type="string">
            <text:p>Voir exemple 01-Concpets.rdf sur GONE</text:p>
          </table:table-cell>
          <table:table-cell table:style-name="ce186" table:number-columns-repeated="3"/>
          <table:table-cell table:style-name="ce178" table:number-columns-repeated="1013"/>
        </table:table-row>
        <table:table-row table:style-name="ro110">
          <table:table-cell table:style-name="ce173"/>
          <table:table-cell table:style-name="ce185" office:value-type="float" office:value="151">
            <text:p>151</text:p>
          </table:table-cell>
          <table:table-cell table:style-name="ce185"/>
          <table:table-cell table:style-name="ce189"/>
          <table:table-cell table:style-name="ce213" office:value-type="string">
            <text:p>UST : Import XML SKOS</text:p>
            <text:p>Notes (editorialNote, definition, changeNote, historyNote,...)</text:p>
          </table:table-cell>
          <table:table-cell table:style-name="ce195"/>
          <table:table-cell table:style-name="ce261"/>
          <table:table-cell table:style-name="ce261" office:value-type="string">
            <text:p>Voir exemple 01-ConcpetsNotes.rdf sur GONE</text:p>
          </table:table-cell>
          <table:table-cell table:style-name="ce186" table:number-columns-repeated="3"/>
          <table:table-cell table:style-name="ce178" table:number-columns-repeated="1013"/>
        </table:table-row>
        <table:table-row table:style-name="ro110">
          <table:table-cell table:style-name="ce173"/>
          <table:table-cell table:style-name="ce185" office:value-type="float" office:value="152">
            <text:p>152</text:p>
          </table:table-cell>
          <table:table-cell table:style-name="ce185"/>
          <table:table-cell table:style-name="ce189"/>
          <table:table-cell table:style-name="ce213" office:value-type="string">
            <text:p>UST : Import XML SKOS</text:p>
            <text:p>Collections (Tableaux de concepts.)</text:p>
          </table:table-cell>
          <table:table-cell table:style-name="ce195"/>
          <table:table-cell table:style-name="ce261"/>
          <table:table-cell table:style-name="ce261" office:value-type="string">
            <text:p>Voir exemple 01-ConcpetsNotesCollections.rdf sur GONE</text:p>
          </table:table-cell>
          <table:table-cell table:style-name="ce186" table:number-columns-repeated="3"/>
          <table:table-cell table:style-name="ce178" table:number-columns-repeated="1013"/>
        </table:table-row>
        <table:table-row table:style-name="ro76">
          <table:table-cell table:style-name="ce173"/>
          <table:table-cell table:style-name="ce185" table:number-columns-repeated="2"/>
          <table:table-cell table:style-name="ce189"/>
          <table:table-cell table:style-name="ce201" office:value-type="string">
            <text:p>En tant que Responsable opérationnel, j'importe un Vocabulaire au format XML SKOS : métadonnées du vocabulaire, concepts et associations entre les concepts</text:p>
          </table:table-cell>
          <table:table-cell table:style-name="ce195"/>
          <table:table-cell table:style-name="ce261" office:value-type="string">
            <text:p>si même identifiant de vocabulaire : message d'erreur (ce vocabulaire existe déjà)</text:p>
            <text:p>Maintien des identifiants ark existants.</text:p>
            <text:p>SKOS:ConceptScheme + éléments DC → Thesaurus + attributs</text:p>
            <text:p>dc:creator/foaf:organization/foaf:name -&gt; Auteur</text:p>
            <text:p>dc :creator/foaf:organization/foaf:homepage → URL</text:p>
            <text:p>Skos:hasTopConcept → concepts de tête</text:p>
            <text:p/>
            <text:p/>
            <text:p/>
          </table:table-cell>
          <table:table-cell table:style-name="ce261"/>
          <table:table-cell table:style-name="ce186" table:number-columns-repeated="3"/>
          <table:table-cell table:style-name="ce178" table:number-columns-repeated="1013"/>
        </table:table-row>
        <table:table-row table:style-name="ro110">
          <table:table-cell table:style-name="ce173"/>
          <table:table-cell table:style-name="ce185" table:number-columns-repeated="2"/>
          <table:table-cell table:style-name="ce189"/>
          <table:table-cell table:style-name="ce201" office:value-type="string">
            <text:p>En tant qu'Utilisateur, je navigue dans l'arborescence du vocabulaire importé</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110">
          <table:table-cell table:style-name="ce173"/>
          <table:table-cell table:style-name="ce185" table:number-columns-repeated="2"/>
          <table:table-cell table:style-name="ce189"/>
          <table:table-cell table:style-name="ce201" office:value-type="string">
            <text:p>En tant que Responsable opérationnel, j'importe un Vocabulaire au format XML SKOS : métadonnées du vocabulaire, concepts et associations entre les concepts, tout type de note</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110">
          <table:table-cell table:style-name="ce173"/>
          <table:table-cell table:style-name="ce185" table:number-columns-repeated="2"/>
          <table:table-cell table:style-name="ce189"/>
          <table:table-cell table:style-name="ce201" office:value-type="string">
            <text:p>En tant que Responsable opérationnel, j'importe un Vocabulaire au format XML SKOS : métadonnées du vocabulaire, concepts et associations entre les concepts, tout type de note, collections de concept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111">
          <table:table-cell table:style-name="ce173"/>
          <table:table-cell table:style-name="ce185" office:value-type="float" office:value="154">
            <text:p>154</text:p>
          </table:table-cell>
          <table:table-cell table:style-name="ce185"/>
          <table:table-cell table:style-name="ce189" office:value-type="float" office:value="45">
            <text:p>45</text:p>
          </table:table-cell>
          <table:table-cell table:style-name="ce213" office:value-type="string">
            <text:p>UST : Popup d’export XML ; </text:p>
          </table:table-cell>
          <table:table-cell table:style-name="ce195"/>
          <table:table-cell table:style-name="ce261" office:value-type="string">
            <text:p>Sélection dans une liste du vocabulaire à exporter</text:p>
            <text:p/>
            <text:p>Ou ajout d’un bouton « Exporter » sur la fiche vocabulaire (plus simple)</text:p>
          </table:table-cell>
          <table:table-cell table:style-name="ce261"/>
          <table:table-cell table:style-name="ce186" table:number-columns-repeated="3"/>
          <table:table-cell table:style-name="ce178" table:number-columns-repeated="1013"/>
        </table:table-row>
        <table:table-row table:style-name="ro111">
          <table:table-cell table:style-name="ce173"/>
          <table:table-cell table:style-name="ce185" office:value-type="float" office:value="155">
            <text:p>155</text:p>
          </table:table-cell>
          <table:table-cell table:style-name="ce185"/>
          <table:table-cell table:style-name="ce189"/>
          <table:table-cell table:style-name="ce213" office:value-type="string">
            <text:p>UST : Export XML SKOS</text:p>
            <text:p>Entités, thesaurus, Concept + Terme+ Relations entre concept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111">
          <table:table-cell table:style-name="ce173"/>
          <table:table-cell table:style-name="ce185" office:value-type="float" office:value="156">
            <text:p>156</text:p>
          </table:table-cell>
          <table:table-cell table:style-name="ce185"/>
          <table:table-cell table:style-name="ce189"/>
          <table:table-cell table:style-name="ce213" office:value-type="string">
            <text:p>UST : Export XML SKOS</text:p>
            <text:p>Note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111">
          <table:table-cell table:style-name="ce173"/>
          <table:table-cell table:style-name="ce185" office:value-type="float" office:value="157">
            <text:p>157</text:p>
          </table:table-cell>
          <table:table-cell table:style-name="ce185"/>
          <table:table-cell table:style-name="ce189"/>
          <table:table-cell table:style-name="ce213" office:value-type="string">
            <text:p>UST : Export XML SKOS</text:p>
            <text:p>Collections (Tableaux de concepts.)</text:p>
          </table:table-cell>
          <table:table-cell table:style-name="ce195"/>
          <table:table-cell table:style-name="ce261" table:number-columns-repeated="2"/>
          <table:table-cell table:style-name="ce186" table:number-columns-repeated="3"/>
          <table:table-cell table:style-name="ce178" table:number-columns-repeated="1013"/>
        </table:table-row>
        <table:table-row table:style-name="ro48">
          <table:table-cell table:style-name="ce173"/>
          <table:table-cell table:style-name="ce185" office:value-type="float" office:value="158">
            <text:p>158</text:p>
          </table:table-cell>
          <table:table-cell table:style-name="ce185"/>
          <table:table-cell table:style-name="ce189" office:value-type="float" office:value="46">
            <text:p>46</text:p>
          </table:table-cell>
          <table:table-cell table:style-name="ce201" office:value-type="string">
            <text:p>En tant que Responsable opérationnel, j'exporte un Vocabulaire au format XML SKOS</text:p>
          </table:table-cell>
          <table:table-cell table:style-name="ce195"/>
          <table:table-cell table:style-name="ce261" office:value-type="string">
            <text:p>NB. peut-être besoin d'un SKOS standard et d'un SKOS étendu</text:p>
          </table:table-cell>
          <table:table-cell table:style-name="ce261"/>
          <table:table-cell table:style-name="ce186" table:number-columns-repeated="3"/>
          <table:table-cell table:style-name="ce178" table:number-columns-repeated="1013"/>
        </table:table-row>
        <table:table-row table:style-name="ro52">
          <table:table-cell table:style-name="ce173"/>
          <table:table-cell table:style-name="ce185" office:value-type="float" office:value="160">
            <text:p>160</text:p>
          </table:table-cell>
          <table:table-cell table:style-name="ce185"/>
          <table:table-cell table:style-name="ce189" office:value-type="float" office:value="48">
            <text:p>48</text:p>
          </table:table-cell>
          <table:table-cell table:style-name="ce201" office:value-type="string">
            <text:p>En tant que Responsable opérationnel, j'exporte un Vocabulaire au format texte sous la forme hiérarchique : l'export comporte l'arbre des Termes et les Tableaux de concepts</text:p>
          </table:table-cell>
          <table:table-cell table:style-name="ce195"/>
          <table:table-cell table:style-name="ce267" office:value-type="string">
            <text:p>Quel format ????? (HTML, CSV)</text:p>
            <text:p>Fournir exemple !!!</text:p>
          </table:table-cell>
          <table:table-cell table:style-name="ce261"/>
          <table:table-cell table:style-name="ce185" table:number-columns-repeated="3"/>
          <table:table-cell table:style-name="ce178" table:number-columns-repeated="1013"/>
        </table:table-row>
        <table:table-row table:style-name="ro55">
          <table:table-cell table:style-name="ce173"/>
          <table:table-cell table:style-name="ce185" office:value-type="float" office:value="161">
            <text:p>161</text:p>
          </table:table-cell>
          <table:table-cell table:style-name="ce185"/>
          <table:table-cell table:style-name="ce189" office:value-type="float" office:value="49">
            <text:p>49</text:p>
          </table:table-cell>
          <table:table-cell table:style-name="ce201" office:value-type="string">
            <text:p>En tant que Responsable opérationnel, j'exporte un Vocabulaire au format texte sous la forme alphabétique : l'exporte comporte la liste des Termes dans l'ordre alphabétique avec, pour chaque Terme, l'ensemble des Termes associés : TP/TNP, TG, TS, TA</text:p>
          </table:table-cell>
          <table:table-cell table:style-name="ce195"/>
          <table:table-cell table:style-name="ce261" office:value-type="string">
            <text:p>Liste des concepts (et leurs termes) ??? (et non pas liste des termes?)</text:p>
          </table:table-cell>
          <table:table-cell table:style-name="ce261" office:value-type="string">
            <text:p>transformation xslt via skosrdf2html.xslt http://www.destin-informatique.com/scheme/skos.jsp?about=jita</text:p>
          </table:table-cell>
          <table:table-cell table:style-name="ce185" table:number-columns-repeated="3"/>
          <table:table-cell table:style-name="ce178" table:number-columns-repeated="1013"/>
        </table:table-row>
        <table:table-row table:style-name="ro55">
          <table:table-cell table:style-name="ce173"/>
          <table:table-cell table:style-name="ce185" office:value-type="float" office:value="162">
            <text:p>162</text:p>
          </table:table-cell>
          <table:table-cell table:style-name="ce185"/>
          <table:table-cell table:style-name="ce189" office:value-type="float" office:value="50">
            <text:p>50</text:p>
          </table:table-cell>
          <table:table-cell table:style-name="ce213" office:value-type="string">
            <text:p>UST : Création de la liste d’autorité « statut » par défaut</text:p>
          </table:table-cell>
          <table:table-cell table:style-name="ce195"/>
          <table:table-cell table:style-name="ce267" office:value-type="string">
            <text:p>Je propose une liste d’autorité statiques non modifiable (nombre d’élements définis...) (les status ont une valeur fonctionnelle... donc l’applicatif doit les connaître!)</text:p>
          </table:table-cell>
          <table:table-cell table:style-name="ce261"/>
          <table:table-cell table:style-name="ce185" table:number-columns-repeated="2"/>
          <table:table-cell table:style-name="ce187"/>
          <table:table-cell table:style-name="ce178" table:number-columns-repeated="1013"/>
        </table:table-row>
        <table:table-row table:style-name="ro48">
          <table:table-cell table:style-name="ce173"/>
          <table:table-cell table:style-name="ce185" office:value-type="float" office:value="163">
            <text:p>163</text:p>
          </table:table-cell>
          <table:table-cell table:style-name="ce185"/>
          <table:table-cell table:style-name="ce189" office:value-type="float" office:value="51">
            <text:p>51</text:p>
          </table:table-cell>
          <table:table-cell table:style-name="ce213" office:value-type="string">
            <text:p>UST : Création du champ « Statut » au terme</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65">
          <table:table-cell table:style-name="ce173"/>
          <table:table-cell table:style-name="ce185" office:value-type="float" office:value="164">
            <text:p>164</text:p>
          </table:table-cell>
          <table:table-cell table:style-name="ce185"/>
          <table:table-cell table:style-name="ce189" office:value-type="float" office:value="52">
            <text:p>52</text:p>
          </table:table-cell>
          <table:table-cell table:style-name="ce201" office:value-type="string">
            <text:p>En tant que Responsable opérationnel, je modifie le statut (attribut status) d'un Terme</text:p>
          </table:table-cell>
          <table:table-cell table:style-name="ce239" office:value-type="string">
            <text:p>EF108</text:p>
          </table:table-cell>
          <table:table-cell table:style-name="ce201" office:value-type="string">
            <text:p>Les statuts possibles sont : Candidat ; Validé ; Rejeté</text:p>
            <text:p>NB : on ne peut modifier le statut d'un Terme que dans le bac à sable. Un TP ou un TNP d'un Concept sont nécessairement validés.</text:p>
            <text:p>Date de dernière modification mise à jour.</text:p>
            <text:p><text:span text:style-name="T3">Exemple : je passe le statut du Terme « conurbation » de « Candi</text:span><text:span text:style-name="T3"/><text:span text:style-name="T3">dat » à « Validé »</text:span></text:p>
          </table:table-cell>
          <table:table-cell table:style-name="ce201"/>
          <table:table-cell table:style-name="ce185" table:number-columns-repeated="2"/>
          <table:table-cell table:style-name="ce187"/>
          <table:table-cell table:style-name="ce178" table:number-columns-repeated="1013"/>
        </table:table-row>
        <table:table-row table:style-name="ro52">
          <table:table-cell table:style-name="ce171"/>
          <table:table-cell table:style-name="ce185" office:value-type="float" office:value="165">
            <text:p>165</text:p>
          </table:table-cell>
          <table:table-cell table:style-name="ce185"/>
          <table:table-cell table:style-name="ce189" office:value-type="float" office:value="53">
            <text:p>53</text:p>
          </table:table-cell>
          <table:table-cell table:style-name="ce201" office:value-type="string">
            <text:p>En tant que Responsable opérationnel, je ne peux ajouter un Terme comme TP ou TNP d'un Concept que si ce Terme a pour statut « validé »</text:p>
          </table:table-cell>
          <table:table-cell table:style-name="ce239"/>
          <table:table-cell table:style-name="ce261" office:value-type="string">
            <text:p>Filtrage sur le statut du Terme (validé) dans la pop up de sélection</text:p>
          </table:table-cell>
          <table:table-cell table:style-name="ce261"/>
          <table:table-cell table:style-name="ce185" table:number-columns-repeated="2"/>
          <table:table-cell table:style-name="ce187"/>
          <table:table-cell table:style-name="ce178" table:number-columns-repeated="1013"/>
        </table:table-row>
        <table:table-row table:style-name="ro52">
          <table:table-cell table:style-name="ce171"/>
          <table:table-cell table:style-name="ce185" office:value-type="float" office:value="166">
            <text:p>166</text:p>
          </table:table-cell>
          <table:table-cell table:style-name="ce185"/>
          <table:table-cell table:style-name="ce189" office:value-type="float" office:value="54">
            <text:p>54</text:p>
          </table:table-cell>
          <table:table-cell table:style-name="ce201" office:value-type="string">
            <text:p>En tant que Responsable opérationnel, je ne peux supprimer un Terme que s'il a le statut « rejeté »</text:p>
          </table:table-cell>
          <table:table-cell table:style-name="ce239" office:value-type="string">
            <text:p>EF006</text:p>
          </table:table-cell>
          <table:table-cell table:style-name="ce261" table:number-columns-repeated="2"/>
          <table:table-cell table:style-name="ce185" table:number-columns-repeated="3"/>
          <table:table-cell table:style-name="ce178" table:number-columns-repeated="1013"/>
        </table:table-row>
        <table:table-row table:style-name="ro65">
          <table:table-cell table:style-name="ce171"/>
          <table:table-cell table:style-name="ce185" office:value-type="float" office:value="167">
            <text:p>167</text:p>
          </table:table-cell>
          <table:table-cell table:style-name="ce185"/>
          <table:table-cell table:style-name="ce189" office:value-type="float" office:value="55">
            <text:p>55</text:p>
          </table:table-cell>
          <table:table-cell table:style-name="ce201" office:value-type="string">
            <text:p>En tant que Responsable opérationnel, je définis le statut (attribut status) d'un Concept</text:p>
          </table:table-cell>
          <table:table-cell table:style-name="ce239" office:value-type="string">
            <text:p>EF108</text:p>
          </table:table-cell>
          <table:table-cell table:style-name="ce261" office:value-type="string">
            <text:p>Les statuts possibles sont : Candidat ; Validé ; Rejeté ; Déprécié ; Prohibé</text:p>
            <text:p>La valeur par défaut est Validé.</text:p>
            <text:p><text:span text:style-name="T3">Exemple : je crée un Concept ayant pour TP « parvis » et je lui </text:span><text:span text:style-name="T3">donne le statut de « Candidat ». </text:span></text:p>
            <text:p><text:span text:style-name="T3">NB. Le TP « parvis » a nécessairement le statut « Validé ».</text:span></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168">
            <text:p>168</text:p>
          </table:table-cell>
          <table:table-cell table:style-name="ce185"/>
          <table:table-cell table:style-name="ce189" office:value-type="float" office:value="56">
            <text:p>56</text:p>
          </table:table-cell>
          <table:table-cell table:style-name="ce213" office:value-type="string">
            <text:p>UST : mémorisation de l'événement « modification du statut d'un concept »</text:p>
          </table:table-cell>
          <table:table-cell table:style-name="ce239"/>
          <table:table-cell table:style-name="ce267" office:value-type="string">
            <text:p>Que mémoriser ??? le changement de statut ?</text:p>
          </table:table-cell>
          <table:table-cell table:style-name="ce261"/>
          <table:table-cell table:style-name="ce185" table:number-columns-repeated="3"/>
          <table:table-cell table:style-name="ce178" table:number-columns-repeated="1013"/>
        </table:table-row>
        <table:table-row table:style-name="ro55">
          <table:table-cell table:style-name="ce171"/>
          <table:table-cell table:style-name="ce185" office:value-type="float" office:value="169">
            <text:p>169</text:p>
          </table:table-cell>
          <table:table-cell table:style-name="ce185"/>
          <table:table-cell table:style-name="ce189" office:value-type="float" office:value="57">
            <text:p>57</text:p>
          </table:table-cell>
          <table:table-cell table:style-name="ce201" office:value-type="string">
            <text:p>En tant que Responsable opérationnel, je modifie le statut (attribut status) d'un Concept</text:p>
          </table:table-cell>
          <table:table-cell table:style-name="ce239" office:value-type="string">
            <text:p>EF108</text:p>
          </table:table-cell>
          <table:table-cell table:style-name="ce261" office:value-type="string">
            <text:p>Date de dernière modification mise à jour.</text:p>
            <text:p><text:span text:style-name="T3">Exemple : je passe le statut du Concept/Terme « parvis » de « </text:span><text:span text:style-name="T3"/><text:span text:style-name="T3">Candidat » à « Validé »</text:span></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170">
            <text:p>170</text:p>
          </table:table-cell>
          <table:table-cell table:style-name="ce185"/>
          <table:table-cell table:style-name="ce189" office:value-type="float" office:value="58">
            <text:p>58</text:p>
          </table:table-cell>
          <table:table-cell table:style-name="ce201" office:value-type="string">
            <text:p>En tant que Responsable opérationnel, je ne peux supprimer un Concept que s'il a le statut de « candidat »</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171">
            <text:p>171</text:p>
          </table:table-cell>
          <table:table-cell table:style-name="ce185"/>
          <table:table-cell table:style-name="ce189" office:value-type="float" office:value="59">
            <text:p>59</text:p>
          </table:table-cell>
          <table:table-cell table:style-name="ce213" office:value-type="string">
            <text:p>UST : mise en place de l'authentification LDAP</text:p>
          </table:table-cell>
          <table:table-cell table:style-name="ce195"/>
          <table:table-cell table:style-name="ce261" office:value-type="string">
            <text:p>authentification HTTP apache LDAP</text:p>
          </table:table-cell>
          <table:table-cell table:style-name="ce261" table:number-columns-repeated="2"/>
          <table:table-cell table:style-name="ce185" table:number-columns-repeated="2"/>
          <table:table-cell table:style-name="ce178" table:number-columns-repeated="1013"/>
        </table:table-row>
        <table:table-row table:style-name="ro52">
          <table:table-cell table:style-name="ce171"/>
          <table:table-cell table:style-name="ce185" office:value-type="float" office:value="172">
            <text:p>172</text:p>
          </table:table-cell>
          <table:table-cell table:style-name="ce185"/>
          <table:table-cell table:style-name="ce189" office:value-type="float" office:value="60">
            <text:p>60</text:p>
          </table:table-cell>
          <table:table-cell table:style-name="ce201" office:value-type="string">
            <text:p>En tant qu'Utilisateur, je m'authentifie dans l'application depuis l'annuaire LDAP du MCC</text:p>
          </table:table-cell>
          <table:table-cell table:style-name="ce195"/>
          <table:table-cell table:style-name="ce261" office:value-type="string">
            <text:p>paramétrage LDAP</text:p>
          </table:table-cell>
          <table:table-cell table:style-name="ce261" table:number-columns-repeated="2"/>
          <table:table-cell table:style-name="ce185" table:number-columns-repeated="2"/>
          <table:table-cell table:style-name="ce178" table:number-columns-repeated="1013"/>
        </table:table-row>
        <table:table-row table:style-name="ro112">
          <table:table-cell table:style-name="ce171"/>
          <table:table-cell table:style-name="ce185" office:value-type="float" office:value="173">
            <text:p>173</text:p>
          </table:table-cell>
          <table:table-cell table:style-name="ce189"/>
          <table:table-cell table:style-name="ce189" office:value-type="float" office:value="61">
            <text:p>61</text:p>
          </table:table-cell>
          <table:table-cell table:style-name="ce226" office:value-type="string">
            <text:p>UST : Mise en place du moteur de recherche (SOLR / ou Tsearch2)</text:p>
          </table:table-cell>
          <table:table-cell table:style-name="ce253"/>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174">
            <text:p>174</text:p>
          </table:table-cell>
          <table:table-cell table:style-name="ce189"/>
          <table:table-cell table:style-name="ce189" office:value-type="float" office:value="62">
            <text:p>62</text:p>
          </table:table-cell>
          <table:table-cell table:style-name="ce226" office:value-type="string">
            <text:p>UST : Panneau de recherche simple (interface)</text:p>
          </table:table-cell>
          <table:table-cell table:style-name="ce253"/>
          <table:table-cell table:style-name="ce267" office:value-type="string">
            <text:p>Recherche simple : Recherche dans les termes, et les notes </text:p>
          </table:table-cell>
          <table:table-cell table:style-name="ce261"/>
          <table:table-cell table:style-name="ce201" table:number-columns-repeated="3"/>
          <table:table-cell table:style-name="ce178" table:number-columns-repeated="1013"/>
        </table:table-row>
        <table:table-row table:style-name="ro53">
          <table:table-cell table:style-name="ce171"/>
          <table:table-cell table:style-name="ce185" office:value-type="float" office:value="175">
            <text:p>175</text:p>
          </table:table-cell>
          <table:table-cell table:style-name="ce189"/>
          <table:table-cell table:style-name="ce189" office:value-type="float" office:value="63">
            <text:p>63</text:p>
          </table:table-cell>
          <table:table-cell table:style-name="ce219" office:value-type="string">
            <text:p>En tant qu'Utilisateur, je recherche une chaîne de caractères <text:s/>(résultat : liste de Termes permettant d'accéder à la fiche Terme)</text:p>
          </table:table-cell>
          <table:table-cell table:style-name="ce253"/>
          <table:table-cell table:style-name="ce267" office:value-type="string">
            <text:p>Exemple : « cité » renvoie « cité », « cité administrative », « cité lacustre » etc...</text:p>
            <text:p/>
            <text:p>Recherche multi thesaurus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176">
            <text:p>176</text:p>
          </table:table-cell>
          <table:table-cell table:style-name="ce189"/>
          <table:table-cell table:style-name="ce189" office:value-type="float" office:value="64">
            <text:p>64</text:p>
          </table:table-cell>
          <table:table-cell table:style-name="ce219" office:value-type="string">
            <text:p>En tant qu'Utilisateur, j'accède à la fiche Concept depuis la fiche Terme si celui-ci est rattaché à un Concept</text:p>
          </table:table-cell>
          <table:table-cell table:style-name="ce253"/>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177">
            <text:p>177</text:p>
          </table:table-cell>
          <table:table-cell table:style-name="ce189"/>
          <table:table-cell table:style-name="ce189" office:value-type="float" office:value="65">
            <text:p>65</text:p>
          </table:table-cell>
          <table:table-cell table:style-name="ce219" office:value-type="string">
            <text:p>En tant qu'Utilisateur, je recherche une chaîne de caractères dans le texte des notes</text:p>
          </table:table-cell>
          <table:table-cell table:style-name="ce254"/>
          <table:table-cell table:style-name="ce261" office:value-type="string">
            <text:p>Exemple : « bourg » renvoie « bourg », « faubourg », « bourgs » etc.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7" office:value-type="float" office:value="178">
            <text:p>178</text:p>
          </table:table-cell>
          <table:table-cell table:style-name="ce187"/>
          <table:table-cell table:style-name="ce187" office:value-type="float" office:value="66">
            <text:p>66</text:p>
          </table:table-cell>
          <table:table-cell table:style-name="ce227" office:value-type="string">
            <text:p>UST : Panneau de recherche avancée (interface)</text:p>
          </table:table-cell>
          <table:table-cell table:style-name="ce236"/>
          <table:table-cell table:style-name="ce268" office:value-type="string">
            <text:p>Détailler Critère de recherche ? Valeur lexicale, attributs ? Sur quoi je recherche les tris</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7" office:value-type="float" office:value="179">
            <text:p>179</text:p>
          </table:table-cell>
          <table:table-cell table:style-name="ce187"/>
          <table:table-cell table:style-name="ce187" office:value-type="float" office:value="67">
            <text:p>67</text:p>
          </table:table-cell>
          <table:table-cell table:style-name="ce228" office:value-type="string">
            <text:p>En tant qu'Utilisateur, je recherche une chaîne de caractères uniquement dans les termes non préférentiels</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7" office:value-type="float" office:value="180">
            <text:p>180</text:p>
          </table:table-cell>
          <table:table-cell table:style-name="ce187"/>
          <table:table-cell table:style-name="ce187" office:value-type="float" office:value="68">
            <text:p>68</text:p>
          </table:table-cell>
          <table:table-cell table:style-name="ce228" office:value-type="string">
            <text:p>En tant qu'Utilisateur, je recherche des Concepts créés depuis une date donnée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7" office:value-type="float" office:value="181">
            <text:p>181</text:p>
          </table:table-cell>
          <table:table-cell table:style-name="ce187"/>
          <table:table-cell table:style-name="ce187" office:value-type="float" office:value="69">
            <text:p>69</text:p>
          </table:table-cell>
          <table:table-cell table:style-name="ce228" office:value-type="string">
            <text:p>En tant qu'Utilisateur, je recherche des Termes créés depuis une date donnée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7" office:value-type="float" office:value="182">
            <text:p>182</text:p>
          </table:table-cell>
          <table:table-cell table:style-name="ce187"/>
          <table:table-cell table:style-name="ce187" office:value-type="float" office:value="70">
            <text:p>70</text:p>
          </table:table-cell>
          <table:table-cell table:style-name="ce228" office:value-type="string">
            <text:p>En tant qu'Utilisateur, je recherche des Concepts modifiés depuis une date donné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7" office:value-type="float" office:value="183">
            <text:p>183</text:p>
          </table:table-cell>
          <table:table-cell table:style-name="ce187"/>
          <table:table-cell table:style-name="ce187" office:value-type="float" office:value="71">
            <text:p>71</text:p>
          </table:table-cell>
          <table:table-cell table:style-name="ce228" office:value-type="string">
            <text:p>En tant qu'Utilisateur, je recherche des Termes modifiés depuis une date donnée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7" office:value-type="float" office:value="184">
            <text:p>184</text:p>
          </table:table-cell>
          <table:table-cell table:style-name="ce187"/>
          <table:table-cell table:style-name="ce187" office:value-type="float" office:value="72">
            <text:p>72</text:p>
          </table:table-cell>
          <table:table-cell table:style-name="ce228" office:value-type="string">
            <text:p>En tant qu'Utilisateur, je recherche des Termes en fonction de leur rôle TP/TNP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7" office:value-type="float" office:value="185">
            <text:p>185</text:p>
          </table:table-cell>
          <table:table-cell table:style-name="ce187"/>
          <table:table-cell table:style-name="ce187" office:value-type="float" office:value="73">
            <text:p>73</text:p>
          </table:table-cell>
          <table:table-cell table:style-name="ce228" office:value-type="string">
            <text:p>En tant qu'Utilisateur, je recherche les Concepts en fonction de leur statut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39">
          <table:table-cell table:style-name="ce171"/>
          <table:table-cell table:style-name="ce187" office:value-type="float" office:value="186">
            <text:p>186</text:p>
          </table:table-cell>
          <table:table-cell table:style-name="ce187"/>
          <table:table-cell table:style-name="ce187" office:value-type="float" office:value="74">
            <text:p>74</text:p>
          </table:table-cell>
          <table:table-cell table:style-name="ce228" office:value-type="string">
            <text:p>En tant qu'Utilisateur, je recherche les Termes en fonction de leur statut (filtrag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40">
          <table:table-cell table:style-name="ce171"/>
          <table:table-cell table:style-name="ce187" office:value-type="float" office:value="187">
            <text:p>187</text:p>
          </table:table-cell>
          <table:table-cell table:style-name="ce187"/>
          <table:table-cell table:style-name="ce187" office:value-type="float" office:value="75">
            <text:p>75</text:p>
          </table:table-cell>
          <table:table-cell table:style-name="ce228" office:value-type="string">
            <text:p>En tant qu'Utilisateur, je combine les critères de recherche</text:p>
          </table:table-cell>
          <table:table-cell table:style-name="ce255"/>
          <table:table-cell table:style-name="ce268"/>
          <table:table-cell table:style-name="ce261"/>
          <table:table-cell table:style-name="ce185" table:number-columns-repeated="3"/>
          <table:table-cell table:style-name="ce178" table:number-columns-repeated="1013"/>
        </table:table-row>
        <table:table-row table:style-name="ro113">
          <table:table-cell table:style-name="ce171"/>
          <table:table-cell table:style-name="ce187" office:value-type="float" office:value="188">
            <text:p>188</text:p>
          </table:table-cell>
          <table:table-cell table:style-name="ce187"/>
          <table:table-cell table:style-name="ce187" office:value-type="float" office:value="76">
            <text:p>76</text:p>
          </table:table-cell>
          <table:table-cell table:style-name="ce228" office:value-type="string">
            <text:p>En tant que responsable opérationnel, j'exporte les résultats de recherche au format CSV</text:p>
          </table:table-cell>
          <table:table-cell table:style-name="ce236"/>
          <table:table-cell table:style-name="ce268" office:value-type="string">
            <text:p>Format à définir ?</text:p>
          </table:table-cell>
          <table:table-cell table:style-name="ce261"/>
          <table:table-cell table:style-name="ce185" table:number-columns-repeated="3"/>
          <table:table-cell table:style-name="ce178" table:number-columns-repeated="1013"/>
        </table:table-row>
        <table:table-row table:style-name="ro114">
          <table:table-cell table:style-name="ce171"/>
          <table:table-cell table:style-name="ce185" office:value-type="float" office:value="189">
            <text:p>189</text:p>
          </table:table-cell>
          <table:table-cell table:style-name="ce185"/>
          <table:table-cell table:style-name="ce189" office:value-type="float" office:value="77">
            <text:p>77</text:p>
          </table:table-cell>
          <table:table-cell table:style-name="ce226" office:value-type="string">
            <text:p>UST : mémorisation date de dernière publication du vocabulaire</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3">
          <table:table-cell table:style-name="ce171"/>
          <table:table-cell table:style-name="ce185" office:value-type="float" office:value="190">
            <text:p>190</text:p>
          </table:table-cell>
          <table:table-cell table:style-name="ce185"/>
          <table:table-cell table:style-name="ce189" office:value-type="float" office:value="78">
            <text:p>78</text:p>
          </table:table-cell>
          <table:table-cell table:style-name="ce201" office:value-type="string">
            <text:p>En tant qu'Administrateur de vocabulaire, je publie un Vocabulaire : je clique sur le bouton "Publier" ; le vocabulaire est exporté au format SKOS et <text:span text:style-name="T5">déposé dans un répertoire</text:span> ; la date de dernière publication est mémorisée. Le statut de cette version du vocabulaire est "publié"</text:p>
          </table:table-cell>
          <table:table-cell table:style-name="ce239"/>
          <table:table-cell table:style-name="ce262" office:value-type="string">
            <text:p>mémoriser nom de la personne à l'origine de la publication</text:p>
          </table:table-cell>
          <table:table-cell table:style-name="ce262"/>
          <table:table-cell table:style-name="ce185" table:number-columns-repeated="3"/>
          <table:table-cell table:style-name="ce178" table:number-columns-repeated="1013"/>
        </table:table-row>
        <table:table-row table:style-name="ro52">
          <table:table-cell table:style-name="ce176"/>
          <table:table-cell table:style-name="ce188" table:number-columns-repeated="2"/>
          <table:table-cell table:style-name="ce206"/>
          <table:table-cell table:style-name="ce229" office:value-type="string">
            <text:p>En tant que Responsable opérationnel, j'édite le Journal des évolutions du Vocabulaire courant</text:p>
          </table:table-cell>
          <table:table-cell table:style-name="ce239"/>
          <table:table-cell table:style-name="ce272" office:value-type="string">
            <text:p>définir les colonnes du fichier CSV </text:p>
          </table:table-cell>
          <table:table-cell table:style-name="ce278"/>
          <table:table-cell table:style-name="ce188" table:number-columns-repeated="3"/>
          <table:table-cell table:style-name="ce285" table:number-columns-repeated="1013"/>
        </table:table-row>
        <table:table-row table:style-name="ro115">
          <table:table-cell table:style-name="ce171"/>
          <table:table-cell table:style-name="ce185" office:value-type="float" office:value="191">
            <text:p>191</text:p>
          </table:table-cell>
          <table:table-cell table:style-name="ce185"/>
          <table:table-cell table:style-name="ce189" office:value-type="float" office:value="79">
            <text:p>79</text:p>
          </table:table-cell>
          <table:table-cell table:style-name="ce201" office:value-type="string">
            <text:p>En tant que Responsable opérationnel, j'exporte le Journal des évolutions du Vocabulaire au format CSV (évolutions depuis telle date)</text:p>
          </table:table-cell>
          <table:table-cell table:style-name="ce195"/>
          <table:table-cell table:style-name="ce261" office:value-type="string">
            <text:p>si vocabulaire jamais publié, depuis le début, sinon depuis la date de la dernière publication du vocabulaire</text:p>
          </table:table-cell>
          <table:table-cell table:style-name="ce261"/>
          <table:table-cell table:style-name="ce185" table:number-columns-repeated="3"/>
          <table:table-cell table:style-name="ce178" table:number-columns-repeated="1013"/>
        </table:table-row>
        <table:table-row table:style-name="ro55">
          <table:table-cell table:style-name="ce171"/>
          <table:table-cell table:style-name="ce185" office:value-type="float" office:value="192">
            <text:p>192</text:p>
          </table:table-cell>
          <table:table-cell table:style-name="ce190"/>
          <table:table-cell table:style-name="ce189" office:value-type="float" office:value="80">
            <text:p>80</text:p>
          </table:table-cell>
          <table:table-cell table:style-name="ce201" office:value-type="string">
            <text:p>En tant qu'Administrateur général des vocabulaire, j'archive un Vocabulaire publié : je clique sur le bouton Archiver, le vocabulaire est exporté au format SKOS. Le statut de la version de ce vocabulaire est "archivé" </text:p>
          </table:table-cell>
          <table:table-cell table:style-name="ce195"/>
          <table:table-cell table:style-name="ce261" office:value-type="string">
            <text:p>Modification de statut (+ Création d’un nouvelle version?)</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193">
            <text:p>193</text:p>
          </table:table-cell>
          <table:table-cell table:style-name="ce189"/>
          <table:table-cell table:style-name="ce189" office:value-type="float" office:value="81">
            <text:p>81</text:p>
          </table:table-cell>
          <table:table-cell table:style-name="ce219" office:value-type="string">
            <text:p>En tant qu'Administrateur de vocabulaire, je ne peux supprimer qu'un Vocabulaire non publié ou archivé </text:p>
          </table:table-cell>
          <table:table-cell table:style-name="ce256" office:value-type="string">
            <text:p>EF006</text:p>
          </table:table-cell>
          <table:table-cell table:style-name="ce262" office:value-type="string">
            <text:p>Suppression pure et simple de la fiche de vocabulaire et du contenu complet du vocabulaire</text:p>
          </table:table-cell>
          <table:table-cell table:style-name="ce26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194">
            <text:p>194</text:p>
          </table:table-cell>
          <table:table-cell table:style-name="ce187"/>
          <table:table-cell table:style-name="ce187" office:value-type="string">
            <text:p>décaler</text:p>
          </table:table-cell>
          <table:table-cell table:style-name="ce230" office:value-type="string">
            <text:p>UST : Générateur d’identifiant pérennes au format ARK : Création d’une implémentation basée sur NOID ?</text:p>
          </table:table-cell>
          <table:table-cell table:style-name="ce257"/>
          <table:table-cell table:style-name="ce273" office:value-type="string">
            <text:p>à prioriser avec la MOE</text:p>
          </table:table-cell>
          <table:table-cell table:style-name="ce273"/>
          <table:table-cell table:style-name="ce185" table:number-columns-repeated="3"/>
          <table:table-cell table:style-name="ce178" table:number-columns-repeated="1013"/>
        </table:table-row>
        <table:table-row table:style-name="ro48">
          <table:table-cell table:style-name="ce171"/>
          <table:table-cell table:style-name="ce185" office:value-type="float" office:value="195">
            <text:p>195</text:p>
          </table:table-cell>
          <table:table-cell table:style-name="ce185"/>
          <table:table-cell table:style-name="ce189" office:value-type="float" office:value="82">
            <text:p>82</text:p>
          </table:table-cell>
          <table:table-cell table:style-name="ce213" office:value-type="string">
            <text:p>UST : Moteur de synchronisation GINCO -&gt;LEXIC/OVIDE</text:p>
          </table:table-cell>
          <table:table-cell table:style-name="ce195"/>
          <table:table-cell table:style-name="ce261" office:value-type="string">
            <text:p>Voir Cahier des charges de F. ROLLAND</text:p>
          </table:table-cell>
          <table:table-cell table:style-name="ce261"/>
          <table:table-cell table:style-name="ce201" table:number-columns-repeated="3"/>
          <table:table-cell table:style-name="ce178" table:number-columns-repeated="1013"/>
        </table:table-row>
        <table:table-row table:style-name="ro65">
          <table:table-cell table:style-name="ce171"/>
          <table:table-cell table:style-name="ce185" office:value-type="float" office:value="196">
            <text:p>196</text:p>
          </table:table-cell>
          <table:table-cell table:style-name="ce185"/>
          <table:table-cell table:style-name="ce189" office:value-type="float" office:value="83">
            <text:p>83</text:p>
          </table:table-cell>
          <table:table-cell table:style-name="ce213" office:value-type="string">
            <text:p>UST : Rechargement d'un thésaurus dans Lexic</text:p>
          </table:table-cell>
          <table:table-cell/>
          <table:table-cell table:style-name="ce195" office:value-type="string">
            <text:p>Le rechargement ne porte que sur les concepts/termes (pas les notes), les relations hiérarchiques et d'équivalence (pas les associés) et les relations entre frères (précédent/suivant). </text:p>
            <text:p>Ce rechargement est nécessaire dès lors qu'il y a eu modification du thésaurus. Il est déclenché automatiquement à une période fixe (nuit).</text:p>
          </table:table-cell>
          <table:table-cell table:style-name="ce195"/>
          <table:table-cell table:style-name="ce201" table:number-columns-repeated="3"/>
          <table:table-cell table:style-name="ce178" table:number-columns-repeated="1013"/>
        </table:table-row>
        <table:table-row table:style-name="ro52">
          <table:table-cell table:style-name="ce171"/>
          <table:table-cell table:style-name="ce185" office:value-type="float" office:value="197">
            <text:p>197</text:p>
          </table:table-cell>
          <table:table-cell table:style-name="ce185"/>
          <table:table-cell table:style-name="ce189" office:value-type="float" office:value="84">
            <text:p>84</text:p>
          </table:table-cell>
          <table:table-cell table:style-name="ce201" office:value-type="string">
            <text:p>En tant que Responsable opérationnel, je veux que la valeur lexicale des TP soit exportée dans Lexic</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198">
            <text:p>198</text:p>
          </table:table-cell>
          <table:table-cell table:style-name="ce185"/>
          <table:table-cell table:style-name="ce189" office:value-type="float" office:value="85">
            <text:p>85</text:p>
          </table:table-cell>
          <table:table-cell table:style-name="ce201" office:value-type="string">
            <text:p>En tant que Responsable opérationnel, je veux que la valeur lexicale des TNP soit exportée dans Lexic</text:p>
          </table:table-cell>
          <table:table-cell table:style-name="ce195"/>
          <table:table-cell table:style-name="ce261" table:number-columns-repeated="2"/>
          <table:table-cell table:style-name="ce219" table:number-columns-repeated="3"/>
          <table:table-cell table:style-name="ce178" table:number-columns-repeated="1013"/>
        </table:table-row>
        <table:table-row table:style-name="ro52">
          <table:table-cell table:style-name="ce171"/>
          <table:table-cell table:style-name="ce185" office:value-type="float" office:value="199">
            <text:p>199</text:p>
          </table:table-cell>
          <table:table-cell table:style-name="ce185"/>
          <table:table-cell table:style-name="ce189" office:value-type="float" office:value="86">
            <text:p>86</text:p>
          </table:table-cell>
          <table:table-cell table:style-name="ce201" office:value-type="string">
            <text:p>En tant que Responsable opérationnel, je veux que la date de modification des Termes soit exportée dans Lexic</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0">
            <text:p>200</text:p>
          </table:table-cell>
          <table:table-cell table:style-name="ce185"/>
          <table:table-cell table:style-name="ce189" office:value-type="float" office:value="87">
            <text:p>87</text:p>
          </table:table-cell>
          <table:table-cell table:style-name="ce201" office:value-type="string">
            <text:p>En tant que Responsable opérationnel, je veux que les relations de hiérarchie (TG/TS) soient exportées dans Lexic</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1">
            <text:p>201</text:p>
          </table:table-cell>
          <table:table-cell table:style-name="ce185"/>
          <table:table-cell table:style-name="ce189" office:value-type="float" office:value="88">
            <text:p>88</text:p>
          </table:table-cell>
          <table:table-cell table:style-name="ce201" office:value-type="string">
            <text:p>En tant que Responsable opérationnel, je veux que les relations de synonymie (EP/EM) soient exportées dans Lexic</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02">
            <text:p>202</text:p>
          </table:table-cell>
          <table:table-cell table:style-name="ce185"/>
          <table:table-cell table:style-name="ce189" office:value-type="float" office:value="89">
            <text:p>89</text:p>
          </table:table-cell>
          <table:table-cell table:style-name="ce213" office:value-type="string">
            <text:p>UST : Mise en place de la Plate forme de diffusion WebServices</text:p>
          </table:table-cell>
          <table:table-cell table:style-name="ce195"/>
          <table:table-cell table:style-name="ce261" office:value-type="string">
            <text:p>id</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03">
            <text:p>203</text:p>
          </table:table-cell>
          <table:table-cell table:style-name="ce185"/>
          <table:table-cell table:style-name="ce189" office:value-type="float" office:value="90">
            <text:p>90</text:p>
          </table:table-cell>
          <table:table-cell table:style-name="ce214" office:value-type="string">
            <text:p>USD : Documentation des interfaces webservice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5">
          <table:table-cell table:style-name="ce171"/>
          <table:table-cell table:style-name="ce185" office:value-type="float" office:value="204">
            <text:p>204</text:p>
          </table:table-cell>
          <table:table-cell table:style-name="ce185"/>
          <table:table-cell table:style-name="ce189" office:value-type="float" office:value="91">
            <text:p>91</text:p>
          </table:table-cell>
          <table:table-cell table:style-name="ce201" office:value-type="string">
            <text:p>En tant qu'Application cliente, je veux savoir le Terme préférentiel d'un Terme T1 de même langue</text:p>
          </table:table-cell>
          <table:table-cell table:style-name="ce195"/>
          <table:table-cell table:style-name="ce261" office:value-type="string">
            <text:p>renvoie la même valeur lexicale si le terme passé en paramètre est un TP, renvoie la valeur lexicale du TP si le terme est un TNP, renvoie null si le Terme n'existe pas</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5">
            <text:p>205</text:p>
          </table:table-cell>
          <table:table-cell table:style-name="ce185"/>
          <table:table-cell table:style-name="ce189" office:value-type="float" office:value="92">
            <text:p>92</text:p>
          </table:table-cell>
          <table:table-cell table:style-name="ce195" office:value-type="string">
            <text:p>En tant qu'Application cliente, je veux savoir l'identifiant du Concept C1 exprimé par le Terme T1</text:p>
          </table:table-cell>
          <table:table-cell table:style-name="ce195"/>
          <table:table-cell table:style-name="ce261" office:value-type="string">
            <text:p>retourne un identifiant de concept</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6">
            <text:p>206</text:p>
          </table:table-cell>
          <table:table-cell table:style-name="ce185"/>
          <table:table-cell table:style-name="ce189" office:value-type="float" office:value="93">
            <text:p>93</text:p>
          </table:table-cell>
          <table:table-cell table:style-name="ce195" office:value-type="string">
            <text:p>En tant qu'Application cliente, je veux savoir la nature de la relation hiérarchique entre le Concept C1 et le Concept C2</text:p>
          </table:table-cell>
          <table:table-cell table:style-name="ce195"/>
          <table:table-cell table:style-name="ce261" office:value-type="string">
            <text:p>Retourne 0 si pas de relation hiérarchique, retourne 1 si C1 est le TG de C2, retourne 2 si C1 est le TS de C2</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07">
            <text:p>207</text:p>
          </table:table-cell>
          <table:table-cell table:style-name="ce185"/>
          <table:table-cell table:style-name="ce189" office:value-type="float" office:value="94">
            <text:p>94</text:p>
          </table:table-cell>
          <table:table-cell table:style-name="ce195" office:value-type="string">
            <text:p>En tant qu'Application cliente, je veux savoir le rôle du Terme T1 </text:p>
          </table:table-cell>
          <table:table-cell table:style-name="ce195"/>
          <table:table-cell table:style-name="ce261" office:value-type="string">
            <text:p>retourne préférentiel/non préférentiel</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8">
            <text:p>208</text:p>
          </table:table-cell>
          <table:table-cell table:style-name="ce185"/>
          <table:table-cell table:style-name="ce189" office:value-type="float" office:value="95">
            <text:p>95</text:p>
          </table:table-cell>
          <table:table-cell table:style-name="ce195" office:value-type="string">
            <text:p>En tant qu'Application cliente, je veux la liste des Termes préférentiel du Concept C1</text:p>
          </table:table-cell>
          <table:table-cell table:style-name="ce195"/>
          <table:table-cell table:style-name="ce261" office:value-type="string">
            <text:p>Retourne la liste des valeurs lexicales des Termes préférentiels du Concept et leur langue</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09">
            <text:p>209</text:p>
          </table:table-cell>
          <table:table-cell table:style-name="ce185"/>
          <table:table-cell table:style-name="ce189" office:value-type="float" office:value="96">
            <text:p>96</text:p>
          </table:table-cell>
          <table:table-cell table:style-name="ce195" office:value-type="string">
            <text:p>En tant qu'Application cliente, je veux la liste des Termes non préférentiels du Concept C1</text:p>
          </table:table-cell>
          <table:table-cell table:style-name="ce195"/>
          <table:table-cell table:style-name="ce261" office:value-type="string">
            <text:p>Retourne la liste des valeurs lexicales des Termes non préférentiels du Concept et leur langue</text:p>
          </table:table-cell>
          <table:table-cell table:style-name="ce261"/>
          <table:table-cell table:style-name="ce185" table:number-columns-repeated="3"/>
          <table:table-cell table:style-name="ce197" table:number-columns-repeated="1013"/>
        </table:table-row>
        <table:table-row table:style-name="ro48">
          <table:table-cell table:style-name="ce171"/>
          <table:table-cell table:style-name="ce185" office:value-type="float" office:value="210">
            <text:p>210</text:p>
          </table:table-cell>
          <table:table-cell table:style-name="ce185"/>
          <table:table-cell table:style-name="ce189" office:value-type="float" office:value="97">
            <text:p>97</text:p>
          </table:table-cell>
          <table:table-cell table:style-name="ce201" office:value-type="string">
            <text:p>En tant qu'Application cliente, je demande le statut du Concept C1</text:p>
          </table:table-cell>
          <table:table-cell table:style-name="ce195"/>
          <table:table-cell table:style-name="ce195" office:value-type="string">
            <text:p>retourne le statut du concept C1</text:p>
          </table:table-cell>
          <table:table-cell table:style-name="ce195"/>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1">
            <text:p>211</text:p>
          </table:table-cell>
          <table:table-cell table:style-name="ce195"/>
          <table:table-cell table:style-name="ce189" office:value-type="float" office:value="98">
            <text:p>98</text:p>
          </table:table-cell>
          <table:table-cell table:style-name="ce195" office:value-type="string">
            <text:p>En tant qu'Application cliente, je veux la liste des Concepts génériques d'un Concept C1</text:p>
          </table:table-cell>
          <table:table-cell table:style-name="ce195"/>
          <table:table-cell table:style-name="ce195" office:value-type="string">
            <text:p>retourne la liste des identifiants des Concepts génériques</text:p>
          </table:table-cell>
          <table:table-cell table:style-name="ce195"/>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2">
            <text:p>212</text:p>
          </table:table-cell>
          <table:table-cell table:style-name="ce195"/>
          <table:table-cell table:style-name="ce189" office:value-type="float" office:value="99">
            <text:p>99</text:p>
          </table:table-cell>
          <table:table-cell table:style-name="ce195" office:value-type="string">
            <text:p>En tant qu'Application cliente, je veux la liste des Concepts spécifiques d'un Concept C1</text:p>
          </table:table-cell>
          <table:table-cell table:style-name="ce195"/>
          <table:table-cell table:style-name="ce195" office:value-type="string">
            <text:p>retourne la liste des identifiants des Concepts spécifiques</text:p>
          </table:table-cell>
          <table:table-cell table:style-name="ce195"/>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3">
            <text:p>213</text:p>
          </table:table-cell>
          <table:table-cell table:style-name="ce195"/>
          <table:table-cell table:style-name="ce189" office:value-type="float" office:value="100">
            <text:p>100</text:p>
          </table:table-cell>
          <table:table-cell table:style-name="ce195" office:value-type="string">
            <text:p>En tant qu'Application cliente, je veux la liste des Concepts associés au Concept C1</text:p>
          </table:table-cell>
          <table:table-cell table:style-name="ce195"/>
          <table:table-cell table:style-name="ce261" office:value-type="string">
            <text:p>retourne la liste des identifiants des Concepts associé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4">
            <text:p>214</text:p>
          </table:table-cell>
          <table:table-cell table:style-name="ce195"/>
          <table:table-cell table:style-name="ce189" office:value-type="float" office:value="101">
            <text:p>101</text:p>
          </table:table-cell>
          <table:table-cell table:style-name="ce195" office:value-type="string">
            <text:p>En tant qu'Application cliente, je veux savoir quel est le Concept de tête du Concept C1</text:p>
          </table:table-cell>
          <table:table-cell table:style-name="ce239"/>
          <table:table-cell table:style-name="ce261" office:value-type="string">
            <text:p>retourne l'identifiant du Concept de tête</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5">
            <text:p>215</text:p>
          </table:table-cell>
          <table:table-cell table:style-name="ce195"/>
          <table:table-cell table:style-name="ce189" office:value-type="float" office:value="102">
            <text:p>102</text:p>
          </table:table-cell>
          <table:table-cell table:style-name="ce195" office:value-type="string">
            <text:p>En tant qu'Application cliente, je veux la liste des Concepts de tête</text:p>
          </table:table-cell>
          <table:table-cell table:style-name="ce239"/>
          <table:table-cell table:style-name="ce261" office:value-type="string">
            <text:p>Retourne la liste des identifiants des Concepts de tête</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6">
            <text:p>216</text:p>
          </table:table-cell>
          <table:table-cell table:style-name="ce187"/>
          <table:table-cell table:style-name="ce189" office:value-type="float" office:value="103">
            <text:p>103</text:p>
          </table:table-cell>
          <table:table-cell table:style-name="ce201" office:value-type="string">
            <text:p>En tant qu'Utilisateur, je recherche des Notes créées depuis une date donnée</text:p>
          </table:table-cell>
          <table:table-cell table:style-name="ce25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17">
            <text:p>217</text:p>
          </table:table-cell>
          <table:table-cell table:style-name="ce187"/>
          <table:table-cell table:style-name="ce189" office:value-type="float" office:value="104">
            <text:p>104</text:p>
          </table:table-cell>
          <table:table-cell table:style-name="ce201" office:value-type="string">
            <text:p>En tant qu'Utilisateur, je recherche des Notes modifiées depuis une date donnée</text:p>
          </table:table-cell>
          <table:table-cell table:style-name="ce25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18">
            <text:p>218</text:p>
          </table:table-cell>
          <table:table-cell table:style-name="ce187"/>
          <table:table-cell table:style-name="ce189" office:value-type="float" office:value="105">
            <text:p>105</text:p>
          </table:table-cell>
          <table:table-cell table:style-name="ce201" office:value-type="string">
            <text:p>En tant qu'Utilisateur, je recherche une valeur exacte dans les Termes</text:p>
          </table:table-cell>
          <table:table-cell table:style-name="ce255"/>
          <table:table-cell table:style-name="ce261" office:value-type="string">
            <text:p>valeur lexicale du terme strictement égale à la valeur recherchée. Exemple : « cité » ne renvoie que le terme « cité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19">
            <text:p>219</text:p>
          </table:table-cell>
          <table:table-cell table:style-name="ce187"/>
          <table:table-cell table:style-name="ce189" office:value-type="float" office:value="106">
            <text:p>106</text:p>
          </table:table-cell>
          <table:table-cell table:style-name="ce201" office:value-type="string">
            <text:p>En tant qu'Utilisateur, je recherche une valeur exacte dans le texte des notes</text:p>
          </table:table-cell>
          <table:table-cell table:style-name="ce255"/>
          <table:table-cell table:style-name="ce261" office:value-type="string">
            <text:p>séparateur (espace, ponctuation) avant et après (exemple : « bourg » renvoie « bourg » mais pas « faubourg »</text:p>
          </table:table-cell>
          <table:table-cell table:style-name="ce261"/>
          <table:table-cell table:style-name="ce185" table:number-columns-repeated="2"/>
          <table:table-cell table:style-name="ce190"/>
          <table:table-cell table:number-columns-repeated="1013"/>
        </table:table-row>
        <table:table-row table:style-name="ro55">
          <table:table-cell table:style-name="ce171"/>
          <table:table-cell table:style-name="ce185" office:value-type="float" office:value="220">
            <text:p>220</text:p>
          </table:table-cell>
          <table:table-cell table:style-name="ce185"/>
          <table:table-cell table:style-name="ce189" office:value-type="float" office:value="107">
            <text:p>107</text:p>
          </table:table-cell>
          <table:table-cell table:style-name="ce201" office:value-type="string">
            <text:p>En tant que Responsable opérationnel, je définis un Concept existant comme spécifique (enfant) d'un autre Concept existant</text:p>
          </table:table-cell>
          <table:table-cell table:style-name="ce240" office:value-type="string">
            <text:p>EF042</text:p>
          </table:table-cell>
          <table:table-cell table:style-name="ce261" office:value-type="string">
            <text:p>Création d'une relation hiérarchique réciproque entre les deux concepts. Attribut rôle = TG (enfant → parent) / TS (parent → enfant). </text:p>
          </table:table-cell>
          <table:table-cell table:style-name="ce261"/>
          <table:table-cell table:style-name="ce187" table:number-columns-repeated="3"/>
          <table:table-cell table:number-columns-repeated="1013"/>
        </table:table-row>
        <table:table-row table:style-name="ro55">
          <table:table-cell table:style-name="ce171"/>
          <table:table-cell table:style-name="ce185" office:value-type="float" office:value="221">
            <text:p>221</text:p>
          </table:table-cell>
          <table:table-cell table:style-name="ce185"/>
          <table:table-cell table:style-name="ce189" office:value-type="float" office:value="108">
            <text:p>108</text:p>
          </table:table-cell>
          <table:table-cell table:style-name="ce201" office:value-type="string">
            <text:p>En tant que Responsable opérationnel, je supprime la relation hiérarchique entre un Concept C1 et un Concept spécifique C3 : je suis sur le concept C1 et je supprime la relation avec le concept enfant C3</text:p>
          </table:table-cell>
          <table:table-cell table:style-name="ce239"/>
          <table:table-cell table:style-name="ce262" office:value-type="string">
            <text:p>Suppression automatique de la relation réciproque</text:p>
          </table:table-cell>
          <table:table-cell table:style-name="ce262"/>
          <table:table-cell table:style-name="ce187" table:number-columns-repeated="3"/>
          <table:table-cell table:style-name="ce178" table:number-columns-repeated="1013"/>
        </table:table-row>
        <table:table-row table:style-name="ro52">
          <table:table-cell table:style-name="ce171"/>
          <table:table-cell table:style-name="ce185" office:value-type="float" office:value="222">
            <text:p>222</text:p>
          </table:table-cell>
          <table:table-cell table:style-name="ce185"/>
          <table:table-cell table:style-name="ce189" office:value-type="float" office:value="109">
            <text:p>109</text:p>
          </table:table-cell>
          <table:table-cell table:style-name="ce201" office:value-type="string">
            <text:p>En tant que Responsable opérationnel, je crée un Tableau de concepts (ThesaurusArray) enfant d'un autre Tableau de concepts</text:p>
          </table:table-cell>
          <table:table-cell table:style-name="ce195"/>
          <table:table-cell table:style-name="ce261" table:number-columns-repeated="2"/>
          <table:table-cell table:style-name="ce187" table:number-columns-repeated="3"/>
          <table:table-cell table:style-name="ce178" table:number-columns-repeated="1013"/>
        </table:table-row>
        <table:table-row table:style-name="ro52">
          <table:table-cell table:style-name="ce171"/>
          <table:table-cell table:style-name="ce185" office:value-type="float" office:value="223">
            <text:p>223</text:p>
          </table:table-cell>
          <table:table-cell table:style-name="ce185"/>
          <table:table-cell table:style-name="ce189" office:value-type="float" office:value="110">
            <text:p>110</text:p>
          </table:table-cell>
          <table:table-cell table:style-name="ce201" office:value-type="string">
            <text:p>En tant que Responsable opérationnel, je crée un Tableau de concepts avec un paramètre de tri </text:p>
          </table:table-cell>
          <table:table-cell table:style-name="ce195"/>
          <table:table-cell table:style-name="ce261" table:number-columns-repeated="2"/>
          <table:table-cell table:style-name="ce187" table:number-columns-repeated="3"/>
          <table:table-cell table:style-name="ce178" table:number-columns-repeated="1013"/>
        </table:table-row>
        <table:table-row table:style-name="ro54">
          <table:table-cell table:style-name="ce171"/>
          <table:table-cell table:style-name="ce185" office:value-type="float" office:value="224">
            <text:p>224</text:p>
          </table:table-cell>
          <table:table-cell table:style-name="ce185"/>
          <table:table-cell table:style-name="ce189" office:value-type="float" office:value="111">
            <text:p>111</text:p>
          </table:table-cell>
          <table:table-cell table:style-name="ce201" office:value-type="string">
            <text:p>En tant que Responsable opérationnel, j'associe un Concept à un Tableau de concepts <text:s/>trié En tant que Responsable opérationnel, je modifie le critère de tri d'un Tableau de concepts je visualise le contenu d'un tableau de concepts : si ordered = false, les termes apparaissent triés par ordre alphabétique ; si ordered = true, les termes apparaissent dans l'ordre de leur saisie </text:p>
          </table:table-cell>
          <table:table-cell table:style-name="ce195"/>
          <table:table-cell table:style-name="ce270" office:value-type="string">
            <text:p>les concepts appartenant au Tableau de concept ne sont pas triés par ordre alphabétique (restent dans l'ordre dans lequel ils ont été associés au tableau)</text:p>
          </table:table-cell>
          <table:table-cell table:style-name="ce270"/>
          <table:table-cell table:style-name="ce187" table:number-columns-repeated="3"/>
          <table:table-cell table:style-name="ce178" table:number-columns-repeated="1013"/>
        </table:table-row>
        <table:table-row table:style-name="ro52">
          <table:table-cell table:style-name="ce171"/>
          <table:table-cell table:style-name="ce185" office:value-type="float" office:value="225">
            <text:p>225</text:p>
          </table:table-cell>
          <table:table-cell table:style-name="ce185"/>
          <table:table-cell table:style-name="ce189" office:value-type="float" office:value="112">
            <text:p>112</text:p>
          </table:table-cell>
          <table:table-cell table:style-name="ce201" office:value-type="string">
            <text:p>En tant que Responsable opérationnel, je crée un Regroupement de concepts (ConceptGroup) enfant d'un autre Regroupement de concepts</text:p>
          </table:table-cell>
          <table:table-cell table:style-name="ce195"/>
          <table:table-cell table:style-name="ce261" table:number-columns-repeated="2"/>
          <table:table-cell table:style-name="ce187" table:number-columns-repeated="3"/>
          <table:table-cell table:style-name="ce178" table:number-columns-repeated="1013"/>
        </table:table-row>
        <table:table-row table:style-name="ro48">
          <table:table-cell table:style-name="ce171"/>
          <table:table-cell table:style-name="ce185" office:value-type="float" office:value="226">
            <text:p>226</text:p>
          </table:table-cell>
          <table:table-cell table:style-name="ce185"/>
          <table:table-cell table:style-name="ce189" office:value-type="float" office:value="113">
            <text:p>113</text:p>
          </table:table-cell>
          <table:table-cell table:style-name="ce201" office:value-type="string">
            <text:p>En tant qu’utilisateur je visualise la hiérarchie des Regroupements de concepts</text:p>
          </table:table-cell>
          <table:table-cell table:style-name="ce244"/>
          <table:table-cell table:style-name="ce262" office:value-type="string">
            <text:p>Treeview ?</text:p>
          </table:table-cell>
          <table:table-cell table:style-name="ce262"/>
          <table:table-cell table:style-name="ce187" table:number-columns-repeated="3"/>
          <table:table-cell table:style-name="ce178" table:number-columns-repeated="1013"/>
        </table:table-row>
        <table:table-row table:style-name="ro52">
          <table:table-cell table:style-name="ce171"/>
          <table:table-cell table:style-name="ce185" office:value-type="float" office:value="227">
            <text:p>227</text:p>
          </table:table-cell>
          <table:table-cell table:style-name="ce185"/>
          <table:table-cell table:style-name="ce189" office:value-type="float" office:value="114">
            <text:p>114</text:p>
          </table:table-cell>
          <table:table-cell table:style-name="ce201" office:value-type="string">
            <text:p>En tant qu'Administrateur de vocabulaire, je paramètre la structure (monohiérarchique/polyhiérarchique) de mon Vocabulaire <text:s text:c="2"/></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55">
          <table:table-cell table:style-name="ce171"/>
          <table:table-cell table:style-name="ce185" office:value-type="float" office:value="228">
            <text:p>228</text:p>
          </table:table-cell>
          <table:table-cell table:style-name="ce185"/>
          <table:table-cell table:style-name="ce189" office:value-type="float" office:value="115">
            <text:p>115</text:p>
          </table:table-cell>
          <table:table-cell table:style-name="ce201" office:value-type="string">
            <text:p>En tant que Responsable opérationnel, je définis un Concept C1 comme générique d'un Concept C2 ayant déjà un Concept générique C3 : si la structure de mon thésurus est déclarée comme monohiérarchique, j'obtiens un message d'erreur </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29">
            <text:p>229</text:p>
          </table:table-cell>
          <table:table-cell table:style-name="ce185"/>
          <table:table-cell table:style-name="ce189" office:value-type="float" office:value="116">
            <text:p>116</text:p>
          </table:table-cell>
          <table:table-cell table:style-name="ce201" office:value-type="string">
            <text:p>En tant qu'Administrateur général des vocabulaires, je paramétre le schéma des URI</text:p>
          </table:table-cell>
          <table:table-cell table:style-name="ce201" table:number-columns-repeated="3"/>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30">
            <text:p>230</text:p>
          </table:table-cell>
          <table:table-cell table:style-name="ce185"/>
          <table:table-cell table:style-name="ce189" office:value-type="float" office:value="117">
            <text:p>117</text:p>
          </table:table-cell>
          <table:table-cell table:style-name="ce201" office:value-type="string">
            <text:p>En tant qu'Administrateur général des vocabulaires, je gère les listes d'autorité liées au statut des Concepts et des Termes</text:p>
          </table:table-cell>
          <table:table-cell table:style-name="ce195"/>
          <table:table-cell table:style-name="ce261" office:value-type="string">
            <text:p>Au départ, on a travaillé avec des valeurs standards. Maintenant, on en permet la gestion.</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31">
            <text:p>231</text:p>
          </table:table-cell>
          <table:table-cell table:style-name="ce185"/>
          <table:table-cell table:style-name="ce189" office:value-type="float" office:value="118">
            <text:p>118</text:p>
          </table:table-cell>
          <table:table-cell table:style-name="ce201" office:value-type="string">
            <text:p>En tant qu'Administrateur de vocabulaire, je paramètre la liste des statuts (valeurs possibles) des Concepts et des Termes du Vocabulaire</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32">
            <text:p>232</text:p>
          </table:table-cell>
          <table:table-cell table:style-name="ce185"/>
          <table:table-cell table:style-name="ce189" office:value-type="float" office:value="119">
            <text:p>119</text:p>
          </table:table-cell>
          <table:table-cell table:style-name="ce201" office:value-type="string">
            <text:p>En tant qu'Administrateur général des vocabulaires, je gère les listes d'autorité liées à l'attribut 'rôle' des relations</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55">
          <table:table-cell table:style-name="ce171"/>
          <table:table-cell table:style-name="ce185" office:value-type="float" office:value="233">
            <text:p>233</text:p>
          </table:table-cell>
          <table:table-cell table:style-name="ce185"/>
          <table:table-cell table:style-name="ce189" office:value-type="float" office:value="120">
            <text:p>120</text:p>
          </table:table-cell>
          <table:table-cell table:style-name="ce201" office:value-type="string">
            <text:p>En tant qu'Administrateur de vocabulaire, je définis les types de relations hiérarchiques possibles dans le Vocabulaire</text:p>
          </table:table-cell>
          <table:table-cell table:style-name="ce239" office:value-type="string">
            <text:p>EF027</text:p>
          </table:table-cell>
          <table:table-cell table:style-name="ce261" office:value-type="string">
            <text:p>idem. Exemples : TGG/TSG, TGP/TSP, TGI/TSI. Gérer l'étiquette et le libellé en clair : exemple : TGI = terme générique instance. Le libellé pourrait idéalement apparaître dans une infobulle.</text:p>
          </table:table-cell>
          <table:table-cell table:style-name="ce261"/>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34">
            <text:p>234</text:p>
          </table:table-cell>
          <table:table-cell table:style-name="ce185"/>
          <table:table-cell table:style-name="ce189" office:value-type="float" office:value="121">
            <text:p>121</text:p>
          </table:table-cell>
          <table:table-cell table:style-name="ce201" office:value-type="string">
            <text:p>En tant que Responsable opérationnel, je peux saisir ou modifier le rôle d'une relation hiérarchique entre deux Concepts</text:p>
          </table:table-cell>
          <table:table-cell table:style-name="ce239" office:value-type="string">
            <text:p>EF108</text:p>
          </table:table-cell>
          <table:table-cell table:style-name="ce261" office:value-type="string">
            <text:p>Date de dernière modification mise à jour.</text:p>
          </table:table-cell>
          <table:table-cell table:style-name="ce261"/>
          <table:table-cell table:style-name="ce190" table:number-columns-repeated="2"/>
          <table:table-cell table:style-name="ce185"/>
          <table:table-cell table:style-name="ce178" table:number-columns-repeated="1013"/>
        </table:table-row>
        <table:table-row table:style-name="ro55">
          <table:table-cell table:style-name="ce171"/>
          <table:table-cell table:style-name="ce185" office:value-type="float" office:value="235">
            <text:p>235</text:p>
          </table:table-cell>
          <table:table-cell table:style-name="ce185"/>
          <table:table-cell table:style-name="ce189" office:value-type="float" office:value="122">
            <text:p>122</text:p>
          </table:table-cell>
          <table:table-cell table:style-name="ce201" office:value-type="string">
            <text:p>En tant qu'Administrateur de vocabulaire, je définis les types de relations d'équivalence possibles dans le Vocabulaire</text:p>
          </table:table-cell>
          <table:table-cell table:style-name="ce239" office:value-type="string">
            <text:p>EF027</text:p>
          </table:table-cell>
          <table:table-cell table:style-name="ce261" office:value-type="string">
            <text:p>idem. Exemples : variante orthographique, abréviation/forme développée etc. Pour garantir l'interopérabilité, les relations typées sont considérées comme un sous-type des relations standards</text:p>
          </table:table-cell>
          <table:table-cell table:style-name="ce261"/>
          <table:table-cell table:style-name="ce190" table:number-columns-repeated="2"/>
          <table:table-cell table:style-name="ce185"/>
          <table:table-cell table:style-name="ce178" table:number-columns-repeated="1013"/>
        </table:table-row>
        <table:table-row table:style-name="ro52">
          <table:table-cell table:style-name="ce171"/>
          <table:table-cell table:style-name="ce185" office:value-type="float" office:value="236">
            <text:p>236</text:p>
          </table:table-cell>
          <table:table-cell table:style-name="ce185"/>
          <table:table-cell table:style-name="ce189" office:value-type="float" office:value="123">
            <text:p>123</text:p>
          </table:table-cell>
          <table:table-cell table:style-name="ce201" office:value-type="string">
            <text:p>En tant que Responsable opérationnel, je peux saisir ou modifier le rôle d'une relation d'équivalence entre deux Termes</text:p>
          </table:table-cell>
          <table:table-cell table:style-name="ce239" office:value-type="string">
            <text:p>EF108</text:p>
          </table:table-cell>
          <table:table-cell table:style-name="ce261" office:value-type="string">
            <text:p>Date de dernière modification mise à jour.</text:p>
          </table:table-cell>
          <table:table-cell table:style-name="ce261"/>
          <table:table-cell table:style-name="ce190" table:number-columns-repeated="2"/>
          <table:table-cell table:style-name="ce185"/>
          <table:table-cell table:style-name="ce178" table:number-columns-repeated="1013"/>
        </table:table-row>
        <table:table-row table:style-name="ro53">
          <table:table-cell table:style-name="ce171"/>
          <table:table-cell table:style-name="ce185" office:value-type="float" office:value="237">
            <text:p>237</text:p>
          </table:table-cell>
          <table:table-cell table:style-name="ce185"/>
          <table:table-cell table:style-name="ce189" office:value-type="float" office:value="124">
            <text:p>124</text:p>
          </table:table-cell>
          <table:table-cell table:style-name="ce201" office:value-type="string">
            <text:p>En tant qu'Administrateur de vocabulaire, je définis les types de relations d'association possibles d'un Vocabulaire</text:p>
          </table:table-cell>
          <table:table-cell table:style-name="ce239" office:value-type="string">
            <text:p>EF027</text:p>
          </table:table-cell>
          <table:table-cell table:style-name="ce261" office:value-type="string">
            <text:p>idem. Exemples : processus/agent ; processus/instrument ; processus/produit; processus/destinataire; cause/effet etc. NB. Pour garantir l'interopérabilité, les relations typées sont considérées comme un sous-type des relations standards</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38">
            <text:p>238</text:p>
          </table:table-cell>
          <table:table-cell table:style-name="ce185"/>
          <table:table-cell table:style-name="ce189" office:value-type="float" office:value="125">
            <text:p>125</text:p>
          </table:table-cell>
          <table:table-cell table:style-name="ce201" office:value-type="string">
            <text:p>En tant que Responsable opérationnel, je peux saisir ou modifier le rôle d'une relation d'association entre deux Concepts</text:p>
          </table:table-cell>
          <table:table-cell table:style-name="ce239" office:value-type="string">
            <text:p>EF108</text:p>
          </table:table-cell>
          <table:table-cell table:style-name="ce261" office:value-type="string">
            <text:p>Date de dernière modification mise à jour.</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39">
            <text:p>239</text:p>
          </table:table-cell>
          <table:table-cell table:style-name="ce185"/>
          <table:table-cell table:style-name="ce189" office:value-type="float" office:value="126">
            <text:p>126</text:p>
          </table:table-cell>
          <table:table-cell table:style-name="ce201" office:value-type="string">
            <text:p>En tant qu'Administrateur général des vocabulaires, je paramètre la liste des statuts d'un Vocabulaire</text:p>
          </table:table-cell>
          <table:table-cell table:style-name="ce239" office:value-type="string">
            <text:p>EF027</text:p>
          </table:table-cell>
          <table:table-cell table:style-name="ce261" office:value-type="string">
            <text:p>« projet », « validé », « publié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0">
            <text:p>240</text:p>
          </table:table-cell>
          <table:table-cell table:style-name="ce190"/>
          <table:table-cell table:style-name="ce189" office:value-type="float" office:value="127">
            <text:p>127</text:p>
          </table:table-cell>
          <table:table-cell table:style-name="ce201" office:value-type="string">
            <text:p>En tant qu'Administrateur général des vocabulaires, je gère la liste d'autorité des types de Note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1">
            <text:p>241</text:p>
          </table:table-cell>
          <table:table-cell table:style-name="ce190"/>
          <table:table-cell table:style-name="ce189" office:value-type="float" office:value="128">
            <text:p>128</text:p>
          </table:table-cell>
          <table:table-cell table:style-name="ce201" office:value-type="string">
            <text:p>En tant qu'Administrateur de vocabulaire, je paramètre les types de notes possibles d'un Vocabulaire</text:p>
          </table:table-cell>
          <table:table-cell table:style-name="ce239" office:value-type="string">
            <text:p>EF027</text:p>
          </table:table-cell>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2">
            <text:p>242</text:p>
          </table:table-cell>
          <table:table-cell table:style-name="ce190"/>
          <table:table-cell table:style-name="ce189" office:value-type="float" office:value="129">
            <text:p>129</text:p>
          </table:table-cell>
          <table:table-cell table:style-name="ce201" office:value-type="string">
            <text:p>En tant que Responsable opérationnel, j'associe une Note personnalisée (CustomNote) à un Concept et j'en définis le type</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3">
            <text:p>243</text:p>
          </table:table-cell>
          <table:table-cell table:style-name="ce185"/>
          <table:table-cell table:style-name="ce189" office:value-type="float" office:value="130">
            <text:p>130</text:p>
          </table:table-cell>
          <table:table-cell table:style-name="ce201" office:value-type="string">
            <text:p>En tant qu'Administrateur général des vocabulaires, je gère la liste d'autorité des types d'attributs personnalisés (customAttributeType) de Concept</text:p>
          </table:table-cell>
          <table:table-cell table:style-name="ce239" office:value-type="string">
            <text:p>EF027</text:p>
          </table:table-cell>
          <table:table-cell table:style-name="ce261" table:number-columns-repeated="2"/>
          <table:table-cell table:style-name="ce190" table:number-columns-repeated="2"/>
          <table:table-cell table:style-name="ce185"/>
          <table:table-cell table:style-name="ce178" table:number-columns-repeated="1013"/>
        </table:table-row>
        <table:table-row table:style-name="ro52">
          <table:table-cell table:style-name="ce171"/>
          <table:table-cell table:style-name="ce185" office:value-type="float" office:value="244">
            <text:p>244</text:p>
          </table:table-cell>
          <table:table-cell table:style-name="ce185"/>
          <table:table-cell table:style-name="ce189" office:value-type="float" office:value="131">
            <text:p>131</text:p>
          </table:table-cell>
          <table:table-cell table:style-name="ce201" office:value-type="string">
            <text:p>En tant qu'Administrateur de vocabulaire, je crée un attribut personnalisé d'un Concept (CustomConceptAttribute) et j'en définis le type</text:p>
          </table:table-cell>
          <table:table-cell table:style-name="ce195"/>
          <table:table-cell table:style-name="ce261" office:value-type="string">
            <text:p>exemple : bases et champs dans lesquels le concept peut être utilisé</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5">
            <text:p>245</text:p>
          </table:table-cell>
          <table:table-cell table:style-name="ce185"/>
          <table:table-cell table:style-name="ce189" office:value-type="float" office:value="132">
            <text:p>132</text:p>
          </table:table-cell>
          <table:table-cell table:style-name="ce201" office:value-type="string">
            <text:p>En tant que Responsable opérationnel, je saisis ou je modifie la valeur lexicale et la langue d'un attribut personnalisé d'un Concept</text:p>
          </table:table-cell>
          <table:table-cell table:style-name="ce239" office:value-type="string">
            <text:p>EF108</text:p>
          </table:table-cell>
          <table:table-cell table:style-name="ce261" office:value-type="string">
            <text:p>Date de dernière modification mise à jour.</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46">
            <text:p>246</text:p>
          </table:table-cell>
          <table:table-cell table:style-name="ce185"/>
          <table:table-cell table:style-name="ce189" office:value-type="float" office:value="133">
            <text:p>133</text:p>
          </table:table-cell>
          <table:table-cell table:style-name="ce201" office:value-type="string">
            <text:p>En tant qu'Administrateur général des vocabulaires, je gère la liste d'autorité des types d'attributs personnalisés (customAttributeType) de Terme</text:p>
          </table:table-cell>
          <table:table-cell table:style-name="ce239" office:value-type="string">
            <text:p>EF027</text:p>
          </table:table-cell>
          <table:table-cell table:style-name="ce261" table:number-columns-repeated="2"/>
          <table:table-cell table:style-name="ce189" table:number-columns-repeated="3"/>
          <table:table-cell table:style-name="ce178" table:number-columns-repeated="1013"/>
        </table:table-row>
        <table:table-row table:style-name="ro52">
          <table:table-cell table:style-name="ce171"/>
          <table:table-cell table:style-name="ce185" office:value-type="float" office:value="247">
            <text:p>247</text:p>
          </table:table-cell>
          <table:table-cell table:style-name="ce185"/>
          <table:table-cell table:style-name="ce189" office:value-type="float" office:value="134">
            <text:p>134</text:p>
          </table:table-cell>
          <table:table-cell table:style-name="ce201" office:value-type="string">
            <text:p>En tant qu'Administrateur de vocabulaire, je crée un attribut personnalisé d'un Terme (CustomTermAttribute) et j'en définis le type</text:p>
          </table:table-cell>
          <table:table-cell table:style-name="ce195"/>
          <table:table-cell table:style-name="ce261" office:value-type="string">
            <text:p>Exemple : initiales attestées (d'un nom d'auteur) ?Ne peut être traité comme une variante (terme non préférentiel) car trop ambigu</text:p>
          </table:table-cell>
          <table:table-cell table:style-name="ce261"/>
          <table:table-cell table:style-name="ce185" table:number-columns-repeated="3"/>
          <table:table-cell table:style-name="ce178" table:number-columns-repeated="1013"/>
        </table:table-row>
        <table:table-row table:style-name="ro52">
          <table:table-cell/>
          <table:table-cell table:style-name="ce185" office:value-type="float" office:value="248">
            <text:p>248</text:p>
          </table:table-cell>
          <table:table-cell table:style-name="ce190"/>
          <table:table-cell table:style-name="ce189" office:value-type="float" office:value="135">
            <text:p>135</text:p>
          </table:table-cell>
          <table:table-cell table:style-name="ce201" office:value-type="string">
            <text:p>En tant qu'Expert, je saisis ou je modifie la valeur lexicale et la langue d'un attribut personnalisé d'un Terme</text:p>
          </table:table-cell>
          <table:table-cell table:style-name="ce239" office:value-type="string">
            <text:p>EF108</text:p>
          </table:table-cell>
          <table:table-cell table:style-name="ce261" office:value-type="string">
            <text:p>Date de dernière modification mise à jour.</text:p>
          </table:table-cell>
          <table:table-cell table:style-name="ce261"/>
          <table:table-cell table:style-name="ce185" table:number-columns-repeated="3"/>
          <table:table-cell table:style-name="ce178" table:number-columns-repeated="1013"/>
        </table:table-row>
        <table:table-row table:style-name="ro52">
          <table:table-cell/>
          <table:table-cell table:style-name="ce185" office:value-type="float" office:value="249">
            <text:p>249</text:p>
          </table:table-cell>
          <table:table-cell table:style-name="ce185"/>
          <table:table-cell table:style-name="ce189" office:value-type="float" office:value="136">
            <text:p>136</text:p>
          </table:table-cell>
          <table:table-cell table:style-name="ce201" office:value-type="string">
            <text:p>En tant qu'Administrateur général des vocabulaires, je paramètre les valeurs autorisées pour les métadonnées de la fiche Vocabulaire</text:p>
          </table:table-cell>
          <table:table-cell table:style-name="ce239" office:value-type="string">
            <text:p>EF027</text:p>
          </table:table-cell>
          <table:table-cell table:style-name="ce262" table:number-columns-repeated="2"/>
          <table:table-cell table:style-name="ce185" table:number-columns-repeated="3"/>
          <table:table-cell table:style-name="ce178" table:number-columns-repeated="1013"/>
        </table:table-row>
        <table:table-row table:style-name="ro52">
          <table:table-cell/>
          <table:table-cell table:style-name="ce185" office:value-type="float" office:value="250">
            <text:p>250</text:p>
          </table:table-cell>
          <table:table-cell table:style-name="ce185"/>
          <table:table-cell table:style-name="ce189" office:value-type="float" office:value="137">
            <text:p>137</text:p>
          </table:table-cell>
          <table:table-cell table:style-name="ce201" office:value-type="string">
            <text:p>En tant qu’Administrateur de vocabulaire, je ne peux saisir que des valeurs autorisées pour les métadonnées de la fiche vocabulaire</text:p>
          </table:table-cell>
          <table:table-cell table:style-name="ce244"/>
          <table:table-cell table:style-name="ce265" office:value-type="string">
            <text:p>Déjà implémenté non ???</text:p>
          </table:table-cell>
          <table:table-cell table:style-name="ce262"/>
          <table:table-cell table:style-name="ce185" table:number-columns-repeated="3"/>
          <table:table-cell table:style-name="ce178" table:number-columns-repeated="1013"/>
        </table:table-row>
        <table:table-row table:style-name="ro55">
          <table:table-cell/>
          <table:table-cell table:style-name="ce185" office:value-type="float" office:value="251">
            <text:p>251</text:p>
          </table:table-cell>
          <table:table-cell table:style-name="ce185"/>
          <table:table-cell table:style-name="ce189" office:value-type="float" office:value="138">
            <text:p>138</text:p>
          </table:table-cell>
          <table:table-cell table:style-name="ce201" office:value-type="string">
            <text:p>En tant que Responsable opérationnel, je saisis la notation (attribut notation) d'un Concept</text:p>
          </table:table-cell>
          <table:table-cell table:style-name="ce239"/>
          <table:table-cell table:style-name="ce265" office:value-type="string">
            <text:p>ensemble de symboles représentant un Concept dans un vocabulaire structuré, en particulier schéma de classification (exemple : Dewey : 622.342.2 = « gold mining »).</text:p>
          </table:table-cell>
          <table:table-cell table:style-name="ce265"/>
          <table:table-cell table:style-name="ce185" table:number-columns-repeated="3"/>
          <table:table-cell table:style-name="ce178" table:number-columns-repeated="1013"/>
        </table:table-row>
        <table:table-row table:style-name="ro52">
          <table:table-cell/>
          <table:table-cell table:style-name="ce185" office:value-type="float" office:value="252">
            <text:p>252</text:p>
          </table:table-cell>
          <table:table-cell table:style-name="ce185"/>
          <table:table-cell table:style-name="ce189" office:value-type="float" office:value="139">
            <text:p>139</text:p>
          </table:table-cell>
          <table:table-cell table:style-name="ce201" office:value-type="string">
            <text:p>En tant que Responsable opérationnel, je modifie la notation (attribut notation) d'un Concept</text:p>
          </table:table-cell>
          <table:table-cell table:style-name="ce239"/>
          <table:table-cell table:style-name="ce262" table:number-columns-repeated="2"/>
          <table:table-cell table:style-name="ce185" table:number-columns-repeated="3"/>
          <table:table-cell table:style-name="ce178" table:number-columns-repeated="1013"/>
        </table:table-row>
        <table:table-row table:style-name="ro52">
          <table:table-cell/>
          <table:table-cell table:style-name="ce185" office:value-type="float" office:value="253">
            <text:p>253</text:p>
          </table:table-cell>
          <table:table-cell table:style-name="ce185"/>
          <table:table-cell table:style-name="ce189" office:value-type="float" office:value="140">
            <text:p>140</text:p>
          </table:table-cell>
          <table:table-cell table:style-name="ce201" office:value-type="string">
            <text:p>En tant que Responsable opérationnel, je saisis la notation (attribut notation) d'un ConceptGroup</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52">
          <table:table-cell/>
          <table:table-cell table:style-name="ce185" office:value-type="float" office:value="254">
            <text:p>254</text:p>
          </table:table-cell>
          <table:table-cell table:style-name="ce190"/>
          <table:table-cell table:style-name="ce189" office:value-type="float" office:value="141">
            <text:p>141</text:p>
          </table:table-cell>
          <table:table-cell table:style-name="ce201" office:value-type="string">
            <text:p>En tant que Responsable opérationnel, je modifie la notation (attribut notation) d'un ConceptGroup</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116">
          <table:table-cell/>
          <table:table-cell table:style-name="ce185" office:value-type="float" office:value="255">
            <text:p>255</text:p>
          </table:table-cell>
          <table:table-cell table:style-name="ce190"/>
          <table:table-cell table:style-name="ce189" office:value-type="float" office:value="142">
            <text:p>142</text:p>
          </table:table-cell>
          <table:table-cell table:style-name="ce201" office:value-type="string">
            <text:p>En tant que Responsable opérationnel, j'exporte un Vocabulaire au format texte en utilisant la notation </text:p>
          </table:table-cell>
          <table:table-cell table:style-name="ce239"/>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56">
            <text:p>256</text:p>
          </table:table-cell>
          <table:table-cell table:style-name="ce185"/>
          <table:table-cell table:style-name="ce189" office:value-type="float" office:value="143">
            <text:p>143</text:p>
          </table:table-cell>
          <table:table-cell table:style-name="ce219" office:value-type="string">
            <text:p>En tant que Responsable opérationnel, j'importe une liste de Termes dans le bac à sable</text:p>
          </table:table-cell>
          <table:table-cell table:style-name="ce253"/>
          <table:table-cell table:style-name="ce267" office:value-type="string">
            <text:p>Format d’import à définir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57">
            <text:p>257</text:p>
          </table:table-cell>
          <table:table-cell table:style-name="ce185"/>
          <table:table-cell table:style-name="ce189" office:value-type="float" office:value="144">
            <text:p>144</text:p>
          </table:table-cell>
          <table:table-cell table:style-name="ce219" office:value-type="string">
            <text:p>En tant qu’Utilisateur, je filtre les Vocabulaires sur un certain nombre de critères (domaine, couverture, sujet, version courante …)</text:p>
          </table:table-cell>
          <table:table-cell table:style-name="ce253"/>
          <table:table-cell table:style-name="ce261" table:number-columns-repeated="2"/>
          <table:table-cell table:style-name="ce201" table:number-columns-repeated="3"/>
          <table:table-cell table:style-name="ce178" table:number-columns-repeated="1013"/>
        </table:table-row>
        <table:table-row table:style-name="ro53">
          <table:table-cell/>
          <table:table-cell table:style-name="ce185" office:value-type="float" office:value="258">
            <text:p>258</text:p>
          </table:table-cell>
          <table:table-cell table:style-name="ce187"/>
          <table:table-cell table:style-name="ce189" office:value-type="float" office:value="145">
            <text:p>145</text:p>
          </table:table-cell>
          <table:table-cell table:style-name="ce201" office:value-type="string">
            <text:p>En tant qu'Utilisateur, je recherche dans plusieurs Vocabulaires simultanément (tous ou sélection)</text:p>
          </table:table-cell>
          <table:table-cell table:style-name="ce195"/>
          <table:table-cell table:style-name="ce261" office:value-type="string">
            <text:p>En recherche simple, rechercher n'importe quelle chaîne de caractères dans les valeurs lexicales des termes quel que soit leur rôle et leur statut et dans les valeurs lexicales des notes quel que soit leur type.</text:p>
          </table:table-cell>
          <table:table-cell table:style-name="ce261"/>
          <table:table-cell table:style-name="ce201" table:number-columns-repeated="3"/>
          <table:table-cell table:style-name="ce283" table:number-columns-repeated="1013"/>
        </table:table-row>
        <table:table-row table:style-name="ro48">
          <table:table-cell/>
          <table:table-cell table:style-name="ce185" office:value-type="float" office:value="259">
            <text:p>259</text:p>
          </table:table-cell>
          <table:table-cell table:style-name="ce185"/>
          <table:table-cell table:style-name="ce189" office:value-type="float" office:value="146">
            <text:p>146</text:p>
          </table:table-cell>
          <table:table-cell table:style-name="ce201" office:value-type="string">
            <text:p>En tant que Responsable opérationnel, je crée un Concept complexe</text:p>
          </table:table-cell>
          <table:table-cell table:style-name="ce239"/>
          <table:table-cell table:style-name="ce261" office:value-type="string">
            <text:p>à détailler ? Ne pas prioriser.</text:p>
          </table:table-cell>
          <table:table-cell table:style-name="ce261"/>
          <table:table-cell table:style-name="ce201" table:number-columns-repeated="3"/>
          <table:table-cell table:style-name="ce178" table:number-columns-repeated="1013"/>
        </table:table-row>
        <table:table-row table:style-name="ro52">
          <table:table-cell/>
          <table:table-cell table:style-name="ce185" office:value-type="float" office:value="260">
            <text:p>260</text:p>
          </table:table-cell>
          <table:table-cell table:style-name="ce185"/>
          <table:table-cell table:style-name="ce189" office:value-type="float" office:value="147">
            <text:p>147</text:p>
          </table:table-cell>
          <table:table-cell table:style-name="ce201" office:value-type="string">
            <text:p>En tant qu'Administrateur général des vocabulaires, je paramètre les étiquettes des zones de saisie en plusieurs langues</text:p>
          </table:table-cell>
          <table:table-cell table:style-name="ce195"/>
          <table:table-cell table:style-name="ce261" table:number-columns-repeated="2"/>
          <table:table-cell table:style-name="ce201" table:number-columns-repeated="3"/>
          <table:table-cell table:style-name="ce171" table:number-columns-repeated="2"/>
          <table:table-cell table:style-name="ce178" table:number-columns-repeated="1011"/>
        </table:table-row>
        <table:table-row table:style-name="ro52">
          <table:table-cell/>
          <table:table-cell table:style-name="ce185" office:value-type="float" office:value="261">
            <text:p>261</text:p>
          </table:table-cell>
          <table:table-cell table:style-name="ce185"/>
          <table:table-cell table:style-name="ce189" office:value-type="float" office:value="148">
            <text:p>148</text:p>
          </table:table-cell>
          <table:table-cell table:style-name="ce201" office:value-type="string">
            <text:p>En tant qu'Administrateur de Vocabulaire, je saisis une Fiche descriptive d'un vocabulaire existant dans une autre langue.</text:p>
          </table:table-cell>
          <table:table-cell table:style-name="ce195"/>
          <table:table-cell table:style-name="ce261" office:value-type="string">
            <text:p>Même identifiant. Création d'une version ?</text:p>
          </table:table-cell>
          <table:table-cell table:style-name="ce261"/>
          <table:table-cell table:style-name="ce201" table:number-columns-repeated="3"/>
          <table:table-cell table:style-name="ce171" table:number-columns-repeated="2"/>
          <table:table-cell table:style-name="ce178" table:number-columns-repeated="1011"/>
        </table:table-row>
        <table:table-row table:style-name="ro53">
          <table:table-cell/>
          <table:table-cell table:style-name="ce185" office:value-type="float" office:value="262">
            <text:p>262</text:p>
          </table:table-cell>
          <table:table-cell table:style-name="ce190"/>
          <table:table-cell table:style-name="ce189" office:value-type="float" office:value="149">
            <text:p>149</text:p>
          </table:table-cell>
          <table:table-cell table:style-name="ce201" office:value-type="string">
            <text:p>En tant que Responsable opérationnel, je modifie le rôle Préférentiel/non préférentiel d'un Terme : je suis sur la fiche du Concept et je modifie les rôles des Termes affichés. Je ne peux valider ma fiche Concept que si j'ai au moins un Terme défini comme préférentiel et si plusieurs Termes préférentiels sont de langues différentes</text:p>
          </table:table-cell>
          <table:table-cell table:style-name="ce239" office:value-type="string">
            <text:p>EF108</text:p>
          </table:table-cell>
          <table:table-cell table:style-name="ce262" office:value-type="string">
            <text:p>Inversion automatique des relations EM/EP.</text:p>
          </table:table-cell>
          <table:table-cell table:style-name="ce262"/>
          <table:table-cell table:style-name="ce187" table:number-columns-repeated="3"/>
          <table:table-cell table:style-name="ce171" table:number-columns-repeated="2"/>
          <table:table-cell table:style-name="ce178" table:number-columns-repeated="1011"/>
        </table:table-row>
        <table:table-row table:style-name="ro53">
          <table:table-cell/>
          <table:table-cell table:style-name="ce185" office:value-type="float" office:value="263">
            <text:p>263</text:p>
          </table:table-cell>
          <table:table-cell table:style-name="ce190"/>
          <table:table-cell table:style-name="ce189" office:value-type="float" office:value="150">
            <text:p>150</text:p>
          </table:table-cell>
          <table:table-cell table:style-name="ce201" office:value-type="string">
            <text:p>En tant que Responsable opérationnel, j'ajoute de nouveaux Termes préférentiels à un Concept : je suis sur la fiche Concept, et je vais chercher des termes existants dans le bac à sable ou je saisis de nouveaux termes. Le système vérifie que les Termes sont bien dans des langues différentes.</text:p>
          </table:table-cell>
          <table:table-cell table:style-name="ce239"/>
          <table:table-cell table:style-name="ce268" office:value-type="string">
            <text:p>Exemple : je crée un Concept ayant le TP faubourg (fr-FR), le TP suburb (en-GB) et le TP sobborgo (it)</text:p>
          </table:table-cell>
          <table:table-cell table:style-name="ce268"/>
          <table:table-cell table:style-name="ce280" office:value-type="string">
            <text:p>Assez complexe en terme d’interface</text:p>
            <text:p>Peut on reprioriser ???</text:p>
          </table:table-cell>
          <table:table-cell table:style-name="ce185" table:number-columns-repeated="2"/>
          <table:table-cell table:style-name="ce171" table:number-columns-repeated="2"/>
          <table:table-cell table:style-name="ce178" table:number-columns-repeated="1011"/>
        </table:table-row>
        <table:table-row table:style-name="ro48">
          <table:table-cell/>
          <table:table-cell table:style-name="ce185" office:value-type="float" office:value="264">
            <text:p>264</text:p>
          </table:table-cell>
          <table:table-cell table:style-name="ce185"/>
          <table:table-cell table:style-name="ce189" office:value-type="float" office:value="151">
            <text:p>151</text:p>
          </table:table-cell>
          <table:table-cell table:style-name="ce201" office:value-type="string">
            <text:p>En tant qu'Expert, j'associe une (des) image(s) à un Terme</text:p>
          </table:table-cell>
          <table:table-cell table:style-name="ce244"/>
          <table:table-cell table:style-name="ce262" table:number-columns-repeated="2"/>
          <table:table-cell table:style-name="ce201" table:number-columns-repeated="3"/>
          <table:table-cell table:style-name="ce171" table:number-columns-repeated="2"/>
          <table:table-cell table:style-name="ce178" table:number-columns-repeated="1011"/>
        </table:table-row>
        <table:table-row table:style-name="ro53">
          <table:table-cell/>
          <table:table-cell table:style-name="ce185" office:value-type="float" office:value="265">
            <text:p>265</text:p>
          </table:table-cell>
          <table:table-cell table:style-name="ce185"/>
          <table:table-cell table:style-name="ce189" office:value-type="float" office:value="152">
            <text:p>152</text:p>
          </table:table-cell>
          <table:table-cell table:style-name="ce201" office:value-type="string">
            <text:p>En tant qu’Utilisateur je visualise les images associées à un Concept et les métadonnées associées</text:p>
          </table:table-cell>
          <table:table-cell table:style-name="ce244"/>
          <table:table-cell table:style-name="ce274" office:value-type="string">
            <text:p>Quelles sont ces métadonnées ???? A voir : idéalement gestion des images par lien vers ressource multimédia comportant leurs propres métadonnées. Il y a juste à afficher les mentions de droit associées.</text:p>
          </table:table-cell>
          <table:table-cell table:style-name="ce262"/>
          <table:table-cell table:style-name="ce201" table:number-columns-repeated="3"/>
          <table:table-cell table:style-name="ce171" table:number-columns-repeated="2"/>
          <table:table-cell table:style-name="ce178" table:number-columns-repeated="1011"/>
        </table:table-row>
        <table:table-row table:style-name="ro55">
          <table:table-cell/>
          <table:table-cell table:style-name="ce185" office:value-type="float" office:value="266">
            <text:p>266</text:p>
          </table:table-cell>
          <table:table-cell table:style-name="ce185"/>
          <table:table-cell table:style-name="ce189" office:value-type="float" office:value="153">
            <text:p>153</text:p>
          </table:table-cell>
          <table:table-cell table:style-name="ce213" office:value-type="string">
            <text:p>UST : Interface de gestion des utilisateurs</text:p>
          </table:table-cell>
          <table:table-cell table:style-name="ce195"/>
          <table:table-cell table:style-name="ce261" table:number-columns-repeated="2"/>
          <table:table-cell table:style-name="ce185" office:value-type="string">
            <text:p>Proposition d’implémentation</text:p>
            <text:p>Liste déroulante dans la colonne rôle</text:p>
            <text:p>Du tableau des termes KB : OK</text:p>
          </table:table-cell>
          <table:table-cell table:style-name="ce185" table:number-columns-repeated="2"/>
          <table:table-cell table:style-name="ce171" table:number-columns-repeated="2"/>
          <table:table-cell table:style-name="ce178" table:number-columns-repeated="1011"/>
        </table:table-row>
        <table:table-row table:style-name="ro48">
          <table:table-cell/>
          <table:table-cell table:style-name="ce185" office:value-type="float" office:value="267">
            <text:p>267</text:p>
          </table:table-cell>
          <table:table-cell table:style-name="ce185"/>
          <table:table-cell table:style-name="ce189" office:value-type="float" office:value="154">
            <text:p>154</text:p>
          </table:table-cell>
          <table:table-cell table:style-name="ce201" office:value-type="string">
            <text:p>En tant qu'Administrateur de Vocabulaire, je supprime un Utilisateur</text:p>
          </table:table-cell>
          <table:table-cell table:style-name="ce195"/>
          <table:table-cell table:style-name="ce261" table:number-columns-repeated="2"/>
          <table:table-cell table:style-name="ce185" table:number-columns-repeated="3"/>
          <table:table-cell table:style-name="ce171" table:number-columns-repeated="2"/>
          <table:table-cell table:style-name="ce178" table:number-columns-repeated="1011"/>
        </table:table-row>
        <table:table-row table:style-name="ro65">
          <table:table-cell/>
          <table:table-cell table:style-name="ce185" office:value-type="float" office:value="268">
            <text:p>268</text:p>
          </table:table-cell>
          <table:table-cell table:style-name="ce185"/>
          <table:table-cell table:style-name="ce189" office:value-type="float" office:value="155">
            <text:p>155</text:p>
          </table:table-cell>
          <table:table-cell table:style-name="ce201" office:value-type="string">
            <text:p>En tant qu'Administrateur général des vocabulaires, je crée/modifie un profil d'utilisateur</text:p>
          </table:table-cell>
          <table:table-cell table:style-name="ce195"/>
          <table:table-cell table:style-name="ce270" office:value-type="string">
            <text:p>profils possible : Administrateur de vocabulaire, Responsable opérationnel, Expert, Utilisateur. Voir comment traiter les applications clientes ?</text:p>
            <text:p/>
            <text:p>HF Les applications clientes sont en lecture seule... sans authentification !</text:p>
          </table:table-cell>
          <table:table-cell table:style-name="ce262"/>
          <table:table-cell table:style-name="ce185" table:number-columns-repeated="3"/>
          <table:table-cell table:style-name="ce171" table:number-columns-repeated="2"/>
          <table:table-cell table:style-name="ce178" table:number-columns-repeated="1011"/>
        </table:table-row>
        <table:table-row table:style-name="ro52">
          <table:table-cell table:style-name="ce171"/>
          <table:table-cell table:style-name="ce185" office:value-type="float" office:value="269">
            <text:p>269</text:p>
          </table:table-cell>
          <table:table-cell table:style-name="ce185"/>
          <table:table-cell table:style-name="ce189" office:value-type="float" office:value="156">
            <text:p>156</text:p>
          </table:table-cell>
          <table:table-cell table:style-name="ce201" office:value-type="string">
            <text:p>En tant qu'Administrateur général des vocabulaires, j'attribue le profil d'Administrateur de vocabulaire à un Utilisateur déclaré</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70">
            <text:p>270</text:p>
          </table:table-cell>
          <table:table-cell table:style-name="ce185"/>
          <table:table-cell table:style-name="ce189"/>
          <table:table-cell table:style-name="ce201" office:value-type="string">
            <text:p>UST : Table de rôle </text:p>
          </table:table-cell>
          <table:table-cell table:style-name="ce195"/>
          <table:table-cell table:style-name="ce261" office:value-type="string">
            <text:p>RoleID, UserId, ThesaurusID</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71">
            <text:p>271</text:p>
          </table:table-cell>
          <table:table-cell table:style-name="ce185"/>
          <table:table-cell table:style-name="ce189" office:value-type="float" office:value="157">
            <text:p>157</text:p>
          </table:table-cell>
          <table:table-cell table:style-name="ce201" office:value-type="string">
            <text:p>En tant qu'Administrateur de Vocabulaire, je déclare un Utilisateur et je lui attribue un profil sur un (des) Vocabulaires de mon périmètre</text:p>
          </table:table-cell>
          <table:table-cell table:style-name="ce195"/>
          <table:table-cell table:style-name="ce261" office:value-type="string">
            <text:p>je déclare les utilisateurs et je leur affecte un rôle sur un thesaurus</text:p>
          </table:table-cell>
          <table:table-cell table:style-name="ce261"/>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72">
            <text:p>272</text:p>
          </table:table-cell>
          <table:table-cell table:style-name="ce185"/>
          <table:table-cell table:style-name="ce189" office:value-type="float" office:value="158">
            <text:p>158</text:p>
          </table:table-cell>
          <table:table-cell table:style-name="ce224" office:value-type="string">
            <text:p>En tant qu'Administrateur de Vocabulaire, je modifie le profil d'un Utilisateur</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73">
            <text:p>273</text:p>
          </table:table-cell>
          <table:table-cell table:style-name="ce185"/>
          <table:table-cell table:style-name="ce189" office:value-type="float" office:value="159">
            <text:p>159</text:p>
          </table:table-cell>
          <table:table-cell table:style-name="ce201" office:value-type="string">
            <text:p>En tant qu'Utilisateur, je m'authentifie dans l'application sans être dans l'annuaire<text:span text:style-name="T3"> LDAP du MCC</text:span></text:p>
          </table:table-cell>
          <table:table-cell table:style-name="ce195"/>
          <table:table-cell table:style-name="ce261" office:value-type="string">
            <text:p>fonctionnement par défaut</text:p>
          </table:table-cell>
          <table:table-cell table:style-name="ce261" office:value-type="string">
            <text:p>à reprioriser, non au CDC</text:p>
          </table:table-cell>
          <table:table-cell table:style-name="ce185" table:number-columns-repeated="3"/>
          <table:table-cell table:style-name="ce178" table:number-columns-repeated="1013"/>
        </table:table-row>
        <table:table-row table:style-name="ro54">
          <table:table-cell table:style-name="ce171"/>
          <table:table-cell table:style-name="ce185" office:value-type="float" office:value="274">
            <text:p>274</text:p>
          </table:table-cell>
          <table:table-cell table:style-name="ce185"/>
          <table:table-cell table:style-name="ce189" office:value-type="float" office:value="160">
            <text:p>160</text:p>
          </table:table-cell>
          <table:table-cell table:style-name="ce201" office:value-type="string">
            <text:p>En tant qu'Administrateur général des vocabulaires, je modifie le mot de passe d’un utilisateur non LDAP</text:p>
          </table:table-cell>
          <table:table-cell table:style-name="ce195"/>
          <table:table-cell table:style-name="ce270" office:value-type="string">
            <text:p>Kb : ??? On ne modifie pas un mot de passe.</text:p>
            <text:p>HF : Pour les utilisateurs non LDAP, il faut bien prévoir un moyen de changer le mot de passe des utilisateurs</text:p>
            <text:p>KB : en général c'est l'Utilisateur qui change son mot de passe, pas l'Administrateur ???</text:p>
          </table:table-cell>
          <table:table-cell table:style-name="ce261" office:value-type="string">
            <text:p>à reprioriser, non au CDC</text:p>
          </table:table-cell>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75">
            <text:p>275</text:p>
          </table:table-cell>
          <table:table-cell table:style-name="ce185"/>
          <table:table-cell table:style-name="ce189" office:value-type="float" office:value="161">
            <text:p>161</text:p>
          </table:table-cell>
          <table:table-cell table:style-name="ce201" office:value-type="string">
            <text:p>En tant qu'Expert, je ne peux travailler que sur les vocabulaires sur lesquels j'ai un droit</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76">
            <text:p>276</text:p>
          </table:table-cell>
          <table:table-cell table:style-name="ce185"/>
          <table:table-cell table:style-name="ce189" office:value-type="float" office:value="162">
            <text:p>162</text:p>
          </table:table-cell>
          <table:table-cell table:style-name="ce201" office:value-type="string">
            <text:p>En tant qu'Expert, je ne peux créer de nouveaux Termes qu'avec le statut de Candidat et je ne peux pas modifier le statut (attribut statu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77">
            <text:p>277</text:p>
          </table:table-cell>
          <table:table-cell table:style-name="ce185"/>
          <table:table-cell table:style-name="ce189" office:value-type="float" office:value="163">
            <text:p>163</text:p>
          </table:table-cell>
          <table:table-cell table:style-name="ce201" office:value-type="string">
            <text:p>En tant qu'Expert, je ne peux modifier ou supprimer que des Termes candidats dont je suis l'auteur</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78">
            <text:p>278</text:p>
          </table:table-cell>
          <table:table-cell table:style-name="ce185"/>
          <table:table-cell table:style-name="ce189" office:value-type="float" office:value="164">
            <text:p>164</text:p>
          </table:table-cell>
          <table:table-cell table:style-name="ce201" office:value-type="string">
            <text:p>En tant qu'Expert, je ne peux créer que des notes attachées à des Termes candidats (Note historique, note éditoriale, définition)</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79">
            <text:p>279</text:p>
          </table:table-cell>
          <table:table-cell table:style-name="ce185"/>
          <table:table-cell table:style-name="ce189" office:value-type="float" office:value="165">
            <text:p>165</text:p>
          </table:table-cell>
          <table:table-cell table:style-name="ce201" office:value-type="string">
            <text:p>En tant qu'Expert, je ne peux modifier ou supprimer que les notes dont je suis l'auteur</text:p>
          </table:table-cell>
          <table:table-cell table:style-name="ce244"/>
          <table:table-cell table:style-name="ce262"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80">
            <text:p>280</text:p>
          </table:table-cell>
          <table:table-cell table:style-name="ce185"/>
          <table:table-cell table:style-name="ce189" office:value-type="float" office:value="166">
            <text:p>166</text:p>
          </table:table-cell>
          <table:table-cell table:style-name="ce201" office:value-type="string">
            <text:p>En tant qu'Administrateur général des vocabulaires, je crée des groupes d'utilisateur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81">
            <text:p>281</text:p>
          </table:table-cell>
          <table:table-cell table:style-name="ce185"/>
          <table:table-cell table:style-name="ce189" office:value-type="float" office:value="167">
            <text:p>167</text:p>
          </table:table-cell>
          <table:table-cell table:style-name="ce201" office:value-type="string">
            <text:p>En tant qu'Administrateur général des vocabulaires, j’affecte des utilisateurs à des groupes d’utilisateurs</text:p>
          </table:table-cell>
          <table:table-cell table:style-name="ce195"/>
          <table:table-cell table:style-name="ce261" table:number-columns-repeated="2"/>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82">
            <text:p>282</text:p>
          </table:table-cell>
          <table:table-cell table:style-name="ce185"/>
          <table:table-cell table:style-name="ce189" office:value-type="float" office:value="168">
            <text:p>168</text:p>
          </table:table-cell>
          <table:table-cell table:style-name="ce201" office:value-type="string">
            <text:p>En tant que Responsable opérationnel, j'importe un Vocabulaire au format XML ISO 25964</text:p>
          </table:table-cell>
          <table:table-cell table:style-name="ce195"/>
          <table:table-cell table:style-name="ce261" table:number-columns-repeated="2"/>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83">
            <text:p>283</text:p>
          </table:table-cell>
          <table:table-cell table:style-name="ce185"/>
          <table:table-cell table:style-name="ce189" office:value-type="float" office:value="169">
            <text:p>169</text:p>
          </table:table-cell>
          <table:table-cell table:style-name="ce201" office:value-type="string">
            <text:p>En tant que Responsable opérationnel, j'exporte un Vocabulaire au format XML ISO 25964</text:p>
          </table:table-cell>
          <table:table-cell table:style-name="ce195"/>
          <table:table-cell table:style-name="ce261" table:number-columns-repeated="2"/>
          <table:table-cell table:style-name="ce201" table:number-columns-repeated="3"/>
          <table:table-cell table:style-name="ce178" table:number-columns-repeated="1013"/>
        </table:table-row>
        <table:table-row table:style-name="ro117">
          <table:table-cell table:style-name="ce171"/>
          <table:table-cell table:style-name="ce185" office:value-type="float" office:value="284">
            <text:p>284</text:p>
          </table:table-cell>
          <table:table-cell table:style-name="ce185"/>
          <table:table-cell table:style-name="ce189" office:value-type="float" office:value="170">
            <text:p>170</text:p>
          </table:table-cell>
          <table:table-cell table:style-name="ce224" office:value-type="string">
            <text:p>En tant qu'Administrateur général des vocabulaires, je paramètre les données « custom » de la fiche Vocabulaire</text:p>
          </table:table-cell>
          <table:table-cell table:style-name="ce195"/>
          <table:table-cell table:style-name="ce270" office:value-type="string">
            <text:p>Kb : ????</text:p>
            <text:p>HF : Il me semble qu’il s’agit de champs « custom » non définis à l’avance dans la norme</text:p>
            <text:p>KB : OK, mais il ne s'agit pas pour moi d'attributs personnalisés et paramétrables au sens où le prévoit la norme, il s'agit d'une extension du modèle de données en vue de répondre à un besoin de gestion spécifique. En fait, c'est essentiellement le « statut » du Vocabulaire (« projet », « validé », « publié » etc., le statut e la fiche de métadonnées (« à valider », « valider ») et la date de dernière édition (pour le journal des évolutions).</text:p>
            <text:p>HF : C’est donc simplement des ajouts de colonnes dans la table du thesaurus ?</text:p>
          </table:table-cell>
          <table:table-cell table:style-name="ce261"/>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85">
            <text:p>285</text:p>
          </table:table-cell>
          <table:table-cell table:style-name="ce185"/>
          <table:table-cell table:style-name="ce189" office:value-type="float" office:value="171">
            <text:p>171</text:p>
          </table:table-cell>
          <table:table-cell table:style-name="ce224" office:value-type="string">
            <text:p>En tant qu'Administrateur de vocabulaire, je paramètre les valeurs par défaut dans mon vocabulaire.</text:p>
          </table:table-cell>
          <table:table-cell table:style-name="ce195"/>
          <table:table-cell table:style-name="ce270" office:value-type="string">
            <text:p>KB : ???</text:p>
          </table:table-cell>
          <table:table-cell table:style-name="ce261" office:value-type="string">
            <text:p>à supprimer ?</text:p>
          </table:table-cell>
          <table:table-cell table:style-name="ce201" table:number-columns-repeated="3"/>
          <table:table-cell table:style-name="ce178" table:number-columns-repeated="1013"/>
        </table:table-row>
        <table:table-row table:style-name="ro55">
          <table:table-cell table:style-name="ce171"/>
          <table:table-cell table:style-name="ce185" office:value-type="float" office:value="286">
            <text:p>286</text:p>
          </table:table-cell>
          <table:table-cell table:style-name="ce185"/>
          <table:table-cell table:style-name="ce189" office:value-type="float" office:value="172">
            <text:p>172</text:p>
          </table:table-cell>
          <table:table-cell table:style-name="ce201" office:value-type="string">
            <text:p>En tant que Responsable opérationnel, je supprime un Terme attaché à un Concept (sans passer par le bac à sable). Je ne peux valider ma fiche Concept que si j'ai au moins un Terme défini comme préférentiel</text:p>
          </table:table-cell>
          <table:table-cell table:style-name="ce239"/>
          <table:table-cell table:style-name="ce262" office:value-type="string">
            <text:p>message de confirmation</text:p>
            <text:p>Moins prioritaire : nice to have:)</text:p>
          </table:table-cell>
          <table:table-cell table:style-name="ce261" office:value-type="string">
            <text:p>Existe déjà ??</text:p>
          </table:table-cell>
          <table:table-cell table:style-name="ce185" table:number-columns-repeated="3"/>
          <table:table-cell table:style-name="ce178" table:number-columns-repeated="1013"/>
        </table:table-row>
        <table:table-row table:style-name="ro55">
          <table:table-cell table:style-name="ce171"/>
          <table:table-cell table:style-name="ce185" office:value-type="float" office:value="287">
            <text:p>287</text:p>
          </table:table-cell>
          <table:table-cell table:style-name="ce185"/>
          <table:table-cell table:style-name="ce189" office:value-type="float" office:value="173">
            <text:p>173</text:p>
          </table:table-cell>
          <table:table-cell table:style-name="ce201" office:value-type="string">
            <text:p>En tant que Responsable opérationnel, je crée une relation hiérarchique vers un Concept/Terme qui n'existe pas encore</text:p>
          </table:table-cell>
          <table:table-cell table:style-name="ce244"/>
          <table:table-cell table:style-name="ce262" office:value-type="string">
            <text:p>Création d'un nouveau concept générique (parent) ou spécifique (enfant) et de son terme préférentiel (attention : langue par défaut = fr) + création de la relation hiérarchique réciproque</text:p>
          </table:table-cell>
          <table:table-cell table:style-name="ce262"/>
          <table:table-cell table:style-name="ce185" table:number-columns-repeated="2"/>
          <table:table-cell table:style-name="ce187"/>
          <table:table-cell table:style-name="ce178" table:number-columns-repeated="1013"/>
        </table:table-row>
        <table:table-row table:style-name="ro55">
          <table:table-cell table:style-name="ce171"/>
          <table:table-cell table:style-name="ce185" office:value-type="float" office:value="288">
            <text:p>288</text:p>
          </table:table-cell>
          <table:table-cell table:style-name="ce185"/>
          <table:table-cell table:style-name="ce189" office:value-type="float" office:value="174">
            <text:p>174</text:p>
          </table:table-cell>
          <table:table-cell table:style-name="ce201" office:value-type="string">
            <text:p>En tant que Responsable opérationnel, je crée une relation associative vers un Concept/Terme qui n'existe pas encore</text:p>
          </table:table-cell>
          <table:table-cell table:style-name="ce244"/>
          <table:table-cell table:style-name="ce262" office:value-type="string">
            <text:p>Création d'un nouveau concept orphelin (non structuré dans l'arborescence) et de son terme préférentiel (attention : langue par défaut = fr ) + création de la relation associative symétrique (TA/TA)</text:p>
          </table:table-cell>
          <table:table-cell table:style-name="ce262"/>
          <table:table-cell table:style-name="ce185" table:number-columns-repeated="3"/>
          <table:table-cell table:style-name="ce178" table:number-columns-repeated="1013"/>
        </table:table-row>
        <table:table-row table:style-name="ro118">
          <table:table-cell table:style-name="ce171"/>
          <table:table-cell table:style-name="ce185" office:value-type="float" office:value="289">
            <text:p>289</text:p>
          </table:table-cell>
          <table:table-cell table:style-name="ce185"/>
          <table:table-cell table:style-name="ce189" office:value-type="float" office:value="175">
            <text:p>175</text:p>
          </table:table-cell>
          <table:table-cell table:style-name="ce231" office:value-type="string">
            <text:p>En tant que Responsable opérationnel, je supprime un Concept avec ses Termes associés (Voulez-vous supprimer les TP et les TNP ? Oui)</text:p>
          </table:table-cell>
          <table:table-cell table:style-name="ce240" office:value-type="string">
            <text:p>EF006 ; EF007</text:p>
          </table:table-cell>
          <table:table-cell table:style-name="ce231" office:value-type="string">
            <text:p><text:span text:style-name="T4">NB. Pas de contrainte à ce niveau. A terme, on ne peut supprimer </text:span><text:span text:style-name="T4">physiquement un Concept que s'il a le statut « candidat ». On ne </text:span><text:span text:style-name="T4">supprime jamais physiquement un Concept si le Vocabulaire a </text:span><text:span text:style-name="T4">été publié, mais on modifie son statut. <text:s/></text:span></text:p>
            <text:p><text:span text:style-name="T4">Créer des US Spécifiques...</text:span></text:p>
            <text:p><text:span text:style-name="T5">En tant que … j’archive des concepts d’un vocabulaire publié</text:span></text:p>
            <text:p><text:span text:style-name="T5">KB : On n'archive pas un concept : on change son statut (déprécié </text:span><text:span text:style-name="T5">ou prohibé).</text:span></text:p>
          </table:table-cell>
          <table:table-cell table:style-name="ce261"/>
          <table:table-cell table:style-name="ce190" table:number-columns-repeated="2"/>
          <table:table-cell table:style-name="ce185"/>
          <table:table-cell table:style-name="ce178" table:number-columns-repeated="1013"/>
        </table:table-row>
        <table:table-row table:style-name="ro52">
          <table:table-cell table:style-name="ce171"/>
          <table:table-cell table:style-name="ce185" office:value-type="float" office:value="290">
            <text:p>290</text:p>
          </table:table-cell>
          <table:table-cell table:style-name="ce185"/>
          <table:table-cell table:style-name="ce189" office:value-type="float" office:value="176">
            <text:p>176</text:p>
          </table:table-cell>
          <table:table-cell table:style-name="ce195" office:value-type="string">
            <text:p>En tant qu'Application cliente, je veux la liste des Termes commençant par la chaîne de caractères « xxx »</text:p>
          </table:table-cell>
          <table:table-cell table:style-name="ce240"/>
          <table:table-cell table:style-name="ce261" table:number-columns-repeated="2"/>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91">
            <text:p>291</text:p>
          </table:table-cell>
          <table:table-cell table:style-name="ce185"/>
          <table:table-cell table:style-name="ce189" office:value-type="float" office:value="177">
            <text:p>177</text:p>
          </table:table-cell>
          <table:table-cell table:style-name="ce195" office:value-type="string">
            <text:p>En tant qu'Application cliente, je veux la liste des Termes contenant la chaîne de caractères « xxx »</text:p>
          </table:table-cell>
          <table:table-cell table:style-name="ce240"/>
          <table:table-cell table:style-name="ce261" table:number-columns-repeated="2"/>
          <table:table-cell table:style-name="ce201" table:number-columns-repeated="3"/>
          <table:table-cell table:style-name="ce178" table:number-columns-repeated="1013"/>
        </table:table-row>
        <table:table-row table:style-name="ro55">
          <table:table-cell table:style-name="ce171"/>
          <table:table-cell table:style-name="ce185" office:value-type="float" office:value="292">
            <text:p>292</text:p>
          </table:table-cell>
          <table:table-cell table:style-name="ce185"/>
          <table:table-cell table:style-name="ce189" office:value-type="float" office:value="178">
            <text:p>178</text:p>
          </table:table-cell>
          <table:table-cell table:style-name="ce201" office:value-type="string">
            <text:p>En tant que Responsable opérationnel, je définis un Terme du bac à sable comme préférentiel du Concept parent d'un Concept</text:p>
          </table:table-cell>
          <table:table-cell table:style-name="ce240"/>
          <table:table-cell table:style-name="ce261" office:value-type="string">
            <text:p>Création d'une relation hiérarchique réciproque (TG/TS) entre un concept existant et un nouveau concept dont le Terme issu du bac à sable devient terme préférentiel.</text:p>
          </table:table-cell>
          <table:table-cell table:style-name="ce261"/>
          <table:table-cell table:style-name="ce201" table:number-columns-repeated="3"/>
          <table:table-cell table:style-name="ce178" table:number-columns-repeated="1013"/>
        </table:table-row>
        <table:table-row table:style-name="ro55">
          <table:table-cell table:style-name="ce171"/>
          <table:table-cell table:style-name="ce185" office:value-type="float" office:value="293">
            <text:p>293</text:p>
          </table:table-cell>
          <table:table-cell table:style-name="ce185"/>
          <table:table-cell table:style-name="ce189" office:value-type="float" office:value="179">
            <text:p>179</text:p>
          </table:table-cell>
          <table:table-cell table:style-name="ce201" office:value-type="string">
            <text:p>En tant que Responsable opérationnel, je définis un Terme du bac à sable comme préférentiel du Concept enfant d'un Concept</text:p>
          </table:table-cell>
          <table:table-cell table:style-name="ce240"/>
          <table:table-cell table:style-name="ce261" office:value-type="string">
            <text:p>Création d'une relation hiérarchique réciproque <text:s/>(TG/TS) entre un concept existant et un nouveau concept dont le Terme issu du bac à sable devient terme préférentiel.</text:p>
          </table:table-cell>
          <table:table-cell table:style-name="ce261"/>
          <table:table-cell table:style-name="ce201" table:number-columns-repeated="3"/>
          <table:table-cell table:style-name="ce178" table:number-columns-repeated="1013"/>
        </table:table-row>
        <table:table-row table:style-name="ro48">
          <table:table-cell table:style-name="ce171"/>
          <table:table-cell table:style-name="ce185" office:value-type="float" office:value="294">
            <text:p>294</text:p>
          </table:table-cell>
          <table:table-cell table:style-name="ce185"/>
          <table:table-cell table:style-name="ce189" office:value-type="float" office:value="180">
            <text:p>180</text:p>
          </table:table-cell>
          <table:table-cell table:style-name="ce201" office:value-type="string">
            <text:p>En tant qu'Utilisateur, je marque des Concepts (« flag »)</text:p>
          </table:table-cell>
          <table:table-cell table:style-name="ce239"/>
          <table:table-cell table:style-name="ce261" office:value-type="string">
            <text:p>? Uniquement l’administrateur à le droit de faire çà ????</text:p>
          </table:table-cell>
          <table:table-cell table:style-name="ce261" office:value-type="string">
            <text:p>à reprioriser, non au CDC</text:p>
          </table:table-cell>
          <table:table-cell table:style-name="ce201" table:number-columns-repeated="3"/>
          <table:table-cell table:style-name="ce178" table:number-columns-repeated="1013"/>
        </table:table-row>
        <table:table-row table:style-name="ro48">
          <table:table-cell table:style-name="ce171"/>
          <table:table-cell table:style-name="ce185" office:value-type="float" office:value="295">
            <text:p>295</text:p>
          </table:table-cell>
          <table:table-cell table:style-name="ce185"/>
          <table:table-cell table:style-name="ce189" office:value-type="float" office:value="181">
            <text:p>181</text:p>
          </table:table-cell>
          <table:table-cell table:style-name="ce201" office:value-type="string">
            <text:p>En tant qu'Utilisateur, je visualise les concepts par « flag »</text:p>
          </table:table-cell>
          <table:table-cell table:style-name="ce239"/>
          <table:table-cell table:style-name="ce261" office:value-type="string">
            <text:p>Détailler</text:p>
          </table:table-cell>
          <table:table-cell table:style-name="ce261" office:value-type="string">
            <text:p>à reprioriser, non au CDC</text:p>
          </table:table-cell>
          <table:table-cell table:style-name="ce201" table:number-columns-repeated="3"/>
          <table:table-cell table:style-name="ce178" table:number-columns-repeated="1013"/>
        </table:table-row>
        <table:table-row table:style-name="ro52">
          <table:table-cell table:style-name="ce171"/>
          <table:table-cell table:style-name="ce185" office:value-type="float" office:value="296">
            <text:p>296</text:p>
          </table:table-cell>
          <table:table-cell table:style-name="ce185"/>
          <table:table-cell table:style-name="ce189" office:value-type="float" office:value="182">
            <text:p>182</text:p>
          </table:table-cell>
          <table:table-cell table:style-name="ce224" office:value-type="string">
            <text:p>En tant que Responsable opérationnel, j'exporte un Vocabulaire au format texte sous la forme alphabétique permutée</text:p>
          </table:table-cell>
          <table:table-cell table:style-name="ce195"/>
          <table:table-cell table:style-name="ce270" office:value-type="string">
            <text:p>voir le poids de fonction. N'est-ce pas plus facile de le faire sur l'export SKOS ? Reporter cette fonction sur l'outil de diffusion ?</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297">
            <text:p>297</text:p>
          </table:table-cell>
          <table:table-cell table:style-name="ce185"/>
          <table:table-cell table:style-name="ce189" office:value-type="float" office:value="183">
            <text:p>183</text:p>
          </table:table-cell>
          <table:table-cell table:style-name="ce201" office:value-type="string">
            <text:p>En tant que Responsable opérationnel, je modifie en série des attributs</text:p>
          </table:table-cell>
          <table:table-cell table:style-name="ce244"/>
          <table:table-cell table:style-name="ce262" office:value-type="string">
            <text:p>À repriorise, à détailler, quels attribut, de quoi ? Comment faire au niveau interface</text:p>
          </table:table-cell>
          <table:table-cell table:style-name="ce26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298">
            <text:p>298</text:p>
          </table:table-cell>
          <table:table-cell table:style-name="ce190"/>
          <table:table-cell table:style-name="ce189" office:value-type="float" office:value="184">
            <text:p>184</text:p>
          </table:table-cell>
          <table:table-cell table:style-name="ce201" office:value-type="string">
            <text:p>En tant qu'Utilisateur, j'enregistre les critères de la recherche</text:p>
          </table:table-cell>
          <table:table-cell table:style-name="ce239"/>
          <table:table-cell table:style-name="ce261" office:value-type="string">
            <text:p>L’enregistrement n’est disponible que pour l’utilisateur</text:p>
          </table:table-cell>
          <table:table-cell table:style-name="ce261" office:value-type="string">
            <text:p>à reprioriser, non au CDC</text:p>
          </table:table-cell>
          <table:table-cell table:style-name="ce201" table:number-columns-repeated="3"/>
          <table:table-cell table:style-name="ce178" table:number-columns-repeated="1013"/>
        </table:table-row>
        <table:table-row table:style-name="ro48">
          <table:table-cell table:style-name="ce171"/>
          <table:table-cell table:style-name="ce185" office:value-type="float" office:value="299">
            <text:p>299</text:p>
          </table:table-cell>
          <table:table-cell/>
          <table:table-cell table:style-name="ce189" office:value-type="float" office:value="185">
            <text:p>185</text:p>
          </table:table-cell>
          <table:table-cell table:style-name="ce201" office:value-type="string">
            <text:p>En tant qu'Utilisateur, je joue une recherche avec des critères enregistrés</text:p>
          </table:table-cell>
          <table:table-cell table:style-name="ce239"/>
          <table:table-cell table:style-name="ce261"/>
          <table:table-cell table:style-name="ce261" office:value-type="string">
            <text:p>à reprioriser, non au CDC</text:p>
          </table:table-cell>
          <table:table-cell table:style-name="ce201" table:number-columns-repeated="3"/>
          <table:table-cell table:style-name="ce178" table:number-columns-repeated="1013"/>
        </table:table-row>
        <table:table-row table:style-name="ro48">
          <table:table-cell table:style-name="ce171"/>
          <table:table-cell table:style-name="ce185" office:value-type="float" office:value="300">
            <text:p>300</text:p>
          </table:table-cell>
          <table:table-cell/>
          <table:table-cell table:style-name="ce189" office:value-type="float" office:value="186">
            <text:p>186</text:p>
          </table:table-cell>
          <table:table-cell table:style-name="ce201" office:value-type="string">
            <text:p>En tant qu'Utilisateur, je supprime des critères de recherche enregistrés</text:p>
          </table:table-cell>
          <table:table-cell table:style-name="ce239" office:value-type="string">
            <text:p>EF006</text:p>
          </table:table-cell>
          <table:table-cell table:style-name="ce261"/>
          <table:table-cell table:style-name="ce261" office:value-type="string">
            <text:p>à reprioriser, non au CDC</text:p>
          </table:table-cell>
          <table:table-cell table:style-name="ce185" table:number-columns-repeated="2"/>
          <table:table-cell table:style-name="ce187"/>
          <table:table-cell table:style-name="ce178" table:number-columns-repeated="1013"/>
        </table:table-row>
        <table:table-row table:style-name="ro48">
          <table:table-cell table:style-name="ce171"/>
          <table:table-cell table:style-name="ce185" office:value-type="float" office:value="301">
            <text:p>301</text:p>
          </table:table-cell>
          <table:table-cell table:style-name="ce185"/>
          <table:table-cell table:style-name="ce189" office:value-type="float" office:value="187">
            <text:p>187</text:p>
          </table:table-cell>
          <table:table-cell table:style-name="ce201" office:value-type="string">
            <text:p>En tant que Responsable opérationnel, j'exporte une branche d'un vocabulaire</text:p>
          </table:table-cell>
          <table:table-cell table:style-name="ce195"/>
          <table:table-cell table:style-name="ce270"/>
          <table:table-cell table:style-name="ce261"/>
          <table:table-cell table:style-name="ce201" table:number-columns-repeated="3"/>
          <table:table-cell table:style-name="ce178" table:number-columns-repeated="1013"/>
        </table:table-row>
        <table:table-row table:style-name="ro53">
          <table:table-cell table:style-name="ce171"/>
          <table:table-cell table:style-name="ce185" office:value-type="float" office:value="302">
            <text:p>302</text:p>
          </table:table-cell>
          <table:table-cell table:style-name="ce185"/>
          <table:table-cell table:style-name="ce189" office:value-type="float" office:value="188">
            <text:p>188</text:p>
          </table:table-cell>
          <table:table-cell table:style-name="ce201" office:value-type="string">
            <text:p>En tant que Responsable opérationnel, j'importe une branche d'un vocabulaire dans le vocabulaire actif</text:p>
          </table:table-cell>
          <table:table-cell table:style-name="ce195"/>
          <table:table-cell table:style-name="ce261" office:value-type="string">
            <text:p>importer dans vocabulaire : la branche est créée comme « orpheline » (suppose que l'export de la branche produit un fichier xml valide pour pouvoir être importé comme un concept et ses descendants)</text:p>
          </table:table-cell>
          <table:table-cell table:style-name="ce261"/>
          <table:table-cell table:style-name="ce185" table:number-columns-repeated="3"/>
          <table:table-cell table:style-name="ce178" table:number-columns-repeated="1013"/>
        </table:table-row>
        <table:table-row table:style-name="ro55">
          <table:table-cell table:style-name="ce171"/>
          <table:table-cell table:style-name="ce185" office:value-type="float" office:value="303">
            <text:p>303</text:p>
          </table:table-cell>
          <table:table-cell table:style-name="ce185"/>
          <table:table-cell table:style-name="ce189" office:value-type="float" office:value="189">
            <text:p>189</text:p>
          </table:table-cell>
          <table:table-cell table:style-name="ce201" office:value-type="string">
            <text:p>En tant qu'Administrateur de Vocabulaire, je paramètre la périodicité de l'édition, le nommage et l'emplacement du Journal des évolutions, la liste des utilisateurs à informer, le format d'édition </text:p>
          </table:table-cell>
          <table:table-cell table:style-name="ce195"/>
          <table:table-cell table:style-name="ce261" office:value-type="string">
            <text:p>Le système permet l'automatisation du processus de mise à disposition des Journaux d'évolution. Il met à jour la date de la dernière édition.</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304">
            <text:p>304</text:p>
          </table:table-cell>
          <table:table-cell table:style-name="ce187"/>
          <table:table-cell table:style-name="ce189" office:value-type="float" office:value="190">
            <text:p>190</text:p>
          </table:table-cell>
          <table:table-cell table:style-name="ce201" office:value-type="string">
            <text:p>En tant qu'Utilisateur, je recherche une chaîne de caractères ou une valeur exacte uniquement dans les notes d'un certain type</text:p>
          </table:table-cell>
          <table:table-cell table:style-name="ce255"/>
          <table:table-cell table:style-name="ce261"/>
          <table:table-cell table:style-name="ce271" office:value-type="string">
            <text:p>Fait partie de la recherche standard SOLR</text:p>
          </table:table-cell>
          <table:table-cell table:style-name="ce201" table:number-columns-repeated="3"/>
          <table:table-cell table:style-name="ce178" table:number-columns-repeated="1013"/>
        </table:table-row>
        <table:table-row table:style-name="ro52">
          <table:table-cell table:style-name="ce177"/>
          <table:table-cell table:style-name="ce185" office:value-type="float" office:value="305">
            <text:p>305</text:p>
          </table:table-cell>
          <table:table-cell table:style-name="ce196"/>
          <table:table-cell table:style-name="ce203" office:value-type="float" office:value="191">
            <text:p>191</text:p>
          </table:table-cell>
          <table:table-cell table:style-name="ce232" office:value-type="string">
            <text:p>En tant qu'Utilisateur, je recherche une chaîne de caractères ou une valeur exacte sans prendre en compte les caractères spéciaux </text:p>
          </table:table-cell>
          <table:table-cell table:style-name="ce258"/>
          <table:table-cell table:style-name="ce271" office:value-type="string">
            <text:p>« état » renvoie « état », « Etat », « État »</text:p>
          </table:table-cell>
          <table:table-cell table:style-name="ce271" office:value-type="string">
            <text:p>Fait partie de la recherche standard SOLR</text:p>
          </table:table-cell>
          <table:table-cell table:style-name="ce185" table:number-columns-repeated="2"/>
          <table:table-cell table:style-name="ce187"/>
          <table:table-cell table:style-name="ce178" table:number-columns-repeated="1013"/>
        </table:table-row>
        <table:table-row table:style-name="ro52">
          <table:table-cell table:style-name="ce177"/>
          <table:table-cell table:style-name="ce185" office:value-type="float" office:value="306">
            <text:p>306</text:p>
          </table:table-cell>
          <table:table-cell table:style-name="ce196"/>
          <table:table-cell table:style-name="ce203" office:value-type="float" office:value="192">
            <text:p>192</text:p>
          </table:table-cell>
          <table:table-cell table:style-name="ce232" office:value-type="string">
            <text:p>En tant qu'Utilisateur, je recherche une chaîne de caractères ou une valeur exacte en prenant en compte les caractères spéciaux</text:p>
          </table:table-cell>
          <table:table-cell table:style-name="ce258"/>
          <table:table-cell table:style-name="ce271" office:value-type="string">
            <text:p>« cité » renvoie « cité » mais pas « citerne », « état » renvoie « état » et « État », mais pas « Etat »</text:p>
          </table:table-cell>
          <table:table-cell table:style-name="ce271" office:value-type="string">
            <text:p>Fait partie de la recherche standard SOLR</text:p>
          </table:table-cell>
          <table:table-cell table:style-name="ce185" table:number-columns-repeated="3"/>
          <table:table-cell table:style-name="ce178" table:number-columns-repeated="1013"/>
        </table:table-row>
        <table:table-row table:style-name="ro48">
          <table:table-cell table:style-name="ce177"/>
          <table:table-cell table:style-name="ce185" office:value-type="float" office:value="307">
            <text:p>307</text:p>
          </table:table-cell>
          <table:table-cell table:style-name="ce196"/>
          <table:table-cell table:style-name="ce203" office:value-type="float" office:value="193">
            <text:p>193</text:p>
          </table:table-cell>
          <table:table-cell table:style-name="ce232" office:value-type="string">
            <text:p>En tant qu'Utilisateur, je recherche une chaîne de caractères sans sensibilité à la casse</text:p>
          </table:table-cell>
          <table:table-cell table:style-name="ce258"/>
          <table:table-cell table:style-name="ce271" office:value-type="string">
            <text:p>« Français » renvoie « Français » et <text:s/>« français »</text:p>
          </table:table-cell>
          <table:table-cell table:style-name="ce271" office:value-type="string">
            <text:p>Fait partie de la recherche standard SOLR</text:p>
          </table:table-cell>
          <table:table-cell table:style-name="ce201" table:number-columns-repeated="3"/>
          <table:table-cell table:style-name="ce178" table:number-columns-repeated="1013"/>
        </table:table-row>
        <table:table-row table:style-name="ro48">
          <table:table-cell table:style-name="ce177"/>
          <table:table-cell table:style-name="ce185" office:value-type="float" office:value="308">
            <text:p>308</text:p>
          </table:table-cell>
          <table:table-cell table:style-name="ce196"/>
          <table:table-cell table:style-name="ce203" office:value-type="float" office:value="194">
            <text:p>194</text:p>
          </table:table-cell>
          <table:table-cell table:style-name="ce232" office:value-type="string">
            <text:p>En tant qu'Utilisateur, je recherche une chaîne de caractères avec sensibilité à la casse</text:p>
          </table:table-cell>
          <table:table-cell table:style-name="ce258"/>
          <table:table-cell table:style-name="ce271" office:value-type="string">
            <text:p>« Français » ne renvoie pas « français »</text:p>
          </table:table-cell>
          <table:table-cell table:style-name="ce271" office:value-type="string">
            <text:p>Fait partie de la recherche standard SOLR</text:p>
          </table:table-cell>
          <table:table-cell table:style-name="ce187" table:number-columns-repeated="3"/>
          <table:table-cell table:style-name="ce178" table:number-columns-repeated="1013"/>
        </table:table-row>
        <table:table-row table:style-name="ro52">
          <table:table-cell table:style-name="ce171"/>
          <table:table-cell table:style-name="ce185" office:value-type="float" office:value="309">
            <text:p>309</text:p>
          </table:table-cell>
          <table:table-cell table:style-name="ce185"/>
          <table:table-cell table:style-name="ce189" office:value-type="float" office:value="195">
            <text:p>195</text:p>
          </table:table-cell>
          <table:table-cell table:style-name="ce201" office:value-type="string">
            <text:p>En tant que Responsable opérationnel, je copie/colle un Concept dans un autre Vocabulaire</text:p>
          </table:table-cell>
          <table:table-cell table:style-name="ce239"/>
          <table:table-cell table:style-name="ce262" office:value-type="string">
            <text:p>Quid des identifiants ? À descendre</text:p>
          </table:table-cell>
          <table:table-cell table:style-name="ce262"/>
          <table:table-cell table:style-name="ce187" table:number-columns-repeated="3"/>
          <table:table-cell table:style-name="ce178" table:number-columns-repeated="1013"/>
        </table:table-row>
        <table:table-row table:style-name="ro52">
          <table:table-cell table:style-name="ce171"/>
          <table:table-cell table:style-name="ce185" office:value-type="float" office:value="310">
            <text:p>310</text:p>
          </table:table-cell>
          <table:table-cell table:style-name="ce187"/>
          <table:table-cell table:style-name="ce189" office:value-type="float" office:value="196">
            <text:p>196</text:p>
          </table:table-cell>
          <table:table-cell table:style-name="ce201" office:value-type="string">
            <text:p>En tant qu’Utilisateur, je recherche un Vocabulaire sur un certain nombre de critères (domaine, couverture, sujet, version courante …)</text:p>
          </table:table-cell>
          <table:table-cell table:style-name="ce255"/>
          <table:table-cell table:style-name="ce261" office:value-type="string">
            <text:p>Résultat : retourne les différentes versions existantes</text:p>
          </table:table-cell>
          <table:table-cell table:style-name="ce261"/>
          <table:table-cell table:style-name="ce187" table:number-columns-repeated="3"/>
          <table:table-cell table:style-name="ce178" table:number-columns-repeated="1013"/>
        </table:table-row>
        <table:table-row table:style-name="ro55">
          <table:table-cell table:style-name="ce171"/>
          <table:table-cell table:style-name="ce185" office:value-type="float" office:value="311">
            <text:p>311</text:p>
          </table:table-cell>
          <table:table-cell table:style-name="ce185"/>
          <table:table-cell table:style-name="ce189" office:value-type="float" office:value="197">
            <text:p>197</text:p>
          </table:table-cell>
          <table:table-cell table:style-name="ce233" office:value-type="string">
            <text:p>En tant que Responsable opérationnel, j’attache des groupes de concepts parents à un groupe de concepts</text:p>
          </table:table-cell>
          <table:table-cell table:style-name="ce244"/>
          <table:table-cell table:style-name="ce231" office:value-type="string">
            <text:p>HF : Hiérarchisation des groupes de concepts. Avec possibilité de multi-parents</text:p>
            <text:p>KB : est-ce que ce n'est pas la même chose que la US précédente ?</text:p>
          </table:table-cell>
          <table:table-cell table:style-name="ce261"/>
          <table:table-cell table:style-name="ce187" table:number-columns-repeated="3"/>
          <table:table-cell table:style-name="ce178" table:number-columns-repeated="1013"/>
        </table:table-row>
        <table:table-row table:style-name="ro52">
          <table:table-cell table:style-name="ce171"/>
          <table:table-cell table:style-name="ce185" office:value-type="float" office:value="312">
            <text:p>312</text:p>
          </table:table-cell>
          <table:table-cell table:style-name="ce185"/>
          <table:table-cell table:style-name="ce189" office:value-type="float" office:value="198">
            <text:p>198</text:p>
          </table:table-cell>
          <table:table-cell table:style-name="ce213" office:value-type="string">
            <text:p>UST : Journal technique des évolutions pour Mistral</text:p>
          </table:table-cell>
          <table:table-cell table:style-name="ce195"/>
          <table:table-cell table:style-name="ce267" office:value-type="string">
            <text:p>Définir le format ?</text:p>
          </table:table-cell>
          <table:table-cell table:style-name="ce267" office:value-type="string">
            <text:p>Cahier des charges ????</text:p>
            <text:p>Liste poids fonctions ?</text:p>
          </table:table-cell>
          <table:table-cell table:style-name="ce187" table:number-columns-repeated="3"/>
          <table:table-cell table:style-name="ce178" table:number-columns-repeated="1013"/>
        </table:table-row>
        <table:table-row table:style-name="ro52">
          <table:table-cell table:style-name="ce171"/>
          <table:table-cell table:style-name="ce185" office:value-type="float" office:value="313">
            <text:p>313</text:p>
          </table:table-cell>
          <table:table-cell table:style-name="ce185"/>
          <table:table-cell table:style-name="ce189" office:value-type="float" office:value="199">
            <text:p>199</text:p>
          </table:table-cell>
          <table:table-cell table:style-name="ce201" office:value-type="string">
            <text:p>En tant qu'Administrateur général des vocabulaires, j'exporte le Journal des évolutions du Registre des vocabulaires au format CSV (évolutions depuis telle date)</text:p>
          </table:table-cell>
          <table:table-cell table:style-name="ce236"/>
          <table:table-cell table:style-name="ce261" office:value-type="string">
            <text:p>liste des évolutions apportées au registre (ajout ou modification de fiches descriptives de vocabulaires) depuis la dernière édition</text:p>
          </table:table-cell>
          <table:table-cell table:style-name="ce261"/>
          <table:table-cell table:style-name="ce280" office:value-type="string">
            <text:p>Assez complexe en terme d’interface</text:p>
            <text:p>Peut on reprioriser ???</text:p>
          </table:table-cell>
          <table:table-cell table:style-name="ce185" table:number-columns-repeated="2"/>
          <table:table-cell table:style-name="ce178" table:number-columns-repeated="1013"/>
        </table:table-row>
        <table:table-row table:style-name="ro52">
          <table:table-cell table:style-name="ce171"/>
          <table:table-cell table:style-name="ce185" office:value-type="float" office:value="314">
            <text:p>314</text:p>
          </table:table-cell>
          <table:table-cell table:style-name="ce190"/>
          <table:table-cell table:style-name="ce189" office:value-type="float" office:value="200">
            <text:p>200</text:p>
          </table:table-cell>
          <table:table-cell table:style-name="ce201" office:value-type="string">
            <text:p>En tant qu'Administrateur général des vocabulaires, je crée une « version » d’un vocabulaire</text:p>
          </table:table-cell>
          <table:table-cell table:style-name="ce195"/>
          <table:table-cell table:style-name="ce261" office:value-type="string">
            <text:p>Paramètrage version</text:p>
          </table:table-cell>
          <table:table-cell table:style-name="ce261"/>
          <table:table-cell table:style-name="ce187" table:number-columns-repeated="3"/>
          <table:table-cell table:style-name="ce178" table:number-columns-repeated="1013"/>
        </table:table-row>
        <table:table-row table:style-name="ro55">
          <table:table-cell table:style-name="ce171"/>
          <table:table-cell table:style-name="ce185" office:value-type="float" office:value="315">
            <text:p>315</text:p>
          </table:table-cell>
          <table:table-cell table:style-name="ce190"/>
          <table:table-cell table:style-name="ce189" office:value-type="float" office:value="201">
            <text:p>201</text:p>
          </table:table-cell>
          <table:table-cell table:style-name="ce224" office:value-type="string">
            <text:p>En tant qu'Administrateur général des vocabulaires, je modifie le statut d'un Vocabulaire</text:p>
          </table:table-cell>
          <table:table-cell table:style-name="ce239" office:value-type="string">
            <text:p>EF108</text:p>
          </table:table-cell>
          <table:table-cell table:style-name="ce270" office:value-type="string">
            <text:p>Le statut d'un Vocabulaire est par défaut Projet. Les statuts possibles sont : Projet ; Validé ; Publié ; Déprécié ; Prohibé</text:p>
            <text:p>Donnée de gestion hors ISO à prévoir.</text:p>
          </table:table-cell>
          <table:table-cell table:style-name="ce261"/>
          <table:table-cell table:style-name="ce185" table:number-columns-repeated="3"/>
          <table:table-cell table:style-name="ce178" table:number-columns-repeated="1013"/>
        </table:table-row>
        <table:table-row table:style-name="ro55">
          <table:table-cell table:style-name="ce171"/>
          <table:table-cell table:style-name="ce185" office:value-type="float" office:value="316">
            <text:p>316</text:p>
          </table:table-cell>
          <table:table-cell table:style-name="ce189"/>
          <table:table-cell table:style-name="ce189" office:value-type="float" office:value="202">
            <text:p>202</text:p>
          </table:table-cell>
          <table:table-cell table:style-name="ce219" office:value-type="string">
            <text:p>En tant qu'Administrateur de Vocabulaire, je supprime un Vocabulaire publié. Mise à jour de la fiche Version (vocabulaire archivé dans l'attribut « Note sur la version » (versionNote)</text:p>
          </table:table-cell>
          <table:table-cell table:style-name="ce256" office:value-type="string">
            <text:p>EF006</text:p>
          </table:table-cell>
          <table:table-cell table:style-name="ce262" office:value-type="string">
            <text:p>Message d'alerte : avez-vous pensé à exporter le vocabulaire ? OK ou Annuler l'opératio</text:p>
          </table:table-cell>
          <table:table-cell table:style-name="ce262"/>
          <table:table-cell table:style-name="ce185" table:number-columns-repeated="3"/>
          <table:table-cell table:style-name="ce178" table:number-columns-repeated="1013"/>
        </table:table-row>
        <table:table-row table:style-name="ro55">
          <table:table-cell table:style-name="ce171"/>
          <table:table-cell table:style-name="ce185" office:value-type="float" office:value="317">
            <text:p>317</text:p>
          </table:table-cell>
          <table:table-cell table:style-name="ce189"/>
          <table:table-cell table:style-name="ce189" office:value-type="float" office:value="203">
            <text:p>203</text:p>
          </table:table-cell>
          <table:table-cell table:style-name="ce219" office:value-type="string">
            <text:p>En tant que Responsable opérationnel, je modifie le critère de tri d'un Tableau de concepts</text:p>
          </table:table-cell>
          <table:table-cell table:style-name="ce239"/>
          <table:table-cell table:style-name="ce261" office:value-type="string">
            <text:p>Dans un tableau de concepts, les concepts sont par défaut triés par ordre alphabétique (ordered = 0). Si on souhaite garder les concepts dans un ordre spécifique, la valeur de ordered doit être 1.</text:p>
          </table:table-cell>
          <table:table-cell table:style-name="ce261"/>
          <table:table-cell table:style-name="ce185" table:number-columns-repeated="3"/>
          <table:table-cell table:style-name="ce178" table:number-columns-repeated="1013"/>
        </table:table-row>
        <table:table-row table:style-name="ro52">
          <table:table-cell table:style-name="ce171"/>
          <table:table-cell table:style-name="ce185" office:value-type="float" office:value="318">
            <text:p>318</text:p>
          </table:table-cell>
          <table:table-cell table:style-name="ce185"/>
          <table:table-cell table:style-name="ce189" office:value-type="float" office:value="204">
            <text:p>204</text:p>
          </table:table-cell>
          <table:table-cell table:style-name="ce201" office:value-type="string">
            <text:p>En tant qu'Administrateur général des vocabulaires, j'édite les données éditables de la fiche Version (VersionHistory) d'un Vocabulaire (versionNote, currentVersion) </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319">
            <text:p>319</text:p>
          </table:table-cell>
          <table:table-cell table:style-name="ce185"/>
          <table:table-cell table:style-name="ce189" office:value-type="float" office:value="205">
            <text:p>205</text:p>
          </table:table-cell>
          <table:table-cell table:style-name="ce201" office:value-type="string">
            <text:p>En tant qu'Utilisateur, je visualise la liste des versions d'un Vocabulaire <text:s/></text:p>
          </table:table-cell>
          <table:table-cell table:style-name="ce195"/>
          <table:table-cell table:style-name="ce261" table:number-columns-repeated="2"/>
          <table:table-cell table:style-name="ce185" table:number-columns-repeated="3"/>
          <table:table-cell table:style-name="ce178" table:number-columns-repeated="1013"/>
        </table:table-row>
        <table:table-row table:style-name="ro48">
          <table:table-cell table:style-name="ce171"/>
          <table:table-cell table:style-name="ce185" office:value-type="float" office:value="320">
            <text:p>320</text:p>
          </table:table-cell>
          <table:table-cell table:style-name="ce185"/>
          <table:table-cell table:style-name="ce189" office:value-type="float" office:value="206">
            <text:p>206</text:p>
          </table:table-cell>
          <table:table-cell table:style-name="ce213" office:value-type="string">
            <text:p>UST : Moteur d’export PDF</text:p>
          </table:table-cell>
          <table:table-cell table:style-name="ce239"/>
          <table:table-cell table:style-name="ce261" table:number-columns-repeated="2"/>
          <table:table-cell table:style-name="ce219" table:number-columns-repeated="3"/>
          <table:table-cell table:style-name="ce178" table:number-columns-repeated="1013"/>
        </table:table-row>
        <table:table-row table:style-name="ro48">
          <table:table-cell table:style-name="ce171"/>
          <table:table-cell table:style-name="ce185" office:value-type="float" office:value="321">
            <text:p>321</text:p>
          </table:table-cell>
          <table:table-cell table:style-name="ce185"/>
          <table:table-cell table:style-name="ce189"/>
          <table:table-cell table:style-name="ce221" office:value-type="string">
            <text:p>Bug #16631 : champs texte avec hyperlien</text:p>
          </table:table-cell>
          <table:table-cell table:style-name="ce195"/>
          <table:table-cell table:style-name="ce261" table:number-columns-repeated="2"/>
          <table:table-cell table:style-name="ce201" table:number-columns-repeated="3"/>
          <table:table-cell table:style-name="ce178" table:number-columns-repeated="1013"/>
        </table:table-row>
        <table:table-row table:style-name="ro48">
          <table:table-cell table:style-name="ce171"/>
          <table:table-cell table:style-name="ce185" office:value-type="float" office:value="322">
            <text:p>322</text:p>
          </table:table-cell>
          <table:table-cell table:style-name="ce185"/>
          <table:table-cell table:style-name="ce189"/>
          <table:table-cell table:style-name="ce221" office:value-type="string">
            <text:p>Bug #0016633 : suppression du contenu copier/coller</text:p>
          </table:table-cell>
          <table:table-cell table:style-name="ce239"/>
          <table:table-cell table:style-name="ce262" table:number-columns-repeated="2"/>
          <table:table-cell table:style-name="ce201"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24" office:value-type="string">
            <text:p>imports exports skos avec regroupements de concepts</text:p>
          </table:table-cell>
          <table:table-cell table:style-name="ce239"/>
          <table:table-cell table:style-name="ce262" table:number-columns-repeated="2"/>
          <table:table-cell table:style-name="ce201" table:number-columns-repeated="3"/>
          <table:table-cell table:style-name="ce178" table:number-columns-repeated="1013"/>
        </table:table-row>
        <table:table-row table:style-name="ro48" table:number-rows-repeated="2">
          <table:table-cell table:style-name="ce171"/>
          <table:table-cell table:style-name="ce185" table:number-columns-repeated="2"/>
          <table:table-cell table:style-name="ce189"/>
          <table:table-cell table:style-name="ce201"/>
          <table:table-cell table:style-name="ce239"/>
          <table:table-cell table:style-name="ce261" table:number-columns-repeated="2"/>
          <table:table-cell table:style-name="ce201"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table:table-cell table:style-name="ce244"/>
          <table:table-cell table:style-name="ce262" table:number-columns-repeated="2"/>
          <table:table-cell table:style-name="ce185" table:number-columns-repeated="3"/>
          <table:table-cell table:style-name="ce178" table:number-columns-repeated="1013"/>
        </table:table-row>
        <table:table-row table:style-name="ro48">
          <table:table-cell table:style-name="ce171"/>
          <table:table-cell table:number-columns-repeated="5"/>
          <table:table-cell table:style-name="Default" table:number-columns-repeated="2"/>
          <table:table-cell table:style-name="ce185"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34" office:value-type="string">
            <text:p>Ajouter les US de la V2 V3</text:p>
          </table:table-cell>
          <table:table-cell table:style-name="ce259"/>
          <table:table-cell table:style-name="ce275" table:number-columns-repeated="2"/>
          <table:table-cell table:style-name="ce185"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tilisateur, je « travaille » sur plusieurs Vocabulaires simultanément</text:p>
          </table:table-cell>
          <table:table-cell table:style-name="ce201" table:number-columns-repeated="3"/>
          <table:table-cell table:style-name="ce185" table:number-columns-repeated="3"/>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Expert, j'aligne un Concept sur un Concept d'un autre vocabulaire interne</text:p>
          </table:table-cell>
          <table:table-cell table:style-name="ce201" table:number-columns-repeated="3"/>
          <table:table-cell table:style-name="ce185" table:number-columns-repeated="3"/>
          <table:table-cell table:style-name="ce178" table:number-columns-repeated="1013"/>
        </table:table-row>
        <table:table-row table:style-name="ro52">
          <table:table-cell/>
          <table:table-cell table:style-name="ce185" table:number-columns-repeated="2"/>
          <table:table-cell table:style-name="ce189"/>
          <table:table-cell table:style-name="ce201" office:value-type="string">
            <text:p>En tant qu'Expert, j'aligne un Concept sur un Concept d'un vocabulaire externe (disponible sur l'internet)</text:p>
          </table:table-cell>
          <table:table-cell table:style-name="ce201" table:number-columns-repeated="3"/>
          <table:table-cell table:number-columns-repeated="1016"/>
        </table:table-row>
        <table:table-row table:style-name="ro54">
          <table:table-cell table:style-name="ce171"/>
          <table:table-cell table:style-name="ce185" table:number-columns-repeated="2"/>
          <table:table-cell table:style-name="ce189"/>
          <table:table-cell table:style-name="ce201" office:value-type="string">
            <text:p>En tant qu'Administrateur de Vocabulaire, je définis les éléments obligatoires de mon Vocabulaire</text:p>
          </table:table-cell>
          <table:table-cell table:style-name="ce201"/>
          <table:table-cell table:style-name="ce201" office:value-type="string">
            <text:p>Exemple : l'affectation des concepts validés d'un Vocabulaire à une facette du Référentiel terminologique (type de Regroupement spécifique) est obligatoire. Le Domaine d'utilisation du Concept (attribut personnalisé du Concept) est également obligatoire dans le Référentiel terminologique.</text:p>
          </table:table-cell>
          <table:table-cell table:style-name="ce201"/>
          <table:table-cell table:style-name="ce275" table:number-columns-repeated="3"/>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e définis les règles de gestion du Référentiel terminologiqu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peupler le référentiel terminologique</text:p>
          </table:table-cell>
          <table:table-cell table:style-name="ce201"/>
          <table:table-cell table:style-name="ce201" office:value-type="string">
            <text:p>processus automatique</text:p>
          </table:table-cell>
          <table:table-cell table:style-name="ce201" table:number-columns-repeated="4"/>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de Vocabulaire, j'affecte une facette par défaut à tous les Concepts de mon Vocabulaire</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e Responsable opérationnel, je recherche les Concepts non affectés à une facette du Référentiel terminologique</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e Responsable opérationnel, j'affecte un Concept et ses Termes à une facette du Référentiel terminologique</text:p>
          </table:table-cell>
          <table:table-cell table:style-name="ce201"/>
          <table:table-cell table:style-name="ce201" office:value-type="string">
            <text:p>Regroupement de concepts spécifique et obligatoire</text:p>
          </table:table-cell>
          <table:table-cell table:style-name="ce201" table:number-columns-repeated="4"/>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tilisateur, je recherche un Concept dans le Référentiel terminologique</text:p>
          </table:table-cell>
          <table:table-cell table:style-name="ce201" table:number-columns-repeated="6"/>
          <table:table-cell table:style-name="ce178" table:number-columns-repeated="1013"/>
        </table:table-row>
        <table:table-row table:style-name="ro55">
          <table:table-cell table:style-name="ce171"/>
          <table:table-cell table:style-name="ce185" table:number-columns-repeated="2"/>
          <table:table-cell table:style-name="ce189"/>
          <table:table-cell table:style-name="ce201" office:value-type="string">
            <text:p>En tant qu'Utilisateur, je recherche un Concept dans le Référentiel terminologique avec un filtre (Facette, Domaine, Application, Date de mise à jour ou en combinant ces critères)</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e Responsable opérationnel, je consulte le tableau des alertes (flags?) sur mon Vocabulaire</text:p>
          </table:table-cell>
          <table:table-cell table:style-name="ce201"/>
          <table:table-cell table:style-name="ce201" office:value-type="string">
            <text:p>Définir quels sont les alertes ????</text:p>
          </table:table-cell>
          <table:table-cell table:style-name="ce201" table:number-columns-repeated="4"/>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Expert, je propose une résolution d'une Alerte (j'attache une annotation au terme concerné)</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e valide une proposition de résolution d'une Alerte</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édite le tableau de suivi des Alertes</text:p>
          </table:table-cell>
          <table:table-cell table:style-name="ce201"/>
          <table:table-cell table:style-name="ce201" office:value-type="string">
            <text:p>accéder au tableau des alertes et aux propositions de résolution</text:p>
          </table:table-cell>
          <table:table-cell table:style-name="ce201" table:number-columns-repeated="4"/>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Administrateur général des vocabulaires, je lève une alert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instruire les demandes d'évolution</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exporte le Journal des évolutions du Référentiel terminologique au format CSV</text:p>
          </table:table-cell>
          <table:table-cell table:style-name="ce201"/>
          <table:table-cell table:style-name="ce201" office:value-type="string">
            <text:p>format csv</text:p>
          </table:table-cell>
          <table:table-cell table:style-name="ce201" table:number-columns-repeated="4"/>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mettre à disposition une ressource terminologique</text:p>
          </table:table-cell>
          <table:table-cell table:style-name="ce201"/>
          <table:table-cell table:style-name="ce201" office:value-type="string">
            <text:p>synchronisation plate-forme de diffusion</text:p>
          </table:table-cell>
          <table:table-cell table:style-name="ce201" table:number-columns-repeated="4"/>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Utilisateur, je soumets un nouveau Terme au référentiel terminologique</text:p>
          </table:table-cell>
          <table:table-cell table:style-name="ce201"/>
          <table:table-cell table:style-name="ce201" office:value-type="string">
            <text:p>processus automatique dès qu'il y a validation d'un nouveau Concept</text:p>
          </table:table-cell>
          <table:table-cell table:style-name="ce201" table:number-columns-repeated="4"/>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Utilisateur, je soumets une modification au référentiel terminologique</text:p>
          </table:table-cell>
          <table:table-cell table:style-name="ce201"/>
          <table:table-cell table:style-name="ce201" office:value-type="string">
            <text:p>processus automatique dès qu'il y a modification d'un Vocabulaire source</text:p>
          </table:table-cell>
          <table:table-cell table:style-name="ce201" table:number-columns-repeated="4"/>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polyhiérarchie</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e déclare une Application cliente du Référentiel terminologique</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Administrateur général des vocabulaires, j'extrais un Lexique du Référentiel terminologique</text:p>
          </table:table-cell>
          <table:table-cell table:style-name="ce201"/>
          <table:table-cell table:style-name="ce201" office:value-type="string">
            <text:p>exporter une liste de termes non structurés pouvant servir les besoins d'une application</text:p>
          </table:table-cell>
          <table:table-cell table:style-name="ce201" table:number-columns-repeated="4"/>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le Registre des vocabulaires</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le Référentiel terminologiqu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un Vocabulair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télécharge un Vocabulair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télécharge un Formulaire de demande d'évolution</text:p>
          </table:table-cell>
          <table:table-cell table:style-name="ce201" table:number-columns-repeated="6"/>
          <table:table-cell table:style-name="ce178" table:number-columns-repeated="1013"/>
        </table:table-row>
        <table:table-row table:style-name="ro52">
          <table:table-cell table:style-name="ce171"/>
          <table:table-cell table:style-name="ce185" table:number-columns-repeated="2"/>
          <table:table-cell table:style-name="ce189"/>
          <table:table-cell table:style-name="ce201" office:value-type="string">
            <text:p>En tant qu'Usager, j'envoie un message à l'Administrateur de vocabulaire. Je peux joindre mon formulaire de demande d'évolution au messag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le Journal des évolutions du Registre des vocabulaires</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le Journal des évolutions d'un Vocabulair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En tant qu'Usager, je consulte le Journal des évolutions du Référentiel terminologique</text:p>
          </table:table-cell>
          <table:table-cell table:style-name="ce201" table:number-columns-repeated="6"/>
          <table:table-cell table:style-name="ce178" table:number-columns-repeated="1013"/>
        </table:table-row>
        <table:table-row table:style-name="ro48">
          <table:table-cell table:style-name="ce171"/>
          <table:table-cell table:style-name="ce185" table:number-columns-repeated="2"/>
          <table:table-cell table:style-name="ce189"/>
          <table:table-cell table:style-name="ce201" office:value-type="string">
            <text:p>lancer une recherche sur un corpus</text:p>
          </table:table-cell>
          <table:table-cell table:style-name="ce201" table:number-columns-repeated="6"/>
          <table:table-cell table:style-name="ce178" table:number-columns-repeated="1013"/>
        </table:table-row>
        <table:table-row table:style-name="ro55">
          <table:table-cell table:style-name="ce171"/>
          <table:table-cell table:style-name="ce185" table:number-columns-repeated="2"/>
          <table:table-cell table:style-name="ce189"/>
          <table:table-cell table:style-name="ce201" office:value-type="string">
            <text:p>En tant qu'Administrateur général des vocabulaires, je valide une Fiche descriptive de Vocabulaire</text:p>
          </table:table-cell>
          <table:table-cell table:style-name="ce195"/>
          <table:table-cell table:style-name="ce261" office:value-type="string">
            <text:p>Voir CDC 5.3.1.5 et 7.1.6 + 8.2.1(Règle de gestion) : vérification formelle des MD et passage du vocabulaire au statut « validé » (donnée de gestion hors ISO à prévoir).</text:p>
          </table:table-cell>
          <table:table-cell table:style-name="ce261"/>
          <table:table-cell table:style-name="ce201" table:number-columns-repeated="3"/>
          <table:table-cell table:style-name="ce178" table:number-columns-repeated="1013"/>
        </table:table-row>
        <table:table-row table:style-name="ro55">
          <table:table-cell table:style-name="ce171"/>
          <table:table-cell table:number-columns-repeated="3"/>
          <table:table-cell table:style-name="ce201" office:value-type="string">
            <text:p>En tant que Responsable opérationnel, j'importe un Vocabulaire au format XML SKOS : métadonnées du vocabulaire, concepts et associations entre les concepts, tout type de note, collections de concepts, alignements et foaf:focus</text:p>
          </table:table-cell>
          <table:table-cell/>
          <table:table-cell table:style-name="Default" table:number-columns-repeated="2"/>
          <table:table-cell table:style-name="ce201" table:number-columns-repeated="3"/>
          <table:table-cell table:style-name="ce178" table:number-columns-repeated="1013"/>
        </table:table-row>
        <table:table-row table:style-name="ro48" table:number-rows-repeated="2">
          <table:table-cell table:style-name="ce171"/>
          <table:table-cell table:number-columns-repeated="5"/>
          <table:table-cell table:style-name="Default" table:number-columns-repeated="2"/>
          <table:table-cell table:style-name="ce201" table:number-columns-repeated="3"/>
          <table:table-cell table:style-name="ce178" table:number-columns-repeated="1013"/>
        </table:table-row>
        <table:table-row table:style-name="ro48">
          <table:table-cell table:style-name="ce171"/>
          <table:table-cell table:number-columns-repeated="5"/>
          <table:table-cell table:style-name="Default" table:number-columns-repeated="2"/>
          <table:table-cell table:number-columns-repeated="3"/>
          <table:table-cell table:style-name="ce178" table:number-columns-repeated="1013"/>
        </table:table-row>
        <table:table-row table:style-name="ro48" table:number-rows-repeated="13">
          <table:table-cell table:style-name="ce171"/>
          <table:table-cell table:number-columns-repeated="10"/>
          <table:table-cell table:style-name="ce178" table:number-columns-repeated="1013"/>
        </table:table-row>
        <table:table-row table:style-name="ro48" table:number-rows-repeated="21">
          <table:table-cell table:style-name="ce171"/>
          <table:table-cell table:number-columns-repeated="7"/>
          <table:table-cell table:style-name="ce178" table:number-columns-repeated="1016"/>
        </table:table-row>
        <table:table-row table:style-name="ro48" table:number-rows-repeated="16">
          <table:table-cell table:style-name="ce171"/>
          <table:table-cell/>
          <table:table-cell table:style-name="ce178"/>
          <table:table-cell table:style-name="ce197"/>
          <table:table-cell table:number-columns-repeated="4"/>
          <table:table-cell table:style-name="ce178" table:number-columns-repeated="1016"/>
        </table:table-row>
        <table:table-row table:style-name="ro48" table:number-rows-repeated="17">
          <table:table-cell table:style-name="ce171"/>
          <table:table-cell/>
          <table:table-cell table:style-name="ce178"/>
          <table:table-cell table:style-name="ce197"/>
          <table:table-cell table:style-name="ce208"/>
          <table:table-cell table:style-name="ce235"/>
          <table:table-cell table:style-name="ce260" table:number-columns-repeated="2"/>
          <table:table-cell table:style-name="ce178" table:number-columns-repeated="1016"/>
        </table:table-row>
        <table:table-row table:style-name="ro48" table:number-rows-repeated="65108">
          <table:table-cell table:style-name="ce171"/>
          <table:table-cell table:style-name="ce178" table:number-columns-repeated="2"/>
          <table:table-cell table:style-name="ce197"/>
          <table:table-cell table:style-name="ce208"/>
          <table:table-cell table:style-name="ce235"/>
          <table:table-cell table:style-name="ce260" table:number-columns-repeated="2"/>
          <table:table-cell table:style-name="ce178" table:number-columns-repeated="1016"/>
        </table:table-row>
        <table:table-row table:style-name="ro48" table:number-rows-repeated="82">
          <table:table-cell table:style-name="ce171"/>
          <table:table-cell table:style-name="ce178" table:number-columns-repeated="2"/>
          <table:table-cell table:style-name="ce197"/>
          <table:table-cell table:style-name="ce208"/>
          <table:table-cell table:style-name="ce235"/>
          <table:table-cell table:style-name="ce260" table:number-columns-repeated="2"/>
          <table:table-cell table:style-name="ce178" table:number-columns-repeated="3"/>
          <table:table-cell table:number-columns-repeated="1013"/>
        </table:table-row>
        <table:table-row table:style-name="ro48" table:number-rows-repeated="21">
          <table:table-cell table:style-name="ce171"/>
          <table:table-cell table:style-name="ce178" table:number-columns-repeated="2"/>
          <table:table-cell table:style-name="ce197"/>
          <table:table-cell table:style-name="ce208"/>
          <table:table-cell table:style-name="ce235"/>
          <table:table-cell table:style-name="ce260" table:number-columns-repeated="2"/>
          <table:table-cell table:number-columns-repeated="1016"/>
        </table:table-row>
        <table:table-row table:style-name="ro48" table:number-rows-repeated="5">
          <table:table-cell table:style-name="ce171"/>
          <table:table-cell table:number-columns-repeated="3"/>
          <table:table-cell table:style-name="ce208"/>
          <table:table-cell table:style-name="ce235"/>
          <table:table-cell table:style-name="ce260" table:number-columns-repeated="2"/>
          <table:table-cell table:number-columns-repeated="1016"/>
        </table:table-row>
        <table:table-row table:style-name="ro48" table:number-rows-repeated="11">
          <table:table-cell table:number-columns-repeated="4"/>
          <table:table-cell table:style-name="ce208"/>
          <table:table-cell table:style-name="ce235"/>
          <table:table-cell table:style-name="ce260" table:number-columns-repeated="2"/>
          <table:table-cell table:number-columns-repeated="1016"/>
        </table:table-row>
        <table:table-row table:style-name="ro48" table:number-rows-repeated="982907">
          <table:table-cell table:number-columns-repeated="1024"/>
        </table:table-row>
        <table:table-row table:style-name="ro48">
          <table:table-cell table:number-columns-repeated="1024"/>
        </table:table-row>
      </table:table>
      <table:table table:name="V1S1" table:style-name="ta1" table:print-ranges="V1S1.B7:V1S1.I49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98"/>
        <table:table-column table:style-name="co9" table:default-cell-style-name="Default"/>
        <table:table-column table:style-name="co10" table:default-cell-style-name="Default"/>
        <table:table-column table:style-name="co11" table:number-columns-repeated="1014" table:default-cell-style-name="Default"/>
        <table:table-row table:style-name="ro48">
          <table:table-cell table:style-name="ce1"/>
          <table:table-cell table:style-name="ce7" table:number-columns-repeated="3"/>
          <table:table-cell table:style-name="ce34"/>
          <table:table-cell table:style-name="ce59"/>
          <table:table-cell table:style-name="ce83"/>
          <table:table-cell table:style-name="ce7" table:number-columns-repeated="1016"/>
        </table:table-row>
        <table:table-row table:style-name="ro49">
          <table:table-cell table:style-name="ce1"/>
          <table:table-cell table:style-name="ce7" table:number-columns-repeated="3"/>
          <table:table-cell table:style-name="ce35" office:value-type="string">
            <text:p>User Story fonctionnelle</text:p>
          </table:table-cell>
          <table:table-cell table:style-name="ce59"/>
          <table:table-cell table:style-name="ce83"/>
          <table:table-cell table:style-name="ce7" table:number-columns-repeated="1016"/>
        </table:table-row>
        <table:table-row table:style-name="ro49">
          <table:table-cell table:style-name="ce1"/>
          <table:table-cell table:style-name="ce7" table:number-columns-repeated="3"/>
          <table:table-cell table:style-name="ce36" office:value-type="string">
            <text:p>UST = User Story technique</text:p>
          </table:table-cell>
          <table:table-cell table:style-name="ce59"/>
          <table:table-cell table:style-name="ce83"/>
          <table:table-cell table:style-name="ce7" table:number-columns-repeated="1016"/>
        </table:table-row>
        <table:table-row table:style-name="ro49">
          <table:table-cell table:style-name="ce1"/>
          <table:table-cell table:style-name="ce7" table:number-columns-repeated="3"/>
          <table:table-cell table:style-name="ce37" office:value-type="string">
            <text:p>USD = User Story documentation</text:p>
          </table:table-cell>
          <table:table-cell table:style-name="ce59"/>
          <table:table-cell table:style-name="ce83"/>
          <table:table-cell table:style-name="ce7" table:number-columns-repeated="1016"/>
        </table:table-row>
        <table:table-row table:style-name="ro49">
          <table:table-cell table:style-name="ce1"/>
          <table:table-cell table:style-name="ce7" table:number-columns-repeated="3"/>
          <table:table-cell table:style-name="ce38" office:value-type="string">
            <text:p>ANO = anomalie</text:p>
          </table:table-cell>
          <table:table-cell table:style-name="ce59"/>
          <table:table-cell table:style-name="ce83"/>
          <table:table-cell table:style-name="ce7" table:number-columns-repeated="1016"/>
        </table:table-row>
        <table:table-row table:style-name="ro48">
          <table:table-cell table:style-name="ce1"/>
          <table:table-cell table:style-name="ce7" table:number-columns-repeated="3"/>
          <table:table-cell table:style-name="ce34"/>
          <table:table-cell table:style-name="ce59"/>
          <table:table-cell table:style-name="ce83"/>
          <table:table-cell table:style-name="ce7" table:number-columns-repeated="1016"/>
        </table:table-row>
        <table:table-row table:style-name="ro50">
          <table:table-cell table:style-name="ce1"/>
          <table:table-cell table:style-name="ce7" table:number-columns-repeated="2"/>
          <table:table-cell table:style-name="ce107" office:value-type="string">
            <text:p>User Stories</text:p>
          </table:table-cell>
          <table:table-cell table:style-name="ce34"/>
          <table:table-cell table:style-name="ce59"/>
          <table:table-cell table:style-name="ce83"/>
          <table:table-cell table:style-name="ce7" table:number-columns-repeated="1016"/>
        </table:table-row>
        <table:table-row table:style-name="ro51">
          <table:table-cell table:style-name="ce2"/>
          <table:table-cell table:style-name="ce8"/>
          <table:table-cell table:style-name="ce8" office:value-type="string">
            <text:p>Poker-points</text:p>
          </table:table-cell>
          <table:table-cell table:style-name="ce8" office:value-type="string">
            <text:p>#US</text:p>
          </table:table-cell>
          <table:table-cell table:style-name="ce10" office:value-type="string">
            <text:p>User story</text:p>
          </table:table-cell>
          <table:table-cell table:style-name="ce10" office:value-type="string">
            <text:p>Ref #E</text:p>
          </table:table-cell>
          <table:table-cell table:style-name="ce8" office:value-type="string">
            <text:p>Commentaire</text:p>
          </table:table-cell>
          <table:table-cell table:style-name="ce8" office:value-type="string">
            <text:p>État</text:p>
          </table:table-cell>
          <table:table-cell table:style-name="ce8" office:value-type="string">
            <text:p>N°</text:p>
          </table:table-cell>
          <table:table-cell table:style-name="ce102"/>
          <table:table-cell table:style-name="ce2" table:number-columns-repeated="1013"/>
        </table:table-row>
        <table:table-row table:style-name="ro48">
          <table:table-cell table:style-name="ce1"/>
          <table:table-cell table:style-name="ce14" office:value-type="float" office:value="1">
            <text:p>1</text:p>
          </table:table-cell>
          <table:table-cell table:style-name="ce14" office:value-type="float" office:value="5">
            <text:p>5</text:p>
          </table:table-cell>
          <table:table-cell table:style-name="ce14"/>
          <table:table-cell table:style-name="ce39" office:value-type="string">
            <text:p>UST : Mettre en place les environnements de développement</text:p>
          </table:table-cell>
          <table:table-cell table:style-name="ce2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2">
            <text:p>2</text:p>
          </table:table-cell>
          <table:table-cell table:style-name="ce14" office:value-type="float" office:value="3">
            <text:p>3</text:p>
          </table:table-cell>
          <table:table-cell table:style-name="ce14"/>
          <table:table-cell table:style-name="ce39" office:value-type="string">
            <text:p>UST : Mettre en place les environnements d’intégration continue</text:p>
          </table:table-cell>
          <table:table-cell table:style-name="ce23"/>
          <table:table-cell table:style-name="ce84" office:value-type="string">
            <text:p>Déploiement programmé à partir de la PIC</text:p>
          </table:table-cell>
          <table:table-cell table:style-name="ce14" table:number-columns-repeated="3"/>
          <table:table-cell table:style-name="ce7" table:number-columns-repeated="1013"/>
        </table:table-row>
        <table:table-row table:style-name="ro48">
          <table:table-cell table:style-name="ce1"/>
          <table:table-cell table:number-columns-repeated="2" table:style-name="ce14" office:value-type="float" office:value="3">
            <text:p>3</text:p>
          </table:table-cell>
          <table:table-cell table:style-name="ce14"/>
          <table:table-cell table:style-name="ce39" office:value-type="string">
            <text:p>UST : Mettre en place les environnements de recette</text:p>
          </table:table-cell>
          <table:table-cell table:style-name="ce23"/>
          <table:table-cell table:style-name="ce84" office:value-type="string">
            <text:p>Déploiement semi/automatique à partir de la PIC</text:p>
          </table:table-cell>
          <table:table-cell table:style-name="ce14" table:number-columns-repeated="3"/>
          <table:table-cell table:style-name="ce7" table:number-columns-repeated="1013"/>
        </table:table-row>
        <table:table-row table:style-name="ro52">
          <table:table-cell table:style-name="ce1"/>
          <table:table-cell table:style-name="ce14" office:value-type="float" office:value="4">
            <text:p>4</text:p>
          </table:table-cell>
          <table:table-cell table:style-name="ce14" office:value-type="float" office:value="5">
            <text:p>5</text:p>
          </table:table-cell>
          <table:table-cell table:style-name="ce14"/>
          <table:table-cell table:style-name="ce39" office:value-type="string">
            <text:p>UST : Analyse : Mise en place d’un MPD initial à partir du MCD de la norme ISO</text:p>
          </table:table-cell>
          <table:table-cell table:style-name="ce23"/>
          <table:table-cell table:style-name="ce84" office:value-type="string">
            <text:p>Périmètre : Thesaurus + Listes de valeurs (type + langues+ formats) + Données de bases (fixtures)</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5">
            <text:p>5</text:p>
          </table:table-cell>
          <table:table-cell table:style-name="ce14" office:value-type="float" office:value="3">
            <text:p>3</text:p>
          </table:table-cell>
          <table:table-cell table:style-name="ce14"/>
          <table:table-cell table:style-name="ce40" office:value-type="string">
            <text:p>USD : Documentation du MPD</text:p>
          </table:table-cell>
          <table:table-cell table:style-name="ce23"/>
          <table:table-cell table:style-name="ce84" office:value-type="string">
            <text:p>Initialiser le document de spécifications technique</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6">
            <text:p>6</text:p>
          </table:table-cell>
          <table:table-cell table:style-name="ce14" office:value-type="float" office:value="3">
            <text:p>3</text:p>
          </table:table-cell>
          <table:table-cell table:style-name="ce14"/>
          <table:table-cell table:style-name="ce41" office:value-type="string">
            <text:p>UST : Initialisation du framework SPRING</text:p>
          </table:table-cell>
          <table:table-cell table:style-name="ce23"/>
          <table:table-cell table:style-name="ce84" office:value-type="string">
            <text:p>Framework d’injection de dépendances</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7">
            <text:p>7</text:p>
          </table:table-cell>
          <table:table-cell table:style-name="ce14" office:value-type="float" office:value="3">
            <text:p>3</text:p>
          </table:table-cell>
          <table:table-cell table:style-name="ce14"/>
          <table:table-cell table:style-name="ce41" office:value-type="string">
            <text:p>UST : Initialisation du framework Hibernate</text:p>
          </table:table-cell>
          <table:table-cell table:style-name="ce23"/>
          <table:table-cell table:style-name="ce84" office:value-type="string">
            <text:p>Framework de persistance de données</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8">
            <text:p>8</text:p>
          </table:table-cell>
          <table:table-cell table:style-name="ce14" office:value-type="float" office:value="3">
            <text:p>3</text:p>
          </table:table-cell>
          <table:table-cell table:style-name="ce14"/>
          <table:table-cell table:style-name="ce41" office:value-type="string">
            <text:p>UST : Initialisation du framework Apache CXF</text:p>
          </table:table-cell>
          <table:table-cell table:style-name="ce23"/>
          <table:table-cell table:style-name="ce84" office:value-type="string">
            <text:p>Framework WebServices</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9">
            <text:p>9</text:p>
          </table:table-cell>
          <table:table-cell table:style-name="ce14" office:value-type="float" office:value="3">
            <text:p>3</text:p>
          </table:table-cell>
          <table:table-cell table:style-name="ce14"/>
          <table:table-cell table:style-name="ce41" office:value-type="string">
            <text:p>UST : Initialisation du framework Junit</text:p>
          </table:table-cell>
          <table:table-cell table:style-name="ce23"/>
          <table:table-cell table:style-name="ce84" office:value-type="string">
            <text:p>Framework de tests unitaire</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10">
            <text:p>10</text:p>
          </table:table-cell>
          <table:table-cell table:style-name="ce14" office:value-type="float" office:value="2">
            <text:p>2</text:p>
          </table:table-cell>
          <table:table-cell table:style-name="ce14"/>
          <table:table-cell table:style-name="ce41" office:value-type="string">
            <text:p>UST : Initialisation du framework de logs</text:p>
          </table:table-cell>
          <table:table-cell table:style-name="ce2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11">
            <text:p>11</text:p>
          </table:table-cell>
          <table:table-cell table:style-name="ce14" office:value-type="float" office:value="2">
            <text:p>2</text:p>
          </table:table-cell>
          <table:table-cell table:style-name="ce14"/>
          <table:table-cell table:style-name="ce41" office:value-type="string">
            <text:p>UST : Initialisation de Sonar</text:p>
          </table:table-cell>
          <table:table-cell table:style-name="ce23"/>
          <table:table-cell table:style-name="ce84" office:value-type="string">
            <text:p>Vérification de la qualité du code</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12">
            <text:p>12</text:p>
          </table:table-cell>
          <table:table-cell table:style-name="ce14" office:value-type="float" office:value="5">
            <text:p>5</text:p>
          </table:table-cell>
          <table:table-cell table:style-name="ce14"/>
          <table:table-cell table:style-name="ce39" office:value-type="string">
            <text:p>UST : Mise en place squelette de base de l’interface (panneau / layouts)</text:p>
          </table:table-cell>
          <table:table-cell table:style-name="ce23"/>
          <table:table-cell table:style-name="ce84" office:value-type="string">
            <text:p>à partir de la maquette extjs</text:p>
          </table:table-cell>
          <table:table-cell table:style-name="ce14" table:number-columns-repeated="3"/>
          <table:table-cell table:style-name="ce7" table:number-columns-repeated="1013"/>
        </table:table-row>
        <table:table-row table:style-name="ro48">
          <table:table-cell table:style-name="ce3"/>
          <table:table-cell table:style-name="ce14" office:value-type="float" office:value="13">
            <text:p>13</text:p>
          </table:table-cell>
          <table:table-cell table:style-name="ce16" office:value-type="float" office:value="1">
            <text:p>1</text:p>
          </table:table-cell>
          <table:table-cell table:style-name="ce22"/>
          <table:table-cell table:style-name="ce39" office:value-type="string">
            <text:p>UST : authentification simple sur la plate-forme de test Simple</text:p>
          </table:table-cell>
          <table:table-cell table:style-name="ce60"/>
          <table:table-cell table:style-name="ce84" office:value-type="string">
            <text:p>authentification HTTP pour accéder à la plate-forme de test Smile</text:p>
          </table:table-cell>
          <table:table-cell table:style-name="ce22" table:number-columns-repeated="3"/>
          <table:table-cell table:style-name="ce103" table:number-columns-repeated="1013"/>
        </table:table-row>
        <table:table-row table:style-name="ro48">
          <table:table-cell table:style-name="ce3"/>
          <table:table-cell table:style-name="ce14" office:value-type="float" office:value="14">
            <text:p>14</text:p>
          </table:table-cell>
          <table:table-cell table:style-name="ce16" office:value-type="float" office:value="5">
            <text:p>5</text:p>
          </table:table-cell>
          <table:table-cell table:style-name="ce22"/>
          <table:table-cell table:style-name="ce39" office:value-type="string">
            <text:p>UST : Exposer la liste des vocabulaire en REST</text:p>
          </table:table-cell>
          <table:table-cell table:style-name="ce60"/>
          <table:table-cell table:style-name="ce84"/>
          <table:table-cell table:style-name="ce22" table:number-columns-repeated="3"/>
          <table:table-cell table:style-name="ce103" table:number-columns-repeated="1013"/>
        </table:table-row>
        <table:table-row table:style-name="ro48">
          <table:table-cell table:style-name="ce3"/>
          <table:table-cell table:style-name="ce14" office:value-type="float" office:value="15">
            <text:p>15</text:p>
          </table:table-cell>
          <table:table-cell table:style-name="ce16" office:value-type="float" office:value="2">
            <text:p>2</text:p>
          </table:table-cell>
          <table:table-cell table:style-name="ce22"/>
          <table:table-cell table:style-name="ce39" office:value-type="string">
            <text:p>UST : Récupérer les résultat du service de liste vocabulaire et affichage treeview ExtJS</text:p>
          </table:table-cell>
          <table:table-cell table:style-name="ce60"/>
          <table:table-cell table:style-name="ce84"/>
          <table:table-cell table:style-name="ce22" table:number-columns-repeated="3"/>
          <table:table-cell table:style-name="ce103" table:number-columns-repeated="1013"/>
        </table:table-row>
        <table:table-row table:style-name="ro52">
          <table:table-cell table:style-name="ce1"/>
          <table:table-cell table:style-name="ce14" office:value-type="float" office:value="16">
            <text:p>16</text:p>
          </table:table-cell>
          <table:table-cell table:style-name="ce14" office:value-type="float" office:value="1">
            <text:p>1</text:p>
          </table:table-cell>
          <table:table-cell table:style-name="ce14"/>
          <table:table-cell table:style-name="ce29" office:value-type="string">
            <text:p>En tant qu'Utilisateur, je consulte la liste des Vocabulaires (ou Registre des vocabulaires)</text:p>
          </table:table-cell>
          <table:table-cell table:style-name="ce61"/>
          <table:table-cell table:style-name="ce84" office:value-type="string">
            <text:p>Tant qu'il n'y a aucun vocabulaire, cette liste est vide.</text:p>
          </table:table-cell>
          <table:table-cell table:style-name="ce14" table:number-columns-repeated="3"/>
          <table:table-cell table:style-name="ce7" table:number-columns-repeated="1013"/>
        </table:table-row>
        <table:table-row table:style-name="ro53">
          <table:table-cell table:style-name="ce1"/>
          <table:table-cell table:style-name="ce14" office:value-type="float" office:value="17">
            <text:p>17</text:p>
          </table:table-cell>
          <table:table-cell table:style-name="ce14" office:value-type="float" office:value="2">
            <text:p>2</text:p>
          </table:table-cell>
          <table:table-cell table:style-name="ce14"/>
          <table:table-cell table:style-name="ce39" office:value-type="string">
            <text:p>UST : Générateur d’identifiant pérennes au format ARK : Création d’une interface générique à plugins</text:p>
          </table:table-cell>
          <table:table-cell table:style-name="ce23"/>
          <table:table-cell table:style-name="ce84" office:value-type="string">
            <text:p><text:a xlink:href="http://fr.wikipedia.org/wiki/Archival_Resource_Key" xlink:type="simple">http://fr.wikipedia.org/wiki/Archival_Resource_Key</text:a></text:p>
            <text:p>Existe t-il au MCC un générateur existant tel que EZID/NOID ?</text:p>
            <text:p>Faut il le développer ?</text:p>
            <text:p>Utilisation de <text:a xlink:href="http://code.google.com/p/noidule/" xlink:type="simple">http://code.google.com/p/noidule/</text:a> ?</text:p>
          </table:table-cell>
          <table:table-cell table:style-name="ce14" table:number-columns-repeated="3"/>
          <table:table-cell table:style-name="ce7" table:number-columns-repeated="1013"/>
        </table:table-row>
        <table:table-row table:style-name="ro52">
          <table:table-cell table:style-name="ce1"/>
          <table:table-cell table:style-name="ce14" office:value-type="float" office:value="18">
            <text:p>18</text:p>
          </table:table-cell>
          <table:table-cell table:style-name="ce14" office:value-type="float" office:value="3">
            <text:p>3</text:p>
          </table:table-cell>
          <table:table-cell table:style-name="ce14"/>
          <table:table-cell table:style-name="ce39" office:value-type="string">
            <text:p>UST : Générateur d’identifiant pérennes au format ARK : Création d’une implémentation « bouchon » </text:p>
          </table:table-cell>
          <table:table-cell table:style-name="ce23"/>
          <table:table-cell table:style-name="ce84" office:value-type="string">
            <text:p>Génération d’ARK aléatoires, sans conservation</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19">
            <text:p>19</text:p>
          </table:table-cell>
          <table:table-cell table:style-name="ce14" office:value-type="float" office:value="5">
            <text:p>5</text:p>
          </table:table-cell>
          <table:table-cell table:style-name="ce14"/>
          <table:table-cell table:style-name="ce39" office:value-type="string">
            <text:p>UST : Panneau édition/visualisation de vocabulaire</text:p>
          </table:table-cell>
          <table:table-cell table:style-name="ce23"/>
          <table:table-cell table:style-name="ce84" office:value-type="string">
            <text:p>à partir de la maquette extjs, formulaires (composants d’entrée)</text:p>
          </table:table-cell>
          <table:table-cell table:style-name="ce14" table:number-columns-repeated="3"/>
          <table:table-cell table:style-name="ce7" table:number-columns-repeated="1013"/>
        </table:table-row>
        <table:table-row table:style-name="ro54">
          <table:table-cell table:style-name="ce1"/>
          <table:table-cell table:style-name="ce14" office:value-type="float" office:value="20">
            <text:p>20</text:p>
          </table:table-cell>
          <table:table-cell table:style-name="ce14" office:value-type="float" office:value="1">
            <text:p>1</text:p>
          </table:table-cell>
          <table:table-cell table:style-name="ce14"/>
          <table:table-cell table:style-name="ce29" office:value-type="string">
            <text:p>En tant qu'Administrateur de vocabulaire, je crée un nouveau Vocabulaire</text:p>
          </table:table-cell>
          <table:table-cell table:style-name="ce62" office:value-type="string">
            <text:p>EF022</text:p>
            <text:p>; EF108 ; ET215</text:p>
          </table:table-cell>
          <table:table-cell table:style-name="ce84" office:value-type="string">
            <text:p>Génération automatique d’un Nouvel identifiant unique global ; génération automatique de la date de création et de la date de dernière modification (attributs created et modified de la classe Thesaurus). </text:p>
            <text:p><text:span text:style-name="T4">Initialisation d'une version (VersionHistory) du vocabulaire.</text:span><text:span text:style-name="T5"> </text:span></text:p>
          </table:table-cell>
          <table:table-cell table:style-name="ce14" table:number-columns-repeated="3"/>
          <table:table-cell table:style-name="ce7" table:number-columns-repeated="1013"/>
        </table:table-row>
        <table:table-row table:style-name="ro55">
          <table:table-cell table:style-name="ce1"/>
          <table:table-cell table:style-name="ce14" office:value-type="float" office:value="21">
            <text:p>21</text:p>
          </table:table-cell>
          <table:table-cell table:style-name="ce14" office:value-type="float" office:value="1">
            <text:p>1</text:p>
          </table:table-cell>
          <table:table-cell table:style-name="ce14"/>
          <table:table-cell table:style-name="ce29" office:value-type="string">
            <text:p>En tant qu'Administrateur de vocabulaire, je saisis le nom du Vocabulaire (title)</text:p>
          </table:table-cell>
          <table:table-cell table:style-name="ce23"/>
          <table:table-cell table:style-name="ce84" office:value-type="string">
            <text:p>Titre obligatoire (pour des raisons de lisibilité d'affichage dans la liste des vocabulaires). </text:p>
            <text:p><text:span text:style-name="T3">Exemple : Thésaurus de la désignation des oeuvres architecturales</text:span></text:p>
          </table:table-cell>
          <table:table-cell table:style-name="ce14" table:number-columns-repeated="3"/>
          <table:table-cell table:style-name="ce7" table:number-columns-repeated="1013"/>
        </table:table-row>
        <table:table-row table:style-name="ro56">
          <table:table-cell table:style-name="ce1"/>
          <table:table-cell table:style-name="ce14" office:value-type="float" office:value="22">
            <text:p>22</text:p>
          </table:table-cell>
          <table:table-cell table:style-name="ce14" office:value-type="float" office:value="1">
            <text:p>1</text:p>
          </table:table-cell>
          <table:table-cell table:style-name="ce14"/>
          <table:table-cell table:style-name="ce29" office:value-type="string">
            <text:p>En tant qu'Administrateur de vocabulaire, je saisis le nom de l'organisme (service) producteur du Vocabulaire (creator) et l'adresse (URL) de son site web</text:p>
          </table:table-cell>
          <table:table-cell table:style-name="ce23"/>
          <table:table-cell table:style-name="ce84"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ext:p><text:span text:style-name="T3">Exemple : Inventaire général du patrimoine culturel (</text:span><text:span text:style-name="T3"><text:a xlink:href="http://www.inventaire.culture.gouv.fr/" xlink:type="simple">http://www.inventaire.culture.gouv.fr</text:a></text:span><text:span text:style-name="T3">)</text:span></text:p>
          </table:table-cell>
          <table:table-cell table:style-name="ce14" office:value-type="string">
            <text:p>validation url bien formée (pas d'autocomplétion)</text:p>
          </table:table-cell>
          <table:table-cell table:style-name="ce14" table:number-columns-repeated="2"/>
          <table:table-cell table:style-name="ce7" table:number-columns-repeated="1013"/>
        </table:table-row>
        <table:table-row table:style-name="ro55">
          <table:table-cell table:style-name="ce1"/>
          <table:table-cell table:style-name="ce14" office:value-type="float" office:value="23">
            <text:p>23</text:p>
          </table:table-cell>
          <table:table-cell table:style-name="ce14" office:value-type="float" office:value="1">
            <text:p>1</text:p>
          </table:table-cell>
          <table:table-cell table:style-name="ce14"/>
          <table:table-cell table:style-name="ce29" office:value-type="string">
            <text:p>En tant qu'Administrateur de vocabulaire, je saisis le (les) contributeurs du Vocabulaire (contributor)</text:p>
          </table:table-cell>
          <table:table-cell table:style-name="ce23"/>
          <table:table-cell table:style-name="ce84" office:value-type="string">
            <text:p>Multivalué</text:p>
            <text:p><text:span text:style-name="T3">Exemple : Jean Davoigneau ; Renaud Benoit-Cattin : Xavier de Massary</text:span></text:p>
          </table:table-cell>
          <table:table-cell table:style-name="ce14" office:value-type="string">
            <text:p>séparés par un point virgule</text:p>
          </table:table-cell>
          <table:table-cell table:style-name="ce14" table:number-columns-repeated="2"/>
          <table:table-cell table:style-name="ce7" table:number-columns-repeated="1013"/>
        </table:table-row>
        <table:table-row table:style-name="ro48">
          <table:table-cell table:style-name="ce1"/>
          <table:table-cell table:style-name="ce14" office:value-type="float" office:value="24">
            <text:p>24</text:p>
          </table:table-cell>
          <table:table-cell table:style-name="ce14" office:value-type="float" office:value="1">
            <text:p>1</text:p>
          </table:table-cell>
          <table:table-cell table:style-name="ce14"/>
          <table:table-cell table:style-name="ce29" office:value-type="string">
            <text:p>En tant qu'Administrateur de vocabulaire, je saisis l'éditeur du Vocabulaire (publisher)</text:p>
          </table:table-cell>
          <table:table-cell table:style-name="ce23"/>
          <table:table-cell table:style-name="ce84" office:value-type="string">
            <text:p>Valeur par défaut :<text:span text:style-name="T3"> Ministère chargé de la culture</text:span></text:p>
          </table:table-cell>
          <table:table-cell table:style-name="ce14" table:number-columns-repeated="3"/>
          <table:table-cell table:style-name="ce7" table:number-columns-repeated="1013"/>
        </table:table-row>
        <table:table-row table:style-name="ro53">
          <table:table-cell table:style-name="ce1"/>
          <table:table-cell table:style-name="ce14" office:value-type="float" office:value="25">
            <text:p>25</text:p>
          </table:table-cell>
          <table:table-cell table:style-name="ce14" office:value-type="float" office:value="1">
            <text:p>1</text:p>
          </table:table-cell>
          <table:table-cell table:style-name="ce14"/>
          <table:table-cell table:style-name="ce29" office:value-type="string">
            <text:p>En tant qu'Administrateur de vocabulaire, je saisis les mentions de droits associées au Vocabulaire (rights)</text:p>
          </table:table-cell>
          <table:table-cell table:style-name="ce62" office:value-type="string">
            <text:p>EF068</text:p>
          </table:table-cell>
          <table:table-cell table:style-name="ce84" office:value-type="string">
            <text:p>A terme, nomenclature contrôlée. Cette mention est obligatoire pour pouvoir publier le vocabulaire.</text:p>
            <text:p><text:span text:style-name="T3">Exemple : disponible sous licence Creative Commons paternité partage à l'identique (CC-BY-SA)</text:span></text:p>
          </table:table-cell>
          <table:table-cell table:style-name="ce14" office:value-type="string">
            <text:p>texte</text:p>
          </table:table-cell>
          <table:table-cell table:style-name="ce14" table:number-columns-repeated="2"/>
          <table:table-cell table:style-name="ce7" table:number-columns-repeated="1013"/>
        </table:table-row>
        <table:table-row table:style-name="ro57">
          <table:table-cell table:style-name="ce1"/>
          <table:table-cell table:style-name="ce14" office:value-type="float" office:value="26">
            <text:p>26</text:p>
          </table:table-cell>
          <table:table-cell table:style-name="ce14" office:value-type="float" office:value="1">
            <text:p>1</text:p>
          </table:table-cell>
          <table:table-cell table:style-name="ce14"/>
          <table:table-cell table:style-name="ce29" office:value-type="string">
            <text:p>En tant qu'Administrateur de vocabulaire, je saisis la description du Vocabulaire (description)</text:p>
          </table:table-cell>
          <table:table-cell table:style-name="ce23"/>
          <table:table-cell table:style-name="ce84" office:value-type="string">
            <text:p><text:span text:style-name="T3">Exemple : Le thésaurus de la désignation développe sous une forme méthodique les termes utiles à la</text:span></text:p>
            <text:p><text:span text:style-name="T3">désignation des oeuvres architecturales et mobilières.</text:span></text:p>
            <text:p><text:span text:style-name="T3">L'organisation propre au thesaurus permet de situer chaque terme dans une hiérarchie dont les entrées principales sont classées selon des catégories fonctionnelles liées à l'usage religieux, funéraire, industriel, etc. Il comporte en outre tous les renvois nécessaires, des définitions sommaires, des notes d'utilisation.</text:span></text:p>
          </table:table-cell>
          <table:table-cell table:style-name="ce14" office:value-type="string">
            <text:p>texte seul</text:p>
          </table:table-cell>
          <table:table-cell table:style-name="ce14" table:number-columns-repeated="2"/>
          <table:table-cell table:style-name="ce7" table:number-columns-repeated="1013"/>
        </table:table-row>
        <table:table-row table:style-name="ro55">
          <table:table-cell table:style-name="ce1"/>
          <table:table-cell table:style-name="ce14" office:value-type="float" office:value="27">
            <text:p>27</text:p>
          </table:table-cell>
          <table:table-cell table:style-name="ce14" office:value-type="float" office:value="1">
            <text:p>1</text:p>
          </table:table-cell>
          <table:table-cell table:style-name="ce14"/>
          <table:table-cell table:style-name="ce29" office:value-type="string">
            <text:p>En tant qu'Administrateur de vocabulaire, je saisis la couverture du Vocabulaire (coverage)</text:p>
          </table:table-cell>
          <table:table-cell table:style-name="ce23"/>
          <table:table-cell table:style-name="ce84" office:value-type="string">
            <text:p>Couverture spatiale et/ou temporelle du thésaurus (champ multivalué)</text:p>
            <text:p><text:span text:style-name="T3">Exemple : France ; de l'antiquité à nos jours</text:span></text:p>
          </table:table-cell>
          <table:table-cell table:style-name="ce14" office:value-type="string">
            <text:p>texte seul (séparé par des points virgule</text:p>
          </table:table-cell>
          <table:table-cell table:style-name="ce14" table:number-columns-repeated="2"/>
          <table:table-cell table:style-name="ce7" table:number-columns-repeated="1013"/>
        </table:table-row>
        <table:table-row table:style-name="ro52">
          <table:table-cell table:style-name="ce1"/>
          <table:table-cell table:style-name="ce14" office:value-type="float" office:value="28">
            <text:p>28</text:p>
          </table:table-cell>
          <table:table-cell table:style-name="ce14" office:value-type="float" office:value="1">
            <text:p>1</text:p>
          </table:table-cell>
          <table:table-cell table:style-name="ce14"/>
          <table:table-cell table:style-name="ce29" office:value-type="string">
            <text:p>En tant qu'Administrateur de vocabulaire, je saisis le sujet du Vocabulaire (subject)</text:p>
          </table:table-cell>
          <table:table-cell table:style-name="ce23"/>
          <table:table-cell table:style-name="ce84" office:value-type="string">
            <text:p>A terme, liste de mots-clés ?</text:p>
            <text:p><text:span text:style-name="T3">Exemple : urbanisme ; architecture ; génie civil</text:span></text:p>
          </table:table-cell>
          <table:table-cell table:style-name="ce14" office:value-type="string">
            <text:p>texte séparé points virgules</text:p>
          </table:table-cell>
          <table:table-cell table:style-name="ce14" table:number-columns-repeated="2"/>
          <table:table-cell table:style-name="ce7" table:number-columns-repeated="1013"/>
        </table:table-row>
        <table:table-row table:style-name="ro48">
          <table:table-cell table:style-name="ce1"/>
          <table:table-cell table:style-name="ce14" office:value-type="float" office:value="29">
            <text:p>29</text:p>
          </table:table-cell>
          <table:table-cell table:style-name="ce14" office:value-type="float" office:value="3">
            <text:p>3</text:p>
          </table:table-cell>
          <table:table-cell table:style-name="ce14"/>
          <table:table-cell table:style-name="ce39" office:value-type="string">
            <text:p>UST : Exposer la liste des types en REST</text:p>
          </table:table-cell>
          <table:table-cell table:style-name="ce6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30">
            <text:p>30</text:p>
          </table:table-cell>
          <table:table-cell table:style-name="ce14" office:value-type="float" office:value="3">
            <text:p>3</text:p>
          </table:table-cell>
          <table:table-cell table:style-name="ce14"/>
          <table:table-cell table:style-name="ce39" office:value-type="string">
            <text:p>UST : Remplir la liste déroulante ExtJS à partir de l’appel REST</text:p>
          </table:table-cell>
          <table:table-cell table:style-name="ce63"/>
          <table:table-cell table:style-name="ce84"/>
          <table:table-cell table:style-name="ce14" table:number-columns-repeated="3"/>
          <table:table-cell table:style-name="ce7" table:number-columns-repeated="1013"/>
        </table:table-row>
        <table:table-row table:style-name="ro52">
          <table:table-cell table:style-name="ce1"/>
          <table:table-cell table:style-name="ce14" office:value-type="float" office:value="31">
            <text:p>31</text:p>
          </table:table-cell>
          <table:table-cell table:style-name="ce14" office:value-type="float" office:value="1">
            <text:p>1</text:p>
          </table:table-cell>
          <table:table-cell table:style-name="ce14"/>
          <table:table-cell table:style-name="ce29" office:value-type="string">
            <text:p>En tant qu'Administrateur de vocabulaire, je saisis le type du Vocabulaire (type)</text:p>
          </table:table-cell>
          <table:table-cell table:style-name="ce63" office:value-type="string">
            <text:p>EF068</text:p>
          </table:table-cell>
          <table:table-cell table:style-name="ce84" office:value-type="string">
            <text:p>A terme, nomenclature contrôlée. </text:p>
            <text:p><text:span text:style-name="T3">Exemple : liste structurée, taxonomie, thésaurus</text:span></text:p>
          </table:table-cell>
          <table:table-cell table:style-name="ce14" office:value-type="string">
            <text:p>liste de valeurs / non obligatoire</text:p>
          </table:table-cell>
          <table:table-cell table:style-name="ce14" table:number-columns-repeated="2"/>
          <table:table-cell table:style-name="ce7" table:number-columns-repeated="1013"/>
        </table:table-row>
        <table:table-row table:style-name="ro48">
          <table:table-cell table:style-name="ce1"/>
          <table:table-cell table:style-name="ce14" office:value-type="float" office:value="32">
            <text:p>32</text:p>
          </table:table-cell>
          <table:table-cell table:style-name="ce14" office:value-type="float" office:value="2">
            <text:p>2</text:p>
          </table:table-cell>
          <table:table-cell table:style-name="ce14"/>
          <table:table-cell table:style-name="ce39" office:value-type="string">
            <text:p>UST : Exposer la liste des formats en REST</text:p>
          </table:table-cell>
          <table:table-cell table:style-name="ce6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33">
            <text:p>33</text:p>
          </table:table-cell>
          <table:table-cell table:style-name="ce14" office:value-type="float" office:value="2">
            <text:p>2</text:p>
          </table:table-cell>
          <table:table-cell table:style-name="ce14"/>
          <table:table-cell table:style-name="ce39" office:value-type="string">
            <text:p>UST : Remplir la liste déroulante ExtJS à partir de l’appel REST</text:p>
          </table:table-cell>
          <table:table-cell table:style-name="ce63"/>
          <table:table-cell table:style-name="ce84"/>
          <table:table-cell table:style-name="ce14" table:number-columns-repeated="3"/>
          <table:table-cell table:style-name="ce7" table:number-columns-repeated="1013"/>
        </table:table-row>
        <table:table-row table:style-name="ro55">
          <table:table-cell table:style-name="ce1"/>
          <table:table-cell table:style-name="ce14" office:value-type="float" office:value="34">
            <text:p>34</text:p>
          </table:table-cell>
          <table:table-cell table:style-name="ce14" office:value-type="float" office:value="1">
            <text:p>1</text:p>
          </table:table-cell>
          <table:table-cell table:style-name="ce14"/>
          <table:table-cell table:style-name="ce29" office:value-type="string">
            <text:p>En tant qu'Administrateur de vocabulaire, je saisis le(s) format(s) du Vocabulaire (format)</text:p>
          </table:table-cell>
          <table:table-cell table:style-name="ce63" office:value-type="string">
            <text:p>EF068</text:p>
          </table:table-cell>
          <table:table-cell table:style-name="ce84" office:value-type="string">
            <text:p>Norme ISO : format de fichier ou support physique du thésaurus. A terme, nomenclature contrôlée. </text:p>
            <text:p><text:span text:style-name="T3">Exemple : PDF 1.7 ; CSV ; XML/SKOS</text:span></text:p>
          </table:table-cell>
          <table:table-cell table:style-name="ce14" office:value-type="string">
            <text:p>liste de valeurs / non obligatoire</text:p>
          </table:table-cell>
          <table:table-cell table:style-name="ce14" table:number-columns-repeated="2"/>
          <table:table-cell table:style-name="ce7" table:number-columns-repeated="1013"/>
        </table:table-row>
        <table:table-row table:style-name="ro48">
          <table:table-cell table:style-name="ce1"/>
          <table:table-cell table:style-name="ce14" office:value-type="float" office:value="35">
            <text:p>35</text:p>
          </table:table-cell>
          <table:table-cell table:style-name="ce14" office:value-type="float" office:value="2">
            <text:p>2</text:p>
          </table:table-cell>
          <table:table-cell table:style-name="ce14"/>
          <table:table-cell table:style-name="ce39" office:value-type="string">
            <text:p>UST : Exposer la liste des langues en REST</text:p>
          </table:table-cell>
          <table:table-cell table:style-name="ce6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36">
            <text:p>36</text:p>
          </table:table-cell>
          <table:table-cell table:style-name="ce14" office:value-type="float" office:value="2">
            <text:p>2</text:p>
          </table:table-cell>
          <table:table-cell table:style-name="ce14"/>
          <table:table-cell table:style-name="ce39" office:value-type="string">
            <text:p>UST : Remplir la liste déroulante ExtJS à partir de l’appel REST</text:p>
          </table:table-cell>
          <table:table-cell table:style-name="ce63"/>
          <table:table-cell table:style-name="ce84"/>
          <table:table-cell table:style-name="ce14" table:number-columns-repeated="3"/>
          <table:table-cell table:style-name="ce7" table:number-columns-repeated="1013"/>
        </table:table-row>
        <table:table-row table:style-name="ro52">
          <table:table-cell table:style-name="ce1"/>
          <table:table-cell table:style-name="ce14" office:value-type="float" office:value="37">
            <text:p>37</text:p>
          </table:table-cell>
          <table:table-cell table:style-name="ce14" office:value-type="float" office:value="1">
            <text:p>1</text:p>
          </table:table-cell>
          <table:table-cell table:style-name="ce14"/>
          <table:table-cell table:style-name="ce29" office:value-type="string">
            <text:p>En tant qu'Administrateur de vocabulaire, je saisis la (les) langue(s) du Vocabulaire (language)</text:p>
          </table:table-cell>
          <table:table-cell table:style-name="ce64" office:value-type="string">
            <text:p>EF114</text:p>
          </table:table-cell>
          <table:table-cell table:style-name="ce84" office:value-type="string">
            <text:p>A terme, nomenclature ISO. Attribut obligatoire. </text:p>
            <text:p><text:span text:style-name="T3">Exemple : fr-FR ; en-GB ; en-US ; it</text:span></text:p>
          </table:table-cell>
          <table:table-cell table:style-name="ce14" office:value-type="string">
            <text:p>obligatoire parmi les langues de la nomenclature iso / multivalué</text:p>
          </table:table-cell>
          <table:table-cell table:style-name="ce14" table:number-columns-repeated="2"/>
          <table:table-cell table:style-name="ce7" table:number-columns-repeated="1013"/>
        </table:table-row>
        <table:table-row table:style-name="ro58">
          <table:table-cell table:style-name="ce1"/>
          <table:table-cell table:style-name="ce14" office:value-type="float" office:value="38">
            <text:p>38</text:p>
          </table:table-cell>
          <table:table-cell table:style-name="ce14" office:value-type="float" office:value="1">
            <text:p>1</text:p>
          </table:table-cell>
          <table:table-cell table:style-name="ce14"/>
          <table:table-cell table:style-name="ce29" office:value-type="string">
            <text:p>En tant qu'Administrateur de vocabulaire, je saisis les publications associées au Vocabulaire (relation)</text:p>
          </table:table-cell>
          <table:table-cell table:style-name="ce23"/>
          <table:table-cell table:style-name="ce84" office:value-type="string">
            <text:p>Bloc texte avec hyperliens.</text:p>
            <text:p><text:span text:style-name="T3">Exemple : FRANCE, Ministère de la culture et de la communication, Sous-direction des études, de la documentation et de l'Inventaire. Mérimée [base de données en ligne]. Paris : Ministère de la culture et de la communication, 1997 [référence du 28 janvier 2013]. Accès Internet : &lt;URL : </text:span><text:span text:style-name="T3"><text:a xlink:href="http://www.culture.gouv.fr/documentation/merimee/accueil.htm" xlink:type="simple">http://www.culture.gouv.fr/documentation/merimee/accueil.htm</text:a></text:span><text:span text:style-name="T3">&gt;</text:span></text:p>
          </table:table-cell>
          <table:table-cell table:style-name="ce14" table:number-columns-repeated="3"/>
          <table:table-cell table:style-name="ce7" table:number-columns-repeated="1013"/>
        </table:table-row>
        <table:table-row table:style-name="ro54">
          <table:table-cell table:style-name="ce1"/>
          <table:table-cell table:style-name="ce14" office:value-type="float" office:value="39">
            <text:p>39</text:p>
          </table:table-cell>
          <table:table-cell table:style-name="ce14" office:value-type="float" office:value="1">
            <text:p>1</text:p>
          </table:table-cell>
          <table:table-cell table:style-name="ce14"/>
          <table:table-cell table:style-name="ce29" office:value-type="string">
            <text:p>En tant qu'Administrateur de vocabulaire, je saisis les ressources dont est dérivé le Vocabulaire (source)</text:p>
          </table:table-cell>
          <table:table-cell table:style-name="ce23"/>
          <table:table-cell table:style-name="ce84" office:value-type="string">
            <text:p>Bloc texte avec hyperliens. </text:p>
            <text:p><text:span text:style-name="T3">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40">
            <text:p>40</text:p>
          </table:table-cell>
          <table:table-cell table:style-name="ce14" office:value-type="float" office:value="5">
            <text:p>5</text:p>
          </table:table-cell>
          <table:table-cell table:style-name="ce14"/>
          <table:table-cell table:style-name="ce39" office:value-type="string">
            <text:p>UST : Appel au service REST d’enregistrement de vocabulaire</text:p>
          </table:table-cell>
          <table:table-cell table:style-name="ce23"/>
          <table:table-cell table:style-name="ce84" office:value-type="string">
            <text:p>Vérification coté serveur</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41">
            <text:p>41</text:p>
          </table:table-cell>
          <table:table-cell table:style-name="ce14" office:value-type="float" office:value="3">
            <text:p>3</text:p>
          </table:table-cell>
          <table:table-cell table:style-name="ce14"/>
          <table:table-cell table:style-name="ce39" office:value-type="string">
            <text:p>UST : Déclencher la validation du formulaire + appel service</text:p>
          </table:table-cell>
          <table:table-cell table:style-name="ce23"/>
          <table:table-cell table:style-name="ce84"/>
          <table:table-cell table:style-name="ce14" table:number-columns-repeated="3"/>
          <table:table-cell table:style-name="ce7" table:number-columns-repeated="1013"/>
        </table:table-row>
        <table:table-row table:style-name="ro52">
          <table:table-cell table:style-name="ce1"/>
          <table:table-cell table:style-name="ce14" office:value-type="float" office:value="42">
            <text:p>42</text:p>
          </table:table-cell>
          <table:table-cell table:style-name="ce14" office:value-type="float" office:value="1">
            <text:p>1</text:p>
          </table:table-cell>
          <table:table-cell table:style-name="ce14"/>
          <table:table-cell table:style-name="ce29" office:value-type="string">
            <text:p>En tant qu'Administrateur de vocabulaire, j'enregistre (sauvegarde) les métadonnées du Vocabulaire (= Fiche descriptive de vocabulaire)</text:p>
          </table:table-cell>
          <table:table-cell table:style-name="ce23"/>
          <table:table-cell table:style-name="ce84" office:value-type="string">
            <text:p>sauvegarde des métadonnées</text:p>
          </table:table-cell>
          <table:table-cell table:style-name="ce14" office:value-type="string">
            <text:p>bouton enregistrer</text:p>
          </table:table-cell>
          <table:table-cell table:style-name="ce14" table:number-columns-repeated="2"/>
          <table:table-cell table:style-name="ce7" table:number-columns-repeated="1013"/>
        </table:table-row>
        <table:table-row table:style-name="ro48">
          <table:table-cell table:style-name="ce1"/>
          <table:table-cell table:style-name="ce14" office:value-type="float" office:value="43">
            <text:p>43</text:p>
          </table:table-cell>
          <table:table-cell table:style-name="ce14" office:value-type="float" office:value="5">
            <text:p>5</text:p>
          </table:table-cell>
          <table:table-cell table:style-name="ce14"/>
          <table:table-cell table:style-name="ce41" office:value-type="string">
            <text:p>UST : Journalisation des actions </text:p>
          </table:table-cell>
          <table:table-cell table:style-name="ce23"/>
          <table:table-cell table:style-name="ce84" office:value-type="string">
            <text:p>Ajout de la table : thesaurus_log, création d’un aspect (spring)</text:p>
          </table:table-cell>
          <table:table-cell table:style-name="ce14" table:number-columns-repeated="3"/>
          <table:table-cell table:style-name="ce7" table:number-columns-repeated="1013"/>
        </table:table-row>
        <table:table-row table:style-name="ro48">
          <table:table-cell table:style-name="ce1"/>
          <table:table-cell table:style-name="ce14" office:value-type="float" office:value="44">
            <text:p>44</text:p>
          </table:table-cell>
          <table:table-cell table:style-name="ce14" office:value-type="float" office:value="3">
            <text:p>3</text:p>
          </table:table-cell>
          <table:table-cell table:style-name="ce14"/>
          <table:table-cell table:style-name="ce39" office:value-type="string">
            <text:p>UST : Service REST de récupération des métadonnées d’un vocabulaire</text:p>
          </table:table-cell>
          <table:table-cell table:style-name="ce23"/>
          <table:table-cell table:style-name="ce84"/>
          <table:table-cell table:style-name="ce14" table:number-columns-repeated="3"/>
          <table:table-cell table:style-name="ce7" table:number-columns-repeated="1013"/>
        </table:table-row>
        <table:table-row table:style-name="ro48">
          <table:table-cell table:style-name="ce1"/>
          <table:table-cell table:style-name="ce14" office:value-type="float" office:value="45">
            <text:p>45</text:p>
          </table:table-cell>
          <table:table-cell table:style-name="ce14" office:value-type="float" office:value="3">
            <text:p>3</text:p>
          </table:table-cell>
          <table:table-cell table:style-name="ce14"/>
          <table:table-cell table:style-name="ce39" office:value-type="string">
            <text:p>UST : Affichage (binding) des données issuent du service dans le formulaire</text:p>
          </table:table-cell>
          <table:table-cell table:style-name="ce23"/>
          <table:table-cell table:style-name="ce84"/>
          <table:table-cell table:style-name="ce14" table:number-columns-repeated="3"/>
          <table:table-cell table:style-name="ce7" table:number-columns-repeated="1013"/>
        </table:table-row>
        <table:table-row table:style-name="ro52">
          <table:table-cell table:style-name="ce1"/>
          <table:table-cell table:style-name="ce14" office:value-type="float" office:value="46">
            <text:p>46</text:p>
          </table:table-cell>
          <table:table-cell table:style-name="ce14" office:value-type="float" office:value="1">
            <text:p>1</text:p>
          </table:table-cell>
          <table:table-cell table:style-name="ce14"/>
          <table:table-cell table:style-name="ce29" office:value-type="string">
            <text:p>En tant qu'Administrateur de vocabulaire, je modifie les métadonnées éditables du Vocabulaire</text:p>
          </table:table-cell>
          <table:table-cell table:style-name="ce23"/>
          <table:table-cell table:style-name="ce84" office:value-type="string">
            <text:p>métadonnées non modifiables : identifier, created, modified</text:p>
          </table:table-cell>
          <table:table-cell table:style-name="ce14" office:value-type="string">
            <text:p>initialiser la date de mofication avec la date de création</text:p>
          </table:table-cell>
          <table:table-cell table:style-name="ce14" table:number-columns-repeated="2"/>
          <table:table-cell table:style-name="ce7" table:number-columns-repeated="1013"/>
        </table:table-row>
        <table:table-row table:style-name="ro52">
          <table:table-cell table:style-name="ce4"/>
          <table:table-cell table:style-name="ce14" office:value-type="float" office:value="47">
            <text:p>47</text:p>
          </table:table-cell>
          <table:table-cell table:style-name="ce17" office:value-type="float" office:value="1">
            <text:p>1</text:p>
          </table:table-cell>
          <table:table-cell table:style-name="ce14"/>
          <table:table-cell table:style-name="ce42" office:value-type="string">
            <text:p>En tant qu’Utilisateur, je visualise un vocabulaire et ses métadonnées (Fiche descriptive de vocabulaire)</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float" office:value="48">
            <text:p>48</text:p>
          </table:table-cell>
          <table:table-cell table:style-name="ce17" office:value-type="float" office:value="3">
            <text:p>3</text:p>
          </table:table-cell>
          <table:table-cell table:style-name="ce14"/>
          <table:table-cell table:style-name="ce39" office:value-type="string">
            <text:p>UST : Exposition d’un webservice de consultation des métadonnées d’un vocabulaire</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float" office:value="49">
            <text:p>49</text:p>
          </table:table-cell>
          <table:table-cell table:style-name="ce17" office:value-type="float" office:value="3">
            <text:p>3</text:p>
          </table:table-cell>
          <table:table-cell table:style-name="ce14"/>
          <table:table-cell table:style-name="ce39" office:value-type="string">
            <text:p>UST : Exposition d’un webservice de consultation de liste des vocabulaire</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float" office:value="50">
            <text:p>50</text:p>
          </table:table-cell>
          <table:table-cell table:style-name="ce17" office:value-type="float" office:value="3">
            <text:p>3</text:p>
          </table:table-cell>
          <table:table-cell table:style-name="ce14"/>
          <table:table-cell table:style-name="ce40" office:value-type="string">
            <text:p>USD : Initialisation de la documentation techniques des WebServices</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float" office:value="51">
            <text:p>51</text:p>
          </table:table-cell>
          <table:table-cell table:style-name="ce17" office:value-type="float" office:value="5">
            <text:p>5</text:p>
          </table:table-cell>
          <table:table-cell table:style-name="ce14"/>
          <table:table-cell table:style-name="ce40" office:value-type="string">
            <text:p>USD : Initialisation de la documentation d’installation</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string">
            <text:p>_</text:p>
          </table:table-cell>
          <table:table-cell table:style-name="ce17" office:value-type="float" office:value="8">
            <text:p>8</text:p>
          </table:table-cell>
          <table:table-cell table:style-name="ce14"/>
          <table:table-cell table:style-name="ce39" office:value-type="string">
            <text:p>UST : Mise en place des standards d’accessibilité RGAA</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table:table-cell table:style-name="ce17" table:formula="of:=SUM([.C9:.C60])" office:value-type="float" office:value="131">
            <text:p>131</text:p>
          </table:table-cell>
          <table:table-cell table:style-name="ce14"/>
          <table:table-cell table:style-name="ce50" office:value-type="string">
            <text:p>Fin prévue du SPRINT 1</text:p>
          </table:table-cell>
          <table:table-cell table:style-name="ce65"/>
          <table:table-cell table:style-name="ce85"/>
          <table:table-cell table:style-name="ce17" table:number-columns-repeated="3"/>
          <table:table-cell table:style-name="ce104" table:number-columns-repeated="1013"/>
        </table:table-row>
        <table:table-row table:style-name="ro48">
          <table:table-cell table:style-name="ce4"/>
          <table:table-cell table:style-name="ce14" office:value-type="float" office:value="53">
            <text:p>53</text:p>
          </table:table-cell>
          <table:table-cell table:style-name="ce17" office:value-type="float" office:value="3">
            <text:p>3</text:p>
          </table:table-cell>
          <table:table-cell table:style-name="ce14"/>
          <table:table-cell table:style-name="ce39" office:value-type="string">
            <text:p>UST : Panneau édition de terme</text:p>
          </table:table-cell>
          <table:table-cell table:style-name="ce67"/>
          <table:table-cell table:style-name="ce84"/>
          <table:table-cell table:style-name="ce14" table:number-columns-repeated="3"/>
          <table:table-cell table:style-name="ce7" table:number-columns-repeated="1013"/>
        </table:table-row>
        <table:table-row table:style-name="ro48">
          <table:table-cell table:style-name="ce4"/>
          <table:table-cell table:style-name="ce14" office:value-type="float" office:value="54">
            <text:p>54</text:p>
          </table:table-cell>
          <table:table-cell table:style-name="ce17" office:value-type="float" office:value="3">
            <text:p>3</text:p>
          </table:table-cell>
          <table:table-cell table:style-name="ce14"/>
          <table:table-cell table:style-name="ce39" office:value-type="string">
            <text:p>UST : MCD : Création des entité terme</text:p>
          </table:table-cell>
          <table:table-cell table:style-name="ce67"/>
          <table:table-cell table:style-name="ce84" office:value-type="string">
            <text:p>Embarque la config hibernate associée</text:p>
          </table:table-cell>
          <table:table-cell table:style-name="ce14" table:number-columns-repeated="3"/>
          <table:table-cell table:style-name="ce7" table:number-columns-repeated="1013"/>
        </table:table-row>
        <table:table-row table:style-name="ro48">
          <table:table-cell table:style-name="ce4"/>
          <table:table-cell table:style-name="ce14" office:value-type="float" office:value="55">
            <text:p>55</text:p>
          </table:table-cell>
          <table:table-cell table:style-name="ce17" office:value-type="float" office:value="2">
            <text:p>2</text:p>
          </table:table-cell>
          <table:table-cell table:style-name="ce14"/>
          <table:table-cell table:style-name="ce40" office:value-type="string">
            <text:p>USD : Mise à jour documentation technique</text:p>
          </table:table-cell>
          <table:table-cell table:style-name="ce67"/>
          <table:table-cell table:style-name="ce84"/>
          <table:table-cell table:style-name="ce14" table:number-columns-repeated="3"/>
          <table:table-cell table:style-name="ce7" table:number-columns-repeated="1013"/>
        </table:table-row>
        <table:table-row table:style-name="ro48">
          <table:table-cell table:style-name="ce4"/>
          <table:table-cell table:style-name="ce14" office:value-type="float" office:value="56">
            <text:p>56</text:p>
          </table:table-cell>
          <table:table-cell table:style-name="ce17" office:value-type="float" office:value="5">
            <text:p>5</text:p>
          </table:table-cell>
          <table:table-cell table:style-name="ce14"/>
          <table:table-cell table:style-name="ce39" office:value-type="string">
            <text:p>UST : Service REST de récupération des termes « bac à sable »</text:p>
          </table:table-cell>
          <table:table-cell table:style-name="ce67"/>
          <table:table-cell table:style-name="ce84"/>
          <table:table-cell table:style-name="ce14" table:number-columns-repeated="3"/>
          <table:table-cell table:style-name="ce7" table:number-columns-repeated="1013"/>
        </table:table-row>
        <table:table-row table:style-name="ro52">
          <table:table-cell table:style-name="ce4"/>
          <table:table-cell table:style-name="ce14" office:value-type="float" office:value="57">
            <text:p>57</text:p>
          </table:table-cell>
          <table:table-cell table:style-name="ce17" office:value-type="float" office:value="3">
            <text:p>3</text:p>
          </table:table-cell>
          <table:table-cell table:style-name="ce14"/>
          <table:table-cell table:style-name="ce39" office:value-type="string">
            <text:p>UST : Intégration du Service REST de récupération des termes « bac à sable » dans le treeview</text:p>
          </table:table-cell>
          <table:table-cell table:style-name="ce67"/>
          <table:table-cell table:style-name="ce84"/>
          <table:table-cell table:style-name="ce14" table:number-columns-repeated="3"/>
          <table:table-cell table:style-name="ce7" table:number-columns-repeated="1013"/>
        </table:table-row>
        <table:table-row table:style-name="ro52">
          <table:table-cell table:style-name="ce4"/>
          <table:table-cell table:style-name="ce14" office:value-type="float" office:value="58">
            <text:p>58</text:p>
          </table:table-cell>
          <table:table-cell table:style-name="ce17" office:value-type="float" office:value="1">
            <text:p>1</text:p>
          </table:table-cell>
          <table:table-cell table:style-name="ce14"/>
          <table:table-cell table:style-name="ce29" office:value-type="string">
            <text:p>En tant qu'Utilisateur, je visualise la liste des Termes disponibles dans le « bac à sable »</text:p>
          </table:table-cell>
          <table:table-cell table:style-name="ce67"/>
          <table:table-cell table:style-name="ce84" office:value-type="string">
            <text:p>Tant qu'il n'y a aucun Terme la liste est vide. « bac à sable » = ensemble des Termes non rattachés à un Concept.</text:p>
          </table:table-cell>
          <table:table-cell table:style-name="ce14" office:value-type="string">
            <text:p>un bac à sable par vocabulaire</text:p>
          </table:table-cell>
          <table:table-cell table:style-name="ce14" table:number-columns-repeated="2"/>
          <table:table-cell table:style-name="ce7" table:number-columns-repeated="1013"/>
        </table:table-row>
        <table:table-row table:style-name="ro55">
          <table:table-cell table:style-name="ce4"/>
          <table:table-cell table:style-name="ce14" office:value-type="float" office:value="59">
            <text:p>59</text:p>
          </table:table-cell>
          <table:table-cell table:style-name="ce17" office:value-type="float" office:value="1">
            <text:p>1</text:p>
          </table:table-cell>
          <table:table-cell table:style-name="ce14"/>
          <table:table-cell table:style-name="ce29" office:value-type="string">
            <text:p>En tant qu'Expert,Je clique sur le bouton nouveau terme et je vois le formulaire de création d’un terme</text:p>
          </table:table-cell>
          <table:table-cell table:style-name="ce62" office:value-type="string">
            <text:p>EF022; EF108; ET215</text:p>
          </table:table-cell>
          <table:table-cell table:style-name="ce84" office:value-type="string">
            <text:p>Je clique sur le bouton nouveau terme et je vois le formulaire de création d’un terme</text:p>
          </table:table-cell>
          <table:table-cell table:style-name="ce14" table:number-columns-repeated="3"/>
          <table:table-cell table:style-name="ce7" table:number-columns-repeated="1013"/>
        </table:table-row>
        <table:table-row table:style-name="ro48">
          <table:table-cell table:style-name="ce4"/>
          <table:table-cell table:style-name="ce14" office:value-type="float" office:value="60">
            <text:p>60</text:p>
          </table:table-cell>
          <table:table-cell table:style-name="ce17" office:value-type="float" office:value="1">
            <text:p>1</text:p>
          </table:table-cell>
          <table:table-cell table:style-name="ce14"/>
          <table:table-cell table:style-name="ce29" office:value-type="string">
            <text:p>En tant qu'Expert, je saisis la valeur lexicale (attribut LexicalValue) du Terme</text:p>
          </table:table-cell>
          <table:table-cell table:style-name="ce65"/>
          <table:table-cell table:style-name="ce87" office:value-type="string">
            <text:p>Exemple : station de villégiature</text:p>
          </table:table-cell>
          <table:table-cell table:style-name="ce14" office:value-type="string">
            <text:p>obligatoire </text:p>
          </table:table-cell>
          <table:table-cell table:style-name="ce14" table:number-columns-repeated="2"/>
          <table:table-cell table:style-name="ce7" table:number-columns-repeated="1013"/>
        </table:table-row>
        <table:table-row table:style-name="ro52">
          <table:table-cell table:style-name="ce4"/>
          <table:table-cell table:style-name="ce14" office:value-type="float" office:value="61">
            <text:p>61</text:p>
          </table:table-cell>
          <table:table-cell table:style-name="ce17" office:value-type="float" office:value="5">
            <text:p>5</text:p>
          </table:table-cell>
          <table:table-cell table:style-name="ce14"/>
          <table:table-cell table:style-name="ce39" office:value-type="string">
            <text:p>UST : Service REST de récupération des langues filtrées par les langues du vocabulaire (avec première langue par défaut)</text:p>
          </table:table-cell>
          <table:table-cell table:style-name="ce65"/>
          <table:table-cell table:style-name="ce85"/>
          <table:table-cell table:style-name="ce14" table:number-columns-repeated="3"/>
          <table:table-cell table:style-name="ce7" table:number-columns-repeated="1013"/>
        </table:table-row>
        <table:table-row table:style-name="ro52">
          <table:table-cell table:style-name="ce4"/>
          <table:table-cell table:style-name="ce14" office:value-type="float" office:value="62">
            <text:p>62</text:p>
          </table:table-cell>
          <table:table-cell table:style-name="ce17" office:value-type="float" office:value="2">
            <text:p>2</text:p>
          </table:table-cell>
          <table:table-cell table:style-name="ce14"/>
          <table:table-cell table:style-name="ce39" office:value-type="string">
            <text:p>UST : Intégration du service REST de récupération des langues filtrées par les langues du vocabulaire (avec première langue par défaut)</text:p>
          </table:table-cell>
          <table:table-cell table:style-name="ce65"/>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63">
            <text:p>63</text:p>
          </table:table-cell>
          <table:table-cell table:style-name="ce17" office:value-type="float" office:value="1">
            <text:p>1</text:p>
          </table:table-cell>
          <table:table-cell table:style-name="ce14"/>
          <table:table-cell table:style-name="ce29" office:value-type="string">
            <text:p>En tant qu'Expert, je saisis la langue (attribut lang) du Terme</text:p>
          </table:table-cell>
          <table:table-cell table:style-name="ce64" office:value-type="string">
            <text:p>EF114</text:p>
          </table:table-cell>
          <table:table-cell table:style-name="ce85" office:value-type="string">
            <text:p>Le français peut être défini comme langue par défaut.</text:p>
          </table:table-cell>
          <table:table-cell table:style-name="ce14" office:value-type="string">
            <text:p>obligatoire <text:s/>(une seule valeur). Langue par défaut : première langue déclarée dans le vocabulaire . Contrôle sur la langue dans les langues déclarées dans le vocabulaire</text:p>
          </table:table-cell>
          <table:table-cell table:style-name="ce14" table:number-columns-repeated="2"/>
          <table:table-cell table:style-name="ce7" table:number-columns-repeated="1013"/>
        </table:table-row>
        <table:table-row table:style-name="ro54">
          <table:table-cell table:style-name="ce4"/>
          <table:table-cell table:style-name="ce14" office:value-type="float" office:value="64">
            <text:p>64</text:p>
          </table:table-cell>
          <table:table-cell table:style-name="ce17" office:value-type="float" office:value="1">
            <text:p>1</text:p>
          </table:table-cell>
          <table:table-cell table:style-name="ce14"/>
          <table:table-cell table:style-name="ce29" office:value-type="string">
            <text:p>En tant qu'Expert, je saisis la source (attribut source) d'un Terme</text:p>
          </table:table-cell>
          <table:table-cell table:style-name="ce64"/>
          <table:table-cell table:style-name="ce85" office:value-type="string">
            <text:p>Bloc texte avec hyperliens.</text:p>
            <text:p><text:span text:style-name="T3">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7" table:number-columns-repeated="1013"/>
        </table:table-row>
        <table:table-row table:style-name="ro48">
          <table:table-cell table:style-name="ce4"/>
          <table:table-cell table:style-name="ce14" office:value-type="float" office:value="65">
            <text:p>65</text:p>
          </table:table-cell>
          <table:table-cell table:style-name="ce17" office:value-type="float" office:value="5">
            <text:p>5</text:p>
          </table:table-cell>
          <table:table-cell table:style-name="ce14"/>
          <table:table-cell table:style-name="ce39" office:value-type="string">
            <text:p>UST : Appel au service REST d’enregistrement de term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66">
            <text:p>66</text:p>
          </table:table-cell>
          <table:table-cell table:style-name="ce17" office:value-type="float" office:value="2">
            <text:p>2</text:p>
          </table:table-cell>
          <table:table-cell table:style-name="ce14"/>
          <table:table-cell table:style-name="ce39" office:value-type="string">
            <text:p>UST : Déclencher la validation du formulaire + appel servic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67">
            <text:p>67</text:p>
          </table:table-cell>
          <table:table-cell table:style-name="ce17" office:value-type="float" office:value="1">
            <text:p>1</text:p>
          </table:table-cell>
          <table:table-cell table:style-name="ce14"/>
          <table:table-cell table:style-name="ce29" office:value-type="string">
            <text:p>En tant qu'Expert, j'enregistre (sauvegarde) les attributs d'un Terme </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68">
            <text:p>68</text:p>
          </table:table-cell>
          <table:table-cell table:style-name="ce17" office:value-type="float" office:value="3">
            <text:p>3</text:p>
          </table:table-cell>
          <table:table-cell table:style-name="ce14"/>
          <table:table-cell table:style-name="ce39" office:value-type="string">
            <text:p>UST : Appel au service REST de récupération des données d’un term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69">
            <text:p>69</text:p>
          </table:table-cell>
          <table:table-cell table:style-name="ce17" office:value-type="float" office:value="2">
            <text:p>2</text:p>
          </table:table-cell>
          <table:table-cell table:style-name="ce14"/>
          <table:table-cell table:style-name="ce39" office:value-type="string">
            <text:p>UST : Intégration du service Rest sur le formulaire de saisi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0">
            <text:p>70</text:p>
          </table:table-cell>
          <table:table-cell table:style-name="ce14" office:value-type="float" office:value="1">
            <text:p>1</text:p>
          </table:table-cell>
          <table:table-cell table:style-name="ce14"/>
          <table:table-cell table:style-name="ce29" office:value-type="string">
            <text:p>En tant qu'Expert, je modifie la valeur lexicale (attribut lexicalValue) d'un Term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1">
            <text:p>71</text:p>
          </table:table-cell>
          <table:table-cell table:style-name="ce14" office:value-type="float" office:value="1">
            <text:p>1</text:p>
          </table:table-cell>
          <table:table-cell table:style-name="ce14"/>
          <table:table-cell table:style-name="ce29" office:value-type="string">
            <text:p>En tant qu'Expert, je modifie la langue (attribut lang) d'un Terme</text:p>
          </table:table-cell>
          <table:table-cell table:style-name="ce68"/>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2">
            <text:p>72</text:p>
          </table:table-cell>
          <table:table-cell table:style-name="ce14" office:value-type="float" office:value="1">
            <text:p>1</text:p>
          </table:table-cell>
          <table:table-cell table:style-name="ce14"/>
          <table:table-cell table:style-name="ce29" office:value-type="string">
            <text:p>En tant qu'Expert, je modifie la source (attribut source) d'un Terme</text:p>
          </table:table-cell>
          <table:table-cell table:style-name="ce68"/>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3">
            <text:p>73</text:p>
          </table:table-cell>
          <table:table-cell table:style-name="ce17" office:value-type="float" office:value="1">
            <text:p>1</text:p>
          </table:table-cell>
          <table:table-cell table:style-name="ce14"/>
          <table:table-cell table:style-name="ce42" office:value-type="string">
            <text:p>En tant qu'Utilisateur, je visualise la fiche d'un Terme du « bac à sable » </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4">
            <text:p>74</text:p>
          </table:table-cell>
          <table:table-cell table:style-name="ce17" office:value-type="float" office:value="3">
            <text:p>3</text:p>
          </table:table-cell>
          <table:table-cell table:style-name="ce14"/>
          <table:table-cell table:style-name="ce39" office:value-type="string">
            <text:p>UST : Appel au service REST de suppression d’un terme</text:p>
          </table:table-cell>
          <table:table-cell table:style-name="ce64"/>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5">
            <text:p>75</text:p>
          </table:table-cell>
          <table:table-cell table:style-name="ce17" office:value-type="float" office:value="2">
            <text:p>2</text:p>
          </table:table-cell>
          <table:table-cell table:style-name="ce14"/>
          <table:table-cell table:style-name="ce39" office:value-type="string">
            <text:p>UST : Intégration bouton supprimer , Appel au service REST de suppression d’un terme</text:p>
          </table:table-cell>
          <table:table-cell table:style-name="ce64"/>
          <table:table-cell table:style-name="ce85"/>
          <table:table-cell table:style-name="ce14" table:number-columns-repeated="3"/>
          <table:table-cell table:style-name="ce7" table:number-columns-repeated="1013"/>
        </table:table-row>
        <table:table-row table:style-name="ro52">
          <table:table-cell table:style-name="ce4"/>
          <table:table-cell table:style-name="ce14" office:value-type="float" office:value="76">
            <text:p>76</text:p>
          </table:table-cell>
          <table:table-cell table:style-name="ce17" office:value-type="float" office:value="1">
            <text:p>1</text:p>
          </table:table-cell>
          <table:table-cell table:style-name="ce14"/>
          <table:table-cell table:style-name="ce29" office:value-type="string">
            <text:p>En tant qu'Expert, je supprime un Terme</text:p>
          </table:table-cell>
          <table:table-cell table:style-name="ce63" office:value-type="string">
            <text:p>EF006</text:p>
          </table:table-cell>
          <table:table-cell table:style-name="ce85" office:value-type="string">
            <text:p>dans un premier temps, on permet la suppression d'un Terme. A terme, elle sera beaucoup plus contrôlée.</text:p>
          </table:table-cell>
          <table:table-cell table:style-name="ce14" table:number-columns-repeated="3"/>
          <table:table-cell table:style-name="ce7" table:number-columns-repeated="1013"/>
        </table:table-row>
        <table:table-row table:style-name="ro52">
          <table:table-cell table:style-name="ce4"/>
          <table:table-cell table:style-name="ce14" office:value-type="float" office:value="77">
            <text:p>77</text:p>
          </table:table-cell>
          <table:table-cell table:style-name="ce17"/>
          <table:table-cell table:style-name="ce14"/>
          <table:table-cell table:style-name="ce42" office:value-type="string">
            <text:p>En tant qu’Utilisateur, je visualise la liste des Concepts (représentés par leur Terme préférentiel) dans un arbre hiérarchique</text:p>
          </table:table-cell>
          <table:table-cell table:style-name="ce63"/>
          <table:table-cell table:style-name="ce85" office:value-type="string">
            <text:p>Tant qu'il n'y a aucun Concept la liste est vide.</text:p>
          </table:table-cell>
          <table:table-cell table:style-name="ce14" table:number-columns-repeated="3"/>
          <table:table-cell table:style-name="ce7" table:number-columns-repeated="1013"/>
        </table:table-row>
        <table:table-row table:style-name="ro52">
          <table:table-cell table:style-name="ce4"/>
          <table:table-cell table:style-name="ce14" office:value-type="float" office:value="78">
            <text:p>78</text:p>
          </table:table-cell>
          <table:table-cell table:style-name="ce17"/>
          <table:table-cell table:style-name="ce14"/>
          <table:table-cell table:style-name="ce108" office:value-type="string">
            <text:p>En tant qu'administrateur je définis le vocabulaire comme ayant des concepts top term par défaut</text:p>
          </table:table-cell>
          <table:table-cell table:style-name="ce63"/>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79">
            <text:p>79</text:p>
          </table:table-cell>
          <table:table-cell table:style-name="ce17"/>
          <table:table-cell table:style-name="ce14"/>
          <table:table-cell table:style-name="ce109" office:value-type="string">
            <text:p>Si le concept est top term, il apparaît au premier niveau de l'arborescence des concepts</text:p>
          </table:table-cell>
          <table:table-cell table:style-name="ce63"/>
          <table:table-cell table:style-name="ce85"/>
          <table:table-cell table:style-name="ce14" table:number-columns-repeated="3"/>
          <table:table-cell table:style-name="ce7" table:number-columns-repeated="1013"/>
        </table:table-row>
        <table:table-row table:style-name="ro48">
          <table:table-cell table:style-name="ce4"/>
          <table:table-cell table:style-name="ce14" office:value-type="float" office:value="80">
            <text:p>80</text:p>
          </table:table-cell>
          <table:table-cell table:style-name="ce17"/>
          <table:table-cell table:style-name="ce14"/>
          <table:table-cell table:style-name="ce109" office:value-type="string">
            <text:p>Si le concept n'est pas top term et qu'il n'a pas de parent, il apparaît dans les concepts orphelins</text:p>
          </table:table-cell>
          <table:table-cell table:style-name="ce63"/>
          <table:table-cell table:style-name="ce85"/>
          <table:table-cell table:style-name="ce14" table:number-columns-repeated="3"/>
          <table:table-cell table:style-name="ce7" table:number-columns-repeated="1013"/>
        </table:table-row>
        <table:table-row table:style-name="ro48" table:number-rows-repeated="10">
          <table:table-cell table:style-name="ce4"/>
          <table:table-cell table:number-columns-repeated="5"/>
          <table:table-cell table:style-name="Default"/>
          <table:table-cell table:number-columns-repeated="3"/>
          <table:table-cell table:style-name="ce7" table:number-columns-repeated="1013"/>
        </table:table-row>
        <table:table-row table:style-name="ro48" table:number-rows-repeated="17">
          <table:table-cell table:style-name="ce1"/>
          <table:table-cell table:number-columns-repeated="5"/>
          <table:table-cell table:style-name="Default"/>
          <table:table-cell table:number-columns-repeated="3"/>
          <table:table-cell table:style-name="ce7" table:number-columns-repeated="1013"/>
        </table:table-row>
        <table:table-row table:style-name="ro48">
          <table:table-cell table:style-name="ce3"/>
          <table:table-cell table:number-columns-repeated="5"/>
          <table:table-cell table:style-name="Default"/>
          <table:table-cell table:number-columns-repeated="3"/>
          <table:table-cell table:style-name="ce103" table:number-columns-repeated="1013"/>
        </table:table-row>
        <table:table-row table:style-name="ro48" table:number-rows-repeated="16">
          <table:table-cell table:style-name="ce1"/>
          <table:table-cell table:number-columns-repeated="5"/>
          <table:table-cell table:style-name="Default"/>
          <table:table-cell table:number-columns-repeated="3"/>
          <table:table-cell table:style-name="ce7" table:number-columns-repeated="1013"/>
        </table:table-row>
        <table:table-row table:style-name="ro48">
          <table:table-cell table:style-name="ce1"/>
          <table:table-cell table:number-columns-repeated="5"/>
          <table:table-cell table:style-name="Default"/>
          <table:table-cell table:number-columns-repeated="3"/>
          <table:table-cell table:style-name="ce104" table:number-columns-repeated="1013"/>
        </table:table-row>
        <table:table-row table:style-name="ro48" table:number-rows-repeated="12">
          <table:table-cell table:style-name="ce1"/>
          <table:table-cell table:number-columns-repeated="5"/>
          <table:table-cell table:style-name="Default"/>
          <table:table-cell table:number-columns-repeated="3"/>
          <table:table-cell table:style-name="ce7" table:number-columns-repeated="1013"/>
        </table:table-row>
        <table:table-row table:style-name="ro48" table:number-rows-repeated="22">
          <table:table-cell table:style-name="ce3"/>
          <table:table-cell table:number-columns-repeated="5"/>
          <table:table-cell table:style-name="Default"/>
          <table:table-cell table:number-columns-repeated="3"/>
          <table:table-cell table:style-name="ce103" table:number-columns-repeated="1013"/>
        </table:table-row>
        <table:table-row table:style-name="ro48" table:number-rows-repeated="23">
          <table:table-cell table:style-name="ce1"/>
          <table:table-cell table:number-columns-repeated="5"/>
          <table:table-cell table:style-name="Default"/>
          <table:table-cell table:number-columns-repeated="3"/>
          <table:table-cell table:style-name="ce7" table:number-columns-repeated="1013"/>
        </table:table-row>
        <table:table-row table:style-name="ro48" table:number-rows-repeated="6">
          <table:table-cell table:style-name="ce1"/>
          <table:table-cell table:number-columns-repeated="5"/>
          <table:table-cell table:style-name="Default"/>
          <table:table-cell table:number-columns-repeated="3"/>
          <table:table-cell table:style-name="ce103" table:number-columns-repeated="1013"/>
        </table:table-row>
        <table:table-row table:style-name="ro48" table:number-rows-repeated="35">
          <table:table-cell table:style-name="ce1"/>
          <table:table-cell table:number-columns-repeated="5"/>
          <table:table-cell table:style-name="Default"/>
          <table:table-cell table:number-columns-repeated="3"/>
          <table:table-cell table:style-name="ce7" table:number-columns-repeated="1013"/>
        </table:table-row>
        <table:table-row table:style-name="ro48" table:number-rows-repeated="2">
          <table:table-cell table:style-name="ce1"/>
          <table:table-cell table:number-columns-repeated="5"/>
          <table:table-cell table:style-name="Default"/>
          <table:table-cell table:number-columns-repeated="3"/>
          <table:table-cell table:style-name="ce104" table:number-columns-repeated="1013"/>
        </table:table-row>
        <table:table-row table:style-name="ro48" table:number-rows-repeated="37">
          <table:table-cell table:style-name="ce1"/>
          <table:table-cell table:number-columns-repeated="5"/>
          <table:table-cell table:style-name="Default"/>
          <table:table-cell table:number-columns-repeated="3"/>
          <table:table-cell table:style-name="ce7" table:number-columns-repeated="1013"/>
        </table:table-row>
        <table:table-row table:style-name="ro48">
          <table:table-cell table:style-name="ce106"/>
          <table:table-cell table:number-columns-repeated="5"/>
          <table:table-cell table:style-name="Default"/>
          <table:table-cell table:number-columns-repeated="3"/>
          <table:table-cell table:style-name="ce25" table:number-columns-repeated="1013"/>
        </table:table-row>
        <table:table-row table:style-name="ro48" table:number-rows-repeated="5">
          <table:table-cell table:style-name="ce1"/>
          <table:table-cell table:number-columns-repeated="5"/>
          <table:table-cell table:style-name="Default"/>
          <table:table-cell table:number-columns-repeated="3"/>
          <table:table-cell table:style-name="ce7" table:number-columns-repeated="1013"/>
        </table:table-row>
        <table:table-row table:style-name="ro59">
          <table:table-cell table:number-columns-repeated="6"/>
          <table:table-cell table:style-name="Default"/>
          <table:table-cell table:number-columns-repeated="1016"/>
        </table:table-row>
        <table:table-row table:style-name="ro48" table:number-rows-repeated="21">
          <table:table-cell table:style-name="ce1"/>
          <table:table-cell table:number-columns-repeated="5"/>
          <table:table-cell table:style-name="Default"/>
          <table:table-cell table:number-columns-repeated="3"/>
          <table:table-cell table:style-name="ce7" table:number-columns-repeated="1013"/>
        </table:table-row>
        <table:table-row table:style-name="ro48">
          <table:table-cell table:style-name="ce1"/>
          <table:table-cell table:number-columns-repeated="5"/>
          <table:table-cell table:style-name="Default"/>
          <table:table-cell table:number-columns-repeated="3"/>
          <table:table-cell table:style-name="ce104" table:number-columns-repeated="1013"/>
        </table:table-row>
        <table:table-row table:style-name="ro48">
          <table:table-cell table:style-name="ce1"/>
          <table:table-cell table:number-columns-repeated="5"/>
          <table:table-cell table:style-name="Default"/>
          <table:table-cell table:number-columns-repeated="3"/>
          <table:table-cell table:style-name="ce7" table:number-columns-repeated="1013"/>
        </table:table-row>
        <table:table-row table:style-name="ro48" table:number-rows-repeated="30">
          <table:table-cell table:style-name="ce1"/>
          <table:table-cell table:number-columns-repeated="5"/>
          <table:table-cell table:style-name="Default"/>
          <table:table-cell table:number-columns-repeated="3"/>
          <table:table-cell table:style-name="ce1" table:number-columns-repeated="2"/>
          <table:table-cell table:style-name="ce7" table:number-columns-repeated="1011"/>
        </table:table-row>
        <table:table-row table:style-name="ro48" table:number-rows-repeated="6">
          <table:table-cell table:style-name="ce1"/>
          <table:table-cell table:number-columns-repeated="5"/>
          <table:table-cell table:style-name="Default"/>
          <table:table-cell table:number-columns-repeated="3"/>
          <table:table-cell table:style-name="ce7" table:number-columns-repeated="1013"/>
        </table:table-row>
        <table:table-row table:style-name="ro48" table:number-rows-repeated="32">
          <table:table-cell table:style-name="ce1"/>
          <table:table-cell table:number-columns-repeated="9"/>
          <table:table-cell table:style-name="ce7" table:number-columns-repeated="1013"/>
        </table:table-row>
        <table:table-row table:style-name="ro48" table:number-rows-repeated="65244">
          <table:table-cell table:style-name="ce1"/>
          <table:table-cell table:style-name="ce7" table:number-columns-repeated="3"/>
          <table:table-cell table:style-name="ce34"/>
          <table:table-cell table:style-name="ce59"/>
          <table:table-cell table:style-name="ce83"/>
          <table:table-cell table:style-name="ce7" table:number-columns-repeated="1016"/>
        </table:table-row>
        <table:table-row table:style-name="ro48" table:number-rows-repeated="982962">
          <table:table-cell table:number-columns-repeated="1023"/>
        </table:table-row>
        <table:table-row table:style-name="ro48">
          <table:table-cell table:number-columns-repeated="1023"/>
        </table:table-row>
      </table:table>
      <table:table table:name="V1S2" table:style-name="ta1" table:print-ranges="V1S2.B7:V1S2.I51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98"/>
        <table:table-column table:style-name="co9" table:default-cell-style-name="Default"/>
        <table:table-column table:style-name="co10" table:default-cell-style-name="Default"/>
        <table:table-column table:style-name="co11" table:number-columns-repeated="1015" table:default-cell-style-name="Default"/>
        <table:table-row table:style-name="ro48">
          <table:table-cell table:style-name="ce1"/>
          <table:table-cell table:style-name="ce7" table:number-columns-repeated="3"/>
          <table:table-cell table:style-name="ce34"/>
          <table:table-cell table:style-name="ce59"/>
          <table:table-cell table:style-name="ce83"/>
          <table:table-cell table:style-name="ce7" table:number-columns-repeated="1016"/>
          <table:table-cell/>
        </table:table-row>
        <table:table-row table:style-name="ro49">
          <table:table-cell table:style-name="ce1"/>
          <table:table-cell table:style-name="ce7" table:number-columns-repeated="3"/>
          <table:table-cell table:style-name="ce35" office:value-type="string">
            <text:p>User Story fonctionnelle</text:p>
          </table:table-cell>
          <table:table-cell table:style-name="ce59"/>
          <table:table-cell table:style-name="ce83"/>
          <table:table-cell table:style-name="ce7" table:number-columns-repeated="1016"/>
          <table:table-cell/>
        </table:table-row>
        <table:table-row table:style-name="ro49">
          <table:table-cell table:style-name="ce1"/>
          <table:table-cell table:style-name="ce7" table:number-columns-repeated="3"/>
          <table:table-cell table:style-name="ce36" office:value-type="string">
            <text:p>UST = User Story technique</text:p>
          </table:table-cell>
          <table:table-cell table:style-name="ce59"/>
          <table:table-cell table:style-name="ce83"/>
          <table:table-cell table:style-name="ce7" table:number-columns-repeated="1016"/>
          <table:table-cell/>
        </table:table-row>
        <table:table-row table:style-name="ro49">
          <table:table-cell table:style-name="ce1"/>
          <table:table-cell table:style-name="ce7" table:number-columns-repeated="3"/>
          <table:table-cell table:style-name="ce37" office:value-type="string">
            <text:p>USD = User Story documentation</text:p>
          </table:table-cell>
          <table:table-cell table:style-name="ce59"/>
          <table:table-cell table:style-name="ce83"/>
          <table:table-cell table:style-name="ce7" table:number-columns-repeated="1016"/>
          <table:table-cell/>
        </table:table-row>
        <table:table-row table:style-name="ro49">
          <table:table-cell table:style-name="ce1"/>
          <table:table-cell table:style-name="ce7" table:number-columns-repeated="3"/>
          <table:table-cell table:style-name="ce38" office:value-type="string">
            <text:p>ANO = anomalie</text:p>
          </table:table-cell>
          <table:table-cell table:style-name="ce59"/>
          <table:table-cell table:style-name="ce83"/>
          <table:table-cell table:style-name="ce7" table:number-columns-repeated="1016"/>
          <table:table-cell/>
        </table:table-row>
        <table:table-row table:style-name="ro48">
          <table:table-cell table:style-name="ce1"/>
          <table:table-cell table:style-name="ce7" table:number-columns-repeated="3"/>
          <table:table-cell table:style-name="ce34"/>
          <table:table-cell table:style-name="ce59"/>
          <table:table-cell table:style-name="ce83"/>
          <table:table-cell table:style-name="ce7" table:number-columns-repeated="1016"/>
          <table:table-cell/>
        </table:table-row>
        <table:table-row table:style-name="ro60">
          <table:table-cell table:style-name="ce1"/>
          <table:table-cell table:style-name="ce7" table:number-columns-repeated="2"/>
          <table:table-cell table:style-name="ce107" office:value-type="string">
            <text:p>User Stories</text:p>
          </table:table-cell>
          <table:table-cell table:style-name="ce34"/>
          <table:table-cell table:style-name="ce59"/>
          <table:table-cell table:style-name="ce83"/>
          <table:table-cell table:style-name="ce7" table:number-columns-repeated="1016"/>
          <table:table-cell/>
        </table:table-row>
        <table:table-row table:style-name="ro51">
          <table:table-cell table:style-name="ce2"/>
          <table:table-cell table:style-name="ce8"/>
          <table:table-cell table:style-name="ce8" office:value-type="string">
            <text:p>Poker-points</text:p>
          </table:table-cell>
          <table:table-cell table:style-name="ce8" office:value-type="string">
            <text:p>#US</text:p>
          </table:table-cell>
          <table:table-cell table:style-name="ce10" office:value-type="string">
            <text:p>User story</text:p>
          </table:table-cell>
          <table:table-cell table:style-name="ce10" office:value-type="string">
            <text:p>Ref #E</text:p>
          </table:table-cell>
          <table:table-cell table:style-name="ce8" office:value-type="string">
            <text:p>Commentaire</text:p>
          </table:table-cell>
          <table:table-cell table:style-name="ce8" office:value-type="string">
            <text:p>État</text:p>
          </table:table-cell>
          <table:table-cell table:style-name="ce8" office:value-type="string">
            <text:p>N°</text:p>
          </table:table-cell>
          <table:table-cell table:style-name="ce102"/>
          <table:table-cell table:style-name="ce2" table:number-columns-repeated="1013"/>
          <table:table-cell/>
        </table:table-row>
        <table:table-row table:style-name="ro49">
          <table:table-cell table:style-name="ce2"/>
          <table:table-cell table:style-name="ce9" office:value-type="float" office:value="1">
            <text:p>1</text:p>
          </table:table-cell>
          <table:table-cell table:style-name="ce14" office:value-type="float" office:value="3">
            <text:p>3</text:p>
          </table:table-cell>
          <table:table-cell table:style-name="ce14"/>
          <table:table-cell table:style-name="ce43" office:value-type="string">
            <text:p>disparition contenu service au rechargement</text:p>
          </table:table-cell>
          <table:table-cell table:style-name="ce67"/>
          <table:table-cell table:style-name="ce84" table:number-columns-repeated="4"/>
          <table:table-cell table:style-name="ce2" table:number-columns-repeated="1013"/>
          <table:table-cell/>
        </table:table-row>
        <table:table-row table:style-name="ro49">
          <table:table-cell table:style-name="ce2"/>
          <table:table-cell table:style-name="ce9" office:value-type="float" office:value="2">
            <text:p>2</text:p>
          </table:table-cell>
          <table:table-cell table:style-name="ce14" office:value-type="float" office:value="3">
            <text:p>3</text:p>
          </table:table-cell>
          <table:table-cell table:style-name="ce14"/>
          <table:table-cell table:style-name="ce43" office:value-type="string">
            <text:p>rafraîchissement à l'enregistrement</text:p>
          </table:table-cell>
          <table:table-cell table:style-name="ce67"/>
          <table:table-cell table:style-name="ce84" table:number-columns-repeated="4"/>
          <table:table-cell table:style-name="ce2" table:number-columns-repeated="1013"/>
          <table:table-cell/>
        </table:table-row>
        <table:table-row table:style-name="ro61">
          <table:table-cell table:style-name="ce2"/>
          <table:table-cell table:style-name="ce9" office:value-type="float" office:value="3">
            <text:p>3</text:p>
          </table:table-cell>
          <table:table-cell table:style-name="ce14" office:value-type="float" office:value="3">
            <text:p>3</text:p>
          </table:table-cell>
          <table:table-cell table:style-name="ce14"/>
          <table:table-cell table:style-name="ce43" office:value-type="string">
            <text:p>message d'alerte (fermeture sans enregistrement → perte des données saisies)</text:p>
          </table:table-cell>
          <table:table-cell table:style-name="ce67"/>
          <table:table-cell table:style-name="ce84" table:number-columns-repeated="4"/>
          <table:table-cell table:style-name="ce2" table:number-columns-repeated="1013"/>
          <table:table-cell/>
        </table:table-row>
        <table:table-row table:style-name="ro49">
          <table:table-cell table:style-name="ce2"/>
          <table:table-cell table:style-name="ce9" office:value-type="float" office:value="4">
            <text:p>4</text:p>
          </table:table-cell>
          <table:table-cell table:style-name="ce14" office:value-type="float" office:value="1">
            <text:p>1</text:p>
          </table:table-cell>
          <table:table-cell table:style-name="ce14"/>
          <table:table-cell table:style-name="ce43" office:value-type="string">
            <text:p>changement des labels service → auteur et auteur → editeur</text:p>
          </table:table-cell>
          <table:table-cell table:style-name="ce67"/>
          <table:table-cell table:style-name="ce84" table:number-columns-repeated="4"/>
          <table:table-cell table:style-name="ce2" table:number-columns-repeated="1013"/>
          <table:table-cell/>
        </table:table-row>
        <table:table-row table:style-name="ro62">
          <table:table-cell table:style-name="ce2"/>
          <table:table-cell table:style-name="ce9" office:value-type="float" office:value="5">
            <text:p>5</text:p>
          </table:table-cell>
          <table:table-cell table:style-name="ce14" office:value-type="float" office:value="2">
            <text:p>2</text:p>
          </table:table-cell>
          <table:table-cell table:style-name="ce14"/>
          <table:table-cell table:style-name="ce39" office:value-type="string">
            <text:p>UST : Tri par défaut des vocabulaire</text:p>
          </table:table-cell>
          <table:table-cell table:style-name="ce67"/>
          <table:table-cell table:style-name="ce84" table:number-columns-repeated="4"/>
          <table:table-cell table:style-name="ce2" table:number-columns-repeated="1013"/>
          <table:table-cell/>
        </table:table-row>
        <table:table-row table:style-name="ro62">
          <table:table-cell table:style-name="ce2"/>
          <table:table-cell table:style-name="ce9" office:value-type="float" office:value="6">
            <text:p>6</text:p>
          </table:table-cell>
          <table:table-cell table:style-name="ce17" office:value-type="float" office:value="8">
            <text:p>8</text:p>
          </table:table-cell>
          <table:table-cell table:style-name="ce14"/>
          <table:table-cell table:style-name="ce39" office:value-type="string">
            <text:p>UST : Mise en place des standards d’accessibilité RGAA</text:p>
          </table:table-cell>
          <table:table-cell table:style-name="ce65"/>
          <table:table-cell table:style-name="ce85"/>
          <table:table-cell table:style-name="ce17" table:number-columns-repeated="3"/>
          <table:table-cell table:style-name="ce2" table:number-columns-repeated="1013"/>
          <table:table-cell/>
        </table:table-row>
        <table:table-row table:style-name="ro62">
          <table:table-cell table:style-name="ce2"/>
          <table:table-cell table:style-name="ce9" office:value-type="float" office:value="7">
            <text:p>7</text:p>
          </table:table-cell>
          <table:table-cell table:style-name="ce17" office:value-type="float" office:value="2">
            <text:p>2</text:p>
          </table:table-cell>
          <table:table-cell table:style-name="ce14"/>
          <table:table-cell table:style-name="ce39" office:value-type="string">
            <text:p>UST : Bouton rafraichir l’arborescence + scrollbar <text:s/>+ replier les vocabulaires par défaut</text:p>
          </table:table-cell>
          <table:table-cell table:style-name="ce65"/>
          <table:table-cell table:style-name="ce85"/>
          <table:table-cell table:style-name="ce17" table:number-columns-repeated="3"/>
          <table:table-cell table:style-name="ce2" table:number-columns-repeated="1013"/>
          <table:table-cell/>
        </table:table-row>
        <table:table-row table:style-name="ro62">
          <table:table-cell table:style-name="ce2"/>
          <table:table-cell table:style-name="ce9" office:value-type="float" office:value="8">
            <text:p>8</text:p>
          </table:table-cell>
          <table:table-cell table:style-name="ce17" office:value-type="float" office:value="5">
            <text:p>5</text:p>
          </table:table-cell>
          <table:table-cell table:style-name="ce14"/>
          <table:table-cell table:style-name="ce39" office:value-type="string">
            <text:p>UST : Intégration d’un fichier de configuration externe</text:p>
          </table:table-cell>
          <table:table-cell table:style-name="ce65"/>
          <table:table-cell table:style-name="ce85" office:value-type="string">
            <text:p>Intégration PIC + Mise à jour doc installation + Classes d’accès</text:p>
          </table:table-cell>
          <table:table-cell table:style-name="ce17" table:number-columns-repeated="3"/>
          <table:table-cell table:style-name="ce2" table:number-columns-repeated="1013"/>
          <table:table-cell/>
        </table:table-row>
        <table:table-row table:style-name="ro62">
          <table:table-cell table:style-name="ce2"/>
          <table:table-cell table:style-name="ce9" office:value-type="float" office:value="9">
            <text:p>9</text:p>
          </table:table-cell>
          <table:table-cell table:style-name="ce14" office:value-type="float" office:value="3">
            <text:p>3</text:p>
          </table:table-cell>
          <table:table-cell table:style-name="ce14"/>
          <table:table-cell table:style-name="ce41" office:value-type="string">
            <text:p>UST : Journalisation des actions </text:p>
          </table:table-cell>
          <table:table-cell table:style-name="ce23"/>
          <table:table-cell table:style-name="ce84" office:value-type="string">
            <text:p>Ajout de la table : thesaurus_log, création d’un aspect (spring)</text:p>
          </table:table-cell>
          <table:table-cell table:style-name="ce14" table:number-columns-repeated="3"/>
          <table:table-cell table:style-name="ce2" table:number-columns-repeated="1013"/>
          <table:table-cell/>
        </table:table-row>
        <table:table-row table:style-name="ro48">
          <table:table-cell table:style-name="ce4"/>
          <table:table-cell table:style-name="ce9" office:value-type="float" office:value="10">
            <text:p>10</text:p>
          </table:table-cell>
          <table:table-cell table:style-name="ce17" office:value-type="float" office:value="3">
            <text:p>3</text:p>
          </table:table-cell>
          <table:table-cell table:style-name="ce14"/>
          <table:table-cell table:style-name="ce44" office:value-type="string">
            <text:p>UST : Panneau édition de terme</text:p>
          </table:table-cell>
          <table:table-cell table:style-name="ce67"/>
          <table:table-cell table:style-name="ce84" office:value-type="string">
            <text:p>lier à l’évenement Menu → Nouveau Term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11">
            <text:p>11</text:p>
          </table:table-cell>
          <table:table-cell table:style-name="ce17" office:value-type="float" office:value="3">
            <text:p>3</text:p>
          </table:table-cell>
          <table:table-cell table:style-name="ce14"/>
          <table:table-cell table:style-name="ce39" office:value-type="string">
            <text:p>UST : MCD : Création des entité terme</text:p>
          </table:table-cell>
          <table:table-cell table:style-name="ce67"/>
          <table:table-cell table:style-name="ce84" office:value-type="string">
            <text:p>Embarque la config hibernate associé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12">
            <text:p>12</text:p>
          </table:table-cell>
          <table:table-cell table:style-name="ce17" office:value-type="float" office:value="2">
            <text:p>2</text:p>
          </table:table-cell>
          <table:table-cell table:style-name="ce14"/>
          <table:table-cell table:style-name="ce40" office:value-type="string">
            <text:p>USD : Mise à jour documentation technique (Termes)</text:p>
          </table:table-cell>
          <table:table-cell table:style-name="ce67"/>
          <table:table-cell table:style-name="ce84"/>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13">
            <text:p>13</text:p>
          </table:table-cell>
          <table:table-cell table:style-name="ce17" office:value-type="float" office:value="3">
            <text:p>3</text:p>
          </table:table-cell>
          <table:table-cell table:style-name="ce14"/>
          <table:table-cell table:style-name="ce44" office:value-type="string">
            <text:p>UST : Panneau bac à sable (Liste)</text:p>
          </table:table-cell>
          <table:table-cell table:style-name="ce67"/>
          <table:table-cell table:style-name="ce84" office:value-type="string">
            <text:p>Colonnes : Valeur Lexicale, Langue, Date de création et de modification, pagination 50 élements</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14">
            <text:p>14</text:p>
          </table:table-cell>
          <table:table-cell table:style-name="ce17" office:value-type="float" office:value="5">
            <text:p>5</text:p>
          </table:table-cell>
          <table:table-cell table:style-name="ce14"/>
          <table:table-cell table:style-name="ce39" office:value-type="string">
            <text:p>UST : Service REST de récupération des termes « bac à sable »</text:p>
          </table:table-cell>
          <table:table-cell table:style-name="ce67"/>
          <table:table-cell table:style-name="ce84" office:value-type="string">
            <text:p>Penser à la pagination</text:p>
          </table:table-cell>
          <table:table-cell table:style-name="ce14" table:number-columns-repeated="3"/>
          <table:table-cell table:style-name="ce7" table:number-columns-repeated="1013"/>
          <table:table-cell/>
        </table:table-row>
        <table:table-row table:style-name="ro63">
          <table:table-cell table:style-name="ce4"/>
          <table:table-cell table:style-name="ce9" office:value-type="float" office:value="15">
            <text:p>15</text:p>
          </table:table-cell>
          <table:table-cell table:style-name="ce17"/>
          <table:table-cell table:style-name="ce14"/>
          <table:table-cell table:style-name="ce112" office:value-type="string">
            <text:p>Dans le bac à sable, le terme est représenté par sa valeur lexicale suivi de <text:s/>@code langue ; ex : cité@fr</text:p>
          </table:table-cell>
          <table:table-cell table:style-name="ce64"/>
          <table:table-cell table:style-name="ce85" office:value-type="string">
            <text:p>Exemple : <text:a xlink:href="mailto:village@fr" xlink:type="simple">village@fr</text:a> ; <text:a xlink:href="mailto:village@en" xlink:type="simple">village@en</text:a></text:p>
          </table:table-cell>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16">
            <text:p>16</text:p>
          </table:table-cell>
          <table:table-cell table:style-name="ce17" office:value-type="float" office:value="1">
            <text:p>1</text:p>
          </table:table-cell>
          <table:table-cell table:style-name="ce14"/>
          <table:table-cell table:style-name="ce29" office:value-type="string">
            <text:p>En tant qu'Utilisateur, je visualise la liste des Termes disponibles dans le « bac à sable »</text:p>
          </table:table-cell>
          <table:table-cell table:style-name="ce67"/>
          <table:table-cell table:style-name="ce84" office:value-type="string">
            <text:p>Tant qu'il n'y a aucun Terme la liste est vide. « bac à sable » = ensemble des Termes non rattachés à un Concept.</text:p>
          </table:table-cell>
          <table:table-cell table:style-name="ce14" office:value-type="string">
            <text:p>un bac à sable par vocabulaire</text:p>
          </table:table-cell>
          <table:table-cell table:style-name="ce14" table:number-columns-repeated="2"/>
          <table:table-cell table:style-name="ce7" table:number-columns-repeated="1013"/>
          <table:table-cell/>
        </table:table-row>
        <table:table-row table:style-name="ro55">
          <table:table-cell table:style-name="ce4"/>
          <table:table-cell table:style-name="ce9" office:value-type="float" office:value="17">
            <text:p>17</text:p>
          </table:table-cell>
          <table:table-cell table:style-name="ce17" office:value-type="float" office:value="1">
            <text:p>1</text:p>
          </table:table-cell>
          <table:table-cell table:style-name="ce14"/>
          <table:table-cell table:style-name="ce29" office:value-type="string">
            <text:p>En tant qu'Expert, je crée un nouveau Terme</text:p>
          </table:table-cell>
          <table:table-cell table:style-name="ce62" office:value-type="string">
            <text:p>EF022; EF108; ET215</text:p>
          </table:table-cell>
          <table:table-cell table:style-name="ce84" office:value-type="string">
            <text:p>Je clique sur le bouton nouveau terme et je vois le formulaire de création d’un terme</text:p>
          </table:table-cell>
          <table:table-cell table:style-name="ce14" table:number-columns-repeated="2"/>
          <table:table-cell table:style-name="ce22"/>
          <table:table-cell table:style-name="ce103" table:number-columns-repeated="1013"/>
          <table:table-cell/>
        </table:table-row>
        <table:table-row table:style-name="ro52">
          <table:table-cell table:style-name="ce4"/>
          <table:table-cell table:style-name="ce9" office:value-type="float" office:value="18">
            <text:p>18</text:p>
          </table:table-cell>
          <table:table-cell table:style-name="ce17" office:value-type="float" office:value="1">
            <text:p>1</text:p>
          </table:table-cell>
          <table:table-cell table:style-name="ce14"/>
          <table:table-cell table:style-name="ce29" office:value-type="string">
            <text:p>En tant qu'Expert, je saisis la valeur lexicale (attribut LexicalValue) du Terme</text:p>
          </table:table-cell>
          <table:table-cell table:style-name="ce65"/>
          <table:table-cell table:style-name="ce87" office:value-type="string">
            <text:p>Exemples : quartier, lotissement, station balnéaire, station thermale, ville d'eau, écart, hameau</text:p>
          </table:table-cell>
          <table:table-cell table:style-name="ce14" office:value-type="string">
            <text:p>obligatoire </text:p>
          </table:table-cell>
          <table:table-cell table:style-name="ce14"/>
          <table:table-cell table:style-name="ce22"/>
          <table:table-cell table:style-name="ce103" table:number-columns-repeated="1013"/>
          <table:table-cell/>
        </table:table-row>
        <table:table-row table:style-name="ro52">
          <table:table-cell table:style-name="ce4"/>
          <table:table-cell table:style-name="ce9" office:value-type="float" office:value="19">
            <text:p>19</text:p>
          </table:table-cell>
          <table:table-cell table:style-name="ce17" office:value-type="float" office:value="5">
            <text:p>5</text:p>
          </table:table-cell>
          <table:table-cell table:style-name="ce14"/>
          <table:table-cell table:style-name="ce39" office:value-type="string">
            <text:p>UST : Service REST de récupération des langues filtrées par les langues du vocabulaire (avec première langue par défaut)</text:p>
          </table:table-cell>
          <table:table-cell table:style-name="ce65"/>
          <table:table-cell table:style-name="ce85"/>
          <table:table-cell table:style-name="ce14" table:number-columns-repeated="2"/>
          <table:table-cell table:style-name="ce22"/>
          <table:table-cell table:style-name="ce103" table:number-columns-repeated="1013"/>
          <table:table-cell/>
        </table:table-row>
        <table:table-row table:style-name="ro52">
          <table:table-cell table:style-name="ce4"/>
          <table:table-cell table:style-name="ce9" office:value-type="float" office:value="20">
            <text:p>20</text:p>
          </table:table-cell>
          <table:table-cell table:style-name="ce17" office:value-type="float" office:value="2">
            <text:p>2</text:p>
          </table:table-cell>
          <table:table-cell table:style-name="ce14"/>
          <table:table-cell table:style-name="ce39" office:value-type="string">
            <text:p>UST : Intégration du service REST de récupération des langues filtrées par les langues du vocabulaire (avec première langue par défaut)</text:p>
          </table:table-cell>
          <table:table-cell table:style-name="ce65"/>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1">
            <text:p>21</text:p>
          </table:table-cell>
          <table:table-cell table:style-name="ce17" office:value-type="float" office:value="1">
            <text:p>1</text:p>
          </table:table-cell>
          <table:table-cell table:style-name="ce14"/>
          <table:table-cell table:style-name="ce29" office:value-type="string">
            <text:p>En tant qu'Expert, je saisis la langue (attribut lang) du Terme</text:p>
          </table:table-cell>
          <table:table-cell table:style-name="ce64" office:value-type="string">
            <text:p>EF114</text:p>
          </table:table-cell>
          <table:table-cell table:style-name="ce85" office:value-type="string">
            <text:p>Le français peut être défini comme langue par défaut.</text:p>
          </table:table-cell>
          <table:table-cell table:style-name="ce14" office:value-type="string">
            <text:p>obligatoire <text:s/>(une seule valeur). Langue par défaut : première langue déclarée dans le vocabulaire . Contrôle sur la langue dans les langues déclarées dans le vocabulaire</text:p>
          </table:table-cell>
          <table:table-cell table:style-name="ce14" table:number-columns-repeated="2"/>
          <table:table-cell table:style-name="ce7" table:number-columns-repeated="1013"/>
          <table:table-cell/>
        </table:table-row>
        <table:table-row table:style-name="ro54">
          <table:table-cell table:style-name="ce4"/>
          <table:table-cell table:style-name="ce9" office:value-type="float" office:value="22">
            <text:p>22</text:p>
          </table:table-cell>
          <table:table-cell table:style-name="ce17" office:value-type="float" office:value="1">
            <text:p>1</text:p>
          </table:table-cell>
          <table:table-cell table:style-name="ce14"/>
          <table:table-cell table:style-name="ce29" office:value-type="string">
            <text:p>En tant qu'Expert, je saisis la source (attribut source) d'un Terme</text:p>
          </table:table-cell>
          <table:table-cell table:style-name="ce64"/>
          <table:table-cell table:style-name="ce85" office:value-type="string">
            <text:p>Bloc texte avec hyperliens.</text:p>
            <text:p><text:span text:style-name="T3">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3">
            <text:p>23</text:p>
          </table:table-cell>
          <table:table-cell table:style-name="ce17" office:value-type="float" office:value="5">
            <text:p>5</text:p>
          </table:table-cell>
          <table:table-cell table:style-name="ce14"/>
          <table:table-cell table:style-name="ce39" office:value-type="string">
            <text:p>UST : Appel au service REST d’enregistrement de terme</text:p>
          </table:table-cell>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4">
            <text:p>24</text:p>
          </table:table-cell>
          <table:table-cell table:style-name="ce17" office:value-type="float" office:value="2">
            <text:p>2</text:p>
          </table:table-cell>
          <table:table-cell table:style-name="ce14"/>
          <table:table-cell table:style-name="ce39" office:value-type="string">
            <text:p>UST : Déclencher la validation du formulaire + appel service</text:p>
          </table:table-cell>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5">
            <text:p>25</text:p>
          </table:table-cell>
          <table:table-cell table:style-name="ce17" office:value-type="float" office:value="1">
            <text:p>1</text:p>
          </table:table-cell>
          <table:table-cell table:style-name="ce14"/>
          <table:table-cell table:style-name="ce29" office:value-type="string">
            <text:p>En tant qu'Expert, j'enregistre (sauvegarde) les attributs d'un Terme </text:p>
          </table:table-cell>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6">
            <text:p>26</text:p>
          </table:table-cell>
          <table:table-cell table:style-name="ce17" office:value-type="float" office:value="3">
            <text:p>3</text:p>
          </table:table-cell>
          <table:table-cell table:style-name="ce14"/>
          <table:table-cell table:style-name="ce39" office:value-type="string">
            <text:p>UST : Appel au service REST de récupération des données d’un terme</text:p>
          </table:table-cell>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7">
            <text:p>27</text:p>
          </table:table-cell>
          <table:table-cell table:style-name="ce17" office:value-type="float" office:value="2">
            <text:p>2</text:p>
          </table:table-cell>
          <table:table-cell table:style-name="ce14"/>
          <table:table-cell table:style-name="ce39" office:value-type="string">
            <text:p>UST : Intégration du service Rest sur le formulaire de saisie</text:p>
          </table:table-cell>
          <table:table-cell table:style-name="ce64"/>
          <table:table-cell table:style-name="ce85"/>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28">
            <text:p>28</text:p>
          </table:table-cell>
          <table:table-cell table:style-name="ce14" office:value-type="float" office:value="1">
            <text:p>1</text:p>
          </table:table-cell>
          <table:table-cell table:style-name="ce14"/>
          <table:table-cell table:style-name="ce29" office:value-type="string">
            <text:p>En tant qu'Expert, je modifie la valeur lexicale (attribut lexicalValue) d'un Terme</text:p>
          </table:table-cell>
          <table:table-cell table:style-name="ce64"/>
          <table:table-cell table:style-name="ce87" office:value-type="string">
            <text:p>Exemple : je remplace « station balnéaire » par « station de villégiature »</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29">
            <text:p>29</text:p>
          </table:table-cell>
          <table:table-cell table:style-name="ce14" office:value-type="float" office:value="1">
            <text:p>1</text:p>
          </table:table-cell>
          <table:table-cell table:style-name="ce14"/>
          <table:table-cell table:style-name="ce29" office:value-type="string">
            <text:p>En tant qu'Expert, je modifie la langue (attribut lang) d'un Terme</text:p>
          </table:table-cell>
          <table:table-cell table:style-name="ce68"/>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0">
            <text:p>30</text:p>
          </table:table-cell>
          <table:table-cell table:style-name="ce14" office:value-type="float" office:value="1">
            <text:p>1</text:p>
          </table:table-cell>
          <table:table-cell table:style-name="ce14"/>
          <table:table-cell table:style-name="ce29" office:value-type="string">
            <text:p>En tant qu'Expert, je modifie la source (attribut source) d'un Terme</text:p>
          </table:table-cell>
          <table:table-cell table:style-name="ce68"/>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1">
            <text:p>31</text:p>
          </table:table-cell>
          <table:table-cell table:style-name="ce17" office:value-type="float" office:value="1">
            <text:p>1</text:p>
          </table:table-cell>
          <table:table-cell table:style-name="ce14"/>
          <table:table-cell table:style-name="ce42" office:value-type="string">
            <text:p>En tant qu'Utilisateur, je visualise la fiche d'un Terme du « bac à sable » </text:p>
          </table:table-cell>
          <table:table-cell table:style-name="ce64"/>
          <table:table-cell table:style-name="ce85" office:value-type="string">
            <text:p>double clic depuis le bac à sabl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2">
            <text:p>32</text:p>
          </table:table-cell>
          <table:table-cell table:style-name="ce17" office:value-type="float" office:value="3">
            <text:p>3</text:p>
          </table:table-cell>
          <table:table-cell table:style-name="ce14"/>
          <table:table-cell table:style-name="ce39" office:value-type="string">
            <text:p>UST : Appel au service REST de suppression d’un terme</text:p>
          </table:table-cell>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3">
            <text:p>33</text:p>
          </table:table-cell>
          <table:table-cell table:style-name="ce17" office:value-type="float" office:value="2">
            <text:p>2</text:p>
          </table:table-cell>
          <table:table-cell table:style-name="ce14"/>
          <table:table-cell table:style-name="ce39" office:value-type="string">
            <text:p>UST : Intégration bouton supprimer , Appel au service REST de suppression d’un terme</text:p>
          </table:table-cell>
          <table:table-cell table:style-name="ce64"/>
          <table:table-cell table:style-name="ce85"/>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34">
            <text:p>34</text:p>
          </table:table-cell>
          <table:table-cell table:style-name="ce17" office:value-type="float" office:value="1">
            <text:p>1</text:p>
          </table:table-cell>
          <table:table-cell table:style-name="ce14"/>
          <table:table-cell table:style-name="ce29" office:value-type="string">
            <text:p>En tant qu'Expert, je supprime un Terme</text:p>
          </table:table-cell>
          <table:table-cell table:style-name="ce63" office:value-type="string">
            <text:p>EF006</text:p>
          </table:table-cell>
          <table:table-cell table:style-name="ce85" office:value-type="string">
            <text:p>dans un premier temps, on permet la suppression d'un Terme. A terme, elle sera beaucoup plus contrôlée.</text:p>
          </table:table-cell>
          <table:table-cell table:style-name="ce14" table:number-columns-repeated="3"/>
          <table:table-cell table:style-name="ce7" table:number-columns-repeated="1013"/>
          <table:table-cell/>
        </table:table-row>
        <table:table-row table:style-name="ro55">
          <table:table-cell table:style-name="ce4"/>
          <table:table-cell table:style-name="ce9" office:value-type="float" office:value="35">
            <text:p>35</text:p>
          </table:table-cell>
          <table:table-cell table:style-name="ce17" office:value-type="float" office:value="5">
            <text:p>5</text:p>
          </table:table-cell>
          <table:table-cell table:style-name="ce14"/>
          <table:table-cell table:style-name="ce39" office:value-type="string">
            <text:p>UST : MPD : Création des entité ThesaurusConcept, + PreferredTerm</text:p>
          </table:table-cell>
          <table:table-cell table:style-name="ce67"/>
          <table:table-cell table:style-name="ce84" office:value-type="string">
            <text:p>Ajouter colonne conceptId + preferredTerm dans la table du terme. Embarque la config hibernate associée + Penser aux index sur les colonnes</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6">
            <text:p>36</text:p>
          </table:table-cell>
          <table:table-cell table:style-name="ce17" office:value-type="float" office:value="2">
            <text:p>2</text:p>
          </table:table-cell>
          <table:table-cell table:style-name="ce14"/>
          <table:table-cell table:style-name="ce40" office:value-type="string">
            <text:p>USD : Mise à jour documentation technique (Concepts)</text:p>
          </table:table-cell>
          <table:table-cell table:style-name="ce67"/>
          <table:table-cell table:style-name="ce84"/>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7">
            <text:p>37</text:p>
          </table:table-cell>
          <table:table-cell table:style-name="ce17" office:value-type="float" office:value="5">
            <text:p>5</text:p>
          </table:table-cell>
          <table:table-cell table:style-name="ce14"/>
          <table:table-cell table:style-name="ce39" office:value-type="string">
            <text:p>UST : Service REST de récupération des concepts Top Term</text:p>
          </table:table-cell>
          <table:table-cell table:style-name="ce67"/>
          <table:table-cell table:style-name="ce84" office:value-type="string">
            <text:p>A intégrer dans le service TreeView, label du terme <text:a xlink:href="mailto:xxx@codelangue" xlink:type="simple">xxx@codelangue</text:a></text:p>
          </table:table-cell>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38">
            <text:p>38</text:p>
          </table:table-cell>
          <table:table-cell table:style-name="ce17" office:value-type="float" office:value="1">
            <text:p>1</text:p>
          </table:table-cell>
          <table:table-cell table:style-name="ce14"/>
          <table:table-cell table:style-name="ce42" office:value-type="string">
            <text:p>En tant qu’Utilisateur, je visualise la liste des Concepts (représentés par leur Terme préférentiel) dans un arbre hiérarchique</text:p>
          </table:table-cell>
          <table:table-cell table:style-name="ce63"/>
          <table:table-cell table:style-name="ce85" office:value-type="string">
            <text:p>Tant qu'il n'y a aucun Concept la liste est vid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39">
            <text:p>39</text:p>
          </table:table-cell>
          <table:table-cell table:style-name="ce17" office:value-type="float" office:value="3">
            <text:p>3</text:p>
          </table:table-cell>
          <table:table-cell table:style-name="ce14"/>
          <table:table-cell table:style-name="ce39" office:value-type="string">
            <text:p>UST :Mise à jour Table Thesaurus, et services associés + interface</text:p>
          </table:table-cell>
          <table:table-cell table:style-name="ce63"/>
          <table:table-cell table:style-name="ce85" office:value-type="string">
            <text:p>Ajout colonne : defaultTopConcept</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40">
            <text:p>40</text:p>
          </table:table-cell>
          <table:table-cell table:style-name="ce17" office:value-type="float" office:value="2">
            <text:p>2</text:p>
          </table:table-cell>
          <table:table-cell table:style-name="ce14"/>
          <table:table-cell table:style-name="ce40" office:value-type="string">
            <text:p>USD : Mise à jour documentation technique (Thesaurus)</text:p>
          </table:table-cell>
          <table:table-cell table:style-name="ce67"/>
          <table:table-cell table:style-name="ce84"/>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41">
            <text:p>41</text:p>
          </table:table-cell>
          <table:table-cell table:style-name="ce17" office:value-type="float" office:value="1">
            <text:p>1</text:p>
          </table:table-cell>
          <table:table-cell table:style-name="ce14"/>
          <table:table-cell table:style-name="ce42" office:value-type="string">
            <text:p>En tant qu'administrateur je définis le vocabulaire comme ayant des concepts top term par défaut</text:p>
          </table:table-cell>
          <table:table-cell table:style-name="ce63"/>
          <table:table-cell table:style-name="ce88" office:value-type="string">
            <text:p>Ajout d’une case à cocher dans le formulaire du vocabulair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42">
            <text:p>42</text:p>
          </table:table-cell>
          <table:table-cell table:style-name="ce17" office:value-type="float" office:value="1">
            <text:p>1</text:p>
          </table:table-cell>
          <table:table-cell table:style-name="ce14"/>
          <table:table-cell table:style-name="ce42" office:value-type="string">
            <text:p>Si le concept est top term, il apparaît au premier niveau de l'arborescence des concepts</text:p>
          </table:table-cell>
          <table:table-cell table:style-name="ce63"/>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43">
            <text:p>43</text:p>
          </table:table-cell>
          <table:table-cell table:style-name="ce17" office:value-type="float" office:value="3">
            <text:p>3</text:p>
          </table:table-cell>
          <table:table-cell table:style-name="ce14"/>
          <table:table-cell table:style-name="ce39" office:value-type="string">
            <text:p>UST : Service REST de récupération des concepts orphelins</text:p>
          </table:table-cell>
          <table:table-cell table:style-name="ce63"/>
          <table:table-cell table:style-name="ce85"/>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44">
            <text:p>44</text:p>
          </table:table-cell>
          <table:table-cell table:style-name="ce17" office:value-type="float" office:value="1">
            <text:p>1</text:p>
          </table:table-cell>
          <table:table-cell table:style-name="ce14"/>
          <table:table-cell table:style-name="ce42" office:value-type="string">
            <text:p>Si le concept n'est pas top term <text:span text:style-name="T1">et qu'il n'a pas de parent</text:span>, il apparaît dans les dossier : « concepts orphelins »</text:p>
          </table:table-cell>
          <table:table-cell table:style-name="ce63"/>
          <table:table-cell table:style-name="ce85" office:value-type="string">
            <text:p>Pas de relation hierarchique pour l’instant</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45">
            <text:p>45</text:p>
          </table:table-cell>
          <table:table-cell table:style-name="ce18" office:value-type="string">
            <text:p>3</text:p>
          </table:table-cell>
          <table:table-cell table:style-name="ce29"/>
          <table:table-cell table:style-name="ce39" office:value-type="string">
            <text:p>UST : Création du formulaire de création de concept (TAB)</text:p>
          </table:table-cell>
          <table:table-cell table:style-name="ce29"/>
          <table:table-cell table:style-name="ce29" office:value-type="string">
            <text:p>Avec un bouton, créer un terme Préférentiel</text:p>
          </table:table-cell>
          <table:table-cell table:style-name="ce29" table:number-columns-repeated="2"/>
          <table:table-cell table:style-name="ce14"/>
          <table:table-cell table:style-name="ce7" table:number-columns-repeated="1013"/>
          <table:table-cell/>
        </table:table-row>
        <table:table-row table:style-name="ro52">
          <table:table-cell table:style-name="ce4"/>
          <table:table-cell table:style-name="ce9" office:value-type="float" office:value="46">
            <text:p>46</text:p>
          </table:table-cell>
          <table:table-cell table:style-name="ce18" office:value-type="string">
            <text:p>3</text:p>
          </table:table-cell>
          <table:table-cell table:style-name="ce29"/>
          <table:table-cell table:style-name="ce39" office:value-type="string">
            <text:p>UST : Création d’un Popup avec formulaire : « Valeur lexicale » + langue</text:p>
          </table:table-cell>
          <table:table-cell table:style-name="ce29"/>
          <table:table-cell table:style-name="ce29" office:value-type="string">
            <text:p>Après enregistrement le terme s’ajoute dans la table des termes du concept, désactivation du bouton : « Ajout terme preferentiel »</text:p>
          </table:table-cell>
          <table:table-cell table:style-name="ce29" table:number-columns-repeated="2"/>
          <table:table-cell table:style-name="ce14"/>
          <table:table-cell table:style-name="ce7" table:number-columns-repeated="1013"/>
          <table:table-cell/>
        </table:table-row>
        <table:table-row table:style-name="ro48">
          <table:table-cell table:style-name="ce4"/>
          <table:table-cell table:style-name="ce9" office:value-type="float" office:value="47">
            <text:p>47</text:p>
          </table:table-cell>
          <table:table-cell table:style-name="ce18" office:value-type="string">
            <text:p>5</text:p>
          </table:table-cell>
          <table:table-cell table:style-name="ce29"/>
          <table:table-cell table:style-name="ce39" office:value-type="string">
            <text:p>UST : Appel au service REST de création de concept </text:p>
          </table:table-cell>
          <table:table-cell table:style-name="ce29"/>
          <table:table-cell table:style-name="ce29" office:value-type="string">
            <text:p>Création du terme Préférentiel et du concept</text:p>
          </table:table-cell>
          <table:table-cell table:style-name="ce29" table:number-columns-repeated="2"/>
          <table:table-cell table:style-name="ce14"/>
          <table:table-cell table:style-name="ce7" table:number-columns-repeated="1013"/>
          <table:table-cell/>
        </table:table-row>
        <table:table-row table:style-name="ro58">
          <table:table-cell table:style-name="ce4"/>
          <table:table-cell table:style-name="ce9" office:value-type="float" office:value="48">
            <text:p>48</text:p>
          </table:table-cell>
          <table:table-cell table:style-name="ce17" office:value-type="float" office:value="1">
            <text:p>1</text:p>
          </table:table-cell>
          <table:table-cell table:style-name="ce14"/>
          <table:table-cell table:style-name="ce29" office:value-type="string">
            <text:p>En tant que Responsable opérationnel, je crée un nouveau Concept, je saisis la valeur lexicale du Terme préférentiel et sa langue</text:p>
          </table:table-cell>
          <table:table-cell table:style-name="ce62" office:value-type="string">
            <text:p>EF022; EF108; ET215 ; EF114 ; EF042</text:p>
          </table:table-cell>
          <table:table-cell table:style-name="ce84" office: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3">Exemple : « grand ensemble »</text:span></text:p>
          </table:table-cell>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49">
            <text:p>49</text:p>
          </table:table-cell>
          <table:table-cell table:style-name="ce17" office:value-type="float" office:value="1">
            <text:p>1</text:p>
          </table:table-cell>
          <table:table-cell table:style-name="ce14"/>
          <table:table-cell table:style-name="ce29" office:value-type="string">
            <text:p>En tant que Responsable opérationnel, je ne peux pas saisir plusieurs termes préférentiel sur un concept.</text:p>
          </table:table-cell>
          <table:table-cell table:style-name="ce69"/>
          <table:table-cell table:style-name="ce84" office:value-type="string">
            <text:p>Pour l’instant... quel que soit la langue.</text:p>
          </table:table-cell>
          <table:table-cell table:style-name="ce14" table:number-columns-repeated="3"/>
          <table:table-cell table:style-name="ce7" table:number-columns-repeated="1013"/>
          <table:table-cell table:style-name="ce1"/>
        </table:table-row>
        <table:table-row table:style-name="ro64">
          <table:table-cell table:style-name="ce4"/>
          <table:table-cell table:style-name="ce9" office:value-type="float" office:value="50">
            <text:p>50</text:p>
          </table:table-cell>
          <table:table-cell table:style-name="ce17" office:value-type="float" office:value="3">
            <text:p>3</text:p>
          </table:table-cell>
          <table:table-cell table:style-name="ce14"/>
          <table:table-cell table:style-name="ce39" office:value-type="string">
            <text:p>UST : MPD : Création de entité Equivalence + EquivalenceType</text:p>
          </table:table-cell>
          <table:table-cell table:style-name="ce62"/>
          <table:table-cell table:style-name="ce84"/>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51">
            <text:p>51</text:p>
          </table:table-cell>
          <table:table-cell table:style-name="ce17" office:value-type="float" office:value="2">
            <text:p>2</text:p>
          </table:table-cell>
          <table:table-cell table:style-name="ce14"/>
          <table:table-cell table:style-name="ce40" office:value-type="string">
            <text:p>USD : Mise à jour documentation technique (Thesaurus)</text:p>
          </table:table-cell>
          <table:table-cell table:style-name="ce67"/>
          <table:table-cell table:style-name="ce84"/>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52">
            <text:p>52</text:p>
          </table:table-cell>
          <table:table-cell table:style-name="ce17" office:value-type="float" office:value="5">
            <text:p>5</text:p>
          </table:table-cell>
          <table:table-cell table:style-name="ce14"/>
          <table:table-cell table:style-name="ce39" office:value-type="string">
            <text:p>UST : Appel au service REST de création de terme dans un concept</text:p>
          </table:table-cell>
          <table:table-cell table:style-name="ce62"/>
          <table:table-cell table:style-name="ce84" office:value-type="string">
            <text:p>Création du terme + relation equivalence avec le terme préférentiel. Role par défaut pour l’équivalence</text:p>
          </table:table-cell>
          <table:table-cell table:style-name="ce14" table:number-columns-repeated="3"/>
          <table:table-cell table:style-name="ce7" table:number-columns-repeated="1013"/>
          <table:table-cell/>
        </table:table-row>
        <table:table-row table:style-name="ro54">
          <table:table-cell table:style-name="ce4"/>
          <table:table-cell table:style-name="ce9" office:value-type="float" office:value="53">
            <text:p>53</text:p>
          </table:table-cell>
          <table:table-cell table:style-name="ce17" office:value-type="float" office:value="1">
            <text:p>1</text:p>
          </table:table-cell>
          <table:table-cell table:style-name="ce14"/>
          <table:table-cell table:style-name="ce29" office:value-type="string">
            <text:p>En tant que Responsable opérationnel, je saisis la valeur lexicale d'un Terme non préférentiel du Concept et sa langue</text:p>
          </table:table-cell>
          <table:table-cell table:style-name="ce64" office:value-type="string">
            <text:p>EF114</text:p>
          </table:table-cell>
          <table:table-cell table:style-name="ce89" office:value-type="string">
            <text:p>Création d'une relation d'équivalence (EM/EP) entre le Terme préférentiel et le Terme non préférentiel.</text:p>
            <text:p>Le français peut être défini comme langue par défaut.</text:p>
            <text:p><text:span text:style-name="T3">Exemple : « cité ». Création automatique de la relation réciproque cité EM grand ensemble/grand ensemble EP cité</text:span></text:p>
          </table:table-cell>
          <table:table-cell table:style-name="ce14" office:value-type="string">
            <text:p>Appel de la popup de création directe de terme depuis un bouton ajout direct terme non préférentiel</text:p>
          </table:table-cell>
          <table:table-cell table:style-name="ce14" table:number-columns-repeated="2"/>
          <table:table-cell table:style-name="ce7" table:number-columns-repeated="1013"/>
          <table:table-cell/>
        </table:table-row>
        <table:table-row table:style-name="ro52">
          <table:table-cell table:style-name="ce4"/>
          <table:table-cell table:style-name="ce9" office:value-type="float" office:value="54">
            <text:p>54</text:p>
          </table:table-cell>
          <table:table-cell table:style-name="ce17" office:value-type="float" office:value="3">
            <text:p>3</text:p>
          </table:table-cell>
          <table:table-cell table:style-name="ce14"/>
          <table:table-cell table:style-name="ce39" office:value-type="string">
            <text:p>UST : Création d’un popup de sélection d’un terme (afin de l’attacher au concept</text:p>
          </table:table-cell>
          <table:table-cell table:style-name="ce64"/>
          <table:table-cell table:style-name="ce89" office:value-type="string">
            <text:p>Pagination simple, ranger par ordre, réutiliser le service rest existant</text:p>
          </table:table-cell>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55">
            <text:p>55</text:p>
          </table:table-cell>
          <table:table-cell table:style-name="ce17" office:value-type="float" office:value="3">
            <text:p>3</text:p>
          </table:table-cell>
          <table:table-cell table:style-name="ce14"/>
          <table:table-cell table:style-name="ce39" office:value-type="string">
            <text:p>UST : Lors de la sélection du terme, enregistrer l’appartenance au concept + terme préférentiel</text:p>
          </table:table-cell>
          <table:table-cell table:style-name="ce64"/>
          <table:table-cell table:style-name="ce89" office:value-type="string">
            <text:p>Vérifier que cette action est impossible si il existe déjà 1 terme Préférentiel</text:p>
          </table:table-cell>
          <table:table-cell table:style-name="ce14" table:number-columns-repeated="3"/>
          <table:table-cell table:style-name="ce7" table:number-columns-repeated="1013"/>
          <table:table-cell/>
        </table:table-row>
        <table:table-row table:style-name="ro65">
          <table:table-cell table:style-name="ce4"/>
          <table:table-cell table:style-name="ce9" office:value-type="float" office:value="56">
            <text:p>56</text:p>
          </table:table-cell>
          <table:table-cell table:style-name="ce17" office:value-type="float" office:value="1">
            <text:p>1</text:p>
          </table:table-cell>
          <table:table-cell table:style-name="ce14"/>
          <table:table-cell table:style-name="ce45" office:value-type="string">
            <text:p>En tant que Responsable opérationnel, je crée un nouveau Concept et je définis un Terme existant dans le bac à sable<text:span text:style-name="T2"> comme Terme préférentiel du Concept : je suis sur la fiche Concept, et je vais chercher un Terme du bac à sable</text:span></text:p>
          </table:table-cell>
          <table:table-cell table:style-name="ce63" office:value-type="string">
            <text:p>EF042</text:p>
          </table:table-cell>
          <table:table-cell table:style-name="ce84" office: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 : je vais chercher le Terme «station thermale » présent dans le bac à sable comme TP du nouveau Concept.</text:span></text:p>
          </table:table-cell>
          <table:table-cell table:style-name="ce14" table:number-columns-repeated="3"/>
          <table:table-cell table:style-name="ce7" table:number-columns-repeated="1013"/>
          <table:table-cell/>
        </table:table-row>
        <table:table-row table:style-name="ro52">
          <table:table-cell table:style-name="ce4"/>
          <table:table-cell table:style-name="ce9" office:value-type="float" office:value="57">
            <text:p>57</text:p>
          </table:table-cell>
          <table:table-cell table:style-name="ce17" office:value-type="float" office:value="3">
            <text:p>3</text:p>
          </table:table-cell>
          <table:table-cell table:style-name="ce14"/>
          <table:table-cell table:style-name="ce39" office:value-type="string">
            <text:p>UST : Lors de la sélection du terme, enregistrer l’appartenance au concept + relation d’équivalence</text:p>
          </table:table-cell>
          <table:table-cell table:style-name="ce63"/>
          <table:table-cell table:style-name="ce84"/>
          <table:table-cell table:style-name="ce14" table:number-columns-repeated="3"/>
          <table:table-cell table:style-name="ce7" table:number-columns-repeated="1013"/>
          <table:table-cell/>
        </table:table-row>
        <table:table-row table:style-name="ro65">
          <table:table-cell table:style-name="ce4"/>
          <table:table-cell table:style-name="ce9" office:value-type="float" office:value="58">
            <text:p>58</text:p>
          </table:table-cell>
          <table:table-cell table:style-name="ce17" office:value-type="float" office:value="1">
            <text:p>1</text:p>
          </table:table-cell>
          <table:table-cell table:style-name="ce14"/>
          <table:table-cell table:style-name="ce29" office:value-type="string">
            <text:p>En tant que Responsable opérationnel, je définis un Terme existant dans le bac à sable comme Terme non préférentiel du Concept : je suis sur la fiche Concept, et je vais chercher un Terme du bac à sable</text:p>
          </table:table-cell>
          <table:table-cell table:style-name="ce63" office:value-type="string">
            <text:p>EF042</text:p>
          </table:table-cell>
          <table:table-cell table:style-name="ce85" office:value-type="string">
            <text:p>Création d'une relation d'équivalence (EM/EP) entre le Terme préférentiel et le Terme non préférentiel.</text:p>
            <text:p><text:span text:style-name="T3">Exemple : je vais chercher le Terme «ville d'eau » présent dans le bac à sable comme TNP du nouveau Concept. Création automatique de la relation réciproque station thermale EP ville d'eau/ville d'eau EM station thermale.</text:span></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59">
            <text:p>59</text:p>
          </table:table-cell>
          <table:table-cell table:style-name="ce17" table:formula="of:=SUM([.C9:.C66])" office:value-type="float" office:value="129">
            <text:p>129</text:p>
          </table:table-cell>
          <table:table-cell table:style-name="ce14"/>
          <table:table-cell table:style-name="ce50" office:value-type="string">
            <text:p>Fin prévue du SPRINT 2</text:p>
          </table:table-cell>
          <table:table-cell table:style-name="ce63"/>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office:value-type="float" office:value="60">
            <text:p>60</text:p>
          </table:table-cell>
          <table:table-cell table:style-name="ce17" office:value-type="float" office:value="5">
            <text:p>5</text:p>
          </table:table-cell>
          <table:table-cell table:style-name="ce14"/>
          <table:table-cell table:style-name="ce39" office:value-type="string">
            <text:p>UST : Ajout d’un bouton sur la fiche « Terme » : créer un concept depuis ce terme </text:p>
          </table:table-cell>
          <table:table-cell table:style-name="ce63"/>
          <table:table-cell table:style-name="ce85" office:value-type="string">
            <text:p>Ce bouton ne s’affiche QUE si le terme n’a pas de concept</text:p>
          </table:table-cell>
          <table:table-cell table:style-name="ce14" table:number-columns-repeated="3"/>
          <table:table-cell table:style-name="ce7" table:number-columns-repeated="1013"/>
          <table:table-cell/>
        </table:table-row>
        <table:table-row table:style-name="ro58">
          <table:table-cell table:style-name="ce4"/>
          <table:table-cell table:style-name="ce14" office:value-type="float" office:value="61">
            <text:p>61</text:p>
          </table:table-cell>
          <table:table-cell table:style-name="ce17" office:value-type="float" office:value="1">
            <text:p>1</text:p>
          </table:table-cell>
          <table:table-cell table:style-name="ce14"/>
          <table:table-cell table:style-name="ce29" office:value-type="string">
            <text:p>En tant que Responsable opérationnel, je désigne un Terme existant dans le bac à sable comme préférentiel d'un nouveau Concept : je suis sur la fiche Terme, le système crée un nouveau Concept avec le terme courant comme préférentiel et m'affiche la fiche concept correspondante</text:p>
          </table:table-cell>
          <table:table-cell table:style-name="ce62"/>
          <table:table-cell table:style-name="ce84" office: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 : je définis le Terme «écart » présent dans le bac à sable comme TP d'un nouveau Concept </text:span></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62">
            <text:p>62</text:p>
          </table:table-cell>
          <table:table-cell table:style-name="ce17" office:value-type="float" office:value="1">
            <text:p>1</text:p>
          </table:table-cell>
          <table:table-cell table:style-name="ce14"/>
          <table:table-cell table:style-name="ce29" office:value-type="string">
            <text:p>En tant qu'Expert, j'enregistre (sauvegarde) les attributs d'un Concept</text:p>
          </table:table-cell>
          <table:table-cell table:style-name="ce62"/>
          <table:table-cell table:style-name="ce84"/>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63">
            <text:p>63</text:p>
          </table:table-cell>
          <table:table-cell table:style-name="ce17" office:value-type="float" office:value="3">
            <text:p>3</text:p>
          </table:table-cell>
          <table:table-cell table:style-name="ce14"/>
          <table:table-cell table:style-name="ce39" office:value-type="string">
            <text:p>UST : Service REST de récupération des termes du concept</text:p>
          </table:table-cell>
          <table:table-cell table:style-name="ce62"/>
          <table:table-cell table:style-name="ce84" office:value-type="string">
            <text:p>Avec leur relation d’équivalence</text:p>
          </table:table-cell>
          <table:table-cell table:style-name="ce14" table:number-columns-repeated="3"/>
          <table:table-cell table:style-name="ce7" table:number-columns-repeated="1013"/>
          <table:table-cell/>
        </table:table-row>
        <table:table-row table:style-name="ro48">
          <table:table-cell table:style-name="ce4"/>
          <table:table-cell table:style-name="ce9" office:value-type="float" office:value="64">
            <text:p>64</text:p>
          </table:table-cell>
          <table:table-cell table:style-name="ce17" office:value-type="float" office:value="3">
            <text:p>3</text:p>
          </table:table-cell>
          <table:table-cell table:style-name="ce14"/>
          <table:table-cell table:style-name="ce39" office:value-type="string">
            <text:p>UST : Intégration Affichage.</text:p>
          </table:table-cell>
          <table:table-cell table:style-name="ce62"/>
          <table:table-cell table:style-name="Default"/>
          <table:table-cell table:style-name="ce14" table:number-columns-repeated="3"/>
          <table:table-cell table:style-name="ce7" table:number-columns-repeated="1013"/>
          <table:table-cell/>
        </table:table-row>
        <table:table-row table:style-name="ro54">
          <table:table-cell table:style-name="ce4"/>
          <table:table-cell table:style-name="ce9" office:value-type="float" office:value="65">
            <text:p>65</text:p>
          </table:table-cell>
          <table:table-cell table:style-name="ce17" office:value-type="float" office:value="1">
            <text:p>1</text:p>
          </table:table-cell>
          <table:table-cell table:style-name="ce14"/>
          <table:table-cell table:style-name="ce42" office:value-type="string">
            <text:p>En tant qu’Utilisateur, je visualise un Concept et son environnement sémantique en double-cliquant sur son Terme préférentiel</text:p>
          </table:table-cell>
          <table:table-cell table:style-name="ce62"/>
          <table:table-cell table:style-name="ce84" office:value-type="string">
            <text:p>Visualisation des termes préférentiel et non préférentiel dans un tableau sur la fiche concept</text:p>
            <text:p>KB : oui, affichage de la fiche Concept et de tous les attributs et concepts associés qu'elle contient (pour le moment, seulement les TP et les TNP)</text:p>
          </table:table-cell>
          <table:table-cell table:style-name="ce14" table:number-columns-repeated="2"/>
          <table:table-cell table:style-name="ce17"/>
          <table:table-cell table:style-name="ce104" table:number-columns-repeated="1013"/>
          <table:table-cell/>
        </table:table-row>
        <table:table-row table:style-name="ro52">
          <table:table-cell table:style-name="ce4"/>
          <table:table-cell table:style-name="ce14" office:value-type="float" office:value="66">
            <text:p>66</text:p>
          </table:table-cell>
          <table:table-cell table:style-name="ce17" office:value-type="float" office:value="2">
            <text:p>2</text:p>
          </table:table-cell>
          <table:table-cell table:style-name="ce14"/>
          <table:table-cell table:style-name="ce39" office:value-type="string">
            <text:p>UST : Lier l’événement double clic, (ou entrée) sur la table des terme du concept à l’ouverture du « tab » d’édition du termeL.</text:p>
          </table:table-cell>
          <table:table-cell table:style-name="ce62"/>
          <table:table-cell table:style-name="ce84"/>
          <table:table-cell table:style-name="ce14" table:number-columns-repeated="2"/>
          <table:table-cell table:style-name="ce17"/>
          <table:table-cell table:style-name="ce104" table:number-columns-repeated="1013"/>
          <table:table-cell/>
        </table:table-row>
        <table:table-row table:style-name="ro55">
          <table:table-cell table:style-name="ce4"/>
          <table:table-cell table:style-name="ce14" office:value-type="float" office:value="67">
            <text:p>67</text:p>
          </table:table-cell>
          <table:table-cell table:style-name="ce17" office:value-type="float" office:value="1">
            <text:p>1</text:p>
          </table:table-cell>
          <table:table-cell table:style-name="ce14"/>
          <table:table-cell table:style-name="ce42" office:value-type="string">
            <text:p>En tant qu'Utilisateur, je visualise la fiche d'un Terme associé au Concept</text:p>
          </table:table-cell>
          <table:table-cell table:style-name="ce62"/>
          <table:table-cell table:style-name="ce84" office:value-type="string">
            <text:p>Je double-clique dans une ligne sur le tableau des termes, la fiche du terme s’affiche</text:p>
            <text:p>KB : OK</text:p>
          </table:table-cell>
          <table:table-cell table:style-name="ce14" table:number-columns-repeated="2"/>
          <table:table-cell table:style-name="ce17"/>
          <table:table-cell table:style-name="ce104" table:number-columns-repeated="1013"/>
          <table:table-cell/>
        </table:table-row>
        <table:table-row table:style-name="ro55">
          <table:table-cell table:style-name="ce4"/>
          <table:table-cell table:style-name="ce14" office:value-type="float" office:value="68">
            <text:p>68</text:p>
          </table:table-cell>
          <table:table-cell table:style-name="ce17" office:value-type="float" office:value="1">
            <text:p>1</text:p>
          </table:table-cell>
          <table:table-cell table:style-name="ce14"/>
          <table:table-cell table:style-name="ce29" office:value-type="string">
            <text:p>En tant que Responsable opérationnel, je peux ajouter de nouveaux Termes non préférentiels à un Concept existant soit en allant chercher des termes existants dans le bac soit en saisissant de nouveaux termes</text:p>
          </table:table-cell>
          <table:table-cell table:style-name="ce62"/>
          <table:table-cell table:style-name="ce91" office:value-type="string">
            <text:p>Exemple : j'ajoute le TNP « lieu-dit » au Concept ayant pour TP « écart » et comme TNP « hameau ». Création automatique de la relation réciproque écart EP lieu-dit/lieu-dit EM écart.</text:p>
          </table:table-cell>
          <table:table-cell table:style-name="ce14" table:number-columns-repeated="2"/>
          <table:table-cell table:style-name="ce17"/>
          <table:table-cell table:style-name="ce104" table:number-columns-repeated="1013"/>
          <table:table-cell/>
        </table:table-row>
        <table:table-row table:style-name="ro48">
          <table:table-cell table:style-name="ce4"/>
          <table:table-cell table:style-name="ce14" office:value-type="float" office:value="69">
            <text:p>69</text:p>
          </table:table-cell>
          <table:table-cell table:style-name="ce17" office:value-type="float" office:value="3">
            <text:p>3</text:p>
          </table:table-cell>
          <table:table-cell table:style-name="ce14"/>
          <table:table-cell table:style-name="ce39" office:value-type="string">
            <text:p>UST : Service REST de suppression de la relation terme&lt;-&gt;concept</text:p>
          </table:table-cell>
          <table:table-cell table:style-name="ce62"/>
          <table:table-cell table:style-name="ce91"/>
          <table:table-cell table:style-name="ce14" table:number-columns-repeated="2"/>
          <table:table-cell table:style-name="ce17"/>
          <table:table-cell table:style-name="ce104" table:number-columns-repeated="1013"/>
          <table:table-cell/>
        </table:table-row>
        <table:table-row table:style-name="ro53">
          <table:table-cell table:style-name="ce4"/>
          <table:table-cell table:style-name="ce14" office:value-type="float" office:value="70">
            <text:p>70</text:p>
          </table:table-cell>
          <table:table-cell table:style-name="ce17" office:value-type="float" office:value="1">
            <text:p>1</text:p>
          </table:table-cell>
          <table:table-cell table:style-name="ce14"/>
          <table:table-cell table:style-name="ce29" office:value-type="string">
            <text:p>En tant que Responsable opérationnel, je détache un Terme non préférentiel d'un Concept : je suis sur la fiche Concept, je supprime le rôle non Préférentiel du Terme. Il retourne dans le bac à sable. </text:p>
          </table:table-cell>
          <table:table-cell table:style-name="ce62"/>
          <table:table-cell table:style-name="ce91" office:value-type="string">
            <text:p><text:span text:style-name="T6">Le terme garde son statut « validé »</text:span></text:p>
            <text:p>Exemple : je supprime le rôle « non préférentiel » du Terme « lieu-dit ». A la sauvegarde, « lieu-dit » se retrouve dans le bac à sable.</text:p>
            <text:p/>
          </table:table-cell>
          <table:table-cell table:style-name="ce14" office:value-type="string">
            <text:p>Ajout d’un bouton, « détacher du concept »</text:p>
          </table:table-cell>
          <table:table-cell table:style-name="ce14"/>
          <table:table-cell table:style-name="ce17"/>
          <table:table-cell table:style-name="ce104" table:number-columns-repeated="1013"/>
          <table:table-cell/>
        </table:table-row>
        <table:table-row table:style-name="ro48">
          <table:table-cell table:style-name="ce4"/>
          <table:table-cell table:style-name="ce14" office:value-type="float" office:value="71">
            <text:p>71</text:p>
          </table:table-cell>
          <table:table-cell table:style-name="ce17" office:value-type="float" office:value="3">
            <text:p>3</text:p>
          </table:table-cell>
          <table:table-cell table:style-name="ce14"/>
          <table:table-cell table:style-name="ce39" office:value-type="string">
            <text:p>UST : Désactiver le bouton enregistrer tant qu’on a pas ajouter un terme préférentiel</text:p>
          </table:table-cell>
          <table:table-cell table:style-name="ce62"/>
          <table:table-cell table:style-name="ce91"/>
          <table:table-cell table:style-name="ce14" table:number-columns-repeated="2"/>
          <table:table-cell table:style-name="ce17"/>
          <table:table-cell table:style-name="ce104" table:number-columns-repeated="1013"/>
          <table:table-cell/>
        </table:table-row>
        <table:table-row table:style-name="ro66">
          <table:table-cell table:style-name="ce4"/>
          <table:table-cell table:style-name="ce14" office:value-type="float" office:value="72">
            <text:p>72</text:p>
          </table:table-cell>
          <table:table-cell table:style-name="ce17" office:value-type="float" office:value="1">
            <text:p>1</text:p>
          </table:table-cell>
          <table:table-cell table:style-name="ce14"/>
          <table:table-cell table:style-name="ce29" office: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62"/>
          <table:table-cell table:style-name="ce91" office:value-type="string">
            <text:p>Exemple : je supprime le rôle « préférentiel » du terme écart =&gt; message d'erreur : ajouter un nouveau TP </text:p>
          </table:table-cell>
          <table:table-cell table:style-name="ce14" table:number-columns-repeated="2"/>
          <table:table-cell table:style-name="ce17"/>
          <table:table-cell table:style-name="ce104" table:number-columns-repeated="1013"/>
          <table:table-cell/>
        </table:table-row>
        <table:table-row table:style-name="ro66">
          <table:table-cell table:style-name="ce4"/>
          <table:table-cell table:style-name="ce14" office:value-type="float" office:value="73">
            <text:p>73</text:p>
          </table:table-cell>
          <table:table-cell table:style-name="ce17"/>
          <table:table-cell table:style-name="ce14"/>
          <table:table-cell table:style-name="ce39" office:value-type="string">
            <text:p>UST : Service REST de suppression de concept</text:p>
          </table:table-cell>
          <table:table-cell table:style-name="ce62"/>
          <table:table-cell table:style-name="ce91"/>
          <table:table-cell table:style-name="ce14" table:number-columns-repeated="2"/>
          <table:table-cell table:style-name="ce17"/>
          <table:table-cell table:style-name="ce104" table:number-columns-repeated="1013"/>
          <table:table-cell/>
        </table:table-row>
        <table:table-row table:style-name="ro48">
          <table:table-cell table:style-name="ce4"/>
          <table:table-cell table:style-name="ce14"/>
          <table:table-cell table:style-name="ce17"/>
          <table:table-cell table:style-name="ce14"/>
          <table:table-cell table:style-name="ce29"/>
          <table:table-cell table:style-name="ce64"/>
          <table:table-cell table:style-name="ce55"/>
          <table:table-cell table:style-name="ce14" table:number-columns-repeated="2"/>
          <table:table-cell table:style-name="ce17"/>
          <table:table-cell table:style-name="ce104" table:number-columns-repeated="1013"/>
          <table:table-cell/>
        </table:table-row>
        <table:table-row table:style-name="ro65">
          <table:table-cell table:style-name="ce4"/>
          <table:table-cell table:style-name="ce14" office:value-type="float" office:value="75">
            <text:p>75</text:p>
          </table:table-cell>
          <table:table-cell table:style-name="ce17"/>
          <table:table-cell table:style-name="ce14"/>
          <table:table-cell table:style-name="ce29" office:value-type="string">
            <text:p>En tant que Responsable opérationnel, j'ajoute de nouveaux Termes préférentiels à un Concept : je suis sur la fiche Concept, et je vais chercher des termes existants dans le bac à sable ou je saisis de nouveaux termes. Le système vérifie que les Termes sont bien dans des langues différentes.</text:p>
          </table:table-cell>
          <table:table-cell table:style-name="ce63"/>
          <table:table-cell table:style-name="ce91" office:value-type="string">
            <text:p>Exemple : je crée un Concept ayant le TP faubourg (fr-FR), le TP suburb (en-GB) et le TP sobborgo (it)</text:p>
            <text:p><text:span text:style-name="T6">Dans l'arborescence, on affiche par défaut le terme préférentiel de la langue de l'interface sans attribut de langue. Si il est absent, on affiche le terme préférentiel de la 1ère langue dans l'ordre alphabétique en ajoutant l'attribut @code-langue</text:span></text:p>
          </table:table-cell>
          <table:table-cell table:style-name="ce14" table:number-columns-repeated="2"/>
          <table:table-cell table:style-name="ce17"/>
          <table:table-cell table:style-name="ce104" table:number-columns-repeated="1013"/>
          <table:table-cell/>
        </table:table-row>
        <table:table-row table:style-name="ro52">
          <table:table-cell table:style-name="ce4"/>
          <table:table-cell table:style-name="ce14" office:value-type="float" office:value="76">
            <text:p>76</text:p>
          </table:table-cell>
          <table:table-cell table:style-name="ce17"/>
          <table:table-cell table:style-name="ce14"/>
          <table:table-cell table:style-name="ce39" office:value-type="string">
            <text:p>UST : CheckBox avec : Terme Préférentiel/ Terme non préférentiel, dans une colonne du tableau des termes</text:p>
          </table:table-cell>
          <table:table-cell table:style-name="ce63"/>
          <table:table-cell table:style-name="ce84"/>
          <table:table-cell table:style-name="ce14" table:number-columns-repeated="3"/>
          <table:table-cell table:style-name="ce7" table:number-columns-repeated="1013"/>
          <table:table-cell/>
        </table:table-row>
        <table:table-row table:style-name="ro53">
          <table:table-cell table:style-name="ce4"/>
          <table:table-cell table:style-name="ce14" office:value-type="float" office:value="77">
            <text:p>77</text:p>
          </table:table-cell>
          <table:table-cell table:style-name="ce17"/>
          <table:table-cell table:style-name="ce14"/>
          <table:table-cell table:style-name="ce29" office:value-type="string">
            <text:p>En tant que Responsable opérationnel, je modifie le rôle Préférentiel/non préférentiel d'un Terme dans une langue : je suis sur la fiche du Concept et je modifie les rôles des Termes affichés. Je ne peux valider ma fiche Concept que si j'ai au moins un Terme défini comme préférentiel dans cette langue</text:p>
          </table:table-cell>
          <table:table-cell table:style-name="ce63" office:value-type="string">
            <text:p>EF108</text:p>
          </table:table-cell>
          <table:table-cell table:style-name="ce85" office:value-type="string">
            <text:p>Inversion automatique des relations EM/EP.</text:p>
          </table:table-cell>
          <table:table-cell table:style-name="ce14" office:value-type="string">
            <text:p>Proposition d’implémentation</text:p>
            <text:p>Liste déroulante dans la colonne rôle</text:p>
            <text:p>Du tableau des termes KB : OK</text:p>
          </table:table-cell>
          <table:table-cell table:style-name="ce14" table:number-columns-repeated="2"/>
          <table:table-cell table:style-name="ce7" table:number-columns-repeated="1013"/>
          <table:table-cell/>
        </table:table-row>
        <table:table-row table:style-name="ro48">
          <table:table-cell table:style-name="ce1"/>
          <table:table-cell table:style-name="ce14" office:value-type="float" office:value="78">
            <text:p>78</text:p>
          </table:table-cell>
          <table:table-cell table:style-name="ce14" table:number-columns-repeated="2"/>
          <table:table-cell table:style-name="ce39" office:value-type="string">
            <text:p>UST : Création de la liste d’autorité « statut » par défaut</text:p>
          </table:table-cell>
          <table:table-cell table:style-name="ce23"/>
          <table:table-cell table:style-name="ce84"/>
          <table:table-cell table:style-name="ce14" table:number-columns-repeated="3"/>
          <table:table-cell table:style-name="ce7" table:number-columns-repeated="1013"/>
          <table:table-cell/>
        </table:table-row>
        <table:table-row table:style-name="ro48">
          <table:table-cell table:style-name="ce1"/>
          <table:table-cell table:style-name="ce14" office:value-type="float" office:value="79">
            <text:p>79</text:p>
          </table:table-cell>
          <table:table-cell table:style-name="ce14" table:number-columns-repeated="2"/>
          <table:table-cell table:style-name="ce39" office:value-type="string">
            <text:p>UST : Création du champ « Statut » au terme</text:p>
          </table:table-cell>
          <table:table-cell table:style-name="ce23"/>
          <table:table-cell table:style-name="ce84"/>
          <table:table-cell table:style-name="ce14" table:number-columns-repeated="3"/>
          <table:table-cell table:style-name="ce7" table:number-columns-repeated="1013"/>
          <table:table-cell/>
        </table:table-row>
        <table:table-row table:style-name="ro54">
          <table:table-cell table:style-name="ce1"/>
          <table:table-cell table:style-name="ce14" office:value-type="float" office:value="80">
            <text:p>80</text:p>
          </table:table-cell>
          <table:table-cell table:style-name="ce14" table:number-columns-repeated="2"/>
          <table:table-cell table:style-name="ce29" office:value-type="string">
            <text:p>En tant que Responsable opérationnel, je crée un nouveau Terme et je choisis son statut (attribut status)</text:p>
          </table:table-cell>
          <table:table-cell table:style-name="ce63" office:value-type="string">
            <text:p>EF108</text:p>
          </table:table-cell>
          <table:table-cell table:style-name="ce84" office:value-type="string">
            <text:p>Les statuts possibles sont : Candidat ; Validé ; Rejeté .</text:p>
            <text:p>La valeur par défaut est Validé .<text:span text:style-name="T5">(point rediscuté : à terme, liste de valeurs paramétrables)</text:span></text:p>
            <text:p><text:span text:style-name="T3">Exemple : je crée le Terme « conurbation » avec le statut « Candidat »</text:span></text:p>
          </table:table-cell>
          <table:table-cell table:style-name="ce14" table:number-columns-repeated="3"/>
          <table:table-cell table:style-name="ce7" table:number-columns-repeated="1013"/>
          <table:table-cell/>
        </table:table-row>
        <table:table-row table:style-name="ro52">
          <table:table-cell table:style-name="ce1"/>
          <table:table-cell table:style-name="ce14" office:value-type="float" office:value="81">
            <text:p>81</text:p>
          </table:table-cell>
          <table:table-cell table:style-name="ce14" table:number-columns-repeated="2"/>
          <table:table-cell table:style-name="ce29" office:value-type="string">
            <text:p>En tant que Responsable opérationnel, je ne peux ajouter un Terme comme TP ou TNP d'un Concept que si ce Terme est « validé »</text:p>
          </table:table-cell>
          <table:table-cell table:style-name="ce63"/>
          <table:table-cell table:style-name="ce84" office:value-type="string">
            <text:p>Filtrage sur le statut du Terme dans la pop up de sélection</text:p>
          </table:table-cell>
          <table:table-cell table:style-name="ce14" table:number-columns-repeated="3"/>
          <table:table-cell table:style-name="ce7" table:number-columns-repeated="1013"/>
          <table:table-cell/>
        </table:table-row>
        <table:table-row table:style-name="ro54">
          <table:table-cell table:style-name="ce1"/>
          <table:table-cell table:style-name="ce14" office:value-type="float" office:value="82">
            <text:p>82</text:p>
          </table:table-cell>
          <table:table-cell table:style-name="ce14" table:number-columns-repeated="2"/>
          <table:table-cell table:style-name="ce29" office:value-type="string">
            <text:p>En tant que Responsable opérationnel, je modifie le statut (attribut status) d'un Terme dans le bac à sable</text:p>
          </table:table-cell>
          <table:table-cell table:style-name="ce63" office:value-type="string">
            <text:p>EF108</text:p>
          </table:table-cell>
          <table:table-cell table:style-name="ce29" office:value-type="string">
            <text:p>NB : on ne peut modifier le statut d'un Terme que dans le bac à sable. Un TP ou un TNP d'un Concept sont nécessairement validés.</text:p>
            <text:p>Date de dernière modification mise à jour.</text:p>
            <text:p><text:span text:style-name="T3">Exemple : je passe le statut du Terme « conurbation » de « Candidat » à « Validé »</text:span></text:p>
          </table:table-cell>
          <table:table-cell table:style-name="ce14" table:number-columns-repeated="3"/>
          <table:table-cell table:style-name="ce7" table:number-columns-repeated="1013"/>
          <table:table-cell/>
        </table:table-row>
        <table:table-row table:style-name="ro49">
          <table:table-cell table:style-name="ce1"/>
          <table:table-cell table:style-name="ce14" office:value-type="float" office:value="83">
            <text:p>83</text:p>
          </table:table-cell>
          <table:table-cell table:style-name="ce14" office:value-type="float" office:value="3">
            <text:p>3</text:p>
          </table:table-cell>
          <table:table-cell table:style-name="ce14"/>
          <table:table-cell table:style-name="ce43" office:value-type="string">
            <text:p>je ne peux pas saisir plusieurs formats de vocabulaire</text:p>
          </table:table-cell>
          <table:table-cell table:style-name="ce23"/>
          <table:table-cell table:style-name="ce84" office:value-type="string">
            <text:p>à terme nomenclature contrôlée paramétrable</text:p>
          </table:table-cell>
          <table:table-cell table:style-name="ce14" table:number-columns-repeated="3"/>
          <table:table-cell table:style-name="ce7" table:number-columns-repeated="1013"/>
          <table:table-cell/>
        </table:table-row>
        <table:table-row table:style-name="ro48">
          <table:table-cell table:style-name="ce4"/>
          <table:table-cell table:style-name="ce110"/>
          <table:table-cell table:style-name="ce111"/>
          <table:table-cell table:style-name="ce110"/>
          <table:table-cell table:style-name="ce113" table:number-columns-repeated="3"/>
          <table:table-cell table:style-name="ce110" table:number-columns-repeated="3"/>
          <table:table-cell table:style-name="ce7" table:number-columns-repeated="1013"/>
          <table:table-cell/>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table-cell table:style-name="ce17"/>
          <table:table-cell table:style-name="ce14"/>
          <table:table-cell table:style-name="ce29"/>
          <table:table-cell table:style-name="ce64"/>
          <table:table-cell table:style-name="ce85"/>
          <table:table-cell table:style-name="ce14" table:number-columns-repeated="3"/>
          <table:table-cell table:style-name="ce7" table:number-columns-repeated="1013"/>
          <table:table-cell/>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number-columns-repeated="3"/>
          <table:table-cell table:style-name="ce29"/>
          <table:table-cell table:style-name="ce64"/>
          <table:table-cell table:style-name="ce85"/>
          <table:table-cell table:style-name="ce14" table:number-columns-repeated="3"/>
          <table:table-cell table:style-name="ce7" table:number-columns-repeated="1013"/>
          <table:table-cell/>
        </table:table-row>
        <table:table-row table:style-name="ro48" table:number-rows-repeated="2">
          <table:table-cell table:style-name="ce4"/>
          <table:table-cell table:style-name="ce14" table:number-columns-repeated="3"/>
          <table:table-cell table:style-name="ce29"/>
          <table:table-cell table:style-name="ce68"/>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table-cell table:style-name="ce17"/>
          <table:table-cell table:style-name="ce14"/>
          <table:table-cell table:style-name="ce42"/>
          <table:table-cell table:style-name="ce64"/>
          <table:table-cell table:style-name="ce85"/>
          <table:table-cell table:style-name="ce14" table:number-columns-repeated="3"/>
          <table:table-cell table:style-name="ce7" table:number-columns-repeated="1013"/>
          <table:table-cell/>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table-cell table:style-name="ce17"/>
          <table:table-cell table:style-name="ce14"/>
          <table:table-cell table:style-name="ce29"/>
          <table:table-cell table:style-name="ce63"/>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table-cell table:style-name="ce17"/>
          <table:table-cell table:style-name="ce14"/>
          <table:table-cell table:style-name="ce42"/>
          <table:table-cell table:style-name="ce63"/>
          <table:table-cell table:style-name="ce85"/>
          <table:table-cell table:style-name="ce14" table:number-columns-repeated="3"/>
          <table:table-cell table:style-name="ce7" table:number-columns-repeated="1013"/>
          <table:table-cell/>
        </table:table-row>
        <table:table-row table:style-name="ro48">
          <table:table-cell table:style-name="ce4"/>
          <table:table-cell table:style-name="ce14"/>
          <table:table-cell table:style-name="ce17"/>
          <table:table-cell table:style-name="ce14"/>
          <table:table-cell table:style-name="ce108"/>
          <table:table-cell table:style-name="ce63"/>
          <table:table-cell table:style-name="ce85"/>
          <table:table-cell table:style-name="ce14" table:number-columns-repeated="3"/>
          <table:table-cell table:style-name="ce7" table:number-columns-repeated="1013"/>
          <table:table-cell/>
        </table:table-row>
        <table:table-row table:style-name="ro48" table:number-rows-repeated="2">
          <table:table-cell table:style-name="ce4"/>
          <table:table-cell table:style-name="ce14"/>
          <table:table-cell table:style-name="ce17"/>
          <table:table-cell table:style-name="ce14"/>
          <table:table-cell table:style-name="ce109"/>
          <table:table-cell table:style-name="ce63"/>
          <table:table-cell table:style-name="ce85"/>
          <table:table-cell table:style-name="ce14" table:number-columns-repeated="3"/>
          <table:table-cell table:style-name="ce7" table:number-columns-repeated="1013"/>
          <table:table-cell/>
        </table:table-row>
        <table:table-row table:style-name="ro48" table:number-rows-repeated="10">
          <table:table-cell table:style-name="ce4"/>
          <table:table-cell table:number-columns-repeated="5"/>
          <table:table-cell table:style-name="Default"/>
          <table:table-cell table:number-columns-repeated="3"/>
          <table:table-cell table:style-name="ce7" table:number-columns-repeated="1013"/>
          <table:table-cell/>
        </table:table-row>
        <table:table-row table:style-name="ro48" table:number-rows-repeated="17">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table-cell table:style-name="ce3"/>
          <table:table-cell table:number-columns-repeated="5"/>
          <table:table-cell table:style-name="Default"/>
          <table:table-cell table:number-columns-repeated="3"/>
          <table:table-cell table:style-name="ce103" table:number-columns-repeated="1013"/>
          <table:table-cell/>
        </table:table-row>
        <table:table-row table:style-name="ro48" table:number-rows-repeated="16">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table-cell table:style-name="ce1"/>
          <table:table-cell table:number-columns-repeated="5"/>
          <table:table-cell table:style-name="Default"/>
          <table:table-cell table:number-columns-repeated="3"/>
          <table:table-cell table:style-name="ce104" table:number-columns-repeated="1013"/>
          <table:table-cell/>
        </table:table-row>
        <table:table-row table:style-name="ro48" table:number-rows-repeated="12">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number-rows-repeated="22">
          <table:table-cell table:style-name="ce3"/>
          <table:table-cell table:number-columns-repeated="5"/>
          <table:table-cell table:style-name="Default"/>
          <table:table-cell table:number-columns-repeated="3"/>
          <table:table-cell table:style-name="ce103" table:number-columns-repeated="1013"/>
          <table:table-cell/>
        </table:table-row>
        <table:table-row table:style-name="ro48" table:number-rows-repeated="23">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number-rows-repeated="6">
          <table:table-cell table:style-name="ce1"/>
          <table:table-cell table:number-columns-repeated="5"/>
          <table:table-cell table:style-name="Default"/>
          <table:table-cell table:number-columns-repeated="3"/>
          <table:table-cell table:style-name="ce103" table:number-columns-repeated="1013"/>
          <table:table-cell/>
        </table:table-row>
        <table:table-row table:style-name="ro48" table:number-rows-repeated="35">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number-rows-repeated="2">
          <table:table-cell table:style-name="ce1"/>
          <table:table-cell table:number-columns-repeated="5"/>
          <table:table-cell table:style-name="Default"/>
          <table:table-cell table:number-columns-repeated="3"/>
          <table:table-cell table:style-name="ce104" table:number-columns-repeated="1013"/>
          <table:table-cell/>
        </table:table-row>
        <table:table-row table:style-name="ro48" table:number-rows-repeated="37">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table-cell table:style-name="ce106"/>
          <table:table-cell table:number-columns-repeated="5"/>
          <table:table-cell table:style-name="Default"/>
          <table:table-cell table:number-columns-repeated="3"/>
          <table:table-cell table:style-name="ce25" table:number-columns-repeated="1013"/>
          <table:table-cell/>
        </table:table-row>
        <table:table-row table:style-name="ro48" table:number-rows-repeated="5">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59">
          <table:table-cell table:number-columns-repeated="6"/>
          <table:table-cell table:style-name="Default"/>
          <table:table-cell table:number-columns-repeated="1017"/>
        </table:table-row>
        <table:table-row table:style-name="ro48" table:number-rows-repeated="21">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table-cell table:style-name="ce1"/>
          <table:table-cell table:number-columns-repeated="5"/>
          <table:table-cell table:style-name="Default"/>
          <table:table-cell table:number-columns-repeated="3"/>
          <table:table-cell table:style-name="ce104" table:number-columns-repeated="1013"/>
          <table:table-cell/>
        </table:table-row>
        <table:table-row table:style-name="ro48">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number-rows-repeated="30">
          <table:table-cell table:style-name="ce1"/>
          <table:table-cell table:number-columns-repeated="5"/>
          <table:table-cell table:style-name="Default"/>
          <table:table-cell table:number-columns-repeated="3"/>
          <table:table-cell table:style-name="ce1" table:number-columns-repeated="2"/>
          <table:table-cell table:style-name="ce7" table:number-columns-repeated="1011"/>
          <table:table-cell/>
        </table:table-row>
        <table:table-row table:style-name="ro48" table:number-rows-repeated="6">
          <table:table-cell table:style-name="ce1"/>
          <table:table-cell table:number-columns-repeated="5"/>
          <table:table-cell table:style-name="Default"/>
          <table:table-cell table:number-columns-repeated="3"/>
          <table:table-cell table:style-name="ce7" table:number-columns-repeated="1013"/>
          <table:table-cell/>
        </table:table-row>
        <table:table-row table:style-name="ro48" table:number-rows-repeated="32">
          <table:table-cell table:style-name="ce1"/>
          <table:table-cell table:number-columns-repeated="9"/>
          <table:table-cell table:style-name="ce7" table:number-columns-repeated="1013"/>
          <table:table-cell/>
        </table:table-row>
        <table:table-row table:style-name="ro48" table:number-rows-repeated="65244">
          <table:table-cell table:style-name="ce1"/>
          <table:table-cell table:style-name="ce7" table:number-columns-repeated="3"/>
          <table:table-cell table:style-name="ce34"/>
          <table:table-cell table:style-name="ce59"/>
          <table:table-cell table:style-name="ce83"/>
          <table:table-cell table:style-name="ce7" table:number-columns-repeated="1016"/>
          <table:table-cell/>
        </table:table-row>
        <table:table-row table:style-name="ro48" table:number-rows-repeated="982943">
          <table:table-cell table:number-columns-repeated="1024"/>
        </table:table-row>
        <table:table-row table:style-name="ro48">
          <table:table-cell table:number-columns-repeated="1024"/>
        </table:table-row>
      </table:table>
      <table:table table:name="V1S3" table:style-name="ta1" table:print-ranges="V1S3.B7:V1S3.J51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98"/>
        <table:table-column table:style-name="co13" table:default-cell-style-name="ce98"/>
        <table:table-column table:style-name="co9" table:default-cell-style-name="Default"/>
        <table:table-column table:style-name="co10" table:default-cell-style-name="Default"/>
        <table:table-column table:style-name="co11" table:number-columns-repeated="1014" table:default-cell-style-name="Default"/>
        <table:table-row table:style-name="ro48">
          <table:table-cell table:style-name="ce1"/>
          <table:table-cell table:style-name="ce7" table:number-columns-repeated="3"/>
          <table:table-cell table:style-name="ce34"/>
          <table:table-cell table:style-name="ce59"/>
          <table:table-cell table:style-name="ce83" table:number-columns-repeated="2"/>
          <table:table-cell table:style-name="ce7" table:number-columns-repeated="1016"/>
        </table:table-row>
        <table:table-row table:style-name="ro49">
          <table:table-cell table:style-name="ce1"/>
          <table:table-cell table:style-name="ce7" table:number-columns-repeated="3"/>
          <table:table-cell table:style-name="ce35" office:value-type="string">
            <text:p>User Story fonctionnelle</text:p>
          </table:table-cell>
          <table:table-cell table:style-name="ce59"/>
          <table:table-cell table:style-name="ce83" table:number-columns-repeated="2"/>
          <table:table-cell table:style-name="ce7" table:number-columns-repeated="1016"/>
        </table:table-row>
        <table:table-row table:style-name="ro49">
          <table:table-cell table:style-name="ce1"/>
          <table:table-cell table:style-name="ce7" table:number-columns-repeated="3"/>
          <table:table-cell table:style-name="ce36" office:value-type="string">
            <text:p>UST = User Story technique</text:p>
          </table:table-cell>
          <table:table-cell table:style-name="ce59"/>
          <table:table-cell table:style-name="ce83" table:number-columns-repeated="2"/>
          <table:table-cell table:style-name="ce7" table:number-columns-repeated="1016"/>
        </table:table-row>
        <table:table-row table:style-name="ro49">
          <table:table-cell table:style-name="ce1"/>
          <table:table-cell table:style-name="ce7" table:number-columns-repeated="3"/>
          <table:table-cell table:style-name="ce37" office:value-type="string">
            <text:p>USD = User Story documentation</text:p>
          </table:table-cell>
          <table:table-cell table:style-name="ce59"/>
          <table:table-cell table:style-name="ce83" table:number-columns-repeated="2"/>
          <table:table-cell table:style-name="ce7" table:number-columns-repeated="1016"/>
        </table:table-row>
        <table:table-row table:style-name="ro49">
          <table:table-cell table:style-name="ce1"/>
          <table:table-cell table:style-name="ce7" table:number-columns-repeated="3"/>
          <table:table-cell table:style-name="ce38" office:value-type="string">
            <text:p>ANO = anomalie</text:p>
          </table:table-cell>
          <table:table-cell table:style-name="ce59"/>
          <table:table-cell table:style-name="ce83" table:number-columns-repeated="2"/>
          <table:table-cell table:style-name="ce7" table:number-columns-repeated="1016"/>
        </table:table-row>
        <table:table-row table:style-name="ro48">
          <table:table-cell table:style-name="ce1"/>
          <table:table-cell table:style-name="ce7" table:number-columns-repeated="3"/>
          <table:table-cell table:style-name="ce34"/>
          <table:table-cell table:style-name="ce59"/>
          <table:table-cell table:style-name="ce83" table:number-columns-repeated="2"/>
          <table:table-cell table:style-name="ce7" table:number-columns-repeated="1016"/>
        </table:table-row>
        <table:table-row table:style-name="ro50">
          <table:table-cell table:style-name="ce1"/>
          <table:table-cell table:style-name="ce7" table:number-columns-repeated="2"/>
          <table:table-cell table:style-name="ce107" office:value-type="string">
            <text:p>User Stories</text:p>
          </table:table-cell>
          <table:table-cell table:style-name="ce34"/>
          <table:table-cell table:style-name="ce59"/>
          <table:table-cell table:style-name="ce83" table:number-columns-repeated="2"/>
          <table:table-cell table:style-name="ce7" table:number-columns-repeated="1016"/>
        </table:table-row>
        <table:table-row table:style-name="ro51">
          <table:table-cell table:style-name="ce2"/>
          <table:table-cell table:style-name="ce8"/>
          <table:table-cell table:style-name="ce8" office:value-type="string">
            <text:p>Poker-points</text:p>
          </table:table-cell>
          <table:table-cell table:style-name="ce8" office:value-type="string">
            <text:p>#US</text:p>
          </table:table-cell>
          <table:table-cell table:style-name="ce10" office:value-type="string">
            <text:p>User story</text:p>
          </table:table-cell>
          <table:table-cell table:style-name="ce10" office:value-type="string">
            <text:p>Ref #E</text:p>
          </table:table-cell>
          <table:table-cell table:style-name="ce8" office:value-type="string">
            <text:p>Commentaire</text:p>
          </table:table-cell>
          <table:table-cell table:style-name="ce8" office:value-type="string">
            <text:p>Détails Impl</text:p>
          </table:table-cell>
          <table:table-cell table:style-name="ce8" office:value-type="string">
            <text:p>État</text:p>
          </table:table-cell>
          <table:table-cell table:style-name="ce8" office:value-type="string">
            <text:p>N°</text:p>
          </table:table-cell>
          <table:table-cell table:style-name="ce102"/>
          <table:table-cell table:style-name="ce2" table:number-columns-repeated="1013"/>
        </table:table-row>
        <table:table-row table:style-name="ro62">
          <table:table-cell table:style-name="ce114"/>
          <table:table-cell table:style-name="ce20"/>
          <table:table-cell table:style-name="ce20" office:value-type="float" office:value="2">
            <text:p>2</text:p>
          </table:table-cell>
          <table:table-cell table:style-name="ce20"/>
          <table:table-cell table:style-name="ce47" office:value-type="string">
            <text:p>ANO : l'attribut source n'est pas obligatoire pour les termes</text:p>
          </table:table-cell>
          <table:table-cell table:style-name="ce71"/>
          <table:table-cell table:style-name="ce20"/>
          <table:table-cell table:style-name="ce20" office:value-type="string">
            <text:p>+ Changement texte riche</text:p>
          </table:table-cell>
          <table:table-cell table:style-name="ce20" table:number-columns-repeated="3"/>
          <table:table-cell table:style-name="ce114" table:number-columns-repeated="1013"/>
        </table:table-row>
        <table:table-row table:style-name="ro67">
          <table:table-cell table:style-name="ce114"/>
          <table:table-cell table:style-name="ce20"/>
          <table:table-cell table:style-name="ce20" office:value-type="float" office:value="3">
            <text:p>3</text:p>
          </table:table-cell>
          <table:table-cell table:style-name="ce20"/>
          <table:table-cell table:style-name="ce47" office:value-type="string">
            <text:p>ANO : corriger le message d'erreur sur les préférentiels + allonger le temps d'affichage</text:p>
          </table:table-cell>
          <table:table-cell table:style-name="ce71"/>
          <table:table-cell table:style-name="ce20" table:number-columns-repeated="5"/>
          <table:table-cell table:style-name="ce114" table:number-columns-repeated="1013"/>
        </table:table-row>
        <table:table-row table:style-name="ro68">
          <table:table-cell table:style-name="ce114"/>
          <table:table-cell table:style-name="ce20"/>
          <table:table-cell table:style-name="ce20" office:value-type="float" office:value="5">
            <text:p>5</text:p>
          </table:table-cell>
          <table:table-cell table:style-name="ce20"/>
          <table:table-cell table:style-name="ce39" office:value-type="string">
            <text:p>UST : Intégration retours d’audit Direction Techniques </text:p>
          </table:table-cell>
          <table:table-cell table:style-name="ce71"/>
          <table:table-cell table:style-name="ce20" office:value-type="string">
            <text:p>Nettoyage de code, refactoring, transactions sur la création de concept</text:p>
          </table:table-cell>
          <table:table-cell table:style-name="ce20" table:number-columns-repeated="4"/>
          <table:table-cell table:style-name="ce114" table:number-columns-repeated="1013"/>
        </table:table-row>
        <table:table-row table:style-name="ro62">
          <table:table-cell table:style-name="ce2"/>
          <table:table-cell table:style-name="ce14" office:value-type="float" office:value="89">
            <text:p>89</text:p>
          </table:table-cell>
          <table:table-cell table:style-name="ce17" office:value-type="float" office:value="3">
            <text:p>3</text:p>
          </table:table-cell>
          <table:table-cell table:style-name="ce16"/>
          <table:table-cell table:style-name="ce39" office:value-type="string">
            <text:p>UST : Ajout d’un bouton sur la ficher « Terme » : créer un concept depuis ce terme </text:p>
          </table:table-cell>
          <table:table-cell table:style-name="ce63"/>
          <table:table-cell table:style-name="ce85" office:value-type="string">
            <text:p>Ce bouton ne s’affiche QUE si le terme n’a pas de concept</text:p>
          </table:table-cell>
          <table:table-cell table:style-name="ce85"/>
          <table:table-cell table:style-name="ce14"/>
          <table:table-cell table:style-name="ce84" table:number-columns-repeated="2"/>
          <table:table-cell table:style-name="ce2" table:number-columns-repeated="1013"/>
        </table:table-row>
        <table:table-row table:style-name="ro69">
          <table:table-cell table:style-name="ce2"/>
          <table:table-cell table:style-name="ce14" office:value-type="float" office:value="90">
            <text:p>90</text:p>
          </table:table-cell>
          <table:table-cell table:style-name="ce17" office:value-type="float" office:value="1">
            <text:p>1</text:p>
          </table:table-cell>
          <table:table-cell table:style-name="ce16"/>
          <table:table-cell table:style-name="ce29" office:value-type="string">
            <text:p>En tant que Responsable opérationnel, je désigne un Terme existant dans le bac à sable comme préférentiel d'un nouveau Concept : je suis sur la fiche Terme, le système crée un nouveau Concept avec le terme courant comme préférentiel</text:p>
          </table:table-cell>
          <table:table-cell table:style-name="ce62"/>
          <table:table-cell table:style-name="ce84" office: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3">Exemples : je définis le Terme «écart » présent dans le bac à sable comme TP d'un nouveau Concept ; je définis le terme « quartier » comme TP d'un nouveau concept</text:span></text:p>
          </table:table-cell>
          <table:table-cell table:style-name="ce84"/>
          <table:table-cell table:style-name="ce14"/>
          <table:table-cell table:style-name="ce84" table:number-columns-repeated="2"/>
          <table:table-cell table:style-name="ce2" table:number-columns-repeated="1013"/>
        </table:table-row>
        <table:table-row table:style-name="ro55">
          <table:table-cell table:style-name="ce2"/>
          <table:table-cell table:style-name="ce14" office:value-type="float" office:value="93">
            <text:p>93</text:p>
          </table:table-cell>
          <table:table-cell table:style-name="ce17" office:value-type="float" office:value="2">
            <text:p>2</text:p>
          </table:table-cell>
          <table:table-cell table:style-name="ce16"/>
          <table:table-cell table:style-name="ce42" office:value-type="string">
            <text:p>En tant qu'Utilisateur, j'accède à <text:s/>la fiche d'un Terme depuis la fiche Concept</text:p>
          </table:table-cell>
          <table:table-cell table:style-name="ce62"/>
          <table:table-cell table:style-name="ce90" office:value-type="string">
            <text:p>Je double-clique dans une ligne sur le tableau des termes, la fiche du terme s’affiche</text:p>
            <text:p>KB : OK</text:p>
          </table:table-cell>
          <table:table-cell table:style-name="ce90"/>
          <table:table-cell table:style-name="ce14"/>
          <table:table-cell table:style-name="ce84" table:number-columns-repeated="2"/>
          <table:table-cell table:style-name="ce2" table:number-columns-repeated="1013"/>
        </table:table-row>
        <table:table-row table:style-name="ro39">
          <table:table-cell table:style-name="ce2"/>
          <table:table-cell table:style-name="ce14" office:value-type="float" office:value="95">
            <text:p>95</text:p>
          </table:table-cell>
          <table:table-cell table:style-name="ce17" office:value-type="float" office:value="5">
            <text:p>5</text:p>
          </table:table-cell>
          <table:table-cell table:style-name="ce16"/>
          <table:table-cell table:style-name="ce29" office:value-type="string">
            <text:p>En tant que Responsable opérationnel, je détache un Terme non préférentiel d'un Concept : je suis sur la fiche Concept, je supprime le rôle non Préférentiel du Terme. Il retourne dans le bac à sable. </text:p>
          </table:table-cell>
          <table:table-cell table:style-name="ce62"/>
          <table:table-cell table:style-name="ce91" office:value-type="string">
            <text:p>Exemple : je supprime le rôle « non préférentiel » du Terme « lieu-dit ». A la sauvegarde, « lieu-dit » se retrouve dans le bac à sable.</text:p>
            <text:p/>
          </table:table-cell>
          <table:table-cell table:style-name="ce91" office:value-type="string">
            <text:p>Bouton d’action sur la ligne du tableau... sinon, bouton en tête de tableau</text:p>
          </table:table-cell>
          <table:table-cell table:style-name="ce100" office:value-type="string">
            <text:p>Ajout d’un bouton, « détacher du concept »</text:p>
          </table:table-cell>
          <table:table-cell table:style-name="ce17" table:number-columns-repeated="2"/>
          <table:table-cell table:style-name="ce2" table:number-columns-repeated="1013"/>
        </table:table-row>
        <table:table-row table:style-name="ro54">
          <table:table-cell table:style-name="ce2"/>
          <table:table-cell table:style-name="ce14" office:value-type="float" office:value="96">
            <text:p>96</text:p>
          </table:table-cell>
          <table:table-cell table:style-name="ce17" office:value-type="float" office:value="1">
            <text:p>1</text:p>
          </table:table-cell>
          <table:table-cell table:style-name="ce16"/>
          <table:table-cell table:style-name="ce29" office: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62"/>
          <table:table-cell table:style-name="ce91" office:value-type="string">
            <text:p>Exemple : je supprime le rôle « préférentiel » du terme écart =&gt; message d'erreur. </text:p>
            <text:p><text:span text:style-name="T6">Pour le moment, obligation de saisir un TP (on pourra supprimer le concept dans une seconde opération ; à terme on peut proposer la suppression du concept à ce moment là)</text:span></text:p>
          </table:table-cell>
          <table:table-cell table:style-name="ce91"/>
          <table:table-cell table:style-name="ce100"/>
          <table:table-cell table:style-name="ce17" table:number-columns-repeated="2"/>
          <table:table-cell table:style-name="ce2" table:number-columns-repeated="1013"/>
        </table:table-row>
        <table:table-row table:style-name="ro70">
          <table:table-cell table:style-name="ce2"/>
          <table:table-cell table:style-name="ce14" office:value-type="float" office:value="97">
            <text:p>97</text:p>
          </table:table-cell>
          <table:table-cell table:style-name="ce14" office:value-type="float" office:value="5">
            <text:p>5</text:p>
          </table:table-cell>
          <table:table-cell table:style-name="ce16"/>
          <table:table-cell table:style-name="ce39" office:value-type="string">
            <text:p>UST : Interface <text:s/>de parcours de concepts (PopUp)</text:p>
          </table:table-cell>
          <table:table-cell table:style-name="ce23"/>
          <table:table-cell table:style-name="ce84" office:value-type="string">
            <text:p>S’affiche au clic sur un bouton « ajouter un concept parent »</text:p>
          </table:table-cell>
          <table:table-cell table:style-name="ce84" office:value-type="string">
            <text:p>Utilisation d’une liste avec un bouton pour revenir au concept parent, au double clique, on « rentre » dans le concept. <text:s/>Selection du concept par un boutton. </text:p>
            <text:p>Affichage des orphelins avec les concepts hierarchisés</text:p>
          </table:table-cell>
          <table:table-cell table:style-name="ce14" table:number-columns-repeated="3"/>
          <table:table-cell table:style-name="ce2" table:number-columns-repeated="1013"/>
        </table:table-row>
        <table:table-row table:style-name="ro70">
          <table:table-cell table:style-name="ce2"/>
          <table:table-cell table:style-name="ce14"/>
          <table:table-cell table:style-name="ce14" office:value-type="float" office:value="5">
            <text:p>5</text:p>
          </table:table-cell>
          <table:table-cell table:style-name="ce16"/>
          <table:table-cell table:style-name="ce39" office:value-type="string">
            <text:p>UST : MCD HierarchicalRelationShip</text:p>
          </table:table-cell>
          <table:table-cell table:style-name="ce23"/>
          <table:table-cell table:style-name="Default"/>
          <table:table-cell table:style-name="ce84" office:value-type="string">
            <text:p>Colonnes :</text:p>
            <text:p>Id concept parent</text:p>
            <text:p>Id concept enfant</text:p>
            <text:p/>
            <text:p>Clé primaire sur les deux colonnes</text:p>
            <text:p>Index sur chaque colonne</text:p>
            <text:p>Clé étrangères</text:p>
          </table:table-cell>
          <table:table-cell table:style-name="ce14" table:number-columns-repeated="3"/>
          <table:table-cell table:style-name="ce2" table:number-columns-repeated="1013"/>
        </table:table-row>
        <table:table-row table:style-name="ro71">
          <table:table-cell table:style-name="ce4"/>
          <table:table-cell table:style-name="ce14" office:value-type="float" office:value="98">
            <text:p>98</text:p>
          </table:table-cell>
          <table:table-cell table:style-name="ce14" office:value-type="float" office:value="8">
            <text:p>8</text:p>
          </table:table-cell>
          <table:table-cell table:style-name="ce16"/>
          <table:table-cell table:style-name="ce29" office:value-type="string">
            <text:p>En tant que Responsable opérationnel, je définis un Concept existant comme générique (parent) d'un autre Concept existant : je suis sur le Concept C1, je définis le Concept C2 comme parent du concept C1</text:p>
          </table:table-cell>
          <table:table-cell table:style-name="ce64" office:value-type="string">
            <text:p>EF042</text:p>
          </table:table-cell>
          <table:table-cell table:style-name="ce84" office:value-type="string">
            <text:p>Création d'une relation hiérarchique réciproque entre les deux concepts. Attribut rôle = TG (enfant → parent) / TS (parent → enfant). </text:p>
            <text:p><text:span text:style-name="T7">Les concepts enfants apparaissent dans l'arborescence sous leur parent, triés dans l'ordre alphabétique (cf. US 77).</text:span></text:p>
            <text:p><text:span text:style-name="T3">Exemples : je suis sur le concept « station thermale » : je définis le concept « agglomération » comme parent (TG) du concept « station thermale » </text:span></text:p>
            <text:p><text:span text:style-name="T3">Je suis sur le concept « écart » : je définis le concept « agglomération » comme parent (TG) du concept « écart » (idem avec « oppidum » et « civitas »)</text:span></text:p>
            <text:p>Pour mémoire : à terme la relation HierarchicalRelationship pourra être typée au moyen de l'attribut 'rôle'</text:p>
          </table:table-cell>
          <table:table-cell table:style-name="ce84" office:value-type="string">
            <text:p>Ajout d’une colonne RootConcept avec l’identifiant de la racine</text:p>
          </table:table-cell>
          <table:table-cell table:style-name="ce14" table:number-columns-repeated="3"/>
          <table:table-cell table:style-name="ce7" table:number-columns-repeated="1013"/>
        </table:table-row>
        <table:table-row table:style-name="ro48">
          <table:table-cell table:style-name="ce4"/>
          <table:table-cell table:style-name="ce14"/>
          <table:table-cell table:style-name="ce14" office:value-type="float" office:value="5">
            <text:p>5</text:p>
          </table:table-cell>
          <table:table-cell table:style-name="ce16"/>
          <table:table-cell table:style-name="ce29" office:value-type="string">
            <text:p>Affichage des concepts HIERARCHISE dans l’arbre de gauche</text:p>
          </table:table-cell>
          <table:table-cell table:style-name="ce64"/>
          <table:table-cell table:style-name="ce84" office:value-type="string">
            <text:p>Attentions au cas « MultiParents » prévoir des Ids unique</text:p>
          </table:table-cell>
          <table:table-cell table:style-name="ce84"/>
          <table:table-cell table:style-name="ce14" table:number-columns-repeated="3"/>
          <table:table-cell table:style-name="ce7" table:number-columns-repeated="1013"/>
        </table:table-row>
        <table:table-row table:style-name="ro52">
          <table:table-cell table:style-name="ce4"/>
          <table:table-cell table:style-name="ce14" office:value-type="float" office:value="111">
            <text:p>111</text:p>
          </table:table-cell>
          <table:table-cell table:style-name="ce17" office:value-type="float" office:value="3">
            <text:p>3</text:p>
          </table:table-cell>
          <table:table-cell table:style-name="ce16"/>
          <table:table-cell table:style-name="ce39" office:value-type="string">
            <text:p>UST : CheckBox avec : Terme Préférentiel/ Terme non préférentiel, dans une colonne du tableau des termes</text:p>
          </table:table-cell>
          <table:table-cell table:style-name="ce63"/>
          <table:table-cell table:style-name="ce84" table:number-columns-repeated="2"/>
          <table:table-cell table:style-name="ce14" table:number-columns-repeated="3"/>
          <table:table-cell table:style-name="ce7" table:number-columns-repeated="1013"/>
        </table:table-row>
        <table:table-row table:style-name="ro55">
          <table:table-cell table:style-name="ce4"/>
          <table:table-cell table:style-name="ce14" office:value-type="float" office:value="112">
            <text:p>112</text:p>
          </table:table-cell>
          <table:table-cell table:style-name="ce14" office:value-type="float" office:value="3">
            <text:p>3</text:p>
          </table:table-cell>
          <table:table-cell table:style-name="ce16"/>
          <table:table-cell table:style-name="ce39" office:value-type="string">
            <text:p>UST : Sortir le fichier logback.xml des fichiers war</text:p>
          </table:table-cell>
          <table:table-cell table:style-name="ce72"/>
          <table:table-cell table:style-name="ce29" office:value-type="string">
            <text:p>Car ceux-ci contiennent des paramètres propres aux plates-formes :</text:p>
            <text:p>. emplacement et nom du fichier log</text:p>
            <text:p>. niveau de log (INFO, WARNING, DEBUG) </text:p>
          </table:table-cell>
          <table:table-cell table:style-name="ce29"/>
          <table:table-cell table:style-name="ce14" table:number-columns-repeated="3"/>
          <table:table-cell table:style-name="ce7" table:number-columns-repeated="1013"/>
        </table:table-row>
        <table:table-row table:style-name="ro63">
          <table:table-cell table:style-name="ce4"/>
          <table:table-cell table:style-name="ce14" office:value-type="float" office:value="113">
            <text:p>113</text:p>
          </table:table-cell>
          <table:table-cell table:style-name="ce16" office:value-type="float" office:value="1">
            <text:p>1</text:p>
          </table:table-cell>
          <table:table-cell table:style-name="ce16"/>
          <table:table-cell table:style-name="ce39" office:value-type="string">
            <text:p>UST : Implémenter un système de trace pour toute évolutions</text:p>
          </table:table-cell>
          <table:table-cell table:style-name="ce60"/>
          <table:table-cell table:style-name="ce29" office:value-type="string">
            <text:p>tous les événements sont enregistrés avec la date, l'heure, l'auteur et la nature de l'événement</text:p>
          </table:table-cell>
          <table:table-cell table:style-name="ce29" office:value-type="string">
            <text:p>Vérifier les cas de suppression</text:p>
          </table:table-cell>
          <table:table-cell table:style-name="ce14" table:number-columns-repeated="3"/>
          <table:table-cell table:style-name="ce7" table:number-columns-repeated="1013"/>
        </table:table-row>
        <table:table-row table:style-name="ro72">
          <table:table-cell table:style-name="ce4"/>
          <table:table-cell table:style-name="ce14" office:value-type="float" office:value="114">
            <text:p>114</text:p>
          </table:table-cell>
          <table:table-cell table:style-name="ce14" office:value-type="float" office:value="1">
            <text:p>1</text:p>
          </table:table-cell>
          <table:table-cell table:style-name="ce16"/>
          <table:table-cell table:style-name="ce39" office:value-type="string">
            <text:p>UST : Mémorisation de l'événement « création d'un nouveau vocabulaire »</text:p>
          </table:table-cell>
          <table:table-cell table:style-name="ce72"/>
          <table:table-cell table:style-name="ce29" office:value-type="string">
            <text:p>Date création + identifiant </text:p>
          </table:table-cell>
          <table:table-cell table:style-name="ce29"/>
          <table:table-cell table:style-name="ce14" table:number-columns-repeated="3"/>
          <table:table-cell table:style-name="ce7" table:number-columns-repeated="1013"/>
        </table:table-row>
        <table:table-row table:style-name="ro72">
          <table:table-cell table:style-name="ce4"/>
          <table:table-cell table:style-name="ce14"/>
          <table:table-cell table:style-name="ce14" office:value-type="float" office:value="3">
            <text:p>3</text:p>
          </table:table-cell>
          <table:table-cell table:style-name="ce16"/>
          <table:table-cell table:style-name="ce39" office:value-type="string">
            <text:p>UST : Analyse, MPD création de tables de détails pour les termes</text:p>
          </table:table-cell>
          <table:table-cell table:style-name="ce72"/>
          <table:table-cell table:style-name="ce29" office:value-type="string">
            <text:p>Même transaction que l’enregistrement de l’objet... donc si le log échoue, la transaction échoue.</text:p>
          </table:table-cell>
          <table:table-cell table:style-name="ce29"/>
          <table:table-cell table:style-name="ce14" table:number-columns-repeated="3"/>
          <table:table-cell table:style-name="ce7" table:number-columns-repeated="1013"/>
        </table:table-row>
        <table:table-row table:style-name="ro52">
          <table:table-cell table:style-name="ce4"/>
          <table:table-cell table:style-name="ce14" office:value-type="float" office:value="115">
            <text:p>115</text:p>
          </table:table-cell>
          <table:table-cell table:style-name="ce14" office:value-type="float" office:value="2">
            <text:p>2</text:p>
          </table:table-cell>
          <table:table-cell table:style-name="ce16"/>
          <table:table-cell table:style-name="ce39" office:value-type="string">
            <text:p>UST : Mémorisation de l'événement «  changement de rôle d'un Terme »</text:p>
          </table:table-cell>
          <table:table-cell table:style-name="ce72"/>
          <table:table-cell table:style-name="ce29" office:value-type="string">
            <text:p>date modification + changement de rôle d'un Terme TP to TNP ou TNP to TP</text:p>
          </table:table-cell>
          <table:table-cell table:style-name="ce29"/>
          <table:table-cell table:style-name="ce14" table:number-columns-repeated="2"/>
          <table:table-cell table:style-name="ce22"/>
          <table:table-cell table:style-name="ce103" table:number-columns-repeated="1013"/>
        </table:table-row>
        <table:table-row table:style-name="ro48">
          <table:table-cell table:style-name="ce4"/>
          <table:table-cell table:style-name="ce14" office:value-type="float" office:value="116">
            <text:p>116</text:p>
          </table:table-cell>
          <table:table-cell table:style-name="ce14" office:value-type="float" office:value="2">
            <text:p>2</text:p>
          </table:table-cell>
          <table:table-cell table:style-name="ce16"/>
          <table:table-cell table:style-name="ce39" office:value-type="string">
            <text:p>UST : Mémorisation de l'événement "nouveau Terme"</text:p>
          </table:table-cell>
          <table:table-cell table:style-name="ce72"/>
          <table:table-cell table:style-name="ce29" office:value-type="string">
            <text:p>date de création + identifiant + valeur lexicale</text:p>
          </table:table-cell>
          <table:table-cell table:style-name="ce29"/>
          <table:table-cell table:style-name="ce14" table:number-columns-repeated="2"/>
          <table:table-cell table:style-name="ce22"/>
          <table:table-cell table:style-name="ce103" table:number-columns-repeated="1013"/>
        </table:table-row>
        <table:table-row table:style-name="ro53">
          <table:table-cell table:style-name="ce4"/>
          <table:table-cell table:style-name="ce14" office:value-type="float" office:value="117">
            <text:p>117</text:p>
          </table:table-cell>
          <table:table-cell table:style-name="ce14" office:value-type="float" office:value="2">
            <text:p>2</text:p>
          </table:table-cell>
          <table:table-cell table:style-name="ce16"/>
          <table:table-cell table:style-name="ce39" office:value-type="string">
            <text:p>UST : Mémorisation de l'événement « modification de la valeur lexicale d'un Terme »</text:p>
          </table:table-cell>
          <table:table-cell table:style-name="ce72"/>
          <table:table-cell table:style-name="ce29" office:value-type="string">
            <text:p>Date modification + Conserver l'ancienne valeur et la nouvelle valeur</text:p>
            <text:p><text:span text:style-name="T3">Exemple : ancienne valeur « station balnéaire » ; nouvelle valeur « station de villégiature »</text:span></text:p>
          </table:table-cell>
          <table:table-cell table:style-name="ce29"/>
          <table:table-cell table:style-name="ce14" table:number-columns-repeated="2"/>
          <table:table-cell table:style-name="ce22"/>
          <table:table-cell table:style-name="ce103" table:number-columns-repeated="1013"/>
        </table:table-row>
        <table:table-row table:style-name="ro48">
          <table:table-cell table:style-name="ce4"/>
          <table:table-cell table:style-name="ce14" office:value-type="float" office:value="118">
            <text:p>118</text:p>
          </table:table-cell>
          <table:table-cell table:style-name="ce14" office:value-type="float" office:value="1">
            <text:p>1</text:p>
          </table:table-cell>
          <table:table-cell table:style-name="ce16"/>
          <table:table-cell table:style-name="ce39" office:value-type="string">
            <text:p>UST : Mémorisation de l'événement "nouveau Concept"</text:p>
          </table:table-cell>
          <table:table-cell table:style-name="ce72"/>
          <table:table-cell table:style-name="ce29" office:value-type="string">
            <text:p>date de création + identifiant </text:p>
          </table:table-cell>
          <table:table-cell table:style-name="ce29"/>
          <table:table-cell table:style-name="ce14" table:number-columns-repeated="3"/>
          <table:table-cell table:style-name="ce7" table:number-columns-repeated="1013"/>
        </table:table-row>
        <table:table-row table:style-name="ro48">
          <table:table-cell table:style-name="ce4"/>
          <table:table-cell table:style-name="ce14" office:value-type="float" office:value="119">
            <text:p>119</text:p>
          </table:table-cell>
          <table:table-cell table:style-name="ce14" office:value-type="float" office:value="2">
            <text:p>2</text:p>
          </table:table-cell>
          <table:table-cell table:style-name="ce16"/>
          <table:table-cell table:style-name="ce39" office:value-type="string">
            <text:p>UST : Mémorisation de l'événement "attachement d'un terme à un concept"</text:p>
          </table:table-cell>
          <table:table-cell table:style-name="ce72"/>
          <table:table-cell table:style-name="ce29" office:value-type="string">
            <text:p>Date + id concept + id terme + valeur lexicale + rôle</text:p>
          </table:table-cell>
          <table:table-cell table:style-name="ce29"/>
          <table:table-cell table:style-name="ce14" table:number-columns-repeated="3"/>
          <table:table-cell table:style-name="ce7" table:number-columns-repeated="1013"/>
        </table:table-row>
        <table:table-row table:style-name="ro52">
          <table:table-cell table:style-name="ce4"/>
          <table:table-cell table:style-name="ce14" office:value-type="float" office:value="122">
            <text:p>122</text:p>
          </table:table-cell>
          <table:table-cell table:style-name="ce14" office:value-type="float" office:value="2">
            <text:p>2</text:p>
          </table:table-cell>
          <table:table-cell table:style-name="ce16"/>
          <table:table-cell table:style-name="ce39" office:value-type="string">
            <text:p>UST : mémorisation de l'événement "modification de hiérarchie" (Concept, ancien TG, nouveau TG)</text:p>
          </table:table-cell>
          <table:table-cell table:style-name="ce64"/>
          <table:table-cell table:style-name="ce85" table:number-columns-repeated="2"/>
          <table:table-cell table:style-name="ce14" table:number-columns-repeated="3"/>
          <table:table-cell table:style-name="ce7" table:number-columns-repeated="1013"/>
        </table:table-row>
        <table:table-row table:style-name="ro73">
          <table:table-cell table:style-name="ce4"/>
          <table:table-cell table:style-name="ce14" office:value-type="float" office:value="123">
            <text:p>123</text:p>
          </table:table-cell>
          <table:table-cell table:style-name="ce14" office:value-type="float" office:value="5">
            <text:p>5</text:p>
          </table:table-cell>
          <table:table-cell table:style-name="ce16"/>
          <table:table-cell table:style-name="ce29" office:value-type="string">
            <text:p>En tant que Responsable opérationnel, je supprime la relation hiérarchique entre un Concept C1 et son concept générique C2 : je suis sur le concept C1 et je supprime la relation avec son concept parent</text:p>
          </table:table-cell>
          <table:table-cell table:style-name="ce62" office:value-type="string">
            <text:p>EF048 ; EF009 ; EF013 ; EF006</text:p>
          </table:table-cell>
          <table:table-cell table:style-name="ce85" office:value-type="string">
            <text:p>Suppression automatique de la relation réciproque</text:p>
            <text:p><text:span text:style-name="T3">Exemple : je suis sur le concept « écart » : je supprime la relation avec le concept parent « agglomération »</text:span></text:p>
            <text:p>Si top term par défaut = true, le concept « écart » devient top term, sinon il est rangé dans les concepts orphelins</text:p>
          </table:table-cell>
          <table:table-cell table:style-name="ce85"/>
          <table:table-cell table:style-name="ce14" table:number-columns-repeated="3"/>
          <table:table-cell table:style-name="ce7" table:number-columns-repeated="1013"/>
        </table:table-row>
        <table:table-row table:style-name="ro73">
          <table:table-cell table:style-name="ce4"/>
          <table:table-cell table:style-name="ce14"/>
          <table:table-cell table:style-name="ce14" office:value-type="float" office:value="5">
            <text:p>5</text:p>
          </table:table-cell>
          <table:table-cell table:style-name="ce16"/>
          <table:table-cell table:style-name="ce39" office:value-type="string">
            <text:p>UST : MCD AssociativeRelationShip + AssociativeRelationShipRole</text:p>
          </table:table-cell>
          <table:table-cell table:style-name="ce23"/>
          <table:table-cell table:style-name="Default" office:value-type="string">
            <text:p>Prévoir Une colonne rôle par défaut</text:p>
            <text:p>Demander une liste de rôle à initialiiser</text:p>
          </table:table-cell>
          <table:table-cell table:style-name="ce84" office:value-type="string">
            <text:p>Colonnes :</text:p>
            <text:p>Id concept 1</text:p>
            <text:p>Id concept 2</text:p>
            <text:p>Id Role</text:p>
            <text:p/>
            <text:p>Clé primaire sur les deux colonnes</text:p>
            <text:p>Index sur chaque colonne</text:p>
            <text:p>Clé étrangères</text:p>
          </table:table-cell>
          <table:table-cell table:style-name="ce14" table:number-columns-repeated="3"/>
          <table:table-cell table:style-name="ce7" table:number-columns-repeated="1013"/>
        </table:table-row>
        <table:table-row table:style-name="ro54">
          <table:table-cell table:style-name="ce4"/>
          <table:table-cell table:style-name="ce14" office:value-type="float" office:value="124">
            <text:p>124</text:p>
          </table:table-cell>
          <table:table-cell table:style-name="ce14" office:value-type="float" office:value="5">
            <text:p>5</text:p>
          </table:table-cell>
          <table:table-cell table:style-name="ce16"/>
          <table:table-cell table:style-name="ce29" office:value-type="string">
            <text:p>En tant que Responsable opérationnel, je crée une relation associative entre deux Concepts existants</text:p>
          </table:table-cell>
          <table:table-cell table:style-name="ce64" office:value-type="string">
            <text:p>EF042</text:p>
          </table:table-cell>
          <table:table-cell table:style-name="ce85" office:value-type="string">
            <text:p>Relation symétrique (attribut role = TA)</text:p>
            <text:p><text:span text:style-name="T3">Exemple : je crée le concept « quartier canonial » ; je crée une relation d'association (TA/TA) entre le concept « quartier canonial » et le concept « quartier »</text:span></text:p>
          </table:table-cell>
          <table:table-cell table:style-name="ce85" office:value-type="string">
            <text:p>Une seule ligne par association</text:p>
            <text:p/>
            <text:p>L’association doit être visible sur les deux concepts liés</text:p>
          </table:table-cell>
          <table:table-cell table:style-name="ce14" table:number-columns-repeated="3"/>
          <table:table-cell table:style-name="ce7" table:number-columns-repeated="1013"/>
        </table:table-row>
        <table:table-row table:style-name="ro52">
          <table:table-cell table:style-name="ce4"/>
          <table:table-cell table:style-name="ce14"/>
          <table:table-cell table:style-name="ce14" office:value-type="float" office:value="3">
            <text:p>3</text:p>
          </table:table-cell>
          <table:table-cell table:style-name="ce16"/>
          <table:table-cell table:style-name="ce29" office:value-type="string">
            <text:p>En tant qu'Utilisateur, je « navigue » entre les Concepts : depuis la fiche <text:s/>Concept, j'accède aux concepts génériques, spécifiques, <text:s/>associés ou au concept de tête</text:p>
          </table:table-cell>
          <table:table-cell table:style-name="ce64"/>
          <table:table-cell table:style-name="ce87" office:value-type="string">
            <text:p>Exemple : je suis sur la fiche Concept « station thermale » : j'accède à la fiche concept de son TG « agglomération » (et inversement)</text:p>
          </table:table-cell>
          <table:table-cell table:style-name="ce87"/>
          <table:table-cell table:style-name="ce100" office:value-type="string">
            <text:p>Accéder aux parents depuis les tableaux sur la fiche du concept</text:p>
          </table:table-cell>
          <table:table-cell table:style-name="ce14" table:number-columns-repeated="2"/>
          <table:table-cell table:style-name="ce7" table:number-columns-repeated="1013"/>
        </table:table-row>
        <table:table-row table:style-name="ro53">
          <table:table-cell table:style-name="ce4"/>
          <table:table-cell table:style-name="ce14" office:value-type="float" office:value="106">
            <text:p>106</text:p>
          </table:table-cell>
          <table:table-cell table:style-name="ce14" office:value-type="float" office:value="3">
            <text:p>3</text:p>
          </table:table-cell>
          <table:table-cell table:style-name="ce16"/>
          <table:table-cell table:style-name="ce29" office:value-type="string">
            <text:p>En tant que Responsable opérationnel, je supprime une relation associative entre deux Concepts</text:p>
          </table:table-cell>
          <table:table-cell table:style-name="ce63" office:value-type="string">
            <text:p>EF006</text:p>
          </table:table-cell>
          <table:table-cell table:style-name="ce92" office:value-type="string">
            <text:p><text:span text:style-name="T8">Exemple : je suis sur le concept « quartier » : je supprime la relation associative avec le concept « quartier canonial » </text:span></text:p>
            <text:p><text:span text:style-name="T7">(NB. On peut avoir une relation associative avec un concept orphelin ; on devra gérer les concepts orphelins liés avant publication)</text:span></text:p>
          </table:table-cell>
          <table:table-cell table:style-name="ce92"/>
          <table:table-cell table:style-name="ce14" table:number-columns-repeated="3"/>
          <table:table-cell table:style-name="ce7" table:number-columns-repeated="1013"/>
        </table:table-row>
        <table:table-row table:style-name="ro53">
          <table:table-cell table:style-name="ce4"/>
          <table:table-cell table:style-name="ce14" office:value-type="float" office:value="234">
            <text:p>234</text:p>
          </table:table-cell>
          <table:table-cell table:style-name="ce14" office:value-type="float" office:value="5">
            <text:p>5</text:p>
          </table:table-cell>
          <table:table-cell table:style-name="ce16"/>
          <table:table-cell table:style-name="ce29" office:value-type="string">
            <text:p>En tant que Responsable opérationnel, je peux saisir ou modifier le rôle d'une relation d'équivalence entre deux Termes</text:p>
          </table:table-cell>
          <table:table-cell table:style-name="ce63" office:value-type="string">
            <text:p>EF108</text:p>
          </table:table-cell>
          <table:table-cell table:style-name="ce84" office:value-type="string">
            <text:p>Date de dernière modification mise à jour.</text:p>
            <text:p><text:span text:style-name="T3">Exemple : je crée un concept avec le TP « courée » : j'ajoute le TNP « coron » avec une relation EM/EP ayant pour rôle « appellation vernaculaire »</text:span></text:p>
          </table:table-cell>
          <table:table-cell table:style-name="ce84" office:value-type="string">
            <text:p>Utiliser l’exemple extjs :</text:p>
            <text:p><text:a xlink:href="http://docs.sencha.com/ext-js/4-1/extjs-build/examples/grid/cell-editing.html" xlink:type="simple">http://docs.sencha.com/ext-js/4-1/extjs-build/examples/grid/cell-editing.html</text:a></text:p>
            <text:p>Mettre à jour la liste des rôles à l’init</text:p>
          </table:table-cell>
          <table:table-cell table:style-name="ce14" table:number-columns-repeated="3"/>
          <table:table-cell table:style-name="ce7" table:number-columns-repeated="1013"/>
        </table:table-row>
        <table:table-row table:style-name="ro74">
          <table:table-cell table:style-name="ce4"/>
          <table:table-cell table:style-name="ce14" office:value-type="float" office:value="125">
            <text:p>125</text:p>
          </table:table-cell>
          <table:table-cell table:style-name="ce14" office:value-type="float" office:value="5">
            <text:p>5</text:p>
          </table:table-cell>
          <table:table-cell table:style-name="ce16"/>
          <table:table-cell table:style-name="ce39" office:value-type="string">
            <text:p>UST : MCD gestion des notes et des custom notes avec table notetype </text:p>
          </table:table-cell>
          <table:table-cell table:style-name="ce64"/>
          <table:table-cell table:style-name="ce85" office:value-type="string">
            <text:p>nom du type et 2 booléens : specifique concept et spécifique terme</text:p>
            <text:p>Note d'application/C=1/T=0</text:p>
            <text:p>Note historique/C=1/T=1</text:p>
            <text:p><text:span text:style-name="T3">{Note personnalisée}</text:span> (noteType = valeur paramétrable)/C=1/T=0</text:p>
            <text:p>Définition/C=0/T=1</text:p>
            <text:p>Note éditoriale/C=0/T=1</text:p>
          </table:table-cell>
          <table:table-cell table:style-name="ce85" office:value-type="string">
            <text:p>2 tables</text:p>
            <text:p>* Notes</text:p>
            <text:p>→ IdNote (ARK)</text:p>
            <text:p>→ LexicalValue</text:p>
            <text:p>→ Lang</text:p>
            <text:p>→ Source</text:p>
            <text:p>→ NoteTypeCode (KEY)</text:p>
            <text:p>→ ConceptId (KEY)</text:p>
            <text:p>→ TermId (KEY)</text:p>
            <text:p/>
            <text:p>* NotesType</text:p>
            <text:p>→ Code (Text)</text:p>
            <text:p>→ Libelle</text:p>
            <text:p>→ IsTerm (bool)</text:p>
            <text:p>→ IsConcept (bool)</text:p>
            <text:p>(Check postgresl sur IsTerm, IsConcept)</text:p>
          </table:table-cell>
          <table:table-cell table:style-name="ce14" table:number-columns-repeated="3"/>
          <table:table-cell table:style-name="ce7" table:number-columns-repeated="1013"/>
        </table:table-row>
        <table:table-row table:style-name="ro75">
          <table:table-cell table:style-name="ce4"/>
          <table:table-cell table:style-name="ce14"/>
          <table:table-cell table:style-name="ce14" office:value-type="float" office:value="5">
            <text:p>5</text:p>
          </table:table-cell>
          <table:table-cell table:style-name="ce16"/>
          <table:table-cell table:style-name="ce39" office:value-type="string">
            <text:p>UST : Popup de saisie des notes</text:p>
          </table:table-cell>
          <table:table-cell table:style-name="ce64"/>
          <table:table-cell table:style-name="ce85" office:value-type="string">
            <text:p>- Note (lexicalValue) texte riche, obligatoire</text:p>
            <text:p>- Langue (lang), oblig (fr par défaut)</text:p>
            <text:p>- Source (source) facultatif, texte riche</text:p>
            <text:p>- Type, obligatoire</text:p>
          </table:table-cell>
          <table:table-cell table:style-name="ce85" office:value-type="string">
            <text:p>Service REST de récupération des type de note</text:p>
          </table:table-cell>
          <table:table-cell table:style-name="ce14" table:number-columns-repeated="3"/>
          <table:table-cell table:style-name="ce7" table:number-columns-repeated="1013"/>
        </table:table-row>
        <table:table-row table:style-name="ro76">
          <table:table-cell table:style-name="ce4"/>
          <table:table-cell table:style-name="ce14" office:value-type="float" office:value="126">
            <text:p>126</text:p>
          </table:table-cell>
          <table:table-cell table:style-name="ce14" office:value-type="float" office:value="5">
            <text:p>5</text:p>
          </table:table-cell>
          <table:table-cell table:style-name="ce16"/>
          <table:table-cell table:style-name="ce29" office:value-type="string">
            <text:p>En tant que Responsable opérationnel, j'associe une note à un Concept : je choisis son type de note parmi les types spécifiques au Concept, je saisis la valeur lexicale de la note et sa langue.</text:p>
          </table:table-cell>
          <table:table-cell table:style-name="ce64"/>
          <table:table-cell table:style-name="ce85" office:value-type="string">
            <text:p>Types possibles de notes : Note d'application (ScopeNote), Note historique (HistoryNote), {Note personnalisée} (CustomNote) : exemple de noteType : « Note interne »</text:p>
            <text:p>Valeur lexicale de la note (lexicalValue) : texte riche</text:p>
            <text:p>Langue (lang) = fr par défaut</text:p>
            <text:p>Date de création (created) et date de modification (modified) automatiques</text:p>
            <text:p><text:span text:style-name="T3">Exemple : au concept « quartier », j'associe la NA « Secteur urbain présentant une certaine unité architecturale, sociale, économique, fonctionnelle etc »</text:span></text:p>
          </table:table-cell>
          <table:table-cell table:style-name="ce85" office:value-type="string">
            <text:p>Nouveau Tab : Notes</text:p>
            <text:p>Enregistrement séparé du concept</text:p>
          </table:table-cell>
          <table:table-cell table:style-name="ce14" table:number-columns-repeated="3"/>
          <table:table-cell table:style-name="ce7" table:number-columns-repeated="1013"/>
        </table:table-row>
        <table:table-row table:style-name="ro77">
          <table:table-cell table:style-name="ce4"/>
          <table:table-cell table:style-name="ce14" office:value-type="float" office:value="127">
            <text:p>127</text:p>
          </table:table-cell>
          <table:table-cell table:style-name="ce14" office:value-type="float" office:value="5">
            <text:p>5</text:p>
          </table:table-cell>
          <table:table-cell table:style-name="ce16"/>
          <table:table-cell table:style-name="ce29" office:value-type="string">
            <text:p>En tant qu'Expert, j'associe une note à un Terme : je choisis son type parmi les types spécifiques au Terme, je saisis la valeur lexicale de la note, sa langue et la source.</text:p>
          </table:table-cell>
          <table:table-cell table:style-name="ce68"/>
          <table:table-cell table:style-name="ce85" office:value-type="string">
            <text:p>types possibles de notes : Note historique (HistoryNote), Définition (Definition), Note éditoriale (EditorialNote)</text:p>
            <text:p>Valeur lexicale de la note (lexicalValue) et source : texte riche</text:p>
            <text:p>Langue = fr par défaut</text:p>
            <text:p>Date de création (created) et date de modification (modified) automatiques</text:p>
            <text:p><text:span text:style-name="T3">Exemple : Au terme « coron », j'associe la Définition : « Quartier formé par les habitations, identiques et disposées régulièrement, construites pour les mineurs par les compagnies houillères, dans le nord de la France et le sud de la Belgique ». Je saisis la source : « TLF sub verbum 'coron' »</text:span></text:p>
          </table:table-cell>
          <table:table-cell table:style-name="ce85" office:value-type="string">
            <text:p>Nouveau Tab : Notes</text:p>
            <text:p>Enregistrement séparé du terme</text:p>
          </table:table-cell>
          <table:table-cell table:style-name="ce14" table:number-columns-repeated="3"/>
          <table:table-cell table:style-name="ce7" table:number-columns-repeated="1013"/>
        </table:table-row>
        <table:table-row table:style-name="ro55">
          <table:table-cell table:style-name="ce4"/>
          <table:table-cell table:style-name="ce14" office:value-type="float" office:value="128">
            <text:p>128</text:p>
          </table:table-cell>
          <table:table-cell table:style-name="ce14" office:value-type="float" office:value="3">
            <text:p>3</text:p>
          </table:table-cell>
          <table:table-cell table:style-name="ce16"/>
          <table:table-cell table:style-name="ce29" office:value-type="string">
            <text:p>En tant qu'Expert, je modifie une Note : je peux modifier le type ou les contenus éditables</text:p>
          </table:table-cell>
          <table:table-cell table:style-name="ce68"/>
          <table:table-cell table:style-name="ce88" office:value-type="string">
            <text:p>Attention, pour le type, ne proposer que les types valables en fonctions de l’emplacement (terme ou concept)</text:p>
          </table:table-cell>
          <table:table-cell table:style-name="ce88" office:value-type="string">
            <text:p>Au double clic, appel de la popup création de note préremplie</text:p>
          </table:table-cell>
          <table:table-cell table:style-name="ce14" table:number-columns-repeated="3"/>
          <table:table-cell table:style-name="ce7" table:number-columns-repeated="1013"/>
        </table:table-row>
        <table:table-row table:style-name="ro48">
          <table:table-cell table:style-name="ce4"/>
          <table:table-cell table:style-name="ce14" office:value-type="float" office:value="129">
            <text:p>129</text:p>
          </table:table-cell>
          <table:table-cell table:style-name="ce14" office:value-type="float" office:value="3">
            <text:p>3</text:p>
          </table:table-cell>
          <table:table-cell table:style-name="ce16"/>
          <table:table-cell table:style-name="ce29" office:value-type="string">
            <text:p>En tant qu'Expert, je supprime une Note liée à un concept</text:p>
          </table:table-cell>
          <table:table-cell table:style-name="ce63" office:value-type="string">
            <text:p>EF006</text:p>
          </table:table-cell>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4" office:value-type="float" office:value="3">
            <text:p>3</text:p>
          </table:table-cell>
          <table:table-cell table:style-name="ce16"/>
          <table:table-cell table:style-name="ce48" office:value-type="string">
            <text:p>En tant qu'Expert, je supprime une Note liée à un terme</text:p>
          </table:table-cell>
          <table:table-cell table:style-name="ce63" office:value-type="string">
            <text:p>EF006</text:p>
          </table:table-cell>
          <table:table-cell table:style-name="ce85" table:number-columns-repeated="2"/>
          <table:table-cell table:style-name="ce14" table:number-columns-repeated="3"/>
          <table:table-cell table:style-name="ce7" table:number-columns-repeated="1013"/>
        </table:table-row>
        <table:table-row table:style-name="ro53">
          <table:table-cell table:style-name="ce4"/>
          <table:table-cell table:style-name="ce14" office:value-type="float" office:value="130">
            <text:p>130</text:p>
          </table:table-cell>
          <table:table-cell table:style-name="ce17" office:value-type="float" office:value="3">
            <text:p>3</text:p>
          </table:table-cell>
          <table:table-cell table:style-name="ce16"/>
          <table:table-cell table:style-name="ce29" office:value-type="string">
            <text:p>En tant que Responsable opérationnel, je supprime un Concept : les Termes préférentiels et non préférentiels du Concept retournent dans le bac à sable</text:p>
          </table:table-cell>
          <table:table-cell table:style-name="ce64"/>
          <table:table-cell table:style-name="ce55" office:value-type="string">
            <text:p>Message d'alerte : Le concept a des relations associatives avec d'autres concepts. Vous devez les supprimer avant de supprimer le concept.</text:p>
            <text:p/>
          </table:table-cell>
          <table:table-cell table:style-name="ce55"/>
          <table:table-cell table:style-name="ce14" table:number-columns-repeated="3"/>
          <table:table-cell table:style-name="ce7" table:number-columns-repeated="1013"/>
        </table:table-row>
        <table:table-row table:style-name="ro78">
          <table:table-cell table:style-name="ce4"/>
          <table:table-cell table:style-name="ce14" office:value-type="float" office:value="131">
            <text:p>131</text:p>
          </table:table-cell>
          <table:table-cell table:style-name="ce14" office:value-type="float" office:value="5">
            <text:p>5</text:p>
          </table:table-cell>
          <table:table-cell table:style-name="ce16"/>
          <table:table-cell table:style-name="ce39" office:value-type="string">
            <text:p>UST : Panneau de gestion des tableaux de concepts</text:p>
          </table:table-cell>
          <table:table-cell table:style-name="ce23"/>
          <table:table-cell table:style-name="ce93" office:value-type="string">
            <text:p>Ajouter : Menu : Nouveau Tableau de concept</text:p>
            <text:p>Ajouter : Folder dans le treeview</text:p>
            <text:p>+ Un nouveau type de panneau</text:p>
            <text:p>Avec : Formulaire, etiquette, langue + grid de concepts</text:p>
            <text:p>+ Boutons enregistrer</text:p>
          </table:table-cell>
          <table:table-cell table:style-name="ce93"/>
          <table:table-cell table:style-name="ce14" table:number-columns-repeated="3"/>
          <table:table-cell table:style-name="ce7" table:number-columns-repeated="1013"/>
        </table:table-row>
        <table:table-row table:style-name="ro79">
          <table:table-cell table:style-name="ce4"/>
          <table:table-cell table:style-name="ce14"/>
          <table:table-cell table:style-name="ce14" office:value-type="float" office:value="5">
            <text:p>5</text:p>
          </table:table-cell>
          <table:table-cell table:style-name="ce16"/>
          <table:table-cell table:style-name="ce39" office:value-type="string">
            <text:p>UST : MCD Tableau de concepts</text:p>
            <text:p>ThesaurusArray + NodeLabel + ThesaurusArrayConcepts</text:p>
          </table:table-cell>
          <table:table-cell table:style-name="ce23"/>
          <table:table-cell table:style-name="ce93" office:value-type="string">
            <text:p>NodeLabel :</text:p>
            <text:p>→ Id (int)</text:p>
            <text:p>→ LexicalValue</text:p>
            <text:p>→ Modified, created</text:p>
            <text:p>→ Lang</text:p>
            <text:p>→ ThesaurusArrayID</text:p>
            <text:p/>
            <text:p>ThesaurusArray :</text:p>
            <text:p>Id (ARK)</text:p>
            <text:p>ThesaurusId</text:p>
            <text:p>SuperOrdinateConceptId</text:p>
            <text:p/>
            <text:p>ThesaurusArrayConcept :</text:p>
            <text:p>ThesaurusArrayID</text:p>
            <text:p>ConceptId</text:p>
            <text:p/>
            <text:p/>
          </table:table-cell>
          <table:table-cell table:style-name="ce93"/>
          <table:table-cell table:style-name="ce14" table:number-columns-repeated="3"/>
          <table:table-cell table:style-name="ce7" table:number-columns-repeated="1013"/>
        </table:table-row>
        <table:table-row table:style-name="ro53">
          <table:table-cell table:style-name="ce4"/>
          <table:table-cell table:style-name="ce14" office:value-type="float" office:value="132">
            <text:p>132</text:p>
          </table:table-cell>
          <table:table-cell table:style-name="ce14" office:value-type="float" office:value="3">
            <text:p>3</text:p>
          </table:table-cell>
          <table:table-cell table:style-name="ce16"/>
          <table:table-cell table:style-name="ce29" office:value-type="string">
            <text:p>En tant que Responsable opérationnel, je crée un Tableau de concepts (ThesaurusArray), je saisis son étiquette (NodeLabel) et sa langue (pas de paramètre ordered dans un premier temps)</text:p>
          </table:table-cell>
          <table:table-cell table:style-name="ce23"/>
          <table:table-cell table:style-name="ce84" office:value-type="string">
            <text:p>Le français peut être défini comme langue par défaut.</text:p>
            <text:p><text:span text:style-name="T3">Je crée un tableau de concepts ayant pour étiquette « édifices religieux chrétiens » de langue « fr » ; je crée un tableau de concepts ayant pour étiquette « édifices religieux non chrétiens »</text:span></text:p>
          </table:table-cell>
          <table:table-cell table:style-name="ce84"/>
          <table:table-cell table:style-name="ce14" table:number-columns-repeated="3"/>
          <table:table-cell table:style-name="ce7" table:number-columns-repeated="1013"/>
        </table:table-row>
        <table:table-row table:style-name="ro57">
          <table:table-cell table:style-name="ce4"/>
          <table:table-cell table:style-name="ce14" office:value-type="float" office:value="133">
            <text:p>133</text:p>
          </table:table-cell>
          <table:table-cell table:style-name="ce14" office:value-type="float" office:value="3">
            <text:p>3</text:p>
          </table:table-cell>
          <table:table-cell table:style-name="ce16"/>
          <table:table-cell table:style-name="ce29" office:value-type="string">
            <text:p>En tant que Responsable opérationnel, j'associe un Concept à un Tableau de concepts</text:p>
          </table:table-cell>
          <table:table-cell table:style-name="ce23"/>
          <table:table-cell table:style-name="ce91" office:value-type="string">
            <text:p>Exemple : je crée les concepts ayant pour TP « baptistère », « église », « temple », « mosquée ». J'associe les Concepts « baptistère » et « église » au regroupement « édifices religieux chrétiens », j'associe les Concepts «temple» et «mosquée» au regroupement « édifices religieux non chrétiens ». </text:p>
            <text:p><text:span text:style-name="T6">Ajouter automatiquement le concept père du premier concept introduit dans le tableau comme superordinate concept</text:span></text:p>
            <text:p><text:span text:style-name="T6">On ne peut ajouter que des concepts frères</text:span></text:p>
          </table:table-cell>
          <table:table-cell table:style-name="ce91" office:value-type="string">
            <text:p>Penser à appeler le panneau de selection de concept avec limitations, sur le parent, et non recursif</text:p>
          </table:table-cell>
          <table:table-cell table:style-name="ce14" table:number-columns-repeated="3"/>
          <table:table-cell table:style-name="ce7" table:number-columns-repeated="1013"/>
        </table:table-row>
        <table:table-row table:style-name="ro52">
          <table:table-cell table:style-name="ce4"/>
          <table:table-cell table:style-name="ce14" office:value-type="float" office:value="134">
            <text:p>134</text:p>
          </table:table-cell>
          <table:table-cell table:style-name="ce14" office:value-type="float" office:value="3">
            <text:p>3</text:p>
          </table:table-cell>
          <table:table-cell table:style-name="ce16"/>
          <table:table-cell table:style-name="ce29" office:value-type="string">
            <text:p>En tant qu'Utilisateur, je visualise le contenu d'un Tableau de concepts : les termes apparaissent dans l'ordre alphabétique</text:p>
          </table:table-cell>
          <table:table-cell table:style-name="ce23"/>
          <table:table-cell table:style-name="ce91" table:number-columns-repeated="2"/>
          <table:table-cell table:style-name="ce14" table:number-columns-repeated="3"/>
          <table:table-cell table:style-name="ce7" table:number-columns-repeated="1013"/>
        </table:table-row>
        <table:table-row table:style-name="ro52">
          <table:table-cell table:style-name="ce4"/>
          <table:table-cell table:style-name="ce14" office:value-type="float" office:value="135">
            <text:p>135</text:p>
          </table:table-cell>
          <table:table-cell table:style-name="ce14" office:value-type="float" office:value="3">
            <text:p>3</text:p>
          </table:table-cell>
          <table:table-cell table:style-name="ce16"/>
          <table:table-cell table:style-name="ce29" office:value-type="string">
            <text:p>En tant que Responsable opérationnel, je modifie l'étiquette ou la langue d'un Tableau de concepts</text:p>
          </table:table-cell>
          <table:table-cell table:style-name="ce23"/>
          <table:table-cell table:style-name="ce84" office:value-type="string">
            <text:p>Date de dernière modification mise à jour.</text:p>
          </table:table-cell>
          <table:table-cell table:style-name="ce84"/>
          <table:table-cell table:style-name="ce14" table:number-columns-repeated="3"/>
          <table:table-cell table:style-name="ce7" table:number-columns-repeated="1013"/>
        </table:table-row>
        <table:table-row table:style-name="ro80">
          <table:table-cell table:style-name="ce4"/>
          <table:table-cell table:style-name="ce14" office:value-type="string">
            <text:p>135b</text:p>
          </table:table-cell>
          <table:table-cell table:style-name="ce14" office:value-type="float" office:value="3">
            <text:p>3</text:p>
          </table:table-cell>
          <table:table-cell table:style-name="ce16"/>
          <table:table-cell table:style-name="ce29" office:value-type="string">
            <text:p>En tant que responsable opérationnel, je supprime le rattachement d'un concept à un tableau de concepts</text:p>
          </table:table-cell>
          <table:table-cell table:style-name="ce23"/>
          <table:table-cell table:style-name="ce84" table:number-columns-repeated="2"/>
          <table:table-cell table:style-name="ce14" table:number-columns-repeated="3"/>
          <table:table-cell table:style-name="ce7" table:number-columns-repeated="1013"/>
        </table:table-row>
        <table:table-row table:style-name="ro40">
          <table:table-cell table:style-name="ce4"/>
          <table:table-cell table:style-name="ce14" office:value-type="float" office:value="136">
            <text:p>136</text:p>
          </table:table-cell>
          <table:table-cell table:style-name="ce14" office:value-type="float" office:value="3">
            <text:p>3</text:p>
          </table:table-cell>
          <table:table-cell table:style-name="ce16"/>
          <table:table-cell table:style-name="ce29" office:value-type="string">
            <text:p>En tant que Responsable opérationnel, je supprime un Tableau de concepts</text:p>
          </table:table-cell>
          <table:table-cell table:style-name="ce23"/>
          <table:table-cell table:style-name="ce84" table:number-columns-repeated="2"/>
          <table:table-cell table:style-name="ce14" table:number-columns-repeated="3"/>
          <table:table-cell table:style-name="ce7" table:number-columns-repeated="1013"/>
        </table:table-row>
        <table:table-row table:style-name="ro40">
          <table:table-cell table:style-name="ce4"/>
          <table:table-cell table:style-name="ce14"/>
          <table:table-cell table:style-name="ce14" table:formula="of:=SUM([.C9:.C53])" office:value-type="float" office:value="153">
            <text:p>153</text:p>
          </table:table-cell>
          <table:table-cell table:style-name="ce16"/>
          <table:table-cell table:style-name="ce50" office:value-type="string">
            <text:p>Fin prévue du SPRINT 3</text:p>
          </table:table-cell>
          <table:table-cell table:style-name="ce23"/>
          <table:table-cell table:style-name="ce84" table:number-columns-repeated="2"/>
          <table:table-cell table:style-name="ce14" table:number-columns-repeated="3"/>
          <table:table-cell table:style-name="ce7" table:number-columns-repeated="1013"/>
        </table:table-row>
        <table:table-row table:style-name="ro55">
          <table:table-cell table:style-name="ce4"/>
          <table:table-cell table:style-name="ce14" office:value-type="float" office:value="138">
            <text:p>138</text:p>
          </table:table-cell>
          <table:table-cell table:style-name="ce14" office:value-type="float" office:value="5">
            <text:p>5</text:p>
          </table:table-cell>
          <table:table-cell table:style-name="ce16"/>
          <table:table-cell table:style-name="ce29" office:value-type="string">
            <text:p>En tant qu'Administrateur général des vocabulaires, je supprime un Vocabulaire</text:p>
          </table:table-cell>
          <table:table-cell table:style-name="ce63" office:value-type="string">
            <text:p>EF006</text:p>
          </table:table-cell>
          <table:table-cell table:style-name="ce84" office:value-type="string">
            <text:p>A terme il n'y a pas de suppression physique d'un Vocabulaire publié, mais changement de son statut <text:s/>(obsolète ou prohibé) avec maintien d'une fiche version</text:p>
          </table:table-cell>
          <table:table-cell table:style-name="ce84" office:value-type="string">
            <text:p>A faire : Ajouter CASCADE sur les clés étrangères</text:p>
          </table:table-cell>
          <table:table-cell table:style-name="ce14" table:number-columns-repeated="3"/>
          <table:table-cell table:style-name="ce7" table:number-columns-repeated="1013"/>
        </table:table-row>
        <table:table-row table:style-name="ro48">
          <table:table-cell table:style-name="ce4"/>
          <table:table-cell table:style-name="ce14" office:value-type="float" office:value="139">
            <text:p>139</text:p>
          </table:table-cell>
          <table:table-cell table:style-name="ce14" office:value-type="float" office:value="5">
            <text:p>5</text:p>
          </table:table-cell>
          <table:table-cell table:style-name="ce16"/>
          <table:table-cell table:style-name="ce39" office:value-type="string">
            <text:p>UST : Panneau de gestion des Regroupements de concepts</text:p>
          </table:table-cell>
          <table:table-cell table:style-name="ce23"/>
          <table:table-cell table:style-name="ce84" table:number-columns-repeated="2"/>
          <table:table-cell table:style-name="ce14"/>
          <table:table-cell table:style-name="ce29"/>
          <table:table-cell table:style-name="ce14"/>
          <table:table-cell table:style-name="ce7" table:number-columns-repeated="1013"/>
        </table:table-row>
        <table:table-row table:style-name="ro81">
          <table:table-cell table:style-name="ce4"/>
          <table:table-cell table:style-name="ce14"/>
          <table:table-cell table:style-name="ce14" office:value-type="float" office:value="8">
            <text:p>8</text:p>
          </table:table-cell>
          <table:table-cell table:style-name="ce16"/>
          <table:table-cell table:style-name="ce39" office:value-type="string">
            <text:p>UST : MCD Tableau de regroupement de concepts</text:p>
            <text:p>ConceptGroup + ConceptGroupLabel + ConceptGroupConcepts + ConceptGroupType</text:p>
          </table:table-cell>
          <table:table-cell table:style-name="ce23"/>
          <table:table-cell table:style-name="ce93" office:value-type="string">
            <text:p>ConceptGroupLabel:</text:p>
            <text:p>→ Id (int)</text:p>
            <text:p>→ LexicalValue</text:p>
            <text:p>→ Modified, created</text:p>
            <text:p>→ Lang</text:p>
            <text:p>→ ConceptGroupID</text:p>
            <text:p/>
            <text:p>ConceptGroup :</text:p>
            <text:p>→ Id (ARK)</text:p>
            <text:p>→ ThesaurusId</text:p>
            <text:p>→ ConceptGroupTypeCode</text:p>
            <text:p/>
            <text:p>ConceptGroupType :</text:p>
            <text:p>→ Code </text:p>
            <text:p>→ Libelle</text:p>
            <text:p/>
            <text:p>ConceptGroupConcepts:</text:p>
            <text:p><text:span text:style-name="T9">→ </text:span><text:span text:style-name="T9">ConceptGroupID</text:span></text:p>
            <text:p>→ ConceptId</text:p>
            <text:p/>
            <text:p/>
          </table:table-cell>
          <table:table-cell table:style-name="ce84" office:value-type="string">
            <text:p>Demander des exemples de types</text:p>
            <text:p/>
            <text:p>Confirmer type oligatoire</text:p>
          </table:table-cell>
          <table:table-cell table:style-name="ce14"/>
          <table:table-cell table:style-name="ce29"/>
          <table:table-cell table:style-name="ce14"/>
          <table:table-cell table:style-name="ce7" table:number-columns-repeated="1013"/>
        </table:table-row>
        <table:table-row table:style-name="ro52">
          <table:table-cell table:style-name="ce4"/>
          <table:table-cell table:style-name="ce14" office:value-type="float" office:value="140">
            <text:p>140</text:p>
          </table:table-cell>
          <table:table-cell table:style-name="ce14" office:value-type="float" office:value="3">
            <text:p>3</text:p>
          </table:table-cell>
          <table:table-cell table:style-name="ce16"/>
          <table:table-cell table:style-name="ce29" office:value-type="string">
            <text:p>En tant que Responsable opérationnel, je crée un Regroupement de concepts (ConceptGroup), je saisis son type, son étiquette (ConceptGroupLabel) et sa langue</text:p>
          </table:table-cell>
          <table:table-cell table:style-name="ce23"/>
          <table:table-cell table:style-name="ce91" office:value-type="string">
            <text:p>Exemple : je crée un Regroupement de concepts ayant pour type « domaine » et pour étiquette «sites archéologiques» de langue « fr »</text:p>
          </table:table-cell>
          <table:table-cell table:style-name="ce91"/>
          <table:table-cell table:style-name="ce14"/>
          <table:table-cell table:style-name="ce29"/>
          <table:table-cell table:style-name="ce14"/>
          <table:table-cell table:style-name="ce7" table:number-columns-repeated="1013"/>
        </table:table-row>
        <table:table-row table:style-name="ro52">
          <table:table-cell table:style-name="ce4"/>
          <table:table-cell table:style-name="ce14" office:value-type="float" office:value="141">
            <text:p>141</text:p>
          </table:table-cell>
          <table:table-cell table:style-name="ce14" office:value-type="float" office:value="3">
            <text:p>3</text:p>
          </table:table-cell>
          <table:table-cell table:style-name="ce16"/>
          <table:table-cell table:style-name="ce29" office:value-type="string">
            <text:p>En tant que Responsable opérationnel, j'associe un Concept à un Regroupement de concepts : un Concept peut être associé à plusieurs regroupements.</text:p>
          </table:table-cell>
          <table:table-cell table:style-name="ce23"/>
          <table:table-cell table:style-name="ce91" office:value-type="string">
            <text:p>Exemple : j'associe les concepts « tumulus » et « civitas » au regroupement « sites archéologiques »</text:p>
          </table:table-cell>
          <table:table-cell table:style-name="ce91"/>
          <table:table-cell table:style-name="ce14"/>
          <table:table-cell table:style-name="ce29"/>
          <table:table-cell table:style-name="ce14"/>
          <table:table-cell table:style-name="ce7" table:number-columns-repeated="1013"/>
        </table:table-row>
        <table:table-row table:style-name="ro52">
          <table:table-cell table:style-name="ce4"/>
          <table:table-cell table:style-name="ce15"/>
          <table:table-cell table:style-name="ce21" office:value-type="float" office:value="3">
            <text:p>3</text:p>
          </table:table-cell>
          <table:table-cell table:style-name="ce32"/>
          <table:table-cell table:style-name="ce29" office:value-type="string">
            <text:p>En tant que responsable opérationnel, je supprime le rattachement d'un concept à un regroupement de concepts</text:p>
          </table:table-cell>
          <table:table-cell table:style-name="ce74"/>
          <table:table-cell table:style-name="ce84" table:number-columns-repeated="2"/>
          <table:table-cell table:style-name="ce15"/>
          <table:table-cell table:style-name="ce14" table:number-columns-repeated="2"/>
          <table:table-cell table:style-name="ce7" table:number-columns-repeated="1013"/>
        </table:table-row>
        <table:table-row table:style-name="ro52">
          <table:table-cell table:style-name="ce4"/>
          <table:table-cell table:style-name="ce14" office:value-type="float" office:value="143">
            <text:p>143</text:p>
          </table:table-cell>
          <table:table-cell table:style-name="ce14" office:value-type="float" office:value="3">
            <text:p>3</text:p>
          </table:table-cell>
          <table:table-cell table:style-name="ce16"/>
          <table:table-cell table:style-name="ce29" office:value-type="string">
            <text:p>En tant qu’Utilisateur, je visualise le contenu d'un Regroupement de Concepts : je double-clique sur un Regroupement de concepts et j’affiche les Concepts lui appartenant</text:p>
          </table:table-cell>
          <table:table-cell table:style-name="ce23"/>
          <table:table-cell table:style-name="ce84" office:value-type="string">
            <text:p>les concepts apparaissent dans l'ordre alphabétique des termes les représentant</text:p>
          </table:table-cell>
          <table:table-cell table:style-name="ce84"/>
          <table:table-cell table:style-name="ce14" table:number-columns-repeated="3"/>
          <table:table-cell table:style-name="ce7" table:number-columns-repeated="1013"/>
        </table:table-row>
        <table:table-row table:style-name="ro52">
          <table:table-cell table:style-name="ce4"/>
          <table:table-cell table:style-name="ce14" office:value-type="float" office:value="144">
            <text:p>144</text:p>
          </table:table-cell>
          <table:table-cell table:style-name="ce14" office:value-type="float" office:value="3">
            <text:p>3</text:p>
          </table:table-cell>
          <table:table-cell table:style-name="ce16"/>
          <table:table-cell table:style-name="ce29" office:value-type="string">
            <text:p>En tant que Responsable opérationnel, je modifie le type ou l'étiquette d'un Regroupement de concepts</text:p>
          </table:table-cell>
          <table:table-cell table:style-name="ce23"/>
          <table:table-cell table:style-name="ce91" office:value-type="string">
            <text:p>Exemple ; je remplace l'étiquette «sites archéologiques» par « archéologie » ; je remplace le type « domaine » par le type « discipline »</text:p>
          </table:table-cell>
          <table:table-cell table:style-name="ce91"/>
          <table:table-cell table:style-name="ce14" table:number-columns-repeated="3"/>
          <table:table-cell table:style-name="ce7" table:number-columns-repeated="1013"/>
        </table:table-row>
        <table:table-row table:style-name="ro48">
          <table:table-cell table:style-name="ce4"/>
          <table:table-cell table:style-name="ce14" office:value-type="float" office:value="145">
            <text:p>145</text:p>
          </table:table-cell>
          <table:table-cell table:style-name="ce14" office:value-type="float" office:value="3">
            <text:p>3</text:p>
          </table:table-cell>
          <table:table-cell table:style-name="ce16"/>
          <table:table-cell table:style-name="ce29" office:value-type="string">
            <text:p>En tant que Responsable opérationnel, je supprime un Regroupement de concepts</text:p>
          </table:table-cell>
          <table:table-cell table:style-name="ce23"/>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formula="of:=SUM([.C54:.C63])" office:value-type="float" office:value="189">
            <text:p>189</text:p>
          </table:table-cell>
          <table:table-cell table:style-name="ce14"/>
          <table:table-cell table:style-name="ce50" office:value-type="string">
            <text:p>Fin Pesée</text:p>
          </table:table-cell>
          <table:table-cell table:style-name="ce62"/>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4"/>
          <table:table-cell table:style-name="ce89"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9"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45"/>
          <table:table-cell table:style-name="ce63"/>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3"/>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3"/>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50"/>
          <table:table-cell table:style-name="ce63"/>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3"/>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29"/>
          <table:table-cell table:style-name="ce62"/>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2"/>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2"/>
          <table:table-cell table:style-name="Default"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42"/>
          <table:table-cell table:style-name="ce62"/>
          <table:table-cell table:style-name="ce84"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2"/>
          <table:table-cell table:style-name="ce84"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42"/>
          <table:table-cell table:style-name="ce62"/>
          <table:table-cell table:style-name="ce84"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66">
          <table:table-cell table:style-name="ce4"/>
          <table:table-cell table:style-name="ce14"/>
          <table:table-cell table:style-name="ce17"/>
          <table:table-cell table:style-name="ce14"/>
          <table:table-cell table:style-name="ce2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66">
          <table:table-cell table:style-name="ce4"/>
          <table:table-cell table:style-name="ce14"/>
          <table:table-cell table:style-name="ce17"/>
          <table:table-cell table:style-name="ce14"/>
          <table:table-cell table:style-name="ce39"/>
          <table:table-cell table:style-name="ce62"/>
          <table:table-cell table:style-name="ce91"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4"/>
          <table:table-cell table:style-name="ce55"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3"/>
          <table:table-cell table:style-name="ce91" table:number-columns-repeated="2"/>
          <table:table-cell table:style-name="ce14" table:number-columns-repeated="2"/>
          <table:table-cell table:style-name="ce17"/>
          <table:table-cell table:style-name="ce104" table:number-columns-repeated="1013"/>
        </table:table-row>
        <table:table-row table:style-name="ro48">
          <table:table-cell table:style-name="ce4"/>
          <table:table-cell table:style-name="ce14"/>
          <table:table-cell table:style-name="ce17"/>
          <table:table-cell table:style-name="ce14"/>
          <table:table-cell table:style-name="ce39"/>
          <table:table-cell table:style-name="ce63"/>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3"/>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1"/>
          <table:table-cell table:style-name="ce14" table:number-columns-repeated="3"/>
          <table:table-cell table:style-name="ce39"/>
          <table:table-cell table:style-name="ce23"/>
          <table:table-cell table:style-name="ce84" table:number-columns-repeated="2"/>
          <table:table-cell table:style-name="ce14" table:number-columns-repeated="3"/>
          <table:table-cell table:style-name="ce7" table:number-columns-repeated="1013"/>
        </table:table-row>
        <table:table-row table:style-name="ro48" table:number-rows-repeated="2">
          <table:table-cell table:style-name="ce1"/>
          <table:table-cell table:style-name="ce14" table:number-columns-repeated="3"/>
          <table:table-cell table:style-name="ce29"/>
          <table:table-cell table:style-name="ce63"/>
          <table:table-cell table:style-name="ce84" table:number-columns-repeated="2"/>
          <table:table-cell table:style-name="ce14" table:number-columns-repeated="3"/>
          <table:table-cell table:style-name="ce7" table:number-columns-repeated="1013"/>
        </table:table-row>
        <table:table-row table:style-name="ro48">
          <table:table-cell table:style-name="ce1"/>
          <table:table-cell table:style-name="ce14" table:number-columns-repeated="3"/>
          <table:table-cell table:style-name="ce29"/>
          <table:table-cell table:style-name="ce63"/>
          <table:table-cell table:style-name="ce29" table:number-columns-repeated="2"/>
          <table:table-cell table:style-name="ce14" table:number-columns-repeated="3"/>
          <table:table-cell table:style-name="ce7" table:number-columns-repeated="1013"/>
        </table:table-row>
        <table:table-row table:style-name="ro48">
          <table:table-cell table:style-name="ce1"/>
          <table:table-cell table:style-name="ce14" table:number-columns-repeated="3"/>
          <table:table-cell table:style-name="ce43"/>
          <table:table-cell table:style-name="ce23"/>
          <table:table-cell table:style-name="ce84" table:number-columns-repeated="2"/>
          <table:table-cell table:style-name="ce14" table:number-columns-repeated="3"/>
          <table:table-cell table:style-name="ce7" table:number-columns-repeated="1013"/>
        </table:table-row>
        <table:table-row table:style-name="ro48">
          <table:table-cell table:style-name="ce4"/>
          <table:table-cell table:style-name="ce110"/>
          <table:table-cell table:style-name="ce111"/>
          <table:table-cell table:style-name="ce110"/>
          <table:table-cell table:style-name="ce113" table:number-columns-repeated="4"/>
          <table:table-cell table:style-name="ce110"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4"/>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number-columns-repeated="3"/>
          <table:table-cell table:style-name="ce29"/>
          <table:table-cell table:style-name="ce64"/>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number-columns-repeated="3"/>
          <table:table-cell table:style-name="ce29"/>
          <table:table-cell table:style-name="ce68"/>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42"/>
          <table:table-cell table:style-name="ce64"/>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39"/>
          <table:table-cell table:style-name="ce64"/>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29"/>
          <table:table-cell table:style-name="ce63"/>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42"/>
          <table:table-cell table:style-name="ce63"/>
          <table:table-cell table:style-name="ce85" table:number-columns-repeated="2"/>
          <table:table-cell table:style-name="ce14" table:number-columns-repeated="3"/>
          <table:table-cell table:style-name="ce7" table:number-columns-repeated="1013"/>
        </table:table-row>
        <table:table-row table:style-name="ro48">
          <table:table-cell table:style-name="ce4"/>
          <table:table-cell table:style-name="ce14"/>
          <table:table-cell table:style-name="ce17"/>
          <table:table-cell table:style-name="ce14"/>
          <table:table-cell table:style-name="ce108"/>
          <table:table-cell table:style-name="ce63"/>
          <table:table-cell table:style-name="ce85" table:number-columns-repeated="2"/>
          <table:table-cell table:style-name="ce14" table:number-columns-repeated="3"/>
          <table:table-cell table:style-name="ce7" table:number-columns-repeated="1013"/>
        </table:table-row>
        <table:table-row table:style-name="ro48" table:number-rows-repeated="2">
          <table:table-cell table:style-name="ce4"/>
          <table:table-cell table:style-name="ce14"/>
          <table:table-cell table:style-name="ce17"/>
          <table:table-cell table:style-name="ce14"/>
          <table:table-cell table:style-name="ce109"/>
          <table:table-cell table:style-name="ce63"/>
          <table:table-cell table:style-name="ce85" table:number-columns-repeated="2"/>
          <table:table-cell table:style-name="ce14" table:number-columns-repeated="3"/>
          <table:table-cell table:style-name="ce7" table:number-columns-repeated="1013"/>
        </table:table-row>
        <table:table-row table:style-name="ro48" table:number-rows-repeated="10">
          <table:table-cell table:style-name="ce4"/>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17">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table-cell table:style-name="ce3"/>
          <table:table-cell table:number-columns-repeated="5"/>
          <table:table-cell table:style-name="Default" table:number-columns-repeated="2"/>
          <table:table-cell table:number-columns-repeated="3"/>
          <table:table-cell table:style-name="ce103" table:number-columns-repeated="1013"/>
        </table:table-row>
        <table:table-row table:style-name="ro48" table:number-rows-repeated="16">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table-cell table:style-name="ce1"/>
          <table:table-cell table:number-columns-repeated="5"/>
          <table:table-cell table:style-name="Default" table:number-columns-repeated="2"/>
          <table:table-cell table:number-columns-repeated="3"/>
          <table:table-cell table:style-name="ce104" table:number-columns-repeated="1013"/>
        </table:table-row>
        <table:table-row table:style-name="ro48" table:number-rows-repeated="12">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22">
          <table:table-cell table:style-name="ce3"/>
          <table:table-cell table:number-columns-repeated="5"/>
          <table:table-cell table:style-name="Default" table:number-columns-repeated="2"/>
          <table:table-cell table:number-columns-repeated="3"/>
          <table:table-cell table:style-name="ce103" table:number-columns-repeated="1013"/>
        </table:table-row>
        <table:table-row table:style-name="ro48" table:number-rows-repeated="23">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6">
          <table:table-cell table:style-name="ce1"/>
          <table:table-cell table:number-columns-repeated="5"/>
          <table:table-cell table:style-name="Default" table:number-columns-repeated="2"/>
          <table:table-cell table:number-columns-repeated="3"/>
          <table:table-cell table:style-name="ce103" table:number-columns-repeated="1013"/>
        </table:table-row>
        <table:table-row table:style-name="ro48" table:number-rows-repeated="35">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2">
          <table:table-cell table:style-name="ce1"/>
          <table:table-cell table:number-columns-repeated="5"/>
          <table:table-cell table:style-name="Default" table:number-columns-repeated="2"/>
          <table:table-cell table:number-columns-repeated="3"/>
          <table:table-cell table:style-name="ce104" table:number-columns-repeated="1013"/>
        </table:table-row>
        <table:table-row table:style-name="ro48" table:number-rows-repeated="37">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table-cell table:style-name="ce106"/>
          <table:table-cell table:number-columns-repeated="5"/>
          <table:table-cell table:style-name="Default" table:number-columns-repeated="2"/>
          <table:table-cell table:number-columns-repeated="3"/>
          <table:table-cell table:style-name="ce25" table:number-columns-repeated="1013"/>
        </table:table-row>
        <table:table-row table:style-name="ro48" table:number-rows-repeated="5">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59">
          <table:table-cell table:number-columns-repeated="6"/>
          <table:table-cell table:style-name="Default" table:number-columns-repeated="2"/>
          <table:table-cell table:number-columns-repeated="1016"/>
        </table:table-row>
        <table:table-row table:style-name="ro48" table:number-rows-repeated="21">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table-cell table:style-name="ce1"/>
          <table:table-cell table:number-columns-repeated="5"/>
          <table:table-cell table:style-name="Default" table:number-columns-repeated="2"/>
          <table:table-cell table:number-columns-repeated="3"/>
          <table:table-cell table:style-name="ce104" table:number-columns-repeated="1013"/>
        </table:table-row>
        <table:table-row table:style-name="ro48">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30">
          <table:table-cell table:style-name="ce1"/>
          <table:table-cell table:number-columns-repeated="5"/>
          <table:table-cell table:style-name="Default" table:number-columns-repeated="2"/>
          <table:table-cell table:number-columns-repeated="3"/>
          <table:table-cell table:style-name="ce1" table:number-columns-repeated="2"/>
          <table:table-cell table:style-name="ce7" table:number-columns-repeated="1011"/>
        </table:table-row>
        <table:table-row table:style-name="ro48" table:number-rows-repeated="6">
          <table:table-cell table:style-name="ce1"/>
          <table:table-cell table:number-columns-repeated="5"/>
          <table:table-cell table:style-name="Default" table:number-columns-repeated="2"/>
          <table:table-cell table:number-columns-repeated="3"/>
          <table:table-cell table:style-name="ce7" table:number-columns-repeated="1013"/>
        </table:table-row>
        <table:table-row table:style-name="ro48" table:number-rows-repeated="32">
          <table:table-cell table:style-name="ce1"/>
          <table:table-cell table:number-columns-repeated="10"/>
          <table:table-cell table:style-name="ce7" table:number-columns-repeated="1013"/>
        </table:table-row>
        <table:table-row table:style-name="ro48" table:number-rows-repeated="65244">
          <table:table-cell table:style-name="ce1"/>
          <table:table-cell table:style-name="ce7" table:number-columns-repeated="3"/>
          <table:table-cell table:style-name="ce34"/>
          <table:table-cell table:style-name="ce59"/>
          <table:table-cell table:style-name="ce83" table:number-columns-repeated="2"/>
          <table:table-cell table:style-name="ce7" table:number-columns-repeated="1016"/>
        </table:table-row>
        <table:table-row table:style-name="ro48" table:number-rows-repeated="982939">
          <table:table-cell table:number-columns-repeated="1024"/>
        </table:table-row>
        <table:table-row table:style-name="ro48">
          <table:table-cell table:number-columns-repeated="1024"/>
        </table:table-row>
      </table:table>
      <table:table table:name="ExigencesFonctionnelles" table:style-name="ta1" table:print="false">
        <office:forms form:automatic-focus="false" form:apply-design-mode="false"/>
        <table:table-column table:style-name="co1" table:default-cell-style-name="Default"/>
        <table:table-column table:style-name="co14" table:default-cell-style-name="ce120"/>
        <table:table-column table:style-name="co15" table:default-cell-style-name="ce127"/>
        <table:table-column table:style-name="co16" table:default-cell-style-name="Default"/>
        <table:table-column table:style-name="co17" table:default-cell-style-name="ce120"/>
        <table:table-column table:style-name="co11" table:number-columns-repeated="10" table:default-cell-style-name="Default"/>
        <table:table-row table:style-name="ro62">
          <table:table-cell/>
          <table:table-cell table:style-name="ce115"/>
          <table:table-cell table:style-name="ce121"/>
          <table:table-cell table:style-name="ce128" table:number-columns-repeated="8"/>
          <table:table-cell table:style-name="ce1" table:number-columns-repeated="3"/>
          <table:table-cell/>
        </table:table-row>
        <table:table-row table:style-name="ro62">
          <table:table-cell/>
          <table:table-cell table:style-name="ce115"/>
          <table:table-cell table:style-name="ce121" office:value-type="string" table:number-columns-spanned="3" table:number-rows-spanned="1">
            <text:p>Exigences principales GINCO V1 (date) Document de travail</text:p>
          </table:table-cell>
          <table:covered-table-cell table:number-columns-repeated="2" table:style-name="ce128"/>
          <table:table-cell table:style-name="ce128" table:number-columns-repeated="6"/>
          <table:table-cell table:style-name="ce1" table:number-columns-repeated="3"/>
          <table:table-cell/>
        </table:table-row>
        <table:table-row table:style-name="ro17">
          <table:table-cell/>
          <table:table-cell table:style-name="ce116" office:value-type="string">
            <text:p>#E</text:p>
          </table:table-cell>
          <table:table-cell table:style-name="ce122" office:value-type="string">
            <text:p>Exigence principale</text:p>
          </table:table-cell>
          <table:table-cell table:style-name="ce116" office:value-type="string">
            <text:p>Références du cahier des charges</text:p>
          </table:table-cell>
          <table:table-cell table:style-name="ce131" office:value-type="string">
            <text:p>Priorité </text:p>
          </table:table-cell>
          <table:table-cell table:number-columns-repeated="2" table:style-name="ce116" office:value-type="string">
            <text:p>Poids fonctionnalité</text:p>
          </table:table-cell>
          <table:table-cell table:style-name="ce116" table:number-columns-repeated="3"/>
          <table:table-cell table:style-name="ce136" office:value-type="string">
            <text:p>Etat</text:p>
          </table:table-cell>
          <table:table-cell table:style-name="ce136" office:value-type="string">
            <text:p>Faisabilité</text:p>
          </table:table-cell>
          <table:table-cell table:style-name="ce136" office:value-type="string">
            <text:p>Estimation (JH de DEV)</text:p>
          </table:table-cell>
          <table:table-cell table:style-name="ce136" office:value-type="string">
            <text:p>Commentaire</text:p>
          </table:table-cell>
          <table:table-cell/>
        </table:table-row>
        <table:table-row table:style-name="ro49">
          <table:table-cell/>
          <table:table-cell table:style-name="ce117" office:value-type="string">
            <text:p>EF001</text:p>
          </table:table-cell>
          <table:table-cell table:style-name="ce123" office:value-type="string">
            <text:p>L'identifiant d'une Entité supprimée n'est pas réutilisabl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02</text:p>
          </table:table-cell>
          <table:table-cell table:style-name="ce123" office:value-type="string">
            <text:p>Les fonctions de consultation doivent être maintenues même en cas d'interruption (panne, maintenance) de l'application de gestion.</text:p>
          </table:table-cell>
          <table:table-cell table:style-name="ce129" office:value-type="string">
            <text:p>CDC 6.7</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03</text:p>
          </table:table-cell>
          <table:table-cell table:style-name="ce124" office:value-type="string">
            <text:p>Le Système permet le repérage rapide des anomalies (incohérences, différences de traitement d'un même terme) au sein du Référentiel terminologique.</text:p>
          </table:table-cell>
          <table:table-cell table:style-name="ce124" office:value-type="string">
            <text:p>CDC 7.3.1</text:p>
          </table:table-cell>
          <table:table-cell table:style-name="ce133" office:value-type="string">
            <text:p>+++</text:p>
          </table:table-cell>
          <table:table-cell table:style-name="ce129" table:number-columns-repeated="10"/>
        </table:table-row>
        <table:table-row table:style-name="ro61">
          <table:table-cell/>
          <table:table-cell table:style-name="ce117" office:value-type="string">
            <text:p>EF004</text:p>
          </table:table-cell>
          <table:table-cell table:style-name="ce123" office:value-type="string">
            <text:p>Les changements apportés à un Concept ou à un Terme (modification, suppression) sont propagés automatiquement partout où ce Concept ou ce Terme apparaît.</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005</text:p>
          </table:table-cell>
          <table:table-cell table:style-name="ce123" office:value-type="string">
            <text:p>Les algorithmes de comparaison de termes utilisés soit pour la recherche de doublons au sein d'un même Vocabulaire, soit pour comparer deux Vocabulaires distincts, doivent pouvoir être paramétrés de manière à être insensibles à des différences typographiques (casse, style) ou au contraire à les prendre en compt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06</text:p>
          </table:table-cell>
          <table:table-cell table:style-name="ce123" office:value-type="string">
            <text:p>Le Système demande une confirmation de l'Utilisateur dans tous les cas de suppression.</text:p>
          </table:table-cell>
          <table:table-cell table:style-name="ce129" office:value-type="string">
            <text:p>CDC 7.1.1 ; 7.2.1 ; 7.3.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07</text:p>
          </table:table-cell>
          <table:table-cell table:style-name="ce123" office:value-type="string">
            <text:p>En cas de suppression d'un Concept/Terme, toutes les Relations qu'il entretient avec d'autres Concepts/Termes sont automatiquement supprimées.</text:p>
          </table:table-cell>
          <table:table-cell table:style-name="ce129" office:value-type="string">
            <text:p>CDC 6.2 ;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08</text:p>
          </table:table-cell>
          <table:table-cell table:style-name="ce123" office:value-type="string">
            <text:p>Le Système effectue des contrôles automatiques lors de toute opération d'import de donné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09</text:p>
          </table:table-cell>
          <table:table-cell table:style-name="ce123" office:value-type="string">
            <text:p>Le Système effectue des contrôles automatiques à chaque création, modification ou suppression d'un Concept, d'un Terme, d'un Attribut ou d'une Relation</text:p>
          </table:table-cell>
          <table:table-cell table:style-name="ce129" office:value-type="string">
            <text:p>CDC 7.2.1 ; 7.3.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10</text:p>
          </table:table-cell>
          <table:table-cell table:style-name="ce123" office:value-type="string">
            <text:p>Le Système permet de définir le type du Vocabulair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11</text:p>
          </table:table-cell>
          <table:table-cell table:style-name="ce123" office:value-type="string">
            <text:p>Le Système permet à l'utilisateur d'éditer à l'écran, d'imprimer ou d'exporter une ou plusieurs Fiches descriptives de vocabulaire.</text:p>
          </table:table-cell>
          <table:table-cell table:style-name="ce129" office:value-type="string">
            <text:p>CDC 7.1.1</text:p>
          </table:table-cell>
          <table:table-cell table:style-name="ce132" office:value-type="string">
            <text:p>+++</text:p>
          </table:table-cell>
          <table:table-cell table:style-name="ce129" table:number-columns-repeated="10"/>
        </table:table-row>
        <table:table-row table:style-name="ro37">
          <table:table-cell/>
          <table:table-cell table:style-name="ce118" office:value-type="string">
            <text:p>EF012</text:p>
          </table:table-cell>
          <table:table-cell table:style-name="ce124" office:value-type="string">
            <text:p>Le Système permet l'édition rapide de sous-ensembles du Référentiel terminologique en vue de constituer des lexiques contrôlés (listes de termes non structurées) adaptés aux besoins d'une Application (aide à la saisie, contrôle lexical …).</text:p>
          </table:table-cell>
          <table:table-cell table:style-name="ce124" office:value-type="string">
            <text:p>CDC 7.3.1</text:p>
          </table:table-cell>
          <table:table-cell table:style-name="ce133"/>
          <table:table-cell table:style-name="ce129" table:number-columns-repeated="10"/>
        </table:table-row>
        <table:table-row table:style-name="ro49">
          <table:table-cell/>
          <table:table-cell table:style-name="ce117" office:value-type="string">
            <text:p>EF013</text:p>
          </table:table-cell>
          <table:table-cell table:style-name="ce123" office:value-type="string">
            <text:p>Le Système permet l'édition de la liste des modifications et des suppressions (édition sur critère de date). </text:p>
          </table:table-cell>
          <table:table-cell table:style-name="ce129" office:value-type="string">
            <text:p>CDC 7.1.1 ; 7.2.1 ; 7.3.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14</text:p>
          </table:table-cell>
          <table:table-cell table:style-name="ce123" office:value-type="string">
            <text:p>Il est possible d'éditer simultanément plusieurs Vocabulair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15</text:p>
          </table:table-cell>
          <table:table-cell table:style-name="ce123" office:value-type="string">
            <text:p>Les données des Fiches descriptives de vocabulaires sont enregistrées par le Système, datées et consultables à tout moment par les Utilisateurs autorisés.</text:p>
          </table:table-cell>
          <table:table-cell table:style-name="ce129" office:value-type="string">
            <text:p>CDC 7.1.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16</text:p>
          </table:table-cell>
          <table:table-cell table:style-name="ce123" office:value-type="string">
            <text:p>Le Système permet l'export des vocabulaires dans de multiples formats en vue de leur exploitation par les Usagers et les Application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17</text:p>
          </table:table-cell>
          <table:table-cell table:style-name="ce124" office:value-type="string">
            <text:p>Le Système contrôle que tout Terme validé dans un Vocabulaire de domaine est affecté à une Facette du Référentiel terminologique.</text:p>
          </table:table-cell>
          <table:table-cell table:style-name="ce124" office:value-type="string">
            <text:p>CDC 7.3.1</text:p>
          </table:table-cell>
          <table:table-cell table:style-name="ce133"/>
          <table:table-cell table:style-name="ce129" table:number-columns-repeated="10"/>
        </table:table-row>
        <table:table-row table:style-name="ro49">
          <table:table-cell/>
          <table:table-cell table:style-name="ce117" office:value-type="string">
            <text:p>EF018</text:p>
          </table:table-cell>
          <table:table-cell table:style-name="ce123" office:value-type="string">
            <text:p>Le nombre de niveaux hiérarchiques au sein d'un vocabulaire n'est pas limité.</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19</text:p>
          </table:table-cell>
          <table:table-cell table:style-name="ce123" office:value-type="string">
            <text:p>Il est possible de modifier les relations hiérarchiques entre Concepts, sans suppression et ressaisie des Concept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20</text:p>
          </table:table-cell>
          <table:table-cell table:style-name="ce124" office:value-type="string">
            <text:p>Le traitement des Alertes (génération, suppression) est historisé. Le Système ne génère plus d'Alerte sur un cas déjà traité si celle-ci a été levée.</text:p>
          </table:table-cell>
          <table:table-cell table:style-name="ce124" office:value-type="string">
            <text:p>CDC 7.3.1</text:p>
          </table:table-cell>
          <table:table-cell table:style-name="ce133" office:value-type="string">
            <text:p>+++</text:p>
          </table:table-cell>
          <table:table-cell table:style-name="ce129" table:number-columns-repeated="10"/>
        </table:table-row>
        <table:table-row table:style-name="ro61">
          <table:table-cell/>
          <table:table-cell table:style-name="ce117" office:value-type="string">
            <text:p>EF021</text:p>
          </table:table-cell>
          <table:table-cell table:style-name="ce123" office:value-type="string">
            <text:p>Lors de la proposition d'un terme Candidat, le Système est capable d'indiquer à l'utilisateur que ce terme a déjà fait l'objet d'une demande rejetée et la raison du rejet.</text:p>
          </table:table-cell>
          <table:table-cell table:style-name="ce129" office:value-type="string">
            <text:p>CDC 7.2.1</text:p>
          </table:table-cell>
          <table:table-cell table:style-name="ce132" office:value-type="string">
            <text:p>+ </text:p>
          </table:table-cell>
          <table:table-cell table:style-name="ce129" table:number-columns-repeated="10"/>
        </table:table-row>
        <table:table-row table:style-name="ro61">
          <table:table-cell/>
          <table:table-cell table:style-name="ce117" office:value-type="string">
            <text:p>EF022</text:p>
          </table:table-cell>
          <table:table-cell table:style-name="ce123" office:value-type="string">
            <text:p>Le Système génère automatiquement l'Identifiant unique des nouvelles Entités du Système (Vocabulaire, Concepts, Termes, Notes, Regroupements etc.).</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23</text:p>
          </table:table-cell>
          <table:table-cell table:style-name="ce123" office:value-type="string">
            <text:p>Les identifiants des Entités du Système doivent être uniques globalement. Ils sont de la forme URI. </text:p>
            <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24</text:p>
          </table:table-cell>
          <table:table-cell table:style-name="ce123" office:value-type="string">
            <text:p>Lors de la refonte d'un Vocabulaire (nouvelle version), les identifiants des Concepts ne changent pas s'ils sont repris de la version sourc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25</text:p>
          </table:table-cell>
          <table:table-cell table:style-name="ce123" office:value-type="string">
            <text:p>Le Système permet l'automatisation du processus de mise à disposition du Journal des évolutions et d'envoi d'un message d'information aux Utilisateurs identifiés.</text:p>
          </table:table-cell>
          <table:table-cell table:style-name="ce129" office:value-type="string">
            <text:p>CDC 7.1.1 ; 7.2.1</text:p>
          </table:table-cell>
          <table:table-cell table:style-name="ce132" office:value-type="string">
            <text:p>+ </text:p>
          </table:table-cell>
          <table:table-cell table:style-name="ce129" table:number-columns-repeated="10"/>
        </table:table-row>
        <table:table-row table:style-name="ro49">
          <table:table-cell/>
          <table:table-cell table:style-name="ce117" office:value-type="string">
            <text:p>EF026</text:p>
          </table:table-cell>
          <table:table-cell table:style-name="ce123" office:value-type="string">
            <text:p>Outre les éditions imprimées, le Système permet à tout moment l'impression de la page active.</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27</text:p>
          </table:table-cell>
          <table:table-cell table:style-name="ce123" office:value-type="string">
            <text:p>La liste des valeurs autorisées pour les rubriques à vocabulaire contrôlé doit pouvoir être paramétrée par l' administrateur général des vocabulaires</text:p>
          </table:table-cell>
          <table:table-cell table:style-name="ce129" office:value-type="string">
            <text:p>CDC 7.1.1</text:p>
          </table:table-cell>
          <table:table-cell table:style-name="ce132" office:value-type="string">
            <text:p>+++</text:p>
          </table:table-cell>
          <table:table-cell table:style-name="ce129" table:number-columns-repeated="10"/>
        </table:table-row>
        <table:table-row table:style-name="ro49">
          <table:table-cell/>
          <table:table-cell table:style-name="ce118" office:value-type="string">
            <text:p>EF028</text:p>
          </table:table-cell>
          <table:table-cell table:style-name="ce124" office:value-type="string">
            <text:p>Le Système permet de définir des règles de gestion propres au Référentiel terminologique.</text:p>
          </table:table-cell>
          <table:table-cell table:style-name="ce124" office:value-type="string">
            <text:p>CDC 7.3.1</text:p>
          </table:table-cell>
          <table:table-cell table:style-name="ce133" office:value-type="string">
            <text:p>+++</text:p>
          </table:table-cell>
          <table:table-cell table:style-name="ce129" table:number-columns-repeated="10"/>
        </table:table-row>
        <table:table-row table:style-name="ro49">
          <table:table-cell/>
          <table:table-cell table:style-name="ce117" office:value-type="string">
            <text:p>EF029</text:p>
          </table:table-cell>
          <table:table-cell table:style-name="ce123" office:value-type="string">
            <text:p>Le système permet de paramétrer les règles de gestion</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0</text:p>
          </table:table-cell>
          <table:table-cell table:style-name="ce123" office:value-type="string">
            <text:p>Le système permet de paramétrer la liste des statuts d'un concept et d'un term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1</text:p>
          </table:table-cell>
          <table:table-cell table:style-name="ce123" office:value-type="string">
            <text:p>Le Système permet de paramétrer les attributs personnalisés des Concepts et des Termes</text:p>
          </table:table-cell>
          <table:table-cell table:style-name="ce129" office:value-type="string">
            <text:p>CDC 7.2.3</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2</text:p>
          </table:table-cell>
          <table:table-cell table:style-name="ce123" office:value-type="string">
            <text:p>Le Système permet de paramétrer les types de relations hiérarchiques, d'association et d'équivalence.</text:p>
          </table:table-cell>
          <table:table-cell table:style-name="ce129" office:value-type="string">
            <text:p>CDC 7.2.3</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3</text:p>
          </table:table-cell>
          <table:table-cell table:style-name="ce123" office:value-type="string">
            <text:p>Le système permet de paramétrer les types de notes</text:p>
          </table:table-cell>
          <table:table-cell table:style-name="ce129" office:value-type="string">
            <text:p>CDC 7.2.3</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4</text:p>
          </table:table-cell>
          <table:table-cell table:style-name="ce123" office:value-type="string">
            <text:p>Le Système permet de définir des règles de gestion pour les attributs</text:p>
          </table:table-cell>
          <table:table-cell table:style-name="ce129" office:value-type="string">
            <text:p>CDC 7.2.3</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5</text:p>
          </table:table-cell>
          <table:table-cell table:style-name="ce123" office:value-type="string">
            <text:p>Le Système permet la gestion de thésaurus polyhiérarchiques.</text:p>
          </table:table-cell>
          <table:table-cell table:style-name="ce129" office:value-type="string">
            <text:p>CDC 7.2.3</text:p>
          </table:table-cell>
          <table:table-cell table:style-name="ce132" office:value-type="string">
            <text:p>++</text:p>
          </table:table-cell>
          <table:table-cell table:style-name="ce129" table:number-columns-repeated="10"/>
        </table:table-row>
        <table:table-row table:style-name="ro49">
          <table:table-cell/>
          <table:table-cell table:style-name="ce118" office:value-type="string">
            <text:p>EF036</text:p>
          </table:table-cell>
          <table:table-cell table:style-name="ce124" office:value-type="string">
            <text:p>Le Système permet l'édition d'un Rapport détaillé de l'ensemble des Alertes produites.</text:p>
          </table:table-cell>
          <table:table-cell table:style-name="ce124" office:value-type="string">
            <text:p>CDC 7.3.1</text:p>
          </table:table-cell>
          <table:table-cell table:style-name="ce133" office:value-type="string">
            <text:p>+++</text:p>
          </table:table-cell>
          <table:table-cell table:style-name="ce129" table:number-columns-repeated="10"/>
        </table:table-row>
        <table:table-row table:style-name="ro49">
          <table:table-cell/>
          <table:table-cell table:style-name="ce117" office:value-type="string">
            <text:p>EF037</text:p>
          </table:table-cell>
          <table:table-cell table:style-name="ce123" office:value-type="string">
            <text:p>Le Système produit un Rapport détaillé et compréhensible des erreurs lors des opérations de contrôle et d'import.</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38</text:p>
          </table:table-cell>
          <table:table-cell table:style-name="ce123" office:value-type="string">
            <text:p>Le Système permet l'édition de Rapports, en particulier le Journal des évolutions. </text:p>
          </table:table-cell>
          <table:table-cell table:style-name="ce129" office:value-type="string">
            <text:p>CDC 7.1.1 ; 7.2.1 ; 7.3.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39</text:p>
          </table:table-cell>
          <table:table-cell table:style-name="ce123" office:value-type="string">
            <text:p>L’utilisateur dispose de fonctionnalités de recherche avancée (casse, troncature, recherche multicritère ...). L'interface de recherche est aisée (formulaire).</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40</text:p>
          </table:table-cell>
          <table:table-cell table:style-name="ce123" office:value-type="string">
            <text:p>Il est possible de faire des recherches sur des dates ou des intervalles de date. </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41</text:p>
          </table:table-cell>
          <table:table-cell table:style-name="ce123" office:value-type="string">
            <text:p>Les Fiches descriptives et de vocabulaire permettent de rechercher un vocabulaire ou une version donnée d'un Vocabulaire sur des critères déterminés.</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42</text:p>
          </table:table-cell>
          <table:table-cell table:style-name="ce123" office:value-type="string">
            <text:p>Le Système est capable de générer automatiquement les Relations réciproques (TG ↔ TS, TA ↔ TA, EM ↔ EP) et/ou d'alerter en cas de relation réciproque absent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43</text:p>
          </table:table-cell>
          <table:table-cell table:style-name="ce123" office:value-type="string">
            <text:p>Chaque Concept/Terme peut être associé à un ou plusieurs Regroupements de concepts. Les Regroupements sont étiquetés (ConceptGroupLabel).</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44</text:p>
          </table:table-cell>
          <table:table-cell table:style-name="ce123" office:value-type="string">
            <text:p>Le Système permet de définir des regroupements de concepts.</text:p>
          </table:table-cell>
          <table:table-cell table:style-name="ce129" office:value-type="string">
            <text:p>CDC 7.2.1 ; 7.3.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45</text:p>
          </table:table-cell>
          <table:table-cell table:style-name="ce123" office:value-type="string">
            <text:p>Le Système permet d'établir une Relation entre deux Concepts ou Termes déjà présents dans le Vocabulaire par sélection, plutôt que par ressaisi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46</text:p>
          </table:table-cell>
          <table:table-cell table:style-name="ce124" office:value-type="string">
            <text:p>Le Référentiel terminologique constitue la somme des Vocabulaires existants. Il est totalement synchronisé avec les Vocabulaires de domaine dont il reflète en temps réel les évolutions.</text:p>
          </table:table-cell>
          <table:table-cell table:style-name="ce124" office:value-type="string">
            <text:p>CDC 7.3.1</text:p>
          </table:table-cell>
          <table:table-cell table:style-name="ce133" office:value-type="string">
            <text:p>+++</text:p>
          </table:table-cell>
          <table:table-cell table:style-name="ce129" table:number-columns-repeated="10"/>
        </table:table-row>
        <table:table-row table:style-name="ro49">
          <table:table-cell/>
          <table:table-cell table:style-name="ce117" office:value-type="string">
            <text:p>EF047</text:p>
          </table:table-cell>
          <table:table-cell table:style-name="ce123" office:value-type="string">
            <text:p>Le Système permet de regrouper des Termes dans des Tableaux. Les Tableaux sont étiquetés (NodeLabel). </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048</text:p>
          </table:table-cell>
          <table:table-cell table:style-name="ce123" office:value-type="string">
            <text:p>Toutes les modifications apportées aux données sont mémorisées par le Système et peuvent être exploitées par les Administrateurs. </text:p>
            <text:p>Le Système conserve la trace des Entités supprimées.</text:p>
          </table:table-cell>
          <table:table-cell table:style-name="ce129" office:value-type="string">
            <text:p>CDC 7.1.1 ; 7.2.1 ; 7.3.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49</text:p>
          </table:table-cell>
          <table:table-cell table:style-name="ce123" office:value-type="string">
            <text:p>Le Système permet le traitement d'enregistrements par lots (modifications ou ajouts en série par exempl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50</text:p>
          </table:table-cell>
          <table:table-cell table:style-name="ce123" office:value-type="string">
            <text:p>Le Terme de tête d'un Concept est déduit automatiquement.</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51</text:p>
          </table:table-cell>
          <table:table-cell table:style-name="ce123" office:value-type="string">
            <text:p>Le Système est capable de gérer plusieurs versions d'un même Vocabulaire. </text:p>
            <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52</text:p>
          </table:table-cell>
          <table:table-cell table:style-name="ce123" office:value-type="string">
            <text:p>Le Système permet de gérer les Vocabulaires en respectant les principes du « web des données »</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53</text:p>
          </table:table-cell>
          <table:table-cell table:style-name="ce123" office:value-type="string">
            <text:p>Les Usagers disposent d'un accès unique et cohérent à l'ensemble des Ressources terminologiques produites par le ministère, grâce au Registre des vocabulaires et au Référentiel terminologique.</text:p>
          </table:table-cell>
          <table:table-cell table:style-name="ce129" office:value-type="string">
            <text:p>CDC 6.6</text:p>
          </table:table-cell>
          <table:table-cell table:style-name="ce132" office:value-type="string">
            <text:p>+++</text:p>
          </table:table-cell>
          <table:table-cell table:style-name="ce129" table:number-columns-repeated="10"/>
        </table:table-row>
        <table:table-row table:style-name="ro82">
          <table:table-cell/>
          <table:table-cell table:style-name="ce118" office:value-type="string">
            <text:p>EF054</text:p>
          </table:table-cell>
          <table:table-cell table:style-name="ce124" office:value-type="string">
            <text:p>La plate-forme de mise à disposition exploite l'ensemble des éditions réalisées dans l'outil de gestion.</text:p>
            <text:p>Le Système permet à l'utilisateur de visualiser l'environnement sémantique complet d'un Concept ou d'un Terme (termes équivalents, préférentiels ou non préférentiels, y compris les équivalents linguistiques dans le cas d'un Thésaurus multilingue, génériques, spécifiques, associés, notes ...).</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82">
          <table:table-cell/>
          <table:table-cell table:style-name="ce118" office:value-type="string">
            <text:p>EF055</text:p>
          </table:table-cell>
          <table:table-cell table:style-name="ce124" office:value-type="string">
            <text:p>Il est possible d'afficher une page de présentation des Ressources terminologiques du Ministère, avec des liens vers des ressources complémentaires.</text:p>
            <text:p>Il est possible d'afficher une page de présentation par Domaine / Vocabulaire, avec des liens vers des ressources complémentaire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61">
          <table:table-cell/>
          <table:table-cell table:style-name="ce118" office:value-type="string">
            <text:p>EF056</text:p>
          </table:table-cell>
          <table:table-cell table:style-name="ce124" office:value-type="string">
            <text:p>L’Usager a accès aux URI des Ressources terminologiques.</text:p>
            <text:p>Il peut accéder aux données brutes (code XML) d'une Ressource.</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49">
          <table:table-cell/>
          <table:table-cell table:style-name="ce117" office:value-type="string">
            <text:p>EF057</text:p>
          </table:table-cell>
          <table:table-cell table:style-name="ce123" office:value-type="string">
            <text:p>Les Applications clientes ont accès à des services prédéfinis leur permettant d'exploiter les vocabulaires.</text:p>
          </table:table-cell>
          <table:table-cell table:style-name="ce129" office:value-type="string">
            <text:p>CDC 7.4.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58</text:p>
          </table:table-cell>
          <table:table-cell table:style-name="ce123" office:value-type="string">
            <text:p>Tous les hyperliens sont des URI pérennes.</text:p>
          </table:table-cell>
          <table:table-cell table:style-name="ce129" office:value-type="string">
            <text:p>CDC 7.4.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59</text:p>
          </table:table-cell>
          <table:table-cell table:style-name="ce123" office:value-type="string">
            <text:p>Les services de mise à disposition des Ressources terminologiques pour les Applications s'appuient sur les Identifiants uniques de préférence aux libellés des Entités.</text:p>
          </table:table-cell>
          <table:table-cell table:style-name="ce129" office:value-type="string">
            <text:p>CDC 7.4.1</text:p>
          </table:table-cell>
          <table:table-cell table:style-name="ce132" office:value-type="string">
            <text:p>+++</text:p>
          </table:table-cell>
          <table:table-cell table:style-name="ce129" table:number-columns-repeated="10"/>
        </table:table-row>
        <table:table-row table:style-name="ro49">
          <table:table-cell/>
          <table:table-cell table:style-name="ce118" office:value-type="string">
            <text:p>EF060</text:p>
          </table:table-cell>
          <table:table-cell table:style-name="ce124" office:value-type="string">
            <text:p>Le Système permet à tout moment l'impression de la page active (version imprimable de la page web).</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82">
          <table:table-cell/>
          <table:table-cell table:style-name="ce118" office:value-type="string">
            <text:p>EF061</text:p>
          </table:table-cell>
          <table:table-cell table:style-name="ce124" office:value-type="string">
            <text:p>La plate-forme de mise à disposition offre des fonctionnalités de recherche avancée :</text:p>
            <text:p>- recherche de Concepts/Termes contenant un mot, une combinaison de mots, une chaîne de caractères,</text:p>
            <text:p>- recherche d'un Concept/Terme par son identifiant,</text:p>
            <text:p>- recherche sur une langue ou sur plusieurs langue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61">
          <table:table-cell/>
          <table:table-cell table:style-name="ce118" office:value-type="string">
            <text:p>EF062</text:p>
          </table:table-cell>
          <table:table-cell table:style-name="ce124" office:value-type="string">
            <text:p>La plate-forme de mise à disposition est dotée d'un outil statistique <text:s/>permettant de suivre les taux de consultation et de téléchargement des vocabulaire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61">
          <table:table-cell/>
          <table:table-cell table:style-name="ce118" office:value-type="string">
            <text:p>EF063</text:p>
          </table:table-cell>
          <table:table-cell table:style-name="ce124" office:value-type="string">
            <text:p>Les usagers à l'origine d'une Demande d'évolution peuvent suivre l'état de leur demande : objet de la demande, date de prise en compte, traitement réalisé (Journal des demandes).</text:p>
          </table:table-cell>
          <table:table-cell table:style-name="ce124" office:value-type="string">
            <text:p>CDC 6.2 ; 7.4.1</text:p>
          </table:table-cell>
          <table:table-cell table:style-name="ce133" office:value-type="string">
            <text:p>++</text:p>
          </table:table-cell>
          <table:table-cell table:style-name="ce129" table:number-columns-repeated="10"/>
        </table:table-row>
        <table:table-row table:style-name="ro83">
          <table:table-cell/>
          <table:table-cell table:style-name="ce118" office:value-type="string">
            <text:p>EF064</text:p>
          </table:table-cell>
          <table:table-cell table:style-name="ce124" office:value-type="string">
            <text:p>Les Ressources terminologiques sont mises en ligne en respectant les principes du «  web des données  » :</text:p>
            <text:p>- identifier les «  choses  » par des URI,</text:p>
            <text:p>- utiliser des URI HTTP pour accéder aux ressources,</text:p>
            <text:p>- permettre l'accès aux données par les personnes et par les machines, en utilisant les standards RDF et SPARQL,</text:p>
            <text:p>- inclure des liens vers d'autres URI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49">
          <table:table-cell/>
          <table:table-cell table:style-name="ce117" office:value-type="string">
            <text:p>EF065</text:p>
          </table:table-cell>
          <table:table-cell table:style-name="ce123" office:value-type="string">
            <text:p>Un Fil d'Ariane facilite la navigation dans l'outil de gestion et sur la plate-forme de diffusion.</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66</text:p>
          </table:table-cell>
          <table:table-cell table:style-name="ce123" office:value-type="string">
            <text:p>L'utilisateur a accès à une aide contextuelle</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67</text:p>
          </table:table-cell>
          <table:table-cell table:style-name="ce123" office:value-type="string">
            <text:p>L'utilisateur dispose d'une aide en ligne. </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68</text:p>
          </table:table-cell>
          <table:table-cell table:style-name="ce123" office:value-type="string">
            <text:p>Le Système assiste l'Utilisateur pour toute tâche de saisie et de recherche en proposant les listes de valeurs correspondant à la chaîne de caractères saisie.</text:p>
          </table:table-cell>
          <table:table-cell table:style-name="ce129" office:value-type="string">
            <text:p>CDC 7.1.1 ; 7.2.1 ; 7.4.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69</text:p>
          </table:table-cell>
          <table:table-cell table:style-name="ce123" office:value-type="string">
            <text:p>L'utilisateur peut choisir la casse des caractères et la modifier à volonté.</text:p>
          </table:table-cell>
          <table:table-cell table:style-name="ce129" office:value-type="string">
            <text:p>CDC 7.1.1 ; 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70</text:p>
          </table:table-cell>
          <table:table-cell table:style-name="ce123" office:value-type="string">
            <text:p>Le Système permet des copies et des déplacements faciles d'Entités ou de groupes d'Entités par copier-coller, couper-coller ou glisser-déposer.</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1</text:p>
          </table:table-cell>
          <table:table-cell table:style-name="ce123" office:value-type="string">
            <text:p>Le Système intègre un correcteur orthographique de la langue française.</text:p>
          </table:table-cell>
          <table:table-cell table:style-name="ce129" office:value-type="string">
            <text:p>CDC 7.2.1</text:p>
          </table:table-cell>
          <table:table-cell table:style-name="ce132" office:value-type="string">
            <text:p>+ </text:p>
          </table:table-cell>
          <table:table-cell table:style-name="ce129" table:number-columns-repeated="10"/>
        </table:table-row>
        <table:table-row table:style-name="ro83">
          <table:table-cell/>
          <table:table-cell table:style-name="ce117" office:value-type="string">
            <text:p>EF072</text:p>
          </table:table-cell>
          <table:table-cell table:style-name="ce123" office:value-type="string">
            <text:p>Dans toutes les phases de gestion d'un Vocabulaire (création, modification, consultation), le Système permet à l'utilisateur de visualiser simultanément l'environnement sémantique complet d'un Concept ou d'un Terme (termes équivalents, préférentiels ou non préférentiels, y compris les équivalents linguistiques dans le cas d'un Thésaurus multilingue, génériques, spécifiques, associés, notes …) et son positionnement dans une liste alphabétique ou hiérarchiqu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073</text:p>
          </table:table-cell>
          <table:table-cell table:style-name="ce123" office:value-type="string">
            <text:p>Les Vocabulaires sont édités (édition à l'écran, édition dans un fichier ou impression) sous leur forme complète, incluant l'ensemble des termes, des relations, des notes d'application et des regroupements (regroupements thématiques, relais virtuel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4</text:p>
          </table:table-cell>
          <table:table-cell table:style-name="ce123" office:value-type="string">
            <text:p>L'Utilisateur dispose de différents modes d'interaction avec l'application</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5</text:p>
          </table:table-cell>
          <table:table-cell table:style-name="ce123" office:value-type="string">
            <text:p>La langue d'interface de l'application est le français.</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6</text:p>
          </table:table-cell>
          <table:table-cell table:style-name="ce123" office:value-type="string">
            <text:p>Les étiquettes des zones de saisie, les codes des relations sont en français ou peuvent être paramétrés en français.</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7</text:p>
          </table:table-cell>
          <table:table-cell table:style-name="ce123" office:value-type="string">
            <text:p>L'Utilisateur est assisté dans ses tâches par différents types de messages en français, clairs et explicites.</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78</text:p>
          </table:table-cell>
          <table:table-cell table:style-name="ce123" office:value-type="string">
            <text:p>Lors de l'affichage du Vocabulaire, le Système met en évidence les dernières modifications.</text:p>
          </table:table-cell>
          <table:table-cell table:style-name="ce129" office:value-type="string">
            <text:p>CDC 7.2.1</text:p>
          </table:table-cell>
          <table:table-cell table:style-name="ce132" office:value-type="string">
            <text:p>+ </text:p>
          </table:table-cell>
          <table:table-cell table:style-name="ce129" table:number-columns-repeated="10"/>
        </table:table-row>
        <table:table-row table:style-name="ro49">
          <table:table-cell/>
          <table:table-cell table:style-name="ce117" office:value-type="string">
            <text:p>EF079</text:p>
          </table:table-cell>
          <table:table-cell table:style-name="ce123" office:value-type="string">
            <text:p>L'utilisateur peut ouvrir simultanément plusieurs fenêtres lorsqu'il édite simultanément plusieurs Vocabulaires. </text:p>
          </table:table-cell>
          <table:table-cell table:style-name="ce129" office:value-type="string">
            <text:p>CDC 6.8</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80</text:p>
          </table:table-cell>
          <table:table-cell table:style-name="ce123" office:value-type="string">
            <text:p>Il est possible de passer d'un Concept / Terme aux Concepts génériques, spécifiques ou associés en suivant des hyperliens. </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81</text:p>
          </table:table-cell>
          <table:table-cell table:style-name="ce123" office:value-type="string">
            <text:p>Le Système permet d'établir une Relation entre deux Concepts ou Termes déjà présents dans le Vocabulaire par sélection, plutôt que par ressaisi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82</text:p>
          </table:table-cell>
          <table:table-cell table:style-name="ce124" office:value-type="string">
            <text:p>La plate-forme de mise à disposition évolue pour respecter les contraintes d'accessibilité définies dans le Référentiel général d’accessibilité des Administrations pour les sites public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37">
          <table:table-cell/>
          <table:table-cell table:style-name="ce117" office:value-type="string">
            <text:p>EF084</text:p>
          </table:table-cell>
          <table:table-cell table:style-name="ce123" office:value-type="string">
            <text:p>La présentation générale de l'arborescence d'un Vocabulaire doit pouvoir se limiter aux Concepts de tête.</text:p>
            <text:p>Il est possible de plier / déplier les niveaux de l'arborescence.</text:p>
            <text:p>Il est possible de plier / déplier toute l'arborescence en une fois.</text:p>
          </table:table-cell>
          <table:table-cell table:style-name="ce129" office:value-type="string">
            <text:p>CDC 7.4.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86</text:p>
          </table:table-cell>
          <table:table-cell table:style-name="ce123" office:value-type="string">
            <text:p>L'interface de consultation publique des ressources terminologiques respecte les préconisations de la Charte ergonomique des sites Internet publics.</text:p>
          </table:table-cell>
          <table:table-cell table:style-name="ce129" office:value-type="string">
            <text:p>CDC 6.9</text:p>
          </table:table-cell>
          <table:table-cell table:style-name="ce132" office:value-type="string">
            <text:p>+++</text:p>
          </table:table-cell>
          <table:table-cell table:style-name="ce129" table:number-columns-repeated="10"/>
        </table:table-row>
        <table:table-row table:style-name="ro61">
          <table:table-cell/>
          <table:table-cell table:style-name="ce118" office:value-type="string">
            <text:p>EF087</text:p>
          </table:table-cell>
          <table:table-cell table:style-name="ce124" office:value-type="string">
            <text:p>Le Système permet d'offrir une information cohérente et centralisée sur les Ressources terminologiques et leurs évolution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49">
          <table:table-cell/>
          <table:table-cell table:style-name="ce118" office:value-type="string">
            <text:p>EF088</text:p>
          </table:table-cell>
          <table:table-cell table:style-name="ce124" office:value-type="string">
            <text:p>Le Système permet un affichage différencié des Termes préférentiels et des Termes non préférentiels.</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61">
          <table:table-cell/>
          <table:table-cell table:style-name="ce118" office:value-type="string">
            <text:p>EF089</text:p>
          </table:table-cell>
          <table:table-cell table:style-name="ce124" office:value-type="string">
            <text:p>Il est possible de passer d'un Concept / Terme aux Concepts génériques, spécifiques ou associés en suivant des hyperliens. </text:p>
          </table:table-cell>
          <table:table-cell table:style-name="ce130" office:value-type="string">
            <text:p>CDC 7.4.1</text:p>
          </table:table-cell>
          <table:table-cell table:style-name="ce134" office:value-type="string">
            <text:p>+++</text:p>
          </table:table-cell>
          <table:table-cell table:style-name="ce129" table:number-columns-repeated="10"/>
        </table:table-row>
        <table:table-row table:style-name="ro49">
          <table:table-cell/>
          <table:table-cell table:style-name="ce117" office:value-type="string">
            <text:p>EF090</text:p>
          </table:table-cell>
          <table:table-cell table:style-name="ce123" office:value-type="string">
            <text:p>Il est possible de basculer d'un type de présentation (alphabétique, hiérarchique, systématique) à un autre.</text:p>
          </table:table-cell>
          <table:table-cell table:style-name="ce129" office:value-type="string">
            <text:p>CDC 7.4.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91</text:p>
          </table:table-cell>
          <table:table-cell table:style-name="ce123" office:value-type="string">
            <text:p>La charte graphique, les codes couleurs, les polices de caractères de l'application de gestion et de la plate-forme de diffusion font l'objet d'une validation sur le plan des contrastes et des principes fondamentaux d'accessibilité.</text:p>
          </table:table-cell>
          <table:table-cell table:style-name="ce129" office:value-type="string">
            <text:p>CDC 6.9</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92</text:p>
          </table:table-cell>
          <table:table-cell table:style-name="ce123" office:value-type="string">
            <text:p>Il n'y a pas nécessairement d'alignement entre les langu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93</text:p>
          </table:table-cell>
          <table:table-cell table:style-name="ce123" office:value-type="string">
            <text:p>Il est possible d'associer un attribut de langue par Terme, qu'il soit préférentiel ou non préférentiel.</text:p>
            <text:p>Il est possible de gérer un attribut de langue pour les attributs personnalisables et les Not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94</text:p>
          </table:table-cell>
          <table:table-cell table:style-name="ce123" office:value-type="string">
            <text:p>L'utilisateur peut basculer de l'affichage dans une langue vers une autre langu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95</text:p>
          </table:table-cell>
          <table:table-cell table:style-name="ce123" office:value-type="string">
            <text:p>L'attribut de langue est utilisé dans la comparaison de termes : le terme « village » en français est différent du terme « village » en anglai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96</text:p>
          </table:table-cell>
          <table:table-cell table:style-name="ce123" office:value-type="string">
            <text:p>Le nombre de langues prises en charge n'est pas limité.</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97</text:p>
          </table:table-cell>
          <table:table-cell table:style-name="ce123" office:value-type="string">
            <text:p>Il est possible de gérer une relation d'équivalence entre des Termes préférentiels de langue différente représentant le même Concept.</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098</text:p>
          </table:table-cell>
          <table:table-cell table:style-name="ce123" office:value-type="string">
            <text:p>Il n'y a pas de prédominance d'une langue sur les autr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099</text:p>
          </table:table-cell>
          <table:table-cell table:style-name="ce123" office:value-type="string">
            <text:p>Il est possible de saisir plusieurs versions linguistiques d'une même Fiche descriptive de Vocabulaire, avec le même Identifiant de vocabulaire.</text:p>
          </table:table-cell>
          <table:table-cell table:style-name="ce129" office:value-type="string">
            <text:p>CDC 7.1.1</text:p>
          </table:table-cell>
          <table:table-cell table:style-name="ce132" office:value-type="string">
            <text:p>+ </text:p>
          </table:table-cell>
          <table:table-cell table:style-name="ce129" table:number-columns-repeated="10"/>
        </table:table-row>
        <table:table-row table:style-name="ro37">
          <table:table-cell/>
          <table:table-cell table:style-name="ce117" office:value-type="string">
            <text:p>EF100</text:p>
          </table:table-cell>
          <table:table-cell table:style-name="ce123" office:value-type="string">
            <text:p>Les Administrateurs peuvent à tout moment modifier la définition d'un profil, créer ou supprimer des Utilisateurs, modifier le profil d'un Utilisateur. </text:p>
            <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01</text:p>
          </table:table-cell>
          <table:table-cell table:style-name="ce123" office:value-type="string">
            <text:p>Le Système permet à plusieurs Utilisateurs d'intervenir sur le contenu d'un Vocabulaire ou du Référentiel terminologique. </text:p>
          </table:table-cell>
          <table:table-cell table:style-name="ce129" office:value-type="string">
            <text:p>CDC 7.2.1 ; 7.3.1</text:p>
          </table:table-cell>
          <table:table-cell table:style-name="ce132" office:value-type="string">
            <text:p>+++</text:p>
          </table:table-cell>
          <table:table-cell table:style-name="ce129" table:number-columns-repeated="10"/>
        </table:table-row>
        <table:table-row table:style-name="ro49">
          <table:table-cell/>
          <table:table-cell table:style-name="ce118" office:value-type="string">
            <text:p>EF102</text:p>
          </table:table-cell>
          <table:table-cell table:style-name="ce124" office:value-type="string">
            <text:p>Le Système permet la création de fils de discussions (palier 2).</text:p>
          </table:table-cell>
          <table:table-cell table:style-name="ce124" office:value-type="string">
            <text:p>CDC 7.2.1 ; 7.3.1</text:p>
          </table:table-cell>
          <table:table-cell table:style-name="ce133" office:value-type="string">
            <text:p>++</text:p>
          </table:table-cell>
          <table:table-cell table:style-name="ce129" table:number-columns-repeated="10"/>
        </table:table-row>
        <table:table-row table:style-name="ro49">
          <table:table-cell/>
          <table:table-cell table:style-name="ce117" office:value-type="string">
            <text:p>EF103</text:p>
          </table:table-cell>
          <table:table-cell table:style-name="ce123" office:value-type="string">
            <text:p>Le passage de la production d'un Vocabulaire à son édition et à sa publication s'opère sans ressaisie ni rupture de flux.</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04</text:p>
          </table:table-cell>
          <table:table-cell table:style-name="ce123" office:value-type="string">
            <text:p>La gestion fine des profils d'utilisateurs permet de mettre en œuvre des règles de gouvernance précises sur les Ressources terminologiques.</text:p>
          </table:table-cell>
          <table:table-cell table:style-name="ce129" office:value-type="string">
            <text:p>CDC 6.2</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05</text:p>
          </table:table-cell>
          <table:table-cell table:style-name="ce123" office:value-type="string">
            <text:p>Il est toujours possible d'annuler les dernières opérations réalisées jusqu'au retour au dernier état sauvegardé (rollback).</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07</text:p>
          </table:table-cell>
          <table:table-cell table:style-name="ce123" office:value-type="string">
            <text:p>Le Système vérifie la validité de la cible des hyperliens internes, il signale les liens morts et les redirections sur les hyperliens vers des ressources extern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108</text:p>
          </table:table-cell>
          <table:table-cell table:style-name="ce123" office:value-type="string">
            <text:p>Les dates (saisie, modification, validation) sont générées automatiquement par le système.</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109</text:p>
          </table:table-cell>
          <table:table-cell table:style-name="ce123" office:value-type="string">
            <text:p>Le Système permet d'ajouter, de modifier ou de supprimer des caractères dans une zone de saisie, sans avoir besoin de ressaisir la totalité du champ. </text:p>
            <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110</text:p>
          </table:table-cell>
          <table:table-cell table:style-name="ce123" office:value-type="string">
            <text:p>Dans les éditions, les Termes frères sont triés par ordre alphabétique</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111</text:p>
          </table:table-cell>
          <table:table-cell table:style-name="ce123" office:value-type="string">
            <text:p>Les exports XML sont conformes au schéma XML préconisé dans la norme ISO 25964-1:2011 (XML Schema for data exchange), au format SKOS et au format TBX. </text:p>
            <text:p>Les exports HTML sont conformes au standard XHTML 1.0 Strict (recommandation du RGI).</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84">
          <table:table-cell/>
          <table:table-cell table:style-name="ce117" office:value-type="string">
            <text:p>EF112</text:p>
          </table:table-cell>
          <table:table-cell table:style-name="ce123" office:value-type="string">
            <text:p>Le Système permet l'import de données dans des formats et modèles de représentation standards (CSV, XML, SKOS). </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13</text:p>
          </table:table-cell>
          <table:table-cell table:style-name="ce123" office:value-type="string">
            <text:p>Le Système permet la mise à disposition des vocabulaires dans de multiples formats en vue de leur exploitation par les Usagers et les Applications.</text:p>
          </table:table-cell>
          <table:table-cell table:style-name="ce129" office:value-type="string">
            <text:p>CDC 7.2.1 ; 7.4.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114</text:p>
          </table:table-cell>
          <table:table-cell table:style-name="ce123" office:value-type="string">
            <text:p>Les langues sont exprimées au moyen d'un code conformément à la norme ISO 639. </text:p>
          </table:table-cell>
          <table:table-cell table:style-name="ce129" office:value-type="string">
            <text:p>CDC 7.1.1 ; 7.2.1</text:p>
          </table:table-cell>
          <table:table-cell table:style-name="ce132" office:value-type="string">
            <text:p>+++</text:p>
          </table:table-cell>
          <table:table-cell table:style-name="ce129" table:number-columns-repeated="10"/>
        </table:table-row>
        <table:table-row table:style-name="ro61">
          <table:table-cell/>
          <table:table-cell table:style-name="ce117" office:value-type="string">
            <text:p>EF115</text:p>
          </table:table-cell>
          <table:table-cell table:style-name="ce123" office:value-type="string">
            <text:p>Le Système est capable de gérer simultanément plusieurs Vocabulaires. Ces vocabulaires peuvent être de différents types : liste simple, liste structurée, terminologie, thésauru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116</text:p>
          </table:table-cell>
          <table:table-cell table:style-name="ce123" office:value-type="string">
            <text:p>Il n'y a pas de limitation du nombre de Concepts et de Termes d'un vocabulaire, du nombre de Regroupements, Notes, Attributs personnalisables ni du nombre de Relations. Il n'y a pas de limitation de longueur pour les libellés de Concepts ou de Termes, les valeurs d'attributs, les textes des Notes.</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37">
          <table:table-cell/>
          <table:table-cell table:style-name="ce117" office:value-type="string">
            <text:p>EF117</text:p>
          </table:table-cell>
          <table:table-cell table:style-name="ce123" office:value-type="string">
            <text:p>Pour chaque Vocabulaire, il est possible de paramétrer le type de hiérarchie (mono – ou polyhiérarchie), les types de Relations hiérarchiques, associatives et d'équivalence, les Entités personnalisables (attributs de Concept, attributs de Terme, type de Note) conformément à la norme ISO 25964-1:2011.</text:p>
          </table:table-cell>
          <table:table-cell table:style-name="ce129" office:value-type="string">
            <text:p>CDC 7.2.1</text:p>
          </table:table-cell>
          <table:table-cell table:style-name="ce132" office:value-type="string">
            <text:p>+++</text:p>
          </table:table-cell>
          <table:table-cell table:style-name="ce129" table:number-columns-repeated="10"/>
        </table:table-row>
        <table:table-row table:style-name="ro49">
          <table:table-cell/>
          <table:table-cell table:style-name="ce117" office:value-type="string">
            <text:p>EF118</text:p>
          </table:table-cell>
          <table:table-cell table:style-name="ce123" office:value-type="string">
            <text:p>Le schéma d'identification est paramétrable.</text:p>
          </table:table-cell>
          <table:table-cell table:style-name="ce129" office:value-type="string">
            <text:p>CDC 7.1.1</text:p>
          </table:table-cell>
          <table:table-cell table:style-name="ce132" office:value-type="string">
            <text:p>++</text:p>
          </table:table-cell>
          <table:table-cell table:style-name="ce129" table:number-columns-repeated="10"/>
        </table:table-row>
        <table:table-row table:style-name="ro59" table:number-rows-repeated="32">
          <table:table-cell/>
          <table:table-cell table:style-name="Default"/>
          <table:table-cell table:style-name="ce125"/>
          <table:table-cell table:number-columns-repeated="12"/>
        </table:table-row>
        <table:table-row table:style-name="ro48" table:number-rows-repeated="5">
          <table:table-cell/>
          <table:table-cell table:style-name="ce119"/>
          <table:table-cell table:style-name="ce126"/>
          <table:table-cell table:style-name="ce119"/>
          <table:table-cell table:style-name="ce135"/>
          <table:table-cell table:style-name="ce119" table:number-columns-repeated="6"/>
          <table:table-cell table:number-columns-repeated="4"/>
        </table:table-row>
        <table:table-row table:style-name="ro48" table:number-rows-repeated="45">
          <table:table-cell/>
          <table:table-cell table:style-name="ce119"/>
          <table:table-cell table:number-columns-repeated="13"/>
        </table:table-row>
        <table:table-row table:style-name="ro85" table:number-rows-repeated="65330">
          <table:table-cell table:number-columns-repeated="15"/>
        </table:table-row>
        <table:table-row table:style-name="ro85" table:number-rows-repeated="5">
          <table:table-cell/>
          <table:table-cell table:style-name="Default"/>
          <table:table-cell table:style-name="ce125"/>
          <table:table-cell table:number-columns-repeated="12"/>
        </table:table-row>
        <table:table-row table:style-name="ro85">
          <table:table-cell/>
          <table:table-cell table:style-name="Default"/>
          <table:table-cell table:style-name="ce125"/>
          <table:table-cell table:number-columns-repeated="12"/>
        </table:table-row>
      </table:table>
      <table:table table:name="ExigencesTechniques" table:style-name="ta1">
        <table:table-column table:style-name="co1" table:default-cell-style-name="Default"/>
        <table:table-column table:style-name="co18" table:default-cell-style-name="ce139"/>
        <table:table-column table:style-name="co19" table:default-cell-style-name="ce142"/>
        <table:table-column table:style-name="co19" table:default-cell-style-name="ce159"/>
        <table:table-column table:style-name="co20" table:default-cell-style-name="ce163"/>
        <table:table-column table:style-name="co11" table:number-columns-repeated="1015" table:default-cell-style-name="Default"/>
        <table:table-row table:style-name="ro59">
          <table:table-cell/>
          <table:table-cell table:style-name="Default" table:number-columns-repeated="4"/>
          <table:table-cell table:number-columns-repeated="1015"/>
        </table:table-row>
        <table:table-row table:style-name="ro50">
          <table:table-cell table:style-name="ce137"/>
          <table:table-cell table:style-name="ce131" office:value-type="string">
            <text:p>#E</text:p>
          </table:table-cell>
          <table:table-cell table:style-name="ce131" office:value-type="string">
            <text:p>Exigence principale</text:p>
          </table:table-cell>
          <table:table-cell table:style-name="ce131" office:value-type="string">
            <text:p>Références du DCE</text:p>
          </table:table-cell>
          <table:table-cell table:style-name="ce131" office:value-type="string">
            <text:p>Priorité </text:p>
          </table:table-cell>
          <table:table-cell table:style-name="ce137" table:number-columns-repeated="1015"/>
        </table:table-row>
        <table:table-row table:style-name="ro59">
          <table:table-cell/>
          <table:table-cell table:style-name="ce138"/>
          <table:table-cell table:style-name="ce141" table:number-columns-repeated="2"/>
          <table:table-cell table:style-name="ce160"/>
          <table:table-cell table:number-columns-repeated="1015"/>
        </table:table-row>
        <table:table-row table:style-name="ro86">
          <table:table-cell/>
          <table:table-cell office:value-type="string">
            <text:p>ET200</text:p>
          </table:table-cell>
          <table:table-cell office:value-type="string">
            <text:p><text:span text:style-name="T13">L'application doit être développée avec une répartition applicative de type n- tiers distincts.</text:span></text:p>
            <text:p><text:span text:style-name="T13">1. Le poste client affiche et exécute les traitements locaux ( contrôle de surface, mise en</text:span></text:p>
            <text:p><text:span text:style-name="T13">forme pour présentation – interpréteur WEB )</text:span></text:p>
            <text:p><text:span text:style-name="T14"/></text:p>
            <text:p><text:span text:style-name="T13">2. Le serveur applicatif réalise les traitements métiers, la génération de contenu et les interfaces avec la persistance.</text:span></text:p>
            <text:p><text:span text:style-name="T13">3. Le serveur de base de donnée traite les actions autour de la persistance ( CRUD – Création , Suppression, Modification )</text:span></text:p>
          </table:table-cell>
          <table:table-cell table:style-name="ce146" office:value-type="string">
            <text:p>Clauses_Techniques_communes-1.3 paragraphe 4.2</text:p>
          </table:table-cell>
          <table:table-cell table:style-name="ce161"/>
          <table:table-cell table:number-columns-repeated="1015"/>
        </table:table-row>
        <table:table-row table:style-name="ro87">
          <table:table-cell/>
          <table:table-cell office:value-type="string">
            <text:p>ET201</text:p>
          </table:table-cell>
          <table:table-cell office:value-type="string">
            <text:p><text:span text:style-name="T14">Contraintes associées à la couche de médiation:</text:span></text:p>
            <text:p><text:span text:style-name="T14"/></text:p>
            <text:p><text:span text:style-name="T14">Chaque service doit être configurable avec un simple paramétrage afin d'éviter tout </text:span><text:span text:style-name="T15">développement.</text:span></text:p>
            <text:p><text:span text:style-name="T15"/></text:p>
            <text:p><text:span text:style-name="T16">Invocation des services</text:span><text:span text:style-name="T17">: la solution doit respecter les standards WSIF et SCA.</text:span></text:p>
            <text:p><text:span text:style-name="T17"/></text:p>
            <text:p><text:span text:style-name="T18">-</text:span><text:span text:style-name="T16">Fiabilité des échanges</text:span><text:span text:style-name="T17">: l'acheminement des messages XML doit se faire de manière </text:span><text:span text:style-name="T19">indépendante du protocole de <text:s/>transport sous-jacent et en particulier HTTP (non </text:span><text:span text:style-name="T17">fiable) </text:span><text:span text:style-name="T18">⇒ </text:span><text:span text:style-name="T17">se baser sur le standard WS-Reliable Exchange (OASIS).</text:span></text:p>
            <text:p><text:span text:style-name="T17"/></text:p>
            <text:p><text:span text:style-name="T18">-</text:span><text:span text:style-name="T16">Asynchronisme</text:span><text:span text:style-name="T17">: utiliser l'asynchronisme des échanges </text:span><text:span text:style-name="T19">avec les standards: WS-Eventing et WS-Addressing (W3C).</text:span></text:p>
            <text:p><text:span text:style-name="T18"/></text:p>
            <text:p><text:span text:style-name="T18">-</text:span><text:span text:style-name="T16">Sécurité des échanges: </text:span><text:span text:style-name="T17">les messages XML doivent être sécurisés grâce au standard </text:span><text:span text:style-name="T19">WS-Security (OASIS) qui permet de définir: les authentification, les signatures et les</text:span></text:p>
            <text:p><text:span text:style-name="T19">chiffrement des données.</text:span></text:p>
            <text:p><text:span text:style-name="T19"/></text:p>
            <text:p><text:span text:style-name="T18">-</text:span><text:span text:style-name="T16">Routage: </text:span><text:span text:style-name="T17">à partir d'une adresse virtuelle d'un service et de son nom logique, la </text:span><text:span text:style-name="T19">solution doit être en mesure de déterminer l'adresse physique du service ainsi que son</text:span></text:p>
            <text:p><text:span text:style-name="T19">nom physique.</text:span></text:p>
            <text:p><text:span text:style-name="T18"/></text:p>
            <text:p><text:span text:style-name="T18">-</text:span><text:span text:style-name="T16">Journalisation: </text:span><text:span text:style-name="T17">il faut pouvoir tracer les échanges entre les systèmes participant à la communication grâce à un standard de journalisation: </text:span><text:span text:style-name="T16">XML CBE</text:span><text:span text:style-name="T20"> </text:span><text:span text:style-name="T14">(Common Base </text:span><text:span text:style-name="T15">Event), proposant ainsi une façon unifiée de journalisation des évènements Applicatifs.</text:span></text:p>
          </table:table-cell>
          <table:table-cell table:style-name="ce146" office:value-type="string">
            <text:p>Clauses_Techniques_communes-1.3 <text:s/>paragraphe 4.3.5</text:p>
          </table:table-cell>
          <table:table-cell table:style-name="ce161"/>
          <table:table-cell table:number-columns-repeated="1015"/>
        </table:table-row>
        <table:table-row table:style-name="ro88">
          <table:table-cell/>
          <table:table-cell office:value-type="string">
            <text:p>ET202</text:p>
          </table:table-cell>
          <table:table-cell office:value-type="string">
            <text:p>Le système d'exploitation est CentOS 5.5 (virtualisé sous VMWare) ou 6.0</text:p>
          </table:table-cell>
          <table:table-cell table:style-name="ce147" office:value-type="string">
            <text:p>CCTP 4.5</text:p>
            <text:p>Clauses_Techniques_communes-1.3 paragraphe <text:span text:style-name="T15">5.9.4.4</text:span></text:p>
          </table:table-cell>
          <table:table-cell table:style-name="ce161"/>
          <table:table-cell table:number-columns-repeated="1015"/>
        </table:table-row>
        <table:table-row table:style-name="ro89">
          <table:table-cell/>
          <table:table-cell office:value-type="string">
            <text:p>ET203</text:p>
          </table:table-cell>
          <table:table-cell office:value-type="string">
            <text:p><text:span text:style-name="T21">L'application utilise le </text:span><text:span text:style-name="T22">framework </text:span><text:span text:style-name="T14">JAVA (J2EE)</text:span></text:p>
            <text:p><text:span text:style-name="T14">Le choix de la plate forme technologique est J2EE pour la réalisation des applications métiers.</text:span></text:p>
          </table:table-cell>
          <table:table-cell table:style-name="ce148" office:value-type="string">
            <text:p><text:span text:style-name="T39">CCTP 4.2 paragraphe 4.5</text:span></text:p>
            <text:p><text:span text:style-name="T40">Clauses_Techniques_communes-1.3 paragraphe 4.1</text:span></text:p>
          </table:table-cell>
          <table:table-cell table:style-name="ce161"/>
          <table:table-cell table:number-columns-repeated="1015"/>
        </table:table-row>
        <table:table-row table:style-name="ro17">
          <table:table-cell/>
          <table:table-cell office:value-type="string">
            <text:p>ET204</text:p>
          </table:table-cell>
          <table:table-cell office:value-type="string">
            <text:p>L'application de diffusion des vocabulaires intègre la brique fonctionnelle que constitue la plate-forme Thesaurus W,</text:p>
          </table:table-cell>
          <table:table-cell table:style-name="ce147" office:value-type="string">
            <text:p>CCTP paragraphe 4.5</text:p>
          </table:table-cell>
          <table:table-cell table:style-name="ce161"/>
          <table:table-cell table:number-columns-repeated="1015"/>
        </table:table-row>
        <table:table-row table:style-name="ro18">
          <table:table-cell/>
          <table:table-cell office:value-type="string">
            <text:p>ET205</text:p>
          </table:table-cell>
          <table:table-cell office:value-type="string">
            <text:p>L'application de gestion est réalisée de manière à pouvoir être déposée dans une forge, sous une licence du type « logiciel libre et gratuit »</text:p>
          </table:table-cell>
          <table:table-cell table:style-name="ce147" office:value-type="string">
            <text:p>CCTP paragraphe 4.5</text:p>
          </table:table-cell>
          <table:table-cell table:style-name="ce161"/>
          <table:table-cell table:number-columns-repeated="1015"/>
        </table:table-row>
        <table:table-row table:style-name="ro82">
          <table:table-cell/>
          <table:table-cell office:value-type="string">
            <text:p>ET206</text:p>
          </table:table-cell>
          <table:table-cell office:value-type="string">
            <text:p><text:span text:style-name="T23">L'application est développée selon le modèle d'architecture web 3-tiers avec un client léger. L'application ne doit pas nécessiter de module d'extension (</text:span><text:span text:style-name="T24">plug-in</text:span><text:span text:style-name="T23">) au niveau du client (à l'exception d'un module de type </text:span><text:span text:style-name="T24">Flash </text:span><text:span text:style-name="T23">pour la lecture des vidéos).</text:span></text:p>
          </table:table-cell>
          <table:table-cell table:style-name="ce147" office:value-type="string">
            <text:p>CCTP paragraphe 4.2</text:p>
            <text:p>Clauses_Techniques_communes-1.3 paragraphe 5.4</text:p>
          </table:table-cell>
          <table:table-cell table:style-name="ce161"/>
          <table:table-cell table:number-columns-repeated="1015"/>
        </table:table-row>
        <table:table-row table:style-name="ro20">
          <table:table-cell/>
          <table:table-cell office:value-type="string">
            <text:p>ET207</text:p>
          </table:table-cell>
          <table:table-cell office:value-type="string">
            <text:p>La plate-forme devra dissocier la partie production de la partie diffusion. Les services de la toile utilisables par les applications métier devront s'appuyer sur une base de diffusion spécifique pour ne pas interférer avec la diffusion grand public. De même ces services ne doivent pas interférer avec l'application de production.</text:p>
          </table:table-cell>
          <table:table-cell table:style-name="ce149" office:value-type="string">
            <text:p><text:span text:style-name="T6">CCTP paragraphe 4.3</text:span></text:p>
            <text:p>CCTP paragraphe 4.6</text:p>
            <text:p><text:span text:style-name="T3"/></text:p>
          </table:table-cell>
          <table:table-cell table:style-name="ce161" office:value-type="string">
            <text:p>+++</text:p>
          </table:table-cell>
          <table:table-cell table:number-columns-repeated="1015"/>
        </table:table-row>
        <table:table-row table:style-name="ro17">
          <table:table-cell/>
          <table:table-cell office:value-type="string">
            <text:p>ET208</text:p>
          </table:table-cell>
          <table:table-cell office:value-type="string">
            <text:p>respect de standards existants (ex: architecture MVC, utilisation de design patterns pour le codage)</text:p>
          </table:table-cell>
          <table:table-cell table:style-name="ce147" office:value-type="string">
            <text:p>CCTP paragraphe 4.4</text:p>
          </table:table-cell>
          <table:table-cell table:style-name="ce161"/>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17">
          <table:table-cell/>
          <table:table-cell office:value-type="string">
            <text:p>ET209</text:p>
          </table:table-cell>
          <table:table-cell office:value-type="string">
            <text:p>Décrire l'exigence identifiée</text:p>
          </table:table-cell>
          <table:table-cell table:style-name="ce150" office:value-type="string">
            <text:p>Mentionner la rubrique du document en référence à laquelle se rapporte l'exigence</text:p>
          </table:table-cell>
          <table:table-cell table:style-name="ce161"/>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45">
          <table:table-cell/>
          <table:table-cell office:value-type="string">
            <text:p>ET210</text:p>
          </table:table-cell>
          <table:table-cell office:value-type="string">
            <text:p>Dans un contexte d'utilisation simultanée par une trentaine de personnes en production, l'application devra répondre aux exigences suivantes en terme de temps de réponse :</text:p>
            <text:p>affichage d'un concept et de son environnement : moins d'une seconde,</text:p>
            <text:p>affichage de la hiérarchie ou la liste alphabétique des concepts d'un thésaurus de 20 000 concepts : moins de 3 secondes,</text:p>
            <text:p>export d'un thésaurus de 20 000 concepts : moins de 10 minutes.</text:p>
            <text:p>édition d'un thésaurus de 20 000 concepts : moins de 10 minutes.</text:p>
            <text:p>import d'un thésaurus de 20 000 concepts : moins de 10 minutes.</text:p>
          </table:table-cell>
          <table:table-cell table:style-name="ce149" office:value-type="string">
            <text:p>CCTP paragraphe 4.7</text:p>
          </table:table-cell>
          <table:table-cell table:style-name="ce161"/>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17">
          <table:table-cell/>
          <table:table-cell office:value-type="string">
            <text:p>ET211</text:p>
          </table:table-cell>
          <table:table-cell office:value-type="string">
            <text:p>L'application gère les accès concurrents afin de permettre l'usage de celle-ci par plusieurs utilisateurs simultanément.</text:p>
          </table:table-cell>
          <table:table-cell table:style-name="ce151" office:value-type="string">
            <text:p>Clauses_Techniques_communes-1.3 paragraphe <text:span text:style-name="T15">5.5.5</text:span></text:p>
          </table:table-cell>
          <table:table-cell office:value-type="string">
            <text:p>++</text:p>
          </table:table-cell>
          <table:table-cell table:number-columns-repeated="1015"/>
        </table:table-row>
        <table:table-row table:style-name="ro89">
          <table:table-cell/>
          <table:table-cell office:value-type="string">
            <text:p>ET212</text:p>
          </table:table-cell>
          <table:table-cell office:value-type="string">
            <text:p><text:span text:style-name="T21">Les conventions de codage et de structuration devront être contrôlées par des outils tels que</text:span></text:p>
            <text:p><text:span text:style-name="T21">CheckStyle ou PMD</text:span></text:p>
          </table:table-cell>
          <table:table-cell table:style-name="ce152" office:value-type="string">
            <text:p>MCC_Normes_java-2.2.2 paragraphe <text:span text:style-name="T41">3.1.3.2</text:span></text:p>
          </table:table-cell>
          <table:table-cell office:value-type="string">
            <text:p>++</text:p>
          </table:table-cell>
          <table:table-cell table:number-columns-repeated="1015"/>
        </table:table-row>
        <table:table-row table:style-name="ro90">
          <table:table-cell/>
          <table:table-cell office:value-type="string">
            <text:p>ET213</text:p>
          </table:table-cell>
          <table:table-cell office:value-type="string">
            <text:p><text:span text:style-name="T14">specifier quels sont les pré-requis de l’application en terme</text:span></text:p>
            <text:p><text:span text:style-name="T14">de CPU, mémoire vive, espace disque, bande passante</text:span></text:p>
          </table:table-cell>
          <table:table-cell table:style-name="ce151" office:value-type="string">
            <text:p>Clauses_Techniques_communes-1.3 paragraphe <text:span text:style-name="T15">5.5.1.1</text:span></text:p>
          </table:table-cell>
          <table:table-cell office:value-type="string">
            <text:p>++</text:p>
          </table:table-cell>
          <table:table-cell table:number-columns-repeated="1015"/>
        </table:table-row>
        <table:table-row table:style-name="ro15">
          <table:table-cell/>
          <table:table-cell office:value-type="string">
            <text:p>ET214</text:p>
          </table:table-cell>
          <table:table-cell office:value-type="string">
            <text:p>Hibernate</text:p>
          </table:table-cell>
          <table:table-cell table:style-name="ce152" office:value-type="string">
            <text:p>MCC_Normes_java-2.2.2 paragraphe <text:span text:style-name="T41">3.2.3.1</text:span></text:p>
          </table:table-cell>
          <table:table-cell office:value-type="string">
            <text:p>++</text:p>
          </table:table-cell>
          <table:table-cell table:number-columns-repeated="1015"/>
        </table:table-row>
        <table:table-row table:style-name="ro17">
          <table:table-cell/>
          <table:table-cell office:value-type="string">
            <text:p>ET215</text:p>
          </table:table-cell>
          <table:table-cell office:value-type="string">
            <text:p>La représentation numérique de la date et de l'heure utilise la notation de la norme internationale ISO 8601.</text:p>
          </table:table-cell>
          <table:table-cell table:style-name="ce153" office:value-type="string">
            <text:p>CDC 7.1.1 ; 7.2.1</text:p>
          </table:table-cell>
          <table:table-cell office:value-type="string">
            <text:p>+++</text:p>
          </table:table-cell>
          <table:table-cell table:number-columns-repeated="1015"/>
        </table:table-row>
        <table:table-row table:style-name="ro17">
          <table:table-cell/>
          <table:table-cell office:value-type="string">
            <text:p>ET216</text:p>
          </table:table-cell>
          <table:table-cell office:value-type="string">
            <text:p>L'enrichissement du texte dans les Notes est géré au moyen de feuilles de style (CSS).</text:p>
          </table:table-cell>
          <table:table-cell table:style-name="ce153" office:value-type="string">
            <text:p>CDC 7.2.1</text:p>
          </table:table-cell>
          <table:table-cell table:style-name="ce164" office:value-type="string">
            <text:p>+</text:p>
          </table:table-cell>
          <table:table-cell table:number-columns-repeated="1015"/>
        </table:table-row>
        <table:table-row table:style-name="ro17">
          <table:table-cell/>
          <table:table-cell office:value-type="string">
            <text:p>ET217</text:p>
          </table:table-cell>
          <table:table-cell office:value-type="string">
            <text:p>L'application doit être utilisable derrière un frontal tel qu'un reverse-proxy ou proxy-cache.</text:p>
          </table:table-cell>
          <table:table-cell table:style-name="ce151" office:value-type="string">
            <text:p>Clauses_Techniques_communes-1.3 paragraphe <text:span text:style-name="T15">5.5.4</text:span></text:p>
          </table:table-cell>
          <table:table-cell office:value-type="string">
            <text:p>++</text:p>
          </table:table-cell>
          <table:table-cell table:number-columns-repeated="1015"/>
        </table:table-row>
        <table:table-row table:style-name="ro17">
          <table:table-cell/>
          <table:table-cell office:value-type="string">
            <text:p>ET218</text:p>
          </table:table-cell>
          <table:table-cell office:value-type="string">
            <text:p>Le Système est capable de gérer tous les caractères ISO/CEI 10646 (UNICODE) dans n'importe quelle Entité.</text:p>
          </table:table-cell>
          <table:table-cell table:style-name="ce153" office:value-type="string">
            <text:p>CDC 7.1.1 ; 7.2.1 ; 7.4.1</text:p>
          </table:table-cell>
          <table:table-cell office:value-type="string">
            <text:p>+++</text:p>
          </table:table-cell>
          <table:table-cell table:number-columns-repeated="1015"/>
        </table:table-row>
        <table:table-row table:style-name="ro17">
          <table:table-cell/>
          <table:table-cell office:value-type="string">
            <text:p>ET219</text:p>
          </table:table-cell>
          <table:table-cell office:value-type="string">
            <text:p>utiliser la norme ISO 10646 et la recommandation UNICODE ( UTF-8 )</text:p>
          </table:table-cell>
          <table:table-cell table:style-name="ce153" office:value-type="string">
            <text:p>Clauses_Techniques_communes-1.3 paragraphe <text:span text:style-name="T42">5.4.3.1</text:span></text:p>
          </table:table-cell>
          <table:table-cell office:value-type="string">
            <text:p>+++</text:p>
          </table:table-cell>
          <table:table-cell table:number-columns-repeated="1015"/>
        </table:table-row>
        <table:table-row table:style-name="ro15">
          <table:table-cell/>
          <table:table-cell office:value-type="string">
            <text:p>ET220</text:p>
          </table:table-cell>
          <table:table-cell office:value-type="string">
            <text:p>Code ISO 639</text:p>
          </table:table-cell>
          <table:table-cell table:style-name="ce153" office:value-type="string">
            <text:p>CDC 7.1.1</text:p>
          </table:table-cell>
          <table:table-cell table:style-name="ce164" office:value-type="string">
            <text:p>++</text:p>
          </table:table-cell>
          <table:table-cell table:number-columns-repeated="1015"/>
        </table:table-row>
        <table:table-row table:style-name="ro90">
          <table:table-cell/>
          <table:table-cell office:value-type="string">
            <text:p>ET221</text:p>
          </table:table-cell>
          <table:table-cell office:value-type="string">
            <text:p><text:span text:style-name="T14">JDK 6 – version de SUN</text:span></text:p>
            <text:p><text:span text:style-name="T14">Tomcat 6.0.x – dernière mise à jour de la version 6</text:span></text:p>
          </table:table-cell>
          <table:table-cell table:style-name="ce152" office:value-type="string">
            <text:p>Clauses_Techniques_communes-1.3 paragraphe <text:span text:style-name="T15">5.9.3.2</text:span></text:p>
          </table:table-cell>
          <table:table-cell office:value-type="string">
            <text:p>++</text:p>
          </table:table-cell>
          <table:table-cell table:number-columns-repeated="1015"/>
        </table:table-row>
        <table:table-row table:style-name="ro18">
          <table:table-cell/>
          <table:table-cell office:value-type="string">
            <text:p>ET222</text:p>
          </table:table-cell>
          <table:table-cell office:value-type="string">
            <text:p>L'application doit être capable de monter en charge de telle sorte que ses performances puissent être améliorées en ajoutant de nouvelles machines ("scalabilité horizontale").</text:p>
          </table:table-cell>
          <table:table-cell table:style-name="ce151" office:value-type="string">
            <text:p>Clauses_Techniques_communes-1.3 paragraphe <text:span text:style-name="T15">5.5.8</text:span></text:p>
            <text:p><text:span text:style-name="T15"/></text:p>
          </table:table-cell>
          <table:table-cell office:value-type="string">
            <text:p>++</text:p>
          </table:table-cell>
          <table:table-cell table:number-columns-repeated="1015"/>
        </table:table-row>
        <table:table-row table:style-name="ro90">
          <table:table-cell/>
          <table:table-cell office:value-type="string">
            <text:p>ET223</text:p>
          </table:table-cell>
          <table:table-cell office:value-type="string">
            <text:p>PHP 5.1.6 ou 5.3 – version packagée par CentOS</text:p>
          </table:table-cell>
          <table:table-cell table:style-name="ce151" office:value-type="string">
            <text:p>Clauses_Techniques_communes-1.3 paragraphe <text:span text:style-name="T15">5.9.3.1</text:span></text:p>
            <text:p><text:span text:style-name="T15"/></text:p>
          </table:table-cell>
          <table:table-cell office:value-type="string">
            <text:p>++</text:p>
          </table:table-cell>
          <table:table-cell table:number-columns-repeated="1015"/>
        </table:table-row>
        <table:table-row table:style-name="ro91">
          <table:table-cell/>
          <table:table-cell office:value-type="string">
            <text:p>ET224</text:p>
          </table:table-cell>
          <table:table-cell office:value-type="string">
            <text:p><text:span text:style-name="T25">L'application utilisera des protocoles routables au dessus de TCP avec des ports prédéfinis fixes.</text:span></text:p>
            <text:p><text:span text:style-name="T25">Pour les ports supérieurs à 1024, ils seront choisis dans la plage 8000 à 8999.</text:span></text:p>
          </table:table-cell>
          <table:table-cell table:style-name="ce151" office:value-type="string">
            <text:p>MCC_InfraReseau-1.0 paragraphe 3.1</text:p>
          </table:table-cell>
          <table:table-cell office:value-type="string">
            <text:p>++</text:p>
          </table:table-cell>
          <table:table-cell table:number-columns-repeated="1015"/>
        </table:table-row>
        <table:table-row table:style-name="ro89">
          <table:table-cell/>
          <table:table-cell office:value-type="string">
            <text:p>ET225</text:p>
          </table:table-cell>
          <table:table-cell office:value-type="string">
            <text:p><text:span text:style-name="T21">L'accès à l'application en mode Intranet devra être transparent à l'utilisation de serveurs mandataires</text:span></text:p>
            <text:p><text:span text:style-name="T21">« proxies »</text:span></text:p>
          </table:table-cell>
          <table:table-cell table:style-name="ce151" office:value-type="string">
            <text:p>MCC_InfraReseau-1.0 paragraphe 3.2</text:p>
          </table:table-cell>
          <table:table-cell office:value-type="string">
            <text:p>++</text:p>
          </table:table-cell>
          <table:table-cell table:number-columns-repeated="1015"/>
        </table:table-row>
        <table:table-row table:style-name="ro17">
          <table:table-cell/>
          <table:table-cell office:value-type="string">
            <text:p>ET226</text:p>
          </table:table-cell>
          <table:table-cell office:value-type="string">
            <text:p>Pour l'utilisation de listes de diffusion, l'application s'appuie sur le produit SYMPA</text:p>
          </table:table-cell>
          <table:table-cell table:style-name="ce151" office:value-type="string">
            <text:p>MCC_InfraReseau-1.0 paragraphe 3.3</text:p>
          </table:table-cell>
          <table:table-cell office:value-type="string">
            <text:p>++</text:p>
          </table:table-cell>
          <table:table-cell table:number-columns-repeated="1015"/>
        </table:table-row>
        <table:table-row table:style-name="ro82">
          <table:table-cell/>
          <table:table-cell office:value-type="string">
            <text:p>ET227</text:p>
          </table:table-cell>
          <table:table-cell office:value-type="string">
            <text:p><text:span text:style-name="T21">Aucune adresse de messagerie électronique ne sera publiée.</text:span></text:p>
            <text:p><text:span text:style-name="T21">Pour l'envoi direct de messages l'application doit embarquer une fonctionnalité de MTA. Les envois ne peuvent se faire que par des mécanismes qui ne diffuse pas l'adresse utilisée (ex Formulaires).</text:span></text:p>
          </table:table-cell>
          <table:table-cell table:style-name="ce151" office:value-type="string">
            <text:p>MCC_InfraReseau-1.0 paragraphe 3.4</text:p>
          </table:table-cell>
          <table:table-cell office:value-type="string">
            <text:p>++</text:p>
          </table:table-cell>
          <table:table-cell table:number-columns-repeated="1015"/>
        </table:table-row>
        <table:table-row table:style-name="ro92">
          <table:table-cell/>
          <table:table-cell office:value-type="string">
            <text:p>ET228</text:p>
          </table:table-cell>
          <table:table-cell office:value-type="string">
            <text:p><text:span text:style-name="T14">Les données se trouveront sur un serveur de base de données mutualisé. Te</text:span><text:span text:style-name="T21">chnologies de SGBD à utiliser :</text:span></text:p>
            <text:p><text:span text:style-name="T26">● </text:span><text:span text:style-name="T14">MySQL 5.0.77 – version packagée par CentOS (CMS, Outils collaboratif) </text:span><text:span text:style-name="T21">.</text:span></text:p>
            <text:p><text:span text:style-name="T26">● </text:span><text:span text:style-name="T14">PostgreSQL 8.4 à 9.1– version packagée par CentOS (applications métiers),</text:span></text:p>
          </table:table-cell>
          <table:table-cell table:style-name="ce151" office:value-type="string">
            <text:p>Clauses_Techniques_communes-1.3 paragraphe <text:span text:style-name="T15">5.5.6</text:span></text:p>
            <text:p><text:span text:style-name="T15">Clauses_Techniques_communes-1.3 paragraphe 5.9.2.1</text:span></text:p>
          </table:table-cell>
          <table:table-cell office:value-type="string">
            <text:p>++</text:p>
          </table:table-cell>
          <table:table-cell table:number-columns-repeated="1015"/>
        </table:table-row>
        <table:table-row table:style-name="ro18">
          <table:table-cell/>
          <table:table-cell office:value-type="string">
            <text:p>ET229</text:p>
          </table:table-cell>
          <table:table-cell office:value-type="string">
            <text:p>Les mêmes conventions de tri sont appliquées partout. Elles respectent les règles du classement alphabétique en langue française. Elles s'appuient sur la norme ISO/IEC 14651:2011.</text:p>
          </table:table-cell>
          <table:table-cell table:style-name="ce153" office:value-type="string">
            <text:p>CDC 7.2.1</text:p>
          </table:table-cell>
          <table:table-cell office:value-type="string">
            <text:p>+++</text:p>
          </table:table-cell>
          <table:table-cell table:number-columns-repeated="1015"/>
        </table:table-row>
        <table:table-row table:style-name="ro17">
          <table:table-cell/>
          <table:table-cell office:value-type="string">
            <text:p>ET230</text:p>
          </table:table-cell>
          <table:table-cell office:value-type="string">
            <text:p>L'accès aux données par les personnes et par les machines, se fait avec les standards RDF et SPARQL.</text:p>
          </table:table-cell>
          <table:table-cell table:style-name="ce153" office:value-type="string">
            <text:p>CDC 7.2.1 ; 7.4.1</text:p>
          </table:table-cell>
          <table:table-cell office:value-type="string">
            <text:p>+++</text:p>
          </table:table-cell>
          <table:table-cell table:number-columns-repeated="1015"/>
        </table:table-row>
        <table:table-row table:style-name="ro17">
          <table:table-cell/>
          <table:table-cell office:value-type="string">
            <text:p>ET231</text:p>
          </table:table-cell>
          <table:table-cell office:value-type="string">
            <text:p>Les URI HTTP devront être utilisées pour accéder aux ressources.</text:p>
          </table:table-cell>
          <table:table-cell table:style-name="ce153" office:value-type="string">
            <text:p>CDC 7.2.1 ; 7.4.1</text:p>
          </table:table-cell>
          <table:table-cell office:value-type="string">
            <text:p>+++</text:p>
          </table:table-cell>
          <table:table-cell table:number-columns-repeated="1015"/>
        </table:table-row>
        <table:table-row table:style-name="ro59">
          <table:table-cell/>
          <table:table-cell table:style-name="ce140"/>
          <table:table-cell table:style-name="ce144" table:number-columns-repeated="2"/>
          <table:table-cell table:style-name="ce162"/>
          <table:table-cell table:number-columns-repeated="1015"/>
        </table:table-row>
        <table:table-row table:style-name="ro17">
          <table:table-cell/>
          <table:table-cell office:value-type="string">
            <text:p>ET232</text:p>
          </table:table-cell>
          <table:table-cell office:value-type="string">
            <text:p>Les mécanismes d'authentification s'appuient sur le protocole LDAP V3.</text:p>
          </table:table-cell>
          <table:table-cell table:style-name="ce154" office:value-type="string">
            <text:p>Clauses_Techniques_communes-1.3 4.1 paragraphe 5.7.1</text:p>
          </table:table-cell>
          <table:table-cell office:value-type="string">
            <text:p>++</text:p>
          </table:table-cell>
          <table:table-cell table:number-columns-repeated="1015"/>
        </table:table-row>
        <table:table-row table:style-name="ro37">
          <table:table-cell/>
          <table:table-cell office:value-type="string">
            <text:p>ET233</text:p>
          </table:table-cell>
          <table:table-cell office:value-type="string">
            <text:p>Les export des Fiches descriptives de vocabulaires dans de multiples formats, seront conformes aux formats standards, en permettant d'exporter un ou plusieurs enregistrements soit au format CSV, soit au format XML.</text:p>
          </table:table-cell>
          <table:table-cell table:style-name="ce153" office:value-type="string">
            <text:p>CDC 6.5 ; 7.1.1</text:p>
          </table:table-cell>
          <table:table-cell office:value-type="string">
            <text:p>+++</text:p>
          </table:table-cell>
          <table:table-cell table:number-columns-repeated="1015"/>
        </table:table-row>
        <table:table-row table:style-name="ro17">
          <table:table-cell/>
          <table:table-cell office:value-type="string">
            <text:p>ET234</text:p>
          </table:table-cell>
          <table:table-cell office:value-type="string">
            <text:p>Les exports sont conformes aux formats XML, HTML, CSV et PDF/A.</text:p>
          </table:table-cell>
          <table:table-cell table:style-name="ce153" office:value-type="string">
            <text:p>CDC 7.2.1</text:p>
          </table:table-cell>
          <table:table-cell office:value-type="string">
            <text:p>+++</text:p>
          </table:table-cell>
          <table:table-cell table:number-columns-repeated="1015"/>
        </table:table-row>
        <table:table-row table:style-name="ro18">
          <table:table-cell/>
          <table:table-cell office:value-type="string">
            <text:p>ET235</text:p>
          </table:table-cell>
          <table:table-cell office:value-type="string">
            <text:p>Le Système permet l'import de données dans des formats et modèles de représentation standards (CSV, XML, SKOS). Ils seront conformes aux formats standards</text:p>
          </table:table-cell>
          <table:table-cell table:style-name="ce153" office:value-type="string">
            <text:p>CDC 7.2.1</text:p>
          </table:table-cell>
          <table:table-cell office:value-type="string">
            <text:p>+++</text:p>
          </table:table-cell>
          <table:table-cell table:number-columns-repeated="1015"/>
        </table:table-row>
        <table:table-row table:style-name="ro93">
          <table:table-cell/>
          <table:table-cell office:value-type="string">
            <text:p>ET236</text:p>
          </table:table-cell>
          <table:table-cell office:value-type="string">
            <text:p>La solution proposée respecte les contraintes d'interopérabilité définies dans le Référentiel général d'interopérabilité. </text:p>
            <text:p><text:span text:style-name="T17">L'applicatif devra être en conformité avec le </text:span><text:span text:style-name="T16">Référentiel Général d'Interopérabilité </text:span><text:span text:style-name="T17">(</text:span><text:span text:style-name="T16">RGI</text:span><text:span text:style-name="T17">).</text:span></text:p>
          </table:table-cell>
          <table:table-cell table:style-name="ce153" office:value-type="string">
            <text:p>CDC <text:span text:style-name="T43">6.5 Contraintes techniques</text:span></text:p>
            <text:p/>
            <text:p><text:span text:style-name="T44">Clauses_Techniques_communes-1.3 4.1</text:span></text:p>
          </table:table-cell>
          <table:table-cell office:value-type="string">
            <text:p>++</text:p>
          </table:table-cell>
          <table:table-cell table:number-columns-repeated="1015"/>
        </table:table-row>
        <table:table-row table:style-name="ro59">
          <table:table-cell/>
          <table:table-cell table:style-name="ce140"/>
          <table:table-cell table:style-name="ce144" table:number-columns-repeated="2"/>
          <table:table-cell table:style-name="ce162"/>
          <table:table-cell table:number-columns-repeated="1015"/>
        </table:table-row>
        <table:table-row table:style-name="ro18">
          <table:table-cell/>
          <table:table-cell office:value-type="string">
            <text:p>ET237</text:p>
          </table:table-cell>
          <table:table-cell office:value-type="string">
            <text:p>Les services de mise à disposition des Vocabulaires sont disponibles 24 h / 24 365 jours par an. L'interruption de service (opérations de maintenance …) ne devra pas excéder 24 heures.</text:p>
          </table:table-cell>
          <table:table-cell table:style-name="ce155" office:value-type="string">
            <text:p>CDC 6.4</text:p>
          </table:table-cell>
          <table:table-cell office:value-type="string">
            <text:p>+++</text:p>
          </table:table-cell>
          <table:table-cell table:number-columns-repeated="1015"/>
        </table:table-row>
        <table:table-row table:style-name="ro43">
          <table:table-cell/>
          <table:table-cell office:value-type="string">
            <text:p>ET238</text:p>
          </table:table-cell>
          <table:table-cell office:value-type="string">
            <text:p>Le temps de réponse de l'application ne devra pas être supérieur à 10 secondes pour les opérations usuelles. Pour les opérations massives (éditions, exports …), une barre de progression fournira à l'Utilisateur la durée estimée du traitement, qui ne devra pas excéder 60mn. Le temps de réponse sur la plate-forme de diffusion devra être compris entre 0 et 5 secondes.</text:p>
          </table:table-cell>
          <table:table-cell table:style-name="ce155" office:value-type="string">
            <text:p>CDC 6.4</text:p>
          </table:table-cell>
          <table:table-cell office:value-type="string">
            <text:p>+++</text:p>
          </table:table-cell>
          <table:table-cell table:number-columns-repeated="1015"/>
        </table:table-row>
        <table:table-row table:style-name="ro59">
          <table:table-cell/>
          <table:table-cell table:style-name="ce140"/>
          <table:table-cell table:style-name="ce144" table:number-columns-repeated="2"/>
          <table:table-cell table:style-name="ce162"/>
          <table:table-cell table:number-columns-repeated="1015"/>
        </table:table-row>
        <table:table-row table:style-name="ro17">
          <table:table-cell/>
          <table:table-cell office:value-type="string">
            <text:p>ET239</text:p>
          </table:table-cell>
          <table:table-cell office:value-type="string">
            <text:p>Une procédure d'annulation permet toujours de revenir à un état antérieur stable du Système.</text:p>
          </table:table-cell>
          <table:table-cell table:style-name="ce156" office:value-type="string">
            <text:p>CDC 6.3.1</text:p>
          </table:table-cell>
          <table:table-cell office:value-type="string">
            <text:p>+++</text:p>
          </table:table-cell>
          <table:table-cell table:number-columns-repeated="1015"/>
        </table:table-row>
        <table:table-row table:style-name="ro18">
          <table:table-cell/>
          <table:table-cell office:value-type="string">
            <text:p>ET240</text:p>
          </table:table-cell>
          <table:table-cell office:value-type="string">
            <text:p>Les modifications doivent s'effectuer sur une base de données maître dont sont dérivées les versions esclaves utilisées pour la diffusion et l'exploitation.</text:p>
          </table:table-cell>
          <table:table-cell table:style-name="ce156" office:value-type="string">
            <text:p>CDC 6.3.1</text:p>
          </table:table-cell>
          <table:table-cell office:value-type="string">
            <text:p>+++</text:p>
          </table:table-cell>
          <table:table-cell table:number-columns-repeated="1015"/>
        </table:table-row>
        <table:table-row table:style-name="ro18">
          <table:table-cell/>
          <table:table-cell office:value-type="string">
            <text:p>ET241</text:p>
          </table:table-cell>
          <table:table-cell office:value-type="string">
            <text:p>Lorsque plus d'une personne accède simultanément à la base de données maître, le Système prévient les conflits d'accès sur un même enregistrement.</text:p>
          </table:table-cell>
          <table:table-cell table:style-name="ce156" office:value-type="string">
            <text:p>CDC 6.3.1</text:p>
          </table:table-cell>
          <table:table-cell office:value-type="string">
            <text:p>+++</text:p>
          </table:table-cell>
          <table:table-cell table:number-columns-repeated="1015"/>
        </table:table-row>
        <table:table-row table:style-name="ro18">
          <table:table-cell/>
          <table:table-cell office:value-type="string">
            <text:p>ET242</text:p>
          </table:table-cell>
          <table:table-cell office:value-type="string">
            <text:p>Les utilisateurs doivent s'authentifier par un mot de passe pour accéder à l'application. L'accès aux données doit être modulée selon les profils utilisateurs.</text:p>
          </table:table-cell>
          <table:table-cell table:style-name="ce156" office:value-type="string">
            <text:p>CDC 6.3.2</text:p>
          </table:table-cell>
          <table:table-cell office:value-type="string">
            <text:p>+++</text:p>
          </table:table-cell>
          <table:table-cell table:number-columns-repeated="1015"/>
        </table:table-row>
        <table:table-row table:style-name="ro23">
          <table:table-cell/>
          <table:table-cell office:value-type="string">
            <text:p>ET243</text:p>
          </table:table-cell>
          <table:table-cell office:value-type="string">
            <text:p>L’application doit prendre en compte le fait qu'on ne peut pas faire confiance aux données provenant du poste client. De ce fait, seul le type de donnée attendu ne sera autorisé par l'application, ce filtrage étant effectué coté serveur. Aucune donnée d'un internaute ne sera publié sans contrôle</text:p>
          </table:table-cell>
          <table:table-cell table:style-name="ce157" office:value-type="string">
            <text:p>MCC_Normes_securite-1.4 paragraphe 2.1</text:p>
          </table:table-cell>
          <table:table-cell table:style-name="ce165" office:value-type="string">
            <text:p>+++</text:p>
          </table:table-cell>
          <table:table-cell table:number-columns-repeated="1015"/>
        </table:table-row>
        <table:table-row table:style-name="ro17">
          <table:table-cell/>
          <table:table-cell office:value-type="string">
            <text:p>ET244</text:p>
          </table:table-cell>
          <table:table-cell office:value-type="string">
            <text:p>L'administration de la table des Utilisateurs se fera par un accès à l' annuaire du ministère pour les utilisateurs connus.</text:p>
          </table:table-cell>
          <table:table-cell table:style-name="ce156" office:value-type="string">
            <text:p>CDC 6.3.2 ; 7.1.1</text:p>
          </table:table-cell>
          <table:table-cell office:value-type="string">
            <text:p>+++</text:p>
          </table:table-cell>
          <table:table-cell table:number-columns-repeated="1015"/>
        </table:table-row>
        <table:table-row table:style-name="ro15">
          <table:table-cell/>
          <table:table-cell office:value-type="string">
            <text:p>ET245</text:p>
          </table:table-cell>
          <table:table-cell office:value-type="string">
            <text:p>Les mots de passe ne doivent pas apparaître dans les journaux</text:p>
          </table:table-cell>
          <table:table-cell table:style-name="ce157" office:value-type="string">
            <text:p>MCC_Normes_securite-1.4 paragraphe 2.4</text:p>
          </table:table-cell>
          <table:table-cell office:value-type="string">
            <text:p>+</text:p>
          </table:table-cell>
          <table:table-cell table:number-columns-repeated="1015"/>
        </table:table-row>
        <table:table-row table:style-name="ro94">
          <table:table-cell/>
          <table:table-cell office:value-type="string">
            <text:p>ET246</text:p>
          </table:table-cell>
          <table:table-cell office:value-type="string">
            <text:p><text:span text:style-name="T27">Il doit y avoir 2 niveaux de lecture sur les traces générées par l'applicatif.</text:span></text:p>
            <text:p><text:span text:style-name="T27">1. Un premier niveau interprétable par un administrateur système ne connaissant pas le langage de développement utilisé par l'application.</text:span></text:p>
            <text:p><text:span text:style-name="T27">2. Un deuxième niveau de lecture dédié à l'analyse de l'applicatif par le développeur.</text:span></text:p>
          </table:table-cell>
          <table:table-cell table:style-name="ce157" office:value-type="string">
            <text:p><text:span text:style-name="T45">Clauses_Techniques_communes-1.3 paragraphe </text:span><text:span text:style-name="T15">5.1.8.1</text:span></text:p>
          </table:table-cell>
          <table:table-cell office:value-type="string">
            <text:p>+</text:p>
          </table:table-cell>
          <table:table-cell table:number-columns-repeated="1015"/>
        </table:table-row>
        <table:table-row table:style-name="ro23">
          <table:table-cell/>
          <table:table-cell office:value-type="string">
            <text:p>ET247</text:p>
          </table:table-cell>
          <table:table-cell office:value-type="string">
            <text:p>L'application doit avoir un comportement prévisible avec un poste sur lequel n'est pas activé une fonction potentiellement dangereuse (exemples: exécution d'ActiveX ou d'applettes non signées). Le résultat ne doit pas être un blocage du poste ou de l'application, ni un dump indiscret sur le poste client.</text:p>
          </table:table-cell>
          <table:table-cell table:style-name="ce157" office:value-type="string">
            <text:p>MCC_Normes_securite-1.4 paragraphe 2.8</text:p>
          </table:table-cell>
          <table:table-cell office:value-type="string">
            <text:p>+</text:p>
          </table:table-cell>
          <table:table-cell table:number-columns-repeated="1015"/>
        </table:table-row>
        <table:table-row table:style-name="ro18">
          <table:table-cell/>
          <table:table-cell office:value-type="string">
            <text:p>ET248</text:p>
          </table:table-cell>
          <table:table-cell office:value-type="string">
            <text:p>Aucune information technique dévoilant le fonctionnement interne de l'application, ou son paramétrage, ne doit être affichée sur le poste client.</text:p>
          </table:table-cell>
          <table:table-cell table:style-name="ce158" office:value-type="string">
            <text:p>MCC_Normes_securite-1.4 paragraphe 2.8</text:p>
          </table:table-cell>
          <table:table-cell office:value-type="string">
            <text:p>+</text:p>
          </table:table-cell>
          <table:table-cell table:number-columns-repeated="1015"/>
        </table:table-row>
        <table:table-row table:style-name="ro17">
          <table:table-cell/>
          <table:table-cell office:value-type="string">
            <text:p>ET249</text:p>
          </table:table-cell>
          <table:table-cell office:value-type="string">
            <text:p>Le Système offre des procédures de sauvegarde automatique des données.</text:p>
          </table:table-cell>
          <table:table-cell table:style-name="ce156" office:value-type="string">
            <text:p>CDC 6.3.1</text:p>
          </table:table-cell>
          <table:table-cell office:value-type="string">
            <text:p>+++</text:p>
          </table:table-cell>
          <table:table-cell table:number-columns-repeated="1015"/>
        </table:table-row>
        <table:table-row table:style-name="ro17">
          <table:table-cell/>
          <table:table-cell office:value-type="string">
            <text:p>ET250</text:p>
          </table:table-cell>
          <table:table-cell office:value-type="string">
            <text:p><text:s/>Il est possible d'exporter la base de données dans son format natif à des fins de sauvegarde et de restauration.</text:p>
          </table:table-cell>
          <table:table-cell table:style-name="ce158" office:value-type="string">
            <text:p>CDC 6.3.1</text:p>
          </table:table-cell>
          <table:table-cell table:style-name="ce165" office:value-type="string">
            <text:p>++</text:p>
          </table:table-cell>
          <table:table-cell table:number-columns-repeated="1015"/>
        </table:table-row>
        <table:table-row table:style-name="ro17">
          <table:table-cell/>
          <table:table-cell office:value-type="string">
            <text:p>ET251</text:p>
          </table:table-cell>
          <table:table-cell office:value-type="string">
            <text:p>Un journal contenant l'historique des opérations permet la restauration d'une version antérieure de la base de données.</text:p>
          </table:table-cell>
          <table:table-cell table:style-name="ce158" office:value-type="string">
            <text:p>CDC 6.3.1</text:p>
          </table:table-cell>
          <table:table-cell table:style-name="ce165" office:value-type="string">
            <text:p>++</text:p>
          </table:table-cell>
          <table:table-cell table:number-columns-repeated="1015"/>
        </table:table-row>
        <table:table-row table:style-name="ro37">
          <table:table-cell/>
          <table:table-cell office:value-type="string">
            <text:p>ET252</text:p>
          </table:table-cell>
          <table:table-cell office:value-type="string">
            <text:p>L'accès aux statistiques est restreint aux agents du ministère de la culture en charge du suivi applicatif et aux administrateurs système. L'accès aux connexions système est restreint aux administrateurs système de la SDSI.</text:p>
          </table:table-cell>
          <table:table-cell table:style-name="ce158" office:value-type="string">
            <text:p>MCC_Normes_securite-1.4 paragraphe 2.6</text:p>
          </table:table-cell>
          <table:table-cell office:value-type="string">
            <text:p>+</text:p>
          </table:table-cell>
          <table:table-cell table:number-columns-repeated="1015"/>
        </table:table-row>
        <table:table-row table:style-name="ro17">
          <table:table-cell/>
          <table:table-cell office:value-type="string">
            <text:p>ET253</text:p>
          </table:table-cell>
          <table:table-cell office:value-type="string">
            <text:p>Les données ne sont pas supprimées physiquement, mais logiquement.</text:p>
          </table:table-cell>
          <table:table-cell table:style-name="ce158" office:value-type="string">
            <text:p>CDC 6.3.1</text:p>
          </table:table-cell>
          <table:table-cell table:style-name="ce165" office:value-type="string">
            <text:p>++</text:p>
          </table:table-cell>
          <table:table-cell table:number-columns-repeated="1015"/>
        </table:table-row>
        <table:table-row table:style-name="ro17">
          <table:table-cell/>
          <table:table-cell office:value-type="string">
            <text:p>ET254</text:p>
          </table:table-cell>
          <table:table-cell office:value-type="string">
            <text:p>Le Système permet la synchronisation automatique des bases de production et des bases de diffusion.</text:p>
          </table:table-cell>
          <table:table-cell table:style-name="ce158" office:value-type="string">
            <text:p>CDC 6.3.1</text:p>
          </table:table-cell>
          <table:table-cell table:style-name="ce165" office:value-type="string">
            <text:p>+++</text:p>
          </table:table-cell>
          <table:table-cell table:number-columns-repeated="1015"/>
        </table:table-row>
        <table:table-row table:style-name="ro18">
          <table:table-cell/>
          <table:table-cell office:value-type="string">
            <text:p>ET255</text:p>
          </table:table-cell>
          <table:table-cell office:value-type="string">
            <text:p>Tous les événements sont enregistrés avec la date, l'heure, l'auteur et la nature de l'événement. Les historiques sont sauvegardés et archivés.</text:p>
          </table:table-cell>
          <table:table-cell table:style-name="ce158" office:value-type="string">
            <text:p>CDC 6.3.1 ; 7.1.1 ; 7.2.1 ; 7.3.1</text:p>
          </table:table-cell>
          <table:table-cell table:style-name="ce165" office:value-type="string">
            <text:p>+++</text:p>
          </table:table-cell>
          <table:table-cell table:number-columns-repeated="1015"/>
        </table:table-row>
        <table:table-row table:style-name="ro18">
          <table:table-cell/>
          <table:table-cell office:value-type="string">
            <text:p>ET256</text:p>
          </table:table-cell>
          <table:table-cell office:value-type="string">
            <text:p>Le Système permet à des profils d'Utilisateurs de proposer des modifications qui ne sont effectives que lorsqu'elles ont été validées.</text:p>
          </table:table-cell>
          <table:table-cell table:style-name="ce156" office:value-type="string">
            <text:p>CDC 6.3.2</text:p>
          </table:table-cell>
          <table:table-cell office:value-type="string">
            <text:p>+++</text:p>
          </table:table-cell>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17">
          <table:table-cell/>
          <table:table-cell office:value-type="string">
            <text:p>ET257</text:p>
          </table:table-cell>
          <table:table-cell office:value-type="string">
            <text:p>L'application respecte les règles de bonnes pratiques de codage.</text:p>
          </table:table-cell>
          <table:table-cell office:value-type="string">
            <text:p>Clauses_Techniques_communes-1.3 <text:s/>paragraphe <text:span text:style-name="T15">5.1.6.1</text:span></text:p>
          </table:table-cell>
          <table:table-cell table:style-name="ce165" office:value-type="string">
            <text:p>+</text:p>
          </table:table-cell>
          <table:table-cell table:number-columns-repeated="1015"/>
        </table:table-row>
        <table:table-row table:style-name="ro18">
          <table:table-cell/>
          <table:table-cell office:value-type="string">
            <text:p>ET258</text:p>
          </table:table-cell>
          <table:table-cell office:value-type="string">
            <text:p>Le ministère doit disposer de l'intégralité du code source de l'application, ainsi que de l'intégralité des éléments permettant de générer les binaires.</text:p>
          </table:table-cell>
          <table:table-cell office:value-type="string">
            <text:p>Clauses_Techniques_communes-1.3 <text:s/>paragraphe 5.1.3</text:p>
          </table:table-cell>
          <table:table-cell table:style-name="ce165" office:value-type="string">
            <text:p>+</text:p>
          </table:table-cell>
          <table:table-cell table:number-columns-repeated="1015"/>
        </table:table-row>
        <table:table-row table:style-name="ro95">
          <table:table-cell/>
          <table:table-cell office:value-type="string">
            <text:p>ET259</text:p>
          </table:table-cell>
          <table:table-cell office:value-type="string">
            <text:p>La continuité de la chaîne Mistral, incluant en particulier le maintien des contrôles lexicaux via Ovide, est garantie jusqu'au remplacement de la plate-forme de gestion des données culturelles.</text:p>
            <text:p><text:span text:style-name="T14">La future application de gestion des vocabulaires (palier 1) qui vient en remplacement de l'application</text:span></text:p>
            <text:p><text:span text:style-name="T22">Lexic </text:span><text:span text:style-name="T14">doit s'interfacer avec la suite applicative </text:span><text:span text:style-name="T22">Ovide-Docum-Mistral</text:span><text:span text:style-name="T14">.</text:span></text:p>
          </table:table-cell>
          <table:table-cell table:style-name="ce158" office:value-type="string">
            <text:p>CDC 6.1</text:p>
            <text:p/>
            <text:p/>
            <text:p/>
            <text:p/>
            <text:p>CCTP paragraphe 4.5</text:p>
          </table:table-cell>
          <table:table-cell table:style-name="ce165" office:value-type="string">
            <text:p>+++</text:p>
          </table:table-cell>
          <table:table-cell table:number-columns-repeated="1015"/>
        </table:table-row>
        <table:table-row table:style-name="ro90">
          <table:table-cell/>
          <table:table-cell office:value-type="string">
            <text:p>ET260</text:p>
          </table:table-cell>
          <table:table-cell office:value-type="string">
            <text:p><text:span text:style-name="T21">Les conventions de codage et de structuration devront être contrôlées par des outils tels que CheckStyle et PMD</text:span><text:span text:style-name="T28">.</text:span></text:p>
          </table:table-cell>
          <table:table-cell office:value-type="string">
            <text:p>Clauses_Techniques_communes1.3 <text:s/>paragraphe 5.1.6.2</text:p>
          </table:table-cell>
          <table:table-cell table:style-name="ce165" office:value-type="string">
            <text:p>+</text:p>
          </table:table-cell>
          <table:table-cell table:number-columns-repeated="1015"/>
        </table:table-row>
        <table:table-row table:style-name="ro82">
          <table:table-cell/>
          <table:table-cell office:value-type="string">
            <text:p>ET261</text:p>
          </table:table-cell>
          <table:table-cell office:value-type="string">
            <text:p><text:span text:style-name="T21">XML est le format pour l'échange d'informations entre applications.</text:span></text:p>
            <text:p><text:span text:style-name="T21">Il est obligatoire d'associer un schéma XML à tout document</text:span><text:span text:style-name="T14"> XML produit dans </text:span><text:span text:style-name="T21">le cadre du projet, ne serait-ce qu'à titre de spécification.</text:span></text:p>
          </table:table-cell>
          <table:table-cell office:value-type="string">
            <text:p>Clauses_Techniques_communes-1.3 <text:s/>paragraphe <text:span text:style-name="T15">5.6.3</text:span></text:p>
          </table:table-cell>
          <table:table-cell table:style-name="ce165"/>
          <table:table-cell table:number-columns-repeated="1015"/>
        </table:table-row>
        <table:table-row table:style-name="ro17">
          <table:table-cell/>
          <table:table-cell office:value-type="string">
            <text:p>ET262</text:p>
          </table:table-cell>
          <table:table-cell office:value-type="string">
            <text:p>L'application fournit un moyen standard adapté permettant de lancer la compilation de l'intégralité des binaires.</text:p>
          </table:table-cell>
          <table:table-cell office:value-type="string">
            <text:p>Clauses_Techniques_communes-1.3 <text:s/>paragraphe 5.1.1</text:p>
          </table:table-cell>
          <table:table-cell table:style-name="ce165" office:value-type="string">
            <text:p>+</text:p>
          </table:table-cell>
          <table:table-cell table:number-columns-repeated="1015"/>
        </table:table-row>
        <table:table-row table:style-name="ro18">
          <table:table-cell/>
          <table:table-cell office:value-type="string">
            <text:p>ET263</text:p>
          </table:table-cell>
          <table:table-cell office:value-type="string">
            <text:p>L'application permet de modifier facilement les interface utilisateurs (utilisation de modèles de pages et de feuilles de style indépendants du code source).</text:p>
          </table:table-cell>
          <table:table-cell table:style-name="ce158" office:value-type="string">
            <text:p>CCTP paragraphe 4.4</text:p>
          </table:table-cell>
          <table:table-cell table:style-name="ce165" office:value-type="string">
            <text:p>+</text:p>
          </table:table-cell>
          <table:table-cell table:number-columns-repeated="1015"/>
        </table:table-row>
        <table:table-row table:style-name="ro11">
          <table:table-cell/>
          <table:table-cell office:value-type="string">
            <text:p>ET264</text:p>
          </table:table-cell>
          <table:table-cell office:value-type="string">
            <text:p><text:span text:style-name="T29">L'application doit u</text:span><text:span text:style-name="T30">tiliser la grammaire de langage « XHTML-1.0-Strict » pour</text:span></text:p>
            <text:p><text:span text:style-name="T30">construire l'interfaces d’applications Web</text:span></text:p>
          </table:table-cell>
          <table:table-cell office:value-type="string">
            <text:p>Clauses_Techniques_communes-1.3 <text:s/><text:span text:style-name="T46">5.4.3.3</text:span></text:p>
          </table:table-cell>
          <table:table-cell table:style-name="ce165"/>
          <table:table-cell table:number-columns-repeated="1015"/>
        </table:table-row>
        <table:table-row table:style-name="ro88">
          <table:table-cell/>
          <table:table-cell office:value-type="string">
            <text:p>ET265</text:p>
          </table:table-cell>
          <table:table-cell office:value-type="string">
            <text:p><text:span text:style-name="T29">L'application doit u</text:span><text:span text:style-name="T30">tiliser les feuilles de style CSS niveau 2 pour ajuster la présentation de documents structurés.</text:span></text:p>
          </table:table-cell>
          <table:table-cell office:value-type="string">
            <text:p>Clauses_Techniques_communes-1.3 <text:s/><text:span text:style-name="T46">5.4.3.4</text:span></text:p>
          </table:table-cell>
          <table:table-cell table:style-name="ce165"/>
          <table:table-cell table:number-columns-repeated="1015"/>
        </table:table-row>
        <table:table-row table:style-name="ro96">
          <table:table-cell/>
          <table:table-cell office:value-type="string">
            <text:p>ET266</text:p>
          </table:table-cell>
          <table:table-cell office:value-type="string">
            <text:p><text:span text:style-name="T31">L'application doit u</text:span><text:span text:style-name="T32">tiliser des langages de script conformes à la norme ISO 16262 (langage ECMA script), lorsque leur utilisation est strictement nécessaire pour créer des IHM Web.</text:span></text:p>
            <text:p><text:span text:style-name="T14">Les scripts Javascript sont mis dans des fichiers ou ressources externes.</text:span></text:p>
          </table:table-cell>
          <table:table-cell office:value-type="string">
            <text:p>Clauses_Techniques_communes-1.3 <text:s/><text:span text:style-name="T46">5.4.3.5</text:span></text:p>
          </table:table-cell>
          <table:table-cell table:style-name="ce165"/>
          <table:table-cell table:number-columns-repeated="1015"/>
        </table:table-row>
        <table:table-row table:style-name="ro82">
          <table:table-cell/>
          <table:table-cell office:value-type="string">
            <text:p>ET267</text:p>
          </table:table-cell>
          <table:table-cell office:value-type="string">
            <text:p><text:span text:style-name="T31">L'application est livrée sous deux formes :</text:span></text:p>
            <text:p><text:span text:style-name="T31">1. Un fichier applicatif au format « war ».</text:span></text:p>
            <text:p><text:span text:style-name="T31">2. Une version comprenant les sources de l'application et toutes les ressources nécessaires à la réalisation du fichier « war » et des tests unitaires.</text:span></text:p>
          </table:table-cell>
          <table:table-cell office:value-type="string">
            <text:p>Clauses_Techniques_communes-1.3 <text:s/>paragraphe <text:span text:style-name="T46">5.2.1.1</text:span></text:p>
          </table:table-cell>
          <table:table-cell table:style-name="ce165"/>
          <table:table-cell table:number-columns-repeated="1015"/>
        </table:table-row>
        <table:table-row table:style-name="ro18">
          <table:table-cell/>
          <table:table-cell office:value-type="string">
            <text:p>ET268</text:p>
          </table:table-cell>
          <table:table-cell office:value-type="string">
            <text:p>Possibilité de modifier facilement les éléments variables de l'application dans des fichiers de configuration indépendants du code source.</text:p>
          </table:table-cell>
          <table:table-cell table:style-name="ce158" office:value-type="string">
            <text:p>CCTP paragraphe 4.4</text:p>
          </table:table-cell>
          <table:table-cell table:style-name="ce165" office:value-type="string">
            <text:p>+</text:p>
          </table:table-cell>
          <table:table-cell table:number-columns-repeated="1015"/>
        </table:table-row>
        <table:table-row table:style-name="ro18">
          <table:table-cell/>
          <table:table-cell office:value-type="string">
            <text:p>ET269</text:p>
          </table:table-cell>
          <table:table-cell office:value-type="string">
            <text:p>Tous les paramètres de configuration et d'exploitation d'une application, comme les paramètres de base données, de logs sont définies dans un fichier texte ou XML.</text:p>
          </table:table-cell>
          <table:table-cell office:value-type="string">
            <text:p>Clauses_Techniques_communes-1.3 <text:s/>paragraphe <text:span text:style-name="T46">5.5.2</text:span></text:p>
          </table:table-cell>
          <table:table-cell table:style-name="ce165"/>
          <table:table-cell table:number-columns-repeated="1015"/>
        </table:table-row>
        <table:table-row table:style-name="ro17">
          <table:table-cell/>
          <table:table-cell office:value-type="string">
            <text:p>ET270</text:p>
          </table:table-cell>
          <table:table-cell office:value-type="string">
            <text:p>L'application est installée dans un environnement virtualisé sous VMWare.</text:p>
          </table:table-cell>
          <table:table-cell office:value-type="string">
            <text:p>Clauses_Techniques_communes-1.3 <text:s/>paragraphe <text:span text:style-name="T46">5.5.1</text:span></text:p>
          </table:table-cell>
          <table:table-cell table:style-name="ce165"/>
          <table:table-cell table:number-columns-repeated="1015"/>
        </table:table-row>
        <table:table-row table:style-name="ro17">
          <table:table-cell/>
          <table:table-cell office:value-type="string">
            <text:p>ET271</text:p>
          </table:table-cell>
          <table:table-cell office:value-type="string">
            <text:p>La notation UML doit être utilisée comme langage de modélisation à toutes les phases des opérations du projet.</text:p>
          </table:table-cell>
          <table:table-cell office:value-type="string">
            <text:p>Spec_Modelisation_applicative-1.0.2 paragraphe 3</text:p>
          </table:table-cell>
          <table:table-cell table:style-name="ce165"/>
          <table:table-cell table:number-columns-repeated="1015"/>
        </table:table-row>
        <table:table-row table:style-name="ro82">
          <table:table-cell/>
          <table:table-cell office:value-type="string">
            <text:p>ET272</text:p>
          </table:table-cell>
          <table:table-cell office:value-type="string">
            <text:p><text:span text:style-name="T33">Les diagrammes doivent être imprimables, lisibles sur une feuille A3. Ils doivent être </text:span><text:span text:style-name="T21">annotés.</text:span></text:p>
            <text:p><text:span text:style-name="T33"><text:s/></text:span></text:p>
            <text:p><text:span text:style-name="T21">Il faut accompagner les graphiques d'une description textuelle en français.</text:span></text:p>
          </table:table-cell>
          <table:table-cell office:value-type="string">
            <text:p>Spec_Modelisation_applicative-1.0.2 paragraphe 3.1.2 et 3.1.3</text:p>
          </table:table-cell>
          <table:table-cell table:style-name="ce165"/>
          <table:table-cell table:number-columns-repeated="1015"/>
        </table:table-row>
        <table:table-row table:style-name="ro17">
          <table:table-cell/>
          <table:table-cell office:value-type="string">
            <text:p>ET273</text:p>
          </table:table-cell>
          <table:table-cell office:value-type="string">
            <text:p>Le titulaire utilise des packages pour la structuration de la modélisation des classes.</text:p>
          </table:table-cell>
          <table:table-cell office:value-type="string">
            <text:p>Spec_Modelisation_applicative-1.0.2 paragraphe 3.2</text:p>
          </table:table-cell>
          <table:table-cell table:style-name="ce165"/>
          <table:table-cell table:number-columns-repeated="1015"/>
        </table:table-row>
        <table:table-row table:style-name="ro89">
          <table:table-cell/>
          <table:table-cell office:value-type="string">
            <text:p>ET274</text:p>
          </table:table-cell>
          <table:table-cell office:value-type="string">
            <text:p><text:span text:style-name="T34">Les cas d'utilisation </text:span><text:span text:style-name="T21">doivent avoir un acteur principale unique, ne doivent pas être redondant avec d'autres cas d'utilisation</text:span></text:p>
            <text:p><text:span text:style-name="T21">Un utilisateur doit initialiser au moins un cas d'utilisation </text:span></text:p>
          </table:table-cell>
          <table:table-cell office:value-type="string">
            <text:p>Spec_Modelisation_applicative-1.0.2 paragraphe 3.3</text:p>
          </table:table-cell>
          <table:table-cell table:style-name="ce165"/>
          <table:table-cell table:number-columns-repeated="1015"/>
        </table:table-row>
        <table:table-row table:style-name="ro86">
          <table:table-cell/>
          <table:table-cell office:value-type="string">
            <text:p>ET275</text:p>
          </table:table-cell>
          <table:table-cell office:value-type="string">
            <text:p><text:span text:style-name="T31">Une classe doit avoir un nom au singulier, avoir un ou des identifiants fonctionnels parmi ses attributs </text:span></text:p>
            <text:p><text:span text:style-name="T31">Avoir un libellé parlant, ne doit par être identifié par un verbe.</text:span></text:p>
            <text:p><text:span text:style-name="T31">Une classe n'a pas de sens en dehors du package auquel elle appartient.</text:span></text:p>
            <text:p><text:span text:style-name="T31">Un attribut doit être pertinent pour le problème , avoir un libellé parlant, ne doit jamais être publique.</text:span></text:p>
            <text:p><text:span text:style-name="T31">Une association doit préciser le sens de lecture</text:span></text:p>
            <text:p><text:span text:style-name="T31">Doit être identifiée par un verbe, avoir sa cardinalité en <text:s/>clair,</text:span></text:p>
            <text:p><text:span text:style-name="T31">Un héritage ne doit pas excéder cinq niveaux en conception technique, doit être équilibré.</text:span></text:p>
          </table:table-cell>
          <table:table-cell office:value-type="string">
            <text:p>Spec_Modelisation_applicative-1.0.2 paragraphe 3.4</text:p>
          </table:table-cell>
          <table:table-cell table:style-name="ce165"/>
          <table:table-cell table:number-columns-repeated="1015"/>
        </table:table-row>
        <table:table-row table:style-name="ro91">
          <table:table-cell/>
          <table:table-cell office:value-type="string">
            <text:p>ET276</text:p>
          </table:table-cell>
          <table:table-cell office:value-type="string">
            <text:p><text:span text:style-name="T21">Les sources de l'application doivent pouvoir être récupérées par Eclipse sans difficulté.</text:span></text:p>
            <text:p><text:span text:style-name="T21">Il doit être possible de recompiler l'applicatif Java dans Eclipse par le biais des descripteurs Ant ( build.xml ).</text:span></text:p>
          </table:table-cell>
          <table:table-cell office:value-type="string">
            <text:p>Clauses_Techniques_communes-1.3 <text:s/>paragraphe <text:span text:style-name="T46">5.1.10.2</text:span></text:p>
          </table:table-cell>
          <table:table-cell table:style-name="ce165"/>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18">
          <table:table-cell/>
          <table:table-cell office:value-type="string">
            <text:p>ET277</text:p>
          </table:table-cell>
          <table:table-cell office:value-type="string">
            <text:p>Il doit être possible de modifier facilement les interface utilisateurs (utilisation de modèles de pages et de feuilles de style indépendants du code source).</text:p>
          </table:table-cell>
          <table:table-cell office:value-type="string">
            <text:p><text:span text:style-name="T47">Clauses_Techniques_communes-1.3 <text:s/>paragraphe </text:span><text:span text:style-name="T48">4.4</text:span></text:p>
          </table:table-cell>
          <table:table-cell table:style-name="ce161"/>
          <table:table-cell table:number-columns-repeated="1015"/>
        </table:table-row>
        <table:table-row table:style-name="ro59">
          <table:table-cell/>
          <table:table-cell office:value-type="string">
            <text:p>ET278</text:p>
          </table:table-cell>
          <table:table-cell/>
          <table:table-cell office:value-type="string">
            <text:p><text:span text:style-name="T47">Clauses_Techniques_communes-1.3 <text:s/>paragraphe </text:span><text:span text:style-name="T48">4.4</text:span></text:p>
          </table:table-cell>
          <table:table-cell table:style-name="ce161"/>
          <table:table-cell table:number-columns-repeated="1015"/>
        </table:table-row>
        <table:table-row table:style-name="ro37">
          <table:table-cell/>
          <table:table-cell office:value-type="string">
            <text:p>ET279</text:p>
          </table:table-cell>
          <table:table-cell office:value-type="string">
            <text:p>La solution doit être suffisamment modulaire pour qu'il soit envisageable de faire évoluer certains modules de façon autonome, de séparer physiquement certains services, en les installant dans des instances techniques distinctes.</text:p>
          </table:table-cell>
          <table:table-cell office:value-type="string">
            <text:p><text:span text:style-name="T47">Clauses_Techniques_communes-1.3 <text:s/>paragraphe </text:span><text:span text:style-name="T48">4.3</text:span></text:p>
          </table:table-cell>
          <table:table-cell table:style-name="ce161"/>
          <table:table-cell table:number-columns-repeated="1015"/>
        </table:table-row>
        <table:table-row table:style-name="ro17">
          <table:table-cell/>
          <table:table-cell office:value-type="string">
            <text:p>ET280</text:p>
          </table:table-cell>
          <table:table-cell office:value-type="string">
            <text:p>ll doit être possible d’ajouter facilement des modules d'extension.</text:p>
          </table:table-cell>
          <table:table-cell office:value-type="string">
            <text:p><text:span text:style-name="T47">Clauses_Techniques_communes-1.3 <text:s/>paragraphe </text:span><text:span text:style-name="T48">4.4</text:span></text:p>
          </table:table-cell>
          <table:table-cell table:style-name="ce161"/>
          <table:table-cell table:number-columns-repeated="1015"/>
        </table:table-row>
        <table:table-row table:style-name="ro17">
          <table:table-cell/>
          <table:table-cell office:value-type="string">
            <text:p>ET281</text:p>
          </table:table-cell>
          <table:table-cell office:value-type="string">
            <text:p>Les services d'objet métier doivent être publiés en utilisant un modèle de conception de type Façade.</text:p>
          </table:table-cell>
          <table:table-cell office:value-type="string">
            <text:p><text:span text:style-name="T47">Clauses_Techniques_communes-1.3 <text:s/>paragraphe </text:span><text:span text:style-name="T48">4.3.4.2</text:span></text:p>
          </table:table-cell>
          <table:table-cell table:style-name="ce161"/>
          <table:table-cell table:number-columns-repeated="1015"/>
        </table:table-row>
        <table:table-row table:style-name="ro89">
          <table:table-cell/>
          <table:table-cell office:value-type="string">
            <text:p>ET282</text:p>
          </table:table-cell>
          <table:table-cell office:value-type="string">
            <text:p><text:span text:style-name="T14">Il doit être possible de modifier facilement les éléments variables de l'application dans des fichiers </text:span><text:span text:style-name="T21">de configuration indépendants du code source.</text:span></text:p>
          </table:table-cell>
          <table:table-cell office:value-type="string">
            <text:p><text:span text:style-name="T47">Clauses_Techniques_communes-1.3 <text:s/>paragraphe </text:span><text:span text:style-name="T48">4.4</text:span></text:p>
          </table:table-cell>
          <table:table-cell table:style-name="ce161"/>
          <table:table-cell table:number-columns-repeated="1015"/>
        </table:table-row>
        <table:table-row table:style-name="ro17">
          <table:table-cell/>
          <table:table-cell office:value-type="string">
            <text:p>ET283</text:p>
          </table:table-cell>
          <table:table-cell office:value-type="string">
            <text:p>Il doit être possible de modifier facilement les structures de données,</text:p>
          </table:table-cell>
          <table:table-cell office:value-type="string">
            <text:p><text:span text:style-name="T47">Clauses_Techniques_communes-1.3 <text:s/>paragraphe </text:span><text:span text:style-name="T48">4.4</text:span></text:p>
          </table:table-cell>
          <table:table-cell table:style-name="ce161"/>
          <table:table-cell table:number-columns-repeated="1015"/>
        </table:table-row>
        <table:table-row table:style-name="ro59">
          <table:table-cell/>
          <table:table-cell table:style-name="ce140"/>
          <table:table-cell table:style-name="ce143" table:number-columns-repeated="2"/>
          <table:table-cell table:style-name="ce162"/>
          <table:table-cell table:number-columns-repeated="1015"/>
        </table:table-row>
        <table:table-row table:style-name="ro17">
          <table:table-cell/>
          <table:table-cell office:value-type="string">
            <text:p>ET284</text:p>
          </table:table-cell>
          <table:table-cell office:value-type="string">
            <text:p>Le titulaire doit respecter l'application des recommandations du RGAA.</text:p>
          </table:table-cell>
          <table:table-cell table:style-name="ce158" office:value-type="string">
            <text:p><text:span text:style-name="T47">Clauses_Techniques_communes-1.3 <text:s/>paragraphe </text:span><text:span text:style-name="T46">5.4.4</text:span></text:p>
          </table:table-cell>
          <table:table-cell table:style-name="ce165" office:value-type="string">
            <text:p>++</text:p>
          </table:table-cell>
          <table:table-cell table:number-columns-repeated="1015"/>
        </table:table-row>
        <table:table-row table:style-name="ro97">
          <table:table-cell/>
          <table:table-cell office:value-type="string">
            <text:p>ET285</text:p>
          </table:table-cell>
          <table:table-cell office:value-type="string">
            <text:p><text:span text:style-name="T14">Le titulaire</text:span><text:span text:style-name="T35"> doit faire la preuve de ses compétences sur les quatre principes :</text:span><text:span text:style-name="T29"> </text:span><text:span text:style-name="T36">Perceptible, Utilisable, Compréhensible, Robuste </text:span><text:span text:style-name="T29">qui </text:span><text:span text:style-name="T35">régissent le RGAA.</text:span></text:p>
            <text:p><text:span text:style-name="T35">Il indique les compétences acquises sur ce sujet, les formations suivies, les projets menés, les actions envisagées aux sein de ses équipes pour appréhender le RGAA afin d'être en capacité de le mettre en oeuvre dans un projet développement de site de communication en ligne.</text:span></text:p>
          </table:table-cell>
          <table:table-cell table:style-name="ce158" office:value-type="string">
            <text:p>MCC_Clauses_RGAA_culture_V3 <text:s/>paragraphe <text:span text:style-name="T49">4.1.1</text:span></text:p>
          </table:table-cell>
          <table:table-cell table:style-name="ce165"/>
          <table:table-cell table:number-columns-repeated="1015"/>
        </table:table-row>
        <table:table-row table:style-name="ro90">
          <table:table-cell/>
          <table:table-cell office:value-type="string">
            <text:p>ET286</text:p>
          </table:table-cell>
          <table:table-cell office:value-type="string">
            <text:p><text:span text:style-name="T14">Le titulaire</text:span><text:span text:style-name="T35"> indique les outils utilisés pour réaliser les tests et en fournit le résultat.</text:span></text:p>
          </table:table-cell>
          <table:table-cell table:style-name="ce158" office:value-type="string">
            <text:p>MCC_Clauses_RGAA_culture_V3 <text:s/>paragraphe <text:span text:style-name="T49">4.1.2.1</text:span></text:p>
          </table:table-cell>
          <table:table-cell table:style-name="ce165" office:value-type="string">
            <text:p>++</text:p>
          </table:table-cell>
          <table:table-cell table:number-columns-repeated="1015"/>
        </table:table-row>
        <table:table-row table:style-name="ro82">
          <table:table-cell/>
          <table:table-cell office:value-type="string">
            <text:p>ET287</text:p>
          </table:table-cell>
          <table:table-cell office:value-type="string">
            <text:p><text:span text:style-name="T14">Le titulaire</text:span><text:span text:style-name="T35"> </text:span><text:span text:style-name="T21">fournit les éléments permettant à le maitrise d'ouvrage de constituer l'attestation de conformité conformément aux dispositions prévues par le décret d'application de de la loi de février 2005 sur l »'égalité des chances.</text:span></text:p>
          </table:table-cell>
          <table:table-cell table:style-name="ce158" office:value-type="string">
            <text:p>MCC_Clauses_RGAA_culture_V3 <text:s/>paragraphe <text:span text:style-name="T49">4.2</text:span></text:p>
          </table:table-cell>
          <table:table-cell table:style-name="ce165" office:value-type="string">
            <text:p>++</text:p>
          </table:table-cell>
          <table:table-cell table:number-columns-repeated="1015"/>
        </table:table-row>
        <table:table-row table:style-name="ro18">
          <table:table-cell/>
          <table:table-cell office:value-type="string">
            <text:p>ET288</text:p>
          </table:table-cell>
          <table:table-cell office:value-type="string">
            <text:p>L'interface de consultation publique des ressources terminologiques respecte les préconisations de la Charte ergonomique des sites Internet publics.</text:p>
          </table:table-cell>
          <table:table-cell table:style-name="ce158" office:value-type="string">
            <text:p>CDC 6.9</text:p>
            <text:p><text:span text:style-name="T47">Clauses_Techniques_communes-1.3 <text:s/>paragraphe </text:span><text:span text:style-name="T46">5.4.5</text:span></text:p>
          </table:table-cell>
          <table:table-cell table:style-name="ce165" office:value-type="string">
            <text:p>+++</text:p>
          </table:table-cell>
          <table:table-cell table:number-columns-repeated="1015"/>
        </table:table-row>
        <table:table-row table:style-name="ro59">
          <table:table-cell/>
          <table:table-cell table:style-name="ce140"/>
          <table:table-cell table:style-name="ce145" table:number-columns-repeated="2"/>
          <table:table-cell table:style-name="ce140"/>
          <table:table-cell table:number-columns-repeated="1015"/>
        </table:table-row>
        <table:table-row table:style-name="ro17">
          <table:table-cell/>
          <table:table-cell office:value-type="string">
            <text:p>ET289</text:p>
          </table:table-cell>
          <table:table-cell office:value-type="string">
            <text:p>Le diagramme de classe doit être présent dans la documentation UML.</text:p>
          </table:table-cell>
          <table:table-cell office:value-type="string">
            <text:p>Clauses_Techniques_communes-1.3 <text:s/>paragraphe 5.1.7</text:p>
          </table:table-cell>
          <table:table-cell table:style-name="ce165" office:value-type="string">
            <text:p>+</text:p>
          </table:table-cell>
          <table:table-cell table:number-columns-repeated="1015"/>
        </table:table-row>
        <table:table-row table:style-name="ro97">
          <table:table-cell/>
          <table:table-cell office:value-type="string">
            <text:p>ET290</text:p>
          </table:table-cell>
          <table:table-cell office:value-type="string">
            <text:p><text:span text:style-name="T21">La documentation technique associée à l'application doit être livrée sous deux formes:</text:span></text:p>
            <text:p><text:span text:style-name="T21">1. Respecter les règles d'écriture de la documentation technique Javadoc </text:span><text:span text:style-name="T37">proposées par Sun ( </text:span><text:span text:style-name="T38">http://java.sun.com/j2se/javadoc/writingdoccomments </text:span><text:span text:style-name="T21">)</text:span></text:p>
            <text:p><text:span text:style-name="T21">2. Une documentation UML 2.0 avec format d'échange XMI.</text:span></text:p>
            <text:p><text:span text:style-name="T21">Le diagramme de classe doit être présent dans la documentation UML.</text:span></text:p>
          </table:table-cell>
          <table:table-cell office:value-type="string">
            <text:p>MCC_Normes_java-2.2.2 paragraphe <text:span text:style-name="T50">3.1.3.3</text:span></text:p>
          </table:table-cell>
          <table:table-cell table:style-name="ce165" office:value-type="string">
            <text:p>+</text:p>
          </table:table-cell>
          <table:table-cell table:number-columns-repeated="1015"/>
        </table:table-row>
      </table:table>
      <table:table table:name="Gabarits" table:style-name="ta1" table:print="false">
        <table:table-column table:style-name="co21" table:default-cell-style-name="ce166"/>
        <table:table-column table:style-name="co22" table:default-cell-style-name="ce166"/>
        <table:table-row table:style-name="ro59">
          <table:table-cell table:number-columns-repeated="2"/>
        </table:table-row>
      </table:table>
      <table:database-ranges>
        <table:database-range table:name="__Anonymous_Sheet_DB__0" table:target-range-address="'Backlog US'.D1:'Backlog US'.D1048523" table:display-filter-buttons="true"/>
        <table:database-range table:name="__Anonymous_Sheet_DB__1" table:target-range-address="V1S1.E1:V1S1.E1048576" table:display-filter-buttons="true"/>
        <table:database-range table:name="__Anonymous_Sheet_DB__2" table:target-range-address="V1S2.E1:V1S2.E1048574" table:display-filter-buttons="true"/>
        <table:database-range table:name="__Anonymous_Sheet_DB__3" table:target-range-address="V1S3.E1:V1S3.E1048573" table:display-filter-buttons="true"/>
        <table:database-range table:name="__Anonymous_Sheet_DB__4" table:target-range-address="ExigencesFonctionnelles.B3:ExigencesFonctionnelles.E11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5000" number:language="fr" number:country="FR">
      <number:number number:min-integer-digits="1"/>
    </number:number-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1" number:min-integer-digits="1"/>
    </number:number-style>
    <number:number-style style:name="N137">
      <number:number number:decimal-places="1" number:min-integer-digits="0"/>
    </number:number-style>
    <number:date-style style:name="N138">
      <number:day/>
      <number:text>/</number:text>
      <number:month/>
      <number:text>/</number:text>
      <number:year/>
    </number:date-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number:number-style style:name="N5129P0" style:volatile="true" number:language="fr" number:country="FR">
      <number:text> </number:text>
      <number:number number:decimal-places="0" number:min-integer-digits="1" number:grouping="true"/>
      <number:text>    </number:text>
    </number:number-style>
    <number:number-style style:name="N5129P1" style:volatile="true" number:language="fr" number:country="FR">
      <number:text>-</number:text>
      <number:number number:decimal-places="0" number:min-integer-digits="1" number:grouping="true"/>
      <number:text>    </number:text>
    </number:number-style>
    <number:number-style style:name="N5129P2" style:volatile="true" number:language="fr" number:country="FR">
      <number:text> -    </number:text>
    </number:number-style>
    <number:text-style style:name="N5129" number:language="fr" number:country="F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fr" number:country="FR">
      <number:text> </number:text>
      <number:number number:decimal-places="0" number:min-integer-digits="1" number:grouping="true"/>
      <number:text> € </number:text>
    </number:number-style>
    <number:number-style style:name="N5133P1" style:volatile="true" number:language="fr" number:country="FR">
      <number:text>-</number:text>
      <number:number number:decimal-places="0" number:min-integer-digits="1" number:grouping="true"/>
      <number:text> € </number:text>
    </number:number-style>
    <number:number-style style:name="N5133P2" style:volatile="true" number:language="fr" number:country="FR">
      <number:text> - € </number:text>
    </number:number-style>
    <number:text-style style:name="N5133" number:language="fr" number:country="FR">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fr" number:country="FR">
      <number:text> </number:text>
      <number:number number:decimal-places="2" number:min-integer-digits="1" number:grouping="true"/>
      <number:text>    </number:text>
    </number:number-style>
    <number:number-style style:name="N5137P1" style:volatile="true" number:language="fr" number:country="FR">
      <number:text>-</number:text>
      <number:number number:decimal-places="2" number:min-integer-digits="1" number:grouping="true"/>
      <number:text>    </number:text>
    </number:number-style>
    <number:number-style style:name="N5137P2" style:volatile="true" number:language="fr" number:country="FR">
      <number:text> -</number:text>
      <number:number number:decimal-places="0" number:min-integer-digits="0"/>
      <number:text>    </number:text>
    </number:number-style>
    <number:text-style style:name="N5137" number:language="fr" number:country="FR">
      <number:text-content/>
      <number:text> </number:text>
      <style:map style:condition="value()&gt;0" style:apply-style-name="N5137P0"/>
      <style:map style:condition="value()&lt;0" style:apply-style-name="N5137P1"/>
      <style:map style:condition="value()=0" style:apply-style-name="N5137P2"/>
    </number:text-style>
    <number:number-style style:name="N5141P0" style:volatile="true" number:language="fr" number:country="FR">
      <number:text> </number:text>
      <number:number number:decimal-places="2" number:min-integer-digits="1" number:grouping="true"/>
      <number:text> € </number:text>
    </number:number-style>
    <number:number-style style:name="N5141P1" style:volatile="true" number:language="fr" number:country="FR">
      <number:text>-</number:text>
      <number:number number:decimal-places="2" number:min-integer-digits="1" number:grouping="true"/>
      <number:text> € </number:text>
    </number:number-style>
    <number:number-style style:name="N5141P2" style:volatile="true" number:language="fr" number:country="FR">
      <number:text> -</number:text>
      <number:number number:decimal-places="0" number:min-integer-digits="0"/>
      <number:text> € </number:text>
    </number:number-style>
    <number:text-style style:name="N5141" number:language="fr" number:country="FR">
      <number:text-content/>
      <number:text> </number:text>
      <style:map style:condition="value()&gt;0" style:apply-style-name="N5141P0"/>
      <style:map style:condition="value()&lt;0" style:apply-style-name="N5141P1"/>
      <style:map style:condition="value()=0" style:apply-style-name="N5141P2"/>
    </number:text-style>
    <number:time-style style:name="N5142" number:language="fr" number:country="FR">
      <number:minutes number:style="long"/>
      <number:text>:</number:text>
      <number:seconds number:style="long"/>
    </number:time-style>
    <number:time-style style:name="N5143" number:language="fr" number:country="FR" number:truncate-on-overflow="false">
      <number:hours/>
      <number:text>:</number:text>
      <number:minutes number:style="long"/>
      <number:text>:</number:text>
      <number:seconds number:style="long"/>
    </number:time-style>
    <number:time-style style:name="N5144" number:language="fr" number:country="FR">
      <number:minutes number:style="long"/>
      <number:text>:</number:text>
      <number:seconds number:style="long" number:decimal-places="1"/>
    </number:time-style>
    <number:number-style style:name="N5145" number:language="fr" number:country="FR">
      <number:scientific-number number:decimal-places="1" number:min-integer-digits="3" number:min-exponent-digits="1"/>
    </number:number-style>
    <number:currency-style style:name="N5146" number:language="fr" number:country="FR">
      <number:number number:decimal-places="2" number:min-integer-digits="1" number:grouping="true"/>
      <number:text> </number:text>
      <number:currency-symbol number:language="fr" number:country="FR">€</number:currency-symbol>
    </number:currency-style>
    <number:currency-style style:name="N514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4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47P0"/>
    </number:currency-style>
    <number:number-style style:name="N5148" number:language="fr" number:country="FR" number:transliteration-format="1" number:transliteration-language="fr" number:transliteration-country="FR" number:transliteration-style="short">
      <number:number number:min-integer-digits="1"/>
      <number:text/>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scale-to-X="1" style:scale-to-Y="10" style:writing-mode="lr-tb" style:print="charts drawings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8">28/02/2013</text:date>, <text:time>19:1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1:41:34</meta:creation-date>
    <meta:editing-duration>P5DT21M59S</meta:editing-duration>
    <meta:editing-cycles>106</meta:editing-cycles>
    <meta:generator>LibreOffice/3.4$Win32 LibreOffice_project/340m1$Build-302</meta:generator>
    <meta:initial-creator>Daphné Bellemin</meta:initial-creator>
    <dc:date>2013-02-28T19:11:26.28</dc:date>
    <dc:creator>Katell Briatte</dc:creator>
    <meta:printed-by>Katell Briatte</meta:printed-by>
    <meta:print-date>2013-02-20T13:43:49.95</meta:print-date>
    <meta:document-statistic meta:table-count="7" meta:cell-count="2967" meta:object-count="0"/>
  </office:meta>
</office:document-meta>
</file>